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nn_rnn_long_batch128_shuffle" table:style-name="ta1">
        <table:table-column table:style-name="co1" table:default-cell-style-name="Default"/>
        <table:table-row table:style-name="ro1">
          <table:table-cell office:value-type="string" calcext:value-type="string">
            <text:p>/root/anaconda3/bin/python /root/바탕화면/workspace/tensorflow_tutorials/pv_prediction_gy/trainer_regression_rnn_rnn_long.py</text:p>
          </table:table-cell>
        </table:table-row>
        <table:table-row table:style-name="ro1">
          <table:table-cell office:value-type="string" calcext:value-type="string">
            <text:p>[2016. <text:s text:c="2"/>12. <text:s text:c="2"/>31. <text:s text:c="2"/>23. 1490. <text:s/>606. <text:s/>743. <text:s text:c="2"/>58. <text:s text:c="2"/>42. 1490.]</text:p>
          </table:table-cell>
        </table:table-row>
        <table:table-row table:style-name="ro1">
          <table:table-cell office:value-type="float" office:value="7045" calcext:value-type="float">
            <text:p>70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ensor("concat:0", shape=(?, 256), dtype=float32)</text:p>
          </table:table-cell>
        </table:table-row>
        <table:table-row table:style-name="ro1">
          <table:table-cell office:value-type="string" calcext:value-type="string">
            <text:p>Tensor("evaluation/Squeeze:0", shape=(), dtype=float32)</text:p>
          </table:table-cell>
        </table:table-row>
        <table:table-row table:style-name="ro1">
          <table:table-cell office:value-type="string" calcext:value-type="string">
            <text:p>2018-07-22 02:45:34.015332: I tensorflow/core/platform/cpu_feature_guard.cc:140] Your CPU supports instructions that this TensorFlow binary was not compiled to use: AVX2 FMA</text:p>
          </table:table-cell>
        </table:table-row>
        <table:table-row table:style-name="ro1">
          <table:table-cell office:value-type="string" calcext:value-type="string">
            <text:p>2018-07-22 02:45:34.087233: I tensorflow/stream_executor/cuda/cuda_gpu_executor.cc:898] successful NUMA node read from SysFS had negative value (-1), but there must be at least one NUMA node, so returning NUMA node zero</text:p>
          </table:table-cell>
        </table:table-row>
        <table:table-row table:style-name="ro1">
          <table:table-cell office:value-type="string" calcext:value-type="string">
            <text:p>2018-07-22 02:45:34.087609: I tensorflow/core/common_runtime/gpu/gpu_device.cc:1356] Found device 0 with properties: </text:p>
          </table:table-cell>
        </table:table-row>
        <table:table-row table:style-name="ro1">
          <table:table-cell office:value-type="string" calcext:value-type="string">
            <text:p>name: Quadro P4000 major: 6 minor: 1 memoryClockRate(GHz): 1.48</text:p>
          </table:table-cell>
        </table:table-row>
        <table:table-row table:style-name="ro1">
          <table:table-cell office:value-type="string" calcext:value-type="string">
            <text:p>pciBusID: 0000:01:00.0</text:p>
          </table:table-cell>
        </table:table-row>
        <table:table-row table:style-name="ro1">
          <table:table-cell office:value-type="string" calcext:value-type="string">
            <text:p>totalMemory: 7.93GiB freeMemory: 5.21GiB</text:p>
          </table:table-cell>
        </table:table-row>
        <table:table-row table:style-name="ro1">
          <table:table-cell office:value-type="string" calcext:value-type="string">
            <text:p>2018-07-22 02:45:34.087622: I tensorflow/core/common_runtime/gpu/gpu_device.cc:1435] Adding visible gpu devices: 0</text:p>
          </table:table-cell>
        </table:table-row>
        <table:table-row table:style-name="ro1">
          <table:table-cell office:value-type="string" calcext:value-type="string">
            <text:p>2018-07-22 02:45:34.332746: I tensorflow/core/common_runtime/gpu/gpu_device.cc:923] Device interconnect StreamExecutor with strength 1 edge matrix:</text:p>
          </table:table-cell>
        </table:table-row>
        <table:table-row table:style-name="ro1">
          <table:table-cell office:value-type="string" calcext:value-type="string">
            <text:p>2018-07-22 02:45:34.332772: I tensorflow/core/common_runtime/gpu/gpu_device.cc:929] <text:s text:c="5"/>0 </text:p>
          </table:table-cell>
        </table:table-row>
        <table:table-row table:style-name="ro1">
          <table:table-cell office:value-type="string" calcext:value-type="string">
            <text:p>2018-07-22 02:45:34.332778: I tensorflow/core/common_runtime/gpu/gpu_device.cc:942] 0: <text:s text:c="2"/>N </text:p>
          </table:table-cell>
        </table:table-row>
        <table:table-row table:style-name="ro1">
          <table:table-cell office:value-type="string" calcext:value-type="string">
            <text:p>2018-07-22 02:45:34.332926: I tensorflow/core/common_runtime/gpu/gpu_device.cc:1053] Created TensorFlow device (/job:localhost/replica:0/task:0/device:GPU:0 with 3246 MB memory) -&gt; physical GPU (device: 0, name: Quadro P4000, pci bus id: 0000:01:00.0, compute capability: 6.1)</text:p>
          </table:table-cell>
        </table:table-row>
        <table:table-row table:style-name="ro1">
          <table:table-cell office:value-type="string" calcext:value-type="string">
            <text:p>반복(Epoch): 0 트레이닝 데이터 정확도: nan 손실 함수(loss): 379870.06 tloss: 444.1495 trate 0</text:p>
          </table:table-cell>
        </table:table-row>
        <table:table-row table:style-name="ro1">
          <table:table-cell office:value-type="string" calcext:value-type="string">
            <text:p>/root/anaconda3/lib/python3.6/site-packages/numpy/core/fromnumeric.py:2957: RuntimeWarning: Mean of empty slice.</text:p>
          </table:table-cell>
        </table:table-row>
        <table:table-row table:style-name="ro1">
          <table:table-cell office:value-type="string" calcext:value-type="string">
            <text:p><text:s text:c="2"/>out=out, **kwargs)</text:p>
          </table:table-cell>
        </table:table-row>
        <table:table-row table:style-name="ro1">
          <table:table-cell office:value-type="string" calcext:value-type="string">
            <text:p>/root/anaconda3/lib/python3.6/site-packages/numpy/core/_methods.py:80: RuntimeWarning: invalid value encountered in double_scalars</text:p>
          </table:table-cell>
        </table:table-row>
        <table:table-row table:style-name="ro1">
          <table:table-cell office:value-type="string" calcext:value-type="string">
            <text:p><text:s text:c="2"/>ret = ret.dtype.type(ret / rcount)</text:p>
          </table:table-cell>
        </table:table-row>
        <table:table-row table:style-name="ro1">
          <table:table-cell office:value-type="string" calcext:value-type="string">
            <text:p>테스트 데이터 정확도: 186.77101 손실 함수(loss): 376762.66 tloss: 454.36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 트레이닝 데이터 정확도: nan 손실 함수(loss): 373455.97 tloss: 444.2376 trate 0</text:p>
          </table:table-cell>
        </table:table-row>
        <table:table-row table:style-name="ro1">
          <table:table-cell office:value-type="string" calcext:value-type="string">
            <text:p>테스트 데이터 정확도: 170.04033 손실 함수(loss): 369912.97 tloss: 454.630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 트레이닝 데이터 정확도: nan 손실 함수(loss): 363664.1 tloss: 444.3641 trate 0</text:p>
          </table:table-cell>
        </table:table-row>
        <table:table-row table:style-name="ro1">
          <table:table-cell office:value-type="string" calcext:value-type="string">
            <text:p>테스트 데이터 정확도: 153.4353 손실 함수(loss): 358798.53 tloss: 454.397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 트레이닝 데이터 정확도: nan 손실 함수(loss): 357289.2 tloss: 444.1765 trate 0</text:p>
          </table:table-cell>
        </table:table-row>
        <table:table-row table:style-name="ro1">
          <table:table-cell office:value-type="string" calcext:value-type="string">
            <text:p>테스트 데이터 정확도: 150.26318 손실 함수(loss): 356066.53 tloss: 454.371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 트레이닝 데이터 정확도: nan 손실 함수(loss): 355169.06 tloss: 444.16684 trate 0</text:p>
          </table:table-cell>
        </table:table-row>
        <table:table-row table:style-name="ro1">
          <table:table-cell office:value-type="string" calcext:value-type="string">
            <text:p>테스트 데이터 정확도: 148.26881 손실 함수(loss): 354237.47 tloss: 454.361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 트레이닝 데이터 정확도: nan 손실 함수(loss): 353459.5 tloss: 444.1636 trate 0</text:p>
          </table:table-cell>
        </table:table-row>
        <table:table-row table:style-name="ro1">
          <table:table-cell office:value-type="string" calcext:value-type="string">
            <text:p>테스트 데이터 정확도: 146.57202 손실 함수(loss): 352625.22 tloss: 454.36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 트레이닝 데이터 정확도: nan 손실 함수(loss): 351905.3 tloss: 444.16333 trate 0</text:p>
          </table:table-cell>
        </table:table-row>
        <table:table-row table:style-name="ro1">
          <table:table-cell office:value-type="string" calcext:value-type="string">
            <text:p>테스트 데이터 정확도: 145.09744 손실 함수(loss): 351122.22 tloss: 454.359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 트레이닝 데이터 정확도: nan 손실 함수(loss): 350439.12 tloss: 444.16153 trate 0</text:p>
          </table:table-cell>
        </table:table-row>
        <table:table-row table:style-name="ro1">
          <table:table-cell office:value-type="string" calcext:value-type="string">
            <text:p>테스트 데이터 정확도: 143.76186 손실 함수(loss): 349690.16 tloss: 454.359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 트레이닝 데이터 정확도: nan 손실 함수(loss): 349030.44 tloss: 444.16232 trate 0</text:p>
          </table:table-cell>
        </table:table-row>
        <table:table-row table:style-name="ro1">
          <table:table-cell office:value-type="string" calcext:value-type="string">
            <text:p>테스트 데이터 정확도: 142.4936 손실 함수(loss): 348306.72 tloss: 454.358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 트레이닝 데이터 정확도: nan 손실 함수(loss): 347662.03 tloss: 444.1615 trate 0</text:p>
          </table:table-cell>
        </table:table-row>
        <table:table-row table:style-name="ro1">
          <table:table-cell office:value-type="string" calcext:value-type="string">
            <text:p>테스트 데이터 정확도: 141.33006 손실 함수(loss): 346958.0 tloss: 454.36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 트레이닝 데이터 정확도: nan 손실 함수(loss): 346325.12 tloss: 444.16104 trate 0</text:p>
          </table:table-cell>
        </table:table-row>
        <table:table-row table:style-name="ro1">
          <table:table-cell office:value-type="string" calcext:value-type="string">
            <text:p>테스트 데이터 정확도: 140.25333 손실 함수(loss): 345636.84 tloss: 454.35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 트레이닝 데이터 정확도: nan 손실 함수(loss): 345013.2 tloss: 444.16074 trate 0</text:p>
          </table:table-cell>
        </table:table-row>
        <table:table-row table:style-name="ro1">
          <table:table-cell office:value-type="string" calcext:value-type="string">
            <text:p>테스트 데이터 정확도: 139.21451 손실 함수(loss): 344338.6 tloss: 454.358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 트레이닝 데이터 정확도: nan 손실 함수(loss): 343722.88 tloss: 444.16095 trate 0</text:p>
          </table:table-cell>
        </table:table-row>
        <table:table-row table:style-name="ro1">
          <table:table-cell office:value-type="string" calcext:value-type="string">
            <text:p>테스트 데이터 정확도: 138.22319 손실 함수(loss): 343059.94 tloss: 454.35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 트레이닝 데이터 정확도: nan 손실 함수(loss): 342450.06 tloss: 444.16052 trate 0</text:p>
          </table:table-cell>
        </table:table-row>
        <table:table-row table:style-name="ro1">
          <table:table-cell office:value-type="string" calcext:value-type="string">
            <text:p>테스트 데이터 정확도: 137.26382 손실 함수(loss): 341798.06 tloss: 454.359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 트레이닝 데이터 정확도: nan 손실 함수(loss): 341193.25 tloss: 444.16055 trate 0</text:p>
          </table:table-cell>
        </table:table-row>
        <table:table-row table:style-name="ro1">
          <table:table-cell office:value-type="string" calcext:value-type="string">
            <text:p>테스트 데이터 정확도: 136.33658 손실 함수(loss): 340550.28 tloss: 454.358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 트레이닝 데이터 정확도: nan 손실 함수(loss): 339950.16 tloss: 444.16055 trate 0</text:p>
          </table:table-cell>
        </table:table-row>
        <table:table-row table:style-name="ro1">
          <table:table-cell office:value-type="string" calcext:value-type="string">
            <text:p>테스트 데이터 정확도: 135.43932 손실 함수(loss): 339315.7 tloss: 454.357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 트레이닝 데이터 정확도: nan 손실 함수(loss): 338719.72 tloss: 444.16043 trate 0</text:p>
          </table:table-cell>
        </table:table-row>
        <table:table-row table:style-name="ro1">
          <table:table-cell office:value-type="string" calcext:value-type="string">
            <text:p>테스트 데이터 정확도: 134.55977 손실 함수(loss): 338093.75 tloss: 454.357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 트레이닝 데이터 정확도: nan 손실 함수(loss): 337500.4 tloss: 444.16034 trate 0</text:p>
          </table:table-cell>
        </table:table-row>
        <table:table-row table:style-name="ro1">
          <table:table-cell office:value-type="string" calcext:value-type="string">
            <text:p>테스트 데이터 정확도: 133.70285 손실 함수(loss): 336882.94 tloss: 454.35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 트레이닝 데이터 정확도: nan 손실 함수(loss): 336292.1 tloss: 444.1603 trate 0</text:p>
          </table:table-cell>
        </table:table-row>
        <table:table-row table:style-name="ro1">
          <table:table-cell office:value-type="string" calcext:value-type="string">
            <text:p>테스트 데이터 정확도: 132.8771 손실 함수(loss): 335682.03 tloss: 454.357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 트레이닝 데이터 정확도: nan 손실 함수(loss): 335093.72 tloss: 444.15997 trate 0</text:p>
          </table:table-cell>
        </table:table-row>
        <table:table-row table:style-name="ro1">
          <table:table-cell office:value-type="string" calcext:value-type="string">
            <text:p>테스트 데이터 정확도: 132.06976 손실 함수(loss): 334490.84 tloss: 454.357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 트레이닝 데이터 정확도: nan 손실 함수(loss): 333904.16 tloss: 444.1601 trate 0</text:p>
          </table:table-cell>
        </table:table-row>
        <table:table-row table:style-name="ro1">
          <table:table-cell office:value-type="string" calcext:value-type="string">
            <text:p>테스트 데이터 정확도: 131.276 손실 함수(loss): 333308.28 tloss: 454.3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 트레이닝 데이터 정확도: nan 손실 함수(loss): 332723.6 tloss: 444.15973 trate 0</text:p>
          </table:table-cell>
        </table:table-row>
        <table:table-row table:style-name="ro1">
          <table:table-cell office:value-type="string" calcext:value-type="string">
            <text:p>테스트 데이터 정확도: 130.49196 손실 함수(loss): 332134.2 tloss: 454.357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 트레이닝 데이터 정확도: nan 손실 함수(loss): 331551.34 tloss: 444.15976 trate 0</text:p>
          </table:table-cell>
        </table:table-row>
        <table:table-row table:style-name="ro1">
          <table:table-cell office:value-type="string" calcext:value-type="string">
            <text:p>테스트 데이터 정확도: 129.71945 손실 함수(loss): 330968.47 tloss: 454.357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 트레이닝 데이터 정확도: nan 손실 함수(loss): 330386.75 tloss: 444.16 trate 0</text:p>
          </table:table-cell>
        </table:table-row>
        <table:table-row table:style-name="ro1">
          <table:table-cell office:value-type="string" calcext:value-type="string">
            <text:p>테스트 데이터 정확도: 128.96724 손실 함수(loss): 329809.84 tloss: 454.357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 트레이닝 데이터 정확도: nan 손실 함수(loss): 329229.94 tloss: 444.15997 trate 0</text:p>
          </table:table-cell>
        </table:table-row>
        <table:table-row table:style-name="ro1">
          <table:table-cell office:value-type="string" calcext:value-type="string">
            <text:p>테스트 데이터 정확도: 128.23615 손실 함수(loss): 328659.25 tloss: 454.35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 트레이닝 데이터 정확도: nan 손실 함수(loss): 328079.97 tloss: 444.15997 trate 0</text:p>
          </table:table-cell>
        </table:table-row>
        <table:table-row table:style-name="ro1">
          <table:table-cell office:value-type="string" calcext:value-type="string">
            <text:p>테스트 데이터 정확도: 127.519646 손실 함수(loss): 327515.16 tloss: 454.357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 트레이닝 데이터 정확도: nan 손실 함수(loss): 326937.25 tloss: 444.15988 trate 0</text:p>
          </table:table-cell>
        </table:table-row>
        <table:table-row table:style-name="ro1">
          <table:table-cell office:value-type="string" calcext:value-type="string">
            <text:p>테스트 데이터 정확도: 126.80874 손실 함수(loss): 326378.34 tloss: 454.357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 트레이닝 데이터 정확도: nan 손실 함수(loss): 325801.16 tloss: 444.1597 trate 0</text:p>
          </table:table-cell>
        </table:table-row>
        <table:table-row table:style-name="ro1">
          <table:table-cell office:value-type="string" calcext:value-type="string">
            <text:p>테스트 데이터 정확도: 126.1046 손실 함수(loss): 325247.84 tloss: 454.357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 트레이닝 데이터 정확도: nan 손실 함수(loss): 324671.6 tloss: 444.15976 trate 0</text:p>
          </table:table-cell>
        </table:table-row>
        <table:table-row table:style-name="ro1">
          <table:table-cell office:value-type="string" calcext:value-type="string">
            <text:p>테스트 데이터 정확도: 125.410706 손실 함수(loss): 324123.6 tloss: 454.357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 트레이닝 데이터 정확도: nan 손실 함수(loss): 323548.3 tloss: 444.15967 trate 0</text:p>
          </table:table-cell>
        </table:table-row>
        <table:table-row table:style-name="ro1">
          <table:table-cell office:value-type="string" calcext:value-type="string">
            <text:p>테스트 데이터 정확도: 124.72205 손실 함수(loss): 323006.03 tloss: 454.35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 트레이닝 데이터 정확도: nan 손실 함수(loss): 322431.2 tloss: 444.15958 trate 0</text:p>
          </table:table-cell>
        </table:table-row>
        <table:table-row table:style-name="ro1">
          <table:table-cell office:value-type="string" calcext:value-type="string">
            <text:p>테스트 데이터 정확도: 124.039856 손실 함수(loss): 321894.22 tloss: 454.357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 트레이닝 데이터 정확도: nan 손실 함수(loss): 321320.06 tloss: 444.15964 trate 0</text:p>
          </table:table-cell>
        </table:table-row>
        <table:table-row table:style-name="ro1">
          <table:table-cell office:value-type="string" calcext:value-type="string">
            <text:p>테스트 데이터 정확도: 123.38316 손실 함수(loss): 320788.7 tloss: 454.35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 트레이닝 데이터 정확도: nan 손실 함수(loss): 320214.88 tloss: 444.15964 trate 0</text:p>
          </table:table-cell>
        </table:table-row>
        <table:table-row table:style-name="ro1">
          <table:table-cell office:value-type="string" calcext:value-type="string">
            <text:p>테스트 데이터 정확도: 122.7478 손실 함수(loss): 319688.75 tloss: 454.357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 트레이닝 데이터 정확도: nan 손실 함수(loss): 319115.34 tloss: 444.15952 trate 0</text:p>
          </table:table-cell>
        </table:table-row>
        <table:table-row table:style-name="ro1">
          <table:table-cell office:value-type="string" calcext:value-type="string">
            <text:p>테스트 데이터 정확도: 122.11802 손실 함수(loss): 318594.28 tloss: 454.357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 트레이닝 데이터 정확도: nan 손실 함수(loss): 318021.34 tloss: 444.15952 trate 0</text:p>
          </table:table-cell>
        </table:table-row>
        <table:table-row table:style-name="ro1">
          <table:table-cell office:value-type="string" calcext:value-type="string">
            <text:p>테스트 데이터 정확도: 121.496445 손실 함수(loss): 317505.5 tloss: 454.357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 트레이닝 데이터 정확도: nan 손실 함수(loss): 316932.97 tloss: 444.15952 trate 0</text:p>
          </table:table-cell>
        </table:table-row>
        <table:table-row table:style-name="ro1">
          <table:table-cell office:value-type="string" calcext:value-type="string">
            <text:p>테스트 데이터 정확도: 120.88888 손실 함수(loss): 316422.03 tloss: 454.356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 트레이닝 데이터 정확도: nan 손실 함수(loss): 315849.94 tloss: 444.1595 trate 0</text:p>
          </table:table-cell>
        </table:table-row>
        <table:table-row table:style-name="ro1">
          <table:table-cell office:value-type="string" calcext:value-type="string">
            <text:p>테스트 데이터 정확도: 120.297035 손실 함수(loss): 315344.03 tloss: 454.357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7 트레이닝 데이터 정확도: nan 손실 함수(loss): 314772.16 tloss: 444.15955 trate 0</text:p>
          </table:table-cell>
        </table:table-row>
        <table:table-row table:style-name="ro1">
          <table:table-cell office:value-type="string" calcext:value-type="string">
            <text:p>테스트 데이터 정확도: 119.73755 손실 함수(loss): 314271.3 tloss: 454.357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8 트레이닝 데이터 정확도: nan 손실 함수(loss): 313699.62 tloss: 444.15952 trate 0</text:p>
          </table:table-cell>
        </table:table-row>
        <table:table-row table:style-name="ro1">
          <table:table-cell office:value-type="string" calcext:value-type="string">
            <text:p>테스트 데이터 정확도: 119.19788 손실 함수(loss): 313203.84 tloss: 454.357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9 트레이닝 데이터 정확도: nan 손실 함수(loss): 312632.25 tloss: 444.15942 trate 0</text:p>
          </table:table-cell>
        </table:table-row>
        <table:table-row table:style-name="ro1">
          <table:table-cell office:value-type="string" calcext:value-type="string">
            <text:p>테스트 데이터 정확도: 118.66258 손실 함수(loss): 312141.25 tloss: 454.357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0 트레이닝 데이터 정확도: nan 손실 함수(loss): 311569.94 tloss: 444.1595 trate 0</text:p>
          </table:table-cell>
        </table:table-row>
        <table:table-row table:style-name="ro1">
          <table:table-cell office:value-type="string" calcext:value-type="string">
            <text:p>테스트 데이터 정확도: 118.14835 손실 함수(loss): 311083.9 tloss: 454.357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1 트레이닝 데이터 정확도: nan 손실 함수(loss): 310512.53 tloss: 444.15945 trate 0</text:p>
          </table:table-cell>
        </table:table-row>
        <table:table-row table:style-name="ro1">
          <table:table-cell office:value-type="string" calcext:value-type="string">
            <text:p>테스트 데이터 정확도: 117.63798 손실 함수(loss): 310031.25 tloss: 454.3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2 트레이닝 데이터 정확도: nan 손실 함수(loss): 309460.2 tloss: 444.15955 trate 0</text:p>
          </table:table-cell>
        </table:table-row>
        <table:table-row table:style-name="ro1">
          <table:table-cell office:value-type="string" calcext:value-type="string">
            <text:p>테스트 데이터 정확도: 117.1363 손실 함수(loss): 308983.72 tloss: 454.357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3 트레이닝 데이터 정확도: nan 손실 함수(loss): 308412.53 tloss: 444.15933 trate 0</text:p>
          </table:table-cell>
        </table:table-row>
        <table:table-row table:style-name="ro1">
          <table:table-cell office:value-type="string" calcext:value-type="string">
            <text:p>테스트 데이터 정확도: 116.64413 손실 함수(loss): 307940.94 tloss: 454.357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4 트레이닝 데이터 정확도: nan 손실 함수(loss): 307369.8 tloss: 444.15936 trate 0</text:p>
          </table:table-cell>
        </table:table-row>
        <table:table-row table:style-name="ro1">
          <table:table-cell office:value-type="string" calcext:value-type="string">
            <text:p>테스트 데이터 정확도: 116.16288 손실 함수(loss): 306902.84 tloss: 454.357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5 트레이닝 데이터 정확도: nan 손실 함수(loss): 306331.7 tloss: 444.1593 trate 0</text:p>
          </table:table-cell>
        </table:table-row>
        <table:table-row table:style-name="ro1">
          <table:table-cell office:value-type="string" calcext:value-type="string">
            <text:p>테스트 데이터 정확도: 115.69247 손실 함수(loss): 305869.56 tloss: 454.356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6 트레이닝 데이터 정확도: nan 손실 함수(loss): 305298.4 tloss: 444.1593 trate 0</text:p>
          </table:table-cell>
        </table:table-row>
        <table:table-row table:style-name="ro1">
          <table:table-cell office:value-type="string" calcext:value-type="string">
            <text:p>테스트 데이터 정확도: 115.22734 손실 함수(loss): 304840.94 tloss: 454.356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7 트레이닝 데이터 정확도: nan 손실 함수(loss): 304269.72 tloss: 444.15936 trate 0</text:p>
          </table:table-cell>
        </table:table-row>
        <table:table-row table:style-name="ro1">
          <table:table-cell office:value-type="string" calcext:value-type="string">
            <text:p>테스트 데이터 정확도: 114.76831 손실 함수(loss): 303816.75 tloss: 454.356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8 트레이닝 데이터 정확도: nan 손실 함수(loss): 303245.53 tloss: 444.15924 trate 0</text:p>
          </table:table-cell>
        </table:table-row>
        <table:table-row table:style-name="ro1">
          <table:table-cell office:value-type="string" calcext:value-type="string">
            <text:p>테스트 데이터 정확도: 114.312706 손실 함수(loss): 302797.22 tloss: 454.356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9 트레이닝 데이터 정확도: nan 손실 함수(loss): 302226.03 tloss: 444.15927 trate 0</text:p>
          </table:table-cell>
        </table:table-row>
        <table:table-row table:style-name="ro1">
          <table:table-cell office:value-type="string" calcext:value-type="string">
            <text:p>테스트 데이터 정확도: 113.8631 손실 함수(loss): 301782.3 tloss: 454.357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0 트레이닝 데이터 정확도: nan 손실 함수(loss): 301211.0 tloss: 444.15933 trate 0</text:p>
          </table:table-cell>
        </table:table-row>
        <table:table-row table:style-name="ro1">
          <table:table-cell office:value-type="string" calcext:value-type="string">
            <text:p>테스트 데이터 정확도: 113.41825 손실 함수(loss): 300771.9 tloss: 454.356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1 트레이닝 데이터 정확도: nan 손실 함수(loss): 300200.38 tloss: 444.15942 trate 0</text:p>
          </table:table-cell>
        </table:table-row>
        <table:table-row table:style-name="ro1">
          <table:table-cell office:value-type="string" calcext:value-type="string">
            <text:p>테스트 데이터 정확도: 112.9761 손실 함수(loss): 299765.84 tloss: 454.357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2 트레이닝 데이터 정확도: nan 손실 함수(loss): 299194.22 tloss: 444.15933 trate 0</text:p>
          </table:table-cell>
        </table:table-row>
        <table:table-row table:style-name="ro1">
          <table:table-cell office:value-type="string" calcext:value-type="string">
            <text:p>테스트 데이터 정확도: 112.53588 손실 함수(loss): 298764.28 tloss: 454.357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3 트레이닝 데이터 정확도: nan 손실 함수(loss): 298192.44 tloss: 444.15927 trate 0</text:p>
          </table:table-cell>
        </table:table-row>
        <table:table-row table:style-name="ro1">
          <table:table-cell office:value-type="string" calcext:value-type="string">
            <text:p>테스트 데이터 정확도: 112.10339 손실 함수(loss): 297767.03 tloss: 454.3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4 트레이닝 데이터 정확도: nan 손실 함수(loss): 297195.06 tloss: 444.1595 trate 0</text:p>
          </table:table-cell>
        </table:table-row>
        <table:table-row table:style-name="ro1">
          <table:table-cell office:value-type="string" calcext:value-type="string">
            <text:p>테스트 데이터 정확도: 111.683205 손실 함수(loss): 296774.03 tloss: 454.356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5 트레이닝 데이터 정확도: nan 손실 함수(loss): 296201.9 tloss: 444.15933 trate 0</text:p>
          </table:table-cell>
        </table:table-row>
        <table:table-row table:style-name="ro1">
          <table:table-cell office:value-type="string" calcext:value-type="string">
            <text:p>테스트 데이터 정확도: 111.276245 손실 함수(loss): 295785.4 tloss: 454.357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6 트레이닝 데이터 정확도: nan 손실 함수(loss): 295212.84 tloss: 444.1595 trate 0</text:p>
          </table:table-cell>
        </table:table-row>
        <table:table-row table:style-name="ro1">
          <table:table-cell office:value-type="string" calcext:value-type="string">
            <text:p>테스트 데이터 정확도: 110.87556 손실 함수(loss): 294800.03 tloss: 454.357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7 트레이닝 데이터 정확도: nan 손실 함수(loss): 294207.34 tloss: 444.1593 trate 0</text:p>
          </table:table-cell>
        </table:table-row>
        <table:table-row table:style-name="ro1">
          <table:table-cell office:value-type="string" calcext:value-type="string">
            <text:p>테스트 데이터 정확도: 110.46064 손실 함수(loss): 293778.22 tloss: 454.3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8 트레이닝 데이터 정확도: nan 손실 함수(loss): 293195.28 tloss: 444.1593 trate 0</text:p>
          </table:table-cell>
        </table:table-row>
        <table:table-row table:style-name="ro1">
          <table:table-cell office:value-type="string" calcext:value-type="string">
            <text:p>테스트 데이터 정확도: 110.058716 손실 함수(loss): 292784.44 tloss: 454.357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9 트레이닝 데이터 정확도: nan 손실 함수(loss): 292204.88 tloss: 444.15936 trate 0</text:p>
          </table:table-cell>
        </table:table-row>
        <table:table-row table:style-name="ro1">
          <table:table-cell office:value-type="string" calcext:value-type="string">
            <text:p>테스트 데이터 정확도: 109.65995 손실 함수(loss): 291800.66 tloss: 454.35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0 트레이닝 데이터 정확도: nan 손실 함수(loss): 291222.16 tloss: 444.15936 trate 0</text:p>
          </table:table-cell>
        </table:table-row>
        <table:table-row table:style-name="ro1">
          <table:table-cell office:value-type="string" calcext:value-type="string">
            <text:p>테스트 데이터 정확도: 109.26501 손실 함수(loss): 290823.44 tloss: 454.357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1 트레이닝 데이터 정확도: nan 손실 함수(loss): 290245.4 tloss: 444.15942 trate 0</text:p>
          </table:table-cell>
        </table:table-row>
        <table:table-row table:style-name="ro1">
          <table:table-cell office:value-type="string" calcext:value-type="string">
            <text:p>테스트 데이터 정확도: 108.87267 손실 함수(loss): 289851.72 tloss: 454.357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2 트레이닝 데이터 정확도: nan 손실 함수(loss): 289273.94 tloss: 444.15942 trate 0</text:p>
          </table:table-cell>
        </table:table-row>
        <table:table-row table:style-name="ro1">
          <table:table-cell office:value-type="string" calcext:value-type="string">
            <text:p>테스트 데이터 정확도: 108.48631 손실 함수(loss): 288885.03 tloss: 454.356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3 트레이닝 데이터 정확도: nan 손실 함수(loss): 288307.34 tloss: 444.15945 trate 0</text:p>
          </table:table-cell>
        </table:table-row>
        <table:table-row table:style-name="ro1">
          <table:table-cell office:value-type="string" calcext:value-type="string">
            <text:p>테스트 데이터 정확도: 108.112144 손실 함수(loss): 287923.2 tloss: 454.3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4 트레이닝 데이터 정확도: nan 손실 함수(loss): 287345.4 tloss: 444.1595 trate 0</text:p>
          </table:table-cell>
        </table:table-row>
        <table:table-row table:style-name="ro1">
          <table:table-cell office:value-type="string" calcext:value-type="string">
            <text:p>테스트 데이터 정확도: 107.74938 손실 함수(loss): 286965.84 tloss: 454.356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5 트레이닝 데이터 정확도: nan 손실 함수(loss): 286388.03 tloss: 444.15942 trate 0</text:p>
          </table:table-cell>
        </table:table-row>
        <table:table-row table:style-name="ro1">
          <table:table-cell office:value-type="string" calcext:value-type="string">
            <text:p>테스트 데이터 정확도: 107.38918 손실 함수(loss): 286012.97 tloss: 454.356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6 트레이닝 데이터 정확도: nan 손실 함수(loss): 285430.28 tloss: 444.1595 trate 0</text:p>
          </table:table-cell>
        </table:table-row>
        <table:table-row table:style-name="ro1">
          <table:table-cell office:value-type="string" calcext:value-type="string">
            <text:p>테스트 데이터 정확도: 107.02367 손실 함수(loss): 285048.53 tloss: 454.357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7 트레이닝 데이터 정확도: nan 손실 함수(loss): 284459.94 tloss: 444.15936 trate 0</text:p>
          </table:table-cell>
        </table:table-row>
        <table:table-row table:style-name="ro1">
          <table:table-cell office:value-type="string" calcext:value-type="string">
            <text:p>테스트 데이터 정확도: 106.66251 손실 함수(loss): 284085.9 tloss: 454.357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8 트레이닝 데이터 정확도: nan 손실 함수(loss): 283500.94 tloss: 444.15945 trate 0</text:p>
          </table:table-cell>
        </table:table-row>
        <table:table-row table:style-name="ro1">
          <table:table-cell office:value-type="string" calcext:value-type="string">
            <text:p>테스트 데이터 정확도: 106.31252 손실 함수(loss): 283133.72 tloss: 454.35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9 트레이닝 데이터 정확도: nan 손실 함수(loss): 282549.94 tloss: 444.15936 trate 0</text:p>
          </table:table-cell>
        </table:table-row>
        <table:table-row table:style-name="ro1">
          <table:table-cell office:value-type="string" calcext:value-type="string">
            <text:p>테스트 데이터 정확도: 105.968666 손실 함수(loss): 282188.3 tloss: 454.356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0 트레이닝 데이터 정확도: nan 손실 함수(loss): 281605.06 tloss: 444.15945 trate 0</text:p>
          </table:table-cell>
        </table:table-row>
        <table:table-row table:style-name="ro1">
          <table:table-cell office:value-type="string" calcext:value-type="string">
            <text:p>테스트 데이터 정확도: 105.63478 손실 함수(loss): 281248.6 tloss: 454.357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1 트레이닝 데이터 정확도: nan 손실 함수(loss): 280665.47 tloss: 444.15945 trate 0</text:p>
          </table:table-cell>
        </table:table-row>
        <table:table-row table:style-name="ro1">
          <table:table-cell office:value-type="string" calcext:value-type="string">
            <text:p>테스트 데이터 정확도: 105.30782 손실 함수(loss): 280313.84 tloss: 454.3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2 트레이닝 데이터 정확도: nan 손실 함수(loss): 279730.8 tloss: 444.15945 trate 0</text:p>
          </table:table-cell>
        </table:table-row>
        <table:table-row table:style-name="ro1">
          <table:table-cell office:value-type="string" calcext:value-type="string">
            <text:p>테스트 데이터 정확도: 104.98577 손실 함수(loss): 279383.84 tloss: 454.3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3 트레이닝 데이터 정확도: nan 손실 함수(loss): 278800.8 tloss: 444.15942 trate 0</text:p>
          </table:table-cell>
        </table:table-row>
        <table:table-row table:style-name="ro1">
          <table:table-cell office:value-type="string" calcext:value-type="string">
            <text:p>테스트 데이터 정확도: 104.669945 손실 함수(loss): 278458.4 tloss: 454.356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4 트레이닝 데이터 정확도: nan 손실 함수(loss): 277875.38 tloss: 444.1595 trate 0</text:p>
          </table:table-cell>
        </table:table-row>
        <table:table-row table:style-name="ro1">
          <table:table-cell office:value-type="string" calcext:value-type="string">
            <text:p>테스트 데이터 정확도: 104.35622 손실 함수(loss): 277537.6 tloss: 454.356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5 트레이닝 데이터 정확도: nan 손실 함수(loss): 276954.3 tloss: 444.15945 trate 0</text:p>
          </table:table-cell>
        </table:table-row>
        <table:table-row table:style-name="ro1">
          <table:table-cell office:value-type="string" calcext:value-type="string">
            <text:p>테스트 데이터 정확도: 104.04651 손실 함수(loss): 276621.1 tloss: 454.357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6 트레이닝 데이터 정확도: nan 손실 함수(loss): 276037.62 tloss: 444.15942 trate 0</text:p>
          </table:table-cell>
        </table:table-row>
        <table:table-row table:style-name="ro1">
          <table:table-cell office:value-type="string" calcext:value-type="string">
            <text:p>테스트 데이터 정확도: 103.7395 손실 함수(loss): 275708.78 tloss: 454.357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7 트레이닝 데이터 정확도: nan 손실 함수(loss): 275125.1 tloss: 444.15942 trate 0</text:p>
          </table:table-cell>
        </table:table-row>
        <table:table-row table:style-name="ro1">
          <table:table-cell office:value-type="string" calcext:value-type="string">
            <text:p>테스트 데이터 정확도: 103.43854 손실 함수(loss): 274800.78 tloss: 454.356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8 트레이닝 데이터 정확도: nan 손실 함수(loss): 274216.9 tloss: 444.1595 trate 0</text:p>
          </table:table-cell>
        </table:table-row>
        <table:table-row table:style-name="ro1">
          <table:table-cell office:value-type="string" calcext:value-type="string">
            <text:p>테스트 데이터 정확도: 103.14006 손실 함수(loss): 273896.84 tloss: 454.356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9 트레이닝 데이터 정확도: nan 손실 함수(loss): 273312.75 tloss: 444.15942 trate 0</text:p>
          </table:table-cell>
        </table:table-row>
        <table:table-row table:style-name="ro1">
          <table:table-cell office:value-type="string" calcext:value-type="string">
            <text:p>테스트 데이터 정확도: 102.84406 손실 함수(loss): 272997.2 tloss: 454.356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0 트레이닝 데이터 정확도: nan 손실 함수(loss): 272412.75 tloss: 444.15942 trate 0</text:p>
          </table:table-cell>
        </table:table-row>
        <table:table-row table:style-name="ro1">
          <table:table-cell office:value-type="string" calcext:value-type="string">
            <text:p>테스트 데이터 정확도: 102.550545 손실 함수(loss): 272101.56 tloss: 454.356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1 트레이닝 데이터 정확도: nan 손실 함수(loss): 271516.84 tloss: 444.15942 trate 0</text:p>
          </table:table-cell>
        </table:table-row>
        <table:table-row table:style-name="ro1">
          <table:table-cell office:value-type="string" calcext:value-type="string">
            <text:p>테스트 데이터 정확도: 102.2675 손실 함수(loss): 271209.97 tloss: 454.356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2 트레이닝 데이터 정확도: nan 손실 함수(loss): 270624.97 tloss: 444.15936 trate 0</text:p>
          </table:table-cell>
        </table:table-row>
        <table:table-row table:style-name="ro1">
          <table:table-cell office:value-type="string" calcext:value-type="string">
            <text:p>테스트 데이터 정확도: 101.989746 손실 함수(loss): 270322.44 tloss: 454.35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3 트레이닝 데이터 정확도: nan 손실 함수(loss): 269737.06 tloss: 444.15936 trate 0</text:p>
          </table:table-cell>
        </table:table-row>
        <table:table-row table:style-name="ro1">
          <table:table-cell office:value-type="string" calcext:value-type="string">
            <text:p>테스트 데이터 정확도: 101.7141 손실 함수(loss): 269438.94 tloss: 454.3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4 트레이닝 데이터 정확도: nan 손실 함수(loss): 268853.22 tloss: 444.15936 trate 0</text:p>
          </table:table-cell>
        </table:table-row>
        <table:table-row table:style-name="ro1">
          <table:table-cell office:value-type="string" calcext:value-type="string">
            <text:p>테스트 데이터 정확도: 101.441025 손실 함수(loss): 268559.25 tloss: 454.356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5 트레이닝 데이터 정확도: nan 손실 함수(loss): 267973.28 tloss: 444.15933 trate 0</text:p>
          </table:table-cell>
        </table:table-row>
        <table:table-row table:style-name="ro1">
          <table:table-cell office:value-type="string" calcext:value-type="string">
            <text:p>테스트 데이터 정확도: 101.17199 손실 함수(loss): 267683.66 tloss: 454.35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6 트레이닝 데이터 정확도: nan 손실 함수(loss): 267097.3 tloss: 444.1593 trate 0</text:p>
          </table:table-cell>
        </table:table-row>
        <table:table-row table:style-name="ro1">
          <table:table-cell office:value-type="string" calcext:value-type="string">
            <text:p>테스트 데이터 정확도: 100.905106 손실 함수(loss): 266811.94 tloss: 454.356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7 트레이닝 데이터 정확도: nan 손실 함수(loss): 266225.28 tloss: 444.1593 trate 0</text:p>
          </table:table-cell>
        </table:table-row>
        <table:table-row table:style-name="ro1">
          <table:table-cell office:value-type="string" calcext:value-type="string">
            <text:p>테스트 데이터 정확도: 100.64345 손실 함수(loss): 265944.22 tloss: 454.356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8 트레이닝 데이터 정확도: nan 손실 함수(loss): 265357.1 tloss: 444.15924 trate 0</text:p>
          </table:table-cell>
        </table:table-row>
        <table:table-row table:style-name="ro1">
          <table:table-cell office:value-type="string" calcext:value-type="string">
            <text:p>테스트 데이터 정확도: 100.38538 손실 함수(loss): 265080.3 tloss: 454.356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9 트레이닝 데이터 정확도: nan 손실 함수(loss): 264492.84 tloss: 444.15933 trate 0</text:p>
          </table:table-cell>
        </table:table-row>
        <table:table-row table:style-name="ro1">
          <table:table-cell office:value-type="string" calcext:value-type="string">
            <text:p>테스트 데이터 정확도: 100.13014 손실 함수(loss): 264220.38 tloss: 454.356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0 트레이닝 데이터 정확도: nan 손실 함수(loss): 263632.5 tloss: 444.15927 trate 0</text:p>
          </table:table-cell>
        </table:table-row>
        <table:table-row table:style-name="ro1">
          <table:table-cell office:value-type="string" calcext:value-type="string">
            <text:p>테스트 데이터 정확도: 99.87632 손실 함수(loss): 263364.22 tloss: 454.356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1 트레이닝 데이터 정확도: nan 손실 함수(loss): 262776.03 tloss: 444.15927 trate 0</text:p>
          </table:table-cell>
        </table:table-row>
        <table:table-row table:style-name="ro1">
          <table:table-cell office:value-type="string" calcext:value-type="string">
            <text:p>테스트 데이터 정확도: 99.62591 손실 함수(loss): 262511.94 tloss: 454.356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2 트레이닝 데이터 정확도: nan 손실 함수(loss): 261923.33 tloss: 444.1592 trate 0</text:p>
          </table:table-cell>
        </table:table-row>
        <table:table-row table:style-name="ro1">
          <table:table-cell office:value-type="string" calcext:value-type="string">
            <text:p>테스트 데이터 정확도: 99.37679 손실 함수(loss): 261663.53 tloss: 454.356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3 트레이닝 데이터 정확도: nan 손실 함수(loss): 261074.53 tloss: 444.15915 trate 0</text:p>
          </table:table-cell>
        </table:table-row>
        <table:table-row table:style-name="ro1">
          <table:table-cell office:value-type="string" calcext:value-type="string">
            <text:p>테스트 데이터 정확도: 99.13025 손실 함수(loss): 260819.0 tloss: 454.356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4 트레이닝 데이터 정확도: nan 손실 함수(loss): 260229.56 tloss: 444.15915 trate 0</text:p>
          </table:table-cell>
        </table:table-row>
        <table:table-row table:style-name="ro1">
          <table:table-cell office:value-type="string" calcext:value-type="string">
            <text:p>테스트 데이터 정확도: 98.8846 손실 함수(loss): 259978.2 tloss: 454.356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5 트레이닝 데이터 정확도: nan 손실 함수(loss): 259388.42 tloss: 444.1591 trate 0</text:p>
          </table:table-cell>
        </table:table-row>
        <table:table-row table:style-name="ro1">
          <table:table-cell office:value-type="string" calcext:value-type="string">
            <text:p>테스트 데이터 정확도: 98.63904 손실 함수(loss): 259141.22 tloss: 454.356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6 트레이닝 데이터 정확도: nan 손실 함수(loss): 258551.08 tloss: 444.15906 trate 0</text:p>
          </table:table-cell>
        </table:table-row>
        <table:table-row table:style-name="ro1">
          <table:table-cell office:value-type="string" calcext:value-type="string">
            <text:p>테스트 데이터 정확도: 98.3964 손실 함수(loss): 258308.08 tloss: 454.356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7 트레이닝 데이터 정확도: nan 손실 함수(loss): 257717.47 tloss: 444.159 trate 0</text:p>
          </table:table-cell>
        </table:table-row>
        <table:table-row table:style-name="ro1">
          <table:table-cell office:value-type="string" calcext:value-type="string">
            <text:p>테스트 데이터 정확도: 98.158134 손실 함수(loss): 257478.73 tloss: 454.35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8 트레이닝 데이터 정확도: nan 손실 함수(loss): 256887.73 tloss: 444.15894 trate 0</text:p>
          </table:table-cell>
        </table:table-row>
        <table:table-row table:style-name="ro1">
          <table:table-cell office:value-type="string" calcext:value-type="string">
            <text:p>테스트 데이터 정확도: 97.926216 손실 함수(loss): 256653.17 tloss: 454.356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9 트레이닝 데이터 정확도: nan 손실 함수(loss): 256061.75 tloss: 444.1589 trate 0</text:p>
          </table:table-cell>
        </table:table-row>
        <table:table-row table:style-name="ro1">
          <table:table-cell office:value-type="string" calcext:value-type="string">
            <text:p>테스트 데이터 정확도: 97.69684 손실 함수(loss): 255831.36 tloss: 454.356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0 트레이닝 데이터 정확도: nan 손실 함수(loss): 255239.53 tloss: 444.15884 trate 0</text:p>
          </table:table-cell>
        </table:table-row>
        <table:table-row table:style-name="ro1">
          <table:table-cell office:value-type="string" calcext:value-type="string">
            <text:p>테스트 데이터 정확도: 97.46971 손실 함수(loss): 255013.38 tloss: 454.356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1 트레이닝 데이터 정확도: nan 손실 함수(loss): 254421.08 tloss: 444.15887 trate 0</text:p>
          </table:table-cell>
        </table:table-row>
        <table:table-row table:style-name="ro1">
          <table:table-cell office:value-type="string" calcext:value-type="string">
            <text:p>테스트 데이터 정확도: 97.24489 손실 함수(loss): 254199.05 tloss: 454.3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2 트레이닝 데이터 정확도: nan 손실 함수(loss): 253606.38 tloss: 444.1587 trate 0</text:p>
          </table:table-cell>
        </table:table-row>
        <table:table-row table:style-name="ro1">
          <table:table-cell office:value-type="string" calcext:value-type="string">
            <text:p>테스트 데이터 정확도: 97.02027 손실 함수(loss): 253388.53 tloss: 454.356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3 트레이닝 데이터 정확도: nan 손실 함수(loss): 252795.42 tloss: 444.15866 trate 0</text:p>
          </table:table-cell>
        </table:table-row>
        <table:table-row table:style-name="ro1">
          <table:table-cell office:value-type="string" calcext:value-type="string">
            <text:p>테스트 데이터 정확도: 96.80003 손실 함수(loss): 252581.75 tloss: 454.35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4 트레이닝 데이터 정확도: nan 손실 함수(loss): 251988.25 tloss: 444.15848 trate 0</text:p>
          </table:table-cell>
        </table:table-row>
        <table:table-row table:style-name="ro1">
          <table:table-cell office:value-type="string" calcext:value-type="string">
            <text:p>테스트 데이터 정확도: 96.58263 손실 함수(loss): 251778.73 tloss: 454.355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5 트레이닝 데이터 정확도: nan 손실 함수(loss): 251184.8 tloss: 444.15842 trate 0</text:p>
          </table:table-cell>
        </table:table-row>
        <table:table-row table:style-name="ro1">
          <table:table-cell office:value-type="string" calcext:value-type="string">
            <text:p>테스트 데이터 정확도: 96.366295 손실 함수(loss): 250979.42 tloss: 454.355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6 트레이닝 데이터 정확도: nan 손실 함수(loss): 250385.03 tloss: 444.15823 trate 0</text:p>
          </table:table-cell>
        </table:table-row>
        <table:table-row table:style-name="ro1">
          <table:table-cell office:value-type="string" calcext:value-type="string">
            <text:p>테스트 데이터 정확도: 96.15333 손실 함수(loss): 250183.83 tloss: 454.35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7 트레이닝 데이터 정확도: nan 손실 함수(loss): 249589.02 tloss: 444.1581 trate 0</text:p>
          </table:table-cell>
        </table:table-row>
        <table:table-row table:style-name="ro1">
          <table:table-cell office:value-type="string" calcext:value-type="string">
            <text:p>테스트 데이터 정확도: 95.9439 손실 함수(loss): 249391.97 tloss: 454.354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8 트레이닝 데이터 정확도: nan 손실 함수(loss): 248796.73 tloss: 444.1579 trate 0</text:p>
          </table:table-cell>
        </table:table-row>
        <table:table-row table:style-name="ro1">
          <table:table-cell office:value-type="string" calcext:value-type="string">
            <text:p>테스트 데이터 정확도: 95.739 손실 함수(loss): 248603.8 tloss: 454.35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9 트레이닝 데이터 정확도: nan 손실 함수(loss): 248008.14 tloss: 444.15756 trate 0</text:p>
          </table:table-cell>
        </table:table-row>
        <table:table-row table:style-name="ro1">
          <table:table-cell office:value-type="string" calcext:value-type="string">
            <text:p>테스트 데이터 정확도: 95.53613 손실 함수(loss): 247819.3 tloss: 454.35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0 트레이닝 데이터 정확도: nan 손실 함수(loss): 247223.19 tloss: 444.15662 trate 0</text:p>
          </table:table-cell>
        </table:table-row>
        <table:table-row table:style-name="ro1">
          <table:table-cell office:value-type="string" calcext:value-type="string">
            <text:p>테스트 데이터 정확도: 95.33381 손실 함수(loss): 247038.17 tloss: 454.350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1 트레이닝 데이터 정확도: nan 손실 함수(loss): 246406.97 tloss: 443.5773 trate 0</text:p>
          </table:table-cell>
        </table:table-row>
        <table:table-row table:style-name="ro1">
          <table:table-cell office:value-type="string" calcext:value-type="string">
            <text:p>테스트 데이터 정확도: 94.97137 손실 함수(loss): 246170.47 tloss: 451.824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2 트레이닝 데이터 정확도: nan 손실 함수(loss): 245614.33 tloss: 443.24472 trate 0</text:p>
          </table:table-cell>
        </table:table-row>
        <table:table-row table:style-name="ro1">
          <table:table-cell office:value-type="string" calcext:value-type="string">
            <text:p>테스트 데이터 정확도: 94.800255 손실 함수(loss): 245369.12 tloss: 452.09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3 트레이닝 데이터 정확도: nan 손실 함수(loss): 244810.27 tloss: 443.32922 trate 0</text:p>
          </table:table-cell>
        </table:table-row>
        <table:table-row table:style-name="ro1">
          <table:table-cell office:value-type="string" calcext:value-type="string">
            <text:p>테스트 데이터 정확도: 94.596436 손실 함수(loss): 244582.89 tloss: 452.23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4 트레이닝 데이터 정확도: nan 손실 함수(loss): 244028.67 tloss: 443.1818 trate 0</text:p>
          </table:table-cell>
        </table:table-row>
        <table:table-row table:style-name="ro1">
          <table:table-cell office:value-type="string" calcext:value-type="string">
            <text:p>테스트 데이터 정확도: 94.308754 손실 함수(loss): 243832.03 tloss: 451.956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5 트레이닝 데이터 정확도: nan 손실 함수(loss): 243280.36 tloss: 443.471 trate 0</text:p>
          </table:table-cell>
        </table:table-row>
        <table:table-row table:style-name="ro1">
          <table:table-cell office:value-type="string" calcext:value-type="string">
            <text:p>테스트 데이터 정확도: 94.10566 손실 함수(loss): 243028.34 tloss: 452.909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6 트레이닝 데이터 정확도: nan 손실 함수(loss): 242493.84 tloss: 443.31982 trate 0</text:p>
          </table:table-cell>
        </table:table-row>
        <table:table-row table:style-name="ro1">
          <table:table-cell office:value-type="string" calcext:value-type="string">
            <text:p>테스트 데이터 정확도: 94.046265 손실 함수(loss): 242315.58 tloss: 451.83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7 트레이닝 데이터 정확도: nan 손실 함수(loss): 241733.69 tloss: 443.34665 trate 0</text:p>
          </table:table-cell>
        </table:table-row>
        <table:table-row table:style-name="ro1">
          <table:table-cell office:value-type="string" calcext:value-type="string">
            <text:p>테스트 데이터 정확도: 93.85734 손실 함수(loss): 241519.66 tloss: 451.985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8 트레이닝 데이터 정확도: nan 손실 함수(loss): 240968.08 tloss: 443.10098 trate 0</text:p>
          </table:table-cell>
        </table:table-row>
        <table:table-row table:style-name="ro1">
          <table:table-cell office:value-type="string" calcext:value-type="string">
            <text:p>테스트 데이터 정확도: 93.63865 손실 함수(loss): 240782.25 tloss: 451.805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9 트레이닝 데이터 정확도: nan 손실 함수(loss): 240214.92 tloss: 443.27432 trate 0</text:p>
          </table:table-cell>
        </table:table-row>
        <table:table-row table:style-name="ro1">
          <table:table-cell office:value-type="string" calcext:value-type="string">
            <text:p>테스트 데이터 정확도: 93.31658 손실 함수(loss): 240005.28 tloss: 452.556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0 트레이닝 데이터 정확도: nan 손실 함수(loss): 239456.84 tloss: 443.20535 trate 0</text:p>
          </table:table-cell>
        </table:table-row>
        <table:table-row table:style-name="ro1">
          <table:table-cell office:value-type="string" calcext:value-type="string">
            <text:p>테스트 데이터 정확도: 93.207115 손실 함수(loss): 239258.38 tloss: 451.785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1 트레이닝 데이터 정확도: nan 손실 함수(loss): 238704.98 tloss: 443.08667 trate 0</text:p>
          </table:table-cell>
        </table:table-row>
        <table:table-row table:style-name="ro1">
          <table:table-cell office:value-type="string" calcext:value-type="string">
            <text:p>테스트 데이터 정확도: 93.011894 손실 함수(loss): 238515.78 tloss: 451.785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2 트레이닝 데이터 정확도: nan 손실 함수(loss): 237953.31 tloss: 443.20853 trate 0</text:p>
          </table:table-cell>
        </table:table-row>
        <table:table-row table:style-name="ro1">
          <table:table-cell office:value-type="string" calcext:value-type="string">
            <text:p>테스트 데이터 정확도: 93.02315 손실 함수(loss): 237766.5 tloss: 452.013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3 트레이닝 데이터 정확도: nan 손실 함수(loss): 237210.98 tloss: 443.06485 trate 0</text:p>
          </table:table-cell>
        </table:table-row>
        <table:table-row table:style-name="ro1">
          <table:table-cell office:value-type="string" calcext:value-type="string">
            <text:p>테스트 데이터 정확도: 92.75914 손실 함수(loss): 237042.08 tloss: 451.742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4 트레이닝 데이터 정확도: nan 손실 함수(loss): 236494.53 tloss: 443.30386 trate 0</text:p>
          </table:table-cell>
        </table:table-row>
        <table:table-row table:style-name="ro1">
          <table:table-cell office:value-type="string" calcext:value-type="string">
            <text:p>테스트 데이터 정확도: 92.47253 손실 함수(loss): 236288.64 tloss: 452.601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5 트레이닝 데이터 정확도: nan 손실 함수(loss): 235739.53 tloss: 443.2708 trate 0</text:p>
          </table:table-cell>
        </table:table-row>
        <table:table-row table:style-name="ro1">
          <table:table-cell office:value-type="string" calcext:value-type="string">
            <text:p>테스트 데이터 정확도: 92.418465 손실 함수(loss): 235559.6 tloss: 451.716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6 트레이닝 데이터 정확도: nan 손실 함수(loss): 235004.97 tloss: 443.01315 trate 0</text:p>
          </table:table-cell>
        </table:table-row>
        <table:table-row table:style-name="ro1">
          <table:table-cell office:value-type="string" calcext:value-type="string">
            <text:p>테스트 데이터 정확도: 92.2614 손실 함수(loss): 234849.39 tloss: 451.850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7 트레이닝 데이터 정확도: nan 손실 함수(loss): 234275.12 tloss: 443.0842 trate 0</text:p>
          </table:table-cell>
        </table:table-row>
        <table:table-row table:style-name="ro1">
          <table:table-cell office:value-type="string" calcext:value-type="string">
            <text:p>테스트 데이터 정확도: 92.05076 손실 함수(loss): 234103.14 tloss: 451.691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8 트레이닝 데이터 정확도: nan 손실 함수(loss): 233563.62 tloss: 443.13257 trate 0</text:p>
          </table:table-cell>
        </table:table-row>
        <table:table-row table:style-name="ro1">
          <table:table-cell office:value-type="string" calcext:value-type="string">
            <text:p>테스트 데이터 정확도: 91.92777 손실 함수(loss): 233397.08 tloss: 451.833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9 트레이닝 데이터 정확도: nan 손실 함수(loss): 232831.53 tloss: 443.1313 trate 0</text:p>
          </table:table-cell>
        </table:table-row>
        <table:table-row table:style-name="ro1">
          <table:table-cell office:value-type="string" calcext:value-type="string">
            <text:p>테스트 데이터 정확도: 91.76411 손실 함수(loss): 232680.83 tloss: 451.915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0 트레이닝 데이터 정확도: nan 손실 함수(loss): 232122.67 tloss: 443.17142 trate 0</text:p>
          </table:table-cell>
        </table:table-row>
        <table:table-row table:style-name="ro1">
          <table:table-cell office:value-type="string" calcext:value-type="string">
            <text:p>테스트 데이터 정확도: 91.53856 손실 함수(loss): 231988.11 tloss: 452.12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1 트레이닝 데이터 정확도: nan 손실 함수(loss): 231398.16 tloss: 443.0964 trate 0</text:p>
          </table:table-cell>
        </table:table-row>
        <table:table-row table:style-name="ro1">
          <table:table-cell office:value-type="string" calcext:value-type="string">
            <text:p>테스트 데이터 정확도: 91.51488 손실 함수(loss): 231235.89 tloss: 451.638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2 트레이닝 데이터 정확도: nan 손실 함수(loss): 230708.9 tloss: 442.90814 trate 0</text:p>
          </table:table-cell>
        </table:table-row>
        <table:table-row table:style-name="ro1">
          <table:table-cell office:value-type="string" calcext:value-type="string">
            <text:p>테스트 데이터 정확도: 91.2794 손실 함수(loss): 230548.53 tloss: 451.718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3 트레이닝 데이터 정확도: nan 손실 함수(loss): 229989.1 tloss: 443.0547 trate 0</text:p>
          </table:table-cell>
        </table:table-row>
        <table:table-row table:style-name="ro1">
          <table:table-cell office:value-type="string" calcext:value-type="string">
            <text:p>테스트 데이터 정확도: 91.185936 손실 함수(loss): 229849.05 tloss: 451.93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4 트레이닝 데이터 정확도: nan 손실 함수(loss): 229286.6 tloss: 443.03098 trate 0</text:p>
          </table:table-cell>
        </table:table-row>
        <table:table-row table:style-name="ro1">
          <table:table-cell office:value-type="string" calcext:value-type="string">
            <text:p>테스트 데이터 정확도: 91.03053 손실 함수(loss): 229151.16 tloss: 451.875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5 트레이닝 데이터 정확도: nan 손실 함수(loss): 228578.56 tloss: 442.98172 trate 0</text:p>
          </table:table-cell>
        </table:table-row>
        <table:table-row table:style-name="ro1">
          <table:table-cell office:value-type="string" calcext:value-type="string">
            <text:p>테스트 데이터 정확도: 90.89097 손실 함수(loss): 228459.16 tloss: 451.90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6 트레이닝 데이터 정확도: nan 손실 함수(loss): 227882.3 tloss: 443.01697 trate 0</text:p>
          </table:table-cell>
        </table:table-row>
        <table:table-row table:style-name="ro1">
          <table:table-cell office:value-type="string" calcext:value-type="string">
            <text:p>테스트 데이터 정확도: 90.72442 손실 함수(loss): 227757.0 tloss: 451.615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7 트레이닝 데이터 정확도: nan 손실 함수(loss): 227204.77 tloss: 443.0388 trate 0</text:p>
          </table:table-cell>
        </table:table-row>
        <table:table-row table:style-name="ro1">
          <table:table-cell office:value-type="string" calcext:value-type="string">
            <text:p>테스트 데이터 정확도: 90.55628 손실 함수(loss): 227074.39 tloss: 451.852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8 트레이닝 데이터 정확도: nan 손실 함수(loss): 226514.44 tloss: 442.96307 trate 0</text:p>
          </table:table-cell>
        </table:table-row>
        <table:table-row table:style-name="ro1">
          <table:table-cell office:value-type="string" calcext:value-type="string">
            <text:p>테스트 데이터 정확도: 90.45458 손실 함수(loss): 226396.14 tloss: 451.607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9 트레이닝 데이터 정확도: nan 손실 함수(loss): 225820.34 tloss: 443.01035 trate 0</text:p>
          </table:table-cell>
        </table:table-row>
        <table:table-row table:style-name="ro1">
          <table:table-cell office:value-type="string" calcext:value-type="string">
            <text:p>테스트 데이터 정확도: 90.16455 손실 함수(loss): 225692.05 tloss: 451.508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0 트레이닝 데이터 정확도: nan 손실 함수(loss): 225155.34 tloss: 442.75433 trate 0</text:p>
          </table:table-cell>
        </table:table-row>
        <table:table-row table:style-name="ro1">
          <table:table-cell office:value-type="string" calcext:value-type="string">
            <text:p>테스트 데이터 정확도: 90.109276 손실 함수(loss): 224991.64 tloss: 451.49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1 트레이닝 데이터 정확도: nan 손실 함수(loss): 224456.98 tloss: 443.0096 trate 0</text:p>
          </table:table-cell>
        </table:table-row>
        <table:table-row table:style-name="ro1">
          <table:table-cell office:value-type="string" calcext:value-type="string">
            <text:p>테스트 데이터 정확도: 89.98348 손실 함수(loss): 224346.55 tloss: 451.680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2 트레이닝 데이터 정확도: nan 손실 함수(loss): 223808.11 tloss: 442.82278 trate 0</text:p>
          </table:table-cell>
        </table:table-row>
        <table:table-row table:style-name="ro1">
          <table:table-cell office:value-type="string" calcext:value-type="string">
            <text:p>테스트 데이터 정확도: 89.79377 손실 함수(loss): 223658.6 tloss: 451.40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3 트레이닝 데이터 정확도: nan 손실 함수(loss): 223124.64 tloss: 442.97833 trate 0</text:p>
          </table:table-cell>
        </table:table-row>
        <table:table-row table:style-name="ro1">
          <table:table-cell office:value-type="string" calcext:value-type="string">
            <text:p>테스트 데이터 정확도: 89.785416 손실 함수(loss): 223022.25 tloss: 451.832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4 트레이닝 데이터 정확도: nan 손실 함수(loss): 222456.33 tloss: 442.9991 trate 0</text:p>
          </table:table-cell>
        </table:table-row>
        <table:table-row table:style-name="ro1">
          <table:table-cell office:value-type="string" calcext:value-type="string">
            <text:p>테스트 데이터 정확도: 89.6739 손실 함수(loss): 222351.5 tloss: 451.716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5 트레이닝 데이터 정확도: nan 손실 함수(loss): 221783.0 tloss: 443.03378 trate 0</text:p>
          </table:table-cell>
        </table:table-row>
        <table:table-row table:style-name="ro1">
          <table:table-cell office:value-type="string" calcext:value-type="string">
            <text:p>테스트 데이터 정확도: 89.46236 손실 함수(loss): 221699.6 tloss: 451.765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6 트레이닝 데이터 정확도: nan 손실 함수(loss): 221135.0 tloss: 442.94034 trate 0</text:p>
          </table:table-cell>
        </table:table-row>
        <table:table-row table:style-name="ro1">
          <table:table-cell office:value-type="string" calcext:value-type="string">
            <text:p>테스트 데이터 정확도: 89.312294 손실 함수(loss): 221043.22 tloss: 451.777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7 트레이닝 데이터 정확도: nan 손실 함수(loss): 220487.27 tloss: 443.0188 trate 0</text:p>
          </table:table-cell>
        </table:table-row>
        <table:table-row table:style-name="ro1">
          <table:table-cell office:value-type="string" calcext:value-type="string">
            <text:p>테스트 데이터 정확도: 89.2577 손실 함수(loss): 220388.86 tloss: 451.76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8 트레이닝 데이터 정확도: nan 손실 함수(loss): 219821.56 tloss: 442.6972 trate 0</text:p>
          </table:table-cell>
        </table:table-row>
        <table:table-row table:style-name="ro1">
          <table:table-cell office:value-type="string" calcext:value-type="string">
            <text:p>테스트 데이터 정확도: 89.05311 손실 함수(loss): 219711.3 tloss: 451.20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9 트레이닝 데이터 정확도: nan 손실 함수(loss): 219170.16 tloss: 442.7118 trate 0</text:p>
          </table:table-cell>
        </table:table-row>
        <table:table-row table:style-name="ro1">
          <table:table-cell office:value-type="string" calcext:value-type="string">
            <text:p>테스트 데이터 정확도: 88.926285 손실 함수(loss): 219045.53 tloss: 451.53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0 트레이닝 데이터 정확도: nan 손실 함수(loss): 218525.08 tloss: 442.57907 trate 0</text:p>
          </table:table-cell>
        </table:table-row>
        <table:table-row table:style-name="ro1">
          <table:table-cell office:value-type="string" calcext:value-type="string">
            <text:p>테스트 데이터 정확도: 88.881165 손실 함수(loss): 218431.25 tloss: 451.361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1 트레이닝 데이터 정확도: nan 손실 함수(loss): 217879.2 tloss: 442.5172 trate 0</text:p>
          </table:table-cell>
        </table:table-row>
        <table:table-row table:style-name="ro1">
          <table:table-cell office:value-type="string" calcext:value-type="string">
            <text:p>테스트 데이터 정확도: 88.66219 손실 함수(loss): 217701.9 tloss: 450.660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2 트레이닝 데이터 정확도: nan 손실 함수(loss): 217246.98 tloss: 442.27097 trate 0</text:p>
          </table:table-cell>
        </table:table-row>
        <table:table-row table:style-name="ro1">
          <table:table-cell office:value-type="string" calcext:value-type="string">
            <text:p>테스트 데이터 정확도: 88.57223 손실 함수(loss): 217098.0 tloss: 450.995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3 트레이닝 데이터 정확도: nan 손실 함수(loss): 216604.75 tloss: 442.35324 trate 0</text:p>
          </table:table-cell>
        </table:table-row>
        <table:table-row table:style-name="ro1">
          <table:table-cell office:value-type="string" calcext:value-type="string">
            <text:p>테스트 데이터 정확도: 88.40813 손실 함수(loss): 216421.7 tloss: 450.94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4 트레이닝 데이터 정확도: nan 손실 함수(loss): 215975.03 tloss: 442.38672 trate 0</text:p>
          </table:table-cell>
        </table:table-row>
        <table:table-row table:style-name="ro1">
          <table:table-cell office:value-type="string" calcext:value-type="string">
            <text:p>테스트 데이터 정확도: 88.46455 손실 함수(loss): 215898.73 tloss: 451.542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5 트레이닝 데이터 정확도: nan 손실 함수(loss): 215320.88 tloss: 442.39047 trate 0</text:p>
          </table:table-cell>
        </table:table-row>
        <table:table-row table:style-name="ro1">
          <table:table-cell office:value-type="string" calcext:value-type="string">
            <text:p>테스트 데이터 정확도: 88.035095 손실 함수(loss): 215135.5 tloss: 450.675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6 트레이닝 데이터 정확도: nan 손실 함수(loss): 214689.1 tloss: 441.9835 trate 0</text:p>
          </table:table-cell>
        </table:table-row>
        <table:table-row table:style-name="ro1">
          <table:table-cell office:value-type="string" calcext:value-type="string">
            <text:p>테스트 데이터 정확도: 87.91129 손실 함수(loss): 214461.22 tloss: 450.29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7 트레이닝 데이터 정확도: nan 손실 함수(loss): 214052.48 tloss: 441.99774 trate 0</text:p>
          </table:table-cell>
        </table:table-row>
        <table:table-row table:style-name="ro1">
          <table:table-cell office:value-type="string" calcext:value-type="string">
            <text:p>테스트 데이터 정확도: 87.984764 손실 함수(loss): 213872.61 tloss: 450.55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8 트레이닝 데이터 정확도: nan 손실 함수(loss): 213417.22 tloss: 442.109 trate 0</text:p>
          </table:table-cell>
        </table:table-row>
        <table:table-row table:style-name="ro1">
          <table:table-cell office:value-type="string" calcext:value-type="string">
            <text:p>테스트 데이터 정확도: 87.88076 손실 함수(loss): 213326.02 tloss: 451.205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9 트레이닝 데이터 정확도: nan 손실 함수(loss): 212807.1 tloss: 442.37045 trate 0</text:p>
          </table:table-cell>
        </table:table-row>
        <table:table-row table:style-name="ro1">
          <table:table-cell office:value-type="string" calcext:value-type="string">
            <text:p>테스트 데이터 정확도: 87.62059 손실 함수(loss): 212626.52 tloss: 450.250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0 트레이닝 데이터 정확도: nan 손실 함수(loss): 212161.92 tloss: 441.97534 trate 0</text:p>
          </table:table-cell>
        </table:table-row>
        <table:table-row table:style-name="ro1">
          <table:table-cell office:value-type="string" calcext:value-type="string">
            <text:p>테스트 데이터 정확도: 87.47657 손실 함수(loss): 211995.66 tloss: 450.229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1 트레이닝 데이터 정확도: nan 손실 함수(loss): 211528.03 tloss: 441.80096 trate 0</text:p>
          </table:table-cell>
        </table:table-row>
        <table:table-row table:style-name="ro1">
          <table:table-cell office:value-type="string" calcext:value-type="string">
            <text:p>테스트 데이터 정확도: 87.31173 손실 함수(loss): 211365.38 tloss: 449.77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2 트레이닝 데이터 정확도: nan 손실 함수(loss): 210882.1 tloss: 441.51932 trate 0</text:p>
          </table:table-cell>
        </table:table-row>
        <table:table-row table:style-name="ro1">
          <table:table-cell office:value-type="string" calcext:value-type="string">
            <text:p>테스트 데이터 정확도: 87.175575 손실 함수(loss): 210747.22 tloss: 449.801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3 트레이닝 데이터 정확도: nan 손실 함수(loss): 210265.4 tloss: 441.2724 trate 0</text:p>
          </table:table-cell>
        </table:table-row>
        <table:table-row table:style-name="ro1">
          <table:table-cell office:value-type="string" calcext:value-type="string">
            <text:p>테스트 데이터 정확도: 87.04236 손실 함수(loss): 210113.08 tloss: 449.721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4 트레이닝 데이터 정확도: nan 손실 함수(loss): 209639.73 tloss: 441.03842 trate 0</text:p>
          </table:table-cell>
        </table:table-row>
        <table:table-row table:style-name="ro1">
          <table:table-cell office:value-type="string" calcext:value-type="string">
            <text:p>테스트 데이터 정확도: 86.88209 손실 함수(loss): 209511.58 tloss: 449.620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5 트레이닝 데이터 정확도: nan 손실 함수(loss): 209004.9 tloss: 440.78403 trate 0</text:p>
          </table:table-cell>
        </table:table-row>
        <table:table-row table:style-name="ro1">
          <table:table-cell office:value-type="string" calcext:value-type="string">
            <text:p>테스트 데이터 정확도: 86.850815 손실 함수(loss): 208935.78 tloss: 449.580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6 트레이닝 데이터 정확도: nan 손실 함수(loss): 208413.02 tloss: 440.88913 trate 0</text:p>
          </table:table-cell>
        </table:table-row>
        <table:table-row table:style-name="ro1">
          <table:table-cell office:value-type="string" calcext:value-type="string">
            <text:p>테스트 데이터 정확도: 86.674416 손실 함수(loss): 208313.61 tloss: 449.52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7 트레이닝 데이터 정확도: nan 손실 함수(loss): 207806.45 tloss: 440.8382 trate 0</text:p>
          </table:table-cell>
        </table:table-row>
        <table:table-row table:style-name="ro1">
          <table:table-cell office:value-type="string" calcext:value-type="string">
            <text:p>테스트 데이터 정확도: 86.62463 손실 함수(loss): 207784.6 tloss: 449.811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8 트레이닝 데이터 정확도: nan 손실 함수(loss): 207217.6 tloss: 441.17014 trate 0</text:p>
          </table:table-cell>
        </table:table-row>
        <table:table-row table:style-name="ro1">
          <table:table-cell office:value-type="string" calcext:value-type="string">
            <text:p>테스트 데이터 정확도: 86.53573 손실 함수(loss): 207177.8 tloss: 449.784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9 트레이닝 데이터 정확도: nan 손실 함수(loss): 206622.03 tloss: 440.7342 trate 0</text:p>
          </table:table-cell>
        </table:table-row>
        <table:table-row table:style-name="ro1">
          <table:table-cell office:value-type="string" calcext:value-type="string">
            <text:p>테스트 데이터 정확도: 86.43342 손실 함수(loss): 206604.47 tloss: 449.808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0 트레이닝 데이터 정확도: nan 손실 함수(loss): 206024.1 tloss: 440.48923 trate 0</text:p>
          </table:table-cell>
        </table:table-row>
        <table:table-row table:style-name="ro1">
          <table:table-cell office:value-type="string" calcext:value-type="string">
            <text:p>테스트 데이터 정확도: 86.28723 손실 함수(loss): 205979.42 tloss: 449.513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1 트레이닝 데이터 정확도: nan 손실 함수(loss): 205431.89 tloss: 440.57217 trate 0</text:p>
          </table:table-cell>
        </table:table-row>
        <table:table-row table:style-name="ro1">
          <table:table-cell office:value-type="string" calcext:value-type="string">
            <text:p>테스트 데이터 정확도: 86.22536 손실 함수(loss): 205424.34 tloss: 449.547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2 트레이닝 데이터 정확도: nan 손실 함수(loss): 204844.78 tloss: 440.41595 trate 0</text:p>
          </table:table-cell>
        </table:table-row>
        <table:table-row table:style-name="ro1">
          <table:table-cell office:value-type="string" calcext:value-type="string">
            <text:p>테스트 데이터 정확도: 86.263916 손실 함수(loss): 204860.86 tloss: 449.37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3 트레이닝 데이터 정확도: nan 손실 함수(loss): 204268.7 tloss: 440.1987 trate 0</text:p>
          </table:table-cell>
        </table:table-row>
        <table:table-row table:style-name="ro1">
          <table:table-cell office:value-type="string" calcext:value-type="string">
            <text:p>테스트 데이터 정확도: 86.20924 손실 함수(loss): 204307.0 tloss: 449.293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4 트레이닝 데이터 정확도: nan 손실 함수(loss): 203682.36 tloss: 440.11905 trate 0</text:p>
          </table:table-cell>
        </table:table-row>
        <table:table-row table:style-name="ro1">
          <table:table-cell office:value-type="string" calcext:value-type="string">
            <text:p>테스트 데이터 정확도: 86.1902 손실 함수(loss): 203737.53 tloss: 449.3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5 트레이닝 데이터 정확도: nan 손실 함수(loss): 203094.64 tloss: 440.07462 trate 0</text:p>
          </table:table-cell>
        </table:table-row>
        <table:table-row table:style-name="ro1">
          <table:table-cell office:value-type="string" calcext:value-type="string">
            <text:p>테스트 데이터 정확도: 85.941666 손실 함수(loss): 203242.0 tloss: 449.818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6 트레이닝 데이터 정확도: nan 손실 함수(loss): 202524.92 tloss: 440.073 trate 0</text:p>
          </table:table-cell>
        </table:table-row>
        <table:table-row table:style-name="ro1">
          <table:table-cell office:value-type="string" calcext:value-type="string">
            <text:p>테스트 데이터 정확도: 85.923325 손실 함수(loss): 202618.58 tloss: 449.360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7 트레이닝 데이터 정확도: nan 손실 함수(loss): 201966.95 tloss: 440.0585 trate 0</text:p>
          </table:table-cell>
        </table:table-row>
        <table:table-row table:style-name="ro1">
          <table:table-cell office:value-type="string" calcext:value-type="string">
            <text:p>테스트 데이터 정확도: 85.711624 손실 함수(loss): 201991.38 tloss: 449.280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8 트레이닝 데이터 정확도: nan 손실 함수(loss): 201419.95 tloss: 440.00427 trate 0</text:p>
          </table:table-cell>
        </table:table-row>
        <table:table-row table:style-name="ro1">
          <table:table-cell office:value-type="string" calcext:value-type="string">
            <text:p>테스트 데이터 정확도: 85.81397 손실 함수(loss): 201510.28 tloss: 449.218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9 트레이닝 데이터 정확도: nan 손실 함수(loss): 200835.44 tloss: 439.89328 trate 0</text:p>
          </table:table-cell>
        </table:table-row>
        <table:table-row table:style-name="ro1">
          <table:table-cell office:value-type="string" calcext:value-type="string">
            <text:p>테스트 데이터 정확도: 85.52108 손실 함수(loss): 200919.1 tloss: 449.228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0 트레이닝 데이터 정확도: nan 손실 함수(loss): 200285.78 tloss: 439.78577 trate 0</text:p>
          </table:table-cell>
        </table:table-row>
        <table:table-row table:style-name="ro1">
          <table:table-cell office:value-type="string" calcext:value-type="string">
            <text:p>테스트 데이터 정확도: 85.537155 손실 함수(loss): 200308.72 tloss: 449.07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1 트레이닝 데이터 정확도: nan 손실 함수(loss): 199723.64 tloss: 439.79443 trate 0</text:p>
          </table:table-cell>
        </table:table-row>
        <table:table-row table:style-name="ro1">
          <table:table-cell office:value-type="string" calcext:value-type="string">
            <text:p>테스트 데이터 정확도: 85.4134 손실 함수(loss): 199789.86 tloss: 448.885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2 트레이닝 데이터 정확도: nan 손실 함수(loss): 199179.48 tloss: 439.75604 trate 0</text:p>
          </table:table-cell>
        </table:table-row>
        <table:table-row table:style-name="ro1">
          <table:table-cell office:value-type="string" calcext:value-type="string">
            <text:p>테스트 데이터 정확도: 85.339645 손실 함수(loss): 199288.36 tloss: 449.234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3 트레이닝 데이터 정확도: nan 손실 함수(loss): 198643.14 tloss: 439.6247 trate 0</text:p>
          </table:table-cell>
        </table:table-row>
        <table:table-row table:style-name="ro1">
          <table:table-cell office:value-type="string" calcext:value-type="string">
            <text:p>테스트 데이터 정확도: 85.22825 손실 함수(loss): 198759.34 tloss: 448.9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4 트레이닝 데이터 정확도: nan 손실 함수(loss): 198077.03 tloss: 439.7102 trate 0</text:p>
          </table:table-cell>
        </table:table-row>
        <table:table-row table:style-name="ro1">
          <table:table-cell office:value-type="string" calcext:value-type="string">
            <text:p>테스트 데이터 정확도: 85.1012 손실 함수(loss): 198204.33 tloss: 449.293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5 트레이닝 데이터 정확도: nan 손실 함수(loss): 197542.81 tloss: 439.73373 trate 0</text:p>
          </table:table-cell>
        </table:table-row>
        <table:table-row table:style-name="ro1">
          <table:table-cell office:value-type="string" calcext:value-type="string">
            <text:p>테스트 데이터 정확도: 85.078445 손실 함수(loss): 197639.75 tloss: 448.760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6 트레이닝 데이터 정확도: nan 손실 함수(loss): 197004.69 tloss: 439.57544 trate 0</text:p>
          </table:table-cell>
        </table:table-row>
        <table:table-row table:style-name="ro1">
          <table:table-cell office:value-type="string" calcext:value-type="string">
            <text:p>테스트 데이터 정확도: 84.92362 손실 함수(loss): 197129.73 tloss: 448.959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7 트레이닝 데이터 정확도: nan 손실 함수(loss): 196467.42 tloss: 439.50464 trate 0</text:p>
          </table:table-cell>
        </table:table-row>
        <table:table-row table:style-name="ro1">
          <table:table-cell office:value-type="string" calcext:value-type="string">
            <text:p>테스트 데이터 정확도: 84.9214 손실 함수(loss): 196587.42 tloss: 448.692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8 트레이닝 데이터 정확도: nan 손실 함수(loss): 195943.78 tloss: 439.4534 trate 0</text:p>
          </table:table-cell>
        </table:table-row>
        <table:table-row table:style-name="ro1">
          <table:table-cell office:value-type="string" calcext:value-type="string">
            <text:p>테스트 데이터 정확도: 84.867516 손실 함수(loss): 196082.67 tloss: 448.708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9 트레이닝 데이터 정확도: nan 손실 함수(loss): 195423.98 tloss: 439.5336 trate 0</text:p>
          </table:table-cell>
        </table:table-row>
        <table:table-row table:style-name="ro1">
          <table:table-cell office:value-type="string" calcext:value-type="string">
            <text:p>테스트 데이터 정확도: 84.79663 손실 함수(loss): 195517.66 tloss: 448.74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0 트레이닝 데이터 정확도: nan 손실 함수(loss): 194875.69 tloss: 439.37195 trate 0</text:p>
          </table:table-cell>
        </table:table-row>
        <table:table-row table:style-name="ro1">
          <table:table-cell office:value-type="string" calcext:value-type="string">
            <text:p>테스트 데이터 정확도: 84.69178 손실 함수(loss): 195041.39 tloss: 448.528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1 트레이닝 데이터 정확도: nan 손실 함수(loss): 194360.33 tloss: 439.32892 trate 0</text:p>
          </table:table-cell>
        </table:table-row>
        <table:table-row table:style-name="ro1">
          <table:table-cell office:value-type="string" calcext:value-type="string">
            <text:p>테스트 데이터 정확도: 84.56112 손실 함수(loss): 194480.83 tloss: 448.695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2 트레이닝 데이터 정확도: nan 손실 함수(loss): 193831.64 tloss: 439.2098 trate 0</text:p>
          </table:table-cell>
        </table:table-row>
        <table:table-row table:style-name="ro1">
          <table:table-cell office:value-type="string" calcext:value-type="string">
            <text:p>테스트 데이터 정확도: 84.645615 손실 함수(loss): 194114.62 tloss: 448.493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3 트레이닝 데이터 정확도: nan 손실 함수(loss): 193337.22 tloss: 438.94467 trate 0</text:p>
          </table:table-cell>
        </table:table-row>
        <table:table-row table:style-name="ro1">
          <table:table-cell office:value-type="string" calcext:value-type="string">
            <text:p>테스트 데이터 정확도: 84.51031 손실 함수(loss): 193581.28 tloss: 448.626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4 트레이닝 데이터 정확도: nan 손실 함수(loss): 192803.95 tloss: 439.0408 trate 0</text:p>
          </table:table-cell>
        </table:table-row>
        <table:table-row table:style-name="ro1">
          <table:table-cell office:value-type="string" calcext:value-type="string">
            <text:p>테스트 데이터 정확도: 84.42595 손실 함수(loss): 193071.02 tloss: 448.56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5 트레이닝 데이터 정확도: nan 손실 함수(loss): 192300.88 tloss: 438.93744 trate 0</text:p>
          </table:table-cell>
        </table:table-row>
        <table:table-row table:style-name="ro1">
          <table:table-cell office:value-type="string" calcext:value-type="string">
            <text:p>테스트 데이터 정확도: 84.41024 손실 함수(loss): 192544.64 tloss: 448.280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6 트레이닝 데이터 정확도: nan 손실 함수(loss): 191789.58 tloss: 438.9125 trate 0</text:p>
          </table:table-cell>
        </table:table-row>
        <table:table-row table:style-name="ro1">
          <table:table-cell office:value-type="string" calcext:value-type="string">
            <text:p>테스트 데이터 정확도: 84.27507 손실 함수(loss): 192057.77 tloss: 448.583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7 트레이닝 데이터 정확도: nan 손실 함수(loss): 191292.4 tloss: 438.9227 trate 0</text:p>
          </table:table-cell>
        </table:table-row>
        <table:table-row table:style-name="ro1">
          <table:table-cell office:value-type="string" calcext:value-type="string">
            <text:p>테스트 데이터 정확도: 84.284836 손실 함수(loss): 191544.83 tloss: 448.617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8 트레이닝 데이터 정확도: nan 손실 함수(loss): 190781.98 tloss: 438.90097 trate 0</text:p>
          </table:table-cell>
        </table:table-row>
        <table:table-row table:style-name="ro1">
          <table:table-cell office:value-type="string" calcext:value-type="string">
            <text:p>테스트 데이터 정확도: 84.24544 손실 함수(loss): 191090.28 tloss: 448.158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9 트레이닝 데이터 정확도: nan 손실 함수(loss): 190263.4 tloss: 438.7734 trate 0</text:p>
          </table:table-cell>
        </table:table-row>
        <table:table-row table:style-name="ro1">
          <table:table-cell office:value-type="string" calcext:value-type="string">
            <text:p>테스트 데이터 정확도: 84.11834 손실 함수(loss): 190626.33 tloss: 448.295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0 트레이닝 데이터 정확도: nan 손실 함수(loss): 189776.31 tloss: 438.69766 trate 0</text:p>
          </table:table-cell>
        </table:table-row>
        <table:table-row table:style-name="ro1">
          <table:table-cell office:value-type="string" calcext:value-type="string">
            <text:p>테스트 데이터 정확도: 84.07753 손실 함수(loss): 190112.36 tloss: 448.262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1 트레이닝 데이터 정확도: nan 손실 함수(loss): 189286.81 tloss: 438.67896 trate 0</text:p>
          </table:table-cell>
        </table:table-row>
        <table:table-row table:style-name="ro1">
          <table:table-cell office:value-type="string" calcext:value-type="string">
            <text:p>테스트 데이터 정확도: 83.88944 손실 함수(loss): 189584.89 tloss: 448.159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2 트레이닝 데이터 정확도: nan 손실 함수(loss): 188796.19 tloss: 438.5692 trate 0</text:p>
          </table:table-cell>
        </table:table-row>
        <table:table-row table:style-name="ro1">
          <table:table-cell office:value-type="string" calcext:value-type="string">
            <text:p>테스트 데이터 정확도: 84.03627 손실 함수(loss): 189141.48 tloss: 448.245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3 트레이닝 데이터 정확도: nan 손실 함수(loss): 188324.4 tloss: 438.6543 trate 0</text:p>
          </table:table-cell>
        </table:table-row>
        <table:table-row table:style-name="ro1">
          <table:table-cell office:value-type="string" calcext:value-type="string">
            <text:p>테스트 데이터 정확도: 83.90007 손실 함수(loss): 188651.14 tloss: 448.163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4 트레이닝 데이터 정확도: nan 손실 함수(loss): 187838.33 tloss: 438.65207 trate 0</text:p>
          </table:table-cell>
        </table:table-row>
        <table:table-row table:style-name="ro1">
          <table:table-cell office:value-type="string" calcext:value-type="string">
            <text:p>테스트 데이터 정확도: 83.83162 손실 함수(loss): 188154.36 tloss: 448.077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5 트레이닝 데이터 정확도: nan 손실 함수(loss): 187357.33 tloss: 438.4661 trate 0</text:p>
          </table:table-cell>
        </table:table-row>
        <table:table-row table:style-name="ro1">
          <table:table-cell office:value-type="string" calcext:value-type="string">
            <text:p>테스트 데이터 정확도: 83.71453 손실 함수(loss): 187600.92 tloss: 447.979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6 트레이닝 데이터 정확도: nan 손실 함수(loss): 186882.42 tloss: 438.57196 trate 0</text:p>
          </table:table-cell>
        </table:table-row>
        <table:table-row table:style-name="ro1">
          <table:table-cell office:value-type="string" calcext:value-type="string">
            <text:p>테스트 데이터 정확도: 83.56372 손실 함수(loss): 187163.95 tloss: 447.919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7 트레이닝 데이터 정확도: nan 손실 함수(loss): 186411.73 tloss: 438.48343 trate 0</text:p>
          </table:table-cell>
        </table:table-row>
        <table:table-row table:style-name="ro1">
          <table:table-cell office:value-type="string" calcext:value-type="string">
            <text:p>테스트 데이터 정확도: 83.59297 손실 함수(loss): 186771.86 tloss: 448.095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8 트레이닝 데이터 정확도: nan 손실 함수(loss): 185946.75 tloss: 438.53763 trate 0</text:p>
          </table:table-cell>
        </table:table-row>
        <table:table-row table:style-name="ro1">
          <table:table-cell office:value-type="string" calcext:value-type="string">
            <text:p>테스트 데이터 정확도: 83.59016 손실 함수(loss): 186271.61 tloss: 447.866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9 트레이닝 데이터 정확도: nan 손실 함수(loss): 185476.45 tloss: 438.4101 trate 0</text:p>
          </table:table-cell>
        </table:table-row>
        <table:table-row table:style-name="ro1">
          <table:table-cell office:value-type="string" calcext:value-type="string">
            <text:p>테스트 데이터 정확도: 83.502785 손실 함수(loss): 185777.12 tloss: 447.918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0 트레이닝 데이터 정확도: nan 손실 함수(loss): 185021.23 tloss: 438.3267 trate 0</text:p>
          </table:table-cell>
        </table:table-row>
        <table:table-row table:style-name="ro1">
          <table:table-cell office:value-type="string" calcext:value-type="string">
            <text:p>테스트 데이터 정확도: 83.43772 손실 함수(loss): 185380.28 tloss: 447.915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1 트레이닝 데이터 정확도: nan 손실 함수(loss): 184564.58 tloss: 438.33304 trate 0</text:p>
          </table:table-cell>
        </table:table-row>
        <table:table-row table:style-name="ro1">
          <table:table-cell office:value-type="string" calcext:value-type="string">
            <text:p>테스트 데이터 정확도: 83.47718 손실 함수(loss): 184901.75 tloss: 447.60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2 트레이닝 데이터 정확도: nan 손실 함수(loss): 184084.84 tloss: 438.28513 trate 0</text:p>
          </table:table-cell>
        </table:table-row>
        <table:table-row table:style-name="ro1">
          <table:table-cell office:value-type="string" calcext:value-type="string">
            <text:p>테스트 데이터 정확도: 83.31416 손실 함수(loss): 184437.77 tloss: 447.74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3 트레이닝 데이터 정확도: nan 손실 함수(loss): 183645.84 tloss: 438.2615 trate 0</text:p>
          </table:table-cell>
        </table:table-row>
        <table:table-row table:style-name="ro1">
          <table:table-cell office:value-type="string" calcext:value-type="string">
            <text:p>테스트 데이터 정확도: 83.33199 손실 함수(loss): 183975.61 tloss: 447.393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4 트레이닝 데이터 정확도: nan 손실 함수(loss): 183186.05 tloss: 438.21478 trate 0</text:p>
          </table:table-cell>
        </table:table-row>
        <table:table-row table:style-name="ro1">
          <table:table-cell office:value-type="string" calcext:value-type="string">
            <text:p>테스트 데이터 정확도: 83.21062 손실 함수(loss): 183561.45 tloss: 447.526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5 트레이닝 데이터 정확도: nan 손실 함수(loss): 182757.22 tloss: 438.20993 trate 0</text:p>
          </table:table-cell>
        </table:table-row>
        <table:table-row table:style-name="ro1">
          <table:table-cell office:value-type="string" calcext:value-type="string">
            <text:p>테스트 데이터 정확도: 83.135475 손실 함수(loss): 183080.08 tloss: 447.492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6 트레이닝 데이터 정확도: nan 손실 함수(loss): 182345.42 tloss: 438.1404 trate 0</text:p>
          </table:table-cell>
        </table:table-row>
        <table:table-row table:style-name="ro1">
          <table:table-cell office:value-type="string" calcext:value-type="string">
            <text:p>테스트 데이터 정확도: 83.16316 손실 함수(loss): 182611.14 tloss: 447.18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7 트레이닝 데이터 정확도: nan 손실 함수(loss): 181859.6 tloss: 438.21164 trate 0</text:p>
          </table:table-cell>
        </table:table-row>
        <table:table-row table:style-name="ro1">
          <table:table-cell office:value-type="string" calcext:value-type="string">
            <text:p>테스트 데이터 정확도: 83.04791 손실 함수(loss): 182244.22 tloss: 447.579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8 트레이닝 데이터 정확도: nan 손실 함수(loss): 181427.0 tloss: 438.08145 trate 0</text:p>
          </table:table-cell>
        </table:table-row>
        <table:table-row table:style-name="ro1">
          <table:table-cell office:value-type="string" calcext:value-type="string">
            <text:p>테스트 데이터 정확도: 82.97081 손실 함수(loss): 181738.42 tloss: 447.132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9 트레이닝 데이터 정확도: nan 손실 함수(loss): 181024.9 tloss: 438.23178 trate 0</text:p>
          </table:table-cell>
        </table:table-row>
        <table:table-row table:style-name="ro1">
          <table:table-cell office:value-type="string" calcext:value-type="string">
            <text:p>테스트 데이터 정확도: 82.92113 손실 함수(loss): 181311.36 tloss: 447.322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0 트레이닝 데이터 정확도: nan 손실 함수(loss): 180611.3 tloss: 438.2935 trate 0</text:p>
          </table:table-cell>
        </table:table-row>
        <table:table-row table:style-name="ro1">
          <table:table-cell office:value-type="string" calcext:value-type="string">
            <text:p>테스트 데이터 정확도: 82.798744 손실 함수(loss): 180833.2 tloss: 446.93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1 트레이닝 데이터 정확도: nan 손실 함수(loss): 180173.84 tloss: 438.0775 trate 0</text:p>
          </table:table-cell>
        </table:table-row>
        <table:table-row table:style-name="ro1">
          <table:table-cell office:value-type="string" calcext:value-type="string">
            <text:p>테스트 데이터 정확도: 82.90142 손실 함수(loss): 180500.62 tloss: 447.154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2 트레이닝 데이터 정확도: nan 손실 함수(loss): 179729.14 tloss: 437.98703 trate 0</text:p>
          </table:table-cell>
        </table:table-row>
        <table:table-row table:style-name="ro1">
          <table:table-cell office:value-type="string" calcext:value-type="string">
            <text:p>테스트 데이터 정확도: 82.71249 손실 함수(loss): 180093.78 tloss: 447.266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3 트레이닝 데이터 정확도: nan 손실 함수(loss): 179329.11 tloss: 437.90714 trate 0</text:p>
          </table:table-cell>
        </table:table-row>
        <table:table-row table:style-name="ro1">
          <table:table-cell office:value-type="string" calcext:value-type="string">
            <text:p>테스트 데이터 정확도: 82.78132 손실 함수(loss): 179612.2 tloss: 446.703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4 트레이닝 데이터 정확도: nan 손실 함수(loss): 178871.33 tloss: 438.0058 trate 0</text:p>
          </table:table-cell>
        </table:table-row>
        <table:table-row table:style-name="ro1">
          <table:table-cell office:value-type="string" calcext:value-type="string">
            <text:p>테스트 데이터 정확도: 82.7511 손실 함수(loss): 179208.08 tloss: 446.978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5 트레이닝 데이터 정확도: nan 손실 함수(loss): 178489.38 tloss: 437.8825 trate 0</text:p>
          </table:table-cell>
        </table:table-row>
        <table:table-row table:style-name="ro1">
          <table:table-cell office:value-type="string" calcext:value-type="string">
            <text:p>테스트 데이터 정확도: 82.6675 손실 함수(loss): 178798.17 tloss: 446.947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6 트레이닝 데이터 정확도: nan 손실 함수(loss): 178092.14 tloss: 438.24887 trate 0</text:p>
          </table:table-cell>
        </table:table-row>
        <table:table-row table:style-name="ro1">
          <table:table-cell office:value-type="string" calcext:value-type="string">
            <text:p>테스트 데이터 정확도: 82.55731 손실 함수(loss): 178344.27 tloss: 446.682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7 트레이닝 데이터 정확도: nan 손실 함수(loss): 177673.6 tloss: 437.8683 trate 0</text:p>
          </table:table-cell>
        </table:table-row>
        <table:table-row table:style-name="ro1">
          <table:table-cell office:value-type="string" calcext:value-type="string">
            <text:p>테스트 데이터 정확도: 82.5351 손실 함수(loss): 178059.47 tloss: 447.011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8 트레이닝 데이터 정확도: nan 손실 함수(loss): 177262.1 tloss: 437.96616 trate 0</text:p>
          </table:table-cell>
        </table:table-row>
        <table:table-row table:style-name="ro1">
          <table:table-cell office:value-type="string" calcext:value-type="string">
            <text:p>테스트 데이터 정확도: 82.48773 손실 함수(loss): 177542.1 tloss: 446.515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9 트레이닝 데이터 정확도: nan 손실 함수(loss): 176852.9 tloss: 437.80093 trate 0</text:p>
          </table:table-cell>
        </table:table-row>
        <table:table-row table:style-name="ro1">
          <table:table-cell office:value-type="string" calcext:value-type="string">
            <text:p>테스트 데이터 정확도: 82.47101 손실 함수(loss): 177229.95 tloss: 446.838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0 트레이닝 데이터 정확도: nan 손실 함수(loss): 176478.14 tloss: 437.92978 trate 0</text:p>
          </table:table-cell>
        </table:table-row>
        <table:table-row table:style-name="ro1">
          <table:table-cell office:value-type="string" calcext:value-type="string">
            <text:p>테스트 데이터 정확도: 82.44324 손실 함수(loss): 176841.39 tloss: 446.926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1 트레이닝 데이터 정확도: nan 손실 함수(loss): 176104.22 tloss: 437.94006 trate 0</text:p>
          </table:table-cell>
        </table:table-row>
        <table:table-row table:style-name="ro1">
          <table:table-cell office:value-type="string" calcext:value-type="string">
            <text:p>테스트 데이터 정확도: 82.28493 손실 함수(loss): 176328.66 tloss: 446.353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2 트레이닝 데이터 정확도: nan 손실 함수(loss): 175669.14 tloss: 437.8296 trate 0</text:p>
          </table:table-cell>
        </table:table-row>
        <table:table-row table:style-name="ro1">
          <table:table-cell office:value-type="string" calcext:value-type="string">
            <text:p>테스트 데이터 정확도: 82.34247 손실 함수(loss): 175910.11 tloss: 446.296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3 트레이닝 데이터 정확도: nan 손실 함수(loss): 175252.27 tloss: 437.71194 trate 0</text:p>
          </table:table-cell>
        </table:table-row>
        <table:table-row table:style-name="ro1">
          <table:table-cell office:value-type="string" calcext:value-type="string">
            <text:p>테스트 데이터 정확도: 82.285034 손실 함수(loss): 175553.02 tloss: 446.191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4 트레이닝 데이터 정확도: nan 손실 함수(loss): 174922.05 tloss: 437.65213 trate 0</text:p>
          </table:table-cell>
        </table:table-row>
        <table:table-row table:style-name="ro1">
          <table:table-cell office:value-type="string" calcext:value-type="string">
            <text:p>테스트 데이터 정확도: 82.26674 손실 함수(loss): 175131.28 tloss: 446.211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5 트레이닝 데이터 정확도: nan 손실 함수(loss): 174506.27 tloss: 437.65817 trate 0</text:p>
          </table:table-cell>
        </table:table-row>
        <table:table-row table:style-name="ro1">
          <table:table-cell office:value-type="string" calcext:value-type="string">
            <text:p>테스트 데이터 정확도: 82.15131 손실 함수(loss): 174748.86 tloss: 446.083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6 트레이닝 데이터 정확도: nan 손실 함수(loss): 174116.14 tloss: 437.6751 trate 0</text:p>
          </table:table-cell>
        </table:table-row>
        <table:table-row table:style-name="ro1">
          <table:table-cell office:value-type="string" calcext:value-type="string">
            <text:p>테스트 데이터 정확도: 82.215576 손실 함수(loss): 174397.25 tloss: 446.023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7 트레이닝 데이터 정확도: nan 손실 함수(loss): 173742.77 tloss: 437.4635 trate 0</text:p>
          </table:table-cell>
        </table:table-row>
        <table:table-row table:style-name="ro1">
          <table:table-cell office:value-type="string" calcext:value-type="string">
            <text:p>테스트 데이터 정확도: 82.2511 손실 함수(loss): 174010.9 tloss: 445.943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8 트레이닝 데이터 정확도: nan 손실 함수(loss): 173355.77 tloss: 437.41608 trate 0</text:p>
          </table:table-cell>
        </table:table-row>
        <table:table-row table:style-name="ro1">
          <table:table-cell office:value-type="string" calcext:value-type="string">
            <text:p>테스트 데이터 정확도: 82.11657 손실 함수(loss): 173665.23 tloss: 445.958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9 트레이닝 데이터 정확도: nan 손실 함수(loss): 172977.11 tloss: 437.5634 trate 0</text:p>
          </table:table-cell>
        </table:table-row>
        <table:table-row table:style-name="ro1">
          <table:table-cell office:value-type="string" calcext:value-type="string">
            <text:p>테스트 데이터 정확도: 82.028885 손실 함수(loss): 173263.39 tloss: 445.861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0 트레이닝 데이터 정확도: nan 손실 함수(loss): 172623.34 tloss: 437.5113 trate 0</text:p>
          </table:table-cell>
        </table:table-row>
        <table:table-row table:style-name="ro1">
          <table:table-cell office:value-type="string" calcext:value-type="string">
            <text:p>테스트 데이터 정확도: 81.97294 손실 함수(loss): 172991.27 tloss: 445.889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1 트레이닝 데이터 정확도: nan 손실 함수(loss): 172262.77 tloss: 437.5916 trate 0</text:p>
          </table:table-cell>
        </table:table-row>
        <table:table-row table:style-name="ro1">
          <table:table-cell office:value-type="string" calcext:value-type="string">
            <text:p>테스트 데이터 정확도: 82.02507 손실 함수(loss): 172534.5 tloss: 445.745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2 트레이닝 데이터 정확도: nan 손실 함수(loss): 171884.3 tloss: 437.3825 trate 0</text:p>
          </table:table-cell>
        </table:table-row>
        <table:table-row table:style-name="ro1">
          <table:table-cell office:value-type="string" calcext:value-type="string">
            <text:p>테스트 데이터 정확도: 81.938515 손실 함수(loss): 172147.78 tloss: 445.638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3 트레이닝 데이터 정확도: nan 손실 함수(loss): 171517.77 tloss: 437.43222 trate 0</text:p>
          </table:table-cell>
        </table:table-row>
        <table:table-row table:style-name="ro1">
          <table:table-cell office:value-type="string" calcext:value-type="string">
            <text:p>테스트 데이터 정확도: 81.84408 손실 함수(loss): 171921.89 tloss: 445.913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4 트레이닝 데이터 정확도: nan 손실 함수(loss): 171219.27 tloss: 437.34402 trate 0</text:p>
          </table:table-cell>
        </table:table-row>
        <table:table-row table:style-name="ro1">
          <table:table-cell office:value-type="string" calcext:value-type="string">
            <text:p>테스트 데이터 정확도: 81.87524 손실 함수(loss): 171497.03 tloss: 445.3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5 트레이닝 데이터 정확도: nan 손실 함수(loss): 170818.84 tloss: 437.2116 trate 0</text:p>
          </table:table-cell>
        </table:table-row>
        <table:table-row table:style-name="ro1">
          <table:table-cell office:value-type="string" calcext:value-type="string">
            <text:p>테스트 데이터 정확도: 81.824875 손실 함수(loss): 171197.75 tloss: 445.778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6 트레이닝 데이터 정확도: nan 손실 함수(loss): 170508.66 tloss: 437.35962 trate 0</text:p>
          </table:table-cell>
        </table:table-row>
        <table:table-row table:style-name="ro1">
          <table:table-cell office:value-type="string" calcext:value-type="string">
            <text:p>테스트 데이터 정확도: 81.82607 손실 함수(loss): 170806.27 tloss: 445.573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7 트레이닝 데이터 정확도: nan 손실 함수(loss): 170165.77 tloss: 437.48428 trate 0</text:p>
          </table:table-cell>
        </table:table-row>
        <table:table-row table:style-name="ro1">
          <table:table-cell office:value-type="string" calcext:value-type="string">
            <text:p>테스트 데이터 정확도: 81.777725 손실 함수(loss): 170515.77 tloss: 445.818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8 트레이닝 데이터 정확도: nan 손실 함수(loss): 169811.33 tloss: 437.17136 trate 0</text:p>
          </table:table-cell>
        </table:table-row>
        <table:table-row table:style-name="ro1">
          <table:table-cell office:value-type="string" calcext:value-type="string">
            <text:p>테스트 데이터 정확도: 81.812584 손실 함수(loss): 170063.33 tloss: 445.219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9 트레이닝 데이터 정확도: nan 손실 함수(loss): 169413.34 tloss: 437.27 trate 0</text:p>
          </table:table-cell>
        </table:table-row>
        <table:table-row table:style-name="ro1">
          <table:table-cell office:value-type="string" calcext:value-type="string">
            <text:p>테스트 데이터 정확도: 81.6624 손실 함수(loss): 169813.45 tloss: 445.523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0 트레이닝 데이터 정확도: nan 손실 함수(loss): 169149.67 tloss: 437.17316 trate 0</text:p>
          </table:table-cell>
        </table:table-row>
        <table:table-row table:style-name="ro1">
          <table:table-cell office:value-type="string" calcext:value-type="string">
            <text:p>테스트 데이터 정확도: 81.618164 손실 함수(loss): 169396.27 tloss: 445.225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1 트레이닝 데이터 정확도: nan 손실 함수(loss): 168747.86 tloss: 437.2282 trate 0</text:p>
          </table:table-cell>
        </table:table-row>
        <table:table-row table:style-name="ro1">
          <table:table-cell office:value-type="string" calcext:value-type="string">
            <text:p>테스트 데이터 정확도: 81.58867 손실 함수(loss): 169152.72 tloss: 445.39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2 트레이닝 데이터 정확도: nan 손실 함수(loss): 168481.48 tloss: 437.25018 trate 0</text:p>
          </table:table-cell>
        </table:table-row>
        <table:table-row table:style-name="ro1">
          <table:table-cell office:value-type="string" calcext:value-type="string">
            <text:p>테스트 데이터 정확도: 81.591515 손실 함수(loss): 168801.5 tloss: 444.89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3 트레이닝 데이터 정확도: nan 손실 함수(loss): 168078.77 tloss: 437.19354 trate 0</text:p>
          </table:table-cell>
        </table:table-row>
        <table:table-row table:style-name="ro1">
          <table:table-cell office:value-type="string" calcext:value-type="string">
            <text:p>테스트 데이터 정확도: 81.60962 손실 함수(loss): 168526.95 tloss: 445.492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4 트레이닝 데이터 정확도: nan 손실 함수(loss): 167798.55 tloss: 437.2354 trate 0</text:p>
          </table:table-cell>
        </table:table-row>
        <table:table-row table:style-name="ro1">
          <table:table-cell office:value-type="string" calcext:value-type="string">
            <text:p>테스트 데이터 정확도: 81.47737 손실 함수(loss): 168142.97 tloss: 445.136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5 트레이닝 데이터 정확도: nan 손실 함수(loss): 167476.52 tloss: 437.23697 trate 0</text:p>
          </table:table-cell>
        </table:table-row>
        <table:table-row table:style-name="ro1">
          <table:table-cell office:value-type="string" calcext:value-type="string">
            <text:p>테스트 데이터 정확도: 81.45323 손실 함수(loss): 167829.48 tloss: 445.131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6 트레이닝 데이터 정확도: nan 손실 함수(loss): 167118.02 tloss: 437.13843 trate 0</text:p>
          </table:table-cell>
        </table:table-row>
        <table:table-row table:style-name="ro1">
          <table:table-cell office:value-type="string" calcext:value-type="string">
            <text:p>테스트 데이터 정확도: 81.60519 손실 함수(loss): 167480.34 tloss: 445.009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7 트레이닝 데이터 정확도: nan 손실 함수(loss): 166816.52 tloss: 437.10934 trate 0</text:p>
          </table:table-cell>
        </table:table-row>
        <table:table-row table:style-name="ro1">
          <table:table-cell office:value-type="string" calcext:value-type="string">
            <text:p>테스트 데이터 정확도: 81.35558 손실 함수(loss): 167265.25 tloss: 445.609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8 트레이닝 데이터 정확도: nan 손실 함수(loss): 166541.9 tloss: 437.19223 trate 0</text:p>
          </table:table-cell>
        </table:table-row>
        <table:table-row table:style-name="ro1">
          <table:table-cell office:value-type="string" calcext:value-type="string">
            <text:p>테스트 데이터 정확도: 81.442825 손실 함수(loss): 166889.64 tloss: 445.279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9 트레이닝 데이터 정확도: nan 손실 함수(loss): 166219.23 tloss: 437.20377 trate 0</text:p>
          </table:table-cell>
        </table:table-row>
        <table:table-row table:style-name="ro1">
          <table:table-cell office:value-type="string" calcext:value-type="string">
            <text:p>테스트 데이터 정확도: 81.3182 손실 함수(loss): 166591.03 tloss: 445.033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0 트레이닝 데이터 정확도: nan 손실 함수(loss): 165928.36 tloss: 437.28815 trate 0</text:p>
          </table:table-cell>
        </table:table-row>
        <table:table-row table:style-name="ro1">
          <table:table-cell office:value-type="string" calcext:value-type="string">
            <text:p>테스트 데이터 정확도: 81.371475 손실 함수(loss): 166225.14 tloss: 444.79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1 트레이닝 데이터 정확도: nan 손실 함수(loss): 165615.62 tloss: 437.09897 trate 0</text:p>
          </table:table-cell>
        </table:table-row>
        <table:table-row table:style-name="ro1">
          <table:table-cell office:value-type="string" calcext:value-type="string">
            <text:p>테스트 데이터 정확도: 81.24336 손실 함수(loss): 165944.33 tloss: 444.97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2 트레이닝 데이터 정확도: nan 손실 함수(loss): 165285.81 tloss: 437.082 trate 0</text:p>
          </table:table-cell>
        </table:table-row>
        <table:table-row table:style-name="ro1">
          <table:table-cell office:value-type="string" calcext:value-type="string">
            <text:p>테스트 데이터 정확도: 81.28373 손실 함수(loss): 165665.0 tloss: 444.872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3 트레이닝 데이터 정확도: nan 손실 함수(loss): 165001.69 tloss: 437.11423 trate 0</text:p>
          </table:table-cell>
        </table:table-row>
        <table:table-row table:style-name="ro1">
          <table:table-cell office:value-type="string" calcext:value-type="string">
            <text:p>테스트 데이터 정확도: 81.22901 손실 함수(loss): 165307.97 tloss: 444.845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4 트레이닝 데이터 정확도: nan 손실 함수(loss): 164688.53 tloss: 437.0392 trate 0</text:p>
          </table:table-cell>
        </table:table-row>
        <table:table-row table:style-name="ro1">
          <table:table-cell office:value-type="string" calcext:value-type="string">
            <text:p>테스트 데이터 정확도: 81.2625 손실 함수(loss): 165098.27 tloss: 444.93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5 트레이닝 데이터 정확도: nan 손실 함수(loss): 164428.27 tloss: 437.06534 trate 0</text:p>
          </table:table-cell>
        </table:table-row>
        <table:table-row table:style-name="ro1">
          <table:table-cell office:value-type="string" calcext:value-type="string">
            <text:p>테스트 데이터 정확도: 81.18647 손실 함수(loss): 164740.48 tloss: 444.71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6 트레이닝 데이터 정확도: nan 손실 함수(loss): 164129.66 tloss: 437.0402 trate 0</text:p>
          </table:table-cell>
        </table:table-row>
        <table:table-row table:style-name="ro1">
          <table:table-cell office:value-type="string" calcext:value-type="string">
            <text:p>테스트 데이터 정확도: 81.22557 손실 함수(loss): 164401.5 tloss: 444.599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7 트레이닝 데이터 정확도: nan 손실 함수(loss): 163827.34 tloss: 436.97598 trate 0</text:p>
          </table:table-cell>
        </table:table-row>
        <table:table-row table:style-name="ro1">
          <table:table-cell office:value-type="string" calcext:value-type="string">
            <text:p>테스트 데이터 정확도: 81.098854 손실 함수(loss): 164145.38 tloss: 444.815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8 트레이닝 데이터 정확도: nan 손실 함수(loss): 163498.47 tloss: 436.87155 trate 0</text:p>
          </table:table-cell>
        </table:table-row>
        <table:table-row table:style-name="ro1">
          <table:table-cell office:value-type="string" calcext:value-type="string">
            <text:p>테스트 데이터 정확도: 81.08451 손실 함수(loss): 163883.53 tloss: 444.810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9 트레이닝 데이터 정확도: nan 손실 함수(loss): 163201.92 tloss: 436.56302 trate 0</text:p>
          </table:table-cell>
        </table:table-row>
        <table:table-row table:style-name="ro1">
          <table:table-cell office:value-type="string" calcext:value-type="string">
            <text:p>테스트 데이터 정확도: 80.98113 손실 함수(loss): 163574.45 tloss: 443.747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0 트레이닝 데이터 정확도: nan 손실 함수(loss): 162905.62 tloss: 436.46396 trate 0</text:p>
          </table:table-cell>
        </table:table-row>
        <table:table-row table:style-name="ro1">
          <table:table-cell office:value-type="string" calcext:value-type="string">
            <text:p>테스트 데이터 정확도: 80.98002 손실 함수(loss): 163303.62 tloss: 444.7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1 트레이닝 데이터 정확도: nan 손실 함수(loss): 162618.9 tloss: 436.55295 trate 0</text:p>
          </table:table-cell>
        </table:table-row>
        <table:table-row table:style-name="ro1">
          <table:table-cell office:value-type="string" calcext:value-type="string">
            <text:p>테스트 데이터 정확도: 80.918686 손실 함수(loss): 163022.14 tloss: 444.185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2 트레이닝 데이터 정확도: nan 손실 함수(loss): 162377.67 tloss: 436.46912 trate 0</text:p>
          </table:table-cell>
        </table:table-row>
        <table:table-row table:style-name="ro1">
          <table:table-cell office:value-type="string" calcext:value-type="string">
            <text:p>테스트 데이터 정확도: 80.97414 손실 함수(loss): 162750.11 tloss: 444.059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3 트레이닝 데이터 정확도: nan 손실 함수(loss): 162037.64 tloss: 436.45102 trate 0</text:p>
          </table:table-cell>
        </table:table-row>
        <table:table-row table:style-name="ro1">
          <table:table-cell office:value-type="string" calcext:value-type="string">
            <text:p>테스트 데이터 정확도: 80.87881 손실 함수(loss): 162490.7 tloss: 444.179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4 트레이닝 데이터 정확도: nan 손실 함수(loss): 161805.64 tloss: 436.48962 trate 0</text:p>
          </table:table-cell>
        </table:table-row>
        <table:table-row table:style-name="ro1">
          <table:table-cell office:value-type="string" calcext:value-type="string">
            <text:p>테스트 데이터 정확도: 80.84386 손실 함수(loss): 162271.0 tloss: 444.817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5 트레이닝 데이터 정확도: nan 손실 함수(loss): 161513.67 tloss: 436.37656 trate 0</text:p>
          </table:table-cell>
        </table:table-row>
        <table:table-row table:style-name="ro1">
          <table:table-cell office:value-type="string" calcext:value-type="string">
            <text:p>테스트 데이터 정확도: 80.87257 손실 함수(loss): 161946.0 tloss: 444.314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6 트레이닝 데이터 정확도: nan 손실 함수(loss): 161274.55 tloss: 436.5598 trate 0</text:p>
          </table:table-cell>
        </table:table-row>
        <table:table-row table:style-name="ro1">
          <table:table-cell office:value-type="string" calcext:value-type="string">
            <text:p>테스트 데이터 정확도: 80.86024 손실 함수(loss): 161671.77 tloss: 444.37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7 트레이닝 데이터 정확도: nan 손실 함수(loss): 160984.1 tloss: 436.33853 trate 0</text:p>
          </table:table-cell>
        </table:table-row>
        <table:table-row table:style-name="ro1">
          <table:table-cell office:value-type="string" calcext:value-type="string">
            <text:p>테스트 데이터 정확도: 80.86819 손실 함수(loss): 161479.88 tloss: 444.769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8 트레이닝 데이터 정확도: nan 손실 함수(loss): 160709.2 tloss: 436.18207 trate 0</text:p>
          </table:table-cell>
        </table:table-row>
        <table:table-row table:style-name="ro1">
          <table:table-cell office:value-type="string" calcext:value-type="string">
            <text:p>테스트 데이터 정확도: 80.7379 손실 함수(loss): 161143.89 tloss: 443.85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9 트레이닝 데이터 정확도: nan 손실 함수(loss): 160418.4 tloss: 436.01263 trate 0</text:p>
          </table:table-cell>
        </table:table-row>
        <table:table-row table:style-name="ro1">
          <table:table-cell office:value-type="string" calcext:value-type="string">
            <text:p>테스트 데이터 정확도: 80.65825 손실 함수(loss): 160764.83 tloss: 443.79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0 트레이닝 데이터 정확도: nan 손실 함수(loss): 160135.58 tloss: 435.9729 trate 0</text:p>
          </table:table-cell>
        </table:table-row>
        <table:table-row table:style-name="ro1">
          <table:table-cell office:value-type="string" calcext:value-type="string">
            <text:p>테스트 데이터 정확도: 80.79882 손실 함수(loss): 160726.75 tloss: 444.074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1 트레이닝 데이터 정확도: nan 손실 함수(loss): 159874.45 tloss: 436.13348 trate 0</text:p>
          </table:table-cell>
        </table:table-row>
        <table:table-row table:style-name="ro1">
          <table:table-cell office:value-type="string" calcext:value-type="string">
            <text:p>테스트 데이터 정확도: 80.702194 손실 함수(loss): 160411.03 tloss: 443.648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2 트레이닝 데이터 정확도: nan 손실 함수(loss): 159683.56 tloss: 435.86935 trate 0</text:p>
          </table:table-cell>
        </table:table-row>
        <table:table-row table:style-name="ro1">
          <table:table-cell office:value-type="string" calcext:value-type="string">
            <text:p>테스트 데이터 정확도: 80.48467 손실 함수(loss): 159824.34 tloss: 443.152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3 트레이닝 데이터 정확도: nan 손실 함수(loss): 159352.6 tloss: 435.57376 trate 0</text:p>
          </table:table-cell>
        </table:table-row>
        <table:table-row table:style-name="ro1">
          <table:table-cell office:value-type="string" calcext:value-type="string">
            <text:p>테스트 데이터 정확도: 80.35891 손실 함수(loss): 159513.92 tloss: 443.13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4 트레이닝 데이터 정확도: nan 손실 함수(loss): 159049.56 tloss: 435.21823 trate 0</text:p>
          </table:table-cell>
        </table:table-row>
        <table:table-row table:style-name="ro1">
          <table:table-cell office:value-type="string" calcext:value-type="string">
            <text:p>테스트 데이터 정확도: 80.33399 손실 함수(loss): 159216.0 tloss: 442.94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5 트레이닝 데이터 정확도: nan 손실 함수(loss): 158758.92 tloss: 435.3227 trate 0</text:p>
          </table:table-cell>
        </table:table-row>
        <table:table-row table:style-name="ro1">
          <table:table-cell office:value-type="string" calcext:value-type="string">
            <text:p>테스트 데이터 정확도: 80.484375 손실 함수(loss): 158998.72 tloss: 442.788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6 트레이닝 데이터 정확도: nan 손실 함수(loss): 158471.16 tloss: 435.3262 trate 0</text:p>
          </table:table-cell>
        </table:table-row>
        <table:table-row table:style-name="ro1">
          <table:table-cell office:value-type="string" calcext:value-type="string">
            <text:p>테스트 데이터 정확도: 80.25843 손실 함수(loss): 158668.05 tloss: 442.880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7 트레이닝 데이터 정확도: nan 손실 함수(loss): 158217.33 tloss: 435.14392 trate 0</text:p>
          </table:table-cell>
        </table:table-row>
        <table:table-row table:style-name="ro1">
          <table:table-cell office:value-type="string" calcext:value-type="string">
            <text:p>테스트 데이터 정확도: 80.224464 손실 함수(loss): 158433.28 tloss: 442.406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8 트레이닝 데이터 정확도: nan 손실 함수(loss): 157944.6 tloss: 434.9941 trate 0</text:p>
          </table:table-cell>
        </table:table-row>
        <table:table-row table:style-name="ro1">
          <table:table-cell office:value-type="string" calcext:value-type="string">
            <text:p>테스트 데이터 정확도: 80.191895 손실 함수(loss): 158289.11 tloss: 442.795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9 트레이닝 데이터 정확도: nan 손실 함수(loss): 157656.03 tloss: 435.0263 trate 0</text:p>
          </table:table-cell>
        </table:table-row>
        <table:table-row table:style-name="ro1">
          <table:table-cell office:value-type="string" calcext:value-type="string">
            <text:p>테스트 데이터 정확도: 80.341995 손실 함수(loss): 158031.45 tloss: 442.816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0 트레이닝 데이터 정확도: nan 손실 함수(loss): 157399.53 tloss: 435.12305 trate 0</text:p>
          </table:table-cell>
        </table:table-row>
        <table:table-row table:style-name="ro1">
          <table:table-cell office:value-type="string" calcext:value-type="string">
            <text:p>테스트 데이터 정확도: 80.18945 손실 함수(loss): 157678.98 tloss: 442.601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1 트레이닝 데이터 정확도: nan 손실 함수(loss): 157159.62 tloss: 435.0252 trate 0</text:p>
          </table:table-cell>
        </table:table-row>
        <table:table-row table:style-name="ro1">
          <table:table-cell office:value-type="string" calcext:value-type="string">
            <text:p>테스트 데이터 정확도: 80.184715 손실 함수(loss): 157470.53 tloss: 442.047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2 트레이닝 데이터 정확도: nan 손실 함수(loss): 156873.67 tloss: 434.80243 trate 0</text:p>
          </table:table-cell>
        </table:table-row>
        <table:table-row table:style-name="ro1">
          <table:table-cell office:value-type="string" calcext:value-type="string">
            <text:p>테스트 데이터 정확도: 80.21041 손실 함수(loss): 157224.5 tloss: 442.41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3 트레이닝 데이터 정확도: nan 손실 함수(loss): 156648.77 tloss: 434.809 trate 0</text:p>
          </table:table-cell>
        </table:table-row>
        <table:table-row table:style-name="ro1">
          <table:table-cell office:value-type="string" calcext:value-type="string">
            <text:p>테스트 데이터 정확도: 80.0281 손실 함수(loss): 156893.86 tloss: 442.624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4 트레이닝 데이터 정확도: nan 손실 함수(loss): 156356.08 tloss: 434.6024 trate 0</text:p>
          </table:table-cell>
        </table:table-row>
        <table:table-row table:style-name="ro1">
          <table:table-cell office:value-type="string" calcext:value-type="string">
            <text:p>테스트 데이터 정확도: 80.0335 손실 함수(loss): 156541.39 tloss: 441.8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5 트레이닝 데이터 정확도: nan 손실 함수(loss): 156118.05 tloss: 434.70282 trate 0</text:p>
          </table:table-cell>
        </table:table-row>
        <table:table-row table:style-name="ro1">
          <table:table-cell office:value-type="string" calcext:value-type="string">
            <text:p>테스트 데이터 정확도: 79.9452 손실 함수(loss): 156533.62 tloss: 442.324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6 트레이닝 데이터 정확도: nan 손실 함수(loss): 155870.88 tloss: 434.5489 trate 0</text:p>
          </table:table-cell>
        </table:table-row>
        <table:table-row table:style-name="ro1">
          <table:table-cell office:value-type="string" calcext:value-type="string">
            <text:p>테스트 데이터 정확도: 79.78353 손실 함수(loss): 156185.6 tloss: 441.837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7 트레이닝 데이터 정확도: nan 손실 함수(loss): 155568.22 tloss: 434.4967 trate 0</text:p>
          </table:table-cell>
        </table:table-row>
        <table:table-row table:style-name="ro1">
          <table:table-cell office:value-type="string" calcext:value-type="string">
            <text:p>테스트 데이터 정확도: 79.847725 손실 함수(loss): 155948.16 tloss: 442.832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8 트레이닝 데이터 정확도: nan 손실 함수(loss): 155263.1 tloss: 434.22366 trate 0</text:p>
          </table:table-cell>
        </table:table-row>
        <table:table-row table:style-name="ro1">
          <table:table-cell office:value-type="string" calcext:value-type="string">
            <text:p>테스트 데이터 정확도: 79.84282 손실 함수(loss): 155771.03 tloss: 442.06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9 트레이닝 데이터 정확도: nan 손실 함수(loss): 155066.73 tloss: 434.08395 trate 0</text:p>
          </table:table-cell>
        </table:table-row>
        <table:table-row table:style-name="ro1">
          <table:table-cell office:value-type="string" calcext:value-type="string">
            <text:p>테스트 데이터 정확도: 79.71733 손실 함수(loss): 155542.95 tloss: 441.270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0 트레이닝 데이터 정확도: nan 손실 함수(loss): 154787.4 tloss: 433.7122 trate 0</text:p>
          </table:table-cell>
        </table:table-row>
        <table:table-row table:style-name="ro1">
          <table:table-cell office:value-type="string" calcext:value-type="string">
            <text:p>테스트 데이터 정확도: 79.73562 손실 함수(loss): 155342.27 tloss: 441.538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1 트레이닝 데이터 정확도: nan 손실 함수(loss): 154456.84 tloss: 433.8221 trate 0</text:p>
          </table:table-cell>
        </table:table-row>
        <table:table-row table:style-name="ro1">
          <table:table-cell office:value-type="string" calcext:value-type="string">
            <text:p>테스트 데이터 정확도: 79.81191 손실 함수(loss): 155300.38 tloss: 441.548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2 트레이닝 데이터 정확도: nan 손실 함수(loss): 154248.52 tloss: 433.4585 trate 0</text:p>
          </table:table-cell>
        </table:table-row>
        <table:table-row table:style-name="ro1">
          <table:table-cell office:value-type="string" calcext:value-type="string">
            <text:p>테스트 데이터 정확도: 79.63117 손실 함수(loss): 154808.5 tloss: 441.787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3 트레이닝 데이터 정확도: nan 손실 함수(loss): 153843.16 tloss: 433.34735 trate 0</text:p>
          </table:table-cell>
        </table:table-row>
        <table:table-row table:style-name="ro1">
          <table:table-cell office:value-type="string" calcext:value-type="string">
            <text:p>테스트 데이터 정확도: 79.525795 손실 함수(loss): 154648.36 tloss: 441.43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4 트레이닝 데이터 정확도: nan 손실 함수(loss): 153604.33 tloss: 432.95862 trate 0</text:p>
          </table:table-cell>
        </table:table-row>
        <table:table-row table:style-name="ro1">
          <table:table-cell office:value-type="string" calcext:value-type="string">
            <text:p>테스트 데이터 정확도: 79.54986 손실 함수(loss): 154462.14 tloss: 441.89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5 트레이닝 데이터 정확도: nan 손실 함수(loss): 153243.97 tloss: 432.70816 trate 0</text:p>
          </table:table-cell>
        </table:table-row>
        <table:table-row table:style-name="ro1">
          <table:table-cell office:value-type="string" calcext:value-type="string">
            <text:p>테스트 데이터 정확도: 79.70085 손실 함수(loss): 154186.7 tloss: 441.30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6 트레이닝 데이터 정확도: nan 손실 함수(loss): 153012.92 tloss: 432.41055 trate 0</text:p>
          </table:table-cell>
        </table:table-row>
        <table:table-row table:style-name="ro1">
          <table:table-cell office:value-type="string" calcext:value-type="string">
            <text:p>테스트 데이터 정확도: 79.66603 손실 함수(loss): 153682.92 tloss: 440.995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7 트레이닝 데이터 정확도: nan 손실 함수(loss): 152739.42 tloss: 432.4113 trate 0</text:p>
          </table:table-cell>
        </table:table-row>
        <table:table-row table:style-name="ro1">
          <table:table-cell office:value-type="string" calcext:value-type="string">
            <text:p>테스트 데이터 정확도: 79.791954 손실 함수(loss): 153359.17 tloss: 441.258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8 트레이닝 데이터 정확도: nan 손실 함수(loss): 152404.94 tloss: 432.03403 trate 0</text:p>
          </table:table-cell>
        </table:table-row>
        <table:table-row table:style-name="ro1">
          <table:table-cell office:value-type="string" calcext:value-type="string">
            <text:p>테스트 데이터 정확도: 79.468376 손실 함수(loss): 153097.77 tloss: 440.57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9 트레이닝 데이터 정확도: nan 손실 함수(loss): 152196.3 tloss: 432.09378 trate 0</text:p>
          </table:table-cell>
        </table:table-row>
        <table:table-row table:style-name="ro1">
          <table:table-cell office:value-type="string" calcext:value-type="string">
            <text:p>테스트 데이터 정확도: 79.37243 손실 함수(loss): 152999.77 tloss: 440.74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0 트레이닝 데이터 정확도: nan 손실 함수(loss): 151906.7 tloss: 431.6932 trate 0</text:p>
          </table:table-cell>
        </table:table-row>
        <table:table-row table:style-name="ro1">
          <table:table-cell office:value-type="string" calcext:value-type="string">
            <text:p>테스트 데이터 정확도: 79.14159 손실 함수(loss): 152571.12 tloss: 440.541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1 트레이닝 데이터 정확도: nan 손실 함수(loss): 151607.23 tloss: 431.49362 trate 0</text:p>
          </table:table-cell>
        </table:table-row>
        <table:table-row table:style-name="ro1">
          <table:table-cell office:value-type="string" calcext:value-type="string">
            <text:p>테스트 데이터 정확도: 79.24945 손실 함수(loss): 152309.95 tloss: 440.9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2 트레이닝 데이터 정확도: nan 손실 함수(loss): 151459.1 tloss: 431.8832 trate 0</text:p>
          </table:table-cell>
        </table:table-row>
        <table:table-row table:style-name="ro1">
          <table:table-cell office:value-type="string" calcext:value-type="string">
            <text:p>테스트 데이터 정확도: 79.13832 손실 함수(loss): 151967.0 tloss: 440.833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3 트레이닝 데이터 정확도: nan 손실 함수(loss): 151166.12 tloss: 431.8425 trate 0</text:p>
          </table:table-cell>
        </table:table-row>
        <table:table-row table:style-name="ro1">
          <table:table-cell office:value-type="string" calcext:value-type="string">
            <text:p>테스트 데이터 정확도: 79.08696 손실 함수(loss): 151890.55 tloss: 440.263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4 트레이닝 데이터 정확도: nan 손실 함수(loss): 150857.66 tloss: 431.32962 trate 0</text:p>
          </table:table-cell>
        </table:table-row>
        <table:table-row table:style-name="ro1">
          <table:table-cell office:value-type="string" calcext:value-type="string">
            <text:p>테스트 데이터 정확도: 79.11166 손실 함수(loss): 151590.12 tloss: 440.34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5 트레이닝 데이터 정확도: nan 손실 함수(loss): 150573.47 tloss: 431.2338 trate 0</text:p>
          </table:table-cell>
        </table:table-row>
        <table:table-row table:style-name="ro1">
          <table:table-cell office:value-type="string" calcext:value-type="string">
            <text:p>테스트 데이터 정확도: 79.35962 손실 함수(loss): 151537.11 tloss: 440.115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6 트레이닝 데이터 정확도: nan 손실 함수(loss): 150348.73 tloss: 431.36832 trate 0</text:p>
          </table:table-cell>
        </table:table-row>
        <table:table-row table:style-name="ro1">
          <table:table-cell office:value-type="string" calcext:value-type="string">
            <text:p>테스트 데이터 정확도: 79.02074 손실 함수(loss): 151095.39 tloss: 440.519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7 트레이닝 데이터 정확도: nan 손실 함수(loss): 150131.98 tloss: 431.39862 trate 0</text:p>
          </table:table-cell>
        </table:table-row>
        <table:table-row table:style-name="ro1">
          <table:table-cell office:value-type="string" calcext:value-type="string">
            <text:p>테스트 데이터 정확도: 79.089294 손실 함수(loss): 150878.77 tloss: 440.050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8 트레이닝 데이터 정확도: nan 손실 함수(loss): 149989.16 tloss: 431.12723 trate 0</text:p>
          </table:table-cell>
        </table:table-row>
        <table:table-row table:style-name="ro1">
          <table:table-cell office:value-type="string" calcext:value-type="string">
            <text:p>테스트 데이터 정확도: 78.95849 손실 함수(loss): 150523.34 tloss: 440.100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9 트레이닝 데이터 정확도: nan 손실 함수(loss): 149570.0 tloss: 430.34653 trate 0</text:p>
          </table:table-cell>
        </table:table-row>
        <table:table-row table:style-name="ro1">
          <table:table-cell office:value-type="string" calcext:value-type="string">
            <text:p>테스트 데이터 정확도: 79.03417 손실 함수(loss): 150067.11 tloss: 439.03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0 트레이닝 데이터 정확도: nan 손실 함수(loss): 149408.48 tloss: 430.35248 trate 0</text:p>
          </table:table-cell>
        </table:table-row>
        <table:table-row table:style-name="ro1">
          <table:table-cell office:value-type="string" calcext:value-type="string">
            <text:p>테스트 데이터 정확도: 78.76971 손실 함수(loss): 149636.83 tloss: 439.409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1 트레이닝 데이터 정확도: nan 손실 함수(loss): 149101.25 tloss: 430.17615 trate 0</text:p>
          </table:table-cell>
        </table:table-row>
        <table:table-row table:style-name="ro1">
          <table:table-cell office:value-type="string" calcext:value-type="string">
            <text:p>테스트 데이터 정확도: 78.6164 손실 함수(loss): 149378.72 tloss: 438.49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2 트레이닝 데이터 정확도: nan 손실 함수(loss): 148762.34 tloss: 429.39417 trate 0</text:p>
          </table:table-cell>
        </table:table-row>
        <table:table-row table:style-name="ro1">
          <table:table-cell office:value-type="string" calcext:value-type="string">
            <text:p>테스트 데이터 정확도: 78.7391 손실 함수(loss): 148965.23 tloss: 438.948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3 트레이닝 데이터 정확도: nan 손실 함수(loss): 148455.16 tloss: 429.07965 trate 0</text:p>
          </table:table-cell>
        </table:table-row>
        <table:table-row table:style-name="ro1">
          <table:table-cell office:value-type="string" calcext:value-type="string">
            <text:p>테스트 데이터 정확도: 78.5615 손실 함수(loss): 148430.89 tloss: 438.977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4 트레이닝 데이터 정확도: nan 손실 함수(loss): 148108.9 tloss: 428.9079 trate 0</text:p>
          </table:table-cell>
        </table:table-row>
        <table:table-row table:style-name="ro1">
          <table:table-cell office:value-type="string" calcext:value-type="string">
            <text:p>테스트 데이터 정확도: 78.675575 손실 함수(loss): 148039.84 tloss: 438.00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5 트레이닝 데이터 정확도: nan 손실 함수(loss): 147815.19 tloss: 428.05667 trate 0</text:p>
          </table:table-cell>
        </table:table-row>
        <table:table-row table:style-name="ro1">
          <table:table-cell office:value-type="string" calcext:value-type="string">
            <text:p>테스트 데이터 정확도: 78.57006 손실 함수(loss): 147808.84 tloss: 436.92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6 트레이닝 데이터 정확도: nan 손실 함수(loss): 147491.62 tloss: 427.87888 trate 0</text:p>
          </table:table-cell>
        </table:table-row>
        <table:table-row table:style-name="ro1">
          <table:table-cell office:value-type="string" calcext:value-type="string">
            <text:p>테스트 데이터 정확도: 78.70306 손실 함수(loss): 147471.3 tloss: 436.198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7 트레이닝 데이터 정확도: nan 손실 함수(loss): 147028.16 tloss: 427.60403 trate 0</text:p>
          </table:table-cell>
        </table:table-row>
        <table:table-row table:style-name="ro1">
          <table:table-cell office:value-type="string" calcext:value-type="string">
            <text:p>테스트 데이터 정확도: 78.41067 손실 함수(loss): 147245.44 tloss: 437.983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8 트레이닝 데이터 정확도: nan 손실 함수(loss): 146809.1 tloss: 426.94516 trate 0</text:p>
          </table:table-cell>
        </table:table-row>
        <table:table-row table:style-name="ro1">
          <table:table-cell office:value-type="string" calcext:value-type="string">
            <text:p>테스트 데이터 정확도: 78.69177 손실 함수(loss): 146606.45 tloss: 436.821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9 트레이닝 데이터 정확도: nan 손실 함수(loss): 146403.12 tloss: 426.43433 trate 0</text:p>
          </table:table-cell>
        </table:table-row>
        <table:table-row table:style-name="ro1">
          <table:table-cell office:value-type="string" calcext:value-type="string">
            <text:p>테스트 데이터 정확도: 78.41762 손실 함수(loss): 146074.89 tloss: 436.4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0 트레이닝 데이터 정확도: nan 손실 함수(loss): 145950.03 tloss: 425.89658 trate 0</text:p>
          </table:table-cell>
        </table:table-row>
        <table:table-row table:style-name="ro1">
          <table:table-cell office:value-type="string" calcext:value-type="string">
            <text:p>테스트 데이터 정확도: 78.15852 손실 함수(loss): 146010.61 tloss: 436.187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1 트레이닝 데이터 정확도: nan 손실 함수(loss): 145280.62 tloss: 424.29553 trate 0</text:p>
          </table:table-cell>
        </table:table-row>
        <table:table-row table:style-name="ro1">
          <table:table-cell office:value-type="string" calcext:value-type="string">
            <text:p>테스트 데이터 정확도: 78.29338 손실 함수(loss): 144974.45 tloss: 434.698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2 트레이닝 데이터 정확도: nan 손실 함수(loss): 144739.08 tloss: 423.71478 trate 0</text:p>
          </table:table-cell>
        </table:table-row>
        <table:table-row table:style-name="ro1">
          <table:table-cell office:value-type="string" calcext:value-type="string">
            <text:p>테스트 데이터 정확도: 77.99321 손실 함수(loss): 144444.61 tloss: 433.565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3 트레이닝 데이터 정확도: nan 손실 함수(loss): 143915.67 tloss: 421.55792 trate 0</text:p>
          </table:table-cell>
        </table:table-row>
        <table:table-row table:style-name="ro1">
          <table:table-cell office:value-type="string" calcext:value-type="string">
            <text:p>테스트 데이터 정확도: 77.912834 손실 함수(loss): 144315.62 tloss: 432.800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4 트레이닝 데이터 정확도: nan 손실 함수(loss): 143003.73 tloss: 418.70514 trate 0</text:p>
          </table:table-cell>
        </table:table-row>
        <table:table-row table:style-name="ro1">
          <table:table-cell office:value-type="string" calcext:value-type="string">
            <text:p>테스트 데이터 정확도: 77.961044 손실 함수(loss): 143419.1 tloss: 432.739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5 트레이닝 데이터 정확도: nan 손실 함수(loss): 142580.84 tloss: 417.60724 trate 0</text:p>
          </table:table-cell>
        </table:table-row>
        <table:table-row table:style-name="ro1">
          <table:table-cell office:value-type="string" calcext:value-type="string">
            <text:p>테스트 데이터 정확도: 77.69209 손실 함수(loss): 142981.0 tloss: 433.430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6 트레이닝 데이터 정확도: nan 손실 함수(loss): 142053.02 tloss: 417.9112 trate 0</text:p>
          </table:table-cell>
        </table:table-row>
        <table:table-row table:style-name="ro1">
          <table:table-cell office:value-type="string" calcext:value-type="string">
            <text:p>테스트 데이터 정확도: 77.33817 손실 함수(loss): 141977.27 tloss: 431.106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7 트레이닝 데이터 정확도: nan 손실 함수(loss): 141696.14 tloss: 416.02844 trate 0</text:p>
          </table:table-cell>
        </table:table-row>
        <table:table-row table:style-name="ro1">
          <table:table-cell office:value-type="string" calcext:value-type="string">
            <text:p>테스트 데이터 정확도: 77.53376 손실 함수(loss): 141529.83 tloss: 430.615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8 트레이닝 데이터 정확도: nan 손실 함수(loss): 141218.4 tloss: 414.82446 trate 0</text:p>
          </table:table-cell>
        </table:table-row>
        <table:table-row table:style-name="ro1">
          <table:table-cell office:value-type="string" calcext:value-type="string">
            <text:p>테스트 데이터 정확도: 77.22876 손실 함수(loss): 141534.64 tloss: 429.103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9 트레이닝 데이터 정확도: nan 손실 함수(loss): 140463.12 tloss: 413.29544 trate 0</text:p>
          </table:table-cell>
        </table:table-row>
        <table:table-row table:style-name="ro1">
          <table:table-cell office:value-type="string" calcext:value-type="string">
            <text:p>테스트 데이터 정확도: 77.26515 손실 함수(loss): 141662.05 tloss: 429.732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0 트레이닝 데이터 정확도: nan 손실 함수(loss): 139662.47 tloss: 411.31122 trate 0</text:p>
          </table:table-cell>
        </table:table-row>
        <table:table-row table:style-name="ro1">
          <table:table-cell office:value-type="string" calcext:value-type="string">
            <text:p>테스트 데이터 정확도: 77.05776 손실 함수(loss): 140113.36 tloss: 425.94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1 트레이닝 데이터 정확도: nan 손실 함수(loss): 138563.03 tloss: 409.0947 trate 0</text:p>
          </table:table-cell>
        </table:table-row>
        <table:table-row table:style-name="ro1">
          <table:table-cell office:value-type="string" calcext:value-type="string">
            <text:p>테스트 데이터 정확도: 77.20314 손실 함수(loss): 139049.42 tloss: 424.365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2 트레이닝 데이터 정확도: nan 손실 함수(loss): 138059.03 tloss: 407.52075 trate 0</text:p>
          </table:table-cell>
        </table:table-row>
        <table:table-row table:style-name="ro1">
          <table:table-cell office:value-type="string" calcext:value-type="string">
            <text:p>테스트 데이터 정확도: 76.88001 손실 함수(loss): 138681.28 tloss: 421.539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3 트레이닝 데이터 정확도: nan 손실 함수(loss): 137344.02 tloss: 405.44598 trate 0</text:p>
          </table:table-cell>
        </table:table-row>
        <table:table-row table:style-name="ro1">
          <table:table-cell office:value-type="string" calcext:value-type="string">
            <text:p>테스트 데이터 정확도: 76.50053 손실 함수(loss): 138055.52 tloss: 421.930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4 트레이닝 데이터 정확도: nan 손실 함수(loss): 136467.78 tloss: 403.99106 trate 0</text:p>
          </table:table-cell>
        </table:table-row>
        <table:table-row table:style-name="ro1">
          <table:table-cell office:value-type="string" calcext:value-type="string">
            <text:p>테스트 데이터 정확도: 76.34944 손실 함수(loss): 137696.47 tloss: 421.04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5 트레이닝 데이터 정확도: nan 손실 함수(loss): 136012.94 tloss: 402.92657 trate 0</text:p>
          </table:table-cell>
        </table:table-row>
        <table:table-row table:style-name="ro1">
          <table:table-cell office:value-type="string" calcext:value-type="string">
            <text:p>테스트 데이터 정확도: 76.11548 손실 함수(loss): 136082.9 tloss: 416.938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6 트레이닝 데이터 정확도: nan 손실 함수(loss): 135719.14 tloss: 402.5682 trate 0</text:p>
          </table:table-cell>
        </table:table-row>
        <table:table-row table:style-name="ro1">
          <table:table-cell office:value-type="string" calcext:value-type="string">
            <text:p>테스트 데이터 정확도: 76.211685 손실 함수(loss): 135631.23 tloss: 415.32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7 트레이닝 데이터 정확도: nan 손실 함수(loss): 135053.3 tloss: 401.51102 trate 0</text:p>
          </table:table-cell>
        </table:table-row>
        <table:table-row table:style-name="ro1">
          <table:table-cell office:value-type="string" calcext:value-type="string">
            <text:p>테스트 데이터 정확도: 76.04374 손실 함수(loss): 135694.83 tloss: 417.239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8 트레이닝 데이터 정확도: nan 손실 함수(loss): 134611.77 tloss: 400.01663 trate 0</text:p>
          </table:table-cell>
        </table:table-row>
        <table:table-row table:style-name="ro1">
          <table:table-cell office:value-type="string" calcext:value-type="string">
            <text:p>테스트 데이터 정확도: 75.766495 손실 함수(loss): 134945.53 tloss: 415.613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9 트레이닝 데이터 정확도: nan 손실 함수(loss): 133928.19 tloss: 398.9747 trate 0</text:p>
          </table:table-cell>
        </table:table-row>
        <table:table-row table:style-name="ro1">
          <table:table-cell office:value-type="string" calcext:value-type="string">
            <text:p>테스트 데이터 정확도: 75.9088 손실 함수(loss): 134993.5 tloss: 414.15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0 트레이닝 데이터 정확도: nan 손실 함수(loss): 133169.53 tloss: 397.05173 trate 0</text:p>
          </table:table-cell>
        </table:table-row>
        <table:table-row table:style-name="ro1">
          <table:table-cell office:value-type="string" calcext:value-type="string">
            <text:p>테스트 데이터 정확도: 75.68013 손실 함수(loss): 133609.9 tloss: 410.85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1 트레이닝 데이터 정확도: nan 손실 함수(loss): 132797.22 tloss: 398.0836 trate 0</text:p>
          </table:table-cell>
        </table:table-row>
        <table:table-row table:style-name="ro1">
          <table:table-cell office:value-type="string" calcext:value-type="string">
            <text:p>테스트 데이터 정확도: 75.68572 손실 함수(loss): 132511.7 tloss: 409.601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2 트레이닝 데이터 정확도: nan 손실 함수(loss): 132442.34 tloss: 396.4305 trate 0</text:p>
          </table:table-cell>
        </table:table-row>
        <table:table-row table:style-name="ro1">
          <table:table-cell office:value-type="string" calcext:value-type="string">
            <text:p>테스트 데이터 정확도: 75.42448 손실 함수(loss): 133466.66 tloss: 412.192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3 트레이닝 데이터 정확도: nan 손실 함수(loss): 131716.47 tloss: 396.05905 trate 0</text:p>
          </table:table-cell>
        </table:table-row>
        <table:table-row table:style-name="ro1">
          <table:table-cell office:value-type="string" calcext:value-type="string">
            <text:p>테스트 데이터 정확도: 75.57368 손실 함수(loss): 132372.28 tloss: 411.900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4 트레이닝 데이터 정확도: nan 손실 함수(loss): 131290.56 tloss: 395.16437 trate 0</text:p>
          </table:table-cell>
        </table:table-row>
        <table:table-row table:style-name="ro1">
          <table:table-cell office:value-type="string" calcext:value-type="string">
            <text:p>테스트 데이터 정확도: 75.28364 손실 함수(loss): 131996.06 tloss: 412.079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5 트레이닝 데이터 정확도: nan 손실 함수(loss): 130869.73 tloss: 394.3253 trate 0</text:p>
          </table:table-cell>
        </table:table-row>
        <table:table-row table:style-name="ro1">
          <table:table-cell office:value-type="string" calcext:value-type="string">
            <text:p>테스트 데이터 정확도: 75.42036 손실 함수(loss): 131360.31 tloss: 409.083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6 트레이닝 데이터 정확도: nan 손실 함수(loss): 130519.055 tloss: 394.70425 trate 0</text:p>
          </table:table-cell>
        </table:table-row>
        <table:table-row table:style-name="ro1">
          <table:table-cell office:value-type="string" calcext:value-type="string">
            <text:p>테스트 데이터 정확도: 75.2645 손실 함수(loss): 130129.61 tloss: 406.084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7 트레이닝 데이터 정확도: nan 손실 함수(loss): 129891.09 tloss: 393.52692 trate 0</text:p>
          </table:table-cell>
        </table:table-row>
        <table:table-row table:style-name="ro1">
          <table:table-cell office:value-type="string" calcext:value-type="string">
            <text:p>테스트 데이터 정확도: 75.46344 손실 함수(loss): 130301.98 tloss: 409.635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8 트레이닝 데이터 정확도: nan 손실 함수(loss): 129800.83 tloss: 393.10422 trate 0</text:p>
          </table:table-cell>
        </table:table-row>
        <table:table-row table:style-name="ro1">
          <table:table-cell office:value-type="string" calcext:value-type="string">
            <text:p>테스트 데이터 정확도: 75.15693 손실 함수(loss): 130587.945 tloss: 407.80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9 트레이닝 데이터 정확도: nan 손실 함수(loss): 129088.11 tloss: 391.72073 trate 0</text:p>
          </table:table-cell>
        </table:table-row>
        <table:table-row table:style-name="ro1">
          <table:table-cell office:value-type="string" calcext:value-type="string">
            <text:p>테스트 데이터 정확도: 74.609474 손실 함수(loss): 129488.77 tloss: 406.737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0 트레이닝 데이터 정확도: nan 손실 함수(loss): 128857.29 tloss: 392.28305 trate 0</text:p>
          </table:table-cell>
        </table:table-row>
        <table:table-row table:style-name="ro1">
          <table:table-cell office:value-type="string" calcext:value-type="string">
            <text:p>테스트 데이터 정확도: 74.51863 손실 함수(loss): 128650.85 tloss: 405.44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1 트레이닝 데이터 정확도: nan 손실 함수(loss): 128287.87 tloss: 391.42645 trate 0</text:p>
          </table:table-cell>
        </table:table-row>
        <table:table-row table:style-name="ro1">
          <table:table-cell office:value-type="string" calcext:value-type="string">
            <text:p>테스트 데이터 정확도: 74.60619 손실 함수(loss): 128618.04 tloss: 404.962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2 트레이닝 데이터 정확도: nan 손실 함수(loss): 127937.65 tloss: 390.9427 trate 0</text:p>
          </table:table-cell>
        </table:table-row>
        <table:table-row table:style-name="ro1">
          <table:table-cell office:value-type="string" calcext:value-type="string">
            <text:p>테스트 데이터 정확도: 74.89064 손실 함수(loss): 127146.19 tloss: 401.483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3 트레이닝 데이터 정확도: nan 손실 함수(loss): 127297.06 tloss: 389.24893 trate 0</text:p>
          </table:table-cell>
        </table:table-row>
        <table:table-row table:style-name="ro1">
          <table:table-cell office:value-type="string" calcext:value-type="string">
            <text:p>테스트 데이터 정확도: 74.60519 손실 함수(loss): 127521.48 tloss: 402.453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4 트레이닝 데이터 정확도: nan 손실 함수(loss): 127347.016 tloss: 390.1562 trate 0</text:p>
          </table:table-cell>
        </table:table-row>
        <table:table-row table:style-name="ro1">
          <table:table-cell office:value-type="string" calcext:value-type="string">
            <text:p>테스트 데이터 정확도: 74.51201 손실 함수(loss): 127880.26 tloss: 405.05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5 트레이닝 데이터 정확도: nan 손실 함수(loss): 126596.35 tloss: 388.60995 trate 0</text:p>
          </table:table-cell>
        </table:table-row>
        <table:table-row table:style-name="ro1">
          <table:table-cell office:value-type="string" calcext:value-type="string">
            <text:p>테스트 데이터 정확도: 74.34966 손실 함수(loss): 127234.39 tloss: 401.542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6 트레이닝 데이터 정확도: nan 손실 함수(loss): 126336.8 tloss: 389.00174 trate 0</text:p>
          </table:table-cell>
        </table:table-row>
        <table:table-row table:style-name="ro1">
          <table:table-cell office:value-type="string" calcext:value-type="string">
            <text:p>테스트 데이터 정확도: 74.1119 손실 함수(loss): 126431.5 tloss: 400.120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7 트레이닝 데이터 정확도: nan 손실 함수(loss): 125683.555 tloss: 387.61832 trate 0</text:p>
          </table:table-cell>
        </table:table-row>
        <table:table-row table:style-name="ro1">
          <table:table-cell office:value-type="string" calcext:value-type="string">
            <text:p>테스트 데이터 정확도: 74.30035 손실 함수(loss): 125957.766 tloss: 400.888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8 트레이닝 데이터 정확도: nan 손실 함수(loss): 125296.38 tloss: 387.65518 trate 0</text:p>
          </table:table-cell>
        </table:table-row>
        <table:table-row table:style-name="ro1">
          <table:table-cell office:value-type="string" calcext:value-type="string">
            <text:p>테스트 데이터 정확도: 74.32875 손실 함수(loss): 126226.63 tloss: 402.294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9 트레이닝 데이터 정확도: nan 손실 함수(loss): 125006.87 tloss: 387.4405 trate 0</text:p>
          </table:table-cell>
        </table:table-row>
        <table:table-row table:style-name="ro1">
          <table:table-cell office:value-type="string" calcext:value-type="string">
            <text:p>테스트 데이터 정확도: 73.99806 손실 함수(loss): 125030.32 tloss: 399.076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70 트레이닝 데이터 정확도: nan 손실 함수(loss): 124958.555 tloss: 386.8782 trate 0</text:p>
          </table:table-cell>
        </table:table-row>
        <table:table-row table:style-name="ro1">
          <table:table-cell office:value-type="string" calcext:value-type="string">
            <text:p>테스트 데이터 정확도: 74.05214 손실 함수(loss): 125818.85 tloss: 401.53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71 트레이닝 데이터 정확도: nan 손실 함수(loss): 124193.31 tloss: 386.68628 trate 0</text:p>
          </table:table-cell>
        </table:table-row>
        <table:table-row table:style-name="ro1">
          <table:table-cell office:value-type="string" calcext:value-type="string">
            <text:p>테스트 데이터 정확도: 73.89055 손실 함수(loss): 125539.29 tloss: 401.010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72 트레이닝 데이터 정확도: nan 손실 함수(loss): 123736.98 tloss: 384.44836 trate 0</text:p>
          </table:table-cell>
        </table:table-row>
        <table:table-row table:style-name="ro1">
          <table:table-cell office:value-type="string" calcext:value-type="string">
            <text:p>테스트 데이터 정확도: 74.10337 손실 함수(loss): 123707.0 tloss: 397.241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73 트레이닝 데이터 정확도: nan 손실 함수(loss): 123710.0 tloss: 384.97964 trate 0</text:p>
          </table:table-cell>
        </table:table-row>
        <table:table-row table:style-name="ro1">
          <table:table-cell office:value-type="string" calcext:value-type="string">
            <text:p>테스트 데이터 정확도: 73.943054 손실 함수(loss): 124781.75 tloss: 400.58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74 트레이닝 데이터 정확도: nan 손실 함수(loss): 123406.055 tloss: 384.562 trate 0</text:p>
          </table:table-cell>
        </table:table-row>
        <table:table-row table:style-name="ro1">
          <table:table-cell office:value-type="string" calcext:value-type="string">
            <text:p>테스트 데이터 정확도: 73.73534 손실 함수(loss): 123971.32 tloss: 397.524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75 트레이닝 데이터 정확도: nan 손실 함수(loss): 123043.01 tloss: 384.00485 trate 0</text:p>
          </table:table-cell>
        </table:table-row>
        <table:table-row table:style-name="ro1">
          <table:table-cell office:value-type="string" calcext:value-type="string">
            <text:p>테스트 데이터 정확도: 73.77266 손실 함수(loss): 123592.445 tloss: 396.951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76 트레이닝 데이터 정확도: nan 손실 함수(loss): 122452.76 tloss: 384.07327 trate 0</text:p>
          </table:table-cell>
        </table:table-row>
        <table:table-row table:style-name="ro1">
          <table:table-cell office:value-type="string" calcext:value-type="string">
            <text:p>테스트 데이터 정확도: 73.57634 손실 함수(loss): 122859.21 tloss: 397.224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77 트레이닝 데이터 정확도: nan 손실 함수(loss): 121912.82 tloss: 383.2675 trate 0</text:p>
          </table:table-cell>
        </table:table-row>
        <table:table-row table:style-name="ro1">
          <table:table-cell office:value-type="string" calcext:value-type="string">
            <text:p>테스트 데이터 정확도: 73.6706 손실 함수(loss): 121988.87 tloss: 397.717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78 트레이닝 데이터 정확도: nan 손실 함수(loss): 121597.61 tloss: 382.60843 trate 0</text:p>
          </table:table-cell>
        </table:table-row>
        <table:table-row table:style-name="ro1">
          <table:table-cell office:value-type="string" calcext:value-type="string">
            <text:p>테스트 데이터 정확도: 73.39528 손실 함수(loss): 122263.586 tloss: 397.472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79 트레이닝 데이터 정확도: nan 손실 함수(loss): 120978.125 tloss: 381.2441 trate 0</text:p>
          </table:table-cell>
        </table:table-row>
        <table:table-row table:style-name="ro1">
          <table:table-cell office:value-type="string" calcext:value-type="string">
            <text:p>테스트 데이터 정확도: 73.49404 손실 함수(loss): 121933.37 tloss: 394.833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80 트레이닝 데이터 정확도: nan 손실 함수(loss): 120965.84 tloss: 381.0142 trate 0</text:p>
          </table:table-cell>
        </table:table-row>
        <table:table-row table:style-name="ro1">
          <table:table-cell office:value-type="string" calcext:value-type="string">
            <text:p>테스트 데이터 정확도: 73.457344 손실 함수(loss): 122664.24 tloss: 396.841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81 트레이닝 데이터 정확도: nan 손실 함수(loss): 120816.22 tloss: 381.7526 trate 0</text:p>
          </table:table-cell>
        </table:table-row>
        <table:table-row table:style-name="ro1">
          <table:table-cell office:value-type="string" calcext:value-type="string">
            <text:p>테스트 데이터 정확도: 72.96853 손실 함수(loss): 120515.87 tloss: 394.465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82 트레이닝 데이터 정확도: nan 손실 함수(loss): 120336.02 tloss: 380.7711 trate 0</text:p>
          </table:table-cell>
        </table:table-row>
        <table:table-row table:style-name="ro1">
          <table:table-cell office:value-type="string" calcext:value-type="string">
            <text:p>테스트 데이터 정확도: 73.34182 손실 함수(loss): 120513.02 tloss: 393.916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83 트레이닝 데이터 정확도: nan 손실 함수(loss): 120164.336 tloss: 380.33615 trate 0</text:p>
          </table:table-cell>
        </table:table-row>
        <table:table-row table:style-name="ro1">
          <table:table-cell office:value-type="string" calcext:value-type="string">
            <text:p>테스트 데이터 정확도: 73.41126 손실 함수(loss): 120222.125 tloss: 394.751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84 트레이닝 데이터 정확도: nan 손실 함수(loss): 119606.2 tloss: 379.26697 trate 0</text:p>
          </table:table-cell>
        </table:table-row>
        <table:table-row table:style-name="ro1">
          <table:table-cell office:value-type="string" calcext:value-type="string">
            <text:p>테스트 데이터 정확도: 73.25197 손실 함수(loss): 119187.46 tloss: 391.282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85 트레이닝 데이터 정확도: nan 손실 함수(loss): 119738.56 tloss: 380.33948 trate 0</text:p>
          </table:table-cell>
        </table:table-row>
        <table:table-row table:style-name="ro1">
          <table:table-cell office:value-type="string" calcext:value-type="string">
            <text:p>테스트 데이터 정확도: 72.55928 손실 함수(loss): 119555.55 tloss: 390.67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86 트레이닝 데이터 정확도: nan 손실 함수(loss): 119103.81 tloss: 379.053 trate 0</text:p>
          </table:table-cell>
        </table:table-row>
        <table:table-row table:style-name="ro1">
          <table:table-cell office:value-type="string" calcext:value-type="string">
            <text:p>테스트 데이터 정확도: 72.57528 손실 함수(loss): 119473.83 tloss: 390.243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87 트레이닝 데이터 정확도: nan 손실 함수(loss): 118399.32 tloss: 377.3272 trate 0</text:p>
          </table:table-cell>
        </table:table-row>
        <table:table-row table:style-name="ro1">
          <table:table-cell office:value-type="string" calcext:value-type="string">
            <text:p>테스트 데이터 정확도: 73.065346 손실 함수(loss): 118446.79 tloss: 389.086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88 트레이닝 데이터 정확도: nan 손실 함수(loss): 118100.71 tloss: 377.73337 trate 0</text:p>
          </table:table-cell>
        </table:table-row>
        <table:table-row table:style-name="ro1">
          <table:table-cell office:value-type="string" calcext:value-type="string">
            <text:p>테스트 데이터 정확도: 72.668144 손실 함수(loss): 118081.11 tloss: 388.47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89 트레이닝 데이터 정확도: nan 손실 함수(loss): 118040.44 tloss: 377.14072 trate 0</text:p>
          </table:table-cell>
        </table:table-row>
        <table:table-row table:style-name="ro1">
          <table:table-cell office:value-type="string" calcext:value-type="string">
            <text:p>테스트 데이터 정확도: 72.60701 손실 함수(loss): 117430.17 tloss: 387.624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90 트레이닝 데이터 정확도: nan 손실 함수(loss): 117922.0 tloss: 377.4825 trate 0</text:p>
          </table:table-cell>
        </table:table-row>
        <table:table-row table:style-name="ro1">
          <table:table-cell office:value-type="string" calcext:value-type="string">
            <text:p>테스트 데이터 정확도: 72.16301 손실 함수(loss): 117545.81 tloss: 389.64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91 트레이닝 데이터 정확도: nan 손실 함수(loss): 117003.836 tloss: 376.17258 trate 0</text:p>
          </table:table-cell>
        </table:table-row>
        <table:table-row table:style-name="ro1">
          <table:table-cell office:value-type="string" calcext:value-type="string">
            <text:p>테스트 데이터 정확도: 72.6332 손실 함수(loss): 117430.56 tloss: 392.549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92 트레이닝 데이터 정확도: nan 손실 함수(loss): 117245.49 tloss: 377.12787 trate 0</text:p>
          </table:table-cell>
        </table:table-row>
        <table:table-row table:style-name="ro1">
          <table:table-cell office:value-type="string" calcext:value-type="string">
            <text:p>테스트 데이터 정확도: 72.334305 손실 함수(loss): 117815.76 tloss: 388.743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93 트레이닝 데이터 정확도: nan 손실 함수(loss): 116483.5 tloss: 376.01126 trate 0</text:p>
          </table:table-cell>
        </table:table-row>
        <table:table-row table:style-name="ro1">
          <table:table-cell office:value-type="string" calcext:value-type="string">
            <text:p>테스트 데이터 정확도: 72.2643 손실 함수(loss): 116566.96 tloss: 387.659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94 트레이닝 데이터 정확도: nan 손실 함수(loss): 115940.0 tloss: 374.64987 trate 0</text:p>
          </table:table-cell>
        </table:table-row>
        <table:table-row table:style-name="ro1">
          <table:table-cell office:value-type="string" calcext:value-type="string">
            <text:p>테스트 데이터 정확도: 72.03912 손실 함수(loss): 116119.42 tloss: 385.45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95 트레이닝 데이터 정확도: nan 손실 함수(loss): 115917.6 tloss: 374.58694 trate 0</text:p>
          </table:table-cell>
        </table:table-row>
        <table:table-row table:style-name="ro1">
          <table:table-cell office:value-type="string" calcext:value-type="string">
            <text:p>테스트 데이터 정확도: 71.871956 손실 함수(loss): 115977.37 tloss: 387.121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96 트레이닝 데이터 정확도: nan 손실 함수(loss): 115562.59 tloss: 374.30347 trate 0</text:p>
          </table:table-cell>
        </table:table-row>
        <table:table-row table:style-name="ro1">
          <table:table-cell office:value-type="string" calcext:value-type="string">
            <text:p>테스트 데이터 정확도: 71.87969 손실 함수(loss): 116412.195 tloss: 389.156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97 트레이닝 데이터 정확도: nan 손실 함수(loss): 115051.16 tloss: 373.7175 trate 0</text:p>
          </table:table-cell>
        </table:table-row>
        <table:table-row table:style-name="ro1">
          <table:table-cell office:value-type="string" calcext:value-type="string">
            <text:p>테스트 데이터 정확도: 72.080795 손실 함수(loss): 115091.24 tloss: 384.788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98 트레이닝 데이터 정확도: nan 손실 함수(loss): 114590.266 tloss: 372.53217 trate 0</text:p>
          </table:table-cell>
        </table:table-row>
        <table:table-row table:style-name="ro1">
          <table:table-cell office:value-type="string" calcext:value-type="string">
            <text:p>테스트 데이터 정확도: 72.05747 손실 함수(loss): 115446.63 tloss: 384.155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99 트레이닝 데이터 정확도: nan 손실 함수(loss): 114393.766 tloss: 372.75616 trate 0</text:p>
          </table:table-cell>
        </table:table-row>
        <table:table-row table:style-name="ro1">
          <table:table-cell office:value-type="string" calcext:value-type="string">
            <text:p>테스트 데이터 정확도: 71.61668 손실 함수(loss): 113180.93 tloss: 382.166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00 트레이닝 데이터 정확도: nan 손실 함수(loss): 113932.336 tloss: 372.12753 trate 0</text:p>
          </table:table-cell>
        </table:table-row>
        <table:table-row table:style-name="ro1">
          <table:table-cell office:value-type="string" calcext:value-type="string">
            <text:p>테스트 데이터 정확도: 72.19131 손실 함수(loss): 114108.15 tloss: 385.038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01 트레이닝 데이터 정확도: nan 손실 함수(loss): 113710.734 tloss: 371.7227 trate 0</text:p>
          </table:table-cell>
        </table:table-row>
        <table:table-row table:style-name="ro1">
          <table:table-cell office:value-type="string" calcext:value-type="string">
            <text:p>테스트 데이터 정확도: 71.92898 손실 함수(loss): 113786.445 tloss: 382.6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02 트레이닝 데이터 정확도: nan 손실 함수(loss): 113399.37 tloss: 371.49936 trate 0</text:p>
          </table:table-cell>
        </table:table-row>
        <table:table-row table:style-name="ro1">
          <table:table-cell office:value-type="string" calcext:value-type="string">
            <text:p>테스트 데이터 정확도: 71.337234 손실 함수(loss): 114057.164 tloss: 380.976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03 트레이닝 데이터 정확도: nan 손실 함수(loss): 113020.44 tloss: 370.4365 trate 0</text:p>
          </table:table-cell>
        </table:table-row>
        <table:table-row table:style-name="ro1">
          <table:table-cell office:value-type="string" calcext:value-type="string">
            <text:p>테스트 데이터 정확도: 71.58586 손실 함수(loss): 113378.83 tloss: 383.268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04 트레이닝 데이터 정확도: nan 손실 함수(loss): 112527.18 tloss: 370.32144 trate 0</text:p>
          </table:table-cell>
        </table:table-row>
        <table:table-row table:style-name="ro1">
          <table:table-cell office:value-type="string" calcext:value-type="string">
            <text:p>테스트 데이터 정확도: 71.04357 손실 함수(loss): 112773.07 tloss: 381.56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05 트레이닝 데이터 정확도: nan 손실 함수(loss): 112396.336 tloss: 369.84317 trate 0</text:p>
          </table:table-cell>
        </table:table-row>
        <table:table-row table:style-name="ro1">
          <table:table-cell office:value-type="string" calcext:value-type="string">
            <text:p>테스트 데이터 정확도: 71.607185 손실 함수(loss): 112561.125 tloss: 381.286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06 트레이닝 데이터 정확도: nan 손실 함수(loss): 112005.92 tloss: 368.9685 trate 0</text:p>
          </table:table-cell>
        </table:table-row>
        <table:table-row table:style-name="ro1">
          <table:table-cell office:value-type="string" calcext:value-type="string">
            <text:p>테스트 데이터 정확도: 71.29372 손실 함수(loss): 112357.68 tloss: 378.045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07 트레이닝 데이터 정확도: nan 손실 함수(loss): 111808.06 tloss: 369.35147 trate 0</text:p>
          </table:table-cell>
        </table:table-row>
        <table:table-row table:style-name="ro1">
          <table:table-cell office:value-type="string" calcext:value-type="string">
            <text:p>테스트 데이터 정확도: 71.2916 손실 함수(loss): 112282.805 tloss: 378.795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08 트레이닝 데이터 정확도: nan 손실 함수(loss): 111238.91 tloss: 368.7325 trate 0</text:p>
          </table:table-cell>
        </table:table-row>
        <table:table-row table:style-name="ro1">
          <table:table-cell office:value-type="string" calcext:value-type="string">
            <text:p>테스트 데이터 정확도: 71.14533 손실 함수(loss): 111778.83 tloss: 379.74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09 트레이닝 데이터 정확도: nan 손실 함수(loss): 111149.35 tloss: 368.4046 trate 0</text:p>
          </table:table-cell>
        </table:table-row>
        <table:table-row table:style-name="ro1">
          <table:table-cell office:value-type="string" calcext:value-type="string">
            <text:p>테스트 데이터 정확도: 71.10192 손실 함수(loss): 110939.445 tloss: 378.573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10 트레이닝 데이터 정확도: nan 손실 함수(loss): 110943.05 tloss: 367.85382 trate 0</text:p>
          </table:table-cell>
        </table:table-row>
        <table:table-row table:style-name="ro1">
          <table:table-cell office:value-type="string" calcext:value-type="string">
            <text:p>테스트 데이터 정확도: 71.25811 손실 함수(loss): 111017.77 tloss: 379.037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11 트레이닝 데이터 정확도: nan 손실 함수(loss): 110420.26 tloss: 367.97336 trate 0</text:p>
          </table:table-cell>
        </table:table-row>
        <table:table-row table:style-name="ro1">
          <table:table-cell office:value-type="string" calcext:value-type="string">
            <text:p>테스트 데이터 정확도: 70.69297 손실 함수(loss): 110157.51 tloss: 376.7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12 트레이닝 데이터 정확도: nan 손실 함수(loss): 109918.93 tloss: 366.87375 trate 0</text:p>
          </table:table-cell>
        </table:table-row>
        <table:table-row table:style-name="ro1">
          <table:table-cell office:value-type="string" calcext:value-type="string">
            <text:p>테스트 데이터 정확도: 70.910545 손실 함수(loss): 110122.125 tloss: 376.589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13 트레이닝 데이터 정확도: nan 손실 함수(loss): 109649.016 tloss: 366.20685 trate 0</text:p>
          </table:table-cell>
        </table:table-row>
        <table:table-row table:style-name="ro1">
          <table:table-cell office:value-type="string" calcext:value-type="string">
            <text:p>테스트 데이터 정확도: 70.47154 손실 함수(loss): 108664.94 tloss: 374.34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14 트레이닝 데이터 정확도: nan 손실 함수(loss): 109547.484 tloss: 366.34338 trate 0</text:p>
          </table:table-cell>
        </table:table-row>
        <table:table-row table:style-name="ro1">
          <table:table-cell office:value-type="string" calcext:value-type="string">
            <text:p>테스트 데이터 정확도: 70.555786 손실 함수(loss): 109289.086 tloss: 377.463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15 트레이닝 데이터 정확도: nan 손실 함수(loss): 108990.91 tloss: 364.74866 trate 0</text:p>
          </table:table-cell>
        </table:table-row>
        <table:table-row table:style-name="ro1">
          <table:table-cell office:value-type="string" calcext:value-type="string">
            <text:p>테스트 데이터 정확도: 70.62523 손실 함수(loss): 108406.65 tloss: 373.615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16 트레이닝 데이터 정확도: nan 손실 함수(loss): 108744.13 tloss: 364.5607 trate 0</text:p>
          </table:table-cell>
        </table:table-row>
        <table:table-row table:style-name="ro1">
          <table:table-cell office:value-type="string" calcext:value-type="string">
            <text:p>테스트 데이터 정확도: 70.33341 손실 함수(loss): 109000.68 tloss: 374.652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17 트레이닝 데이터 정확도: nan 손실 함수(loss): 107978.164 tloss: 363.30185 trate 0</text:p>
          </table:table-cell>
        </table:table-row>
        <table:table-row table:style-name="ro1">
          <table:table-cell office:value-type="string" calcext:value-type="string">
            <text:p>테스트 데이터 정확도: 70.621605 손실 함수(loss): 108289.29 tloss: 373.741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18 트레이닝 데이터 정확도: nan 손실 함수(loss): 107841.79 tloss: 363.5894 trate 0</text:p>
          </table:table-cell>
        </table:table-row>
        <table:table-row table:style-name="ro1">
          <table:table-cell office:value-type="string" calcext:value-type="string">
            <text:p>테스트 데이터 정확도: 70.33075 손실 함수(loss): 108236.625 tloss: 376.120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19 트레이닝 데이터 정확도: nan 손실 함수(loss): 107542.375 tloss: 362.78336 trate 0</text:p>
          </table:table-cell>
        </table:table-row>
        <table:table-row table:style-name="ro1">
          <table:table-cell office:value-type="string" calcext:value-type="string">
            <text:p>테스트 데이터 정확도: 70.30933 손실 함수(loss): 107336.56 tloss: 371.61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20 트레이닝 데이터 정확도: nan 손실 함수(loss): 107267.32 tloss: 362.4872 trate 0</text:p>
          </table:table-cell>
        </table:table-row>
        <table:table-row table:style-name="ro1">
          <table:table-cell office:value-type="string" calcext:value-type="string">
            <text:p>테스트 데이터 정확도: 70.38164 손실 함수(loss): 107375.64 tloss: 371.188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21 트레이닝 데이터 정확도: nan 손실 함수(loss): 107155.016 tloss: 361.97458 trate 0</text:p>
          </table:table-cell>
        </table:table-row>
        <table:table-row table:style-name="ro1">
          <table:table-cell office:value-type="string" calcext:value-type="string">
            <text:p>테스트 데이터 정확도: 70.323555 손실 함수(loss): 106789.375 tloss: 370.916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22 트레이닝 데이터 정확도: nan 손실 함수(loss): 106614.93 tloss: 361.69418 trate 0</text:p>
          </table:table-cell>
        </table:table-row>
        <table:table-row table:style-name="ro1">
          <table:table-cell office:value-type="string" calcext:value-type="string">
            <text:p>테스트 데이터 정확도: 69.69452 손실 함수(loss): 107299.164 tloss: 371.94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23 트레이닝 데이터 정확도: nan 손실 함수(loss): 106700.34 tloss: 362.2062 trate 0</text:p>
          </table:table-cell>
        </table:table-row>
        <table:table-row table:style-name="ro1">
          <table:table-cell office:value-type="string" calcext:value-type="string">
            <text:p>테스트 데이터 정확도: 69.68789 손실 함수(loss): 106801.984 tloss: 371.527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24 트레이닝 데이터 정확도: nan 손실 함수(loss): 105805.4 tloss: 361.34045 trate 0</text:p>
          </table:table-cell>
        </table:table-row>
        <table:table-row table:style-name="ro1">
          <table:table-cell office:value-type="string" calcext:value-type="string">
            <text:p>테스트 데이터 정확도: 70.10194 손실 함수(loss): 105404.375 tloss: 367.988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25 트레이닝 데이터 정확도: nan 손실 함수(loss): 105700.92 tloss: 361.44495 trate 0</text:p>
          </table:table-cell>
        </table:table-row>
        <table:table-row table:style-name="ro1">
          <table:table-cell office:value-type="string" calcext:value-type="string">
            <text:p>테스트 데이터 정확도: 70.24598 손실 함수(loss): 106235.32 tloss: 371.746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26 트레이닝 데이터 정확도: nan 손실 함수(loss): 105576.234 tloss: 361.0591 trate 0</text:p>
          </table:table-cell>
        </table:table-row>
        <table:table-row table:style-name="ro1">
          <table:table-cell office:value-type="string" calcext:value-type="string">
            <text:p>테스트 데이터 정확도: 69.87737 손실 함수(loss): 105064.05 tloss: 371.557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27 트레이닝 데이터 정확도: nan 손실 함수(loss): 104883.12 tloss: 359.42862 trate 0</text:p>
          </table:table-cell>
        </table:table-row>
        <table:table-row table:style-name="ro1">
          <table:table-cell office:value-type="string" calcext:value-type="string">
            <text:p>테스트 데이터 정확도: 69.64693 손실 함수(loss): 104584.68 tloss: 369.776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28 트레이닝 데이터 정확도: nan 손실 함수(loss): 105058.62 tloss: 359.21725 trate 0</text:p>
          </table:table-cell>
        </table:table-row>
        <table:table-row table:style-name="ro1">
          <table:table-cell office:value-type="string" calcext:value-type="string">
            <text:p>테스트 데이터 정확도: 69.90941 손실 함수(loss): 104776.15 tloss: 370.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29 트레이닝 데이터 정확도: nan 손실 함수(loss): 104524.16 tloss: 359.03256 trate 0</text:p>
          </table:table-cell>
        </table:table-row>
        <table:table-row table:style-name="ro1">
          <table:table-cell office:value-type="string" calcext:value-type="string">
            <text:p>테스트 데이터 정확도: 69.39331 손실 함수(loss): 104573.984 tloss: 368.105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30 트레이닝 데이터 정확도: nan 손실 함수(loss): 104026.46 tloss: 358.6088 trate 0</text:p>
          </table:table-cell>
        </table:table-row>
        <table:table-row table:style-name="ro1">
          <table:table-cell office:value-type="string" calcext:value-type="string">
            <text:p>테스트 데이터 정확도: 69.97582 손실 함수(loss): 104497.58 tloss: 368.141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31 트레이닝 데이터 정확도: nan 손실 함수(loss): 104205.52 tloss: 359.4855 trate 0</text:p>
          </table:table-cell>
        </table:table-row>
        <table:table-row table:style-name="ro1">
          <table:table-cell office:value-type="string" calcext:value-type="string">
            <text:p>테스트 데이터 정확도: 69.64256 손실 함수(loss): 103846.695 tloss: 367.395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32 트레이닝 데이터 정확도: nan 손실 함수(loss): 103258.93 tloss: 357.79886 trate 0</text:p>
          </table:table-cell>
        </table:table-row>
        <table:table-row table:style-name="ro1">
          <table:table-cell office:value-type="string" calcext:value-type="string">
            <text:p>테스트 데이터 정확도: 69.51852 손실 함수(loss): 103280.695 tloss: 366.810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33 트레이닝 데이터 정확도: nan 손실 함수(loss): 103185.83 tloss: 357.124 trate 0</text:p>
          </table:table-cell>
        </table:table-row>
        <table:table-row table:style-name="ro1">
          <table:table-cell office:value-type="string" calcext:value-type="string">
            <text:p>테스트 데이터 정확도: 69.55247 손실 함수(loss): 102363.96 tloss: 367.539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34 트레이닝 데이터 정확도: nan 손실 함수(loss): 103171.15 tloss: 356.83646 trate 0</text:p>
          </table:table-cell>
        </table:table-row>
        <table:table-row table:style-name="ro1">
          <table:table-cell office:value-type="string" calcext:value-type="string">
            <text:p>테스트 데이터 정확도: 69.11659 손실 함수(loss): 103257.33 tloss: 366.122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35 트레이닝 데이터 정확도: nan 손실 함수(loss): 102418.4 tloss: 356.43213 trate 0</text:p>
          </table:table-cell>
        </table:table-row>
        <table:table-row table:style-name="ro1">
          <table:table-cell office:value-type="string" calcext:value-type="string">
            <text:p>테스트 데이터 정확도: 69.22564 손실 함수(loss): 102990.45 tloss: 366.414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36 트레이닝 데이터 정확도: nan 손실 함수(loss): 102320.93 tloss: 356.2847 trate 0</text:p>
          </table:table-cell>
        </table:table-row>
        <table:table-row table:style-name="ro1">
          <table:table-cell office:value-type="string" calcext:value-type="string">
            <text:p>테스트 데이터 정확도: 68.82063 손실 함수(loss): 101648.51 tloss: 364.816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37 트레이닝 데이터 정확도: nan 손실 함수(loss): 101941.73 tloss: 355.35855 trate 0</text:p>
          </table:table-cell>
        </table:table-row>
        <table:table-row table:style-name="ro1">
          <table:table-cell office:value-type="string" calcext:value-type="string">
            <text:p>테스트 데이터 정확도: 68.741615 손실 함수(loss): 102061.56 tloss: 363.460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38 트레이닝 데이터 정확도: nan 손실 함수(loss): 101777.63 tloss: 354.96674 trate 0</text:p>
          </table:table-cell>
        </table:table-row>
        <table:table-row table:style-name="ro1">
          <table:table-cell office:value-type="string" calcext:value-type="string">
            <text:p>테스트 데이터 정확도: 68.59026 손실 함수(loss): 101337.93 tloss: 363.644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39 트레이닝 데이터 정확도: nan 손실 함수(loss): 101262.45 tloss: 353.87222 trate 0</text:p>
          </table:table-cell>
        </table:table-row>
        <table:table-row table:style-name="ro1">
          <table:table-cell office:value-type="string" calcext:value-type="string">
            <text:p>테스트 데이터 정확도: 69.08521 손실 함수(loss): 101211.25 tloss: 363.298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40 트레이닝 데이터 정확도: nan 손실 함수(loss): 101011.88 tloss: 353.79132 trate 0</text:p>
          </table:table-cell>
        </table:table-row>
        <table:table-row table:style-name="ro1">
          <table:table-cell office:value-type="string" calcext:value-type="string">
            <text:p>테스트 데이터 정확도: 68.70415 손실 함수(loss): 100536.23 tloss: 362.55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41 트레이닝 데이터 정확도: nan 손실 함수(loss): 101140.484 tloss: 354.3883 trate 0</text:p>
          </table:table-cell>
        </table:table-row>
        <table:table-row table:style-name="ro1">
          <table:table-cell office:value-type="string" calcext:value-type="string">
            <text:p>테스트 데이터 정확도: 68.679405 손실 함수(loss): 100471.99 tloss: 362.57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42 트레이닝 데이터 정확도: nan 손실 함수(loss): 100733.6 tloss: 353.18356 trate 0</text:p>
          </table:table-cell>
        </table:table-row>
        <table:table-row table:style-name="ro1">
          <table:table-cell office:value-type="string" calcext:value-type="string">
            <text:p>테스트 데이터 정확도: 68.90577 손실 함수(loss): 100138.75 tloss: 362.034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43 트레이닝 데이터 정확도: nan 손실 함수(loss): 100335.74 tloss: 352.73212 trate 0</text:p>
          </table:table-cell>
        </table:table-row>
        <table:table-row table:style-name="ro1">
          <table:table-cell office:value-type="string" calcext:value-type="string">
            <text:p>테스트 데이터 정확도: 68.60501 손실 함수(loss): 99809.85 tloss: 361.072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44 트레이닝 데이터 정확도: nan 손실 함수(loss): 99808.59 tloss: 352.57947 trate 0</text:p>
          </table:table-cell>
        </table:table-row>
        <table:table-row table:style-name="ro1">
          <table:table-cell office:value-type="string" calcext:value-type="string">
            <text:p>테스트 데이터 정확도: 68.44692 손실 함수(loss): 99663.336 tloss: 360.16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45 트레이닝 데이터 정확도: nan 손실 함수(loss): 99547.71 tloss: 352.18484 trate 0</text:p>
          </table:table-cell>
        </table:table-row>
        <table:table-row table:style-name="ro1">
          <table:table-cell office:value-type="string" calcext:value-type="string">
            <text:p>테스트 데이터 정확도: 68.439384 손실 함수(loss): 99560.89 tloss: 360.745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46 트레이닝 데이터 정확도: nan 손실 함수(loss): 99450.85 tloss: 351.31668 trate 0</text:p>
          </table:table-cell>
        </table:table-row>
        <table:table-row table:style-name="ro1">
          <table:table-cell office:value-type="string" calcext:value-type="string">
            <text:p>테스트 데이터 정확도: 68.57817 손실 함수(loss): 100054.63 tloss: 358.69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47 트레이닝 데이터 정확도: nan 손실 함수(loss): 99103.68 tloss: 351.3394 trate 0</text:p>
          </table:table-cell>
        </table:table-row>
        <table:table-row table:style-name="ro1">
          <table:table-cell office:value-type="string" calcext:value-type="string">
            <text:p>테스트 데이터 정확도: 68.200645 손실 함수(loss): 98458.38 tloss: 359.242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48 트레이닝 데이터 정확도: nan 손실 함수(loss): 98861.27 tloss: 350.76175 trate 0</text:p>
          </table:table-cell>
        </table:table-row>
        <table:table-row table:style-name="ro1">
          <table:table-cell office:value-type="string" calcext:value-type="string">
            <text:p>테스트 데이터 정확도: 68.4236 손실 함수(loss): 98119.836 tloss: 357.742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49 트레이닝 데이터 정확도: nan 손실 함수(loss): 98651.85 tloss: 350.26956 trate 0</text:p>
          </table:table-cell>
        </table:table-row>
        <table:table-row table:style-name="ro1">
          <table:table-cell office:value-type="string" calcext:value-type="string">
            <text:p>테스트 데이터 정확도: 68.29884 손실 함수(loss): 97830.5 tloss: 359.085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50 트레이닝 데이터 정확도: nan 손실 함수(loss): 98416.65 tloss: 350.13995 trate 0</text:p>
          </table:table-cell>
        </table:table-row>
        <table:table-row table:style-name="ro1">
          <table:table-cell office:value-type="string" calcext:value-type="string">
            <text:p>테스트 데이터 정확도: 68.156876 손실 함수(loss): 98127.086 tloss: 356.548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51 트레이닝 데이터 정확도: nan 손실 함수(loss): 98116.63 tloss: 350.21753 trate 0</text:p>
          </table:table-cell>
        </table:table-row>
        <table:table-row table:style-name="ro1">
          <table:table-cell office:value-type="string" calcext:value-type="string">
            <text:p>테스트 데이터 정확도: 68.34413 손실 함수(loss): 97727.62 tloss: 356.443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52 트레이닝 데이터 정확도: nan 손실 함수(loss): 97388.234 tloss: 348.4754 trate 0</text:p>
          </table:table-cell>
        </table:table-row>
        <table:table-row table:style-name="ro1">
          <table:table-cell office:value-type="string" calcext:value-type="string">
            <text:p>테스트 데이터 정확도: 68.4753 손실 함수(loss): 97698.43 tloss: 360.490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53 트레이닝 데이터 정확도: nan 손실 함수(loss): 97059.94 tloss: 348.35635 trate 0</text:p>
          </table:table-cell>
        </table:table-row>
        <table:table-row table:style-name="ro1">
          <table:table-cell office:value-type="string" calcext:value-type="string">
            <text:p>테스트 데이터 정확도: 68.13612 손실 함수(loss): 97577.63 tloss: 356.202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54 트레이닝 데이터 정확도: nan 손실 함수(loss): 97067.016 tloss: 348.09662 trate 0</text:p>
          </table:table-cell>
        </table:table-row>
        <table:table-row table:style-name="ro1">
          <table:table-cell office:value-type="string" calcext:value-type="string">
            <text:p>테스트 데이터 정확도: 67.72061 손실 함수(loss): 97292.87 tloss: 358.264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55 트레이닝 데이터 정확도: nan 손실 함수(loss): 96756.31 tloss: 347.22998 trate 0</text:p>
          </table:table-cell>
        </table:table-row>
        <table:table-row table:style-name="ro1">
          <table:table-cell office:value-type="string" calcext:value-type="string">
            <text:p>테스트 데이터 정확도: 68.05561 손실 함수(loss): 96462.71 tloss: 357.074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56 트레이닝 데이터 정확도: nan 손실 함수(loss): 96581.52 tloss: 347.23135 trate 0</text:p>
          </table:table-cell>
        </table:table-row>
        <table:table-row table:style-name="ro1">
          <table:table-cell office:value-type="string" calcext:value-type="string">
            <text:p>테스트 데이터 정확도: 67.8273 손실 함수(loss): 96424.766 tloss: 354.498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57 트레이닝 데이터 정확도: nan 손실 함수(loss): 96246.766 tloss: 346.83945 trate 0</text:p>
          </table:table-cell>
        </table:table-row>
        <table:table-row table:style-name="ro1">
          <table:table-cell office:value-type="string" calcext:value-type="string">
            <text:p>테스트 데이터 정확도: 67.97278 손실 함수(loss): 96362.32 tloss: 355.134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58 트레이닝 데이터 정확도: nan 손실 함수(loss): 95879.875 tloss: 346.01566 trate 0</text:p>
          </table:table-cell>
        </table:table-row>
        <table:table-row table:style-name="ro1">
          <table:table-cell office:value-type="string" calcext:value-type="string">
            <text:p>테스트 데이터 정확도: 67.80723 손실 함수(loss): 96026.65 tloss: 354.805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59 트레이닝 데이터 정확도: nan 손실 함수(loss): 95558.4 tloss: 346.3746 trate 0</text:p>
          </table:table-cell>
        </table:table-row>
        <table:table-row table:style-name="ro1">
          <table:table-cell office:value-type="string" calcext:value-type="string">
            <text:p>테스트 데이터 정확도: 67.262535 손실 함수(loss): 95206.21 tloss: 351.71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60 트레이닝 데이터 정확도: nan 손실 함수(loss): 95411.98 tloss: 346.0573 trate 0</text:p>
          </table:table-cell>
        </table:table-row>
        <table:table-row table:style-name="ro1">
          <table:table-cell office:value-type="string" calcext:value-type="string">
            <text:p>테스트 데이터 정확도: 67.59135 손실 함수(loss): 95238.89 tloss: 355.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61 트레이닝 데이터 정확도: nan 손실 함수(loss): 95151.125 tloss: 345.8487 trate 0</text:p>
          </table:table-cell>
        </table:table-row>
        <table:table-row table:style-name="ro1">
          <table:table-cell office:value-type="string" calcext:value-type="string">
            <text:p>테스트 데이터 정확도: 67.88848 손실 함수(loss): 95126.21 tloss: 355.058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62 트레이닝 데이터 정확도: nan 손실 함수(loss): 94962.42 tloss: 345.44675 trate 0</text:p>
          </table:table-cell>
        </table:table-row>
        <table:table-row table:style-name="ro1">
          <table:table-cell office:value-type="string" calcext:value-type="string">
            <text:p>테스트 데이터 정확도: 67.51348 손실 함수(loss): 94958.4 tloss: 352.915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63 트레이닝 데이터 정확도: nan 손실 함수(loss): 94475.99 tloss: 344.01553 trate 0</text:p>
          </table:table-cell>
        </table:table-row>
        <table:table-row table:style-name="ro1">
          <table:table-cell office:value-type="string" calcext:value-type="string">
            <text:p>테스트 데이터 정확도: 67.49338 손실 함수(loss): 94844.71 tloss: 354.054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64 트레이닝 데이터 정확도: nan 손실 함수(loss): 94571.875 tloss: 344.73755 trate 0</text:p>
          </table:table-cell>
        </table:table-row>
        <table:table-row table:style-name="ro1">
          <table:table-cell office:value-type="string" calcext:value-type="string">
            <text:p>테스트 데이터 정확도: 67.241066 손실 함수(loss): 94933.74 tloss: 353.031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65 트레이닝 데이터 정확도: nan 손실 함수(loss): 94135.555 tloss: 343.92953 trate 0</text:p>
          </table:table-cell>
        </table:table-row>
        <table:table-row table:style-name="ro1">
          <table:table-cell office:value-type="string" calcext:value-type="string">
            <text:p>테스트 데이터 정확도: 67.085464 손실 함수(loss): 94230.98 tloss: 350.931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66 트레이닝 데이터 정확도: nan 손실 함수(loss): 93831.81 tloss: 343.66336 trate 0</text:p>
          </table:table-cell>
        </table:table-row>
        <table:table-row table:style-name="ro1">
          <table:table-cell office:value-type="string" calcext:value-type="string">
            <text:p>테스트 데이터 정확도: 67.50298 손실 함수(loss): 93780.79 tloss: 352.038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67 트레이닝 데이터 정확도: nan 손실 함수(loss): 94038.46 tloss: 343.76462 trate 0</text:p>
          </table:table-cell>
        </table:table-row>
        <table:table-row table:style-name="ro1">
          <table:table-cell office:value-type="string" calcext:value-type="string">
            <text:p>테스트 데이터 정확도: 66.794395 손실 함수(loss): 93753.445 tloss: 348.81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68 트레이닝 데이터 정확도: nan 손실 함수(loss): 93337.21 tloss: 342.8659 trate 0</text:p>
          </table:table-cell>
        </table:table-row>
        <table:table-row table:style-name="ro1">
          <table:table-cell office:value-type="string" calcext:value-type="string">
            <text:p>테스트 데이터 정확도: 66.828575 손실 함수(loss): 94045.02 tloss: 349.907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69 트레이닝 데이터 정확도: nan 손실 함수(loss): 93271.81 tloss: 342.7311 trate 0</text:p>
          </table:table-cell>
        </table:table-row>
        <table:table-row table:style-name="ro1">
          <table:table-cell office:value-type="string" calcext:value-type="string">
            <text:p>테스트 데이터 정확도: 67.153656 손실 함수(loss): 92771.5 tloss: 348.803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70 트레이닝 데이터 정확도: nan 손실 함수(loss): 92944.08 tloss: 341.77524 trate 0</text:p>
          </table:table-cell>
        </table:table-row>
        <table:table-row table:style-name="ro1">
          <table:table-cell office:value-type="string" calcext:value-type="string">
            <text:p>테스트 데이터 정확도: 67.09647 손실 함수(loss): 92794.484 tloss: 349.947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71 트레이닝 데이터 정확도: nan 손실 함수(loss): 92508.68 tloss: 341.5538 trate 0</text:p>
          </table:table-cell>
        </table:table-row>
        <table:table-row table:style-name="ro1">
          <table:table-cell office:value-type="string" calcext:value-type="string">
            <text:p>테스트 데이터 정확도: 67.05746 손실 함수(loss): 92680.79 tloss: 350.15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72 트레이닝 데이터 정확도: nan 손실 함수(loss): 92376.08 tloss: 341.22592 trate 0</text:p>
          </table:table-cell>
        </table:table-row>
        <table:table-row table:style-name="ro1">
          <table:table-cell office:value-type="string" calcext:value-type="string">
            <text:p>테스트 데이터 정확도: 67.01003 손실 함수(loss): 92057.1 tloss: 348.883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73 트레이닝 데이터 정확도: nan 손실 함수(loss): 92141.74 tloss: 340.82248 trate 0</text:p>
          </table:table-cell>
        </table:table-row>
        <table:table-row table:style-name="ro1">
          <table:table-cell office:value-type="string" calcext:value-type="string">
            <text:p>테스트 데이터 정확도: 66.70532 손실 함수(loss): 91469.37 tloss: 344.888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74 트레이닝 데이터 정확도: nan 손실 함수(loss): 91691.234 tloss: 339.9425 trate 0</text:p>
          </table:table-cell>
        </table:table-row>
        <table:table-row table:style-name="ro1">
          <table:table-cell office:value-type="string" calcext:value-type="string">
            <text:p>테스트 데이터 정확도: 66.60552 손실 함수(loss): 91633.56 tloss: 347.71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75 트레이닝 데이터 정확도: nan 손실 함수(loss): 91942.6 tloss: 340.56952 trate 0</text:p>
          </table:table-cell>
        </table:table-row>
        <table:table-row table:style-name="ro1">
          <table:table-cell office:value-type="string" calcext:value-type="string">
            <text:p>테스트 데이터 정확도: 66.60741 손실 함수(loss): 92593.1 tloss: 346.690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76 트레이닝 데이터 정확도: nan 손실 함수(loss): 91595.39 tloss: 340.13312 trate 0</text:p>
          </table:table-cell>
        </table:table-row>
        <table:table-row table:style-name="ro1">
          <table:table-cell office:value-type="string" calcext:value-type="string">
            <text:p>테스트 데이터 정확도: 66.94997 손실 함수(loss): 90751.46 tloss: 344.557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77 트레이닝 데이터 정확도: nan 손실 함수(loss): 91152.63 tloss: 338.82358 trate 0</text:p>
          </table:table-cell>
        </table:table-row>
        <table:table-row table:style-name="ro1">
          <table:table-cell office:value-type="string" calcext:value-type="string">
            <text:p>테스트 데이터 정확도: 66.84925 손실 함수(loss): 91177.86 tloss: 347.26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78 트레이닝 데이터 정확도: nan 손실 함수(loss): 90800.51 tloss: 338.5664 trate 0</text:p>
          </table:table-cell>
        </table:table-row>
        <table:table-row table:style-name="ro1">
          <table:table-cell office:value-type="string" calcext:value-type="string">
            <text:p>테스트 데이터 정확도: 66.85321 손실 함수(loss): 90562.586 tloss: 346.51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79 트레이닝 데이터 정확도: nan 손실 함수(loss): 91030.52 tloss: 339.20517 trate 0</text:p>
          </table:table-cell>
        </table:table-row>
        <table:table-row table:style-name="ro1">
          <table:table-cell office:value-type="string" calcext:value-type="string">
            <text:p>테스트 데이터 정확도: 66.2353 손실 함수(loss): 90636.1 tloss: 347.13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80 트레이닝 데이터 정확도: nan 손실 함수(loss): 90760.85 tloss: 338.69406 trate 0</text:p>
          </table:table-cell>
        </table:table-row>
        <table:table-row table:style-name="ro1">
          <table:table-cell office:value-type="string" calcext:value-type="string">
            <text:p>테스트 데이터 정확도: 66.608864 손실 함수(loss): 89812.25 tloss: 344.661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81 트레이닝 데이터 정확도: nan 손실 함수(loss): 90784.59 tloss: 338.8467 trate 0</text:p>
          </table:table-cell>
        </table:table-row>
        <table:table-row table:style-name="ro1">
          <table:table-cell office:value-type="string" calcext:value-type="string">
            <text:p>테스트 데이터 정확도: 66.4902 손실 함수(loss): 90046.24 tloss: 342.799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82 트레이닝 데이터 정확도: nan 손실 함수(loss): 90110.1 tloss: 338.01678 trate 0</text:p>
          </table:table-cell>
        </table:table-row>
        <table:table-row table:style-name="ro1">
          <table:table-cell office:value-type="string" calcext:value-type="string">
            <text:p>테스트 데이터 정확도: 66.42836 손실 함수(loss): 89592.77 tloss: 343.244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83 트레이닝 데이터 정확도: nan 손실 함수(loss): 89858.984 tloss: 337.4284 trate 0</text:p>
          </table:table-cell>
        </table:table-row>
        <table:table-row table:style-name="ro1">
          <table:table-cell office:value-type="string" calcext:value-type="string">
            <text:p>테스트 데이터 정확도: 66.34828 손실 함수(loss): 88832.26 tloss: 344.221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84 트레이닝 데이터 정확도: nan 손실 함수(loss): 89642.336 tloss: 337.10654 trate 0</text:p>
          </table:table-cell>
        </table:table-row>
        <table:table-row table:style-name="ro1">
          <table:table-cell office:value-type="string" calcext:value-type="string">
            <text:p>테스트 데이터 정확도: 66.57938 손실 함수(loss): 89716.125 tloss: 344.41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85 트레이닝 데이터 정확도: nan 손실 함수(loss): 89446.38 tloss: 336.5019 trate 0</text:p>
          </table:table-cell>
        </table:table-row>
        <table:table-row table:style-name="ro1">
          <table:table-cell office:value-type="string" calcext:value-type="string">
            <text:p>테스트 데이터 정확도: 65.9318 손실 함수(loss): 88654.51 tloss: 341.867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86 트레이닝 데이터 정확도: nan 손실 함수(loss): 88858.76 tloss: 336.049 trate 0</text:p>
          </table:table-cell>
        </table:table-row>
        <table:table-row table:style-name="ro1">
          <table:table-cell office:value-type="string" calcext:value-type="string">
            <text:p>테스트 데이터 정확도: 66.10535 손실 함수(loss): 89333.87 tloss: 343.971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87 트레이닝 데이터 정확도: nan 손실 함수(loss): 89064.336 tloss: 336.22247 trate 0</text:p>
          </table:table-cell>
        </table:table-row>
        <table:table-row table:style-name="ro1">
          <table:table-cell office:value-type="string" calcext:value-type="string">
            <text:p>테스트 데이터 정확도: 66.352806 손실 함수(loss): 88800.42 tloss: 343.315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88 트레이닝 데이터 정확도: nan 손실 함수(loss): 89382.234 tloss: 336.59818 trate 0</text:p>
          </table:table-cell>
        </table:table-row>
        <table:table-row table:style-name="ro1">
          <table:table-cell office:value-type="string" calcext:value-type="string">
            <text:p>테스트 데이터 정확도: 65.936005 손실 함수(loss): 88875.89 tloss: 340.978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89 트레이닝 데이터 정확도: nan 손실 함수(loss): 88648.77 tloss: 335.14322 trate 0</text:p>
          </table:table-cell>
        </table:table-row>
        <table:table-row table:style-name="ro1">
          <table:table-cell office:value-type="string" calcext:value-type="string">
            <text:p>테스트 데이터 정확도: 66.18082 손실 함수(loss): 88396.82 tloss: 341.493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90 트레이닝 데이터 정확도: nan 손실 함수(loss): 88537.82 tloss: 335.47437 trate 0</text:p>
          </table:table-cell>
        </table:table-row>
        <table:table-row table:style-name="ro1">
          <table:table-cell office:value-type="string" calcext:value-type="string">
            <text:p>테스트 데이터 정확도: 65.644646 손실 함수(loss): 88339.4 tloss: 342.435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91 트레이닝 데이터 정확도: nan 손실 함수(loss): 88019.69 tloss: 334.4869 trate 0</text:p>
          </table:table-cell>
        </table:table-row>
        <table:table-row table:style-name="ro1">
          <table:table-cell office:value-type="string" calcext:value-type="string">
            <text:p>테스트 데이터 정확도: 66.01908 손실 함수(loss): 87966.33 tloss: 340.36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92 트레이닝 데이터 정확도: nan 손실 함수(loss): 87942.61 tloss: 334.24066 trate 0</text:p>
          </table:table-cell>
        </table:table-row>
        <table:table-row table:style-name="ro1">
          <table:table-cell office:value-type="string" calcext:value-type="string">
            <text:p>테스트 데이터 정확도: 65.970474 손실 함수(loss): 88517.52 tloss: 342.832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93 트레이닝 데이터 정확도: nan 손실 함수(loss): 87921.11 tloss: 334.13132 trate 0</text:p>
          </table:table-cell>
        </table:table-row>
        <table:table-row table:style-name="ro1">
          <table:table-cell office:value-type="string" calcext:value-type="string">
            <text:p>테스트 데이터 정확도: 65.89144 손실 함수(loss): 88233.14 tloss: 341.049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94 트레이닝 데이터 정확도: nan 손실 함수(loss): 87738.87 tloss: 334.31744 trate 0</text:p>
          </table:table-cell>
        </table:table-row>
        <table:table-row table:style-name="ro1">
          <table:table-cell office:value-type="string" calcext:value-type="string">
            <text:p>테스트 데이터 정확도: 65.65291 손실 함수(loss): 86902.1 tloss: 339.231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95 트레이닝 데이터 정확도: nan 손실 함수(loss): 87420.8 tloss: 332.70416 trate 0</text:p>
          </table:table-cell>
        </table:table-row>
        <table:table-row table:style-name="ro1">
          <table:table-cell office:value-type="string" calcext:value-type="string">
            <text:p>테스트 데이터 정확도: 65.86205 손실 함수(loss): 87470.06 tloss: 339.958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96 트레이닝 데이터 정확도: nan 손실 함수(loss): 87464.88 tloss: 333.38702 trate 0</text:p>
          </table:table-cell>
        </table:table-row>
        <table:table-row table:style-name="ro1">
          <table:table-cell office:value-type="string" calcext:value-type="string">
            <text:p>테스트 데이터 정확도: 65.5453 손실 함수(loss): 86761.266 tloss: 335.801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97 트레이닝 데이터 정확도: nan 손실 함수(loss): 86887.516 tloss: 333.16733 trate 0</text:p>
          </table:table-cell>
        </table:table-row>
        <table:table-row table:style-name="ro1">
          <table:table-cell office:value-type="string" calcext:value-type="string">
            <text:p>테스트 데이터 정확도: 65.729225 손실 함수(loss): 86413.96 tloss: 339.521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98 트레이닝 데이터 정확도: nan 손실 함수(loss): 86664.82 tloss: 332.34958 trate 0</text:p>
          </table:table-cell>
        </table:table-row>
        <table:table-row table:style-name="ro1">
          <table:table-cell office:value-type="string" calcext:value-type="string">
            <text:p>테스트 데이터 정확도: 65.46669 손실 함수(loss): 86451.77 tloss: 338.48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499 트레이닝 데이터 정확도: nan 손실 함수(loss): 86785.83 tloss: 332.46747 trate 0</text:p>
          </table:table-cell>
        </table:table-row>
        <table:table-row table:style-name="ro1">
          <table:table-cell office:value-type="string" calcext:value-type="string">
            <text:p>테스트 데이터 정확도: 65.54018 손실 함수(loss): 87158.57 tloss: 337.95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00 트레이닝 데이터 정확도: nan 손실 함수(loss): 86229.45 tloss: 331.5117 trate 0</text:p>
          </table:table-cell>
        </table:table-row>
        <table:table-row table:style-name="ro1">
          <table:table-cell office:value-type="string" calcext:value-type="string">
            <text:p>테스트 데이터 정확도: 65.309425 손실 함수(loss): 84761.93 tloss: 336.398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01 트레이닝 데이터 정확도: nan 손실 함수(loss): 85958.89 tloss: 331.11423 trate 0</text:p>
          </table:table-cell>
        </table:table-row>
        <table:table-row table:style-name="ro1">
          <table:table-cell office:value-type="string" calcext:value-type="string">
            <text:p>테스트 데이터 정확도: 65.275154 손실 함수(loss): 86028.484 tloss: 338.74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02 트레이닝 데이터 정확도: nan 손실 함수(loss): 85620.91 tloss: 330.48376 trate 0</text:p>
          </table:table-cell>
        </table:table-row>
        <table:table-row table:style-name="ro1">
          <table:table-cell office:value-type="string" calcext:value-type="string">
            <text:p>테스트 데이터 정확도: 65.21235 손실 함수(loss): 84895.54 tloss: 336.49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03 트레이닝 데이터 정확도: nan 손실 함수(loss): 85739.44 tloss: 330.90973 trate 0</text:p>
          </table:table-cell>
        </table:table-row>
        <table:table-row table:style-name="ro1">
          <table:table-cell office:value-type="string" calcext:value-type="string">
            <text:p>테스트 데이터 정확도: 65.51764 손실 함수(loss): 85547.98 tloss: 336.778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04 트레이닝 데이터 정확도: nan 손실 함수(loss): 85240.234 tloss: 329.83835 trate 0</text:p>
          </table:table-cell>
        </table:table-row>
        <table:table-row table:style-name="ro1">
          <table:table-cell office:value-type="string" calcext:value-type="string">
            <text:p>테스트 데이터 정확도: 65.24248 손실 함수(loss): 84052.24 tloss: 334.017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05 트레이닝 데이터 정확도: nan 손실 함수(loss): 85442.77 tloss: 330.23856 trate 0</text:p>
          </table:table-cell>
        </table:table-row>
        <table:table-row table:style-name="ro1">
          <table:table-cell office:value-type="string" calcext:value-type="string">
            <text:p>테스트 데이터 정확도: 65.16263 손실 함수(loss): 84823.69 tloss: 336.187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06 트레이닝 데이터 정확도: nan 손실 함수(loss): 84861.92 tloss: 328.59088 trate 0</text:p>
          </table:table-cell>
        </table:table-row>
        <table:table-row table:style-name="ro1">
          <table:table-cell office:value-type="string" calcext:value-type="string">
            <text:p>테스트 데이터 정확도: 65.22985 손실 함수(loss): 84813.516 tloss: 334.756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07 트레이닝 데이터 정확도: nan 손실 함수(loss): 84707.77 tloss: 329.146 trate 0</text:p>
          </table:table-cell>
        </table:table-row>
        <table:table-row table:style-name="ro1">
          <table:table-cell office:value-type="string" calcext:value-type="string">
            <text:p>테스트 데이터 정확도: 65.1932 손실 함수(loss): 83892.164 tloss: 334.504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08 트레이닝 데이터 정확도: nan 손실 함수(loss): 84237.94 tloss: 327.77158 trate 0</text:p>
          </table:table-cell>
        </table:table-row>
        <table:table-row table:style-name="ro1">
          <table:table-cell office:value-type="string" calcext:value-type="string">
            <text:p>테스트 데이터 정확도: 64.85695 손실 함수(loss): 83953.12 tloss: 334.503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09 트레이닝 데이터 정확도: nan 손실 함수(loss): 84117.9 tloss: 327.8 trate 0</text:p>
          </table:table-cell>
        </table:table-row>
        <table:table-row table:style-name="ro1">
          <table:table-cell office:value-type="string" calcext:value-type="string">
            <text:p>테스트 데이터 정확도: 64.463715 손실 함수(loss): 83680.67 tloss: 334.6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10 트레이닝 데이터 정확도: nan 손실 함수(loss): 83819.57 tloss: 326.8075 trate 0</text:p>
          </table:table-cell>
        </table:table-row>
        <table:table-row table:style-name="ro1">
          <table:table-cell office:value-type="string" calcext:value-type="string">
            <text:p>테스트 데이터 정확도: 64.82926 손실 함수(loss): 83884.04 tloss: 333.092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11 트레이닝 데이터 정확도: nan 손실 함수(loss): 83829.43 tloss: 327.04846 trate 0</text:p>
          </table:table-cell>
        </table:table-row>
        <table:table-row table:style-name="ro1">
          <table:table-cell office:value-type="string" calcext:value-type="string">
            <text:p>테스트 데이터 정확도: 64.61032 손실 함수(loss): 82479.27 tloss: 331.58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12 트레이닝 데이터 정확도: nan 손실 함수(loss): 83456.01 tloss: 327.0313 trate 0</text:p>
          </table:table-cell>
        </table:table-row>
        <table:table-row table:style-name="ro1">
          <table:table-cell office:value-type="string" calcext:value-type="string">
            <text:p>테스트 데이터 정확도: 64.433235 손실 함수(loss): 82505.305 tloss: 331.513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13 트레이닝 데이터 정확도: nan 손실 함수(loss): 83075.49 tloss: 326.3033 trate 0</text:p>
          </table:table-cell>
        </table:table-row>
        <table:table-row table:style-name="ro1">
          <table:table-cell office:value-type="string" calcext:value-type="string">
            <text:p>테스트 데이터 정확도: 64.546555 손실 함수(loss): 82663.43 tloss: 332.265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14 트레이닝 데이터 정확도: nan 손실 함수(loss): 83119.21 tloss: 325.0657 trate 0</text:p>
          </table:table-cell>
        </table:table-row>
        <table:table-row table:style-name="ro1">
          <table:table-cell office:value-type="string" calcext:value-type="string">
            <text:p>테스트 데이터 정확도: 64.50774 손실 함수(loss): 83090.04 tloss: 331.5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15 트레이닝 데이터 정확도: nan 손실 함수(loss): 83127.43 tloss: 325.91827 trate 0</text:p>
          </table:table-cell>
        </table:table-row>
        <table:table-row table:style-name="ro1">
          <table:table-cell office:value-type="string" calcext:value-type="string">
            <text:p>테스트 데이터 정확도: 64.631584 손실 함수(loss): 81950.01 tloss: 331.662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16 트레이닝 데이터 정확도: nan 손실 함수(loss): 83191.18 tloss: 326.90295 trate 0</text:p>
          </table:table-cell>
        </table:table-row>
        <table:table-row table:style-name="ro1">
          <table:table-cell office:value-type="string" calcext:value-type="string">
            <text:p>테스트 데이터 정확도: 64.44151 손실 함수(loss): 82528.76 tloss: 330.885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17 트레이닝 데이터 정확도: nan 손실 함수(loss): 82858.62 tloss: 325.21783 trate 0</text:p>
          </table:table-cell>
        </table:table-row>
        <table:table-row table:style-name="ro1">
          <table:table-cell office:value-type="string" calcext:value-type="string">
            <text:p>테스트 데이터 정확도: 64.692085 손실 함수(loss): 81800.37 tloss: 329.739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18 트레이닝 데이터 정확도: nan 손실 함수(loss): 82382.516 tloss: 324.31863 trate 0</text:p>
          </table:table-cell>
        </table:table-row>
        <table:table-row table:style-name="ro1">
          <table:table-cell office:value-type="string" calcext:value-type="string">
            <text:p>테스트 데이터 정확도: 64.66819 손실 함수(loss): 82278.016 tloss: 332.414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19 트레이닝 데이터 정확도: nan 손실 함수(loss): 82213.83 tloss: 323.76108 trate 0</text:p>
          </table:table-cell>
        </table:table-row>
        <table:table-row table:style-name="ro1">
          <table:table-cell office:value-type="string" calcext:value-type="string">
            <text:p>테스트 데이터 정확도: 64.39504 손실 함수(loss): 81646.58 tloss: 328.274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20 트레이닝 데이터 정확도: nan 손실 함수(loss): 81867.92 tloss: 323.8158 trate 0</text:p>
          </table:table-cell>
        </table:table-row>
        <table:table-row table:style-name="ro1">
          <table:table-cell office:value-type="string" calcext:value-type="string">
            <text:p>테스트 데이터 정확도: 64.33522 손실 함수(loss): 81349.38 tloss: 330.27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21 트레이닝 데이터 정확도: nan 손실 함수(loss): 81826.19 tloss: 323.7169 trate 0</text:p>
          </table:table-cell>
        </table:table-row>
        <table:table-row table:style-name="ro1">
          <table:table-cell office:value-type="string" calcext:value-type="string">
            <text:p>테스트 데이터 정확도: 64.26648 손실 함수(loss): 80993.96 tloss: 328.841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22 트레이닝 데이터 정확도: nan 손실 함수(loss): 81756.44 tloss: 323.9316 trate 0</text:p>
          </table:table-cell>
        </table:table-row>
        <table:table-row table:style-name="ro1">
          <table:table-cell office:value-type="string" calcext:value-type="string">
            <text:p>테스트 데이터 정확도: 64.36549 손실 함수(loss): 82046.54 tloss: 330.632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23 트레이닝 데이터 정확도: nan 손실 함수(loss): 81567.88 tloss: 322.98868 trate 0</text:p>
          </table:table-cell>
        </table:table-row>
        <table:table-row table:style-name="ro1">
          <table:table-cell office:value-type="string" calcext:value-type="string">
            <text:p>테스트 데이터 정확도: 64.37627 손실 함수(loss): 81931.01 tloss: 331.565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24 트레이닝 데이터 정확도: nan 손실 함수(loss): 81640.336 tloss: 323.2386 trate 0</text:p>
          </table:table-cell>
        </table:table-row>
        <table:table-row table:style-name="ro1">
          <table:table-cell office:value-type="string" calcext:value-type="string">
            <text:p>테스트 데이터 정확도: 64.086464 손실 함수(loss): 81084.02 tloss: 330.628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25 트레이닝 데이터 정확도: nan 손실 함수(loss): 81308.6 tloss: 322.93906 trate 0</text:p>
          </table:table-cell>
        </table:table-row>
        <table:table-row table:style-name="ro1">
          <table:table-cell office:value-type="string" calcext:value-type="string">
            <text:p>테스트 데이터 정확도: 64.17231 손실 함수(loss): 80519.3 tloss: 329.251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26 트레이닝 데이터 정확도: nan 손실 함수(loss): 81240.84 tloss: 322.3166 trate 0</text:p>
          </table:table-cell>
        </table:table-row>
        <table:table-row table:style-name="ro1">
          <table:table-cell office:value-type="string" calcext:value-type="string">
            <text:p>테스트 데이터 정확도: 64.6748 손실 함수(loss): 80924.086 tloss: 327.796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27 트레이닝 데이터 정확도: nan 손실 함수(loss): 80867.336 tloss: 321.76605 trate 0</text:p>
          </table:table-cell>
        </table:table-row>
        <table:table-row table:style-name="ro1">
          <table:table-cell office:value-type="string" calcext:value-type="string">
            <text:p>테스트 데이터 정확도: 64.23241 손실 함수(loss): 81178.336 tloss: 328.829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28 트레이닝 데이터 정확도: nan 손실 함수(loss): 80744.49 tloss: 322.77243 trate 0</text:p>
          </table:table-cell>
        </table:table-row>
        <table:table-row table:style-name="ro1">
          <table:table-cell office:value-type="string" calcext:value-type="string">
            <text:p>테스트 데이터 정확도: 64.14136 손실 함수(loss): 79447.25 tloss: 325.606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29 트레이닝 데이터 정확도: nan 손실 함수(loss): 80155.48 tloss: 320.5414 trate 0</text:p>
          </table:table-cell>
        </table:table-row>
        <table:table-row table:style-name="ro1">
          <table:table-cell office:value-type="string" calcext:value-type="string">
            <text:p>테스트 데이터 정확도: 64.27406 손실 함수(loss): 79661.32 tloss: 326.443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30 트레이닝 데이터 정확도: nan 손실 함수(loss): 80456.836 tloss: 321.03668 trate 0</text:p>
          </table:table-cell>
        </table:table-row>
        <table:table-row table:style-name="ro1">
          <table:table-cell office:value-type="string" calcext:value-type="string">
            <text:p>테스트 데이터 정확도: 64.15806 손실 함수(loss): 79789.76 tloss: 328.412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31 트레이닝 데이터 정확도: nan 손실 함수(loss): 80430.57 tloss: 320.9545 trate 0</text:p>
          </table:table-cell>
        </table:table-row>
        <table:table-row table:style-name="ro1">
          <table:table-cell office:value-type="string" calcext:value-type="string">
            <text:p>테스트 데이터 정확도: 63.771935 손실 함수(loss): 79141.85 tloss: 325.794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32 트레이닝 데이터 정확도: nan 손실 함수(loss): 80687.3 tloss: 322.3323 trate 0</text:p>
          </table:table-cell>
        </table:table-row>
        <table:table-row table:style-name="ro1">
          <table:table-cell office:value-type="string" calcext:value-type="string">
            <text:p>테스트 데이터 정확도: 64.1585 손실 함수(loss): 79863.93 tloss: 328.76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33 트레이닝 데이터 정확도: nan 손실 함수(loss): 80138.23 tloss: 320.7825 trate 0</text:p>
          </table:table-cell>
        </table:table-row>
        <table:table-row table:style-name="ro1">
          <table:table-cell office:value-type="string" calcext:value-type="string">
            <text:p>테스트 데이터 정확도: 64.06234 손실 함수(loss): 78857.39 tloss: 325.425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34 트레이닝 데이터 정확도: nan 손실 함수(loss): 79652.89 tloss: 319.93402 trate 0</text:p>
          </table:table-cell>
        </table:table-row>
        <table:table-row table:style-name="ro1">
          <table:table-cell office:value-type="string" calcext:value-type="string">
            <text:p>테스트 데이터 정확도: 64.13964 손실 함수(loss): 78999.86 tloss: 325.572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35 트레이닝 데이터 정확도: nan 손실 함수(loss): 79791.68 tloss: 320.16565 trate 0</text:p>
          </table:table-cell>
        </table:table-row>
        <table:table-row table:style-name="ro1">
          <table:table-cell office:value-type="string" calcext:value-type="string">
            <text:p>테스트 데이터 정확도: 63.727703 손실 함수(loss): 79299.26 tloss: 326.178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36 트레이닝 데이터 정확도: nan 손실 함수(loss): 79405.1 tloss: 319.73737 trate 0</text:p>
          </table:table-cell>
        </table:table-row>
        <table:table-row table:style-name="ro1">
          <table:table-cell office:value-type="string" calcext:value-type="string">
            <text:p>테스트 데이터 정확도: 63.815704 손실 함수(loss): 79451.29 tloss: 327.416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37 트레이닝 데이터 정확도: nan 손실 함수(loss): 79135.23 tloss: 318.30554 trate 0</text:p>
          </table:table-cell>
        </table:table-row>
        <table:table-row table:style-name="ro1">
          <table:table-cell office:value-type="string" calcext:value-type="string">
            <text:p>테스트 데이터 정확도: 63.715122 손실 함수(loss): 78686.27 tloss: 322.758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38 트레이닝 데이터 정확도: nan 손실 함수(loss): 79177.516 tloss: 319.3606 trate 0</text:p>
          </table:table-cell>
        </table:table-row>
        <table:table-row table:style-name="ro1">
          <table:table-cell office:value-type="string" calcext:value-type="string">
            <text:p>테스트 데이터 정확도: 63.859825 손실 함수(loss): 79387.336 tloss: 324.940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39 트레이닝 데이터 정확도: nan 손실 함수(loss): 79292.46 tloss: 319.2826 trate 0</text:p>
          </table:table-cell>
        </table:table-row>
        <table:table-row table:style-name="ro1">
          <table:table-cell office:value-type="string" calcext:value-type="string">
            <text:p>테스트 데이터 정확도: 63.738777 손실 함수(loss): 78801.57 tloss: 324.371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40 트레이닝 데이터 정확도: nan 손실 함수(loss): 78557.81 tloss: 318.49695 trate 0</text:p>
          </table:table-cell>
        </table:table-row>
        <table:table-row table:style-name="ro1">
          <table:table-cell office:value-type="string" calcext:value-type="string">
            <text:p>테스트 데이터 정확도: 63.445545 손실 함수(loss): 78471.23 tloss: 326.0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41 트레이닝 데이터 정확도: nan 손실 함수(loss): 78436.39 tloss: 317.568 trate 0</text:p>
          </table:table-cell>
        </table:table-row>
        <table:table-row table:style-name="ro1">
          <table:table-cell office:value-type="string" calcext:value-type="string">
            <text:p>테스트 데이터 정확도: 63.4754 손실 함수(loss): 77703.484 tloss: 324.288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42 트레이닝 데이터 정확도: nan 손실 함수(loss): 78364.92 tloss: 317.596 trate 0</text:p>
          </table:table-cell>
        </table:table-row>
        <table:table-row table:style-name="ro1">
          <table:table-cell office:value-type="string" calcext:value-type="string">
            <text:p>테스트 데이터 정확도: 63.7346 손실 함수(loss): 78701.0 tloss: 324.990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43 트레이닝 데이터 정확도: nan 손실 함수(loss): 78441.125 tloss: 317.44467 trate 0</text:p>
          </table:table-cell>
        </table:table-row>
        <table:table-row table:style-name="ro1">
          <table:table-cell office:value-type="string" calcext:value-type="string">
            <text:p>테스트 데이터 정확도: 63.51764 손실 함수(loss): 78182.36 tloss: 324.921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44 트레이닝 데이터 정확도: nan 손실 함수(loss): 78098.48 tloss: 316.63486 trate 0</text:p>
          </table:table-cell>
        </table:table-row>
        <table:table-row table:style-name="ro1">
          <table:table-cell office:value-type="string" calcext:value-type="string">
            <text:p>테스트 데이터 정확도: 63.368034 손실 함수(loss): 78007.58 tloss: 322.368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45 트레이닝 데이터 정확도: nan 손실 함수(loss): 77989.91 tloss: 316.84714 trate 0</text:p>
          </table:table-cell>
        </table:table-row>
        <table:table-row table:style-name="ro1">
          <table:table-cell office:value-type="string" calcext:value-type="string">
            <text:p>테스트 데이터 정확도: 63.4325 손실 함수(loss): 77501.086 tloss: 322.41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46 트레이닝 데이터 정확도: nan 손실 함수(loss): 77754.836 tloss: 316.41022 trate 0</text:p>
          </table:table-cell>
        </table:table-row>
        <table:table-row table:style-name="ro1">
          <table:table-cell office:value-type="string" calcext:value-type="string">
            <text:p>테스트 데이터 정확도: 63.53838 손실 함수(loss): 76947.76 tloss: 323.14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47 트레이닝 데이터 정확도: nan 손실 함수(loss): 77516.68 tloss: 316.09894 trate 0</text:p>
          </table:table-cell>
        </table:table-row>
        <table:table-row table:style-name="ro1">
          <table:table-cell office:value-type="string" calcext:value-type="string">
            <text:p>테스트 데이터 정확도: 63.137665 손실 함수(loss): 76259.19 tloss: 319.916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48 트레이닝 데이터 정확도: nan 손실 함수(loss): 77451.69 tloss: 315.94598 trate 0</text:p>
          </table:table-cell>
        </table:table-row>
        <table:table-row table:style-name="ro1">
          <table:table-cell office:value-type="string" calcext:value-type="string">
            <text:p>테스트 데이터 정확도: 63.276035 손실 함수(loss): 76299.875 tloss: 320.895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49 트레이닝 데이터 정확도: nan 손실 함수(loss): 77230.445 tloss: 315.2718 trate 0</text:p>
          </table:table-cell>
        </table:table-row>
        <table:table-row table:style-name="ro1">
          <table:table-cell office:value-type="string" calcext:value-type="string">
            <text:p>테스트 데이터 정확도: 63.427917 손실 함수(loss): 76423.016 tloss: 320.509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50 트레이닝 데이터 정확도: nan 손실 함수(loss): 76932.99 tloss: 315.18524 trate 0</text:p>
          </table:table-cell>
        </table:table-row>
        <table:table-row table:style-name="ro1">
          <table:table-cell office:value-type="string" calcext:value-type="string">
            <text:p>테스트 데이터 정확도: 63.043674 손실 함수(loss): 76800.43 tloss: 319.58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51 트레이닝 데이터 정확도: nan 손실 함수(loss): 77056.88 tloss: 315.0671 trate 0</text:p>
          </table:table-cell>
        </table:table-row>
        <table:table-row table:style-name="ro1">
          <table:table-cell office:value-type="string" calcext:value-type="string">
            <text:p>테스트 데이터 정확도: 63.02106 손실 함수(loss): 77544.016 tloss: 324.32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52 트레이닝 데이터 정확도: nan 손실 함수(loss): 76956.98 tloss: 315.0774 trate 0</text:p>
          </table:table-cell>
        </table:table-row>
        <table:table-row table:style-name="ro1">
          <table:table-cell office:value-type="string" calcext:value-type="string">
            <text:p>테스트 데이터 정확도: 63.160976 손실 함수(loss): 75524.32 tloss: 320.08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53 트레이닝 데이터 정확도: nan 손실 함수(loss): 76778.055 tloss: 314.20602 trate 0</text:p>
          </table:table-cell>
        </table:table-row>
        <table:table-row table:style-name="ro1">
          <table:table-cell office:value-type="string" calcext:value-type="string">
            <text:p>테스트 데이터 정확도: 63.11548 손실 함수(loss): 76371.14 tloss: 322.236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54 트레이닝 데이터 정확도: nan 손실 함수(loss): 76425.94 tloss: 313.51328 trate 0</text:p>
          </table:table-cell>
        </table:table-row>
        <table:table-row table:style-name="ro1">
          <table:table-cell office:value-type="string" calcext:value-type="string">
            <text:p>테스트 데이터 정확도: 63.18702 손실 함수(loss): 75162.336 tloss: 318.536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55 트레이닝 데이터 정확도: nan 손실 함수(loss): 76396.24 tloss: 313.988 trate 0</text:p>
          </table:table-cell>
        </table:table-row>
        <table:table-row table:style-name="ro1">
          <table:table-cell office:value-type="string" calcext:value-type="string">
            <text:p>테스트 데이터 정확도: 63.0184 손실 함수(loss): 76138.914 tloss: 322.98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56 트레이닝 데이터 정확도: nan 손실 함수(loss): 75902.73 tloss: 312.696 trate 0</text:p>
          </table:table-cell>
        </table:table-row>
        <table:table-row table:style-name="ro1">
          <table:table-cell office:value-type="string" calcext:value-type="string">
            <text:p>테스트 데이터 정확도: 62.981087 손실 함수(loss): 75936.35 tloss: 320.541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57 트레이닝 데이터 정확도: nan 손실 함수(loss): 75910.65 tloss: 313.39896 trate 0</text:p>
          </table:table-cell>
        </table:table-row>
        <table:table-row table:style-name="ro1">
          <table:table-cell office:value-type="string" calcext:value-type="string">
            <text:p>테스트 데이터 정확도: 63.10738 손실 함수(loss): 75321.52 tloss: 320.537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58 트레이닝 데이터 정확도: nan 손실 함수(loss): 75907.31 tloss: 312.9532 trate 0</text:p>
          </table:table-cell>
        </table:table-row>
        <table:table-row table:style-name="ro1">
          <table:table-cell office:value-type="string" calcext:value-type="string">
            <text:p>테스트 데이터 정확도: 63.006226 손실 함수(loss): 75382.23 tloss: 318.688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59 트레이닝 데이터 정확도: nan 손실 함수(loss): 75717.8 tloss: 312.5267 trate 0</text:p>
          </table:table-cell>
        </table:table-row>
        <table:table-row table:style-name="ro1">
          <table:table-cell office:value-type="string" calcext:value-type="string">
            <text:p>테스트 데이터 정확도: 62.922333 손실 함수(loss): 75321.58 tloss: 319.829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60 트레이닝 데이터 정확도: nan 손실 함수(loss): 75695.13 tloss: 312.8475 trate 0</text:p>
          </table:table-cell>
        </table:table-row>
        <table:table-row table:style-name="ro1">
          <table:table-cell office:value-type="string" calcext:value-type="string">
            <text:p>테스트 데이터 정확도: 62.77087 손실 함수(loss): 75409.43 tloss: 318.53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61 트레이닝 데이터 정확도: nan 손실 함수(loss): 75534.39 tloss: 312.10315 trate 0</text:p>
          </table:table-cell>
        </table:table-row>
        <table:table-row table:style-name="ro1">
          <table:table-cell office:value-type="string" calcext:value-type="string">
            <text:p>테스트 데이터 정확도: 62.67089 손실 함수(loss): 74291.586 tloss: 317.921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62 트레이닝 데이터 정확도: nan 손실 함수(loss): 75328.88 tloss: 311.77347 trate 0</text:p>
          </table:table-cell>
        </table:table-row>
        <table:table-row table:style-name="ro1">
          <table:table-cell office:value-type="string" calcext:value-type="string">
            <text:p>테스트 데이터 정확도: 62.42075 손실 함수(loss): 75405.05 tloss: 319.406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63 트레이닝 데이터 정확도: nan 손실 함수(loss): 74982.92 tloss: 311.2443 trate 0</text:p>
          </table:table-cell>
        </table:table-row>
        <table:table-row table:style-name="ro1">
          <table:table-cell office:value-type="string" calcext:value-type="string">
            <text:p>테스트 데이터 정확도: 62.81778 손실 함수(loss): 75899.336 tloss: 319.333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64 트레이닝 데이터 정확도: nan 손실 함수(loss): 75217.84 tloss: 311.55215 trate 0</text:p>
          </table:table-cell>
        </table:table-row>
        <table:table-row table:style-name="ro1">
          <table:table-cell office:value-type="string" calcext:value-type="string">
            <text:p>테스트 데이터 정확도: 62.748753 손실 함수(loss): 73531.21 tloss: 315.071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65 트레이닝 데이터 정확도: nan 손실 함수(loss): 75256.49 tloss: 311.34412 trate 0</text:p>
          </table:table-cell>
        </table:table-row>
        <table:table-row table:style-name="ro1">
          <table:table-cell office:value-type="string" calcext:value-type="string">
            <text:p>테스트 데이터 정확도: 62.767437 손실 함수(loss): 74803.82 tloss: 318.20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66 트레이닝 데이터 정확도: nan 손실 함수(loss): 75528.28 tloss: 311.721 trate 0</text:p>
          </table:table-cell>
        </table:table-row>
        <table:table-row table:style-name="ro1">
          <table:table-cell office:value-type="string" calcext:value-type="string">
            <text:p>테스트 데이터 정확도: 62.617092 손실 함수(loss): 74142.336 tloss: 317.356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67 트레이닝 데이터 정확도: nan 손실 함수(loss): 74656.875 tloss: 310.7841 trate 0</text:p>
          </table:table-cell>
        </table:table-row>
        <table:table-row table:style-name="ro1">
          <table:table-cell office:value-type="string" calcext:value-type="string">
            <text:p>테스트 데이터 정확도: 62.289867 손실 함수(loss): 73734.6 tloss: 316.966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68 트레이닝 데이터 정확도: nan 손실 함수(loss): 74554.46 tloss: 310.17474 trate 0</text:p>
          </table:table-cell>
        </table:table-row>
        <table:table-row table:style-name="ro1">
          <table:table-cell office:value-type="string" calcext:value-type="string">
            <text:p>테스트 데이터 정확도: 62.609436 손실 함수(loss): 75057.836 tloss: 318.98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69 트레이닝 데이터 정확도: nan 손실 함수(loss): 74087.88 tloss: 309.6066 trate 0</text:p>
          </table:table-cell>
        </table:table-row>
        <table:table-row table:style-name="ro1">
          <table:table-cell office:value-type="string" calcext:value-type="string">
            <text:p>테스트 데이터 정확도: 62.357086 손실 함수(loss): 74068.86 tloss: 318.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70 트레이닝 데이터 정확도: nan 손실 함수(loss): 74141.35 tloss: 309.55386 trate 0</text:p>
          </table:table-cell>
        </table:table-row>
        <table:table-row table:style-name="ro1">
          <table:table-cell office:value-type="string" calcext:value-type="string">
            <text:p>테스트 데이터 정확도: 62.523563 손실 함수(loss): 73461.23 tloss: 317.49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71 트레이닝 데이터 정확도: nan 손실 함수(loss): 73842.98 tloss: 308.91122 trate 0</text:p>
          </table:table-cell>
        </table:table-row>
        <table:table-row table:style-name="ro1">
          <table:table-cell office:value-type="string" calcext:value-type="string">
            <text:p>테스트 데이터 정확도: 62.5619 손실 함수(loss): 72980.3 tloss: 315.938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72 트레이닝 데이터 정확도: nan 손실 함수(loss): 73739.39 tloss: 308.6361 trate 0</text:p>
          </table:table-cell>
        </table:table-row>
        <table:table-row table:style-name="ro1">
          <table:table-cell office:value-type="string" calcext:value-type="string">
            <text:p>테스트 데이터 정확도: 62.36546 손실 함수(loss): 73785.61 tloss: 315.507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73 트레이닝 데이터 정확도: nan 손실 함수(loss): 73507.2 tloss: 308.14093 trate 0</text:p>
          </table:table-cell>
        </table:table-row>
        <table:table-row table:style-name="ro1">
          <table:table-cell office:value-type="string" calcext:value-type="string">
            <text:p>테스트 데이터 정확도: 62.388615 손실 함수(loss): 73756.86 tloss: 317.36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74 트레이닝 데이터 정확도: nan 손실 함수(loss): 73540.28 tloss: 308.1046 trate 0</text:p>
          </table:table-cell>
        </table:table-row>
        <table:table-row table:style-name="ro1">
          <table:table-cell office:value-type="string" calcext:value-type="string">
            <text:p>테스트 데이터 정확도: 62.451557 손실 함수(loss): 74291.92 tloss: 317.453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75 트레이닝 데이터 정확도: nan 손실 함수(loss): 73594.83 tloss: 308.66064 trate 0</text:p>
          </table:table-cell>
        </table:table-row>
        <table:table-row table:style-name="ro1">
          <table:table-cell office:value-type="string" calcext:value-type="string">
            <text:p>테스트 데이터 정확도: 62.25296 손실 함수(loss): 73134.71 tloss: 315.405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76 트레이닝 데이터 정확도: nan 손실 함수(loss): 73407.71 tloss: 307.92224 trate 0</text:p>
          </table:table-cell>
        </table:table-row>
        <table:table-row table:style-name="ro1">
          <table:table-cell office:value-type="string" calcext:value-type="string">
            <text:p>테스트 데이터 정확도: 62.374065 손실 함수(loss): 71850.81 tloss: 313.283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77 트레이닝 데이터 정확도: nan 손실 함수(loss): 73609.48 tloss: 307.99722 trate 0</text:p>
          </table:table-cell>
        </table:table-row>
        <table:table-row table:style-name="ro1">
          <table:table-cell office:value-type="string" calcext:value-type="string">
            <text:p>테스트 데이터 정확도: 62.345997 손실 함수(loss): 73109.76 tloss: 315.80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78 트레이닝 데이터 정확도: nan 손실 함수(loss): 73295.9 tloss: 307.53867 trate 0</text:p>
          </table:table-cell>
        </table:table-row>
        <table:table-row table:style-name="ro1">
          <table:table-cell office:value-type="string" calcext:value-type="string">
            <text:p>테스트 데이터 정확도: 62.177883 손실 함수(loss): 72718.55 tloss: 317.307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79 트레이닝 데이터 정확도: nan 손실 함수(loss): 73017.96 tloss: 306.70312 trate 0</text:p>
          </table:table-cell>
        </table:table-row>
        <table:table-row table:style-name="ro1">
          <table:table-cell office:value-type="string" calcext:value-type="string">
            <text:p>테스트 데이터 정확도: 62.48852 손실 함수(loss): 73757.13 tloss: 316.172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80 트레이닝 데이터 정확도: nan 손실 함수(loss): 72871.43 tloss: 306.91132 trate 0</text:p>
          </table:table-cell>
        </table:table-row>
        <table:table-row table:style-name="ro1">
          <table:table-cell office:value-type="string" calcext:value-type="string">
            <text:p>테스트 데이터 정확도: 62.201775 손실 함수(loss): 72522.01 tloss: 313.880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81 트레이닝 데이터 정확도: nan 손실 함수(loss): 72933.49 tloss: 307.54834 trate 0</text:p>
          </table:table-cell>
        </table:table-row>
        <table:table-row table:style-name="ro1">
          <table:table-cell office:value-type="string" calcext:value-type="string">
            <text:p>테스트 데이터 정확도: 62.110844 손실 함수(loss): 72356.89 tloss: 315.688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82 트레이닝 데이터 정확도: nan 손실 함수(loss): 72455.01 tloss: 305.97375 trate 0</text:p>
          </table:table-cell>
        </table:table-row>
        <table:table-row table:style-name="ro1">
          <table:table-cell office:value-type="string" calcext:value-type="string">
            <text:p>테스트 데이터 정확도: 62.385883 손실 함수(loss): 71623.17 tloss: 313.992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83 트레이닝 데이터 정확도: nan 손실 함수(loss): 72630.03 tloss: 306.1027 trate 0</text:p>
          </table:table-cell>
        </table:table-row>
        <table:table-row table:style-name="ro1">
          <table:table-cell office:value-type="string" calcext:value-type="string">
            <text:p>테스트 데이터 정확도: 62.042667 손실 함수(loss): 71753.055 tloss: 314.092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84 트레이닝 데이터 정확도: nan 손실 함수(loss): 72703.83 tloss: 306.4489 trate 0</text:p>
          </table:table-cell>
        </table:table-row>
        <table:table-row table:style-name="ro1">
          <table:table-cell office:value-type="string" calcext:value-type="string">
            <text:p>테스트 데이터 정확도: 61.864113 손실 함수(loss): 72121.88 tloss: 312.993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85 트레이닝 데이터 정확도: nan 손실 함수(loss): 72183.01 tloss: 304.92932 trate 0</text:p>
          </table:table-cell>
        </table:table-row>
        <table:table-row table:style-name="ro1">
          <table:table-cell office:value-type="string" calcext:value-type="string">
            <text:p>테스트 데이터 정확도: 61.85455 손실 함수(loss): 72299.01 tloss: 314.53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86 트레이닝 데이터 정확도: nan 손실 함수(loss): 72200.69 tloss: 304.65393 trate 0</text:p>
          </table:table-cell>
        </table:table-row>
        <table:table-row table:style-name="ro1">
          <table:table-cell office:value-type="string" calcext:value-type="string">
            <text:p>테스트 데이터 정확도: 62.09146 손실 함수(loss): 72198.51 tloss: 312.001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87 트레이닝 데이터 정확도: nan 손실 함수(loss): 72144.484 tloss: 305.28143 trate 0</text:p>
          </table:table-cell>
        </table:table-row>
        <table:table-row table:style-name="ro1">
          <table:table-cell office:value-type="string" calcext:value-type="string">
            <text:p>테스트 데이터 정확도: 62.04621 손실 함수(loss): 71469.266 tloss: 312.174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88 트레이닝 데이터 정확도: nan 손실 함수(loss): 71622.875 tloss: 304.11478 trate 0</text:p>
          </table:table-cell>
        </table:table-row>
        <table:table-row table:style-name="ro1">
          <table:table-cell office:value-type="string" calcext:value-type="string">
            <text:p>테스트 데이터 정확도: 61.72513 손실 함수(loss): 72346.87 tloss: 314.442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89 트레이닝 데이터 정확도: nan 손실 함수(loss): 71921.45 tloss: 304.90735 trate 0</text:p>
          </table:table-cell>
        </table:table-row>
        <table:table-row table:style-name="ro1">
          <table:table-cell office:value-type="string" calcext:value-type="string">
            <text:p>테스트 데이터 정확도: 61.70713 손실 함수(loss): 71180.766 tloss: 311.825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90 트레이닝 데이터 정확도: nan 손실 함수(loss): 71522.914 tloss: 303.79767 trate 0</text:p>
          </table:table-cell>
        </table:table-row>
        <table:table-row table:style-name="ro1">
          <table:table-cell office:value-type="string" calcext:value-type="string">
            <text:p>테스트 데이터 정확도: 61.51838 손실 함수(loss): 71425.266 tloss: 311.199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91 트레이닝 데이터 정확도: nan 손실 함수(loss): 71638.21 tloss: 303.12354 trate 0</text:p>
          </table:table-cell>
        </table:table-row>
        <table:table-row table:style-name="ro1">
          <table:table-cell office:value-type="string" calcext:value-type="string">
            <text:p>테스트 데이터 정확도: 61.090473 손실 함수(loss): 70385.67 tloss: 309.535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92 트레이닝 데이터 정확도: nan 손실 함수(loss): 71091.04 tloss: 302.9369 trate 0</text:p>
          </table:table-cell>
        </table:table-row>
        <table:table-row table:style-name="ro1">
          <table:table-cell office:value-type="string" calcext:value-type="string">
            <text:p>테스트 데이터 정확도: 61.473 손실 함수(loss): 70579.68 tloss: 311.23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93 트레이닝 데이터 정확도: nan 손실 함수(loss): 71687.16 tloss: 303.76727 trate 0</text:p>
          </table:table-cell>
        </table:table-row>
        <table:table-row table:style-name="ro1">
          <table:table-cell office:value-type="string" calcext:value-type="string">
            <text:p>테스트 데이터 정확도: 61.934734 손실 함수(loss): 71300.836 tloss: 310.842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94 트레이닝 데이터 정확도: nan 손실 함수(loss): 71184.2 tloss: 303.13815 trate 0</text:p>
          </table:table-cell>
        </table:table-row>
        <table:table-row table:style-name="ro1">
          <table:table-cell office:value-type="string" calcext:value-type="string">
            <text:p>테스트 데이터 정확도: 61.63752 손실 함수(loss): 70397.82 tloss: 309.321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95 트레이닝 데이터 정확도: nan 손실 함수(loss): 71050.05 tloss: 302.29492 trate 0</text:p>
          </table:table-cell>
        </table:table-row>
        <table:table-row table:style-name="ro1">
          <table:table-cell office:value-type="string" calcext:value-type="string">
            <text:p>테스트 데이터 정확도: 61.714573 손실 함수(loss): 71110.195 tloss: 310.95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96 트레이닝 데이터 정확도: nan 손실 함수(loss): 70825.43 tloss: 301.46066 trate 0</text:p>
          </table:table-cell>
        </table:table-row>
        <table:table-row table:style-name="ro1">
          <table:table-cell office:value-type="string" calcext:value-type="string">
            <text:p>테스트 데이터 정확도: 61.19158 손실 함수(loss): 70461.336 tloss: 311.20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97 트레이닝 데이터 정확도: nan 손실 함수(loss): 70858.06 tloss: 302.4831 trate 0</text:p>
          </table:table-cell>
        </table:table-row>
        <table:table-row table:style-name="ro1">
          <table:table-cell office:value-type="string" calcext:value-type="string">
            <text:p>테스트 데이터 정확도: 61.232964 손실 함수(loss): 69839.32 tloss: 309.351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98 트레이닝 데이터 정확도: nan 손실 함수(loss): 70849.21 tloss: 302.34448 trate 0</text:p>
          </table:table-cell>
        </table:table-row>
        <table:table-row table:style-name="ro1">
          <table:table-cell office:value-type="string" calcext:value-type="string">
            <text:p>테스트 데이터 정확도: 61.467884 손실 함수(loss): 69933.29 tloss: 308.487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599 트레이닝 데이터 정확도: nan 손실 함수(loss): 70594.83 tloss: 302.1574 trate 0</text:p>
          </table:table-cell>
        </table:table-row>
        <table:table-row table:style-name="ro1">
          <table:table-cell office:value-type="string" calcext:value-type="string">
            <text:p>테스트 데이터 정확도: 61.30845 손실 함수(loss): 69758.21 tloss: 309.108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00 트레이닝 데이터 정확도: nan 손실 함수(loss): 70692.8 tloss: 301.3865 trate 0</text:p>
          </table:table-cell>
        </table:table-row>
        <table:table-row table:style-name="ro1">
          <table:table-cell office:value-type="string" calcext:value-type="string">
            <text:p>테스트 데이터 정확도: 61.629635 손실 함수(loss): 71300.36 tloss: 312.15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01 트레이닝 데이터 정확도: nan 손실 함수(loss): 70446.56 tloss: 301.5473 trate 0</text:p>
          </table:table-cell>
        </table:table-row>
        <table:table-row table:style-name="ro1">
          <table:table-cell office:value-type="string" calcext:value-type="string">
            <text:p>테스트 데이터 정확도: 61.459908 손실 함수(loss): 69389.43 tloss: 308.376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02 트레이닝 데이터 정확도: nan 손실 함수(loss): 70520.66 tloss: 301.91428 trate 0</text:p>
          </table:table-cell>
        </table:table-row>
        <table:table-row table:style-name="ro1">
          <table:table-cell office:value-type="string" calcext:value-type="string">
            <text:p>테스트 데이터 정확도: 60.88157 손실 함수(loss): 68801.086 tloss: 308.248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03 트레이닝 데이터 정확도: nan 손실 함수(loss): 70156.38 tloss: 300.56113 trate 0</text:p>
          </table:table-cell>
        </table:table-row>
        <table:table-row table:style-name="ro1">
          <table:table-cell office:value-type="string" calcext:value-type="string">
            <text:p>테스트 데이터 정확도: 61.353752 손실 함수(loss): 69705.49 tloss: 309.051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04 트레이닝 데이터 정확도: nan 손실 함수(loss): 70139.92 tloss: 300.82047 trate 0</text:p>
          </table:table-cell>
        </table:table-row>
        <table:table-row table:style-name="ro1">
          <table:table-cell office:value-type="string" calcext:value-type="string">
            <text:p>테스트 데이터 정확도: 61.29476 손실 함수(loss): 70808.45 tloss: 311.859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05 트레이닝 데이터 정확도: nan 손실 함수(loss): 69955.57 tloss: 300.1376 trate 0</text:p>
          </table:table-cell>
        </table:table-row>
        <table:table-row table:style-name="ro1">
          <table:table-cell office:value-type="string" calcext:value-type="string">
            <text:p>테스트 데이터 정확도: 60.907043 손실 함수(loss): 70264.67 tloss: 309.856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06 트레이닝 데이터 정확도: nan 손실 함수(loss): 69979.93 tloss: 300.06512 trate 0</text:p>
          </table:table-cell>
        </table:table-row>
        <table:table-row table:style-name="ro1">
          <table:table-cell office:value-type="string" calcext:value-type="string">
            <text:p>테스트 데이터 정확도: 60.687378 손실 함수(loss): 68856.984 tloss: 308.162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07 트레이닝 데이터 정확도: nan 손실 함수(loss): 69796.27 tloss: 300.02026 trate 0</text:p>
          </table:table-cell>
        </table:table-row>
        <table:table-row table:style-name="ro1">
          <table:table-cell office:value-type="string" calcext:value-type="string">
            <text:p>테스트 데이터 정확도: 60.826057 손실 함수(loss): 69458.74 tloss: 307.483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08 트레이닝 데이터 정확도: nan 손실 함수(loss): 69618.22 tloss: 299.5672 trate 0</text:p>
          </table:table-cell>
        </table:table-row>
        <table:table-row table:style-name="ro1">
          <table:table-cell office:value-type="string" calcext:value-type="string">
            <text:p>테스트 데이터 정확도: 60.580547 손실 함수(loss): 69829.62 tloss: 308.060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09 트레이닝 데이터 정확도: nan 손실 함수(loss): 69643.08 tloss: 299.67584 trate 0</text:p>
          </table:table-cell>
        </table:table-row>
        <table:table-row table:style-name="ro1">
          <table:table-cell office:value-type="string" calcext:value-type="string">
            <text:p>테스트 데이터 정확도: 61.296974 손실 함수(loss): 69203.13 tloss: 306.69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10 트레이닝 데이터 정확도: nan 손실 함수(loss): 69263.555 tloss: 298.45746 trate 0</text:p>
          </table:table-cell>
        </table:table-row>
        <table:table-row table:style-name="ro1">
          <table:table-cell office:value-type="string" calcext:value-type="string">
            <text:p>테스트 데이터 정확도: 60.803406 손실 함수(loss): 68995.14 tloss: 307.486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11 트레이닝 데이터 정확도: nan 손실 함수(loss): 69641.79 tloss: 299.44058 trate 0</text:p>
          </table:table-cell>
        </table:table-row>
        <table:table-row table:style-name="ro1">
          <table:table-cell office:value-type="string" calcext:value-type="string">
            <text:p>테스트 데이터 정확도: 60.499878 손실 함수(loss): 68251.09 tloss: 305.578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12 트레이닝 데이터 정확도: nan 손실 함수(loss): 69127.98 tloss: 297.8187 trate 0</text:p>
          </table:table-cell>
        </table:table-row>
        <table:table-row table:style-name="ro1">
          <table:table-cell office:value-type="string" calcext:value-type="string">
            <text:p>테스트 데이터 정확도: 61.076435 손실 함수(loss): 70172.87 tloss: 308.823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13 트레이닝 데이터 정확도: nan 손실 함수(loss): 69050.74 tloss: 297.75552 trate 0</text:p>
          </table:table-cell>
        </table:table-row>
        <table:table-row table:style-name="ro1">
          <table:table-cell office:value-type="string" calcext:value-type="string">
            <text:p>테스트 데이터 정확도: 60.603485 손실 함수(loss): 68463.03 tloss: 307.098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14 트레이닝 데이터 정확도: nan 손실 함수(loss): 69073.99 tloss: 298.49457 trate 0</text:p>
          </table:table-cell>
        </table:table-row>
        <table:table-row table:style-name="ro1">
          <table:table-cell office:value-type="string" calcext:value-type="string">
            <text:p>테스트 데이터 정확도: 60.692616 손실 함수(loss): 67337.11 tloss: 304.900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15 트레이닝 데이터 정확도: nan 손실 함수(loss): 68996.19 tloss: 297.81818 trate 0</text:p>
          </table:table-cell>
        </table:table-row>
        <table:table-row table:style-name="ro1">
          <table:table-cell office:value-type="string" calcext:value-type="string">
            <text:p>테스트 데이터 정확도: 60.76608 손실 함수(loss): 68064.82 tloss: 306.293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16 트레이닝 데이터 정확도: nan 손실 함수(loss): 68818.25 tloss: 298.19864 trate 0</text:p>
          </table:table-cell>
        </table:table-row>
        <table:table-row table:style-name="ro1">
          <table:table-cell office:value-type="string" calcext:value-type="string">
            <text:p>테스트 데이터 정확도: 60.598827 손실 함수(loss): 67815.36 tloss: 305.641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17 트레이닝 데이터 정확도: nan 손실 함수(loss): 68804.66 tloss: 297.84424 trate 0</text:p>
          </table:table-cell>
        </table:table-row>
        <table:table-row table:style-name="ro1">
          <table:table-cell office:value-type="string" calcext:value-type="string">
            <text:p>테스트 데이터 정확도: 60.600838 손실 함수(loss): 68270.9 tloss: 305.695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18 트레이닝 데이터 정확도: nan 손실 함수(loss): 68788.93 tloss: 297.0299 trate 0</text:p>
          </table:table-cell>
        </table:table-row>
        <table:table-row table:style-name="ro1">
          <table:table-cell office:value-type="string" calcext:value-type="string">
            <text:p>테스트 데이터 정확도: 60.476734 손실 함수(loss): 67361.13 tloss: 303.059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19 트레이닝 데이터 정확도: nan 손실 함수(loss): 68644.6 tloss: 297.11197 trate 0</text:p>
          </table:table-cell>
        </table:table-row>
        <table:table-row table:style-name="ro1">
          <table:table-cell office:value-type="string" calcext:value-type="string">
            <text:p>테스트 데이터 정확도: 60.485386 손실 함수(loss): 67975.13 tloss: 305.701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20 트레이닝 데이터 정확도: nan 손실 함수(loss): 68343.34 tloss: 296.36267 trate 0</text:p>
          </table:table-cell>
        </table:table-row>
        <table:table-row table:style-name="ro1">
          <table:table-cell office:value-type="string" calcext:value-type="string">
            <text:p>테스트 데이터 정확도: 60.624714 손실 함수(loss): 66682.664 tloss: 302.876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21 트레이닝 데이터 정확도: nan 손실 함수(loss): 68290.41 tloss: 296.10898 trate 0</text:p>
          </table:table-cell>
        </table:table-row>
        <table:table-row table:style-name="ro1">
          <table:table-cell office:value-type="string" calcext:value-type="string">
            <text:p>테스트 데이터 정확도: 60.918335 손실 함수(loss): 67363.11 tloss: 303.140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22 트레이닝 데이터 정확도: nan 손실 함수(loss): 68253.48 tloss: 296.55798 trate 0</text:p>
          </table:table-cell>
        </table:table-row>
        <table:table-row table:style-name="ro1">
          <table:table-cell office:value-type="string" calcext:value-type="string">
            <text:p>테스트 데이터 정확도: 60.67081 손실 함수(loss): 67843.93 tloss: 304.959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23 트레이닝 데이터 정확도: nan 손실 함수(loss): 68440.14 tloss: 296.49847 trate 0</text:p>
          </table:table-cell>
        </table:table-row>
        <table:table-row table:style-name="ro1">
          <table:table-cell office:value-type="string" calcext:value-type="string">
            <text:p>테스트 데이터 정확도: 60.247612 손실 함수(loss): 67672.195 tloss: 305.603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24 트레이닝 데이터 정확도: nan 손실 함수(loss): 68178.69 tloss: 295.96948 trate 0</text:p>
          </table:table-cell>
        </table:table-row>
        <table:table-row table:style-name="ro1">
          <table:table-cell office:value-type="string" calcext:value-type="string">
            <text:p>테스트 데이터 정확도: 60.483757 손실 함수(loss): 67925.625 tloss: 305.172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25 트레이닝 데이터 정확도: nan 손실 함수(loss): 67916.84 tloss: 295.27438 trate 0</text:p>
          </table:table-cell>
        </table:table-row>
        <table:table-row table:style-name="ro1">
          <table:table-cell office:value-type="string" calcext:value-type="string">
            <text:p>테스트 데이터 정확도: 60.81739 손실 함수(loss): 68219.09 tloss: 302.98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26 트레이닝 데이터 정확도: nan 손실 함수(loss): 67960.33 tloss: 295.3742 trate 0</text:p>
          </table:table-cell>
        </table:table-row>
        <table:table-row table:style-name="ro1">
          <table:table-cell office:value-type="string" calcext:value-type="string">
            <text:p>테스트 데이터 정확도: 60.35348 손실 함수(loss): 66891.65 tloss: 303.320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27 트레이닝 데이터 정확도: nan 손실 함수(loss): 67924.73 tloss: 296.03494 trate 0</text:p>
          </table:table-cell>
        </table:table-row>
        <table:table-row table:style-name="ro1">
          <table:table-cell office:value-type="string" calcext:value-type="string">
            <text:p>테스트 데이터 정확도: 60.249783 손실 함수(loss): 68233.12 tloss: 305.278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28 트레이닝 데이터 정확도: nan 손실 함수(loss): 67773.02 tloss: 295.1449 trate 0</text:p>
          </table:table-cell>
        </table:table-row>
        <table:table-row table:style-name="ro1">
          <table:table-cell office:value-type="string" calcext:value-type="string">
            <text:p>테스트 데이터 정확도: 60.4642 손실 함수(loss): 66995.67 tloss: 303.000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29 트레이닝 데이터 정확도: nan 손실 함수(loss): 67866.26 tloss: 295.55344 trate 0</text:p>
          </table:table-cell>
        </table:table-row>
        <table:table-row table:style-name="ro1">
          <table:table-cell office:value-type="string" calcext:value-type="string">
            <text:p>테스트 데이터 정확도: 60.437656 손실 함수(loss): 66928.234 tloss: 301.90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30 트레이닝 데이터 정확도: nan 손실 함수(loss): 67320.04 tloss: 294.1068 trate 0</text:p>
          </table:table-cell>
        </table:table-row>
        <table:table-row table:style-name="ro1">
          <table:table-cell office:value-type="string" calcext:value-type="string">
            <text:p>테스트 데이터 정확도: 60.28156 손실 함수(loss): 66547.57 tloss: 301.807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31 트레이닝 데이터 정확도: nan 손실 함수(loss): 67612.64 tloss: 294.22858 trate 0</text:p>
          </table:table-cell>
        </table:table-row>
        <table:table-row table:style-name="ro1">
          <table:table-cell office:value-type="string" calcext:value-type="string">
            <text:p>테스트 데이터 정확도: 60.320606 손실 함수(loss): 66251.33 tloss: 300.99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32 트레이닝 데이터 정확도: nan 손실 함수(loss): 67678.836 tloss: 294.32635 trate 0</text:p>
          </table:table-cell>
        </table:table-row>
        <table:table-row table:style-name="ro1">
          <table:table-cell office:value-type="string" calcext:value-type="string">
            <text:p>테스트 데이터 정확도: 60.446247 손실 함수(loss): 67972.27 tloss: 305.172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33 트레이닝 데이터 정확도: nan 손실 함수(loss): 67741.63 tloss: 295.27573 trate 0</text:p>
          </table:table-cell>
        </table:table-row>
        <table:table-row table:style-name="ro1">
          <table:table-cell office:value-type="string" calcext:value-type="string">
            <text:p>테스트 데이터 정확도: 60.169056 손실 함수(loss): 66779.43 tloss: 303.687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34 트레이닝 데이터 정확도: nan 손실 함수(loss): 67451.79 tloss: 293.42606 trate 0</text:p>
          </table:table-cell>
        </table:table-row>
        <table:table-row table:style-name="ro1">
          <table:table-cell office:value-type="string" calcext:value-type="string">
            <text:p>테스트 데이터 정확도: 60.432457 손실 함수(loss): 67857.695 tloss: 305.4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35 트레이닝 데이터 정확도: nan 손실 함수(loss): 67056.24 tloss: 293.6979 trate 0</text:p>
          </table:table-cell>
        </table:table-row>
        <table:table-row table:style-name="ro1">
          <table:table-cell office:value-type="string" calcext:value-type="string">
            <text:p>테스트 데이터 정확도: 60.18041 손실 함수(loss): 66914.02 tloss: 303.037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36 트레이닝 데이터 정확도: nan 손실 함수(loss): 66901.3 tloss: 293.03217 trate 0</text:p>
          </table:table-cell>
        </table:table-row>
        <table:table-row table:style-name="ro1">
          <table:table-cell office:value-type="string" calcext:value-type="string">
            <text:p>테스트 데이터 정확도: 60.44571 손실 함수(loss): 66729.805 tloss: 300.694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37 트레이닝 데이터 정확도: nan 손실 함수(loss): 66857.32 tloss: 292.75284 trate 0</text:p>
          </table:table-cell>
        </table:table-row>
        <table:table-row table:style-name="ro1">
          <table:table-cell office:value-type="string" calcext:value-type="string">
            <text:p>테스트 데이터 정확도: 60.1662 손실 함수(loss): 65603.625 tloss: 299.859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38 트레이닝 데이터 정확도: nan 손실 함수(loss): 67133.1 tloss: 292.70004 trate 0</text:p>
          </table:table-cell>
        </table:table-row>
        <table:table-row table:style-name="ro1">
          <table:table-cell office:value-type="string" calcext:value-type="string">
            <text:p>테스트 데이터 정확도: 60.170437 손실 함수(loss): 65359.344 tloss: 300.381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39 트레이닝 데이터 정확도: nan 손실 함수(loss): 66942.336 tloss: 293.22433 trate 0</text:p>
          </table:table-cell>
        </table:table-row>
        <table:table-row table:style-name="ro1">
          <table:table-cell office:value-type="string" calcext:value-type="string">
            <text:p>테스트 데이터 정확도: 60.010498 손실 함수(loss): 65831.734 tloss: 300.603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40 트레이닝 데이터 정확도: nan 손실 함수(loss): 66884.77 tloss: 293.01974 trate 0</text:p>
          </table:table-cell>
        </table:table-row>
        <table:table-row table:style-name="ro1">
          <table:table-cell office:value-type="string" calcext:value-type="string">
            <text:p>테스트 데이터 정확도: 60.037334 손실 함수(loss): 66690.336 tloss: 302.900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41 트레이닝 데이터 정확도: nan 손실 함수(loss): 66888.69 tloss: 292.9299 trate 0</text:p>
          </table:table-cell>
        </table:table-row>
        <table:table-row table:style-name="ro1">
          <table:table-cell office:value-type="string" calcext:value-type="string">
            <text:p>테스트 데이터 정확도: 59.793587 손실 함수(loss): 66117.14 tloss: 299.879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42 트레이닝 데이터 정확도: nan 손실 함수(loss): 66747.88 tloss: 292.42093 trate 0</text:p>
          </table:table-cell>
        </table:table-row>
        <table:table-row table:style-name="ro1">
          <table:table-cell office:value-type="string" calcext:value-type="string">
            <text:p>테스트 데이터 정확도: 59.822155 손실 함수(loss): 65789.04 tloss: 299.71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43 트레이닝 데이터 정확도: nan 손실 함수(loss): 66436.29 tloss: 291.56973 trate 0</text:p>
          </table:table-cell>
        </table:table-row>
        <table:table-row table:style-name="ro1">
          <table:table-cell office:value-type="string" calcext:value-type="string">
            <text:p>테스트 데이터 정확도: 59.902393 손실 함수(loss): 65971.125 tloss: 299.290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44 트레이닝 데이터 정확도: nan 손실 함수(loss): 66232.6 tloss: 291.4149 trate 0</text:p>
          </table:table-cell>
        </table:table-row>
        <table:table-row table:style-name="ro1">
          <table:table-cell office:value-type="string" calcext:value-type="string">
            <text:p>테스트 데이터 정확도: 59.460453 손실 함수(loss): 65381.65 tloss: 298.957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45 트레이닝 데이터 정확도: nan 손실 함수(loss): 66388.26 tloss: 291.2477 trate 0</text:p>
          </table:table-cell>
        </table:table-row>
        <table:table-row table:style-name="ro1">
          <table:table-cell office:value-type="string" calcext:value-type="string">
            <text:p>테스트 데이터 정확도: 60.059605 손실 함수(loss): 66041.32 tloss: 297.95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46 트레이닝 데이터 정확도: nan 손실 함수(loss): 66049.51 tloss: 290.51105 trate 0</text:p>
          </table:table-cell>
        </table:table-row>
        <table:table-row table:style-name="ro1">
          <table:table-cell office:value-type="string" calcext:value-type="string">
            <text:p>테스트 데이터 정확도: 60.016705 손실 함수(loss): 65998.766 tloss: 300.261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47 트레이닝 데이터 정확도: nan 손실 함수(loss): 66270.6 tloss: 291.37418 trate 0</text:p>
          </table:table-cell>
        </table:table-row>
        <table:table-row table:style-name="ro1">
          <table:table-cell office:value-type="string" calcext:value-type="string">
            <text:p>테스트 데이터 정확도: 59.73826 손실 함수(loss): 65882.54 tloss: 300.629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48 트레이닝 데이터 정확도: nan 손실 함수(loss): 65932.055 tloss: 290.63092 trate 0</text:p>
          </table:table-cell>
        </table:table-row>
        <table:table-row table:style-name="ro1">
          <table:table-cell office:value-type="string" calcext:value-type="string">
            <text:p>테스트 데이터 정확도: 59.824566 손실 함수(loss): 65189.477 tloss: 298.03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49 트레이닝 데이터 정확도: nan 손실 함수(loss): 65766.836 tloss: 290.13312 trate 0</text:p>
          </table:table-cell>
        </table:table-row>
        <table:table-row table:style-name="ro1">
          <table:table-cell office:value-type="string" calcext:value-type="string">
            <text:p>테스트 데이터 정확도: 59.371418 손실 함수(loss): 65519.004 tloss: 299.971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50 트레이닝 데이터 정확도: nan 손실 함수(loss): 65900.47 tloss: 290.0666 trate 0</text:p>
          </table:table-cell>
        </table:table-row>
        <table:table-row table:style-name="ro1">
          <table:table-cell office:value-type="string" calcext:value-type="string">
            <text:p>테스트 데이터 정확도: 59.91146 손실 함수(loss): 65968.58 tloss: 300.30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51 트레이닝 데이터 정확도: nan 손실 함수(loss): 65918.69 tloss: 289.84378 trate 0</text:p>
          </table:table-cell>
        </table:table-row>
        <table:table-row table:style-name="ro1">
          <table:table-cell office:value-type="string" calcext:value-type="string">
            <text:p>테스트 데이터 정확도: 59.85917 손실 함수(loss): 65355.695 tloss: 296.934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52 트레이닝 데이터 정확도: nan 손실 함수(loss): 65771.016 tloss: 290.17105 trate 0</text:p>
          </table:table-cell>
        </table:table-row>
        <table:table-row table:style-name="ro1">
          <table:table-cell office:value-type="string" calcext:value-type="string">
            <text:p>테스트 데이터 정확도: 59.858643 손실 함수(loss): 65406.29 tloss: 300.401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53 트레이닝 데이터 정확도: nan 손실 함수(loss): 65665.22 tloss: 289.66125 trate 0</text:p>
          </table:table-cell>
        </table:table-row>
        <table:table-row table:style-name="ro1">
          <table:table-cell office:value-type="string" calcext:value-type="string">
            <text:p>테스트 데이터 정확도: 59.507427 손실 함수(loss): 65451.04 tloss: 298.82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54 트레이닝 데이터 정확도: nan 손실 함수(loss): 65504.305 tloss: 289.95807 trate 0</text:p>
          </table:table-cell>
        </table:table-row>
        <table:table-row table:style-name="ro1">
          <table:table-cell office:value-type="string" calcext:value-type="string">
            <text:p>테스트 데이터 정확도: 59.55316 손실 함수(loss): 65101.91 tloss: 298.136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55 트레이닝 데이터 정확도: nan 손실 함수(loss): 65257.477 tloss: 288.57663 trate 0</text:p>
          </table:table-cell>
        </table:table-row>
        <table:table-row table:style-name="ro1">
          <table:table-cell office:value-type="string" calcext:value-type="string">
            <text:p>테스트 데이터 정확도: 59.49966 손실 함수(loss): 65957.98 tloss: 300.076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56 트레이닝 데이터 정확도: nan 손실 함수(loss): 65460.47 tloss: 289.56802 trate 0</text:p>
          </table:table-cell>
        </table:table-row>
        <table:table-row table:style-name="ro1">
          <table:table-cell office:value-type="string" calcext:value-type="string">
            <text:p>테스트 데이터 정확도: 59.361637 손실 함수(loss): 64607.54 tloss: 297.166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57 트레이닝 데이터 정확도: nan 손실 함수(loss): 65237.14 tloss: 288.19766 trate 0</text:p>
          </table:table-cell>
        </table:table-row>
        <table:table-row table:style-name="ro1">
          <table:table-cell office:value-type="string" calcext:value-type="string">
            <text:p>테스트 데이터 정확도: 59.293327 손실 함수(loss): 64905.457 tloss: 298.643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58 트레이닝 데이터 정확도: nan 손실 함수(loss): 65084.1 tloss: 288.51364 trate 0</text:p>
          </table:table-cell>
        </table:table-row>
        <table:table-row table:style-name="ro1">
          <table:table-cell office:value-type="string" calcext:value-type="string">
            <text:p>테스트 데이터 정확도: 59.50751 손실 함수(loss): 65128.555 tloss: 298.544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59 트레이닝 데이터 정확도: nan 손실 함수(loss): 65261.758 tloss: 289.25757 trate 0</text:p>
          </table:table-cell>
        </table:table-row>
        <table:table-row table:style-name="ro1">
          <table:table-cell office:value-type="string" calcext:value-type="string">
            <text:p>테스트 데이터 정확도: 59.44627 손실 함수(loss): 64471.71 tloss: 296.400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60 트레이닝 데이터 정확도: nan 손실 함수(loss): 65267.547 tloss: 288.74847 trate 0</text:p>
          </table:table-cell>
        </table:table-row>
        <table:table-row table:style-name="ro1">
          <table:table-cell office:value-type="string" calcext:value-type="string">
            <text:p>테스트 데이터 정확도: 59.01234 손실 함수(loss): 64718.57 tloss: 297.605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61 트레이닝 데이터 정확도: nan 손실 함수(loss): 64873.684 tloss: 287.6254 trate 0</text:p>
          </table:table-cell>
        </table:table-row>
        <table:table-row table:style-name="ro1">
          <table:table-cell office:value-type="string" calcext:value-type="string">
            <text:p>테스트 데이터 정확도: 59.009434 손실 함수(loss): 63562.8 tloss: 294.726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62 트레이닝 데이터 정확도: nan 손실 함수(loss): 65062.754 tloss: 288.0162 trate 0</text:p>
          </table:table-cell>
        </table:table-row>
        <table:table-row table:style-name="ro1">
          <table:table-cell office:value-type="string" calcext:value-type="string">
            <text:p>테스트 데이터 정확도: 59.09574 손실 함수(loss): 64393.04 tloss: 295.97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63 트레이닝 데이터 정확도: nan 손실 함수(loss): 65074.023 tloss: 288.07 trate 0</text:p>
          </table:table-cell>
        </table:table-row>
        <table:table-row table:style-name="ro1">
          <table:table-cell office:value-type="string" calcext:value-type="string">
            <text:p>테스트 데이터 정확도: 59.35511 손실 함수(loss): 65225.285 tloss: 295.99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64 트레이닝 데이터 정확도: nan 손실 함수(loss): 64641.48 tloss: 287.05408 trate 0</text:p>
          </table:table-cell>
        </table:table-row>
        <table:table-row table:style-name="ro1">
          <table:table-cell office:value-type="string" calcext:value-type="string">
            <text:p>테스트 데이터 정확도: 59.053745 손실 함수(loss): 63649.277 tloss: 294.642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65 트레이닝 데이터 정확도: nan 손실 함수(loss): 64747.176 tloss: 287.35043 trate 0</text:p>
          </table:table-cell>
        </table:table-row>
        <table:table-row table:style-name="ro1">
          <table:table-cell office:value-type="string" calcext:value-type="string">
            <text:p>테스트 데이터 정확도: 59.095295 손실 함수(loss): 63745.383 tloss: 295.700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66 트레이닝 데이터 정확도: nan 손실 함수(loss): 64257.6 tloss: 285.6526 trate 0</text:p>
          </table:table-cell>
        </table:table-row>
        <table:table-row table:style-name="ro1">
          <table:table-cell office:value-type="string" calcext:value-type="string">
            <text:p>테스트 데이터 정확도: 59.137417 손실 함수(loss): 64673.96 tloss: 297.239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67 트레이닝 데이터 정확도: nan 손실 함수(loss): 64785.02 tloss: 287.10007 trate 0</text:p>
          </table:table-cell>
        </table:table-row>
        <table:table-row table:style-name="ro1">
          <table:table-cell office:value-type="string" calcext:value-type="string">
            <text:p>테스트 데이터 정확도: 59.35415 손실 함수(loss): 64729.902 tloss: 295.519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68 트레이닝 데이터 정확도: nan 손실 함수(loss): 64488.02 tloss: 285.94757 trate 0</text:p>
          </table:table-cell>
        </table:table-row>
        <table:table-row table:style-name="ro1">
          <table:table-cell office:value-type="string" calcext:value-type="string">
            <text:p>테스트 데이터 정확도: 59.237247 손실 함수(loss): 64030.992 tloss: 294.68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69 트레이닝 데이터 정확도: nan 손실 함수(loss): 64484.223 tloss: 286.60175 trate 0</text:p>
          </table:table-cell>
        </table:table-row>
        <table:table-row table:style-name="ro1">
          <table:table-cell office:value-type="string" calcext:value-type="string">
            <text:p>테스트 데이터 정확도: 58.96784 손실 함수(loss): 63597.883 tloss: 293.589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70 트레이닝 데이터 정확도: nan 손실 함수(loss): 64092.324 tloss: 285.88306 trate 0</text:p>
          </table:table-cell>
        </table:table-row>
        <table:table-row table:style-name="ro1">
          <table:table-cell office:value-type="string" calcext:value-type="string">
            <text:p>테스트 데이터 정확도: 58.85639 손실 함수(loss): 63328.63 tloss: 293.498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71 트레이닝 데이터 정확도: nan 손실 함수(loss): 64124.74 tloss: 286.3163 trate 0</text:p>
          </table:table-cell>
        </table:table-row>
        <table:table-row table:style-name="ro1">
          <table:table-cell office:value-type="string" calcext:value-type="string">
            <text:p>테스트 데이터 정확도: 58.79613 손실 함수(loss): 63961.152 tloss: 296.787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72 트레이닝 데이터 정확도: nan 손실 함수(loss): 64276.523 tloss: 286.06638 trate 0</text:p>
          </table:table-cell>
        </table:table-row>
        <table:table-row table:style-name="ro1">
          <table:table-cell office:value-type="string" calcext:value-type="string">
            <text:p>테스트 데이터 정확도: 58.919567 손실 함수(loss): 64083.5 tloss: 295.437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73 트레이닝 데이터 정확도: nan 손실 함수(loss): 64378.727 tloss: 286.484 trate 0</text:p>
          </table:table-cell>
        </table:table-row>
        <table:table-row table:style-name="ro1">
          <table:table-cell office:value-type="string" calcext:value-type="string">
            <text:p>테스트 데이터 정확도: 58.92395 손실 함수(loss): 64825.062 tloss: 295.843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74 트레이닝 데이터 정확도: nan 손실 함수(loss): 64053.605 tloss: 284.57733 trate 0</text:p>
          </table:table-cell>
        </table:table-row>
        <table:table-row table:style-name="ro1">
          <table:table-cell office:value-type="string" calcext:value-type="string">
            <text:p>테스트 데이터 정확도: 58.936886 손실 함수(loss): 64073.66 tloss: 295.910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75 트레이닝 데이터 정확도: nan 손실 함수(loss): 63640.79 tloss: 283.90585 trate 0</text:p>
          </table:table-cell>
        </table:table-row>
        <table:table-row table:style-name="ro1">
          <table:table-cell office:value-type="string" calcext:value-type="string">
            <text:p>테스트 데이터 정확도: 58.578983 손실 함수(loss): 62630.77 tloss: 291.759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76 트레이닝 데이터 정확도: nan 손실 함수(loss): 63974.188 tloss: 284.9406 trate 0</text:p>
          </table:table-cell>
        </table:table-row>
        <table:table-row table:style-name="ro1">
          <table:table-cell office:value-type="string" calcext:value-type="string">
            <text:p>테스트 데이터 정확도: 58.851013 손실 함수(loss): 63576.74 tloss: 291.77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77 트레이닝 데이터 정확도: nan 손실 함수(loss): 63270.69 tloss: 283.20404 trate 0</text:p>
          </table:table-cell>
        </table:table-row>
        <table:table-row table:style-name="ro1">
          <table:table-cell office:value-type="string" calcext:value-type="string">
            <text:p>테스트 데이터 정확도: 58.02372 손실 함수(loss): 62551.914 tloss: 293.29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78 트레이닝 데이터 정확도: nan 손실 함수(loss): 63405.633 tloss: 282.94864 trate 0</text:p>
          </table:table-cell>
        </table:table-row>
        <table:table-row table:style-name="ro1">
          <table:table-cell office:value-type="string" calcext:value-type="string">
            <text:p>테스트 데이터 정확도: 58.543083 손실 함수(loss): 63291.125 tloss: 294.93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79 트레이닝 데이터 정확도: nan 손실 함수(loss): 63424.6 tloss: 283.73407 trate 0</text:p>
          </table:table-cell>
        </table:table-row>
        <table:table-row table:style-name="ro1">
          <table:table-cell office:value-type="string" calcext:value-type="string">
            <text:p>테스트 데이터 정확도: 58.549007 손실 함수(loss): 62910.457 tloss: 289.575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80 트레이닝 데이터 정확도: nan 손실 함수(loss): 63112.97 tloss: 283.0152 trate 0</text:p>
          </table:table-cell>
        </table:table-row>
        <table:table-row table:style-name="ro1">
          <table:table-cell office:value-type="string" calcext:value-type="string">
            <text:p>테스트 데이터 정확도: 58.563652 손실 함수(loss): 62681.426 tloss: 293.194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81 트레이닝 데이터 정확도: nan 손실 함수(loss): 63341.574 tloss: 283.60764 trate 0</text:p>
          </table:table-cell>
        </table:table-row>
        <table:table-row table:style-name="ro1">
          <table:table-cell office:value-type="string" calcext:value-type="string">
            <text:p>테스트 데이터 정확도: 58.566494 손실 함수(loss): 63205.07 tloss: 292.205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82 트레이닝 데이터 정확도: nan 손실 함수(loss): 63003.66 tloss: 282.01807 trate 0</text:p>
          </table:table-cell>
        </table:table-row>
        <table:table-row table:style-name="ro1">
          <table:table-cell office:value-type="string" calcext:value-type="string">
            <text:p>테스트 데이터 정확도: 58.530704 손실 함수(loss): 64024.105 tloss: 294.468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83 트레이닝 데이터 정확도: nan 손실 함수(loss): 62998.004 tloss: 282.45657 trate 0</text:p>
          </table:table-cell>
        </table:table-row>
        <table:table-row table:style-name="ro1">
          <table:table-cell office:value-type="string" calcext:value-type="string">
            <text:p>테스트 데이터 정확도: 58.110756 손실 함수(loss): 62152.418 tloss: 290.25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84 트레이닝 데이터 정확도: nan 손실 함수(loss): 62904.8 tloss: 282.66205 trate 0</text:p>
          </table:table-cell>
        </table:table-row>
        <table:table-row table:style-name="ro1">
          <table:table-cell office:value-type="string" calcext:value-type="string">
            <text:p>테스트 데이터 정확도: 58.33906 손실 함수(loss): 62736.727 tloss: 291.617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85 트레이닝 데이터 정확도: nan 손실 함수(loss): 63404.395 tloss: 283.44763 trate 0</text:p>
          </table:table-cell>
        </table:table-row>
        <table:table-row table:style-name="ro1">
          <table:table-cell office:value-type="string" calcext:value-type="string">
            <text:p>테스트 데이터 정확도: 58.23291 손실 함수(loss): 62373.55 tloss: 290.179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86 트레이닝 데이터 정확도: nan 손실 함수(loss): 62888.1 tloss: 282.16864 trate 0</text:p>
          </table:table-cell>
        </table:table-row>
        <table:table-row table:style-name="ro1">
          <table:table-cell office:value-type="string" calcext:value-type="string">
            <text:p>테스트 데이터 정확도: 58.682552 손실 함수(loss): 62357.785 tloss: 292.14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87 트레이닝 데이터 정확도: nan 손실 함수(loss): 62955.35 tloss: 281.7306 trate 0</text:p>
          </table:table-cell>
        </table:table-row>
        <table:table-row table:style-name="ro1">
          <table:table-cell office:value-type="string" calcext:value-type="string">
            <text:p>테스트 데이터 정확도: 58.219948 손실 함수(loss): 62695.45 tloss: 292.72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88 트레이닝 데이터 정확도: nan 손실 함수(loss): 62728.055 tloss: 281.6124 trate 0</text:p>
          </table:table-cell>
        </table:table-row>
        <table:table-row table:style-name="ro1">
          <table:table-cell office:value-type="string" calcext:value-type="string">
            <text:p>테스트 데이터 정확도: 58.246532 손실 함수(loss): 62433.82 tloss: 290.404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89 트레이닝 데이터 정확도: nan 손실 함수(loss): 62743.33 tloss: 281.70724 trate 0</text:p>
          </table:table-cell>
        </table:table-row>
        <table:table-row table:style-name="ro1">
          <table:table-cell office:value-type="string" calcext:value-type="string">
            <text:p>테스트 데이터 정확도: 58.250465 손실 함수(loss): 62731.418 tloss: 291.09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90 트레이닝 데이터 정확도: nan 손실 함수(loss): 62700.91 tloss: 281.1897 trate 0</text:p>
          </table:table-cell>
        </table:table-row>
        <table:table-row table:style-name="ro1">
          <table:table-cell office:value-type="string" calcext:value-type="string">
            <text:p>테스트 데이터 정확도: 58.228912 손실 함수(loss): 62084.582 tloss: 288.946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91 트레이닝 데이터 정확도: nan 손실 함수(loss): 62691.574 tloss: 281.36557 trate 0</text:p>
          </table:table-cell>
        </table:table-row>
        <table:table-row table:style-name="ro1">
          <table:table-cell office:value-type="string" calcext:value-type="string">
            <text:p>테스트 데이터 정확도: 58.688576 손실 함수(loss): 62066.457 tloss: 289.86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92 트레이닝 데이터 정확도: nan 손실 함수(loss): 62592.895 tloss: 281.35532 trate 0</text:p>
          </table:table-cell>
        </table:table-row>
        <table:table-row table:style-name="ro1">
          <table:table-cell office:value-type="string" calcext:value-type="string">
            <text:p>테스트 데이터 정확도: 58.19265 손실 함수(loss): 61806.4 tloss: 289.87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93 트레이닝 데이터 정확도: nan 손실 함수(loss): 62144.78 tloss: 280.73093 trate 0</text:p>
          </table:table-cell>
        </table:table-row>
        <table:table-row table:style-name="ro1">
          <table:table-cell office:value-type="string" calcext:value-type="string">
            <text:p>테스트 데이터 정확도: 58.331463 손실 함수(loss): 62207.56 tloss: 291.339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94 트레이닝 데이터 정확도: nan 손실 함수(loss): 62241.305 tloss: 280.92474 trate 0</text:p>
          </table:table-cell>
        </table:table-row>
        <table:table-row table:style-name="ro1">
          <table:table-cell office:value-type="string" calcext:value-type="string">
            <text:p>테스트 데이터 정확도: 58.475246 손실 함수(loss): 62033.85 tloss: 291.35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95 트레이닝 데이터 정확도: nan 손실 함수(loss): 62302.934 tloss: 280.42505 trate 0</text:p>
          </table:table-cell>
        </table:table-row>
        <table:table-row table:style-name="ro1">
          <table:table-cell office:value-type="string" calcext:value-type="string">
            <text:p>테스트 데이터 정확도: 58.23992 손실 함수(loss): 62365.668 tloss: 287.364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96 트레이닝 데이터 정확도: nan 손실 함수(loss): 62466.562 tloss: 281.15405 trate 0</text:p>
          </table:table-cell>
        </table:table-row>
        <table:table-row table:style-name="ro1">
          <table:table-cell office:value-type="string" calcext:value-type="string">
            <text:p>테스트 데이터 정확도: 57.975372 손실 함수(loss): 61218.78 tloss: 288.690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97 트레이닝 데이터 정확도: nan 손실 함수(loss): 61869.785 tloss: 280.06393 trate 0</text:p>
          </table:table-cell>
        </table:table-row>
        <table:table-row table:style-name="ro1">
          <table:table-cell office:value-type="string" calcext:value-type="string">
            <text:p>테스트 데이터 정확도: 57.97791 손실 함수(loss): 61691.59 tloss: 289.335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98 트레이닝 데이터 정확도: nan 손실 함수(loss): 62208.02 tloss: 280.3153 trate 0</text:p>
          </table:table-cell>
        </table:table-row>
        <table:table-row table:style-name="ro1">
          <table:table-cell office:value-type="string" calcext:value-type="string">
            <text:p>테스트 데이터 정확도: 57.93327 손실 함수(loss): 61504.066 tloss: 288.494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699 트레이닝 데이터 정확도: nan 손실 함수(loss): 61729.992 tloss: 278.72333 trate 0</text:p>
          </table:table-cell>
        </table:table-row>
        <table:table-row table:style-name="ro1">
          <table:table-cell office:value-type="string" calcext:value-type="string">
            <text:p>테스트 데이터 정확도: 58.0331 손실 함수(loss): 61002.75 tloss: 287.009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00 트레이닝 데이터 정확도: nan 손실 함수(loss): 61823.96 tloss: 279.32462 trate 0</text:p>
          </table:table-cell>
        </table:table-row>
        <table:table-row table:style-name="ro1">
          <table:table-cell office:value-type="string" calcext:value-type="string">
            <text:p>테스트 데이터 정확도: 58.14078 손실 함수(loss): 61435.562 tloss: 289.166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01 트레이닝 데이터 정확도: nan 손실 함수(loss): 61826.395 tloss: 279.22437 trate 0</text:p>
          </table:table-cell>
        </table:table-row>
        <table:table-row table:style-name="ro1">
          <table:table-cell office:value-type="string" calcext:value-type="string">
            <text:p>테스트 데이터 정확도: 57.60415 손실 함수(loss): 61040.79 tloss: 287.40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02 트레이닝 데이터 정확도: nan 손실 함수(loss): 61563.465 tloss: 278.38593 trate 0</text:p>
          </table:table-cell>
        </table:table-row>
        <table:table-row table:style-name="ro1">
          <table:table-cell office:value-type="string" calcext:value-type="string">
            <text:p>테스트 데이터 정확도: 57.917355 손실 함수(loss): 60303.582 tloss: 286.399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03 트레이닝 데이터 정확도: nan 손실 함수(loss): 61212.254 tloss: 277.55557 trate 0</text:p>
          </table:table-cell>
        </table:table-row>
        <table:table-row table:style-name="ro1">
          <table:table-cell office:value-type="string" calcext:value-type="string">
            <text:p>테스트 데이터 정확도: 57.80024 손실 함수(loss): 61147.625 tloss: 288.058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04 트레이닝 데이터 정확도: nan 손실 함수(loss): 61506.523 tloss: 278.2537 trate 0</text:p>
          </table:table-cell>
        </table:table-row>
        <table:table-row table:style-name="ro1">
          <table:table-cell office:value-type="string" calcext:value-type="string">
            <text:p>테스트 데이터 정확도: 57.928867 손실 함수(loss): 61423.633 tloss: 289.50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05 트레이닝 데이터 정확도: nan 손실 함수(loss): 61764.504 tloss: 279.22952 trate 0</text:p>
          </table:table-cell>
        </table:table-row>
        <table:table-row table:style-name="ro1">
          <table:table-cell office:value-type="string" calcext:value-type="string">
            <text:p>테스트 데이터 정확도: 57.710472 손실 함수(loss): 60745.258 tloss: 285.78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06 트레이닝 데이터 정확도: nan 손실 함수(loss): 61351.133 tloss: 277.85477 trate 0</text:p>
          </table:table-cell>
        </table:table-row>
        <table:table-row table:style-name="ro1">
          <table:table-cell office:value-type="string" calcext:value-type="string">
            <text:p>테스트 데이터 정확도: 57.217564 손실 함수(loss): 61390.883 tloss: 289.122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07 트레이닝 데이터 정확도: nan 손실 함수(loss): 61191.25 tloss: 277.7147 trate 0</text:p>
          </table:table-cell>
        </table:table-row>
        <table:table-row table:style-name="ro1">
          <table:table-cell office:value-type="string" calcext:value-type="string">
            <text:p>테스트 데이터 정확도: 58.0686 손실 함수(loss): 60829.895 tloss: 286.3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08 트레이닝 데이터 정확도: nan 손실 함수(loss): 61313.53 tloss: 278.1102 trate 0</text:p>
          </table:table-cell>
        </table:table-row>
        <table:table-row table:style-name="ro1">
          <table:table-cell office:value-type="string" calcext:value-type="string">
            <text:p>테스트 데이터 정확도: 57.950603 손실 함수(loss): 61915.473 tloss: 289.467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09 트레이닝 데이터 정확도: nan 손실 함수(loss): 61126.418 tloss: 277.03577 trate 0</text:p>
          </table:table-cell>
        </table:table-row>
        <table:table-row table:style-name="ro1">
          <table:table-cell office:value-type="string" calcext:value-type="string">
            <text:p>테스트 데이터 정확도: 57.21695 손실 함수(loss): 60294.31 tloss: 284.474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10 트레이닝 데이터 정확도: nan 손실 함수(loss): 61505.17 tloss: 277.98495 trate 0</text:p>
          </table:table-cell>
        </table:table-row>
        <table:table-row table:style-name="ro1">
          <table:table-cell office:value-type="string" calcext:value-type="string">
            <text:p>테스트 데이터 정확도: 58.089336 손실 함수(loss): 61045.676 tloss: 285.851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11 트레이닝 데이터 정확도: nan 손실 함수(loss): 61263.438 tloss: 277.39755 trate 0</text:p>
          </table:table-cell>
        </table:table-row>
        <table:table-row table:style-name="ro1">
          <table:table-cell office:value-type="string" calcext:value-type="string">
            <text:p>테스트 데이터 정확도: 57.803852 손실 함수(loss): 60289.098 tloss: 287.373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12 트레이닝 데이터 정확도: nan 손실 함수(loss): 61144.203 tloss: 278.09503 trate 0</text:p>
          </table:table-cell>
        </table:table-row>
        <table:table-row table:style-name="ro1">
          <table:table-cell office:value-type="string" calcext:value-type="string">
            <text:p>테스트 데이터 정확도: 57.27163 손실 함수(loss): 60631.46 tloss: 285.101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13 트레이닝 데이터 정확도: nan 손실 함수(loss): 61044.594 tloss: 277.39014 trate 0</text:p>
          </table:table-cell>
        </table:table-row>
        <table:table-row table:style-name="ro1">
          <table:table-cell office:value-type="string" calcext:value-type="string">
            <text:p>테스트 데이터 정확도: 57.850098 손실 함수(loss): 60528.438 tloss: 286.734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14 트레이닝 데이터 정확도: nan 손실 함수(loss): 61277.586 tloss: 277.21948 trate 0</text:p>
          </table:table-cell>
        </table:table-row>
        <table:table-row table:style-name="ro1">
          <table:table-cell office:value-type="string" calcext:value-type="string">
            <text:p>테스트 데이터 정확도: 57.559757 손실 함수(loss): 60400.066 tloss: 285.877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15 트레이닝 데이터 정확도: nan 손실 함수(loss): 60877.46 tloss: 277.20602 trate 0</text:p>
          </table:table-cell>
        </table:table-row>
        <table:table-row table:style-name="ro1">
          <table:table-cell office:value-type="string" calcext:value-type="string">
            <text:p>테스트 데이터 정확도: 57.40214 손실 함수(loss): 60571.074 tloss: 286.983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16 트레이닝 데이터 정확도: nan 손실 함수(loss): 60930.04 tloss: 277.50632 trate 0</text:p>
          </table:table-cell>
        </table:table-row>
        <table:table-row table:style-name="ro1">
          <table:table-cell office:value-type="string" calcext:value-type="string">
            <text:p>테스트 데이터 정확도: 57.16673 손실 함수(loss): 60433.344 tloss: 285.598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17 트레이닝 데이터 정확도: nan 손실 함수(loss): 60985.914 tloss: 276.80365 trate 0</text:p>
          </table:table-cell>
        </table:table-row>
        <table:table-row table:style-name="ro1">
          <table:table-cell office:value-type="string" calcext:value-type="string">
            <text:p>테스트 데이터 정확도: 57.594086 손실 함수(loss): 61091.188 tloss: 287.06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18 트레이닝 데이터 정확도: nan 손실 함수(loss): 60638.76 tloss: 275.7524 trate 0</text:p>
          </table:table-cell>
        </table:table-row>
        <table:table-row table:style-name="ro1">
          <table:table-cell office:value-type="string" calcext:value-type="string">
            <text:p>테스트 데이터 정확도: 57.57893 손실 함수(loss): 60318.145 tloss: 284.702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19 트레이닝 데이터 정확도: nan 손실 함수(loss): 60665.945 tloss: 275.77905 trate 0</text:p>
          </table:table-cell>
        </table:table-row>
        <table:table-row table:style-name="ro1">
          <table:table-cell office:value-type="string" calcext:value-type="string">
            <text:p>테스트 데이터 정확도: 57.471523 손실 함수(loss): 59522.7 tloss: 283.234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20 트레이닝 데이터 정확도: nan 손실 함수(loss): 60499.297 tloss: 275.35104 trate 0</text:p>
          </table:table-cell>
        </table:table-row>
        <table:table-row table:style-name="ro1">
          <table:table-cell office:value-type="string" calcext:value-type="string">
            <text:p>테스트 데이터 정확도: 57.553226 손실 함수(loss): 59741.31 tloss: 281.830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21 트레이닝 데이터 정확도: nan 손실 함수(loss): 60527.387 tloss: 275.9193 trate 0</text:p>
          </table:table-cell>
        </table:table-row>
        <table:table-row table:style-name="ro1">
          <table:table-cell office:value-type="string" calcext:value-type="string">
            <text:p>테스트 데이터 정확도: 57.465515 손실 함수(loss): 60490.695 tloss: 285.68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22 트레이닝 데이터 정확도: nan 손실 함수(loss): 60682.742 tloss: 276.06607 trate 0</text:p>
          </table:table-cell>
        </table:table-row>
        <table:table-row table:style-name="ro1">
          <table:table-cell office:value-type="string" calcext:value-type="string">
            <text:p>테스트 데이터 정확도: 57.453022 손실 함수(loss): 59031.574 tloss: 283.55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23 트레이닝 데이터 정확도: nan 손실 함수(loss): 60701.02 tloss: 275.31693 trate 0</text:p>
          </table:table-cell>
        </table:table-row>
        <table:table-row table:style-name="ro1">
          <table:table-cell office:value-type="string" calcext:value-type="string">
            <text:p>테스트 데이터 정확도: 57.646374 손실 함수(loss): 60750.652 tloss: 286.8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24 트레이닝 데이터 정확도: nan 손실 함수(loss): 60287.633 tloss: 275.2366 trate 0</text:p>
          </table:table-cell>
        </table:table-row>
        <table:table-row table:style-name="ro1">
          <table:table-cell office:value-type="string" calcext:value-type="string">
            <text:p>테스트 데이터 정확도: 57.4667 손실 함수(loss): 59656.38 tloss: 284.00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25 트레이닝 데이터 정확도: nan 손실 함수(loss): 60540.89 tloss: 275.71356 trate 0</text:p>
          </table:table-cell>
        </table:table-row>
        <table:table-row table:style-name="ro1">
          <table:table-cell office:value-type="string" calcext:value-type="string">
            <text:p>테스트 데이터 정확도: 57.306496 손실 함수(loss): 61161.18 tloss: 286.220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26 트레이닝 데이터 정확도: nan 손실 함수(loss): 60465.336 tloss: 275.57874 trate 0</text:p>
          </table:table-cell>
        </table:table-row>
        <table:table-row table:style-name="ro1">
          <table:table-cell office:value-type="string" calcext:value-type="string">
            <text:p>테스트 데이터 정확도: 57.24991 손실 함수(loss): 60178.4 tloss: 283.47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27 트레이닝 데이터 정확도: nan 손실 함수(loss): 60828.977 tloss: 276.0925 trate 0</text:p>
          </table:table-cell>
        </table:table-row>
        <table:table-row table:style-name="ro1">
          <table:table-cell office:value-type="string" calcext:value-type="string">
            <text:p>테스트 데이터 정확도: 57.061665 손실 함수(loss): 59967.645 tloss: 283.48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28 트레이닝 데이터 정확도: nan 손실 함수(loss): 60437.11 tloss: 274.97003 trate 0</text:p>
          </table:table-cell>
        </table:table-row>
        <table:table-row table:style-name="ro1">
          <table:table-cell office:value-type="string" calcext:value-type="string">
            <text:p>테스트 데이터 정확도: 57.343895 손실 함수(loss): 59360.54 tloss: 283.112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29 트레이닝 데이터 정확도: nan 손실 함수(loss): 60377.312 tloss: 275.52878 trate 0</text:p>
          </table:table-cell>
        </table:table-row>
        <table:table-row table:style-name="ro1">
          <table:table-cell office:value-type="string" calcext:value-type="string">
            <text:p>테스트 데이터 정확도: 57.13722 손실 함수(loss): 59192.883 tloss: 283.174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30 트레이닝 데이터 정확도: nan 손실 함수(loss): 60205.938 tloss: 274.50687 trate 0</text:p>
          </table:table-cell>
        </table:table-row>
        <table:table-row table:style-name="ro1">
          <table:table-cell office:value-type="string" calcext:value-type="string">
            <text:p>테스트 데이터 정확도: 56.97379 손실 함수(loss): 58892.543 tloss: 283.652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31 트레이닝 데이터 정확도: nan 손실 함수(loss): 60032.883 tloss: 274.3539 trate 0</text:p>
          </table:table-cell>
        </table:table-row>
        <table:table-row table:style-name="ro1">
          <table:table-cell office:value-type="string" calcext:value-type="string">
            <text:p>테스트 데이터 정확도: 57.174202 손실 함수(loss): 59414.945 tloss: 282.957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32 트레이닝 데이터 정확도: nan 손실 함수(loss): 60170.75 tloss: 274.19296 trate 0</text:p>
          </table:table-cell>
        </table:table-row>
        <table:table-row table:style-name="ro1">
          <table:table-cell office:value-type="string" calcext:value-type="string">
            <text:p>테스트 데이터 정확도: 57.58243 손실 함수(loss): 60075.4 tloss: 283.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33 트레이닝 데이터 정확도: nan 손실 함수(loss): 59947.79 tloss: 274.483 trate 0</text:p>
          </table:table-cell>
        </table:table-row>
        <table:table-row table:style-name="ro1">
          <table:table-cell office:value-type="string" calcext:value-type="string">
            <text:p>테스트 데이터 정확도: 57.022243 손실 함수(loss): 59022.195 tloss: 282.588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34 트레이닝 데이터 정확도: nan 손실 함수(loss): 59840.418 tloss: 273.6911 trate 0</text:p>
          </table:table-cell>
        </table:table-row>
        <table:table-row table:style-name="ro1">
          <table:table-cell office:value-type="string" calcext:value-type="string">
            <text:p>테스트 데이터 정확도: 57.46858 손실 함수(loss): 59504.66 tloss: 282.329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35 트레이닝 데이터 정확도: nan 손실 함수(loss): 60138.566 tloss: 274.33698 trate 0</text:p>
          </table:table-cell>
        </table:table-row>
        <table:table-row table:style-name="ro1">
          <table:table-cell office:value-type="string" calcext:value-type="string">
            <text:p>테스트 데이터 정확도: 56.873226 손실 함수(loss): 58626.883 tloss: 281.596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36 트레이닝 데이터 정확도: nan 손실 함수(loss): 59726.55 tloss: 273.6573 trate 0</text:p>
          </table:table-cell>
        </table:table-row>
        <table:table-row table:style-name="ro1">
          <table:table-cell office:value-type="string" calcext:value-type="string">
            <text:p>테스트 데이터 정확도: 57.182575 손실 함수(loss): 58866.496 tloss: 283.011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37 트레이닝 데이터 정확도: nan 손실 함수(loss): 59594.176 tloss: 273.71796 trate 0</text:p>
          </table:table-cell>
        </table:table-row>
        <table:table-row table:style-name="ro1">
          <table:table-cell office:value-type="string" calcext:value-type="string">
            <text:p>테스트 데이터 정확도: 57.158195 손실 함수(loss): 59309.746 tloss: 282.147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38 트레이닝 데이터 정확도: nan 손실 함수(loss): 59644.445 tloss: 273.2092 trate 0</text:p>
          </table:table-cell>
        </table:table-row>
        <table:table-row table:style-name="ro1">
          <table:table-cell office:value-type="string" calcext:value-type="string">
            <text:p>테스트 데이터 정확도: 56.498055 손실 함수(loss): 57446.055 tloss: 278.252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39 트레이닝 데이터 정확도: nan 손실 함수(loss): 59793.344 tloss: 273.62723 trate 0</text:p>
          </table:table-cell>
        </table:table-row>
        <table:table-row table:style-name="ro1">
          <table:table-cell office:value-type="string" calcext:value-type="string">
            <text:p>테스트 데이터 정확도: 57.40125 손실 함수(loss): 59567.45 tloss: 283.134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40 트레이닝 데이터 정확도: nan 손실 함수(loss): 59864.406 tloss: 273.6935 trate 0</text:p>
          </table:table-cell>
        </table:table-row>
        <table:table-row table:style-name="ro1">
          <table:table-cell office:value-type="string" calcext:value-type="string">
            <text:p>테스트 데이터 정확도: 56.733425 손실 함수(loss): 59842.207 tloss: 284.906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41 트레이닝 데이터 정확도: nan 손실 함수(loss): 59579.637 tloss: 272.94534 trate 0</text:p>
          </table:table-cell>
        </table:table-row>
        <table:table-row table:style-name="ro1">
          <table:table-cell office:value-type="string" calcext:value-type="string">
            <text:p>테스트 데이터 정확도: 56.700073 손실 함수(loss): 59270.91 tloss: 281.735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42 트레이닝 데이터 정확도: nan 손실 함수(loss): 59737.504 tloss: 273.01233 trate 0</text:p>
          </table:table-cell>
        </table:table-row>
        <table:table-row table:style-name="ro1">
          <table:table-cell office:value-type="string" calcext:value-type="string">
            <text:p>테스트 데이터 정확도: 56.817924 손실 함수(loss): 58898.195 tloss: 280.699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43 트레이닝 데이터 정확도: nan 손실 함수(loss): 59715.965 tloss: 272.68286 trate 0</text:p>
          </table:table-cell>
        </table:table-row>
        <table:table-row table:style-name="ro1">
          <table:table-cell office:value-type="string" calcext:value-type="string">
            <text:p>테스트 데이터 정확도: 56.87614 손실 함수(loss): 59649.465 tloss: 284.304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44 트레이닝 데이터 정확도: nan 손실 함수(loss): 59577.867 tloss: 273.33347 trate 0</text:p>
          </table:table-cell>
        </table:table-row>
        <table:table-row table:style-name="ro1">
          <table:table-cell office:value-type="string" calcext:value-type="string">
            <text:p>테스트 데이터 정확도: 57.02219 손실 함수(loss): 58362.633 tloss: 281.322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45 트레이닝 데이터 정확도: nan 손실 함수(loss): 59615.145 tloss: 272.8298 trate 0</text:p>
          </table:table-cell>
        </table:table-row>
        <table:table-row table:style-name="ro1">
          <table:table-cell office:value-type="string" calcext:value-type="string">
            <text:p>테스트 데이터 정확도: 56.680023 손실 함수(loss): 60127.277 tloss: 282.332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46 트레이닝 데이터 정확도: nan 손실 함수(loss): 59689.254 tloss: 273.0011 trate 0</text:p>
          </table:table-cell>
        </table:table-row>
        <table:table-row table:style-name="ro1">
          <table:table-cell office:value-type="string" calcext:value-type="string">
            <text:p>테스트 데이터 정확도: 56.89553 손실 함수(loss): 58437.656 tloss: 279.261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47 트레이닝 데이터 정확도: nan 손실 함수(loss): 59496.83 tloss: 273.34186 trate 0</text:p>
          </table:table-cell>
        </table:table-row>
        <table:table-row table:style-name="ro1">
          <table:table-cell office:value-type="string" calcext:value-type="string">
            <text:p>테스트 데이터 정확도: 56.242535 손실 함수(loss): 58533.992 tloss: 280.978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48 트레이닝 데이터 정확도: nan 손실 함수(loss): 59047.945 tloss: 271.14874 trate 0</text:p>
          </table:table-cell>
        </table:table-row>
        <table:table-row table:style-name="ro1">
          <table:table-cell office:value-type="string" calcext:value-type="string">
            <text:p>테스트 데이터 정확도: 56.818104 손실 함수(loss): 58551.535 tloss: 280.479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49 트레이닝 데이터 정확도: nan 손실 함수(loss): 58941.797 tloss: 270.5689 trate 0</text:p>
          </table:table-cell>
        </table:table-row>
        <table:table-row table:style-name="ro1">
          <table:table-cell office:value-type="string" calcext:value-type="string">
            <text:p>테스트 데이터 정확도: 56.619457 손실 함수(loss): 58403.414 tloss: 279.485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50 트레이닝 데이터 정확도: nan 손실 함수(loss): 59169.47 tloss: 272.25443 trate 0</text:p>
          </table:table-cell>
        </table:table-row>
        <table:table-row table:style-name="ro1">
          <table:table-cell office:value-type="string" calcext:value-type="string">
            <text:p>테스트 데이터 정확도: 57.070797 손실 함수(loss): 58091.043 tloss: 280.097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51 트레이닝 데이터 정확도: nan 손실 함수(loss): 59334.27 tloss: 272.17163 trate 0</text:p>
          </table:table-cell>
        </table:table-row>
        <table:table-row table:style-name="ro1">
          <table:table-cell office:value-type="string" calcext:value-type="string">
            <text:p>테스트 데이터 정확도: 56.48237 손실 함수(loss): 58698.473 tloss: 281.875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52 트레이닝 데이터 정확도: nan 손실 함수(loss): 58967.246 tloss: 271.63007 trate 0</text:p>
          </table:table-cell>
        </table:table-row>
        <table:table-row table:style-name="ro1">
          <table:table-cell office:value-type="string" calcext:value-type="string">
            <text:p>테스트 데이터 정확도: 56.49181 손실 함수(loss): 58172.867 tloss: 280.280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53 트레이닝 데이터 정확도: nan 손실 함수(loss): 59132.344 tloss: 271.58755 trate 0</text:p>
          </table:table-cell>
        </table:table-row>
        <table:table-row table:style-name="ro1">
          <table:table-cell office:value-type="string" calcext:value-type="string">
            <text:p>테스트 데이터 정확도: 56.594685 손실 함수(loss): 58441.383 tloss: 279.235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54 트레이닝 데이터 정확도: nan 손실 함수(loss): 59064.29 tloss: 270.76572 trate 0</text:p>
          </table:table-cell>
        </table:table-row>
        <table:table-row table:style-name="ro1">
          <table:table-cell office:value-type="string" calcext:value-type="string">
            <text:p>테스트 데이터 정확도: 56.479652 손실 함수(loss): 58149.406 tloss: 279.959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55 트레이닝 데이터 정확도: nan 손실 함수(loss): 59064.074 tloss: 270.74097 trate 0</text:p>
          </table:table-cell>
        </table:table-row>
        <table:table-row table:style-name="ro1">
          <table:table-cell office:value-type="string" calcext:value-type="string">
            <text:p>테스트 데이터 정확도: 56.568577 손실 함수(loss): 58440.082 tloss: 279.708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56 트레이닝 데이터 정확도: nan 손실 함수(loss): 58986.387 tloss: 270.517 trate 0</text:p>
          </table:table-cell>
        </table:table-row>
        <table:table-row table:style-name="ro1">
          <table:table-cell office:value-type="string" calcext:value-type="string">
            <text:p>테스트 데이터 정확도: 56.367607 손실 함수(loss): 58256.37 tloss: 277.306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57 트레이닝 데이터 정확도: nan 손실 함수(loss): 58978.95 tloss: 270.81058 trate 0</text:p>
          </table:table-cell>
        </table:table-row>
        <table:table-row table:style-name="ro1">
          <table:table-cell office:value-type="string" calcext:value-type="string">
            <text:p>테스트 데이터 정확도: 56.71497 손실 함수(loss): 58555.74 tloss: 280.127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58 트레이닝 데이터 정확도: nan 손실 함수(loss): 58741.203 tloss: 270.39774 trate 0</text:p>
          </table:table-cell>
        </table:table-row>
        <table:table-row table:style-name="ro1">
          <table:table-cell office:value-type="string" calcext:value-type="string">
            <text:p>테스트 데이터 정확도: 56.74949 손실 함수(loss): 58118.207 tloss: 278.540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59 트레이닝 데이터 정확도: nan 손실 함수(loss): 58765.586 tloss: 269.92908 trate 0</text:p>
          </table:table-cell>
        </table:table-row>
        <table:table-row table:style-name="ro1">
          <table:table-cell office:value-type="string" calcext:value-type="string">
            <text:p>테스트 데이터 정확도: 56.92611 손실 함수(loss): 58792.125 tloss: 280.87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60 트레이닝 데이터 정확도: nan 손실 함수(loss): 58550.184 tloss: 269.4982 trate 0</text:p>
          </table:table-cell>
        </table:table-row>
        <table:table-row table:style-name="ro1">
          <table:table-cell office:value-type="string" calcext:value-type="string">
            <text:p>테스트 데이터 정확도: 56.531734 손실 함수(loss): 58457.305 tloss: 280.559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61 트레이닝 데이터 정확도: nan 손실 함수(loss): 58562.773 tloss: 269.53815 trate 0</text:p>
          </table:table-cell>
        </table:table-row>
        <table:table-row table:style-name="ro1">
          <table:table-cell office:value-type="string" calcext:value-type="string">
            <text:p>테스트 데이터 정확도: 56.273956 손실 함수(loss): 59299.273 tloss: 281.945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62 트레이닝 데이터 정확도: nan 손실 함수(loss): 58626.508 tloss: 269.5503 trate 0</text:p>
          </table:table-cell>
        </table:table-row>
        <table:table-row table:style-name="ro1">
          <table:table-cell office:value-type="string" calcext:value-type="string">
            <text:p>테스트 데이터 정확도: 56.532173 손실 함수(loss): 58803.863 tloss: 279.375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63 트레이닝 데이터 정확도: nan 손실 함수(loss): 58355.332 tloss: 269.23456 trate 0</text:p>
          </table:table-cell>
        </table:table-row>
        <table:table-row table:style-name="ro1">
          <table:table-cell office:value-type="string" calcext:value-type="string">
            <text:p>테스트 데이터 정확도: 56.60738 손실 함수(loss): 57764.316 tloss: 278.012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64 트레이닝 데이터 정확도: nan 손실 함수(loss): 58962.465 tloss: 270.44626 trate 0</text:p>
          </table:table-cell>
        </table:table-row>
        <table:table-row table:style-name="ro1">
          <table:table-cell office:value-type="string" calcext:value-type="string">
            <text:p>테스트 데이터 정확도: 56.353794 손실 함수(loss): 57846.645 tloss: 277.747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65 트레이닝 데이터 정확도: nan 손실 함수(loss): 58838.88 tloss: 270.68216 trate 0</text:p>
          </table:table-cell>
        </table:table-row>
        <table:table-row table:style-name="ro1">
          <table:table-cell office:value-type="string" calcext:value-type="string">
            <text:p>테스트 데이터 정확도: 56.352226 손실 함수(loss): 58268.5 tloss: 278.729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66 트레이닝 데이터 정확도: nan 손실 함수(loss): 58640.633 tloss: 269.4705 trate 0</text:p>
          </table:table-cell>
        </table:table-row>
        <table:table-row table:style-name="ro1">
          <table:table-cell office:value-type="string" calcext:value-type="string">
            <text:p>테스트 데이터 정확도: 56.276024 손실 함수(loss): 58115.723 tloss: 279.475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67 트레이닝 데이터 정확도: nan 손실 함수(loss): 58380.2 tloss: 269.19324 trate 0</text:p>
          </table:table-cell>
        </table:table-row>
        <table:table-row table:style-name="ro1">
          <table:table-cell office:value-type="string" calcext:value-type="string">
            <text:p>테스트 데이터 정확도: 56.60485 손실 함수(loss): 57871.44 tloss: 278.870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68 트레이닝 데이터 정확도: nan 손실 함수(loss): 58330.445 tloss: 268.78934 trate 0</text:p>
          </table:table-cell>
        </table:table-row>
        <table:table-row table:style-name="ro1">
          <table:table-cell office:value-type="string" calcext:value-type="string">
            <text:p>테스트 데이터 정확도: 56.792744 손실 함수(loss): 57396.695 tloss: 278.705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69 트레이닝 데이터 정확도: nan 손실 함수(loss): 58004.344 tloss: 268.1271 trate 0</text:p>
          </table:table-cell>
        </table:table-row>
        <table:table-row table:style-name="ro1">
          <table:table-cell office:value-type="string" calcext:value-type="string">
            <text:p>테스트 데이터 정확도: 55.92166 손실 함수(loss): 57849.52 tloss: 276.206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70 트레이닝 데이터 정확도: nan 손실 함수(loss): 58151.41 tloss: 268.0458 trate 0</text:p>
          </table:table-cell>
        </table:table-row>
        <table:table-row table:style-name="ro1">
          <table:table-cell office:value-type="string" calcext:value-type="string">
            <text:p>테스트 데이터 정확도: 56.471252 손실 함수(loss): 57575.902 tloss: 277.873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71 트레이닝 데이터 정확도: nan 손실 함수(loss): 58175.645 tloss: 268.15945 trate 0</text:p>
          </table:table-cell>
        </table:table-row>
        <table:table-row table:style-name="ro1">
          <table:table-cell office:value-type="string" calcext:value-type="string">
            <text:p>테스트 데이터 정확도: 56.067272 손실 함수(loss): 57821.676 tloss: 278.64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72 트레이닝 데이터 정확도: nan 손실 함수(loss): 58280.504 tloss: 268.42453 trate 0</text:p>
          </table:table-cell>
        </table:table-row>
        <table:table-row table:style-name="ro1">
          <table:table-cell office:value-type="string" calcext:value-type="string">
            <text:p>테스트 데이터 정확도: 56.114056 손실 함수(loss): 57558.9 tloss: 276.516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73 트레이닝 데이터 정확도: nan 손실 함수(loss): 58647.78 tloss: 269.29346 trate 0</text:p>
          </table:table-cell>
        </table:table-row>
        <table:table-row table:style-name="ro1">
          <table:table-cell office:value-type="string" calcext:value-type="string">
            <text:p>테스트 데이터 정확도: 56.370277 손실 함수(loss): 57903.367 tloss: 279.59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74 트레이닝 데이터 정확도: nan 손실 함수(loss): 58094.277 tloss: 268.44437 trate 0</text:p>
          </table:table-cell>
        </table:table-row>
        <table:table-row table:style-name="ro1">
          <table:table-cell office:value-type="string" calcext:value-type="string">
            <text:p>테스트 데이터 정확도: 55.653378 손실 함수(loss): 57606.402 tloss: 278.009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75 트레이닝 데이터 정확도: nan 손실 함수(loss): 58027.61 tloss: 267.97516 trate 0</text:p>
          </table:table-cell>
        </table:table-row>
        <table:table-row table:style-name="ro1">
          <table:table-cell office:value-type="string" calcext:value-type="string">
            <text:p>테스트 데이터 정확도: 55.716278 손실 함수(loss): 57056.0 tloss: 277.99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76 트레이닝 데이터 정확도: nan 손실 함수(loss): 58078.426 tloss: 268.35394 trate 0</text:p>
          </table:table-cell>
        </table:table-row>
        <table:table-row table:style-name="ro1">
          <table:table-cell office:value-type="string" calcext:value-type="string">
            <text:p>테스트 데이터 정확도: 56.208473 손실 함수(loss): 58048.613 tloss: 276.622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77 트레이닝 데이터 정확도: nan 손실 함수(loss): 58027.03 tloss: 268.65906 trate 0</text:p>
          </table:table-cell>
        </table:table-row>
        <table:table-row table:style-name="ro1">
          <table:table-cell office:value-type="string" calcext:value-type="string">
            <text:p>테스트 데이터 정확도: 56.05616 손실 함수(loss): 56906.902 tloss: 275.691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78 트레이닝 데이터 정확도: nan 손실 함수(loss): 57840.92 tloss: 267.8082 trate 0</text:p>
          </table:table-cell>
        </table:table-row>
        <table:table-row table:style-name="ro1">
          <table:table-cell office:value-type="string" calcext:value-type="string">
            <text:p>테스트 데이터 정확도: 55.92486 손실 함수(loss): 57585.863 tloss: 277.493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79 트레이닝 데이터 정확도: nan 손실 함수(loss): 58136.01 tloss: 268.23578 trate 0</text:p>
          </table:table-cell>
        </table:table-row>
        <table:table-row table:style-name="ro1">
          <table:table-cell office:value-type="string" calcext:value-type="string">
            <text:p>테스트 데이터 정확도: 56.099854 손실 함수(loss): 56712.02 tloss: 274.857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80 트레이닝 데이터 정확도: nan 손실 함수(loss): 57693.883 tloss: 267.18323 trate 0</text:p>
          </table:table-cell>
        </table:table-row>
        <table:table-row table:style-name="ro1">
          <table:table-cell office:value-type="string" calcext:value-type="string">
            <text:p>테스트 데이터 정확도: 56.02302 손실 함수(loss): 56979.145 tloss: 275.05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81 트레이닝 데이터 정확도: nan 손실 함수(loss): 57817.13 tloss: 267.26718 trate 0</text:p>
          </table:table-cell>
        </table:table-row>
        <table:table-row table:style-name="ro1">
          <table:table-cell office:value-type="string" calcext:value-type="string">
            <text:p>테스트 데이터 정확도: 55.878654 손실 함수(loss): 58501.125 tloss: 277.077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82 트레이닝 데이터 정확도: nan 손실 함수(loss): 58052.617 tloss: 268.67014 trate 0</text:p>
          </table:table-cell>
        </table:table-row>
        <table:table-row table:style-name="ro1">
          <table:table-cell office:value-type="string" calcext:value-type="string">
            <text:p>테스트 데이터 정확도: 56.061096 손실 함수(loss): 57557.344 tloss: 276.60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83 트레이닝 데이터 정확도: nan 손실 함수(loss): 57505.812 tloss: 267.0418 trate 0</text:p>
          </table:table-cell>
        </table:table-row>
        <table:table-row table:style-name="ro1">
          <table:table-cell office:value-type="string" calcext:value-type="string">
            <text:p>테스트 데이터 정확도: 56.067883 손실 함수(loss): 56488.44 tloss: 277.033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84 트레이닝 데이터 정확도: nan 손실 함수(loss): 57865.47 tloss: 267.40857 trate 0</text:p>
          </table:table-cell>
        </table:table-row>
        <table:table-row table:style-name="ro1">
          <table:table-cell office:value-type="string" calcext:value-type="string">
            <text:p>테스트 데이터 정확도: 55.929176 손실 함수(loss): 57810.98 tloss: 276.457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85 트레이닝 데이터 정확도: nan 손실 함수(loss): 57875.965 tloss: 267.5025 trate 0</text:p>
          </table:table-cell>
        </table:table-row>
        <table:table-row table:style-name="ro1">
          <table:table-cell office:value-type="string" calcext:value-type="string">
            <text:p>테스트 데이터 정확도: 55.84042 손실 함수(loss): 56662.883 tloss: 273.05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86 트레이닝 데이터 정확도: nan 손실 함수(loss): 57542.2 tloss: 267.0922 trate 0</text:p>
          </table:table-cell>
        </table:table-row>
        <table:table-row table:style-name="ro1">
          <table:table-cell office:value-type="string" calcext:value-type="string">
            <text:p>테스트 데이터 정확도: 56.391987 손실 함수(loss): 57293.684 tloss: 277.967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87 트레이닝 데이터 정확도: nan 손실 함수(loss): 57760.836 tloss: 266.91125 trate 0</text:p>
          </table:table-cell>
        </table:table-row>
        <table:table-row table:style-name="ro1">
          <table:table-cell office:value-type="string" calcext:value-type="string">
            <text:p>테스트 데이터 정확도: 55.97959 손실 함수(loss): 56829.508 tloss: 275.926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88 트레이닝 데이터 정확도: nan 손실 함수(loss): 57957.76 tloss: 267.89825 trate 0</text:p>
          </table:table-cell>
        </table:table-row>
        <table:table-row table:style-name="ro1">
          <table:table-cell office:value-type="string" calcext:value-type="string">
            <text:p>테스트 데이터 정확도: 55.639225 손실 함수(loss): 58615.4 tloss: 277.60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89 트레이닝 데이터 정확도: nan 손실 함수(loss): 58100.492 tloss: 268.13654 trate 0</text:p>
          </table:table-cell>
        </table:table-row>
        <table:table-row table:style-name="ro1">
          <table:table-cell office:value-type="string" calcext:value-type="string">
            <text:p>테스트 데이터 정확도: 55.744617 손실 함수(loss): 57213.094 tloss: 276.22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90 트레이닝 데이터 정확도: nan 손실 함수(loss): 57642.85 tloss: 267.26166 trate 0</text:p>
          </table:table-cell>
        </table:table-row>
        <table:table-row table:style-name="ro1">
          <table:table-cell office:value-type="string" calcext:value-type="string">
            <text:p>테스트 데이터 정확도: 55.660664 손실 함수(loss): 57734.934 tloss: 277.55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91 트레이닝 데이터 정확도: nan 손실 함수(loss): 57552.723 tloss: 267.17194 trate 0</text:p>
          </table:table-cell>
        </table:table-row>
        <table:table-row table:style-name="ro1">
          <table:table-cell office:value-type="string" calcext:value-type="string">
            <text:p>테스트 데이터 정확도: 56.04595 손실 함수(loss): 56015.875 tloss: 271.684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92 트레이닝 데이터 정확도: nan 손실 함수(loss): 57664.23 tloss: 267.30518 trate 0</text:p>
          </table:table-cell>
        </table:table-row>
        <table:table-row table:style-name="ro1">
          <table:table-cell office:value-type="string" calcext:value-type="string">
            <text:p>테스트 데이터 정확도: 55.90857 손실 함수(loss): 57551.54 tloss: 273.957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93 트레이닝 데이터 정확도: nan 손실 함수(loss): 57658.86 tloss: 266.41843 trate 0</text:p>
          </table:table-cell>
        </table:table-row>
        <table:table-row table:style-name="ro1">
          <table:table-cell office:value-type="string" calcext:value-type="string">
            <text:p>테스트 데이터 정확도: 55.944233 손실 함수(loss): 57120.773 tloss: 275.938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94 트레이닝 데이터 정확도: nan 손실 함수(loss): 57308.246 tloss: 265.58783 trate 0</text:p>
          </table:table-cell>
        </table:table-row>
        <table:table-row table:style-name="ro1">
          <table:table-cell office:value-type="string" calcext:value-type="string">
            <text:p>테스트 데이터 정확도: 55.83034 손실 함수(loss): 57043.25 tloss: 276.499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95 트레이닝 데이터 정확도: nan 손실 함수(loss): 57544.617 tloss: 266.73386 trate 0</text:p>
          </table:table-cell>
        </table:table-row>
        <table:table-row table:style-name="ro1">
          <table:table-cell office:value-type="string" calcext:value-type="string">
            <text:p>테스트 데이터 정확도: 55.488556 손실 함수(loss): 57538.312 tloss: 275.862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96 트레이닝 데이터 정확도: nan 손실 함수(loss): 57417.38 tloss: 266.39145 trate 0</text:p>
          </table:table-cell>
        </table:table-row>
        <table:table-row table:style-name="ro1">
          <table:table-cell office:value-type="string" calcext:value-type="string">
            <text:p>테스트 데이터 정확도: 56.025826 손실 함수(loss): 56001.277 tloss: 273.07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97 트레이닝 데이터 정확도: nan 손실 함수(loss): 57318.703 tloss: 265.64233 trate 0</text:p>
          </table:table-cell>
        </table:table-row>
        <table:table-row table:style-name="ro1">
          <table:table-cell office:value-type="string" calcext:value-type="string">
            <text:p>테스트 데이터 정확도: 55.490376 손실 함수(loss): 57504.363 tloss: 274.814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98 트레이닝 데이터 정확도: nan 손실 함수(loss): 57388.72 tloss: 265.4904 trate 0</text:p>
          </table:table-cell>
        </table:table-row>
        <table:table-row table:style-name="ro1">
          <table:table-cell office:value-type="string" calcext:value-type="string">
            <text:p>테스트 데이터 정확도: 55.792545 손실 함수(loss): 56343.16 tloss: 271.531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799 트레이닝 데이터 정확도: nan 손실 함수(loss): 57593.277 tloss: 266.8257 trate 0</text:p>
          </table:table-cell>
        </table:table-row>
        <table:table-row table:style-name="ro1">
          <table:table-cell office:value-type="string" calcext:value-type="string">
            <text:p>테스트 데이터 정확도: 56.307 손실 함수(loss): 57334.848 tloss: 276.375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00 트레이닝 데이터 정확도: nan 손실 함수(loss): 57622.246 tloss: 267.01077 trate 0</text:p>
          </table:table-cell>
        </table:table-row>
        <table:table-row table:style-name="ro1">
          <table:table-cell office:value-type="string" calcext:value-type="string">
            <text:p>테스트 데이터 정확도: 55.432354 손실 함수(loss): 56243.406 tloss: 273.886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01 트레이닝 데이터 정확도: nan 손실 함수(loss): 57278.55 tloss: 266.17413 trate 0</text:p>
          </table:table-cell>
        </table:table-row>
        <table:table-row table:style-name="ro1">
          <table:table-cell office:value-type="string" calcext:value-type="string">
            <text:p>테스트 데이터 정확도: 55.80438 손실 함수(loss): 57056.992 tloss: 276.274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02 트레이닝 데이터 정확도: nan 손실 함수(loss): 57303.605 tloss: 265.48367 trate 0</text:p>
          </table:table-cell>
        </table:table-row>
        <table:table-row table:style-name="ro1">
          <table:table-cell office:value-type="string" calcext:value-type="string">
            <text:p>테스트 데이터 정확도: 55.453243 손실 함수(loss): 56004.12 tloss: 274.879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03 트레이닝 데이터 정확도: nan 손실 함수(loss): 57302.59 tloss: 266.0773 trate 0</text:p>
          </table:table-cell>
        </table:table-row>
        <table:table-row table:style-name="ro1">
          <table:table-cell office:value-type="string" calcext:value-type="string">
            <text:p>테스트 데이터 정확도: 56.035664 손실 함수(loss): 56686.746 tloss: 273.27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04 트레이닝 데이터 정확도: nan 손실 함수(loss): 57298.566 tloss: 265.50558 trate 0</text:p>
          </table:table-cell>
        </table:table-row>
        <table:table-row table:style-name="ro1">
          <table:table-cell office:value-type="string" calcext:value-type="string">
            <text:p>테스트 데이터 정확도: 55.777306 손실 함수(loss): 55714.945 tloss: 273.238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05 트레이닝 데이터 정확도: nan 손실 함수(loss): 57316.055 tloss: 265.95688 trate 0</text:p>
          </table:table-cell>
        </table:table-row>
        <table:table-row table:style-name="ro1">
          <table:table-cell office:value-type="string" calcext:value-type="string">
            <text:p>테스트 데이터 정확도: 55.838966 손실 함수(loss): 57238.492 tloss: 276.464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06 트레이닝 데이터 정확도: nan 손실 함수(loss): 57013.6 tloss: 265.20737 trate 0</text:p>
          </table:table-cell>
        </table:table-row>
        <table:table-row table:style-name="ro1">
          <table:table-cell office:value-type="string" calcext:value-type="string">
            <text:p>테스트 데이터 정확도: 54.93158 손실 함수(loss): 56217.617 tloss: 274.17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07 트레이닝 데이터 정확도: nan 손실 함수(loss): 57037.92 tloss: 264.83664 trate 0</text:p>
          </table:table-cell>
        </table:table-row>
        <table:table-row table:style-name="ro1">
          <table:table-cell office:value-type="string" calcext:value-type="string">
            <text:p>테스트 데이터 정확도: 55.806396 손실 함수(loss): 55995.062 tloss: 272.91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08 트레이닝 데이터 정확도: nan 손실 함수(loss): 57291.773 tloss: 265.24722 trate 0</text:p>
          </table:table-cell>
        </table:table-row>
        <table:table-row table:style-name="ro1">
          <table:table-cell office:value-type="string" calcext:value-type="string">
            <text:p>테스트 데이터 정확도: 55.902805 손실 함수(loss): 57018.06 tloss: 273.24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09 트레이닝 데이터 정확도: nan 손실 함수(loss): 57111.812 tloss: 265.16498 trate 0</text:p>
          </table:table-cell>
        </table:table-row>
        <table:table-row table:style-name="ro1">
          <table:table-cell office:value-type="string" calcext:value-type="string">
            <text:p>테스트 데이터 정확도: 55.41959 손실 함수(loss): 56350.508 tloss: 272.897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10 트레이닝 데이터 정확도: nan 손실 함수(loss): 57387.13 tloss: 265.44672 trate 0</text:p>
          </table:table-cell>
        </table:table-row>
        <table:table-row table:style-name="ro1">
          <table:table-cell office:value-type="string" calcext:value-type="string">
            <text:p>테스트 데이터 정확도: 55.836063 손실 함수(loss): 56622.902 tloss: 274.238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11 트레이닝 데이터 정확도: nan 손실 함수(loss): 57227.84 tloss: 265.91788 trate 0</text:p>
          </table:table-cell>
        </table:table-row>
        <table:table-row table:style-name="ro1">
          <table:table-cell office:value-type="string" calcext:value-type="string">
            <text:p>테스트 데이터 정확도: 55.484074 손실 함수(loss): 55873.285 tloss: 271.45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12 트레이닝 데이터 정확도: nan 손실 함수(loss): 56727.77 tloss: 264.18863 trate 0</text:p>
          </table:table-cell>
        </table:table-row>
        <table:table-row table:style-name="ro1">
          <table:table-cell office:value-type="string" calcext:value-type="string">
            <text:p>테스트 데이터 정확도: 55.8064 손실 함수(loss): 55387.72 tloss: 270.732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13 트레이닝 데이터 정확도: nan 손실 함수(loss): 56802.17 tloss: 264.12057 trate 0</text:p>
          </table:table-cell>
        </table:table-row>
        <table:table-row table:style-name="ro1">
          <table:table-cell office:value-type="string" calcext:value-type="string">
            <text:p>테스트 데이터 정확도: 55.59693 손실 함수(loss): 57031.3 tloss: 275.343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14 트레이닝 데이터 정확도: nan 손실 함수(loss): 56835.055 tloss: 264.1935 trate 0</text:p>
          </table:table-cell>
        </table:table-row>
        <table:table-row table:style-name="ro1">
          <table:table-cell office:value-type="string" calcext:value-type="string">
            <text:p>테스트 데이터 정확도: 55.66851 손실 함수(loss): 56954.66 tloss: 274.569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15 트레이닝 데이터 정확도: nan 손실 함수(loss): 56974.812 tloss: 264.82407 trate 0</text:p>
          </table:table-cell>
        </table:table-row>
        <table:table-row table:style-name="ro1">
          <table:table-cell office:value-type="string" calcext:value-type="string">
            <text:p>테스트 데이터 정확도: 55.62167 손실 함수(loss): 56248.48 tloss: 272.934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16 트레이닝 데이터 정확도: nan 손실 함수(loss): 56927.938 tloss: 264.19226 trate 0</text:p>
          </table:table-cell>
        </table:table-row>
        <table:table-row table:style-name="ro1">
          <table:table-cell office:value-type="string" calcext:value-type="string">
            <text:p>테스트 데이터 정확도: 55.582756 손실 함수(loss): 56034.53 tloss: 271.278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17 트레이닝 데이터 정확도: nan 손실 함수(loss): 56576.58 tloss: 262.9232 trate 0</text:p>
          </table:table-cell>
        </table:table-row>
        <table:table-row table:style-name="ro1">
          <table:table-cell office:value-type="string" calcext:value-type="string">
            <text:p>테스트 데이터 정확도: 55.74448 손실 함수(loss): 55345.723 tloss: 270.178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18 트레이닝 데이터 정확도: nan 손실 함수(loss): 56961.504 tloss: 264.1381 trate 0</text:p>
          </table:table-cell>
        </table:table-row>
        <table:table-row table:style-name="ro1">
          <table:table-cell office:value-type="string" calcext:value-type="string">
            <text:p>테스트 데이터 정확도: 55.370186 손실 함수(loss): 56083.836 tloss: 273.158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19 트레이닝 데이터 정확도: nan 손실 함수(loss): 56731.695 tloss: 264.09637 trate 0</text:p>
          </table:table-cell>
        </table:table-row>
        <table:table-row table:style-name="ro1">
          <table:table-cell office:value-type="string" calcext:value-type="string">
            <text:p>테스트 데이터 정확도: 55.731388 손실 함수(loss): 56487.414 tloss: 272.622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20 트레이닝 데이터 정확도: nan 손실 함수(loss): 56616.04 tloss: 263.61496 trate 0</text:p>
          </table:table-cell>
        </table:table-row>
        <table:table-row table:style-name="ro1">
          <table:table-cell office:value-type="string" calcext:value-type="string">
            <text:p>테스트 데이터 정확도: 55.556347 손실 함수(loss): 55667.2 tloss: 271.735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21 트레이닝 데이터 정확도: nan 손실 함수(loss): 56857.895 tloss: 263.92303 trate 0</text:p>
          </table:table-cell>
        </table:table-row>
        <table:table-row table:style-name="ro1">
          <table:table-cell office:value-type="string" calcext:value-type="string">
            <text:p>테스트 데이터 정확도: 55.48997 손실 함수(loss): 55913.293 tloss: 272.485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22 트레이닝 데이터 정확도: nan 손실 함수(loss): 56681.613 tloss: 264.20654 trate 0</text:p>
          </table:table-cell>
        </table:table-row>
        <table:table-row table:style-name="ro1">
          <table:table-cell office:value-type="string" calcext:value-type="string">
            <text:p>테스트 데이터 정확도: 55.43941 손실 함수(loss): 55745.9 tloss: 270.54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23 트레이닝 데이터 정확도: nan 손실 함수(loss): 56865.555 tloss: 264.55637 trate 0</text:p>
          </table:table-cell>
        </table:table-row>
        <table:table-row table:style-name="ro1">
          <table:table-cell office:value-type="string" calcext:value-type="string">
            <text:p>테스트 데이터 정확도: 55.42287 손실 함수(loss): 56067.66 tloss: 271.289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24 트레이닝 데이터 정확도: nan 손실 함수(loss): 56524.96 tloss: 262.86185 trate 0</text:p>
          </table:table-cell>
        </table:table-row>
        <table:table-row table:style-name="ro1">
          <table:table-cell office:value-type="string" calcext:value-type="string">
            <text:p>테스트 데이터 정확도: 55.849216 손실 함수(loss): 55468.55 tloss: 270.167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25 트레이닝 데이터 정확도: nan 손실 함수(loss): 56599.887 tloss: 264.16214 trate 0</text:p>
          </table:table-cell>
        </table:table-row>
        <table:table-row table:style-name="ro1">
          <table:table-cell office:value-type="string" calcext:value-type="string">
            <text:p>테스트 데이터 정확도: 55.055363 손실 함수(loss): 56650.508 tloss: 274.61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26 트레이닝 데이터 정확도: nan 손실 함수(loss): 56334.25 tloss: 262.55692 trate 0</text:p>
          </table:table-cell>
        </table:table-row>
        <table:table-row table:style-name="ro1">
          <table:table-cell office:value-type="string" calcext:value-type="string">
            <text:p>테스트 데이터 정확도: 55.670513 손실 함수(loss): 55687.156 tloss: 271.15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27 트레이닝 데이터 정확도: nan 손실 함수(loss): 56314.992 tloss: 262.52066 trate 0</text:p>
          </table:table-cell>
        </table:table-row>
        <table:table-row table:style-name="ro1">
          <table:table-cell office:value-type="string" calcext:value-type="string">
            <text:p>테스트 데이터 정확도: 55.32897 손실 함수(loss): 56959.055 tloss: 273.416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28 트레이닝 데이터 정확도: nan 손실 함수(loss): 56546.39 tloss: 262.85635 trate 0</text:p>
          </table:table-cell>
        </table:table-row>
        <table:table-row table:style-name="ro1">
          <table:table-cell office:value-type="string" calcext:value-type="string">
            <text:p>테스트 데이터 정확도: 55.66668 손실 함수(loss): 55989.438 tloss: 272.95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29 트레이닝 데이터 정확도: nan 손실 함수(loss): 56604.137 tloss: 262.71393 trate 0</text:p>
          </table:table-cell>
        </table:table-row>
        <table:table-row table:style-name="ro1">
          <table:table-cell office:value-type="string" calcext:value-type="string">
            <text:p>테스트 데이터 정확도: 55.196075 손실 함수(loss): 55003.805 tloss: 269.877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30 트레이닝 데이터 정확도: nan 손실 함수(loss): 56649.973 tloss: 264.2532 trate 0</text:p>
          </table:table-cell>
        </table:table-row>
        <table:table-row table:style-name="ro1">
          <table:table-cell office:value-type="string" calcext:value-type="string">
            <text:p>테스트 데이터 정확도: 54.88546 손실 함수(loss): 56557.438 tloss: 273.96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31 트레이닝 데이터 정확도: nan 손실 함수(loss): 56473.86 tloss: 263.41516 trate 0</text:p>
          </table:table-cell>
        </table:table-row>
        <table:table-row table:style-name="ro1">
          <table:table-cell office:value-type="string" calcext:value-type="string">
            <text:p>테스트 데이터 정확도: 55.434986 손실 함수(loss): 56341.254 tloss: 271.4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32 트레이닝 데이터 정확도: nan 손실 함수(loss): 56302.23 tloss: 262.40768 trate 0</text:p>
          </table:table-cell>
        </table:table-row>
        <table:table-row table:style-name="ro1">
          <table:table-cell office:value-type="string" calcext:value-type="string">
            <text:p>테스트 데이터 정확도: 55.189137 손실 함수(loss): 55759.867 tloss: 270.988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33 트레이닝 데이터 정확도: nan 손실 함수(loss): 56224.363 tloss: 262.7096 trate 0</text:p>
          </table:table-cell>
        </table:table-row>
        <table:table-row table:style-name="ro1">
          <table:table-cell office:value-type="string" calcext:value-type="string">
            <text:p>테스트 데이터 정확도: 55.52599 손실 함수(loss): 55682.445 tloss: 271.742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34 트레이닝 데이터 정확도: nan 손실 함수(loss): 56176.4 tloss: 262.2929 trate 0</text:p>
          </table:table-cell>
        </table:table-row>
        <table:table-row table:style-name="ro1">
          <table:table-cell office:value-type="string" calcext:value-type="string">
            <text:p>테스트 데이터 정확도: 55.60136 손실 함수(loss): 55226.418 tloss: 271.222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35 트레이닝 데이터 정확도: nan 손실 함수(loss): 56340.45 tloss: 263.37897 trate 0</text:p>
          </table:table-cell>
        </table:table-row>
        <table:table-row table:style-name="ro1">
          <table:table-cell office:value-type="string" calcext:value-type="string">
            <text:p>테스트 데이터 정확도: 55.4354 손실 함수(loss): 55222.844 tloss: 271.550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36 트레이닝 데이터 정확도: nan 손실 함수(loss): 56298.38 tloss: 263.13568 trate 0</text:p>
          </table:table-cell>
        </table:table-row>
        <table:table-row table:style-name="ro1">
          <table:table-cell office:value-type="string" calcext:value-type="string">
            <text:p>테스트 데이터 정확도: 55.343994 손실 함수(loss): 56087.188 tloss: 272.015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37 트레이닝 데이터 정확도: nan 손실 함수(loss): 56441.867 tloss: 262.70126 trate 0</text:p>
          </table:table-cell>
        </table:table-row>
        <table:table-row table:style-name="ro1">
          <table:table-cell office:value-type="string" calcext:value-type="string">
            <text:p>테스트 데이터 정확도: 55.317497 손실 함수(loss): 55027.832 tloss: 268.926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38 트레이닝 데이터 정확도: nan 손실 함수(loss): 56080.74 tloss: 262.4917 trate 0</text:p>
          </table:table-cell>
        </table:table-row>
        <table:table-row table:style-name="ro1">
          <table:table-cell office:value-type="string" calcext:value-type="string">
            <text:p>테스트 데이터 정확도: 55.2156 손실 함수(loss): 55252.777 tloss: 270.485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39 트레이닝 데이터 정확도: nan 손실 함수(loss): 56124.38 tloss: 262.13388 trate 0</text:p>
          </table:table-cell>
        </table:table-row>
        <table:table-row table:style-name="ro1">
          <table:table-cell office:value-type="string" calcext:value-type="string">
            <text:p>테스트 데이터 정확도: 54.93606 손실 함수(loss): 56350.43 tloss: 272.185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40 트레이닝 데이터 정확도: nan 손실 함수(loss): 56396.195 tloss: 262.84985 trate 0</text:p>
          </table:table-cell>
        </table:table-row>
        <table:table-row table:style-name="ro1">
          <table:table-cell office:value-type="string" calcext:value-type="string">
            <text:p>테스트 데이터 정확도: 55.22954 손실 함수(loss): 54470.78 tloss: 266.995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41 트레이닝 데이터 정확도: nan 손실 함수(loss): 56127.41 tloss: 263.09976 trate 0</text:p>
          </table:table-cell>
        </table:table-row>
        <table:table-row table:style-name="ro1">
          <table:table-cell office:value-type="string" calcext:value-type="string">
            <text:p>테스트 데이터 정확도: 55.064495 손실 함수(loss): 56035.51 tloss: 274.07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42 트레이닝 데이터 정확도: nan 손실 함수(loss): 56314.98 tloss: 262.16495 trate 0</text:p>
          </table:table-cell>
        </table:table-row>
        <table:table-row table:style-name="ro1">
          <table:table-cell office:value-type="string" calcext:value-type="string">
            <text:p>테스트 데이터 정확도: 54.941826 손실 함수(loss): 55854.973 tloss: 271.655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43 트레이닝 데이터 정확도: nan 손실 함수(loss): 56412.027 tloss: 263.11652 trate 0</text:p>
          </table:table-cell>
        </table:table-row>
        <table:table-row table:style-name="ro1">
          <table:table-cell office:value-type="string" calcext:value-type="string">
            <text:p>테스트 데이터 정확도: 55.201042 손실 함수(loss): 55217.223 tloss: 269.92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44 트레이닝 데이터 정확도: nan 손실 함수(loss): 55903.38 tloss: 261.86356 trate 0</text:p>
          </table:table-cell>
        </table:table-row>
        <table:table-row table:style-name="ro1">
          <table:table-cell office:value-type="string" calcext:value-type="string">
            <text:p>테스트 데이터 정확도: 54.93098 손실 함수(loss): 55978.004 tloss: 273.118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45 트레이닝 데이터 정확도: nan 손실 함수(loss): 56220.938 tloss: 262.0927 trate 0</text:p>
          </table:table-cell>
        </table:table-row>
        <table:table-row table:style-name="ro1">
          <table:table-cell office:value-type="string" calcext:value-type="string">
            <text:p>테스트 데이터 정확도: 55.259678 손실 함수(loss): 55357.555 tloss: 269.55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46 트레이닝 데이터 정확도: nan 손실 함수(loss): 56141.88 tloss: 262.37817 trate 0</text:p>
          </table:table-cell>
        </table:table-row>
        <table:table-row table:style-name="ro1">
          <table:table-cell office:value-type="string" calcext:value-type="string">
            <text:p>테스트 데이터 정확도: 55.230053 손실 함수(loss): 55242.188 tloss: 271.270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47 트레이닝 데이터 정확도: nan 손실 함수(loss): 56027.71 tloss: 261.81998 trate 0</text:p>
          </table:table-cell>
        </table:table-row>
        <table:table-row table:style-name="ro1">
          <table:table-cell office:value-type="string" calcext:value-type="string">
            <text:p>테스트 데이터 정확도: 54.815926 손실 함수(loss): 55212.785 tloss: 269.618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48 트레이닝 데이터 정확도: nan 손실 함수(loss): 56172.133 tloss: 262.11063 trate 0</text:p>
          </table:table-cell>
        </table:table-row>
        <table:table-row table:style-name="ro1">
          <table:table-cell office:value-type="string" calcext:value-type="string">
            <text:p>테스트 데이터 정확도: 55.288433 손실 함수(loss): 55752.62 tloss: 268.93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49 트레이닝 데이터 정확도: nan 손실 함수(loss): 56185.453 tloss: 263.09412 trate 0</text:p>
          </table:table-cell>
        </table:table-row>
        <table:table-row table:style-name="ro1">
          <table:table-cell office:value-type="string" calcext:value-type="string">
            <text:p>테스트 데이터 정확도: 54.682705 손실 함수(loss): 55303.883 tloss: 272.291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50 트레이닝 데이터 정확도: nan 손실 함수(loss): 55853.633 tloss: 261.97937 trate 0</text:p>
          </table:table-cell>
        </table:table-row>
        <table:table-row table:style-name="ro1">
          <table:table-cell office:value-type="string" calcext:value-type="string">
            <text:p>테스트 데이터 정확도: 54.495483 손실 함수(loss): 54983.37 tloss: 268.077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51 트레이닝 데이터 정확도: nan 손실 함수(loss): 55869.965 tloss: 261.31424 trate 0</text:p>
          </table:table-cell>
        </table:table-row>
        <table:table-row table:style-name="ro1">
          <table:table-cell office:value-type="string" calcext:value-type="string">
            <text:p>테스트 데이터 정확도: 54.978294 손실 함수(loss): 56755.035 tloss: 272.98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52 트레이닝 데이터 정확도: nan 손실 함수(loss): 56209.13 tloss: 262.42682 trate 0</text:p>
          </table:table-cell>
        </table:table-row>
        <table:table-row table:style-name="ro1">
          <table:table-cell office:value-type="string" calcext:value-type="string">
            <text:p>테스트 데이터 정확도: 55.147602 손실 함수(loss): 55642.805 tloss: 270.289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53 트레이닝 데이터 정확도: nan 손실 함수(loss): 56285.562 tloss: 262.22073 trate 0</text:p>
          </table:table-cell>
        </table:table-row>
        <table:table-row table:style-name="ro1">
          <table:table-cell office:value-type="string" calcext:value-type="string">
            <text:p>테스트 데이터 정확도: 54.70006 손실 함수(loss): 55382.19 tloss: 269.623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54 트레이닝 데이터 정확도: nan 손실 함수(loss): 56123.156 tloss: 262.64032 trate 0</text:p>
          </table:table-cell>
        </table:table-row>
        <table:table-row table:style-name="ro1">
          <table:table-cell office:value-type="string" calcext:value-type="string">
            <text:p>테스트 데이터 정확도: 54.72534 손실 함수(loss): 54505.57 tloss: 269.03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55 트레이닝 데이터 정확도: nan 손실 함수(loss): 55765.363 tloss: 260.68854 trate 0</text:p>
          </table:table-cell>
        </table:table-row>
        <table:table-row table:style-name="ro1">
          <table:table-cell office:value-type="string" calcext:value-type="string">
            <text:p>테스트 데이터 정확도: 54.612885 손실 함수(loss): 55727.68 tloss: 269.11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56 트레이닝 데이터 정확도: nan 손실 함수(loss): 55762.094 tloss: 262.21112 trate 0</text:p>
          </table:table-cell>
        </table:table-row>
        <table:table-row table:style-name="ro1">
          <table:table-cell office:value-type="string" calcext:value-type="string">
            <text:p>테스트 데이터 정확도: 54.92032 손실 함수(loss): 54566.73 tloss: 269.17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57 트레이닝 데이터 정확도: nan 손실 함수(loss): 55777.945 tloss: 261.14883 trate 0</text:p>
          </table:table-cell>
        </table:table-row>
        <table:table-row table:style-name="ro1">
          <table:table-cell office:value-type="string" calcext:value-type="string">
            <text:p>테스트 데이터 정확도: 55.054974 손실 함수(loss): 54592.613 tloss: 266.850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58 트레이닝 데이터 정확도: nan 손실 함수(loss): 56007.395 tloss: 261.00385 trate 0</text:p>
          </table:table-cell>
        </table:table-row>
        <table:table-row table:style-name="ro1">
          <table:table-cell office:value-type="string" calcext:value-type="string">
            <text:p>테스트 데이터 정확도: 54.749004 손실 함수(loss): 54369.15 tloss: 269.419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59 트레이닝 데이터 정확도: nan 손실 함수(loss): 55924.953 tloss: 261.18518 trate 0</text:p>
          </table:table-cell>
        </table:table-row>
        <table:table-row table:style-name="ro1">
          <table:table-cell office:value-type="string" calcext:value-type="string">
            <text:p>테스트 데이터 정확도: 55.282585 손실 함수(loss): 55785.637 tloss: 271.683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60 트레이닝 데이터 정확도: nan 손실 함수(loss): 55720.254 tloss: 262.01572 trate 0</text:p>
          </table:table-cell>
        </table:table-row>
        <table:table-row table:style-name="ro1">
          <table:table-cell office:value-type="string" calcext:value-type="string">
            <text:p>테스트 데이터 정확도: 54.585857 손실 함수(loss): 54880.875 tloss: 267.970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61 트레이닝 데이터 정확도: nan 손실 함수(loss): 55615.98 tloss: 261.09512 trate 0</text:p>
          </table:table-cell>
        </table:table-row>
        <table:table-row table:style-name="ro1">
          <table:table-cell office:value-type="string" calcext:value-type="string">
            <text:p>테스트 데이터 정확도: 54.94335 손실 함수(loss): 55671.805 tloss: 272.579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62 트레이닝 데이터 정확도: nan 손실 함수(loss): 55544.62 tloss: 260.32632 trate 0</text:p>
          </table:table-cell>
        </table:table-row>
        <table:table-row table:style-name="ro1">
          <table:table-cell office:value-type="string" calcext:value-type="string">
            <text:p>테스트 데이터 정확도: 55.3 손실 함수(loss): 54729.707 tloss: 270.83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63 트레이닝 데이터 정확도: nan 손실 함수(loss): 55777.45 tloss: 261.50894 trate 0</text:p>
          </table:table-cell>
        </table:table-row>
        <table:table-row table:style-name="ro1">
          <table:table-cell office:value-type="string" calcext:value-type="string">
            <text:p>테스트 데이터 정확도: 54.984158 손실 함수(loss): 55091.184 tloss: 270.69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64 트레이닝 데이터 정확도: nan 손실 함수(loss): 55920.562 tloss: 261.1446 trate 0</text:p>
          </table:table-cell>
        </table:table-row>
        <table:table-row table:style-name="ro1">
          <table:table-cell office:value-type="string" calcext:value-type="string">
            <text:p>테스트 데이터 정확도: 54.524906 손실 함수(loss): 54970.93 tloss: 269.215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65 트레이닝 데이터 정확도: nan 손실 함수(loss): 55496.613 tloss: 259.35403 trate 0</text:p>
          </table:table-cell>
        </table:table-row>
        <table:table-row table:style-name="ro1">
          <table:table-cell office:value-type="string" calcext:value-type="string">
            <text:p>테스트 데이터 정확도: 55.141716 손실 함수(loss): 54867.996 tloss: 268.46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66 트레이닝 데이터 정확도: nan 손실 함수(loss): 55729.04 tloss: 260.88144 trate 0</text:p>
          </table:table-cell>
        </table:table-row>
        <table:table-row table:style-name="ro1">
          <table:table-cell office:value-type="string" calcext:value-type="string">
            <text:p>테스트 데이터 정확도: 54.99172 손실 함수(loss): 54559.223 tloss: 266.58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67 트레이닝 데이터 정확도: nan 손실 함수(loss): 55722.254 tloss: 260.63287 trate 0</text:p>
          </table:table-cell>
        </table:table-row>
        <table:table-row table:style-name="ro1">
          <table:table-cell office:value-type="string" calcext:value-type="string">
            <text:p>테스트 데이터 정확도: 54.66402 손실 함수(loss): 55466.82 tloss: 266.882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68 트레이닝 데이터 정확도: nan 손실 함수(loss): 55556.73 tloss: 261.0683 trate 0</text:p>
          </table:table-cell>
        </table:table-row>
        <table:table-row table:style-name="ro1">
          <table:table-cell office:value-type="string" calcext:value-type="string">
            <text:p>테스트 데이터 정확도: 54.85076 손실 함수(loss): 55184.973 tloss: 267.28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69 트레이닝 데이터 정확도: nan 손실 함수(loss): 55962.285 tloss: 260.6484 trate 0</text:p>
          </table:table-cell>
        </table:table-row>
        <table:table-row table:style-name="ro1">
          <table:table-cell office:value-type="string" calcext:value-type="string">
            <text:p>테스트 데이터 정확도: 55.069878 손실 함수(loss): 55225.004 tloss: 270.165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70 트레이닝 데이터 정확도: nan 손실 함수(loss): 55692.754 tloss: 260.78387 trate 0</text:p>
          </table:table-cell>
        </table:table-row>
        <table:table-row table:style-name="ro1">
          <table:table-cell office:value-type="string" calcext:value-type="string">
            <text:p>테스트 데이터 정확도: 54.627968 손실 함수(loss): 53715.832 tloss: 264.397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71 트레이닝 데이터 정확도: nan 손실 함수(loss): 55894.504 tloss: 260.5277 trate 0</text:p>
          </table:table-cell>
        </table:table-row>
        <table:table-row table:style-name="ro1">
          <table:table-cell office:value-type="string" calcext:value-type="string">
            <text:p>테스트 데이터 정확도: 54.811535 손실 함수(loss): 55185.566 tloss: 268.459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72 트레이닝 데이터 정확도: nan 손실 함수(loss): 55617.38 tloss: 260.78055 trate 0</text:p>
          </table:table-cell>
        </table:table-row>
        <table:table-row table:style-name="ro1">
          <table:table-cell office:value-type="string" calcext:value-type="string">
            <text:p>테스트 데이터 정확도: 54.71424 손실 함수(loss): 54923.004 tloss: 267.462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73 트레이닝 데이터 정확도: nan 손실 함수(loss): 55643.855 tloss: 260.49115 trate 0</text:p>
          </table:table-cell>
        </table:table-row>
        <table:table-row table:style-name="ro1">
          <table:table-cell office:value-type="string" calcext:value-type="string">
            <text:p>테스트 데이터 정확도: 54.880573 손실 함수(loss): 54559.55 tloss: 266.879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74 트레이닝 데이터 정확도: nan 손실 함수(loss): 55320.84 tloss: 259.7494 trate 0</text:p>
          </table:table-cell>
        </table:table-row>
        <table:table-row table:style-name="ro1">
          <table:table-cell office:value-type="string" calcext:value-type="string">
            <text:p>테스트 데이터 정확도: 54.994354 손실 함수(loss): 54017.395 tloss: 265.923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75 트레이닝 데이터 정확도: nan 손실 함수(loss): 55424.336 tloss: 258.74646 trate 0</text:p>
          </table:table-cell>
        </table:table-row>
        <table:table-row table:style-name="ro1">
          <table:table-cell office:value-type="string" calcext:value-type="string">
            <text:p>테스트 데이터 정확도: 54.590298 손실 함수(loss): 55221.18 tloss: 271.763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76 트레이닝 데이터 정확도: nan 손실 함수(loss): 55572.504 tloss: 259.76398 trate 0</text:p>
          </table:table-cell>
        </table:table-row>
        <table:table-row table:style-name="ro1">
          <table:table-cell office:value-type="string" calcext:value-type="string">
            <text:p>테스트 데이터 정확도: 54.710453 손실 함수(loss): 54839.934 tloss: 268.813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77 트레이닝 데이터 정확도: nan 손실 함수(loss): 55510.21 tloss: 260.1462 trate 0</text:p>
          </table:table-cell>
        </table:table-row>
        <table:table-row table:style-name="ro1">
          <table:table-cell office:value-type="string" calcext:value-type="string">
            <text:p>테스트 데이터 정확도: 54.8731 손실 함수(loss): 54912.664 tloss: 267.653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78 트레이닝 데이터 정확도: nan 손실 함수(loss): 55563.203 tloss: 260.10516 trate 0</text:p>
          </table:table-cell>
        </table:table-row>
        <table:table-row table:style-name="ro1">
          <table:table-cell office:value-type="string" calcext:value-type="string">
            <text:p>테스트 데이터 정확도: 54.63805 손실 함수(loss): 54304.938 tloss: 267.135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79 트레이닝 데이터 정확도: nan 손실 함수(loss): 55299.113 tloss: 260.16803 trate 0</text:p>
          </table:table-cell>
        </table:table-row>
        <table:table-row table:style-name="ro1">
          <table:table-cell office:value-type="string" calcext:value-type="string">
            <text:p>테스트 데이터 정확도: 54.935055 손실 함수(loss): 54096.727 tloss: 266.941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80 트레이닝 데이터 정확도: nan 손실 함수(loss): 55349.344 tloss: 260.52295 trate 0</text:p>
          </table:table-cell>
        </table:table-row>
        <table:table-row table:style-name="ro1">
          <table:table-cell office:value-type="string" calcext:value-type="string">
            <text:p>테스트 데이터 정확도: 54.27515 손실 함수(loss): 54514.113 tloss: 267.428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81 트레이닝 데이터 정확도: nan 손실 함수(loss): 55568.547 tloss: 260.32376 trate 0</text:p>
          </table:table-cell>
        </table:table-row>
        <table:table-row table:style-name="ro1">
          <table:table-cell office:value-type="string" calcext:value-type="string">
            <text:p>테스트 데이터 정확도: 54.767696 손실 함수(loss): 54435.496 tloss: 267.382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82 트레이닝 데이터 정확도: nan 손실 함수(loss): 55526.656 tloss: 259.9979 trate 0</text:p>
          </table:table-cell>
        </table:table-row>
        <table:table-row table:style-name="ro1">
          <table:table-cell office:value-type="string" calcext:value-type="string">
            <text:p>테스트 데이터 정확도: 54.68 손실 함수(loss): 55009.2 tloss: 267.912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83 트레이닝 데이터 정확도: nan 손실 함수(loss): 55136.504 tloss: 258.49612 trate 0</text:p>
          </table:table-cell>
        </table:table-row>
        <table:table-row table:style-name="ro1">
          <table:table-cell office:value-type="string" calcext:value-type="string">
            <text:p>테스트 데이터 정확도: 54.664955 손실 함수(loss): 53450.293 tloss: 264.18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84 트레이닝 데이터 정확도: nan 손실 함수(loss): 55249.082 tloss: 259.04153 trate 0</text:p>
          </table:table-cell>
        </table:table-row>
        <table:table-row table:style-name="ro1">
          <table:table-cell office:value-type="string" calcext:value-type="string">
            <text:p>테스트 데이터 정확도: 54.43632 손실 함수(loss): 53699.594 tloss: 264.223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85 트레이닝 데이터 정확도: nan 손실 함수(loss): 55406.117 tloss: 259.797 trate 0</text:p>
          </table:table-cell>
        </table:table-row>
        <table:table-row table:style-name="ro1">
          <table:table-cell office:value-type="string" calcext:value-type="string">
            <text:p>테스트 데이터 정확도: 54.239223 손실 함수(loss): 54387.496 tloss: 264.379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86 트레이닝 데이터 정확도: nan 손실 함수(loss): 55466.074 tloss: 259.4132 trate 0</text:p>
          </table:table-cell>
        </table:table-row>
        <table:table-row table:style-name="ro1">
          <table:table-cell office:value-type="string" calcext:value-type="string">
            <text:p>테스트 데이터 정확도: 54.730366 손실 함수(loss): 54778.06 tloss: 267.700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87 트레이닝 데이터 정확도: nan 손실 함수(loss): 55522.34 tloss: 259.62732 trate 0</text:p>
          </table:table-cell>
        </table:table-row>
        <table:table-row table:style-name="ro1">
          <table:table-cell office:value-type="string" calcext:value-type="string">
            <text:p>테스트 데이터 정확도: 54.794643 손실 함수(loss): 54022.51 tloss: 264.419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88 트레이닝 데이터 정확도: nan 손실 함수(loss): 54985.97 tloss: 258.32657 trate 0</text:p>
          </table:table-cell>
        </table:table-row>
        <table:table-row table:style-name="ro1">
          <table:table-cell office:value-type="string" calcext:value-type="string">
            <text:p>테스트 데이터 정확도: 53.89013 손실 함수(loss): 54654.06 tloss: 267.507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89 트레이닝 데이터 정확도: nan 손실 함수(loss): 55667.414 tloss: 261.1655 trate 0</text:p>
          </table:table-cell>
        </table:table-row>
        <table:table-row table:style-name="ro1">
          <table:table-cell office:value-type="string" calcext:value-type="string">
            <text:p>테스트 데이터 정확도: 54.755947 손실 함수(loss): 54355.785 tloss: 265.487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90 트레이닝 데이터 정확도: nan 손실 함수(loss): 55043.242 tloss: 259.23346 trate 0</text:p>
          </table:table-cell>
        </table:table-row>
        <table:table-row table:style-name="ro1">
          <table:table-cell office:value-type="string" calcext:value-type="string">
            <text:p>테스트 데이터 정확도: 54.49776 손실 함수(loss): 54811.285 tloss: 269.452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91 트레이닝 데이터 정확도: nan 손실 함수(loss): 55564.84 tloss: 259.4273 trate 0</text:p>
          </table:table-cell>
        </table:table-row>
        <table:table-row table:style-name="ro1">
          <table:table-cell office:value-type="string" calcext:value-type="string">
            <text:p>테스트 데이터 정확도: 54.32227 손실 함수(loss): 53767.09 tloss: 265.214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92 트레이닝 데이터 정확도: nan 손실 함수(loss): 55024.49 tloss: 258.3694 trate 0</text:p>
          </table:table-cell>
        </table:table-row>
        <table:table-row table:style-name="ro1">
          <table:table-cell office:value-type="string" calcext:value-type="string">
            <text:p>테스트 데이터 정확도: 55.013256 손실 함수(loss): 54510.254 tloss: 266.445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93 트레이닝 데이터 정확도: nan 손실 함수(loss): 55305.816 tloss: 259.43823 trate 0</text:p>
          </table:table-cell>
        </table:table-row>
        <table:table-row table:style-name="ro1">
          <table:table-cell office:value-type="string" calcext:value-type="string">
            <text:p>테스트 데이터 정확도: 54.39374 손실 함수(loss): 54881.62 tloss: 266.060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94 트레이닝 데이터 정확도: nan 손실 함수(loss): 55308.656 tloss: 260.00528 trate 0</text:p>
          </table:table-cell>
        </table:table-row>
        <table:table-row table:style-name="ro1">
          <table:table-cell office:value-type="string" calcext:value-type="string">
            <text:p>테스트 데이터 정확도: 54.19821 손실 함수(loss): 54418.477 tloss: 266.683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95 트레이닝 데이터 정확도: nan 손실 함수(loss): 55185.8 tloss: 258.80923 trate 0</text:p>
          </table:table-cell>
        </table:table-row>
        <table:table-row table:style-name="ro1">
          <table:table-cell office:value-type="string" calcext:value-type="string">
            <text:p>테스트 데이터 정확도: 54.315002 손실 함수(loss): 54225.16 tloss: 267.985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96 트레이닝 데이터 정확도: nan 손실 함수(loss): 54835.184 tloss: 258.24594 trate 0</text:p>
          </table:table-cell>
        </table:table-row>
        <table:table-row table:style-name="ro1">
          <table:table-cell office:value-type="string" calcext:value-type="string">
            <text:p>테스트 데이터 정확도: 54.34327 손실 함수(loss): 53395.04 tloss: 265.138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97 트레이닝 데이터 정확도: nan 손실 함수(loss): 55381.832 tloss: 260.10703 trate 0</text:p>
          </table:table-cell>
        </table:table-row>
        <table:table-row table:style-name="ro1">
          <table:table-cell office:value-type="string" calcext:value-type="string">
            <text:p>테스트 데이터 정확도: 54.511932 손실 함수(loss): 54690.543 tloss: 266.611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98 트레이닝 데이터 정확도: nan 손실 함수(loss): 55168.15 tloss: 258.90134 trate 0</text:p>
          </table:table-cell>
        </table:table-row>
        <table:table-row table:style-name="ro1">
          <table:table-cell office:value-type="string" calcext:value-type="string">
            <text:p>테스트 데이터 정확도: 54.053135 손실 함수(loss): 54283.562 tloss: 267.655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899 트레이닝 데이터 정확도: nan 손실 함수(loss): 55129.72 tloss: 259.61523 trate 0</text:p>
          </table:table-cell>
        </table:table-row>
        <table:table-row table:style-name="ro1">
          <table:table-cell office:value-type="string" calcext:value-type="string">
            <text:p>테스트 데이터 정확도: 54.445705 손실 함수(loss): 53242.18 tloss: 263.157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00 트레이닝 데이터 정확도: nan 손실 함수(loss): 54923.883 tloss: 258.2363 trate 0</text:p>
          </table:table-cell>
        </table:table-row>
        <table:table-row table:style-name="ro1">
          <table:table-cell office:value-type="string" calcext:value-type="string">
            <text:p>테스트 데이터 정확도: 54.379265 손실 함수(loss): 54446.0 tloss: 268.944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01 트레이닝 데이터 정확도: nan 손실 함수(loss): 55275.71 tloss: 259.5483 trate 0</text:p>
          </table:table-cell>
        </table:table-row>
        <table:table-row table:style-name="ro1">
          <table:table-cell office:value-type="string" calcext:value-type="string">
            <text:p>테스트 데이터 정확도: 54.88803 손실 함수(loss): 54548.914 tloss: 266.75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02 트레이닝 데이터 정확도: nan 손실 함수(loss): 54982.863 tloss: 258.02936 trate 0</text:p>
          </table:table-cell>
        </table:table-row>
        <table:table-row table:style-name="ro1">
          <table:table-cell office:value-type="string" calcext:value-type="string">
            <text:p>테스트 데이터 정확도: 54.1787 손실 함수(loss): 54939.97 tloss: 266.593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03 트레이닝 데이터 정확도: nan 손실 함수(loss): 54584.008 tloss: 257.40372 trate 0</text:p>
          </table:table-cell>
        </table:table-row>
        <table:table-row table:style-name="ro1">
          <table:table-cell office:value-type="string" calcext:value-type="string">
            <text:p>테스트 데이터 정확도: 54.51264 손실 함수(loss): 54594.625 tloss: 268.07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04 트레이닝 데이터 정확도: nan 손실 함수(loss): 55223.684 tloss: 259.21664 trate 0</text:p>
          </table:table-cell>
        </table:table-row>
        <table:table-row table:style-name="ro1">
          <table:table-cell office:value-type="string" calcext:value-type="string">
            <text:p>테스트 데이터 정확도: 54.50191 손실 함수(loss): 54325.7 tloss: 266.17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05 트레이닝 데이터 정확도: nan 손실 함수(loss): 55145.062 tloss: 258.6271 trate 0</text:p>
          </table:table-cell>
        </table:table-row>
        <table:table-row table:style-name="ro1">
          <table:table-cell office:value-type="string" calcext:value-type="string">
            <text:p>테스트 데이터 정확도: 54.92581 손실 함수(loss): 53989.426 tloss: 264.585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06 트레이닝 데이터 정확도: nan 손실 함수(loss): 55107.72 tloss: 258.23288 trate 0</text:p>
          </table:table-cell>
        </table:table-row>
        <table:table-row table:style-name="ro1">
          <table:table-cell office:value-type="string" calcext:value-type="string">
            <text:p>테스트 데이터 정확도: 54.54358 손실 함수(loss): 54475.977 tloss: 266.657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07 트레이닝 데이터 정확도: nan 손실 함수(loss): 55201.613 tloss: 258.68683 trate 0</text:p>
          </table:table-cell>
        </table:table-row>
        <table:table-row table:style-name="ro1">
          <table:table-cell office:value-type="string" calcext:value-type="string">
            <text:p>테스트 데이터 정확도: 54.192524 손실 함수(loss): 53459.418 tloss: 264.275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08 트레이닝 데이터 정확도: nan 손실 함수(loss): 55100.434 tloss: 258.81622 trate 0</text:p>
          </table:table-cell>
        </table:table-row>
        <table:table-row table:style-name="ro1">
          <table:table-cell office:value-type="string" calcext:value-type="string">
            <text:p>테스트 데이터 정확도: 54.35325 손실 함수(loss): 53181.965 tloss: 263.45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09 트레이닝 데이터 정확도: nan 손실 함수(loss): 55088.363 tloss: 258.5719 trate 0</text:p>
          </table:table-cell>
        </table:table-row>
        <table:table-row table:style-name="ro1">
          <table:table-cell office:value-type="string" calcext:value-type="string">
            <text:p>테스트 데이터 정확도: 54.55256 손실 함수(loss): 53583.742 tloss: 264.422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10 트레이닝 데이터 정확도: nan 손실 함수(loss): 54984.77 tloss: 258.4292 trate 0</text:p>
          </table:table-cell>
        </table:table-row>
        <table:table-row table:style-name="ro1">
          <table:table-cell office:value-type="string" calcext:value-type="string">
            <text:p>테스트 데이터 정확도: 54.308403 손실 함수(loss): 53443.66 tloss: 265.26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11 트레이닝 데이터 정확도: nan 손실 함수(loss): 54911.58 tloss: 258.65182 trate 0</text:p>
          </table:table-cell>
        </table:table-row>
        <table:table-row table:style-name="ro1">
          <table:table-cell office:value-type="string" calcext:value-type="string">
            <text:p>테스트 데이터 정확도: 54.322468 손실 함수(loss): 54348.207 tloss: 267.389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12 트레이닝 데이터 정확도: nan 손실 함수(loss): 54933.414 tloss: 258.39584 trate 0</text:p>
          </table:table-cell>
        </table:table-row>
        <table:table-row table:style-name="ro1">
          <table:table-cell office:value-type="string" calcext:value-type="string">
            <text:p>테스트 데이터 정확도: 54.608135 손실 함수(loss): 54417.21 tloss: 265.289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13 트레이닝 데이터 정확도: nan 손실 함수(loss): 54758.895 tloss: 258.43735 trate 0</text:p>
          </table:table-cell>
        </table:table-row>
        <table:table-row table:style-name="ro1">
          <table:table-cell office:value-type="string" calcext:value-type="string">
            <text:p>테스트 데이터 정확도: 54.189484 손실 함수(loss): 53351.535 tloss: 263.664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14 트레이닝 데이터 정확도: nan 손실 함수(loss): 55223.945 tloss: 258.92746 trate 0</text:p>
          </table:table-cell>
        </table:table-row>
        <table:table-row table:style-name="ro1">
          <table:table-cell office:value-type="string" calcext:value-type="string">
            <text:p>테스트 데이터 정확도: 54.5849 손실 함수(loss): 53560.848 tloss: 264.875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15 트레이닝 데이터 정확도: nan 손실 함수(loss): 54886.76 tloss: 258.03104 trate 0</text:p>
          </table:table-cell>
        </table:table-row>
        <table:table-row table:style-name="ro1">
          <table:table-cell office:value-type="string" calcext:value-type="string">
            <text:p>테스트 데이터 정확도: 54.23072 손실 함수(loss): 54553.79 tloss: 266.07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16 트레이닝 데이터 정확도: nan 손실 함수(loss): 54377.336 tloss: 256.77823 trate 0</text:p>
          </table:table-cell>
        </table:table-row>
        <table:table-row table:style-name="ro1">
          <table:table-cell office:value-type="string" calcext:value-type="string">
            <text:p>테스트 데이터 정확도: 54.390656 손실 함수(loss): 54005.117 tloss: 267.29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17 트레이닝 데이터 정확도: nan 손실 함수(loss): 54855.11 tloss: 258.08023 trate 0</text:p>
          </table:table-cell>
        </table:table-row>
        <table:table-row table:style-name="ro1">
          <table:table-cell office:value-type="string" calcext:value-type="string">
            <text:p>테스트 데이터 정확도: 54.37589 손실 함수(loss): 54088.055 tloss: 265.168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18 트레이닝 데이터 정확도: nan 손실 함수(loss): 54985.637 tloss: 258.46735 trate 0</text:p>
          </table:table-cell>
        </table:table-row>
        <table:table-row table:style-name="ro1">
          <table:table-cell office:value-type="string" calcext:value-type="string">
            <text:p>테스트 데이터 정확도: 54.043766 손실 함수(loss): 53930.336 tloss: 266.863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19 트레이닝 데이터 정확도: nan 손실 함수(loss): 54985.33 tloss: 258.28036 trate 0</text:p>
          </table:table-cell>
        </table:table-row>
        <table:table-row table:style-name="ro1">
          <table:table-cell office:value-type="string" calcext:value-type="string">
            <text:p>테스트 데이터 정확도: 53.76662 손실 함수(loss): 53895.72 tloss: 266.344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20 트레이닝 데이터 정확도: nan 손실 함수(loss): 54622.99 tloss: 257.26202 trate 0</text:p>
          </table:table-cell>
        </table:table-row>
        <table:table-row table:style-name="ro1">
          <table:table-cell office:value-type="string" calcext:value-type="string">
            <text:p>테스트 데이터 정확도: 54.255013 손실 함수(loss): 54348.387 tloss: 265.926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21 트레이닝 데이터 정확도: nan 손실 함수(loss): 54800.227 tloss: 258.5997 trate 0</text:p>
          </table:table-cell>
        </table:table-row>
        <table:table-row table:style-name="ro1">
          <table:table-cell office:value-type="string" calcext:value-type="string">
            <text:p>테스트 데이터 정확도: 54.40226 손실 함수(loss): 53805.52 tloss: 265.33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22 트레이닝 데이터 정확도: nan 손실 함수(loss): 54607.7 tloss: 258.3999 trate 0</text:p>
          </table:table-cell>
        </table:table-row>
        <table:table-row table:style-name="ro1">
          <table:table-cell office:value-type="string" calcext:value-type="string">
            <text:p>테스트 데이터 정확도: 54.343105 손실 함수(loss): 54104.9 tloss: 266.401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23 트레이닝 데이터 정확도: nan 손실 함수(loss): 55098.324 tloss: 258.56772 trate 0</text:p>
          </table:table-cell>
        </table:table-row>
        <table:table-row table:style-name="ro1">
          <table:table-cell office:value-type="string" calcext:value-type="string">
            <text:p>테스트 데이터 정확도: 54.757122 손실 함수(loss): 53043.96 tloss: 261.524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24 트레이닝 데이터 정확도: nan 손실 함수(loss): 54648.277 tloss: 257.42236 trate 0</text:p>
          </table:table-cell>
        </table:table-row>
        <table:table-row table:style-name="ro1">
          <table:table-cell office:value-type="string" calcext:value-type="string">
            <text:p>테스트 데이터 정확도: 53.81848 손실 함수(loss): 52870.938 tloss: 266.049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25 트레이닝 데이터 정확도: nan 손실 함수(loss): 54669.254 tloss: 257.99567 trate 0</text:p>
          </table:table-cell>
        </table:table-row>
        <table:table-row table:style-name="ro1">
          <table:table-cell office:value-type="string" calcext:value-type="string">
            <text:p>테스트 데이터 정확도: 53.981716 손실 함수(loss): 53064.637 tloss: 264.11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26 트레이닝 데이터 정확도: nan 손실 함수(loss): 54636.06 tloss: 257.5922 trate 0</text:p>
          </table:table-cell>
        </table:table-row>
        <table:table-row table:style-name="ro1">
          <table:table-cell office:value-type="string" calcext:value-type="string">
            <text:p>테스트 데이터 정확도: 54.50149 손실 함수(loss): 53930.375 tloss: 264.683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27 트레이닝 데이터 정확도: nan 손실 함수(loss): 54650.316 tloss: 257.6319 trate 0</text:p>
          </table:table-cell>
        </table:table-row>
        <table:table-row table:style-name="ro1">
          <table:table-cell office:value-type="string" calcext:value-type="string">
            <text:p>테스트 데이터 정확도: 54.390724 손실 함수(loss): 52872.207 tloss: 262.487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28 트레이닝 데이터 정확도: nan 손실 함수(loss): 54507.867 tloss: 257.8995 trate 0</text:p>
          </table:table-cell>
        </table:table-row>
        <table:table-row table:style-name="ro1">
          <table:table-cell office:value-type="string" calcext:value-type="string">
            <text:p>테스트 데이터 정확도: 54.169895 손실 함수(loss): 52951.816 tloss: 261.372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29 트레이닝 데이터 정확도: nan 손실 함수(loss): 54800.945 tloss: 258.21228 trate 0</text:p>
          </table:table-cell>
        </table:table-row>
        <table:table-row table:style-name="ro1">
          <table:table-cell office:value-type="string" calcext:value-type="string">
            <text:p>테스트 데이터 정확도: 53.887703 손실 함수(loss): 53095.06 tloss: 263.686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30 트레이닝 데이터 정확도: nan 손실 함수(loss): 54742.33 tloss: 257.73236 trate 0</text:p>
          </table:table-cell>
        </table:table-row>
        <table:table-row table:style-name="ro1">
          <table:table-cell office:value-type="string" calcext:value-type="string">
            <text:p>테스트 데이터 정확도: 54.415363 손실 함수(loss): 53387.6 tloss: 263.603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31 트레이닝 데이터 정확도: nan 손실 함수(loss): 54682.03 tloss: 257.3232 trate 0</text:p>
          </table:table-cell>
        </table:table-row>
        <table:table-row table:style-name="ro1">
          <table:table-cell office:value-type="string" calcext:value-type="string">
            <text:p>테스트 데이터 정확도: 54.045597 손실 함수(loss): 53228.88 tloss: 264.37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32 트레이닝 데이터 정확도: nan 손실 함수(loss): 54643.535 tloss: 257.56766 trate 0</text:p>
          </table:table-cell>
        </table:table-row>
        <table:table-row table:style-name="ro1">
          <table:table-cell office:value-type="string" calcext:value-type="string">
            <text:p>테스트 데이터 정확도: 54.707703 손실 함수(loss): 53926.6 tloss: 267.670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33 트레이닝 데이터 정확도: nan 손실 함수(loss): 54715.44 tloss: 258.10587 trate 0</text:p>
          </table:table-cell>
        </table:table-row>
        <table:table-row table:style-name="ro1">
          <table:table-cell office:value-type="string" calcext:value-type="string">
            <text:p>테스트 데이터 정확도: 54.369194 손실 함수(loss): 53600.62 tloss: 266.27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34 트레이닝 데이터 정확도: nan 손실 함수(loss): 54451.785 tloss: 257.28552 trate 0</text:p>
          </table:table-cell>
        </table:table-row>
        <table:table-row table:style-name="ro1">
          <table:table-cell office:value-type="string" calcext:value-type="string">
            <text:p>테스트 데이터 정확도: 53.909718 손실 함수(loss): 52656.258 tloss: 261.722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35 트레이닝 데이터 정확도: nan 손실 함수(loss): 54661.062 tloss: 258.00235 trate 0</text:p>
          </table:table-cell>
        </table:table-row>
        <table:table-row table:style-name="ro1">
          <table:table-cell office:value-type="string" calcext:value-type="string">
            <text:p>테스트 데이터 정확도: 54.297596 손실 함수(loss): 53038.793 tloss: 263.909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36 트레이닝 데이터 정확도: nan 손실 함수(loss): 54353.465 tloss: 257.04593 trate 0</text:p>
          </table:table-cell>
        </table:table-row>
        <table:table-row table:style-name="ro1">
          <table:table-cell office:value-type="string" calcext:value-type="string">
            <text:p>테스트 데이터 정확도: 54.42737 손실 함수(loss): 53405.65 tloss: 264.90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37 트레이닝 데이터 정확도: nan 손실 함수(loss): 54398.48 tloss: 256.3917 trate 0</text:p>
          </table:table-cell>
        </table:table-row>
        <table:table-row table:style-name="ro1">
          <table:table-cell office:value-type="string" calcext:value-type="string">
            <text:p>테스트 데이터 정확도: 54.117603 손실 함수(loss): 53512.887 tloss: 266.101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38 트레이닝 데이터 정확도: nan 손실 함수(loss): 54657.75 tloss: 257.64566 trate 0</text:p>
          </table:table-cell>
        </table:table-row>
        <table:table-row table:style-name="ro1">
          <table:table-cell office:value-type="string" calcext:value-type="string">
            <text:p>테스트 데이터 정확도: 53.89254 손실 함수(loss): 54264.902 tloss: 266.220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39 트레이닝 데이터 정확도: nan 손실 함수(loss): 54469.938 tloss: 257.592 trate 0</text:p>
          </table:table-cell>
        </table:table-row>
        <table:table-row table:style-name="ro1">
          <table:table-cell office:value-type="string" calcext:value-type="string">
            <text:p>테스트 데이터 정확도: 53.442554 손실 함수(loss): 53053.945 tloss: 262.918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40 트레이닝 데이터 정확도: nan 손실 함수(loss): 54501.926 tloss: 256.90067 trate 0</text:p>
          </table:table-cell>
        </table:table-row>
        <table:table-row table:style-name="ro1">
          <table:table-cell office:value-type="string" calcext:value-type="string">
            <text:p>테스트 데이터 정확도: 54.098793 손실 함수(loss): 53790.414 tloss: 265.09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41 트레이닝 데이터 정확도: nan 손실 함수(loss): 54569.168 tloss: 257.07376 trate 0</text:p>
          </table:table-cell>
        </table:table-row>
        <table:table-row table:style-name="ro1">
          <table:table-cell office:value-type="string" calcext:value-type="string">
            <text:p>테스트 데이터 정확도: 53.981716 손실 함수(loss): 54034.652 tloss: 265.344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42 트레이닝 데이터 정확도: nan 손실 함수(loss): 54659.03 tloss: 256.89032 trate 0</text:p>
          </table:table-cell>
        </table:table-row>
        <table:table-row table:style-name="ro1">
          <table:table-cell office:value-type="string" calcext:value-type="string">
            <text:p>테스트 데이터 정확도: 54.079006 손실 함수(loss): 53052.074 tloss: 263.227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43 트레이닝 데이터 정확도: nan 손실 함수(loss): 54621.164 tloss: 257.47043 trate 0</text:p>
          </table:table-cell>
        </table:table-row>
        <table:table-row table:style-name="ro1">
          <table:table-cell office:value-type="string" calcext:value-type="string">
            <text:p>테스트 데이터 정확도: 54.207592 손실 함수(loss): 53707.273 tloss: 263.494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44 트레이닝 데이터 정확도: nan 손실 함수(loss): 54384.117 tloss: 256.51016 trate 0</text:p>
          </table:table-cell>
        </table:table-row>
        <table:table-row table:style-name="ro1">
          <table:table-cell office:value-type="string" calcext:value-type="string">
            <text:p>테스트 데이터 정확도: 54.24356 손실 함수(loss): 53389.96 tloss: 266.182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45 트레이닝 데이터 정확도: nan 손실 함수(loss): 54473.69 tloss: 257.00555 trate 0</text:p>
          </table:table-cell>
        </table:table-row>
        <table:table-row table:style-name="ro1">
          <table:table-cell office:value-type="string" calcext:value-type="string">
            <text:p>테스트 데이터 정확도: 53.57296 손실 함수(loss): 52320.035 tloss: 262.671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46 트레이닝 데이터 정확도: nan 손실 함수(loss): 54589.63 tloss: 257.73376 trate 0</text:p>
          </table:table-cell>
        </table:table-row>
        <table:table-row table:style-name="ro1">
          <table:table-cell office:value-type="string" calcext:value-type="string">
            <text:p>테스트 데이터 정확도: 54.16625 손실 함수(loss): 53156.656 tloss: 263.155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47 트레이닝 데이터 정확도: nan 손실 함수(loss): 54479.535 tloss: 256.46747 trate 0</text:p>
          </table:table-cell>
        </table:table-row>
        <table:table-row table:style-name="ro1">
          <table:table-cell office:value-type="string" calcext:value-type="string">
            <text:p>테스트 데이터 정확도: 54.57282 손실 함수(loss): 53072.207 tloss: 262.050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48 트레이닝 데이터 정확도: nan 손실 함수(loss): 54427.523 tloss: 257.2275 trate 0</text:p>
          </table:table-cell>
        </table:table-row>
        <table:table-row table:style-name="ro1">
          <table:table-cell office:value-type="string" calcext:value-type="string">
            <text:p>테스트 데이터 정확도: 54.0702 손실 함수(loss): 53558.44 tloss: 265.867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49 트레이닝 데이터 정확도: nan 손실 함수(loss): 54320.79 tloss: 256.1961 trate 0</text:p>
          </table:table-cell>
        </table:table-row>
        <table:table-row table:style-name="ro1">
          <table:table-cell office:value-type="string" calcext:value-type="string">
            <text:p>테스트 데이터 정확도: 53.546337 손실 함수(loss): 53046.0 tloss: 265.088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50 트레이닝 데이터 정확도: nan 손실 함수(loss): 54319.883 tloss: 256.87842 trate 0</text:p>
          </table:table-cell>
        </table:table-row>
        <table:table-row table:style-name="ro1">
          <table:table-cell office:value-type="string" calcext:value-type="string">
            <text:p>테스트 데이터 정확도: 54.510826 손실 함수(loss): 53675.6 tloss: 266.023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51 트레이닝 데이터 정확도: nan 손실 함수(loss): 54494.438 tloss: 256.85883 trate 0</text:p>
          </table:table-cell>
        </table:table-row>
        <table:table-row table:style-name="ro1">
          <table:table-cell office:value-type="string" calcext:value-type="string">
            <text:p>테스트 데이터 정확도: 53.916737 손실 함수(loss): 52821.816 tloss: 263.30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52 트레이닝 데이터 정확도: nan 손실 함수(loss): 54450.28 tloss: 257.7134 trate 0</text:p>
          </table:table-cell>
        </table:table-row>
        <table:table-row table:style-name="ro1">
          <table:table-cell office:value-type="string" calcext:value-type="string">
            <text:p>테스트 데이터 정확도: 54.091938 손실 함수(loss): 53802.04 tloss: 263.613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53 트레이닝 데이터 정확도: nan 손실 함수(loss): 54163.496 tloss: 256.22208 trate 0</text:p>
          </table:table-cell>
        </table:table-row>
        <table:table-row table:style-name="ro1">
          <table:table-cell office:value-type="string" calcext:value-type="string">
            <text:p>테스트 데이터 정확도: 53.71294 손실 함수(loss): 53725.84 tloss: 263.473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54 트레이닝 데이터 정확도: nan 손실 함수(loss): 54139.04 tloss: 256.31015 trate 0</text:p>
          </table:table-cell>
        </table:table-row>
        <table:table-row table:style-name="ro1">
          <table:table-cell office:value-type="string" calcext:value-type="string">
            <text:p>테스트 데이터 정확도: 53.690674 손실 함수(loss): 53451.18 tloss: 265.730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55 트레이닝 데이터 정확도: nan 손실 함수(loss): 54254.215 tloss: 255.55522 trate 0</text:p>
          </table:table-cell>
        </table:table-row>
        <table:table-row table:style-name="ro1">
          <table:table-cell office:value-type="string" calcext:value-type="string">
            <text:p>테스트 데이터 정확도: 54.35085 손실 함수(loss): 52334.207 tloss: 259.597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56 트레이닝 데이터 정확도: nan 손실 함수(loss): 54210.223 tloss: 256.08466 trate 0</text:p>
          </table:table-cell>
        </table:table-row>
        <table:table-row table:style-name="ro1">
          <table:table-cell office:value-type="string" calcext:value-type="string">
            <text:p>테스트 데이터 정확도: 53.904854 손실 함수(loss): 53040.74 tloss: 266.147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57 트레이닝 데이터 정확도: nan 손실 함수(loss): 54198.01 tloss: 256.57425 trate 0</text:p>
          </table:table-cell>
        </table:table-row>
        <table:table-row table:style-name="ro1">
          <table:table-cell office:value-type="string" calcext:value-type="string">
            <text:p>테스트 데이터 정확도: 54.15757 손실 함수(loss): 52364.844 tloss: 262.465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58 트레이닝 데이터 정확도: nan 손실 함수(loss): 54346.81 tloss: 256.67236 trate 0</text:p>
          </table:table-cell>
        </table:table-row>
        <table:table-row table:style-name="ro1">
          <table:table-cell office:value-type="string" calcext:value-type="string">
            <text:p>테스트 데이터 정확도: 54.111988 손실 함수(loss): 53263.305 tloss: 265.931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59 트레이닝 데이터 정확도: nan 손실 함수(loss): 54186.785 tloss: 256.22263 trate 0</text:p>
          </table:table-cell>
        </table:table-row>
        <table:table-row table:style-name="ro1">
          <table:table-cell office:value-type="string" calcext:value-type="string">
            <text:p>테스트 데이터 정확도: 53.850803 손실 함수(loss): 53535.617 tloss: 262.181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60 트레이닝 데이터 정확도: nan 손실 함수(loss): 54420.727 tloss: 256.12335 trate 0</text:p>
          </table:table-cell>
        </table:table-row>
        <table:table-row table:style-name="ro1">
          <table:table-cell office:value-type="string" calcext:value-type="string">
            <text:p>테스트 데이터 정확도: 54.533955 손실 함수(loss): 52427.25 tloss: 262.17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61 트레이닝 데이터 정확도: nan 손실 함수(loss): 54642.582 tloss: 257.0767 trate 0</text:p>
          </table:table-cell>
        </table:table-row>
        <table:table-row table:style-name="ro1">
          <table:table-cell office:value-type="string" calcext:value-type="string">
            <text:p>테스트 데이터 정확도: 53.864307 손실 함수(loss): 52821.03 tloss: 262.45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62 트레이닝 데이터 정확도: nan 손실 함수(loss): 54075.164 tloss: 255.89165 trate 0</text:p>
          </table:table-cell>
        </table:table-row>
        <table:table-row table:style-name="ro1">
          <table:table-cell office:value-type="string" calcext:value-type="string">
            <text:p>테스트 데이터 정확도: 53.79366 손실 함수(loss): 52443.945 tloss: 261.81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63 트레이닝 데이터 정확도: nan 손실 함수(loss): 54130.36 tloss: 256.51047 trate 0</text:p>
          </table:table-cell>
        </table:table-row>
        <table:table-row table:style-name="ro1">
          <table:table-cell office:value-type="string" calcext:value-type="string">
            <text:p>테스트 데이터 정확도: 53.337353 손실 함수(loss): 53370.645 tloss: 262.451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64 트레이닝 데이터 정확도: nan 손실 함수(loss): 54514.36 tloss: 257.00317 trate 0</text:p>
          </table:table-cell>
        </table:table-row>
        <table:table-row table:style-name="ro1">
          <table:table-cell office:value-type="string" calcext:value-type="string">
            <text:p>테스트 데이터 정확도: 53.73038 손실 함수(loss): 53200.69 tloss: 264.296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65 트레이닝 데이터 정확도: nan 손실 함수(loss): 54527.9 tloss: 256.89267 trate 0</text:p>
          </table:table-cell>
        </table:table-row>
        <table:table-row table:style-name="ro1">
          <table:table-cell office:value-type="string" calcext:value-type="string">
            <text:p>테스트 데이터 정확도: 54.12575 손실 함수(loss): 52449.74 tloss: 261.430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66 트레이닝 데이터 정확도: nan 손실 함수(loss): 54378.156 tloss: 256.37323 trate 0</text:p>
          </table:table-cell>
        </table:table-row>
        <table:table-row table:style-name="ro1">
          <table:table-cell office:value-type="string" calcext:value-type="string">
            <text:p>테스트 데이터 정확도: 54.146873 손실 함수(loss): 53107.727 tloss: 263.801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67 트레이닝 데이터 정확도: nan 손실 함수(loss): 53937.195 tloss: 255.65617 trate 0</text:p>
          </table:table-cell>
        </table:table-row>
        <table:table-row table:style-name="ro1">
          <table:table-cell office:value-type="string" calcext:value-type="string">
            <text:p>테스트 데이터 정확도: 53.623016 손실 함수(loss): 53716.902 tloss: 264.682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68 트레이닝 데이터 정확도: nan 손실 함수(loss): 54224.4 tloss: 256.138 trate 0</text:p>
          </table:table-cell>
        </table:table-row>
        <table:table-row table:style-name="ro1">
          <table:table-cell office:value-type="string" calcext:value-type="string">
            <text:p>테스트 데이터 정확도: 53.3067 손실 함수(loss): 53238.7 tloss: 264.65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69 트레이닝 데이터 정확도: nan 손실 함수(loss): 54043.33 tloss: 256.1072 trate 0</text:p>
          </table:table-cell>
        </table:table-row>
        <table:table-row table:style-name="ro1">
          <table:table-cell office:value-type="string" calcext:value-type="string">
            <text:p>테스트 데이터 정확도: 53.691494 손실 함수(loss): 51670.785 tloss: 262.434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70 트레이닝 데이터 정확도: nan 손실 함수(loss): 54166.586 tloss: 256.0202 trate 0</text:p>
          </table:table-cell>
        </table:table-row>
        <table:table-row table:style-name="ro1">
          <table:table-cell office:value-type="string" calcext:value-type="string">
            <text:p>테스트 데이터 정확도: 54.22788 손실 함수(loss): 52923.355 tloss: 264.3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71 트레이닝 데이터 정확도: nan 손실 함수(loss): 53884.195 tloss: 254.76727 trate 0</text:p>
          </table:table-cell>
        </table:table-row>
        <table:table-row table:style-name="ro1">
          <table:table-cell office:value-type="string" calcext:value-type="string">
            <text:p>테스트 데이터 정확도: 54.46944 손실 함수(loss): 53463.73 tloss: 264.805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72 트레이닝 데이터 정확도: nan 손실 함수(loss): 54084.09 tloss: 256.4151 trate 0</text:p>
          </table:table-cell>
        </table:table-row>
        <table:table-row table:style-name="ro1">
          <table:table-cell office:value-type="string" calcext:value-type="string">
            <text:p>테스트 데이터 정확도: 54.09406 손실 함수(loss): 52804.863 tloss: 260.988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73 트레이닝 데이터 정확도: nan 손실 함수(loss): 53841.926 tloss: 255.19572 trate 0</text:p>
          </table:table-cell>
        </table:table-row>
        <table:table-row table:style-name="ro1">
          <table:table-cell office:value-type="string" calcext:value-type="string">
            <text:p>테스트 데이터 정확도: 53.789875 손실 함수(loss): 53436.367 tloss: 266.847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74 트레이닝 데이터 정확도: nan 손실 함수(loss): 54193.637 tloss: 256.24698 trate 0</text:p>
          </table:table-cell>
        </table:table-row>
        <table:table-row table:style-name="ro1">
          <table:table-cell office:value-type="string" calcext:value-type="string">
            <text:p>테스트 데이터 정확도: 54.134747 손실 함수(loss): 52767.414 tloss: 263.9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75 트레이닝 데이터 정확도: nan 손실 함수(loss): 54533.504 tloss: 256.20493 trate 0</text:p>
          </table:table-cell>
        </table:table-row>
        <table:table-row table:style-name="ro1">
          <table:table-cell office:value-type="string" calcext:value-type="string">
            <text:p>테스트 데이터 정확도: 53.62459 손실 함수(loss): 52308.625 tloss: 261.286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76 트레이닝 데이터 정확도: nan 손실 함수(loss): 54534.05 tloss: 256.82446 trate 0</text:p>
          </table:table-cell>
        </table:table-row>
        <table:table-row table:style-name="ro1">
          <table:table-cell office:value-type="string" calcext:value-type="string">
            <text:p>테스트 데이터 정확도: 53.944294 손실 함수(loss): 53305.777 tloss: 261.88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77 트레이닝 데이터 정확도: nan 손실 함수(loss): 54087.35 tloss: 255.97086 trate 0</text:p>
          </table:table-cell>
        </table:table-row>
        <table:table-row table:style-name="ro1">
          <table:table-cell office:value-type="string" calcext:value-type="string">
            <text:p>테스트 데이터 정확도: 54.25744 손실 함수(loss): 52538.22 tloss: 262.090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78 트레이닝 데이터 정확도: nan 손실 함수(loss): 54085.06 tloss: 255.95204 trate 0</text:p>
          </table:table-cell>
        </table:table-row>
        <table:table-row table:style-name="ro1">
          <table:table-cell office:value-type="string" calcext:value-type="string">
            <text:p>테스트 데이터 정확도: 53.807835 손실 함수(loss): 53774.902 tloss: 266.396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79 트레이닝 데이터 정확도: nan 손실 함수(loss): 54130.17 tloss: 255.10645 trate 0</text:p>
          </table:table-cell>
        </table:table-row>
        <table:table-row table:style-name="ro1">
          <table:table-cell office:value-type="string" calcext:value-type="string">
            <text:p>테스트 데이터 정확도: 53.696342 손실 함수(loss): 54024.98 tloss: 266.262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80 트레이닝 데이터 정확도: nan 손실 함수(loss): 53980.9 tloss: 255.05551 trate 0</text:p>
          </table:table-cell>
        </table:table-row>
        <table:table-row table:style-name="ro1">
          <table:table-cell office:value-type="string" calcext:value-type="string">
            <text:p>테스트 데이터 정확도: 53.71351 손실 함수(loss): 52687.96 tloss: 261.783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81 트레이닝 데이터 정확도: nan 손실 함수(loss): 54119.035 tloss: 255.40894 trate 0</text:p>
          </table:table-cell>
        </table:table-row>
        <table:table-row table:style-name="ro1">
          <table:table-cell office:value-type="string" calcext:value-type="string">
            <text:p>테스트 데이터 정확도: 54.17853 손실 함수(loss): 53748.48 tloss: 264.4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82 트레이닝 데이터 정확도: nan 손실 함수(loss): 54099.01 tloss: 255.87575 trate 0</text:p>
          </table:table-cell>
        </table:table-row>
        <table:table-row table:style-name="ro1">
          <table:table-cell office:value-type="string" calcext:value-type="string">
            <text:p>테스트 데이터 정확도: 53.844078 손실 함수(loss): 51926.117 tloss: 260.856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83 트레이닝 데이터 정확도: nan 손실 함수(loss): 53858.477 tloss: 255.5288 trate 0</text:p>
          </table:table-cell>
        </table:table-row>
        <table:table-row table:style-name="ro1">
          <table:table-cell office:value-type="string" calcext:value-type="string">
            <text:p>테스트 데이터 정확도: 53.641396 손실 함수(loss): 52985.824 tloss: 264.304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84 트레이닝 데이터 정확도: nan 손실 함수(loss): 54031.387 tloss: 256.04248 trate 0</text:p>
          </table:table-cell>
        </table:table-row>
        <table:table-row table:style-name="ro1">
          <table:table-cell office:value-type="string" calcext:value-type="string">
            <text:p>테스트 데이터 정확도: 53.643898 손실 함수(loss): 52544.758 tloss: 262.693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85 트레이닝 데이터 정확도: nan 손실 함수(loss): 54047.973 tloss: 255.64023 trate 0</text:p>
          </table:table-cell>
        </table:table-row>
        <table:table-row table:style-name="ro1">
          <table:table-cell office:value-type="string" calcext:value-type="string">
            <text:p>테스트 데이터 정확도: 54.30913 손실 함수(loss): 53781.637 tloss: 265.310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86 트레이닝 데이터 정확도: nan 손실 함수(loss): 54090.504 tloss: 256.52277 trate 0</text:p>
          </table:table-cell>
        </table:table-row>
        <table:table-row table:style-name="ro1">
          <table:table-cell office:value-type="string" calcext:value-type="string">
            <text:p>테스트 데이터 정확도: 53.730446 손실 함수(loss): 52381.754 tloss: 262.015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87 트레이닝 데이터 정확도: nan 손실 함수(loss): 53866.88 tloss: 254.19595 trate 0</text:p>
          </table:table-cell>
        </table:table-row>
        <table:table-row table:style-name="ro1">
          <table:table-cell office:value-type="string" calcext:value-type="string">
            <text:p>테스트 데이터 정확도: 53.819145 손실 함수(loss): 51454.605 tloss: 258.788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88 트레이닝 데이터 정확도: nan 손실 함수(loss): 53918.91 tloss: 255.50702 trate 0</text:p>
          </table:table-cell>
        </table:table-row>
        <table:table-row table:style-name="ro1">
          <table:table-cell office:value-type="string" calcext:value-type="string">
            <text:p>테스트 데이터 정확도: 53.69396 손실 함수(loss): 52231.97 tloss: 261.36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89 트레이닝 데이터 정확도: nan 손실 함수(loss): 53933.83 tloss: 255.4702 trate 0</text:p>
          </table:table-cell>
        </table:table-row>
        <table:table-row table:style-name="ro1">
          <table:table-cell office:value-type="string" calcext:value-type="string">
            <text:p>테스트 데이터 정확도: 54.050564 손실 함수(loss): 52810.137 tloss: 263.249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90 트레이닝 데이터 정확도: nan 손실 함수(loss): 54206.06 tloss: 256.15866 trate 0</text:p>
          </table:table-cell>
        </table:table-row>
        <table:table-row table:style-name="ro1">
          <table:table-cell office:value-type="string" calcext:value-type="string">
            <text:p>테스트 데이터 정확도: 53.8699 손실 함수(loss): 53058.383 tloss: 262.17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91 트레이닝 데이터 정확도: nan 손실 함수(loss): 53793.97 tloss: 254.96887 trate 0</text:p>
          </table:table-cell>
        </table:table-row>
        <table:table-row table:style-name="ro1">
          <table:table-cell office:value-type="string" calcext:value-type="string">
            <text:p>테스트 데이터 정확도: 53.361614 손실 함수(loss): 52624.094 tloss: 261.390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92 트레이닝 데이터 정확도: nan 손실 함수(loss): 53534.35 tloss: 254.51608 trate 0</text:p>
          </table:table-cell>
        </table:table-row>
        <table:table-row table:style-name="ro1">
          <table:table-cell office:value-type="string" calcext:value-type="string">
            <text:p>테스트 데이터 정확도: 53.188206 손실 함수(loss): 52892.68 tloss: 261.946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93 트레이닝 데이터 정확도: nan 손실 함수(loss): 53659.63 tloss: 254.28845 trate 0</text:p>
          </table:table-cell>
        </table:table-row>
        <table:table-row table:style-name="ro1">
          <table:table-cell office:value-type="string" calcext:value-type="string">
            <text:p>테스트 데이터 정확도: 53.710793 손실 함수(loss): 52341.555 tloss: 260.21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94 트레이닝 데이터 정확도: nan 손실 함수(loss): 53653.406 tloss: 254.79225 trate 0</text:p>
          </table:table-cell>
        </table:table-row>
        <table:table-row table:style-name="ro1">
          <table:table-cell office:value-type="string" calcext:value-type="string">
            <text:p>테스트 데이터 정확도: 53.717613 손실 함수(loss): 53257.027 tloss: 264.808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95 트레이닝 데이터 정확도: nan 손실 함수(loss): 53829.08 tloss: 255.22688 trate 0</text:p>
          </table:table-cell>
        </table:table-row>
        <table:table-row table:style-name="ro1">
          <table:table-cell office:value-type="string" calcext:value-type="string">
            <text:p>테스트 데이터 정확도: 53.449795 손실 함수(loss): 51944.59 tloss: 257.94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96 트레이닝 데이터 정확도: nan 손실 함수(loss): 53911.426 tloss: 255.66237 trate 0</text:p>
          </table:table-cell>
        </table:table-row>
        <table:table-row table:style-name="ro1">
          <table:table-cell office:value-type="string" calcext:value-type="string">
            <text:p>테스트 데이터 정확도: 53.56556 손실 함수(loss): 52934.355 tloss: 264.77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97 트레이닝 데이터 정확도: nan 손실 함수(loss): 53933.246 tloss: 254.9919 trate 0</text:p>
          </table:table-cell>
        </table:table-row>
        <table:table-row table:style-name="ro1">
          <table:table-cell office:value-type="string" calcext:value-type="string">
            <text:p>테스트 데이터 정확도: 53.639668 손실 함수(loss): 53065.05 tloss: 261.700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98 트레이닝 데이터 정확도: nan 손실 함수(loss): 54041.14 tloss: 255.62418 trate 0</text:p>
          </table:table-cell>
        </table:table-row>
        <table:table-row table:style-name="ro1">
          <table:table-cell office:value-type="string" calcext:value-type="string">
            <text:p>테스트 데이터 정확도: 53.53729 손실 함수(loss): 53020.785 tloss: 263.904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999 트레이닝 데이터 정확도: nan 손실 함수(loss): 53719.56 tloss: 255.1432 trate 0</text:p>
          </table:table-cell>
        </table:table-row>
        <table:table-row table:style-name="ro1">
          <table:table-cell office:value-type="string" calcext:value-type="string">
            <text:p>테스트 데이터 정확도: 53.836517 손실 함수(loss): 52882.15 tloss: 263.60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00 트레이닝 데이터 정확도: nan 손실 함수(loss): 53973.98 tloss: 255.11731 trate 0</text:p>
          </table:table-cell>
        </table:table-row>
        <table:table-row table:style-name="ro1">
          <table:table-cell office:value-type="string" calcext:value-type="string">
            <text:p>테스트 데이터 정확도: 53.92274 손실 함수(loss): 52949.9 tloss: 263.78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01 트레이닝 데이터 정확도: nan 손실 함수(loss): 53888.438 tloss: 255.27296 trate 0</text:p>
          </table:table-cell>
        </table:table-row>
        <table:table-row table:style-name="ro1">
          <table:table-cell office:value-type="string" calcext:value-type="string">
            <text:p>테스트 데이터 정확도: 53.78042 손실 함수(loss): 52428.195 tloss: 262.552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02 트레이닝 데이터 정확도: nan 손실 함수(loss): 53927.66 tloss: 255.21915 trate 0</text:p>
          </table:table-cell>
        </table:table-row>
        <table:table-row table:style-name="ro1">
          <table:table-cell office:value-type="string" calcext:value-type="string">
            <text:p>테스트 데이터 정확도: 54.0712 손실 함수(loss): 53252.305 tloss: 261.3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03 트레이닝 데이터 정확도: nan 손실 함수(loss): 53876.19 tloss: 254.88692 trate 0</text:p>
          </table:table-cell>
        </table:table-row>
        <table:table-row table:style-name="ro1">
          <table:table-cell office:value-type="string" calcext:value-type="string">
            <text:p>테스트 데이터 정확도: 53.419323 손실 함수(loss): 52134.074 tloss: 260.152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04 트레이닝 데이터 정확도: nan 손실 함수(loss): 53885.855 tloss: 254.55937 trate 0</text:p>
          </table:table-cell>
        </table:table-row>
        <table:table-row table:style-name="ro1">
          <table:table-cell office:value-type="string" calcext:value-type="string">
            <text:p>테스트 데이터 정확도: 53.57614 손실 함수(loss): 52226.582 tloss: 261.692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05 트레이닝 데이터 정확도: nan 손실 함수(loss): 53832.504 tloss: 255.49985 trate 0</text:p>
          </table:table-cell>
        </table:table-row>
        <table:table-row table:style-name="ro1">
          <table:table-cell office:value-type="string" calcext:value-type="string">
            <text:p>테스트 데이터 정확도: 53.43375 손실 함수(loss): 52337.223 tloss: 261.127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06 트레이닝 데이터 정확도: nan 손실 함수(loss): 53646.363 tloss: 254.60898 trate 0</text:p>
          </table:table-cell>
        </table:table-row>
        <table:table-row table:style-name="ro1">
          <table:table-cell office:value-type="string" calcext:value-type="string">
            <text:p>테스트 데이터 정확도: 53.867912 손실 함수(loss): 53095.04 tloss: 262.180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07 트레이닝 데이터 정확도: nan 손실 함수(loss): 53929.81 tloss: 254.85434 trate 0</text:p>
          </table:table-cell>
        </table:table-row>
        <table:table-row table:style-name="ro1">
          <table:table-cell office:value-type="string" calcext:value-type="string">
            <text:p>테스트 데이터 정확도: 53.12105 손실 함수(loss): 51437.6 tloss: 260.191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08 트레이닝 데이터 정확도: nan 손실 함수(loss): 53576.55 tloss: 253.64528 trate 0</text:p>
          </table:table-cell>
        </table:table-row>
        <table:table-row table:style-name="ro1">
          <table:table-cell office:value-type="string" calcext:value-type="string">
            <text:p>테스트 데이터 정확도: 53.73568 손실 함수(loss): 52354.875 tloss: 263.148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09 트레이닝 데이터 정확도: nan 손실 함수(loss): 53838.6 tloss: 255.03906 trate 0</text:p>
          </table:table-cell>
        </table:table-row>
        <table:table-row table:style-name="ro1">
          <table:table-cell office:value-type="string" calcext:value-type="string">
            <text:p>테스트 데이터 정확도: 53.676506 손실 함수(loss): 53331.242 tloss: 263.38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10 트레이닝 데이터 정확도: nan 손실 함수(loss): 53720.59 tloss: 253.63646 trate 0</text:p>
          </table:table-cell>
        </table:table-row>
        <table:table-row table:style-name="ro1">
          <table:table-cell office:value-type="string" calcext:value-type="string">
            <text:p>테스트 데이터 정확도: 53.85632 손실 함수(loss): 52363.324 tloss: 261.432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11 트레이닝 데이터 정확도: nan 손실 함수(loss): 53756.51 tloss: 254.20071 trate 0</text:p>
          </table:table-cell>
        </table:table-row>
        <table:table-row table:style-name="ro1">
          <table:table-cell office:value-type="string" calcext:value-type="string">
            <text:p>테스트 데이터 정확도: 53.747707 손실 함수(loss): 51994.375 tloss: 258.14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12 트레이닝 데이터 정확도: nan 손실 함수(loss): 53470.008 tloss: 253.92712 trate 0</text:p>
          </table:table-cell>
        </table:table-row>
        <table:table-row table:style-name="ro1">
          <table:table-cell office:value-type="string" calcext:value-type="string">
            <text:p>테스트 데이터 정확도: 53.341335 손실 함수(loss): 52743.99 tloss: 263.371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13 트레이닝 데이터 정확도: nan 손실 함수(loss): 53658.11 tloss: 254.95547 trate 0</text:p>
          </table:table-cell>
        </table:table-row>
        <table:table-row table:style-name="ro1">
          <table:table-cell office:value-type="string" calcext:value-type="string">
            <text:p>테스트 데이터 정확도: 53.639534 손실 함수(loss): 51576.242 tloss: 261.127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14 트레이닝 데이터 정확도: nan 손실 함수(loss): 53843.023 tloss: 253.60435 trate 0</text:p>
          </table:table-cell>
        </table:table-row>
        <table:table-row table:style-name="ro1">
          <table:table-cell office:value-type="string" calcext:value-type="string">
            <text:p>테스트 데이터 정확도: 53.31883 손실 함수(loss): 52616.53 tloss: 260.974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15 트레이닝 데이터 정확도: nan 손실 함수(loss): 53829.71 tloss: 255.92415 trate 0</text:p>
          </table:table-cell>
        </table:table-row>
        <table:table-row table:style-name="ro1">
          <table:table-cell office:value-type="string" calcext:value-type="string">
            <text:p>테스트 데이터 정확도: 53.477673 손실 함수(loss): 52296.793 tloss: 262.238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16 트레이닝 데이터 정확도: nan 손실 함수(loss): 53550.633 tloss: 254.32486 trate 0</text:p>
          </table:table-cell>
        </table:table-row>
        <table:table-row table:style-name="ro1">
          <table:table-cell office:value-type="string" calcext:value-type="string">
            <text:p>테스트 데이터 정확도: 53.755714 손실 함수(loss): 53063.277 tloss: 262.51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17 트레이닝 데이터 정확도: nan 손실 함수(loss): 53792.13 tloss: 254.83951 trate 0</text:p>
          </table:table-cell>
        </table:table-row>
        <table:table-row table:style-name="ro1">
          <table:table-cell office:value-type="string" calcext:value-type="string">
            <text:p>테스트 데이터 정확도: 53.83484 손실 함수(loss): 52144.99 tloss: 258.895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18 트레이닝 데이터 정확도: nan 손실 함수(loss): 53727.055 tloss: 253.70581 trate 0</text:p>
          </table:table-cell>
        </table:table-row>
        <table:table-row table:style-name="ro1">
          <table:table-cell office:value-type="string" calcext:value-type="string">
            <text:p>테스트 데이터 정확도: 54.30698 손실 함수(loss): 52132.055 tloss: 260.744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19 트레이닝 데이터 정확도: nan 손실 함수(loss): 53581.74 tloss: 254.57043 trate 0</text:p>
          </table:table-cell>
        </table:table-row>
        <table:table-row table:style-name="ro1">
          <table:table-cell office:value-type="string" calcext:value-type="string">
            <text:p>테스트 데이터 정확도: 53.41183 손실 함수(loss): 51608.223 tloss: 260.149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20 트레이닝 데이터 정확도: nan 손실 함수(loss): 53607.562 tloss: 254.83157 trate 0</text:p>
          </table:table-cell>
        </table:table-row>
        <table:table-row table:style-name="ro1">
          <table:table-cell office:value-type="string" calcext:value-type="string">
            <text:p>테스트 데이터 정확도: 53.83661 손실 함수(loss): 52173.94 tloss: 260.166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21 트레이닝 데이터 정확도: nan 손실 함수(loss): 53659.164 tloss: 254.21135 trate 0</text:p>
          </table:table-cell>
        </table:table-row>
        <table:table-row table:style-name="ro1">
          <table:table-cell office:value-type="string" calcext:value-type="string">
            <text:p>테스트 데이터 정확도: 54.581196 손실 함수(loss): 51290.727 tloss: 258.823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22 트레이닝 데이터 정확도: nan 손실 함수(loss): 53643.38 tloss: 254.27602 trate 0</text:p>
          </table:table-cell>
        </table:table-row>
        <table:table-row table:style-name="ro1">
          <table:table-cell office:value-type="string" calcext:value-type="string">
            <text:p>테스트 데이터 정확도: 54.465637 손실 함수(loss): 52587.25 tloss: 261.425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23 트레이닝 데이터 정확도: nan 손실 함수(loss): 53735.934 tloss: 254.68385 trate 0</text:p>
          </table:table-cell>
        </table:table-row>
        <table:table-row table:style-name="ro1">
          <table:table-cell office:value-type="string" calcext:value-type="string">
            <text:p>테스트 데이터 정확도: 53.36843 손실 함수(loss): 52684.508 tloss: 261.771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24 트레이닝 데이터 정확도: nan 손실 함수(loss): 53767.64 tloss: 255.37505 trate 0</text:p>
          </table:table-cell>
        </table:table-row>
        <table:table-row table:style-name="ro1">
          <table:table-cell office:value-type="string" calcext:value-type="string">
            <text:p>테스트 데이터 정확도: 53.87995 손실 함수(loss): 51876.9 tloss: 260.020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25 트레이닝 데이터 정확도: nan 손실 함수(loss): 53502.844 tloss: 254.11342 trate 0</text:p>
          </table:table-cell>
        </table:table-row>
        <table:table-row table:style-name="ro1">
          <table:table-cell office:value-type="string" calcext:value-type="string">
            <text:p>테스트 데이터 정확도: 53.754463 손실 함수(loss): 51950.215 tloss: 258.7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26 트레이닝 데이터 정확도: nan 손실 함수(loss): 53348.273 tloss: 253.39713 trate 0</text:p>
          </table:table-cell>
        </table:table-row>
        <table:table-row table:style-name="ro1">
          <table:table-cell office:value-type="string" calcext:value-type="string">
            <text:p>테스트 데이터 정확도: 53.89257 손실 함수(loss): 51647.895 tloss: 258.047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27 트레이닝 데이터 정확도: nan 손실 함수(loss): 53669.527 tloss: 254.67972 trate 0</text:p>
          </table:table-cell>
        </table:table-row>
        <table:table-row table:style-name="ro1">
          <table:table-cell office:value-type="string" calcext:value-type="string">
            <text:p>테스트 데이터 정확도: 53.442657 손실 함수(loss): 52219.906 tloss: 261.22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28 트레이닝 데이터 정확도: nan 손실 함수(loss): 53416.777 tloss: 253.66174 trate 0</text:p>
          </table:table-cell>
        </table:table-row>
        <table:table-row table:style-name="ro1">
          <table:table-cell office:value-type="string" calcext:value-type="string">
            <text:p>테스트 데이터 정확도: 53.593746 손실 함수(loss): 52326.37 tloss: 263.863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29 트레이닝 데이터 정확도: nan 손실 함수(loss): 53486.316 tloss: 253.8811 trate 0</text:p>
          </table:table-cell>
        </table:table-row>
        <table:table-row table:style-name="ro1">
          <table:table-cell office:value-type="string" calcext:value-type="string">
            <text:p>테스트 데이터 정확도: 53.71326 손실 함수(loss): 53231.66 tloss: 262.441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30 트레이닝 데이터 정확도: nan 손실 함수(loss): 53696.08 tloss: 254.17998 trate 0</text:p>
          </table:table-cell>
        </table:table-row>
        <table:table-row table:style-name="ro1">
          <table:table-cell office:value-type="string" calcext:value-type="string">
            <text:p>테스트 데이터 정확도: 53.50783 손실 함수(loss): 52695.855 tloss: 261.940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31 트레이닝 데이터 정확도: nan 손실 함수(loss): 53689.953 tloss: 255.00023 trate 0</text:p>
          </table:table-cell>
        </table:table-row>
        <table:table-row table:style-name="ro1">
          <table:table-cell office:value-type="string" calcext:value-type="string">
            <text:p>테스트 데이터 정확도: 53.832508 손실 함수(loss): 52435.97 tloss: 260.327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32 트레이닝 데이터 정확도: nan 손실 함수(loss): 53690.33 tloss: 254.4525 trate 0</text:p>
          </table:table-cell>
        </table:table-row>
        <table:table-row table:style-name="ro1">
          <table:table-cell office:value-type="string" calcext:value-type="string">
            <text:p>테스트 데이터 정확도: 53.39536 손실 함수(loss): 51591.13 tloss: 261.425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33 트레이닝 데이터 정확도: nan 손실 함수(loss): 53302.867 tloss: 253.45923 trate 0</text:p>
          </table:table-cell>
        </table:table-row>
        <table:table-row table:style-name="ro1">
          <table:table-cell office:value-type="string" calcext:value-type="string">
            <text:p>테스트 데이터 정확도: 53.819576 손실 함수(loss): 51704.152 tloss: 260.29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34 트레이닝 데이터 정확도: nan 손실 함수(loss): 53467.055 tloss: 254.19412 trate 0</text:p>
          </table:table-cell>
        </table:table-row>
        <table:table-row table:style-name="ro1">
          <table:table-cell office:value-type="string" calcext:value-type="string">
            <text:p>테스트 데이터 정확도: 53.879204 손실 함수(loss): 51760.863 tloss: 259.698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35 트레이닝 데이터 정확도: nan 손실 함수(loss): 53331.527 tloss: 253.61467 trate 0</text:p>
          </table:table-cell>
        </table:table-row>
        <table:table-row table:style-name="ro1">
          <table:table-cell office:value-type="string" calcext:value-type="string">
            <text:p>테스트 데이터 정확도: 54.084328 손실 함수(loss): 51987.367 tloss: 260.421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36 트레이닝 데이터 정확도: nan 손실 함수(loss): 53098.25 tloss: 253.42122 trate 0</text:p>
          </table:table-cell>
        </table:table-row>
        <table:table-row table:style-name="ro1">
          <table:table-cell office:value-type="string" calcext:value-type="string">
            <text:p>테스트 데이터 정확도: 53.49782 손실 함수(loss): 52162.367 tloss: 261.464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37 트레이닝 데이터 정확도: nan 손실 함수(loss): 53454.062 tloss: 253.66373 trate 0</text:p>
          </table:table-cell>
        </table:table-row>
        <table:table-row table:style-name="ro1">
          <table:table-cell office:value-type="string" calcext:value-type="string">
            <text:p>테스트 데이터 정확도: 53.98434 손실 함수(loss): 51849.055 tloss: 261.602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38 트레이닝 데이터 정확도: nan 손실 함수(loss): 53408.996 tloss: 253.45206 trate 0</text:p>
          </table:table-cell>
        </table:table-row>
        <table:table-row table:style-name="ro1">
          <table:table-cell office:value-type="string" calcext:value-type="string">
            <text:p>테스트 데이터 정확도: 53.06595 손실 함수(loss): 53138.336 tloss: 262.985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39 트레이닝 데이터 정확도: nan 손실 함수(loss): 53177.83 tloss: 253.1724 trate 0</text:p>
          </table:table-cell>
        </table:table-row>
        <table:table-row table:style-name="ro1">
          <table:table-cell office:value-type="string" calcext:value-type="string">
            <text:p>테스트 데이터 정확도: 53.87603 손실 함수(loss): 51363.37 tloss: 260.56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40 트레이닝 데이터 정확도: nan 손실 함수(loss): 53243.11 tloss: 253.35994 trate 0</text:p>
          </table:table-cell>
        </table:table-row>
        <table:table-row table:style-name="ro1">
          <table:table-cell office:value-type="string" calcext:value-type="string">
            <text:p>테스트 데이터 정확도: 53.705914 손실 함수(loss): 52359.13 tloss: 260.123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41 트레이닝 데이터 정확도: nan 손실 함수(loss): 53418.723 tloss: 253.14124 trate 0</text:p>
          </table:table-cell>
        </table:table-row>
        <table:table-row table:style-name="ro1">
          <table:table-cell office:value-type="string" calcext:value-type="string">
            <text:p>테스트 데이터 정확도: 53.60096 손실 함수(loss): 51681.277 tloss: 259.039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42 트레이닝 데이터 정확도: nan 손실 함수(loss): 53473.45 tloss: 253.55585 trate 0</text:p>
          </table:table-cell>
        </table:table-row>
        <table:table-row table:style-name="ro1">
          <table:table-cell office:value-type="string" calcext:value-type="string">
            <text:p>테스트 데이터 정확도: 53.195686 손실 함수(loss): 52107.562 tloss: 260.487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43 트레이닝 데이터 정확도: nan 손실 함수(loss): 53651.082 tloss: 253.35631 trate 0</text:p>
          </table:table-cell>
        </table:table-row>
        <table:table-row table:style-name="ro1">
          <table:table-cell office:value-type="string" calcext:value-type="string">
            <text:p>테스트 데이터 정확도: 53.51748 손실 함수(loss): 52385.965 tloss: 262.633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44 트레이닝 데이터 정확도: nan 손실 함수(loss): 53354.87 tloss: 253.0146 trate 0</text:p>
          </table:table-cell>
        </table:table-row>
        <table:table-row table:style-name="ro1">
          <table:table-cell office:value-type="string" calcext:value-type="string">
            <text:p>테스트 데이터 정확도: 53.773403 손실 함수(loss): 52396.418 tloss: 260.490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45 트레이닝 데이터 정확도: nan 손실 함수(loss): 53582.277 tloss: 254.04663 trate 0</text:p>
          </table:table-cell>
        </table:table-row>
        <table:table-row table:style-name="ro1">
          <table:table-cell office:value-type="string" calcext:value-type="string">
            <text:p>테스트 데이터 정확도: 53.777946 손실 함수(loss): 52071.82 tloss: 261.60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46 트레이닝 데이터 정확도: nan 손실 함수(loss): 53312.73 tloss: 254.3786 trate 0</text:p>
          </table:table-cell>
        </table:table-row>
        <table:table-row table:style-name="ro1">
          <table:table-cell office:value-type="string" calcext:value-type="string">
            <text:p>테스트 데이터 정확도: 53.8313 손실 함수(loss): 51374.25 tloss: 260.473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47 트레이닝 데이터 정확도: nan 손실 함수(loss): 53268.438 tloss: 252.9045 trate 0</text:p>
          </table:table-cell>
        </table:table-row>
        <table:table-row table:style-name="ro1">
          <table:table-cell office:value-type="string" calcext:value-type="string">
            <text:p>테스트 데이터 정확도: 53.055943 손실 함수(loss): 52101.53 tloss: 260.793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48 트레이닝 데이터 정확도: nan 손실 함수(loss): 53342.547 tloss: 253.86873 trate 0</text:p>
          </table:table-cell>
        </table:table-row>
        <table:table-row table:style-name="ro1">
          <table:table-cell office:value-type="string" calcext:value-type="string">
            <text:p>테스트 데이터 정확도: 53.698143 손실 함수(loss): 52226.137 tloss: 260.596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49 트레이닝 데이터 정확도: nan 손실 함수(loss): 53492.94 tloss: 253.46994 trate 0</text:p>
          </table:table-cell>
        </table:table-row>
        <table:table-row table:style-name="ro1">
          <table:table-cell office:value-type="string" calcext:value-type="string">
            <text:p>테스트 데이터 정확도: 53.559216 손실 함수(loss): 51800.527 tloss: 258.476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50 트레이닝 데이터 정확도: nan 손실 함수(loss): 53387.0 tloss: 253.93568 trate 0</text:p>
          </table:table-cell>
        </table:table-row>
        <table:table-row table:style-name="ro1">
          <table:table-cell office:value-type="string" calcext:value-type="string">
            <text:p>테스트 데이터 정확도: 53.837322 손실 함수(loss): 52717.53 tloss: 260.910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51 트레이닝 데이터 정확도: nan 손실 함수(loss): 53450.81 tloss: 254.22957 trate 0</text:p>
          </table:table-cell>
        </table:table-row>
        <table:table-row table:style-name="ro1">
          <table:table-cell office:value-type="string" calcext:value-type="string">
            <text:p>테스트 데이터 정확도: 53.86356 손실 함수(loss): 52733.32 tloss: 263.83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52 트레이닝 데이터 정확도: nan 손실 함수(loss): 53333.344 tloss: 253.43027 trate 0</text:p>
          </table:table-cell>
        </table:table-row>
        <table:table-row table:style-name="ro1">
          <table:table-cell office:value-type="string" calcext:value-type="string">
            <text:p>테스트 데이터 정확도: 53.36285 손실 함수(loss): 51950.91 tloss: 259.9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53 트레이닝 데이터 정확도: nan 손실 함수(loss): 53261.06 tloss: 253.6666 trate 0</text:p>
          </table:table-cell>
        </table:table-row>
        <table:table-row table:style-name="ro1">
          <table:table-cell office:value-type="string" calcext:value-type="string">
            <text:p>테스트 데이터 정확도: 53.06203 손실 함수(loss): 52213.51 tloss: 258.550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54 트레이닝 데이터 정확도: nan 손실 함수(loss): 53021.508 tloss: 252.53685 trate 0</text:p>
          </table:table-cell>
        </table:table-row>
        <table:table-row table:style-name="ro1">
          <table:table-cell office:value-type="string" calcext:value-type="string">
            <text:p>테스트 데이터 정확도: 53.72733 손실 함수(loss): 52170.285 tloss: 261.373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55 트레이닝 데이터 정확도: nan 손실 함수(loss): 53107.04 tloss: 253.56573 trate 0</text:p>
          </table:table-cell>
        </table:table-row>
        <table:table-row table:style-name="ro1">
          <table:table-cell office:value-type="string" calcext:value-type="string">
            <text:p>테스트 데이터 정확도: 53.19118 손실 함수(loss): 51225.3 tloss: 259.420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56 트레이닝 데이터 정확도: nan 손실 함수(loss): 53419.164 tloss: 253.603 trate 0</text:p>
          </table:table-cell>
        </table:table-row>
        <table:table-row table:style-name="ro1">
          <table:table-cell office:value-type="string" calcext:value-type="string">
            <text:p>테스트 데이터 정확도: 53.552525 손실 함수(loss): 52479.043 tloss: 262.109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57 트레이닝 데이터 정확도: nan 손실 함수(loss): 53313.555 tloss: 254.3669 trate 0</text:p>
          </table:table-cell>
        </table:table-row>
        <table:table-row table:style-name="ro1">
          <table:table-cell office:value-type="string" calcext:value-type="string">
            <text:p>테스트 데이터 정확도: 53.118473 손실 함수(loss): 51524.465 tloss: 262.032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58 트레이닝 데이터 정확도: nan 손실 함수(loss): 53116.723 tloss: 252.8304 trate 0</text:p>
          </table:table-cell>
        </table:table-row>
        <table:table-row table:style-name="ro1">
          <table:table-cell office:value-type="string" calcext:value-type="string">
            <text:p>테스트 데이터 정확도: 53.695732 손실 함수(loss): 51609.883 tloss: 258.939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59 트레이닝 데이터 정확도: nan 손실 함수(loss): 53238.883 tloss: 252.65707 trate 0</text:p>
          </table:table-cell>
        </table:table-row>
        <table:table-row table:style-name="ro1">
          <table:table-cell office:value-type="string" calcext:value-type="string">
            <text:p>테스트 데이터 정확도: 53.795452 손실 함수(loss): 52181.465 tloss: 259.57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60 트레이닝 데이터 정확도: nan 손실 함수(loss): 53144.582 tloss: 253.13144 trate 0</text:p>
          </table:table-cell>
        </table:table-row>
        <table:table-row table:style-name="ro1">
          <table:table-cell office:value-type="string" calcext:value-type="string">
            <text:p>테스트 데이터 정확도: 53.544975 손실 함수(loss): 52631.457 tloss: 259.26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61 트레이닝 데이터 정확도: nan 손실 함수(loss): 53232.074 tloss: 253.49655 trate 0</text:p>
          </table:table-cell>
        </table:table-row>
        <table:table-row table:style-name="ro1">
          <table:table-cell office:value-type="string" calcext:value-type="string">
            <text:p>테스트 데이터 정확도: 53.542103 손실 함수(loss): 52712.938 tloss: 261.575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62 트레이닝 데이터 정확도: nan 손실 함수(loss): 53089.977 tloss: 253.10982 trate 0</text:p>
          </table:table-cell>
        </table:table-row>
        <table:table-row table:style-name="ro1">
          <table:table-cell office:value-type="string" calcext:value-type="string">
            <text:p>테스트 데이터 정확도: 53.88269 손실 함수(loss): 52655.85 tloss: 259.53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63 트레이닝 데이터 정확도: nan 손실 함수(loss): 53204.617 tloss: 254.06622 trate 0</text:p>
          </table:table-cell>
        </table:table-row>
        <table:table-row table:style-name="ro1">
          <table:table-cell office:value-type="string" calcext:value-type="string">
            <text:p>테스트 데이터 정확도: 53.33515 손실 함수(loss): 51969.91 tloss: 260.42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64 트레이닝 데이터 정확도: nan 손실 함수(loss): 52984.215 tloss: 252.5191 trate 0</text:p>
          </table:table-cell>
        </table:table-row>
        <table:table-row table:style-name="ro1">
          <table:table-cell office:value-type="string" calcext:value-type="string">
            <text:p>테스트 데이터 정확도: 53.467827 손실 함수(loss): 52337.965 tloss: 262.17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65 트레이닝 데이터 정확도: nan 손실 함수(loss): 53214.81 tloss: 252.13756 trate 0</text:p>
          </table:table-cell>
        </table:table-row>
        <table:table-row table:style-name="ro1">
          <table:table-cell office:value-type="string" calcext:value-type="string">
            <text:p>테스트 데이터 정확도: 53.587395 손실 함수(loss): 51454.566 tloss: 259.483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66 트레이닝 데이터 정확도: nan 손실 함수(loss): 53146.04 tloss: 252.67882 trate 0</text:p>
          </table:table-cell>
        </table:table-row>
        <table:table-row table:style-name="ro1">
          <table:table-cell office:value-type="string" calcext:value-type="string">
            <text:p>테스트 데이터 정확도: 52.882244 손실 함수(loss): 52421.562 tloss: 262.4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67 트레이닝 데이터 정확도: nan 손실 함수(loss): 53091.445 tloss: 252.75911 trate 0</text:p>
          </table:table-cell>
        </table:table-row>
        <table:table-row table:style-name="ro1">
          <table:table-cell office:value-type="string" calcext:value-type="string">
            <text:p>테스트 데이터 정확도: 53.61188 손실 함수(loss): 52413.625 tloss: 260.706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68 트레이닝 데이터 정확도: nan 손실 함수(loss): 53238.082 tloss: 253.4998 trate 0</text:p>
          </table:table-cell>
        </table:table-row>
        <table:table-row table:style-name="ro1">
          <table:table-cell office:value-type="string" calcext:value-type="string">
            <text:p>테스트 데이터 정확도: 53.70834 손실 함수(loss): 52551.883 tloss: 260.467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69 트레이닝 데이터 정확도: nan 손실 함수(loss): 53276.285 tloss: 253.0945 trate 0</text:p>
          </table:table-cell>
        </table:table-row>
        <table:table-row table:style-name="ro1">
          <table:table-cell office:value-type="string" calcext:value-type="string">
            <text:p>테스트 데이터 정확도: 53.379543 손실 함수(loss): 51896.93 tloss: 259.553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70 트레이닝 데이터 정확도: nan 손실 함수(loss): 53437.11 tloss: 253.33012 trate 0</text:p>
          </table:table-cell>
        </table:table-row>
        <table:table-row table:style-name="ro1">
          <table:table-cell office:value-type="string" calcext:value-type="string">
            <text:p>테스트 데이터 정확도: 53.527256 손실 함수(loss): 50438.598 tloss: 255.750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71 트레이닝 데이터 정확도: nan 손실 함수(loss): 53067.52 tloss: 253.37727 trate 0</text:p>
          </table:table-cell>
        </table:table-row>
        <table:table-row table:style-name="ro1">
          <table:table-cell office:value-type="string" calcext:value-type="string">
            <text:p>테스트 데이터 정확도: 53.236576 손실 함수(loss): 51821.754 tloss: 260.198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72 트레이닝 데이터 정확도: nan 손실 함수(loss): 53207.73 tloss: 253.15616 trate 0</text:p>
          </table:table-cell>
        </table:table-row>
        <table:table-row table:style-name="ro1">
          <table:table-cell office:value-type="string" calcext:value-type="string">
            <text:p>테스트 데이터 정확도: 52.85296 손실 함수(loss): 50836.367 tloss: 255.92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73 트레이닝 데이터 정확도: nan 손실 함수(loss): 53203.863 tloss: 252.7855 trate 0</text:p>
          </table:table-cell>
        </table:table-row>
        <table:table-row table:style-name="ro1">
          <table:table-cell office:value-type="string" calcext:value-type="string">
            <text:p>테스트 데이터 정확도: 53.03936 손실 함수(loss): 51755.477 tloss: 259.189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74 트레이닝 데이터 정확도: nan 손실 함수(loss): 53066.19 tloss: 252.93314 trate 0</text:p>
          </table:table-cell>
        </table:table-row>
        <table:table-row table:style-name="ro1">
          <table:table-cell office:value-type="string" calcext:value-type="string">
            <text:p>테스트 데이터 정확도: 53.242275 손실 함수(loss): 52457.895 tloss: 262.323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75 트레이닝 데이터 정확도: nan 손실 함수(loss): 52750.77 tloss: 251.51108 trate 0</text:p>
          </table:table-cell>
        </table:table-row>
        <table:table-row table:style-name="ro1">
          <table:table-cell office:value-type="string" calcext:value-type="string">
            <text:p>테스트 데이터 정확도: 53.293888 손실 함수(loss): 50890.824 tloss: 257.737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76 트레이닝 데이터 정확도: nan 손실 함수(loss): 53092.855 tloss: 252.91098 trate 0</text:p>
          </table:table-cell>
        </table:table-row>
        <table:table-row table:style-name="ro1">
          <table:table-cell office:value-type="string" calcext:value-type="string">
            <text:p>테스트 데이터 정확도: 52.947914 손실 함수(loss): 52285.824 tloss: 258.981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77 트레이닝 데이터 정확도: nan 손실 함수(loss): 53159.59 tloss: 252.65344 trate 0</text:p>
          </table:table-cell>
        </table:table-row>
        <table:table-row table:style-name="ro1">
          <table:table-cell office:value-type="string" calcext:value-type="string">
            <text:p>테스트 데이터 정확도: 53.198997 손실 함수(loss): 51767.88 tloss: 261.768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78 트레이닝 데이터 정확도: nan 손실 함수(loss): 53126.363 tloss: 253.80809 trate 0</text:p>
          </table:table-cell>
        </table:table-row>
        <table:table-row table:style-name="ro1">
          <table:table-cell office:value-type="string" calcext:value-type="string">
            <text:p>테스트 데이터 정확도: 53.356743 손실 함수(loss): 51406.78 tloss: 259.370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79 트레이닝 데이터 정확도: nan 손실 함수(loss): 52995.227 tloss: 252.81975 trate 0</text:p>
          </table:table-cell>
        </table:table-row>
        <table:table-row table:style-name="ro1">
          <table:table-cell office:value-type="string" calcext:value-type="string">
            <text:p>테스트 데이터 정확도: 53.29592 손실 함수(loss): 51718.99 tloss: 260.028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80 트레이닝 데이터 정확도: nan 손실 함수(loss): 53246.215 tloss: 253.81989 trate 0</text:p>
          </table:table-cell>
        </table:table-row>
        <table:table-row table:style-name="ro1">
          <table:table-cell office:value-type="string" calcext:value-type="string">
            <text:p>테스트 데이터 정확도: 53.505066 손실 함수(loss): 52121.22 tloss: 261.146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81 트레이닝 데이터 정확도: nan 손실 함수(loss): 52959.953 tloss: 252.11845 trate 0</text:p>
          </table:table-cell>
        </table:table-row>
        <table:table-row table:style-name="ro1">
          <table:table-cell office:value-type="string" calcext:value-type="string">
            <text:p>테스트 데이터 정확도: 53.51144 손실 함수(loss): 51656.4 tloss: 258.948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82 트레이닝 데이터 정확도: nan 손실 함수(loss): 53058.48 tloss: 252.30893 trate 0</text:p>
          </table:table-cell>
        </table:table-row>
        <table:table-row table:style-name="ro1">
          <table:table-cell office:value-type="string" calcext:value-type="string">
            <text:p>테스트 데이터 정확도: 53.59491 손실 함수(loss): 52157.562 tloss: 259.237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83 트레이닝 데이터 정확도: nan 손실 함수(loss): 52815.98 tloss: 251.66258 trate 0</text:p>
          </table:table-cell>
        </table:table-row>
        <table:table-row table:style-name="ro1">
          <table:table-cell office:value-type="string" calcext:value-type="string">
            <text:p>테스트 데이터 정확도: 53.769966 손실 함수(loss): 51296.477 tloss: 259.478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84 트레이닝 데이터 정확도: nan 손실 함수(loss): 53159.215 tloss: 252.23055 trate 0</text:p>
          </table:table-cell>
        </table:table-row>
        <table:table-row table:style-name="ro1">
          <table:table-cell office:value-type="string" calcext:value-type="string">
            <text:p>테스트 데이터 정확도: 53.43476 손실 함수(loss): 52122.293 tloss: 262.831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85 트레이닝 데이터 정확도: nan 손실 함수(loss): 52852.473 tloss: 252.12978 trate 0</text:p>
          </table:table-cell>
        </table:table-row>
        <table:table-row table:style-name="ro1">
          <table:table-cell office:value-type="string" calcext:value-type="string">
            <text:p>테스트 데이터 정확도: 53.532356 손실 함수(loss): 52388.91 tloss: 261.038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86 트레이닝 데이터 정확도: nan 손실 함수(loss): 53188.46 tloss: 252.89786 trate 0</text:p>
          </table:table-cell>
        </table:table-row>
        <table:table-row table:style-name="ro1">
          <table:table-cell office:value-type="string" calcext:value-type="string">
            <text:p>테스트 데이터 정확도: 53.29954 손실 함수(loss): 51254.543 tloss: 258.579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87 트레이닝 데이터 정확도: nan 손실 함수(loss): 52561.438 tloss: 251.76038 trate 0</text:p>
          </table:table-cell>
        </table:table-row>
        <table:table-row table:style-name="ro1">
          <table:table-cell office:value-type="string" calcext:value-type="string">
            <text:p>테스트 데이터 정확도: 53.43569 손실 함수(loss): 50569.223 tloss: 256.378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88 트레이닝 데이터 정확도: nan 손실 함수(loss): 53222.09 tloss: 252.74469 trate 0</text:p>
          </table:table-cell>
        </table:table-row>
        <table:table-row table:style-name="ro1">
          <table:table-cell office:value-type="string" calcext:value-type="string">
            <text:p>테스트 데이터 정확도: 53.00902 손실 함수(loss): 51617.062 tloss: 259.706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89 트레이닝 데이터 정확도: nan 손실 함수(loss): 52827.97 tloss: 252.10739 trate 0</text:p>
          </table:table-cell>
        </table:table-row>
        <table:table-row table:style-name="ro1">
          <table:table-cell office:value-type="string" calcext:value-type="string">
            <text:p>테스트 데이터 정확도: 53.447754 손실 함수(loss): 51574.676 tloss: 258.98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90 트레이닝 데이터 정확도: nan 손실 함수(loss): 52892.11 tloss: 252.45831 trate 0</text:p>
          </table:table-cell>
        </table:table-row>
        <table:table-row table:style-name="ro1">
          <table:table-cell office:value-type="string" calcext:value-type="string">
            <text:p>테스트 데이터 정확도: 52.88468 손실 함수(loss): 51788.79 tloss: 260.616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91 트레이닝 데이터 정확도: nan 손실 함수(loss): 52992.145 tloss: 252.86014 trate 0</text:p>
          </table:table-cell>
        </table:table-row>
        <table:table-row table:style-name="ro1">
          <table:table-cell office:value-type="string" calcext:value-type="string">
            <text:p>테스트 데이터 정확도: 52.98109 손실 함수(loss): 51703.41 tloss: 261.263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92 트레이닝 데이터 정확도: nan 손실 함수(loss): 52755.87 tloss: 252.49368 trate 0</text:p>
          </table:table-cell>
        </table:table-row>
        <table:table-row table:style-name="ro1">
          <table:table-cell office:value-type="string" calcext:value-type="string">
            <text:p>테스트 데이터 정확도: 53.270153 손실 함수(loss): 52165.457 tloss: 261.084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93 트레이닝 데이터 정확도: nan 손실 함수(loss): 52651.336 tloss: 250.97603 trate 0</text:p>
          </table:table-cell>
        </table:table-row>
        <table:table-row table:style-name="ro1">
          <table:table-cell office:value-type="string" calcext:value-type="string">
            <text:p>테스트 데이터 정확도: 53.53956 손실 함수(loss): 52447.55 tloss: 259.040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94 트레이닝 데이터 정확도: nan 손실 함수(loss): 52706.113 tloss: 251.34215 trate 0</text:p>
          </table:table-cell>
        </table:table-row>
        <table:table-row table:style-name="ro1">
          <table:table-cell office:value-type="string" calcext:value-type="string">
            <text:p>테스트 데이터 정확도: 52.998592 손실 함수(loss): 51608.668 tloss: 261.22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95 트레이닝 데이터 정확도: nan 손실 함수(loss): 52927.23 tloss: 252.64766 trate 0</text:p>
          </table:table-cell>
        </table:table-row>
        <table:table-row table:style-name="ro1">
          <table:table-cell office:value-type="string" calcext:value-type="string">
            <text:p>테스트 데이터 정확도: 53.53994 손실 함수(loss): 52109.48 tloss: 260.5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96 트레이닝 데이터 정확도: nan 손실 함수(loss): 53154.09 tloss: 252.3481 trate 0</text:p>
          </table:table-cell>
        </table:table-row>
        <table:table-row table:style-name="ro1">
          <table:table-cell office:value-type="string" calcext:value-type="string">
            <text:p>테스트 데이터 정확도: 53.113827 손실 함수(loss): 51636.582 tloss: 258.852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97 트레이닝 데이터 정확도: nan 손실 함수(loss): 52908.195 tloss: 252.29749 trate 0</text:p>
          </table:table-cell>
        </table:table-row>
        <table:table-row table:style-name="ro1">
          <table:table-cell office:value-type="string" calcext:value-type="string">
            <text:p>테스트 데이터 정확도: 52.749275 손실 함수(loss): 51128.56 tloss: 257.66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98 트레이닝 데이터 정확도: nan 손실 함수(loss): 52832.086 tloss: 252.3145 trate 0</text:p>
          </table:table-cell>
        </table:table-row>
        <table:table-row table:style-name="ro1">
          <table:table-cell office:value-type="string" calcext:value-type="string">
            <text:p>테스트 데이터 정확도: 53.05965 손실 함수(loss): 51555.574 tloss: 259.621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099 트레이닝 데이터 정확도: nan 손실 함수(loss): 52929.363 tloss: 251.84259 trate 0</text:p>
          </table:table-cell>
        </table:table-row>
        <table:table-row table:style-name="ro1">
          <table:table-cell office:value-type="string" calcext:value-type="string">
            <text:p>테스트 데이터 정확도: 53.20069 손실 함수(loss): 52230.215 tloss: 260.602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00 트레이닝 데이터 정확도: nan 손실 함수(loss): 52902.4 tloss: 251.85521 trate 0</text:p>
          </table:table-cell>
        </table:table-row>
        <table:table-row table:style-name="ro1">
          <table:table-cell office:value-type="string" calcext:value-type="string">
            <text:p>테스트 데이터 정확도: 53.310757 손실 함수(loss): 50913.785 tloss: 256.221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01 트레이닝 데이터 정확도: nan 손실 함수(loss): 52842.914 tloss: 251.95772 trate 0</text:p>
          </table:table-cell>
        </table:table-row>
        <table:table-row table:style-name="ro1">
          <table:table-cell office:value-type="string" calcext:value-type="string">
            <text:p>테스트 데이터 정확도: 53.045277 손실 함수(loss): 51210.004 tloss: 257.93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02 트레이닝 데이터 정확도: nan 손실 함수(loss): 52693.473 tloss: 251.64017 trate 0</text:p>
          </table:table-cell>
        </table:table-row>
        <table:table-row table:style-name="ro1">
          <table:table-cell office:value-type="string" calcext:value-type="string">
            <text:p>테스트 데이터 정확도: 53.22739 손실 함수(loss): 51306.258 tloss: 258.163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03 트레이닝 데이터 정확도: nan 손실 함수(loss): 52815.344 tloss: 251.65572 trate 0</text:p>
          </table:table-cell>
        </table:table-row>
        <table:table-row table:style-name="ro1">
          <table:table-cell office:value-type="string" calcext:value-type="string">
            <text:p>테스트 데이터 정확도: 53.276363 손실 함수(loss): 51874.188 tloss: 259.134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04 트레이닝 데이터 정확도: nan 손실 함수(loss): 52613.547 tloss: 251.07196 trate 0</text:p>
          </table:table-cell>
        </table:table-row>
        <table:table-row table:style-name="ro1">
          <table:table-cell office:value-type="string" calcext:value-type="string">
            <text:p>테스트 데이터 정확도: 53.013073 손실 함수(loss): 51558.46 tloss: 257.068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05 트레이닝 데이터 정확도: nan 손실 함수(loss): 52630.996 tloss: 251.79176 trate 0</text:p>
          </table:table-cell>
        </table:table-row>
        <table:table-row table:style-name="ro1">
          <table:table-cell office:value-type="string" calcext:value-type="string">
            <text:p>테스트 데이터 정확도: 53.745266 손실 함수(loss): 53033.227 tloss: 262.263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06 트레이닝 데이터 정확도: nan 손실 함수(loss): 52380.76 tloss: 251.26237 trate 0</text:p>
          </table:table-cell>
        </table:table-row>
        <table:table-row table:style-name="ro1">
          <table:table-cell office:value-type="string" calcext:value-type="string">
            <text:p>테스트 데이터 정확도: 53.12473 손실 함수(loss): 51733.906 tloss: 258.426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07 트레이닝 데이터 정확도: nan 손실 함수(loss): 52647.953 tloss: 251.10707 trate 0</text:p>
          </table:table-cell>
        </table:table-row>
        <table:table-row table:style-name="ro1">
          <table:table-cell office:value-type="string" calcext:value-type="string">
            <text:p>테스트 데이터 정확도: 53.513924 손실 함수(loss): 51665.348 tloss: 259.25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08 트레이닝 데이터 정확도: nan 손실 함수(loss): 52793.434 tloss: 252.57433 trate 0</text:p>
          </table:table-cell>
        </table:table-row>
        <table:table-row table:style-name="ro1">
          <table:table-cell office:value-type="string" calcext:value-type="string">
            <text:p>테스트 데이터 정확도: 52.95249 손실 함수(loss): 50611.996 tloss: 258.278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09 트레이닝 데이터 정확도: nan 손실 함수(loss): 52919.688 tloss: 252.12315 trate 0</text:p>
          </table:table-cell>
        </table:table-row>
        <table:table-row table:style-name="ro1">
          <table:table-cell office:value-type="string" calcext:value-type="string">
            <text:p>테스트 데이터 정확도: 53.603355 손실 함수(loss): 51629.7 tloss: 258.808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10 트레이닝 데이터 정확도: nan 손실 함수(loss): 52978.38 tloss: 251.79619 trate 0</text:p>
          </table:table-cell>
        </table:table-row>
        <table:table-row table:style-name="ro1">
          <table:table-cell office:value-type="string" calcext:value-type="string">
            <text:p>테스트 데이터 정확도: 52.866924 손실 함수(loss): 51584.43 tloss: 259.179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11 트레이닝 데이터 정확도: nan 손실 함수(loss): 53010.613 tloss: 252.27562 trate 0</text:p>
          </table:table-cell>
        </table:table-row>
        <table:table-row table:style-name="ro1">
          <table:table-cell office:value-type="string" calcext:value-type="string">
            <text:p>테스트 데이터 정확도: 53.843525 손실 함수(loss): 52022.05 tloss: 257.34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12 트레이닝 데이터 정확도: nan 손실 함수(loss): 52784.66 tloss: 251.58775 trate 0</text:p>
          </table:table-cell>
        </table:table-row>
        <table:table-row table:style-name="ro1">
          <table:table-cell office:value-type="string" calcext:value-type="string">
            <text:p>테스트 데이터 정확도: 53.50777 손실 함수(loss): 51196.5 tloss: 258.064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13 트레이닝 데이터 정확도: nan 손실 함수(loss): 52925.117 tloss: 251.2102 trate 0</text:p>
          </table:table-cell>
        </table:table-row>
        <table:table-row table:style-name="ro1">
          <table:table-cell office:value-type="string" calcext:value-type="string">
            <text:p>테스트 데이터 정확도: 53.335293 손실 함수(loss): 51680.754 tloss: 258.85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14 트레이닝 데이터 정확도: nan 손실 함수(loss): 52689.355 tloss: 251.11407 trate 0</text:p>
          </table:table-cell>
        </table:table-row>
        <table:table-row table:style-name="ro1">
          <table:table-cell office:value-type="string" calcext:value-type="string">
            <text:p>테스트 데이터 정확도: 53.03811 손실 함수(loss): 52292.605 tloss: 259.987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15 트레이닝 데이터 정확도: nan 손실 함수(loss): 52791.383 tloss: 251.79684 trate 0</text:p>
          </table:table-cell>
        </table:table-row>
        <table:table-row table:style-name="ro1">
          <table:table-cell office:value-type="string" calcext:value-type="string">
            <text:p>테스트 데이터 정확도: 53.656685 손실 함수(loss): 50996.906 tloss: 258.280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16 트레이닝 데이터 정확도: nan 손실 함수(loss): 52595.98 tloss: 251.55923 trate 0</text:p>
          </table:table-cell>
        </table:table-row>
        <table:table-row table:style-name="ro1">
          <table:table-cell office:value-type="string" calcext:value-type="string">
            <text:p>테스트 데이터 정확도: 53.8133 손실 함수(loss): 51115.242 tloss: 257.968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17 트레이닝 데이터 정확도: nan 손실 함수(loss): 52651.87 tloss: 251.62825 trate 0</text:p>
          </table:table-cell>
        </table:table-row>
        <table:table-row table:style-name="ro1">
          <table:table-cell office:value-type="string" calcext:value-type="string">
            <text:p>테스트 데이터 정확도: 52.524464 손실 함수(loss): 51271.812 tloss: 258.138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18 트레이닝 데이터 정확도: nan 손실 함수(loss): 52652.395 tloss: 252.07751 trate 0</text:p>
          </table:table-cell>
        </table:table-row>
        <table:table-row table:style-name="ro1">
          <table:table-cell office:value-type="string" calcext:value-type="string">
            <text:p>테스트 데이터 정확도: 52.751015 손실 함수(loss): 51530.125 tloss: 257.580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19 트레이닝 데이터 정확도: nan 손실 함수(loss): 52873.566 tloss: 252.11497 trate 0</text:p>
          </table:table-cell>
        </table:table-row>
        <table:table-row table:style-name="ro1">
          <table:table-cell office:value-type="string" calcext:value-type="string">
            <text:p>테스트 데이터 정확도: 53.387653 손실 함수(loss): 51288.848 tloss: 258.490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20 트레이닝 데이터 정확도: nan 손실 함수(loss): 52610.996 tloss: 251.45857 trate 0</text:p>
          </table:table-cell>
        </table:table-row>
        <table:table-row table:style-name="ro1">
          <table:table-cell office:value-type="string" calcext:value-type="string">
            <text:p>테스트 데이터 정확도: 53.250233 손실 함수(loss): 51576.086 tloss: 257.539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21 트레이닝 데이터 정확도: nan 손실 함수(loss): 52650.547 tloss: 251.95769 trate 0</text:p>
          </table:table-cell>
        </table:table-row>
        <table:table-row table:style-name="ro1">
          <table:table-cell office:value-type="string" calcext:value-type="string">
            <text:p>테스트 데이터 정확도: 53.43694 손실 함수(loss): 50874.81 tloss: 256.080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22 트레이닝 데이터 정확도: nan 손실 함수(loss): 52574.992 tloss: 250.90549 trate 0</text:p>
          </table:table-cell>
        </table:table-row>
        <table:table-row table:style-name="ro1">
          <table:table-cell office:value-type="string" calcext:value-type="string">
            <text:p>테스트 데이터 정확도: 53.71841 손실 함수(loss): 51300.887 tloss: 259.51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23 트레이닝 데이터 정확도: nan 손실 함수(loss): 52339.926 tloss: 250.01848 trate 0</text:p>
          </table:table-cell>
        </table:table-row>
        <table:table-row table:style-name="ro1">
          <table:table-cell office:value-type="string" calcext:value-type="string">
            <text:p>테스트 데이터 정확도: 52.98324 손실 함수(loss): 50972.965 tloss: 257.590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24 트레이닝 데이터 정확도: nan 손실 함수(loss): 52413.38 tloss: 251.07535 trate 0</text:p>
          </table:table-cell>
        </table:table-row>
        <table:table-row table:style-name="ro1">
          <table:table-cell office:value-type="string" calcext:value-type="string">
            <text:p>테스트 데이터 정확도: 53.536495 손실 함수(loss): 51577.812 tloss: 259.49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25 트레이닝 데이터 정확도: nan 손실 함수(loss): 52222.53 tloss: 250.64156 trate 0</text:p>
          </table:table-cell>
        </table:table-row>
        <table:table-row table:style-name="ro1">
          <table:table-cell office:value-type="string" calcext:value-type="string">
            <text:p>테스트 데이터 정확도: 53.207623 손실 함수(loss): 50795.395 tloss: 257.762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26 트레이닝 데이터 정확도: nan 손실 함수(loss): 52580.383 tloss: 251.71236 trate 0</text:p>
          </table:table-cell>
        </table:table-row>
        <table:table-row table:style-name="ro1">
          <table:table-cell office:value-type="string" calcext:value-type="string">
            <text:p>테스트 데이터 정확도: 53.327404 손실 함수(loss): 51312.57 tloss: 258.211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27 트레이닝 데이터 정확도: nan 손실 함수(loss): 53038.566 tloss: 251.49933 trate 0</text:p>
          </table:table-cell>
        </table:table-row>
        <table:table-row table:style-name="ro1">
          <table:table-cell office:value-type="string" calcext:value-type="string">
            <text:p>테스트 데이터 정확도: 53.098106 손실 함수(loss): 51069.81 tloss: 256.413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28 트레이닝 데이터 정확도: nan 손실 함수(loss): 52720.58 tloss: 251.43651 trate 0</text:p>
          </table:table-cell>
        </table:table-row>
        <table:table-row table:style-name="ro1">
          <table:table-cell office:value-type="string" calcext:value-type="string">
            <text:p>테스트 데이터 정확도: 52.776955 손실 함수(loss): 51977.992 tloss: 259.857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29 트레이닝 데이터 정확도: nan 손실 함수(loss): 52838.066 tloss: 252.23976 trate 0</text:p>
          </table:table-cell>
        </table:table-row>
        <table:table-row table:style-name="ro1">
          <table:table-cell office:value-type="string" calcext:value-type="string">
            <text:p>테스트 데이터 정확도: 52.80381 손실 함수(loss): 51139.625 tloss: 259.66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30 트레이닝 데이터 정확도: nan 손실 함수(loss): 52564.055 tloss: 251.61945 trate 0</text:p>
          </table:table-cell>
        </table:table-row>
        <table:table-row table:style-name="ro1">
          <table:table-cell office:value-type="string" calcext:value-type="string">
            <text:p>테스트 데이터 정확도: 53.40575 손실 함수(loss): 52806.0 tloss: 263.170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31 트레이닝 데이터 정확도: nan 손실 함수(loss): 52330.867 tloss: 250.69972 trate 0</text:p>
          </table:table-cell>
        </table:table-row>
        <table:table-row table:style-name="ro1">
          <table:table-cell office:value-type="string" calcext:value-type="string">
            <text:p>테스트 데이터 정확도: 53.659492 손실 함수(loss): 50953.188 tloss: 257.569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32 트레이닝 데이터 정확도: nan 손실 함수(loss): 52616.06 tloss: 251.7117 trate 0</text:p>
          </table:table-cell>
        </table:table-row>
        <table:table-row table:style-name="ro1">
          <table:table-cell office:value-type="string" calcext:value-type="string">
            <text:p>테스트 데이터 정확도: 53.070587 손실 함수(loss): 51613.008 tloss: 258.576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33 트레이닝 데이터 정확도: nan 손실 함수(loss): 52556.316 tloss: 251.65161 trate 0</text:p>
          </table:table-cell>
        </table:table-row>
        <table:table-row table:style-name="ro1">
          <table:table-cell office:value-type="string" calcext:value-type="string">
            <text:p>테스트 데이터 정확도: 52.885105 손실 함수(loss): 50915.656 tloss: 257.348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34 트레이닝 데이터 정확도: nan 손실 함수(loss): 52168.88 tloss: 249.64374 trate 0</text:p>
          </table:table-cell>
        </table:table-row>
        <table:table-row table:style-name="ro1">
          <table:table-cell office:value-type="string" calcext:value-type="string">
            <text:p>테스트 데이터 정확도: 53.067696 손실 함수(loss): 51383.258 tloss: 258.845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35 트레이닝 데이터 정확도: nan 손실 함수(loss): 52522.035 tloss: 250.97406 trate 0</text:p>
          </table:table-cell>
        </table:table-row>
        <table:table-row table:style-name="ro1">
          <table:table-cell office:value-type="string" calcext:value-type="string">
            <text:p>테스트 데이터 정확도: 52.65694 손실 함수(loss): 51124.24 tloss: 258.862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36 트레이닝 데이터 정확도: nan 손실 함수(loss): 52754.113 tloss: 251.72289 trate 0</text:p>
          </table:table-cell>
        </table:table-row>
        <table:table-row table:style-name="ro1">
          <table:table-cell office:value-type="string" calcext:value-type="string">
            <text:p>테스트 데이터 정확도: 53.031013 손실 함수(loss): 51784.43 tloss: 260.403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37 트레이닝 데이터 정확도: nan 손실 함수(loss): 52432.324 tloss: 250.93619 trate 0</text:p>
          </table:table-cell>
        </table:table-row>
        <table:table-row table:style-name="ro1">
          <table:table-cell office:value-type="string" calcext:value-type="string">
            <text:p>테스트 데이터 정확도: 53.698765 손실 함수(loss): 51671.48 tloss: 260.004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38 트레이닝 데이터 정확도: nan 손실 함수(loss): 52495.87 tloss: 251.49773 trate 0</text:p>
          </table:table-cell>
        </table:table-row>
        <table:table-row table:style-name="ro1">
          <table:table-cell office:value-type="string" calcext:value-type="string">
            <text:p>테스트 데이터 정확도: 52.81391 손실 함수(loss): 51021.316 tloss: 257.291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39 트레이닝 데이터 정확도: nan 손실 함수(loss): 52243.754 tloss: 250.65701 trate 0</text:p>
          </table:table-cell>
        </table:table-row>
        <table:table-row table:style-name="ro1">
          <table:table-cell office:value-type="string" calcext:value-type="string">
            <text:p>테스트 데이터 정확도: 53.689007 손실 함수(loss): 51411.844 tloss: 261.400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40 트레이닝 데이터 정확도: nan 손실 함수(loss): 52307.28 tloss: 250.99498 trate 0</text:p>
          </table:table-cell>
        </table:table-row>
        <table:table-row table:style-name="ro1">
          <table:table-cell office:value-type="string" calcext:value-type="string">
            <text:p>테스트 데이터 정확도: 53.30383 손실 함수(loss): 50984.008 tloss: 257.513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41 트레이닝 데이터 정확도: nan 손실 함수(loss): 52835.56 tloss: 251.8072 trate 0</text:p>
          </table:table-cell>
        </table:table-row>
        <table:table-row table:style-name="ro1">
          <table:table-cell office:value-type="string" calcext:value-type="string">
            <text:p>테스트 데이터 정확도: 53.05734 손실 함수(loss): 52893.582 tloss: 261.999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42 트레이닝 데이터 정확도: nan 손실 함수(loss): 52303.5 tloss: 250.54341 trate 0</text:p>
          </table:table-cell>
        </table:table-row>
        <table:table-row table:style-name="ro1">
          <table:table-cell office:value-type="string" calcext:value-type="string">
            <text:p>테스트 데이터 정확도: 52.794006 손실 함수(loss): 51267.914 tloss: 258.580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43 트레이닝 데이터 정확도: nan 손실 함수(loss): 52795.613 tloss: 251.8891 trate 0</text:p>
          </table:table-cell>
        </table:table-row>
        <table:table-row table:style-name="ro1">
          <table:table-cell office:value-type="string" calcext:value-type="string">
            <text:p>테스트 데이터 정확도: 52.52026 손실 함수(loss): 51086.79 tloss: 257.782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44 트레이닝 데이터 정확도: nan 손실 함수(loss): 52373.527 tloss: 250.9465 trate 0</text:p>
          </table:table-cell>
        </table:table-row>
        <table:table-row table:style-name="ro1">
          <table:table-cell office:value-type="string" calcext:value-type="string">
            <text:p>테스트 데이터 정확도: 53.125374 손실 함수(loss): 51409.26 tloss: 257.939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45 트레이닝 데이터 정확도: nan 손실 함수(loss): 52212.24 tloss: 250.33766 trate 0</text:p>
          </table:table-cell>
        </table:table-row>
        <table:table-row table:style-name="ro1">
          <table:table-cell office:value-type="string" calcext:value-type="string">
            <text:p>테스트 데이터 정확도: 52.7801 손실 함수(loss): 50833.02 tloss: 257.506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46 트레이닝 데이터 정확도: nan 손실 함수(loss): 52561.844 tloss: 250.88028 trate 0</text:p>
          </table:table-cell>
        </table:table-row>
        <table:table-row table:style-name="ro1">
          <table:table-cell office:value-type="string" calcext:value-type="string">
            <text:p>테스트 데이터 정확도: 53.26281 손실 함수(loss): 51785.785 tloss: 258.595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47 트레이닝 데이터 정확도: nan 손실 함수(loss): 52569.535 tloss: 252.06087 trate 0</text:p>
          </table:table-cell>
        </table:table-row>
        <table:table-row table:style-name="ro1">
          <table:table-cell office:value-type="string" calcext:value-type="string">
            <text:p>테스트 데이터 정확도: 53.359707 손실 함수(loss): 49853.71 tloss: 256.754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48 트레이닝 데이터 정확도: nan 손실 함수(loss): 52101.703 tloss: 250.20992 trate 0</text:p>
          </table:table-cell>
        </table:table-row>
        <table:table-row table:style-name="ro1">
          <table:table-cell office:value-type="string" calcext:value-type="string">
            <text:p>테스트 데이터 정확도: 53.85971 손실 함수(loss): 51015.324 tloss: 259.097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49 트레이닝 데이터 정확도: nan 손실 함수(loss): 52289.98 tloss: 250.94391 trate 0</text:p>
          </table:table-cell>
        </table:table-row>
        <table:table-row table:style-name="ro1">
          <table:table-cell office:value-type="string" calcext:value-type="string">
            <text:p>테스트 데이터 정확도: 53.11411 손실 함수(loss): 51185.965 tloss: 257.42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50 트레이닝 데이터 정확도: nan 손실 함수(loss): 52267.46 tloss: 250.84354 trate 0</text:p>
          </table:table-cell>
        </table:table-row>
        <table:table-row table:style-name="ro1">
          <table:table-cell office:value-type="string" calcext:value-type="string">
            <text:p>테스트 데이터 정확도: 53.04177 손실 함수(loss): 50791.168 tloss: 257.457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51 트레이닝 데이터 정확도: nan 손실 함수(loss): 52232.836 tloss: 250.65347 trate 0</text:p>
          </table:table-cell>
        </table:table-row>
        <table:table-row table:style-name="ro1">
          <table:table-cell office:value-type="string" calcext:value-type="string">
            <text:p>테스트 데이터 정확도: 53.192417 손실 함수(loss): 51017.004 tloss: 258.36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52 트레이닝 데이터 정확도: nan 손실 함수(loss): 52481.008 tloss: 250.39363 trate 0</text:p>
          </table:table-cell>
        </table:table-row>
        <table:table-row table:style-name="ro1">
          <table:table-cell office:value-type="string" calcext:value-type="string">
            <text:p>테스트 데이터 정확도: 53.212536 손실 함수(loss): 51759.44 tloss: 259.17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53 트레이닝 데이터 정확도: nan 손실 함수(loss): 52443.277 tloss: 251.05704 trate 0</text:p>
          </table:table-cell>
        </table:table-row>
        <table:table-row table:style-name="ro1">
          <table:table-cell office:value-type="string" calcext:value-type="string">
            <text:p>테스트 데이터 정확도: 52.939983 손실 함수(loss): 51282.055 tloss: 259.23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54 트레이닝 데이터 정확도: nan 손실 함수(loss): 52172.977 tloss: 249.87546 trate 0</text:p>
          </table:table-cell>
        </table:table-row>
        <table:table-row table:style-name="ro1">
          <table:table-cell office:value-type="string" calcext:value-type="string">
            <text:p>테스트 데이터 정확도: 52.812748 손실 함수(loss): 51177.418 tloss: 258.751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55 트레이닝 데이터 정확도: nan 손실 함수(loss): 52118.17 tloss: 250.19484 trate 0</text:p>
          </table:table-cell>
        </table:table-row>
        <table:table-row table:style-name="ro1">
          <table:table-cell office:value-type="string" calcext:value-type="string">
            <text:p>테스트 데이터 정확도: 53.197285 손실 함수(loss): 50741.855 tloss: 257.37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56 트레이닝 데이터 정확도: nan 손실 함수(loss): 52127.254 tloss: 249.37631 trate 0</text:p>
          </table:table-cell>
        </table:table-row>
        <table:table-row table:style-name="ro1">
          <table:table-cell office:value-type="string" calcext:value-type="string">
            <text:p>테스트 데이터 정확도: 52.642544 손실 함수(loss): 50612.254 tloss: 254.510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57 트레이닝 데이터 정확도: nan 손실 함수(loss): 52240.137 tloss: 250.81174 trate 0</text:p>
          </table:table-cell>
        </table:table-row>
        <table:table-row table:style-name="ro1">
          <table:table-cell office:value-type="string" calcext:value-type="string">
            <text:p>테스트 데이터 정확도: 52.520714 손실 함수(loss): 51709.656 tloss: 260.226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58 트레이닝 데이터 정확도: nan 손실 함수(loss): 52447.305 tloss: 250.29056 trate 0</text:p>
          </table:table-cell>
        </table:table-row>
        <table:table-row table:style-name="ro1">
          <table:table-cell office:value-type="string" calcext:value-type="string">
            <text:p>테스트 데이터 정확도: 53.11317 손실 함수(loss): 51269.465 tloss: 257.921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59 트레이닝 데이터 정확도: nan 손실 함수(loss): 52527.547 tloss: 250.10551 trate 0</text:p>
          </table:table-cell>
        </table:table-row>
        <table:table-row table:style-name="ro1">
          <table:table-cell office:value-type="string" calcext:value-type="string">
            <text:p>테스트 데이터 정확도: 53.195095 손실 함수(loss): 52345.926 tloss: 261.229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60 트레이닝 데이터 정확도: nan 손실 함수(loss): 52151.28 tloss: 249.94186 trate 0</text:p>
          </table:table-cell>
        </table:table-row>
        <table:table-row table:style-name="ro1">
          <table:table-cell office:value-type="string" calcext:value-type="string">
            <text:p>테스트 데이터 정확도: 52.858612 손실 함수(loss): 50979.152 tloss: 257.84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61 트레이닝 데이터 정확도: nan 손실 함수(loss): 52309.04 tloss: 250.00005 trate 0</text:p>
          </table:table-cell>
        </table:table-row>
        <table:table-row table:style-name="ro1">
          <table:table-cell office:value-type="string" calcext:value-type="string">
            <text:p>테스트 데이터 정확도: 52.988655 손실 함수(loss): 50908.73 tloss: 256.896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62 트레이닝 데이터 정확도: nan 손실 함수(loss): 52350.023 tloss: 250.65765 trate 0</text:p>
          </table:table-cell>
        </table:table-row>
        <table:table-row table:style-name="ro1">
          <table:table-cell office:value-type="string" calcext:value-type="string">
            <text:p>테스트 데이터 정확도: 52.933846 손실 함수(loss): 50573.727 tloss: 255.548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63 트레이닝 데이터 정확도: nan 손실 함수(loss): 52003.176 tloss: 250.01381 trate 0</text:p>
          </table:table-cell>
        </table:table-row>
        <table:table-row table:style-name="ro1">
          <table:table-cell office:value-type="string" calcext:value-type="string">
            <text:p>테스트 데이터 정확도: 52.98612 손실 함수(loss): 51234.402 tloss: 258.664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64 트레이닝 데이터 정확도: nan 손실 함수(loss): 52175.81 tloss: 249.73091 trate 0</text:p>
          </table:table-cell>
        </table:table-row>
        <table:table-row table:style-name="ro1">
          <table:table-cell office:value-type="string" calcext:value-type="string">
            <text:p>테스트 데이터 정확도: 53.23419 손실 함수(loss): 50819.65 tloss: 257.324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65 트레이닝 데이터 정확도: nan 손실 함수(loss): 52147.54 tloss: 250.41277 trate 0</text:p>
          </table:table-cell>
        </table:table-row>
        <table:table-row table:style-name="ro1">
          <table:table-cell office:value-type="string" calcext:value-type="string">
            <text:p>테스트 데이터 정확도: 53.030903 손실 함수(loss): 51765.633 tloss: 260.925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66 트레이닝 데이터 정확도: nan 손실 함수(loss): 52390.35 tloss: 250.68417 trate 0</text:p>
          </table:table-cell>
        </table:table-row>
        <table:table-row table:style-name="ro1">
          <table:table-cell office:value-type="string" calcext:value-type="string">
            <text:p>테스트 데이터 정확도: 53.05009 손실 함수(loss): 50767.586 tloss: 257.394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67 트레이닝 데이터 정확도: nan 손실 함수(loss): 52438.36 tloss: 251.06476 trate 0</text:p>
          </table:table-cell>
        </table:table-row>
        <table:table-row table:style-name="ro1">
          <table:table-cell office:value-type="string" calcext:value-type="string">
            <text:p>테스트 데이터 정확도: 52.48299 손실 함수(loss): 50648.023 tloss: 255.040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68 트레이닝 데이터 정확도: nan 손실 함수(loss): 51997.992 tloss: 250.44649 trate 0</text:p>
          </table:table-cell>
        </table:table-row>
        <table:table-row table:style-name="ro1">
          <table:table-cell office:value-type="string" calcext:value-type="string">
            <text:p>테스트 데이터 정확도: 53.165222 손실 함수(loss): 50724.414 tloss: 256.348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69 트레이닝 데이터 정확도: nan 손실 함수(loss): 52205.344 tloss: 249.5858 trate 0</text:p>
          </table:table-cell>
        </table:table-row>
        <table:table-row table:style-name="ro1">
          <table:table-cell office:value-type="string" calcext:value-type="string">
            <text:p>테스트 데이터 정확도: 52.575798 손실 함수(loss): 51996.508 tloss: 257.748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70 트레이닝 데이터 정확도: nan 손실 함수(loss): 52029.406 tloss: 249.8702 trate 0</text:p>
          </table:table-cell>
        </table:table-row>
        <table:table-row table:style-name="ro1">
          <table:table-cell office:value-type="string" calcext:value-type="string">
            <text:p>테스트 데이터 정확도: 52.88876 손실 함수(loss): 51407.74 tloss: 258.896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71 트레이닝 데이터 정확도: nan 손실 함수(loss): 52230.914 tloss: 249.71611 trate 0</text:p>
          </table:table-cell>
        </table:table-row>
        <table:table-row table:style-name="ro1">
          <table:table-cell office:value-type="string" calcext:value-type="string">
            <text:p>테스트 데이터 정확도: 53.281574 손실 함수(loss): 50875.24 tloss: 256.318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72 트레이닝 데이터 정확도: nan 손실 함수(loss): 52254.96 tloss: 250.66396 trate 0</text:p>
          </table:table-cell>
        </table:table-row>
        <table:table-row table:style-name="ro1">
          <table:table-cell office:value-type="string" calcext:value-type="string">
            <text:p>테스트 데이터 정확도: 53.296894 손실 함수(loss): 50918.59 tloss: 257.50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73 트레이닝 데이터 정확도: nan 손실 함수(loss): 52481.438 tloss: 250.4077 trate 0</text:p>
          </table:table-cell>
        </table:table-row>
        <table:table-row table:style-name="ro1">
          <table:table-cell office:value-type="string" calcext:value-type="string">
            <text:p>테스트 데이터 정확도: 53.38272 손실 함수(loss): 51523.543 tloss: 259.249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74 트레이닝 데이터 정확도: nan 손실 함수(loss): 52407.17 tloss: 250.25145 trate 0</text:p>
          </table:table-cell>
        </table:table-row>
        <table:table-row table:style-name="ro1">
          <table:table-cell office:value-type="string" calcext:value-type="string">
            <text:p>테스트 데이터 정확도: 52.723446 손실 함수(loss): 51849.26 tloss: 261.144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75 트레이닝 데이터 정확도: nan 손실 함수(loss): 52577.45 tloss: 250.91667 trate 0</text:p>
          </table:table-cell>
        </table:table-row>
        <table:table-row table:style-name="ro1">
          <table:table-cell office:value-type="string" calcext:value-type="string">
            <text:p>테스트 데이터 정확도: 52.55764 손실 함수(loss): 50754.72 tloss: 257.202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76 트레이닝 데이터 정확도: nan 손실 함수(loss): 52244.027 tloss: 250.46156 trate 0</text:p>
          </table:table-cell>
        </table:table-row>
        <table:table-row table:style-name="ro1">
          <table:table-cell office:value-type="string" calcext:value-type="string">
            <text:p>테스트 데이터 정확도: 52.94875 손실 함수(loss): 51016.477 tloss: 257.06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77 트레이닝 데이터 정확도: nan 손실 함수(loss): 52160.203 tloss: 249.65724 trate 0</text:p>
          </table:table-cell>
        </table:table-row>
        <table:table-row table:style-name="ro1">
          <table:table-cell office:value-type="string" calcext:value-type="string">
            <text:p>테스트 데이터 정확도: 53.32674 손실 함수(loss): 51569.57 tloss: 258.57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78 트레이닝 데이터 정확도: nan 손실 함수(loss): 52020.97 tloss: 249.05635 trate 0</text:p>
          </table:table-cell>
        </table:table-row>
        <table:table-row table:style-name="ro1">
          <table:table-cell office:value-type="string" calcext:value-type="string">
            <text:p>테스트 데이터 정확도: 53.318523 손실 함수(loss): 50309.676 tloss: 254.704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79 트레이닝 데이터 정확도: nan 손실 함수(loss): 52168.797 tloss: 250.63007 trate 0</text:p>
          </table:table-cell>
        </table:table-row>
        <table:table-row table:style-name="ro1">
          <table:table-cell office:value-type="string" calcext:value-type="string">
            <text:p>테스트 데이터 정확도: 52.60891 손실 함수(loss): 51482.8 tloss: 260.93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80 트레이닝 데이터 정확도: nan 손실 함수(loss): 51979.46 tloss: 250.20683 trate 0</text:p>
          </table:table-cell>
        </table:table-row>
        <table:table-row table:style-name="ro1">
          <table:table-cell office:value-type="string" calcext:value-type="string">
            <text:p>테스트 데이터 정확도: 52.675804 손실 함수(loss): 51138.613 tloss: 257.665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81 트레이닝 데이터 정확도: nan 손실 함수(loss): 51909.81 tloss: 249.27704 trate 0</text:p>
          </table:table-cell>
        </table:table-row>
        <table:table-row table:style-name="ro1">
          <table:table-cell office:value-type="string" calcext:value-type="string">
            <text:p>테스트 데이터 정확도: 53.022583 손실 함수(loss): 50674.87 tloss: 257.733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82 트레이닝 데이터 정확도: nan 손실 함수(loss): 52071.312 tloss: 249.9759 trate 0</text:p>
          </table:table-cell>
        </table:table-row>
        <table:table-row table:style-name="ro1">
          <table:table-cell office:value-type="string" calcext:value-type="string">
            <text:p>테스트 데이터 정확도: 53.053947 손실 함수(loss): 51105.426 tloss: 260.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83 트레이닝 데이터 정확도: nan 손실 함수(loss): 52291.58 tloss: 250.36774 trate 0</text:p>
          </table:table-cell>
        </table:table-row>
        <table:table-row table:style-name="ro1">
          <table:table-cell office:value-type="string" calcext:value-type="string">
            <text:p>테스트 데이터 정확도: 52.580177 손실 함수(loss): 51714.746 tloss: 258.850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84 트레이닝 데이터 정확도: nan 손실 함수(loss): 52166.863 tloss: 249.42493 trate 0</text:p>
          </table:table-cell>
        </table:table-row>
        <table:table-row table:style-name="ro1">
          <table:table-cell office:value-type="string" calcext:value-type="string">
            <text:p>테스트 데이터 정확도: 52.65969 손실 함수(loss): 50928.65 tloss: 257.598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85 트레이닝 데이터 정확도: nan 손실 함수(loss): 51801.05 tloss: 248.95218 trate 0</text:p>
          </table:table-cell>
        </table:table-row>
        <table:table-row table:style-name="ro1">
          <table:table-cell office:value-type="string" calcext:value-type="string">
            <text:p>테스트 데이터 정확도: 52.765526 손실 함수(loss): 51377.945 tloss: 260.239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86 트레이닝 데이터 정확도: nan 손실 함수(loss): 51916.1 tloss: 248.8461 trate 0</text:p>
          </table:table-cell>
        </table:table-row>
        <table:table-row table:style-name="ro1">
          <table:table-cell office:value-type="string" calcext:value-type="string">
            <text:p>테스트 데이터 정확도: 53.094513 손실 함수(loss): 51065.883 tloss: 260.945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87 트레이닝 데이터 정확도: nan 손실 함수(loss): 52102.906 tloss: 249.90417 trate 0</text:p>
          </table:table-cell>
        </table:table-row>
        <table:table-row table:style-name="ro1">
          <table:table-cell office:value-type="string" calcext:value-type="string">
            <text:p>테스트 데이터 정확도: 52.876884 손실 함수(loss): 51601.508 tloss: 259.679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88 트레이닝 데이터 정확도: nan 손실 함수(loss): 51780.992 tloss: 249.41544 trate 0</text:p>
          </table:table-cell>
        </table:table-row>
        <table:table-row table:style-name="ro1">
          <table:table-cell office:value-type="string" calcext:value-type="string">
            <text:p>테스트 데이터 정확도: 52.72869 손실 함수(loss): 51428.445 tloss: 259.29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89 트레이닝 데이터 정확도: nan 손실 함수(loss): 52300.13 tloss: 249.42082 trate 0</text:p>
          </table:table-cell>
        </table:table-row>
        <table:table-row table:style-name="ro1">
          <table:table-cell office:value-type="string" calcext:value-type="string">
            <text:p>테스트 데이터 정확도: 52.68754 손실 함수(loss): 51546.668 tloss: 260.19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90 트레이닝 데이터 정확도: nan 손실 함수(loss): 52495.812 tloss: 250.9666 trate 0</text:p>
          </table:table-cell>
        </table:table-row>
        <table:table-row table:style-name="ro1">
          <table:table-cell office:value-type="string" calcext:value-type="string">
            <text:p>테스트 데이터 정확도: 53.722176 손실 함수(loss): 51748.07 tloss: 259.679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91 트레이닝 데이터 정확도: nan 손실 함수(loss): 52145.203 tloss: 249.23914 trate 0</text:p>
          </table:table-cell>
        </table:table-row>
        <table:table-row table:style-name="ro1">
          <table:table-cell office:value-type="string" calcext:value-type="string">
            <text:p>테스트 데이터 정확도: 52.97833 손실 함수(loss): 50782.695 tloss: 256.897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92 트레이닝 데이터 정확도: nan 손실 함수(loss): 52067.047 tloss: 249.2987 trate 0</text:p>
          </table:table-cell>
        </table:table-row>
        <table:table-row table:style-name="ro1">
          <table:table-cell office:value-type="string" calcext:value-type="string">
            <text:p>테스트 데이터 정확도: 53.057346 손실 함수(loss): 50990.473 tloss: 255.293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93 트레이닝 데이터 정확도: nan 손실 함수(loss): 52049.973 tloss: 249.63593 trate 0</text:p>
          </table:table-cell>
        </table:table-row>
        <table:table-row table:style-name="ro1">
          <table:table-cell office:value-type="string" calcext:value-type="string">
            <text:p>테스트 데이터 정확도: 52.839252 손실 함수(loss): 50877.273 tloss: 256.68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94 트레이닝 데이터 정확도: nan 손실 함수(loss): 51853.742 tloss: 249.6469 trate 0</text:p>
          </table:table-cell>
        </table:table-row>
        <table:table-row table:style-name="ro1">
          <table:table-cell office:value-type="string" calcext:value-type="string">
            <text:p>테스트 데이터 정확도: 52.482265 손실 함수(loss): 51120.66 tloss: 258.95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95 트레이닝 데이터 정확도: nan 손실 함수(loss): 51930.418 tloss: 248.99045 trate 0</text:p>
          </table:table-cell>
        </table:table-row>
        <table:table-row table:style-name="ro1">
          <table:table-cell office:value-type="string" calcext:value-type="string">
            <text:p>테스트 데이터 정확도: 53.05942 손실 함수(loss): 52072.285 tloss: 262.842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96 트레이닝 데이터 정확도: nan 손실 함수(loss): 52260.39 tloss: 249.71388 trate 0</text:p>
          </table:table-cell>
        </table:table-row>
        <table:table-row table:style-name="ro1">
          <table:table-cell office:value-type="string" calcext:value-type="string">
            <text:p>테스트 데이터 정확도: 53.03641 손실 함수(loss): 50477.74 tloss: 258.211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97 트레이닝 데이터 정확도: nan 손실 함수(loss): 52075.9 tloss: 249.66702 trate 0</text:p>
          </table:table-cell>
        </table:table-row>
        <table:table-row table:style-name="ro1">
          <table:table-cell office:value-type="string" calcext:value-type="string">
            <text:p>테스트 데이터 정확도: 53.11166 손실 함수(loss): 51134.562 tloss: 257.1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98 트레이닝 데이터 정확도: nan 손실 함수(loss): 52430.88 tloss: 250.29857 trate 0</text:p>
          </table:table-cell>
        </table:table-row>
        <table:table-row table:style-name="ro1">
          <table:table-cell office:value-type="string" calcext:value-type="string">
            <text:p>테스트 데이터 정확도: 52.97222 손실 함수(loss): 50873.82 tloss: 255.384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199 트레이닝 데이터 정확도: nan 손실 함수(loss): 52186.434 tloss: 250.2603 trate 0</text:p>
          </table:table-cell>
        </table:table-row>
        <table:table-row table:style-name="ro1">
          <table:table-cell office:value-type="string" calcext:value-type="string">
            <text:p>테스트 데이터 정확도: 52.706165 손실 함수(loss): 50074.574 tloss: 254.698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00 트레이닝 데이터 정확도: nan 손실 함수(loss): 52009.05 tloss: 249.23416 trate 0</text:p>
          </table:table-cell>
        </table:table-row>
        <table:table-row table:style-name="ro1">
          <table:table-cell office:value-type="string" calcext:value-type="string">
            <text:p>테스트 데이터 정확도: 53.22762 손실 함수(loss): 51306.973 tloss: 257.767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01 트레이닝 데이터 정확도: nan 손실 함수(loss): 52188.37 tloss: 250.01012 trate 0</text:p>
          </table:table-cell>
        </table:table-row>
        <table:table-row table:style-name="ro1">
          <table:table-cell office:value-type="string" calcext:value-type="string">
            <text:p>테스트 데이터 정확도: 53.30808 손실 함수(loss): 51100.52 tloss: 257.872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02 트레이닝 데이터 정확도: nan 손실 함수(loss): 51888.844 tloss: 249.37337 trate 0</text:p>
          </table:table-cell>
        </table:table-row>
        <table:table-row table:style-name="ro1">
          <table:table-cell office:value-type="string" calcext:value-type="string">
            <text:p>테스트 데이터 정확도: 52.88568 손실 함수(loss): 51672.973 tloss: 260.250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03 트레이닝 데이터 정확도: nan 손실 함수(loss): 52013.45 tloss: 250.05276 trate 0</text:p>
          </table:table-cell>
        </table:table-row>
        <table:table-row table:style-name="ro1">
          <table:table-cell office:value-type="string" calcext:value-type="string">
            <text:p>테스트 데이터 정확도: 52.45679 손실 함수(loss): 51107.81 tloss: 258.756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04 트레이닝 데이터 정확도: nan 손실 함수(loss): 51860.953 tloss: 249.36304 trate 0</text:p>
          </table:table-cell>
        </table:table-row>
        <table:table-row table:style-name="ro1">
          <table:table-cell office:value-type="string" calcext:value-type="string">
            <text:p>테스트 데이터 정확도: 53.226227 손실 함수(loss): 51480.48 tloss: 256.86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05 트레이닝 데이터 정확도: nan 손실 함수(loss): 52069.24 tloss: 249.40106 trate 0</text:p>
          </table:table-cell>
        </table:table-row>
        <table:table-row table:style-name="ro1">
          <table:table-cell office:value-type="string" calcext:value-type="string">
            <text:p>테스트 데이터 정확도: 52.62131 손실 함수(loss): 50426.69 tloss: 258.500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06 트레이닝 데이터 정확도: nan 손실 함수(loss): 52106.45 tloss: 249.31541 trate 0</text:p>
          </table:table-cell>
        </table:table-row>
        <table:table-row table:style-name="ro1">
          <table:table-cell office:value-type="string" calcext:value-type="string">
            <text:p>테스트 데이터 정확도: 52.41254 손실 함수(loss): 50431.125 tloss: 257.002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07 트레이닝 데이터 정확도: nan 손실 함수(loss): 51815.965 tloss: 248.79817 trate 0</text:p>
          </table:table-cell>
        </table:table-row>
        <table:table-row table:style-name="ro1">
          <table:table-cell office:value-type="string" calcext:value-type="string">
            <text:p>테스트 데이터 정확도: 53.459846 손실 함수(loss): 50508.168 tloss: 258.47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08 트레이닝 데이터 정확도: nan 손실 함수(loss): 51687.7 tloss: 248.85005 trate 0</text:p>
          </table:table-cell>
        </table:table-row>
        <table:table-row table:style-name="ro1">
          <table:table-cell office:value-type="string" calcext:value-type="string">
            <text:p>테스트 데이터 정확도: 52.463257 손실 함수(loss): 50677.023 tloss: 257.530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09 트레이닝 데이터 정확도: nan 손실 함수(loss): 51664.223 tloss: 248.64168 trate 0</text:p>
          </table:table-cell>
        </table:table-row>
        <table:table-row table:style-name="ro1">
          <table:table-cell office:value-type="string" calcext:value-type="string">
            <text:p>테스트 데이터 정확도: 53.190666 손실 함수(loss): 51480.07 tloss: 259.122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10 트레이닝 데이터 정확도: nan 손실 함수(loss): 52273.95 tloss: 250.70995 trate 0</text:p>
          </table:table-cell>
        </table:table-row>
        <table:table-row table:style-name="ro1">
          <table:table-cell office:value-type="string" calcext:value-type="string">
            <text:p>테스트 데이터 정확도: 52.68152 손실 함수(loss): 51221.844 tloss: 258.200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11 트레이닝 데이터 정확도: nan 손실 함수(loss): 52290.758 tloss: 250.57854 trate 0</text:p>
          </table:table-cell>
        </table:table-row>
        <table:table-row table:style-name="ro1">
          <table:table-cell office:value-type="string" calcext:value-type="string">
            <text:p>테스트 데이터 정확도: 52.884403 손실 함수(loss): 51049.68 tloss: 257.35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12 트레이닝 데이터 정확도: nan 손실 함수(loss): 51757.055 tloss: 248.90575 trate 0</text:p>
          </table:table-cell>
        </table:table-row>
        <table:table-row table:style-name="ro1">
          <table:table-cell office:value-type="string" calcext:value-type="string">
            <text:p>테스트 데이터 정확도: 52.99814 손실 함수(loss): 50087.707 tloss: 255.544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13 트레이닝 데이터 정확도: nan 손실 함수(loss): 51579.03 tloss: 247.99162 trate 0</text:p>
          </table:table-cell>
        </table:table-row>
        <table:table-row table:style-name="ro1">
          <table:table-cell office:value-type="string" calcext:value-type="string">
            <text:p>테스트 데이터 정확도: 52.509914 손실 함수(loss): 50816.367 tloss: 255.120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14 트레이닝 데이터 정확도: nan 손실 함수(loss): 51925.332 tloss: 248.92282 trate 0</text:p>
          </table:table-cell>
        </table:table-row>
        <table:table-row table:style-name="ro1">
          <table:table-cell office:value-type="string" calcext:value-type="string">
            <text:p>테스트 데이터 정확도: 52.911976 손실 함수(loss): 50203.746 tloss: 256.532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15 트레이닝 데이터 정확도: nan 손실 함수(loss): 51785.13 tloss: 249.19243 trate 0</text:p>
          </table:table-cell>
        </table:table-row>
        <table:table-row table:style-name="ro1">
          <table:table-cell office:value-type="string" calcext:value-type="string">
            <text:p>테스트 데이터 정확도: 52.996452 손실 함수(loss): 50375.895 tloss: 256.295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16 트레이닝 데이터 정확도: nan 손실 함수(loss): 51938.4 tloss: 249.65117 trate 0</text:p>
          </table:table-cell>
        </table:table-row>
        <table:table-row table:style-name="ro1">
          <table:table-cell office:value-type="string" calcext:value-type="string">
            <text:p>테스트 데이터 정확도: 53.547585 손실 함수(loss): 50600.145 tloss: 256.907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17 트레이닝 데이터 정확도: nan 손실 함수(loss): 51611.527 tloss: 248.82768 trate 0</text:p>
          </table:table-cell>
        </table:table-row>
        <table:table-row table:style-name="ro1">
          <table:table-cell office:value-type="string" calcext:value-type="string">
            <text:p>테스트 데이터 정확도: 53.278435 손실 함수(loss): 51843.406 tloss: 259.411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18 트레이닝 데이터 정확도: nan 손실 함수(loss): 51954.438 tloss: 249.18993 trate 0</text:p>
          </table:table-cell>
        </table:table-row>
        <table:table-row table:style-name="ro1">
          <table:table-cell office:value-type="string" calcext:value-type="string">
            <text:p>테스트 데이터 정확도: 52.80263 손실 함수(loss): 51027.38 tloss: 256.037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19 트레이닝 데이터 정확도: nan 손실 함수(loss): 51476.855 tloss: 248.20952 trate 0</text:p>
          </table:table-cell>
        </table:table-row>
        <table:table-row table:style-name="ro1">
          <table:table-cell office:value-type="string" calcext:value-type="string">
            <text:p>테스트 데이터 정확도: 53.01286 손실 함수(loss): 50343.63 tloss: 256.148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20 트레이닝 데이터 정확도: nan 손실 함수(loss): 52281.867 tloss: 249.95607 trate 0</text:p>
          </table:table-cell>
        </table:table-row>
        <table:table-row table:style-name="ro1">
          <table:table-cell office:value-type="string" calcext:value-type="string">
            <text:p>테스트 데이터 정확도: 53.126472 손실 함수(loss): 51165.164 tloss: 257.92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21 트레이닝 데이터 정확도: nan 손실 함수(loss): 52057.96 tloss: 249.45413 trate 0</text:p>
          </table:table-cell>
        </table:table-row>
        <table:table-row table:style-name="ro1">
          <table:table-cell office:value-type="string" calcext:value-type="string">
            <text:p>테스트 데이터 정확도: 52.290005 손실 함수(loss): 50824.395 tloss: 259.887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22 트레이닝 데이터 정확도: nan 손실 함수(loss): 52230.46 tloss: 250.39705 trate 0</text:p>
          </table:table-cell>
        </table:table-row>
        <table:table-row table:style-name="ro1">
          <table:table-cell office:value-type="string" calcext:value-type="string">
            <text:p>테스트 데이터 정확도: 53.075745 손실 함수(loss): 51067.3 tloss: 257.705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23 트레이닝 데이터 정확도: nan 손실 함수(loss): 51868.55 tloss: 247.9034 trate 0</text:p>
          </table:table-cell>
        </table:table-row>
        <table:table-row table:style-name="ro1">
          <table:table-cell office:value-type="string" calcext:value-type="string">
            <text:p>테스트 데이터 정확도: 52.384705 손실 함수(loss): 49682.566 tloss: 255.553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24 트레이닝 데이터 정확도: nan 손실 함수(loss): 51631.066 tloss: 248.45303 trate 0</text:p>
          </table:table-cell>
        </table:table-row>
        <table:table-row table:style-name="ro1">
          <table:table-cell office:value-type="string" calcext:value-type="string">
            <text:p>테스트 데이터 정확도: 52.839336 손실 함수(loss): 50376.836 tloss: 256.478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25 트레이닝 데이터 정확도: nan 손실 함수(loss): 51654.535 tloss: 249.13072 trate 0</text:p>
          </table:table-cell>
        </table:table-row>
        <table:table-row table:style-name="ro1">
          <table:table-cell office:value-type="string" calcext:value-type="string">
            <text:p>테스트 데이터 정확도: 52.80481 손실 함수(loss): 50971.543 tloss: 258.824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26 트레이닝 데이터 정확도: nan 손실 함수(loss): 52024.99 tloss: 248.98643 trate 0</text:p>
          </table:table-cell>
        </table:table-row>
        <table:table-row table:style-name="ro1">
          <table:table-cell office:value-type="string" calcext:value-type="string">
            <text:p>테스트 데이터 정확도: 53.120064 손실 함수(loss): 51564.8 tloss: 260.407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27 트레이닝 데이터 정확도: nan 손실 함수(loss): 51634.195 tloss: 248.68742 trate 0</text:p>
          </table:table-cell>
        </table:table-row>
        <table:table-row table:style-name="ro1">
          <table:table-cell office:value-type="string" calcext:value-type="string">
            <text:p>테스트 데이터 정확도: 52.93813 손실 함수(loss): 49379.926 tloss: 254.486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28 트레이닝 데이터 정확도: nan 손실 함수(loss): 51608.027 tloss: 247.51062 trate 0</text:p>
          </table:table-cell>
        </table:table-row>
        <table:table-row table:style-name="ro1">
          <table:table-cell office:value-type="string" calcext:value-type="string">
            <text:p>테스트 데이터 정확도: 52.948692 손실 함수(loss): 50595.316 tloss: 256.118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29 트레이닝 데이터 정확도: nan 손실 함수(loss): 51760.34 tloss: 248.60245 trate 0</text:p>
          </table:table-cell>
        </table:table-row>
        <table:table-row table:style-name="ro1">
          <table:table-cell office:value-type="string" calcext:value-type="string">
            <text:p>테스트 데이터 정확도: 52.948334 손실 함수(loss): 50393.742 tloss: 255.458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30 트레이닝 데이터 정확도: nan 손실 함수(loss): 52065.35 tloss: 249.8697 trate 0</text:p>
          </table:table-cell>
        </table:table-row>
        <table:table-row table:style-name="ro1">
          <table:table-cell office:value-type="string" calcext:value-type="string">
            <text:p>테스트 데이터 정확도: 52.93301 손실 함수(loss): 50571.934 tloss: 256.964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31 트레이닝 데이터 정확도: nan 손실 함수(loss): 52052.574 tloss: 249.8537 trate 0</text:p>
          </table:table-cell>
        </table:table-row>
        <table:table-row table:style-name="ro1">
          <table:table-cell office:value-type="string" calcext:value-type="string">
            <text:p>테스트 데이터 정확도: 52.66013 손실 함수(loss): 50740.59 tloss: 258.650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32 트레이닝 데이터 정확도: nan 손실 함수(loss): 51897.727 tloss: 249.64142 trate 0</text:p>
          </table:table-cell>
        </table:table-row>
        <table:table-row table:style-name="ro1">
          <table:table-cell office:value-type="string" calcext:value-type="string">
            <text:p>테스트 데이터 정확도: 52.25593 손실 함수(loss): 51503.664 tloss: 258.008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33 트레이닝 데이터 정확도: nan 손실 함수(loss): 51739.34 tloss: 249.48271 trate 0</text:p>
          </table:table-cell>
        </table:table-row>
        <table:table-row table:style-name="ro1">
          <table:table-cell office:value-type="string" calcext:value-type="string">
            <text:p>테스트 데이터 정확도: 52.83026 손실 함수(loss): 49823.035 tloss: 254.192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34 트레이닝 데이터 정확도: nan 손실 함수(loss): 51599.426 tloss: 248.27426 trate 0</text:p>
          </table:table-cell>
        </table:table-row>
        <table:table-row table:style-name="ro1">
          <table:table-cell office:value-type="string" calcext:value-type="string">
            <text:p>테스트 데이터 정확도: 52.964687 손실 함수(loss): 49886.78 tloss: 254.546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35 트레이닝 데이터 정확도: nan 손실 함수(loss): 51682.203 tloss: 248.42368 trate 0</text:p>
          </table:table-cell>
        </table:table-row>
        <table:table-row table:style-name="ro1">
          <table:table-cell office:value-type="string" calcext:value-type="string">
            <text:p>테스트 데이터 정확도: 52.427807 손실 함수(loss): 50897.855 tloss: 258.654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36 트레이닝 데이터 정확도: nan 손실 함수(loss): 51783.555 tloss: 248.55081 trate 0</text:p>
          </table:table-cell>
        </table:table-row>
        <table:table-row table:style-name="ro1">
          <table:table-cell office:value-type="string" calcext:value-type="string">
            <text:p>테스트 데이터 정확도: 52.91465 손실 함수(loss): 50316.992 tloss: 256.473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37 트레이닝 데이터 정확도: nan 손실 함수(loss): 51666.61 tloss: 248.79398 trate 0</text:p>
          </table:table-cell>
        </table:table-row>
        <table:table-row table:style-name="ro1">
          <table:table-cell office:value-type="string" calcext:value-type="string">
            <text:p>테스트 데이터 정확도: 52.810825 손실 함수(loss): 51298.332 tloss: 258.91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38 트레이닝 데이터 정확도: nan 손실 함수(loss): 51732.934 tloss: 248.7754 trate 0</text:p>
          </table:table-cell>
        </table:table-row>
        <table:table-row table:style-name="ro1">
          <table:table-cell office:value-type="string" calcext:value-type="string">
            <text:p>테스트 데이터 정확도: 52.84084 손실 함수(loss): 49482.535 tloss: 255.807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39 트레이닝 데이터 정확도: nan 손실 함수(loss): 51751.02 tloss: 248.62543 trate 0</text:p>
          </table:table-cell>
        </table:table-row>
        <table:table-row table:style-name="ro1">
          <table:table-cell office:value-type="string" calcext:value-type="string">
            <text:p>테스트 데이터 정확도: 52.59273 손실 함수(loss): 50356.875 tloss: 254.771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40 트레이닝 데이터 정확도: nan 손실 함수(loss): 51142.99 tloss: 248.1252 trate 0</text:p>
          </table:table-cell>
        </table:table-row>
        <table:table-row table:style-name="ro1">
          <table:table-cell office:value-type="string" calcext:value-type="string">
            <text:p>테스트 데이터 정확도: 52.761723 손실 함수(loss): 51456.395 tloss: 257.985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41 트레이닝 데이터 정확도: nan 손실 함수(loss): 51551.09 tloss: 248.0484 trate 0</text:p>
          </table:table-cell>
        </table:table-row>
        <table:table-row table:style-name="ro1">
          <table:table-cell office:value-type="string" calcext:value-type="string">
            <text:p>테스트 데이터 정확도: 52.65636 손실 함수(loss): 50933.773 tloss: 258.919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42 트레이닝 데이터 정확도: nan 손실 함수(loss): 51797.055 tloss: 247.93869 trate 0</text:p>
          </table:table-cell>
        </table:table-row>
        <table:table-row table:style-name="ro1">
          <table:table-cell office:value-type="string" calcext:value-type="string">
            <text:p>테스트 데이터 정확도: 52.882053 손실 함수(loss): 50960.895 tloss: 255.631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43 트레이닝 데이터 정확도: nan 손실 함수(loss): 51867.59 tloss: 248.70381 trate 0</text:p>
          </table:table-cell>
        </table:table-row>
        <table:table-row table:style-name="ro1">
          <table:table-cell office:value-type="string" calcext:value-type="string">
            <text:p>테스트 데이터 정확도: 53.051067 손실 함수(loss): 51277.207 tloss: 258.392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44 트레이닝 데이터 정확도: nan 손실 함수(loss): 51736.637 tloss: 248.45564 trate 0</text:p>
          </table:table-cell>
        </table:table-row>
        <table:table-row table:style-name="ro1">
          <table:table-cell office:value-type="string" calcext:value-type="string">
            <text:p>테스트 데이터 정확도: 53.150703 손실 함수(loss): 50432.59 tloss: 255.423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45 트레이닝 데이터 정확도: nan 손실 함수(loss): 51583.54 tloss: 248.6822 trate 0</text:p>
          </table:table-cell>
        </table:table-row>
        <table:table-row table:style-name="ro1">
          <table:table-cell office:value-type="string" calcext:value-type="string">
            <text:p>테스트 데이터 정확도: 53.225433 손실 함수(loss): 50779.54 tloss: 256.414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46 트레이닝 데이터 정확도: nan 손실 함수(loss): 51457.547 tloss: 247.72725 trate 0</text:p>
          </table:table-cell>
        </table:table-row>
        <table:table-row table:style-name="ro1">
          <table:table-cell office:value-type="string" calcext:value-type="string">
            <text:p>테스트 데이터 정확도: 52.433033 손실 함수(loss): 50958.633 tloss: 257.05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47 트레이닝 데이터 정확도: nan 손실 함수(loss): 51471.5 tloss: 248.03198 trate 0</text:p>
          </table:table-cell>
        </table:table-row>
        <table:table-row table:style-name="ro1">
          <table:table-cell office:value-type="string" calcext:value-type="string">
            <text:p>테스트 데이터 정확도: 53.077965 손실 함수(loss): 50479.715 tloss: 255.020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48 트레이닝 데이터 정확도: nan 손실 함수(loss): 51954.656 tloss: 248.61986 trate 0</text:p>
          </table:table-cell>
        </table:table-row>
        <table:table-row table:style-name="ro1">
          <table:table-cell office:value-type="string" calcext:value-type="string">
            <text:p>테스트 데이터 정확도: 53.185432 손실 함수(loss): 50369.082 tloss: 256.175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49 트레이닝 데이터 정확도: nan 손실 함수(loss): 51711.7 tloss: 248.68633 trate 0</text:p>
          </table:table-cell>
        </table:table-row>
        <table:table-row table:style-name="ro1">
          <table:table-cell office:value-type="string" calcext:value-type="string">
            <text:p>테스트 데이터 정확도: 52.894085 손실 함수(loss): 51652.223 tloss: 259.829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50 트레이닝 데이터 정확도: nan 손실 함수(loss): 51806.926 tloss: 249.30559 trate 0</text:p>
          </table:table-cell>
        </table:table-row>
        <table:table-row table:style-name="ro1">
          <table:table-cell office:value-type="string" calcext:value-type="string">
            <text:p>테스트 데이터 정확도: 52.43621 손실 함수(loss): 50717.6 tloss: 258.9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51 트레이닝 데이터 정확도: nan 손실 함수(loss): 51562.61 tloss: 247.96938 trate 0</text:p>
          </table:table-cell>
        </table:table-row>
        <table:table-row table:style-name="ro1">
          <table:table-cell office:value-type="string" calcext:value-type="string">
            <text:p>테스트 데이터 정확도: 53.281216 손실 함수(loss): 50854.29 tloss: 257.505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52 트레이닝 데이터 정확도: nan 손실 함수(loss): 51604.477 tloss: 248.90785 trate 0</text:p>
          </table:table-cell>
        </table:table-row>
        <table:table-row table:style-name="ro1">
          <table:table-cell office:value-type="string" calcext:value-type="string">
            <text:p>테스트 데이터 정확도: 52.522377 손실 함수(loss): 50516.2 tloss: 256.989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53 트레이닝 데이터 정확도: nan 손실 함수(loss): 51777.715 tloss: 248.35818 trate 0</text:p>
          </table:table-cell>
        </table:table-row>
        <table:table-row table:style-name="ro1">
          <table:table-cell office:value-type="string" calcext:value-type="string">
            <text:p>테스트 데이터 정확도: 52.36629 손실 함수(loss): 50829.945 tloss: 258.130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54 트레이닝 데이터 정확도: nan 손실 함수(loss): 51114.547 tloss: 247.58434 trate 0</text:p>
          </table:table-cell>
        </table:table-row>
        <table:table-row table:style-name="ro1">
          <table:table-cell office:value-type="string" calcext:value-type="string">
            <text:p>테스트 데이터 정확도: 52.515587 손실 함수(loss): 51063.996 tloss: 257.17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55 트레이닝 데이터 정확도: nan 손실 함수(loss): 51481.637 tloss: 248.04836 trate 0</text:p>
          </table:table-cell>
        </table:table-row>
        <table:table-row table:style-name="ro1">
          <table:table-cell office:value-type="string" calcext:value-type="string">
            <text:p>테스트 데이터 정확도: 53.02428 손실 함수(loss): 50150.695 tloss: 255.471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56 트레이닝 데이터 정확도: nan 손실 함수(loss): 51825.895 tloss: 249.19931 trate 0</text:p>
          </table:table-cell>
        </table:table-row>
        <table:table-row table:style-name="ro1">
          <table:table-cell office:value-type="string" calcext:value-type="string">
            <text:p>테스트 데이터 정확도: 52.74429 손실 함수(loss): 51053.992 tloss: 256.558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57 트레이닝 데이터 정확도: nan 손실 함수(loss): 51647.035 tloss: 249.30534 trate 0</text:p>
          </table:table-cell>
        </table:table-row>
        <table:table-row table:style-name="ro1">
          <table:table-cell office:value-type="string" calcext:value-type="string">
            <text:p>테스트 데이터 정확도: 53.034157 손실 함수(loss): 49885.555 tloss: 256.39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58 트레이닝 데이터 정확도: nan 손실 함수(loss): 51784.15 tloss: 247.95917 trate 0</text:p>
          </table:table-cell>
        </table:table-row>
        <table:table-row table:style-name="ro1">
          <table:table-cell office:value-type="string" calcext:value-type="string">
            <text:p>테스트 데이터 정확도: 52.80727 손실 함수(loss): 51179.434 tloss: 257.476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59 트레이닝 데이터 정확도: nan 손실 함수(loss): 52061.17 tloss: 249.36932 trate 0</text:p>
          </table:table-cell>
        </table:table-row>
        <table:table-row table:style-name="ro1">
          <table:table-cell office:value-type="string" calcext:value-type="string">
            <text:p>테스트 데이터 정확도: 53.26713 손실 함수(loss): 51838.793 tloss: 261.72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60 트레이닝 데이터 정확도: nan 손실 함수(loss): 51953.434 tloss: 249.44746 trate 0</text:p>
          </table:table-cell>
        </table:table-row>
        <table:table-row table:style-name="ro1">
          <table:table-cell office:value-type="string" calcext:value-type="string">
            <text:p>테스트 데이터 정확도: 52.7956 손실 함수(loss): 51227.387 tloss: 259.4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61 트레이닝 데이터 정확도: nan 손실 함수(loss): 51480.19 tloss: 247.58546 trate 0</text:p>
          </table:table-cell>
        </table:table-row>
        <table:table-row table:style-name="ro1">
          <table:table-cell office:value-type="string" calcext:value-type="string">
            <text:p>테스트 데이터 정확도: 52.297752 손실 함수(loss): 50806.594 tloss: 255.49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62 트레이닝 데이터 정확도: nan 손실 함수(loss): 51304.074 tloss: 247.1567 trate 0</text:p>
          </table:table-cell>
        </table:table-row>
        <table:table-row table:style-name="ro1">
          <table:table-cell office:value-type="string" calcext:value-type="string">
            <text:p>테스트 데이터 정확도: 53.003826 손실 함수(loss): 50095.37 tloss: 257.017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63 트레이닝 데이터 정확도: nan 손실 함수(loss): 51675.082 tloss: 248.4962 trate 0</text:p>
          </table:table-cell>
        </table:table-row>
        <table:table-row table:style-name="ro1">
          <table:table-cell office:value-type="string" calcext:value-type="string">
            <text:p>테스트 데이터 정확도: 52.185886 손실 함수(loss): 51729.23 tloss: 257.278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64 트레이닝 데이터 정확도: nan 손실 함수(loss): 51635.145 tloss: 248.62047 trate 0</text:p>
          </table:table-cell>
        </table:table-row>
        <table:table-row table:style-name="ro1">
          <table:table-cell office:value-type="string" calcext:value-type="string">
            <text:p>테스트 데이터 정확도: 52.29539 손실 함수(loss): 50578.74 tloss: 256.39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65 트레이닝 데이터 정확도: nan 손실 함수(loss): 51571.38 tloss: 248.17065 trate 0</text:p>
          </table:table-cell>
        </table:table-row>
        <table:table-row table:style-name="ro1">
          <table:table-cell office:value-type="string" calcext:value-type="string">
            <text:p>테스트 데이터 정확도: 52.523254 손실 함수(loss): 50295.25 tloss: 254.646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66 트레이닝 데이터 정확도: nan 손실 함수(loss): 51500.84 tloss: 248.59691 trate 0</text:p>
          </table:table-cell>
        </table:table-row>
        <table:table-row table:style-name="ro1">
          <table:table-cell office:value-type="string" calcext:value-type="string">
            <text:p>테스트 데이터 정확도: 52.628666 손실 함수(loss): 49692.52 tloss: 253.88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67 트레이닝 데이터 정확도: nan 손실 함수(loss): 51357.562 tloss: 247.85722 trate 0</text:p>
          </table:table-cell>
        </table:table-row>
        <table:table-row table:style-name="ro1">
          <table:table-cell office:value-type="string" calcext:value-type="string">
            <text:p>테스트 데이터 정확도: 52.244713 손실 함수(loss): 50443.027 tloss: 256.117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68 트레이닝 데이터 정확도: nan 손실 함수(loss): 51404.164 tloss: 248.35855 trate 0</text:p>
          </table:table-cell>
        </table:table-row>
        <table:table-row table:style-name="ro1">
          <table:table-cell office:value-type="string" calcext:value-type="string">
            <text:p>테스트 데이터 정확도: 52.554203 손실 함수(loss): 50836.402 tloss: 256.646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69 트레이닝 데이터 정확도: nan 손실 함수(loss): 51691.74 tloss: 248.56921 trate 0</text:p>
          </table:table-cell>
        </table:table-row>
        <table:table-row table:style-name="ro1">
          <table:table-cell office:value-type="string" calcext:value-type="string">
            <text:p>테스트 데이터 정확도: 53.013943 손실 함수(loss): 51297.25 tloss: 256.970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70 트레이닝 데이터 정확도: nan 손실 함수(loss): 51412.81 tloss: 248.5573 trate 0</text:p>
          </table:table-cell>
        </table:table-row>
        <table:table-row table:style-name="ro1">
          <table:table-cell office:value-type="string" calcext:value-type="string">
            <text:p>테스트 데이터 정확도: 52.58334 손실 함수(loss): 50766.906 tloss: 257.635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71 트레이닝 데이터 정확도: nan 손실 함수(loss): 51320.215 tloss: 247.79984 trate 0</text:p>
          </table:table-cell>
        </table:table-row>
        <table:table-row table:style-name="ro1">
          <table:table-cell office:value-type="string" calcext:value-type="string">
            <text:p>테스트 데이터 정확도: 52.78397 손실 함수(loss): 50646.938 tloss: 257.790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72 트레이닝 데이터 정확도: nan 손실 함수(loss): 51384.477 tloss: 247.73642 trate 0</text:p>
          </table:table-cell>
        </table:table-row>
        <table:table-row table:style-name="ro1">
          <table:table-cell office:value-type="string" calcext:value-type="string">
            <text:p>테스트 데이터 정확도: 52.77476 손실 함수(loss): 50420.15 tloss: 255.982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73 트레이닝 데이터 정확도: nan 손실 함수(loss): 51589.742 tloss: 248.86877 trate 0</text:p>
          </table:table-cell>
        </table:table-row>
        <table:table-row table:style-name="ro1">
          <table:table-cell office:value-type="string" calcext:value-type="string">
            <text:p>테스트 데이터 정확도: 52.708107 손실 함수(loss): 49892.605 tloss: 252.955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74 트레이닝 데이터 정확도: nan 손실 함수(loss): 51496.42 tloss: 247.96664 trate 0</text:p>
          </table:table-cell>
        </table:table-row>
        <table:table-row table:style-name="ro1">
          <table:table-cell office:value-type="string" calcext:value-type="string">
            <text:p>테스트 데이터 정확도: 52.923077 손실 함수(loss): 50566.94 tloss: 255.63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75 트레이닝 데이터 정확도: nan 손실 함수(loss): 51627.785 tloss: 247.92886 trate 0</text:p>
          </table:table-cell>
        </table:table-row>
        <table:table-row table:style-name="ro1">
          <table:table-cell office:value-type="string" calcext:value-type="string">
            <text:p>테스트 데이터 정확도: 52.025524 손실 함수(loss): 50385.086 tloss: 255.110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76 트레이닝 데이터 정확도: nan 손실 함수(loss): 51678.715 tloss: 248.6852 trate 0</text:p>
          </table:table-cell>
        </table:table-row>
        <table:table-row table:style-name="ro1">
          <table:table-cell office:value-type="string" calcext:value-type="string">
            <text:p>테스트 데이터 정확도: 52.770813 손실 함수(loss): 50940.188 tloss: 255.611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77 트레이닝 데이터 정확도: nan 손실 함수(loss): 51518.59 tloss: 248.24707 trate 0</text:p>
          </table:table-cell>
        </table:table-row>
        <table:table-row table:style-name="ro1">
          <table:table-cell office:value-type="string" calcext:value-type="string">
            <text:p>테스트 데이터 정확도: 53.10144 손실 함수(loss): 50990.504 tloss: 257.766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78 트레이닝 데이터 정확도: nan 손실 함수(loss): 51702.434 tloss: 248.284 trate 0</text:p>
          </table:table-cell>
        </table:table-row>
        <table:table-row table:style-name="ro1">
          <table:table-cell office:value-type="string" calcext:value-type="string">
            <text:p>테스트 데이터 정확도: 52.779095 손실 함수(loss): 50998.785 tloss: 256.156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79 트레이닝 데이터 정확도: nan 손실 함수(loss): 51937.926 tloss: 249.29544 trate 0</text:p>
          </table:table-cell>
        </table:table-row>
        <table:table-row table:style-name="ro1">
          <table:table-cell office:value-type="string" calcext:value-type="string">
            <text:p>테스트 데이터 정확도: 52.517193 손실 함수(loss): 51063.312 tloss: 257.802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80 트레이닝 데이터 정확도: nan 손실 함수(loss): 51241.36 tloss: 247.63008 trate 0</text:p>
          </table:table-cell>
        </table:table-row>
        <table:table-row table:style-name="ro1">
          <table:table-cell office:value-type="string" calcext:value-type="string">
            <text:p>테스트 데이터 정확도: 52.672768 손실 함수(loss): 49561.688 tloss: 252.85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81 트레이닝 데이터 정확도: nan 손실 함수(loss): 51642.88 tloss: 249.11896 trate 0</text:p>
          </table:table-cell>
        </table:table-row>
        <table:table-row table:style-name="ro1">
          <table:table-cell office:value-type="string" calcext:value-type="string">
            <text:p>테스트 데이터 정확도: 52.17047 손실 함수(loss): 50731.586 tloss: 257.97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82 트레이닝 데이터 정확도: nan 손실 함수(loss): 51440.535 tloss: 247.45312 trate 0</text:p>
          </table:table-cell>
        </table:table-row>
        <table:table-row table:style-name="ro1">
          <table:table-cell office:value-type="string" calcext:value-type="string">
            <text:p>테스트 데이터 정확도: 52.644073 손실 함수(loss): 50689.57 tloss: 256.697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83 트레이닝 데이터 정확도: nan 손실 함수(loss): 51372.523 tloss: 247.58907 trate 0</text:p>
          </table:table-cell>
        </table:table-row>
        <table:table-row table:style-name="ro1">
          <table:table-cell office:value-type="string" calcext:value-type="string">
            <text:p>테스트 데이터 정확도: 53.19672 손실 함수(loss): 50156.508 tloss: 255.67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84 트레이닝 데이터 정확도: nan 손실 함수(loss): 51289.844 tloss: 248.00166 trate 0</text:p>
          </table:table-cell>
        </table:table-row>
        <table:table-row table:style-name="ro1">
          <table:table-cell office:value-type="string" calcext:value-type="string">
            <text:p>테스트 데이터 정확도: 52.845394 손실 함수(loss): 50407.117 tloss: 257.55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85 트레이닝 데이터 정확도: nan 손실 함수(loss): 51209.664 tloss: 247.37485 trate 0</text:p>
          </table:table-cell>
        </table:table-row>
        <table:table-row table:style-name="ro1">
          <table:table-cell office:value-type="string" calcext:value-type="string">
            <text:p>테스트 데이터 정확도: 52.96609 손실 함수(loss): 50293.152 tloss: 255.637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86 트레이닝 데이터 정확도: nan 손실 함수(loss): 50886.13 tloss: 246.1221 trate 0</text:p>
          </table:table-cell>
        </table:table-row>
        <table:table-row table:style-name="ro1">
          <table:table-cell office:value-type="string" calcext:value-type="string">
            <text:p>테스트 데이터 정확도: 52.578472 손실 함수(loss): 50912.035 tloss: 258.241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87 트레이닝 데이터 정확도: nan 손실 함수(loss): 51237.047 tloss: 247.49696 trate 0</text:p>
          </table:table-cell>
        </table:table-row>
        <table:table-row table:style-name="ro1">
          <table:table-cell office:value-type="string" calcext:value-type="string">
            <text:p>테스트 데이터 정확도: 52.347496 손실 함수(loss): 51096.74 tloss: 257.884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88 트레이닝 데이터 정확도: nan 손실 함수(loss): 51056.527 tloss: 246.92961 trate 0</text:p>
          </table:table-cell>
        </table:table-row>
        <table:table-row table:style-name="ro1">
          <table:table-cell office:value-type="string" calcext:value-type="string">
            <text:p>테스트 데이터 정확도: 52.54168 손실 함수(loss): 50283.043 tloss: 257.514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89 트레이닝 데이터 정확도: nan 손실 함수(loss): 51334.59 tloss: 248.36433 trate 0</text:p>
          </table:table-cell>
        </table:table-row>
        <table:table-row table:style-name="ro1">
          <table:table-cell office:value-type="string" calcext:value-type="string">
            <text:p>테스트 데이터 정확도: 52.08081 손실 함수(loss): 50300.688 tloss: 254.382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90 트레이닝 데이터 정확도: nan 손실 함수(loss): 51440.31 tloss: 247.7281 trate 0</text:p>
          </table:table-cell>
        </table:table-row>
        <table:table-row table:style-name="ro1">
          <table:table-cell office:value-type="string" calcext:value-type="string">
            <text:p>테스트 데이터 정확도: 52.602726 손실 함수(loss): 50809.652 tloss: 255.0177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91 트레이닝 데이터 정확도: nan 손실 함수(loss): 51184.895 tloss: 246.587 trate 0</text:p>
          </table:table-cell>
        </table:table-row>
        <table:table-row table:style-name="ro1">
          <table:table-cell office:value-type="string" calcext:value-type="string">
            <text:p>테스트 데이터 정확도: 53.328213 손실 함수(loss): 50732.207 tloss: 256.443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92 트레이닝 데이터 정확도: nan 손실 함수(loss): 51347.742 tloss: 247.4384 trate 0</text:p>
          </table:table-cell>
        </table:table-row>
        <table:table-row table:style-name="ro1">
          <table:table-cell office:value-type="string" calcext:value-type="string">
            <text:p>테스트 데이터 정확도: 52.498325 손실 함수(loss): 50513.31 tloss: 256.771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93 트레이닝 데이터 정확도: nan 손실 함수(loss): 51230.48 tloss: 247.36351 trate 0</text:p>
          </table:table-cell>
        </table:table-row>
        <table:table-row table:style-name="ro1">
          <table:table-cell office:value-type="string" calcext:value-type="string">
            <text:p>테스트 데이터 정확도: 52.889553 손실 함수(loss): 50584.66 tloss: 256.675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94 트레이닝 데이터 정확도: nan 손실 함수(loss): 51478.223 tloss: 248.39912 trate 0</text:p>
          </table:table-cell>
        </table:table-row>
        <table:table-row table:style-name="ro1">
          <table:table-cell office:value-type="string" calcext:value-type="string">
            <text:p>테스트 데이터 정확도: 52.539734 손실 함수(loss): 50287.527 tloss: 256.499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95 트레이닝 데이터 정확도: nan 손실 함수(loss): 51421.76 tloss: 248.27724 trate 0</text:p>
          </table:table-cell>
        </table:table-row>
        <table:table-row table:style-name="ro1">
          <table:table-cell office:value-type="string" calcext:value-type="string">
            <text:p>테스트 데이터 정확도: 52.83121 손실 함수(loss): 50375.098 tloss: 254.3577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96 트레이닝 데이터 정확도: nan 손실 함수(loss): 51037.992 tloss: 246.61044 trate 0</text:p>
          </table:table-cell>
        </table:table-row>
        <table:table-row table:style-name="ro1">
          <table:table-cell office:value-type="string" calcext:value-type="string">
            <text:p>테스트 데이터 정확도: 52.463108 손실 함수(loss): 50494.09 tloss: 257.382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97 트레이닝 데이터 정확도: nan 손실 함수(loss): 51241.562 tloss: 247.70695 trate 0</text:p>
          </table:table-cell>
        </table:table-row>
        <table:table-row table:style-name="ro1">
          <table:table-cell office:value-type="string" calcext:value-type="string">
            <text:p>테스트 데이터 정확도: 52.80301 손실 함수(loss): 49820.773 tloss: 252.897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98 트레이닝 데이터 정확도: nan 손실 함수(loss): 51058.49 tloss: 246.89967 trate 0</text:p>
          </table:table-cell>
        </table:table-row>
        <table:table-row table:style-name="ro1">
          <table:table-cell office:value-type="string" calcext:value-type="string">
            <text:p>테스트 데이터 정확도: 52.77717 손실 함수(loss): 51216.023 tloss: 258.38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299 트레이닝 데이터 정확도: nan 손실 함수(loss): 51198.67 tloss: 247.57184 trate 0</text:p>
          </table:table-cell>
        </table:table-row>
        <table:table-row table:style-name="ro1">
          <table:table-cell office:value-type="string" calcext:value-type="string">
            <text:p>테스트 데이터 정확도: 52.60136 손실 함수(loss): 50744.695 tloss: 259.576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00 트레이닝 데이터 정확도: nan 손실 함수(loss): 51514.54 tloss: 247.66893 trate 0</text:p>
          </table:table-cell>
        </table:table-row>
        <table:table-row table:style-name="ro1">
          <table:table-cell office:value-type="string" calcext:value-type="string">
            <text:p>테스트 데이터 정확도: 52.919746 손실 함수(loss): 51395.938 tloss: 259.354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01 트레이닝 데이터 정확도: nan 손실 함수(loss): 51202.35 tloss: 247.36903 trate 0</text:p>
          </table:table-cell>
        </table:table-row>
        <table:table-row table:style-name="ro1">
          <table:table-cell office:value-type="string" calcext:value-type="string">
            <text:p>테스트 데이터 정확도: 52.895332 손실 함수(loss): 51513.605 tloss: 257.63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02 트레이닝 데이터 정확도: nan 손실 함수(loss): 51172.25 tloss: 247.33977 trate 0</text:p>
          </table:table-cell>
        </table:table-row>
        <table:table-row table:style-name="ro1">
          <table:table-cell office:value-type="string" calcext:value-type="string">
            <text:p>테스트 데이터 정확도: 52.299503 손실 함수(loss): 51148.227 tloss: 256.567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03 트레이닝 데이터 정확도: nan 손실 함수(loss): 51019.04 tloss: 247.15433 trate 0</text:p>
          </table:table-cell>
        </table:table-row>
        <table:table-row table:style-name="ro1">
          <table:table-cell office:value-type="string" calcext:value-type="string">
            <text:p>테스트 데이터 정확도: 52.353863 손실 함수(loss): 50210.535 tloss: 255.829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04 트레이닝 데이터 정확도: nan 손실 함수(loss): 51061.69 tloss: 246.13118 trate 0</text:p>
          </table:table-cell>
        </table:table-row>
        <table:table-row table:style-name="ro1">
          <table:table-cell office:value-type="string" calcext:value-type="string">
            <text:p>테스트 데이터 정확도: 52.821606 손실 함수(loss): 50176.88 tloss: 256.490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05 트레이닝 데이터 정확도: nan 손실 함수(loss): 51313.75 tloss: 246.86359 trate 0</text:p>
          </table:table-cell>
        </table:table-row>
        <table:table-row table:style-name="ro1">
          <table:table-cell office:value-type="string" calcext:value-type="string">
            <text:p>테스트 데이터 정확도: 52.191174 손실 함수(loss): 51240.46 tloss: 258.6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06 트레이닝 데이터 정확도: nan 손실 함수(loss): 51106.95 tloss: 246.24559 trate 0</text:p>
          </table:table-cell>
        </table:table-row>
        <table:table-row table:style-name="ro1">
          <table:table-cell office:value-type="string" calcext:value-type="string">
            <text:p>테스트 데이터 정확도: 52.982174 손실 함수(loss): 51479.004 tloss: 259.497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07 트레이닝 데이터 정확도: nan 손실 함수(loss): 51528.055 tloss: 247.9403 trate 0</text:p>
          </table:table-cell>
        </table:table-row>
        <table:table-row table:style-name="ro1">
          <table:table-cell office:value-type="string" calcext:value-type="string">
            <text:p>테스트 데이터 정확도: 52.510654 손실 함수(loss): 50370.074 tloss: 257.030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08 트레이닝 데이터 정확도: nan 손실 함수(loss): 51353.94 tloss: 247.03397 trate 0</text:p>
          </table:table-cell>
        </table:table-row>
        <table:table-row table:style-name="ro1">
          <table:table-cell office:value-type="string" calcext:value-type="string">
            <text:p>테스트 데이터 정확도: 52.90871 손실 함수(loss): 50431.867 tloss: 254.607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09 트레이닝 데이터 정확도: nan 손실 함수(loss): 51384.383 tloss: 247.66005 trate 0</text:p>
          </table:table-cell>
        </table:table-row>
        <table:table-row table:style-name="ro1">
          <table:table-cell office:value-type="string" calcext:value-type="string">
            <text:p>테스트 데이터 정확도: 52.422077 손실 함수(loss): 50095.68 tloss: 254.037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10 트레이닝 데이터 정확도: nan 손실 함수(loss): 51442.445 tloss: 247.74069 trate 0</text:p>
          </table:table-cell>
        </table:table-row>
        <table:table-row table:style-name="ro1">
          <table:table-cell office:value-type="string" calcext:value-type="string">
            <text:p>테스트 데이터 정확도: 52.945763 손실 함수(loss): 51550.723 tloss: 257.602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11 트레이닝 데이터 정확도: nan 손실 함수(loss): 51554.35 tloss: 248.63013 trate 0</text:p>
          </table:table-cell>
        </table:table-row>
        <table:table-row table:style-name="ro1">
          <table:table-cell office:value-type="string" calcext:value-type="string">
            <text:p>테스트 데이터 정확도: 52.4612 손실 함수(loss): 50839.01 tloss: 258.213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12 트레이닝 데이터 정확도: nan 손실 함수(loss): 51054.85 tloss: 247.1265 trate 0</text:p>
          </table:table-cell>
        </table:table-row>
        <table:table-row table:style-name="ro1">
          <table:table-cell office:value-type="string" calcext:value-type="string">
            <text:p>테스트 데이터 정확도: 52.82877 손실 함수(loss): 50794.652 tloss: 256.390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13 트레이닝 데이터 정확도: nan 손실 함수(loss): 51198.758 tloss: 246.57248 trate 0</text:p>
          </table:table-cell>
        </table:table-row>
        <table:table-row table:style-name="ro1">
          <table:table-cell office:value-type="string" calcext:value-type="string">
            <text:p>테스트 데이터 정확도: 52.68552 손실 함수(loss): 51200.535 tloss: 258.710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14 트레이닝 데이터 정확도: nan 손실 함수(loss): 51257.36 tloss: 247.47678 trate 0</text:p>
          </table:table-cell>
        </table:table-row>
        <table:table-row table:style-name="ro1">
          <table:table-cell office:value-type="string" calcext:value-type="string">
            <text:p>테스트 데이터 정확도: 52.87959 손실 함수(loss): 50967.324 tloss: 258.687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15 트레이닝 데이터 정확도: nan 손실 함수(loss): 51101.594 tloss: 246.106 trate 0</text:p>
          </table:table-cell>
        </table:table-row>
        <table:table-row table:style-name="ro1">
          <table:table-cell office:value-type="string" calcext:value-type="string">
            <text:p>테스트 데이터 정확도: 52.620354 손실 함수(loss): 50449.66 tloss: 256.374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16 트레이닝 데이터 정확도: nan 손실 함수(loss): 50893.465 tloss: 247.22658 trate 0</text:p>
          </table:table-cell>
        </table:table-row>
        <table:table-row table:style-name="ro1">
          <table:table-cell office:value-type="string" calcext:value-type="string">
            <text:p>테스트 데이터 정확도: 52.76903 손실 함수(loss): 50012.195 tloss: 254.045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17 트레이닝 데이터 정확도: nan 손실 함수(loss): 50912.8 tloss: 245.91446 trate 0</text:p>
          </table:table-cell>
        </table:table-row>
        <table:table-row table:style-name="ro1">
          <table:table-cell office:value-type="string" calcext:value-type="string">
            <text:p>테스트 데이터 정확도: 52.31417 손실 함수(loss): 50149.938 tloss: 254.77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18 트레이닝 데이터 정확도: nan 손실 함수(loss): 50881.08 tloss: 247.0714 trate 0</text:p>
          </table:table-cell>
        </table:table-row>
        <table:table-row table:style-name="ro1">
          <table:table-cell office:value-type="string" calcext:value-type="string">
            <text:p>테스트 데이터 정확도: 52.781097 손실 함수(loss): 51148.227 tloss: 260.131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19 트레이닝 데이터 정확도: nan 손실 함수(loss): 51185.066 tloss: 246.96791 trate 0</text:p>
          </table:table-cell>
        </table:table-row>
        <table:table-row table:style-name="ro1">
          <table:table-cell office:value-type="string" calcext:value-type="string">
            <text:p>테스트 데이터 정확도: 52.60269 손실 함수(loss): 50781.223 tloss: 257.798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20 트레이닝 데이터 정확도: nan 손실 함수(loss): 50933.668 tloss: 245.59663 trate 0</text:p>
          </table:table-cell>
        </table:table-row>
        <table:table-row table:style-name="ro1">
          <table:table-cell office:value-type="string" calcext:value-type="string">
            <text:p>테스트 데이터 정확도: 52.870872 손실 함수(loss): 50803.664 tloss: 257.942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21 트레이닝 데이터 정확도: nan 손실 함수(loss): 51245.227 tloss: 247.63574 trate 0</text:p>
          </table:table-cell>
        </table:table-row>
        <table:table-row table:style-name="ro1">
          <table:table-cell office:value-type="string" calcext:value-type="string">
            <text:p>테스트 데이터 정확도: 53.18558 손실 함수(loss): 50691.76 tloss: 258.273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22 트레이닝 데이터 정확도: nan 손실 함수(loss): 51282.996 tloss: 246.97856 trate 0</text:p>
          </table:table-cell>
        </table:table-row>
        <table:table-row table:style-name="ro1">
          <table:table-cell office:value-type="string" calcext:value-type="string">
            <text:p>테스트 데이터 정확도: 53.077976 손실 함수(loss): 49488.375 tloss: 255.103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23 트레이닝 데이터 정확도: nan 손실 함수(loss): 51182.918 tloss: 247.72342 trate 0</text:p>
          </table:table-cell>
        </table:table-row>
        <table:table-row table:style-name="ro1">
          <table:table-cell office:value-type="string" calcext:value-type="string">
            <text:p>테스트 데이터 정확도: 52.378963 손실 함수(loss): 50819.164 tloss: 259.236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24 트레이닝 데이터 정확도: nan 손실 함수(loss): 50905.668 tloss: 246.73732 trate 0</text:p>
          </table:table-cell>
        </table:table-row>
        <table:table-row table:style-name="ro1">
          <table:table-cell office:value-type="string" calcext:value-type="string">
            <text:p>테스트 데이터 정확도: 53.148247 손실 함수(loss): 51673.316 tloss: 259.043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25 트레이닝 데이터 정확도: nan 손실 함수(loss): 50958.473 tloss: 247.2323 trate 0</text:p>
          </table:table-cell>
        </table:table-row>
        <table:table-row table:style-name="ro1">
          <table:table-cell office:value-type="string" calcext:value-type="string">
            <text:p>테스트 데이터 정확도: 51.96301 손실 함수(loss): 51206.316 tloss: 259.411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26 트레이닝 데이터 정확도: nan 손실 함수(loss): 50675.305 tloss: 245.1284 trate 0</text:p>
          </table:table-cell>
        </table:table-row>
        <table:table-row table:style-name="ro1">
          <table:table-cell office:value-type="string" calcext:value-type="string">
            <text:p>테스트 데이터 정확도: 52.6061 손실 함수(loss): 52021.63 tloss: 261.769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27 트레이닝 데이터 정확도: nan 손실 함수(loss): 51212.492 tloss: 247.27106 trate 0</text:p>
          </table:table-cell>
        </table:table-row>
        <table:table-row table:style-name="ro1">
          <table:table-cell office:value-type="string" calcext:value-type="string">
            <text:p>테스트 데이터 정확도: 52.758007 손실 함수(loss): 50153.53 tloss: 253.327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28 트레이닝 데이터 정확도: nan 손실 함수(loss): 51597.414 tloss: 248.34908 trate 0</text:p>
          </table:table-cell>
        </table:table-row>
        <table:table-row table:style-name="ro1">
          <table:table-cell office:value-type="string" calcext:value-type="string">
            <text:p>테스트 데이터 정확도: 53.00537 손실 함수(loss): 50160.74 tloss: 255.671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29 트레이닝 데이터 정확도: nan 손실 함수(loss): 51112.168 tloss: 246.82565 trate 0</text:p>
          </table:table-cell>
        </table:table-row>
        <table:table-row table:style-name="ro1">
          <table:table-cell office:value-type="string" calcext:value-type="string">
            <text:p>테스트 데이터 정확도: 51.98174 손실 함수(loss): 49818.43 tloss: 256.259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30 트레이닝 데이터 정확도: nan 손실 함수(loss): 51233.258 tloss: 247.50153 trate 0</text:p>
          </table:table-cell>
        </table:table-row>
        <table:table-row table:style-name="ro1">
          <table:table-cell office:value-type="string" calcext:value-type="string">
            <text:p>테스트 데이터 정확도: 52.902264 손실 함수(loss): 50146.43 tloss: 254.9621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31 트레이닝 데이터 정확도: nan 손실 함수(loss): 50861.562 tloss: 247.49347 trate 0</text:p>
          </table:table-cell>
        </table:table-row>
        <table:table-row table:style-name="ro1">
          <table:table-cell office:value-type="string" calcext:value-type="string">
            <text:p>테스트 데이터 정확도: 52.36332 손실 함수(loss): 50040.93 tloss: 253.972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32 트레이닝 데이터 정확도: nan 손실 함수(loss): 51084.812 tloss: 245.9355 trate 0</text:p>
          </table:table-cell>
        </table:table-row>
        <table:table-row table:style-name="ro1">
          <table:table-cell office:value-type="string" calcext:value-type="string">
            <text:p>테스트 데이터 정확도: 52.443886 손실 함수(loss): 50262.863 tloss: 254.775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33 트레이닝 데이터 정확도: nan 손실 함수(loss): 51075.64 tloss: 247.82518 trate 0</text:p>
          </table:table-cell>
        </table:table-row>
        <table:table-row table:style-name="ro1">
          <table:table-cell office:value-type="string" calcext:value-type="string">
            <text:p>테스트 데이터 정확도: 52.45126 손실 함수(loss): 50030.938 tloss: 255.893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34 트레이닝 데이터 정확도: nan 손실 함수(loss): 51054.87 tloss: 246.8796 trate 0</text:p>
          </table:table-cell>
        </table:table-row>
        <table:table-row table:style-name="ro1">
          <table:table-cell office:value-type="string" calcext:value-type="string">
            <text:p>테스트 데이터 정확도: 52.69579 손실 함수(loss): 50064.336 tloss: 255.019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35 트레이닝 데이터 정확도: nan 손실 함수(loss): 51315.39 tloss: 248.03964 trate 0</text:p>
          </table:table-cell>
        </table:table-row>
        <table:table-row table:style-name="ro1">
          <table:table-cell office:value-type="string" calcext:value-type="string">
            <text:p>테스트 데이터 정확도: 52.528557 손실 함수(loss): 50773.785 tloss: 258.551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36 트레이닝 데이터 정확도: nan 손실 함수(loss): 50924.297 tloss: 246.3274 trate 0</text:p>
          </table:table-cell>
        </table:table-row>
        <table:table-row table:style-name="ro1">
          <table:table-cell office:value-type="string" calcext:value-type="string">
            <text:p>테스트 데이터 정확도: 52.547768 손실 함수(loss): 50297.51 tloss: 256.158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37 트레이닝 데이터 정확도: nan 손실 함수(loss): 51190.492 tloss: 246.5998 trate 0</text:p>
          </table:table-cell>
        </table:table-row>
        <table:table-row table:style-name="ro1">
          <table:table-cell office:value-type="string" calcext:value-type="string">
            <text:p>테스트 데이터 정확도: 52.91351 손실 함수(loss): 50700.15 tloss: 255.7401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38 트레이닝 데이터 정확도: nan 손실 함수(loss): 51022.1 tloss: 247.13354 trate 0</text:p>
          </table:table-cell>
        </table:table-row>
        <table:table-row table:style-name="ro1">
          <table:table-cell office:value-type="string" calcext:value-type="string">
            <text:p>테스트 데이터 정확도: 52.346886 손실 함수(loss): 50277.78 tloss: 255.304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39 트레이닝 데이터 정확도: nan 손실 함수(loss): 50982.324 tloss: 246.64946 trate 0</text:p>
          </table:table-cell>
        </table:table-row>
        <table:table-row table:style-name="ro1">
          <table:table-cell office:value-type="string" calcext:value-type="string">
            <text:p>테스트 데이터 정확도: 52.791527 손실 함수(loss): 51008.617 tloss: 255.107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40 트레이닝 데이터 정확도: nan 손실 함수(loss): 50974.992 tloss: 247.07896 trate 0</text:p>
          </table:table-cell>
        </table:table-row>
        <table:table-row table:style-name="ro1">
          <table:table-cell office:value-type="string" calcext:value-type="string">
            <text:p>테스트 데이터 정확도: 52.497906 손실 함수(loss): 50607.5 tloss: 255.384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41 트레이닝 데이터 정확도: nan 손실 함수(loss): 50795.023 tloss: 246.17694 trate 0</text:p>
          </table:table-cell>
        </table:table-row>
        <table:table-row table:style-name="ro1">
          <table:table-cell office:value-type="string" calcext:value-type="string">
            <text:p>테스트 데이터 정확도: 53.07154 손실 함수(loss): 50257.082 tloss: 255.8750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42 트레이닝 데이터 정확도: nan 손실 함수(loss): 51203.086 tloss: 247.401 trate 0</text:p>
          </table:table-cell>
        </table:table-row>
        <table:table-row table:style-name="ro1">
          <table:table-cell office:value-type="string" calcext:value-type="string">
            <text:p>테스트 데이터 정확도: 52.28414 손실 함수(loss): 50218.45 tloss: 256.508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43 트레이닝 데이터 정확도: nan 손실 함수(loss): 51287.305 tloss: 247.3778 trate 0</text:p>
          </table:table-cell>
        </table:table-row>
        <table:table-row table:style-name="ro1">
          <table:table-cell office:value-type="string" calcext:value-type="string">
            <text:p>테스트 데이터 정확도: 52.589695 손실 함수(loss): 52046.934 tloss: 260.586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44 트레이닝 데이터 정확도: nan 손실 함수(loss): 51030.51 tloss: 246.6298 trate 0</text:p>
          </table:table-cell>
        </table:table-row>
        <table:table-row table:style-name="ro1">
          <table:table-cell office:value-type="string" calcext:value-type="string">
            <text:p>테스트 데이터 정확도: 52.572773 손실 함수(loss): 49367.934 tloss: 254.54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45 트레이닝 데이터 정확도: nan 손실 함수(loss): 51124.117 tloss: 246.99146 trate 0</text:p>
          </table:table-cell>
        </table:table-row>
        <table:table-row table:style-name="ro1">
          <table:table-cell office:value-type="string" calcext:value-type="string">
            <text:p>테스트 데이터 정확도: 52.821613 손실 함수(loss): 49899.62 tloss: 252.17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46 트레이닝 데이터 정확도: nan 손실 함수(loss): 51000.523 tloss: 246.55708 trate 0</text:p>
          </table:table-cell>
        </table:table-row>
        <table:table-row table:style-name="ro1">
          <table:table-cell office:value-type="string" calcext:value-type="string">
            <text:p>테스트 데이터 정확도: 52.395393 손실 함수(loss): 49791.2 tloss: 254.382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47 트레이닝 데이터 정확도: nan 손실 함수(loss): 51172.082 tloss: 247.3762 trate 0</text:p>
          </table:table-cell>
        </table:table-row>
        <table:table-row table:style-name="ro1">
          <table:table-cell office:value-type="string" calcext:value-type="string">
            <text:p>테스트 데이터 정확도: 52.4857 손실 함수(loss): 50799.06 tloss: 257.77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48 트레이닝 데이터 정확도: nan 손실 함수(loss): 50839.99 tloss: 246.28223 trate 0</text:p>
          </table:table-cell>
        </table:table-row>
        <table:table-row table:style-name="ro1">
          <table:table-cell office:value-type="string" calcext:value-type="string">
            <text:p>테스트 데이터 정확도: 53.055206 손실 함수(loss): 50314.27 tloss: 256.961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49 트레이닝 데이터 정확도: nan 손실 함수(loss): 50887.72 tloss: 246.95883 trate 0</text:p>
          </table:table-cell>
        </table:table-row>
        <table:table-row table:style-name="ro1">
          <table:table-cell office:value-type="string" calcext:value-type="string">
            <text:p>테스트 데이터 정확도: 52.281475 손실 함수(loss): 50474.934 tloss: 254.582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50 트레이닝 데이터 정확도: nan 손실 함수(loss): 50762.81 tloss: 246.22498 trate 0</text:p>
          </table:table-cell>
        </table:table-row>
        <table:table-row table:style-name="ro1">
          <table:table-cell office:value-type="string" calcext:value-type="string">
            <text:p>테스트 데이터 정확도: 52.79696 손실 함수(loss): 50238.184 tloss: 257.90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51 트레이닝 데이터 정확도: nan 손실 함수(loss): 50742.977 tloss: 245.6535 trate 0</text:p>
          </table:table-cell>
        </table:table-row>
        <table:table-row table:style-name="ro1">
          <table:table-cell office:value-type="string" calcext:value-type="string">
            <text:p>테스트 데이터 정확도: 51.82196 손실 함수(loss): 50156.992 tloss: 254.447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52 트레이닝 데이터 정확도: nan 손실 함수(loss): 50717.58 tloss: 245.92415 trate 0</text:p>
          </table:table-cell>
        </table:table-row>
        <table:table-row table:style-name="ro1">
          <table:table-cell office:value-type="string" calcext:value-type="string">
            <text:p>테스트 데이터 정확도: 52.26313 손실 함수(loss): 50669.746 tloss: 257.64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53 트레이닝 데이터 정확도: nan 손실 함수(loss): 51141.453 tloss: 247.09798 trate 0</text:p>
          </table:table-cell>
        </table:table-row>
        <table:table-row table:style-name="ro1">
          <table:table-cell office:value-type="string" calcext:value-type="string">
            <text:p>테스트 데이터 정확도: 53.165977 손실 함수(loss): 50582.375 tloss: 256.201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54 트레이닝 데이터 정확도: nan 손실 함수(loss): 50804.164 tloss: 247.22163 trate 0</text:p>
          </table:table-cell>
        </table:table-row>
        <table:table-row table:style-name="ro1">
          <table:table-cell office:value-type="string" calcext:value-type="string">
            <text:p>테스트 데이터 정확도: 53.157764 손실 함수(loss): 50689.3 tloss: 257.70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55 트레이닝 데이터 정확도: nan 손실 함수(loss): 51008.94 tloss: 245.58055 trate 0</text:p>
          </table:table-cell>
        </table:table-row>
        <table:table-row table:style-name="ro1">
          <table:table-cell office:value-type="string" calcext:value-type="string">
            <text:p>테스트 데이터 정확도: 52.675632 손실 함수(loss): 50445.605 tloss: 256.7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56 트레이닝 데이터 정확도: nan 손실 함수(loss): 50738.953 tloss: 245.93901 trate 0</text:p>
          </table:table-cell>
        </table:table-row>
        <table:table-row table:style-name="ro1">
          <table:table-cell office:value-type="string" calcext:value-type="string">
            <text:p>테스트 데이터 정확도: 52.831123 손실 함수(loss): 50431.215 tloss: 257.63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57 트레이닝 데이터 정확도: nan 손실 함수(loss): 51137.637 tloss: 246.7615 trate 0</text:p>
          </table:table-cell>
        </table:table-row>
        <table:table-row table:style-name="ro1">
          <table:table-cell office:value-type="string" calcext:value-type="string">
            <text:p>테스트 데이터 정확도: 52.241734 손실 함수(loss): 50537.47 tloss: 257.511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58 트레이닝 데이터 정확도: nan 손실 함수(loss): 50870.33 tloss: 246.01648 trate 0</text:p>
          </table:table-cell>
        </table:table-row>
        <table:table-row table:style-name="ro1">
          <table:table-cell office:value-type="string" calcext:value-type="string">
            <text:p>테스트 데이터 정확도: 53.102386 손실 함수(loss): 50938.22 tloss: 258.372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59 트레이닝 데이터 정확도: nan 손실 함수(loss): 51023.594 tloss: 246.86629 trate 0</text:p>
          </table:table-cell>
        </table:table-row>
        <table:table-row table:style-name="ro1">
          <table:table-cell office:value-type="string" calcext:value-type="string">
            <text:p>테스트 데이터 정확도: 53.11474 손실 함수(loss): 50078.13 tloss: 256.375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60 트레이닝 데이터 정확도: nan 손실 함수(loss): 51002.26 tloss: 246.7956 trate 0</text:p>
          </table:table-cell>
        </table:table-row>
        <table:table-row table:style-name="ro1">
          <table:table-cell office:value-type="string" calcext:value-type="string">
            <text:p>테스트 데이터 정확도: 52.50469 손실 함수(loss): 49968.37 tloss: 257.09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61 트레이닝 데이터 정확도: nan 손실 함수(loss): 51029.367 tloss: 246.64201 trate 0</text:p>
          </table:table-cell>
        </table:table-row>
        <table:table-row table:style-name="ro1">
          <table:table-cell office:value-type="string" calcext:value-type="string">
            <text:p>테스트 데이터 정확도: 52.414215 손실 함수(loss): 51462.465 tloss: 258.453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62 트레이닝 데이터 정확도: nan 손실 함수(loss): 51273.66 tloss: 246.94394 trate 0</text:p>
          </table:table-cell>
        </table:table-row>
        <table:table-row table:style-name="ro1">
          <table:table-cell office:value-type="string" calcext:value-type="string">
            <text:p>테스트 데이터 정확도: 51.79795 손실 함수(loss): 51192.426 tloss: 257.997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63 트레이닝 데이터 정확도: nan 손실 함수(loss): 51121.41 tloss: 247.65997 trate 0</text:p>
          </table:table-cell>
        </table:table-row>
        <table:table-row table:style-name="ro1">
          <table:table-cell office:value-type="string" calcext:value-type="string">
            <text:p>테스트 데이터 정확도: 52.23108 손실 함수(loss): 51557.414 tloss: 260.455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64 트레이닝 데이터 정확도: nan 손실 함수(loss): 50605.285 tloss: 245.3436 trate 0</text:p>
          </table:table-cell>
        </table:table-row>
        <table:table-row table:style-name="ro1">
          <table:table-cell office:value-type="string" calcext:value-type="string">
            <text:p>테스트 데이터 정확도: 52.65827 손실 함수(loss): 50395.24 tloss: 255.330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65 트레이닝 데이터 정확도: nan 손실 함수(loss): 50689.473 tloss: 246.28151 trate 0</text:p>
          </table:table-cell>
        </table:table-row>
        <table:table-row table:style-name="ro1">
          <table:table-cell office:value-type="string" calcext:value-type="string">
            <text:p>테스트 데이터 정확도: 52.906403 손실 함수(loss): 50287.31 tloss: 255.890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66 트레이닝 데이터 정확도: nan 손실 함수(loss): 51261.164 tloss: 247.40527 trate 0</text:p>
          </table:table-cell>
        </table:table-row>
        <table:table-row table:style-name="ro1">
          <table:table-cell office:value-type="string" calcext:value-type="string">
            <text:p>테스트 데이터 정확도: 52.51075 손실 함수(loss): 50065.55 tloss: 253.421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67 트레이닝 데이터 정확도: nan 손실 함수(loss): 50397.742 tloss: 244.93713 trate 0</text:p>
          </table:table-cell>
        </table:table-row>
        <table:table-row table:style-name="ro1">
          <table:table-cell office:value-type="string" calcext:value-type="string">
            <text:p>테스트 데이터 정확도: 52.687775 손실 함수(loss): 50475.375 tloss: 256.656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68 트레이닝 데이터 정확도: nan 손실 함수(loss): 50699.188 tloss: 245.3392 trate 0</text:p>
          </table:table-cell>
        </table:table-row>
        <table:table-row table:style-name="ro1">
          <table:table-cell office:value-type="string" calcext:value-type="string">
            <text:p>테스트 데이터 정확도: 52.36513 손실 함수(loss): 49547.805 tloss: 253.137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69 트레이닝 데이터 정확도: nan 손실 함수(loss): 50838.547 tloss: 246.12273 trate 0</text:p>
          </table:table-cell>
        </table:table-row>
        <table:table-row table:style-name="ro1">
          <table:table-cell office:value-type="string" calcext:value-type="string">
            <text:p>테스트 데이터 정확도: 52.068897 손실 함수(loss): 50551.133 tloss: 255.192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70 트레이닝 데이터 정확도: nan 손실 함수(loss): 50882.3 tloss: 246.07884 trate 0</text:p>
          </table:table-cell>
        </table:table-row>
        <table:table-row table:style-name="ro1">
          <table:table-cell office:value-type="string" calcext:value-type="string">
            <text:p>테스트 데이터 정확도: 53.026985 손실 함수(loss): 50011.137 tloss: 256.524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71 트레이닝 데이터 정확도: nan 손실 함수(loss): 50661.79 tloss: 245.37367 trate 0</text:p>
          </table:table-cell>
        </table:table-row>
        <table:table-row table:style-name="ro1">
          <table:table-cell office:value-type="string" calcext:value-type="string">
            <text:p>테스트 데이터 정확도: 52.540062 손실 함수(loss): 50342.848 tloss: 258.34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72 트레이닝 데이터 정확도: nan 손실 함수(loss): 50685.246 tloss: 245.61803 trate 0</text:p>
          </table:table-cell>
        </table:table-row>
        <table:table-row table:style-name="ro1">
          <table:table-cell office:value-type="string" calcext:value-type="string">
            <text:p>테스트 데이터 정확도: 52.35581 손실 함수(loss): 51538.652 tloss: 259.580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73 트레이닝 데이터 정확도: nan 손실 함수(loss): 50515.277 tloss: 245.44891 trate 0</text:p>
          </table:table-cell>
        </table:table-row>
        <table:table-row table:style-name="ro1">
          <table:table-cell office:value-type="string" calcext:value-type="string">
            <text:p>테스트 데이터 정확도: 52.64251 손실 함수(loss): 49821.477 tloss: 254.038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74 트레이닝 데이터 정확도: nan 손실 함수(loss): 50708.5 tloss: 245.76398 trate 0</text:p>
          </table:table-cell>
        </table:table-row>
        <table:table-row table:style-name="ro1">
          <table:table-cell office:value-type="string" calcext:value-type="string">
            <text:p>테스트 데이터 정확도: 52.37804 손실 함수(loss): 50261.934 tloss: 254.6037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75 트레이닝 데이터 정확도: nan 손실 함수(loss): 50883.688 tloss: 246.77347 trate 0</text:p>
          </table:table-cell>
        </table:table-row>
        <table:table-row table:style-name="ro1">
          <table:table-cell office:value-type="string" calcext:value-type="string">
            <text:p>테스트 데이터 정확도: 52.522858 손실 함수(loss): 51364.344 tloss: 258.566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76 트레이닝 데이터 정확도: nan 손실 함수(loss): 50777.99 tloss: 246.01978 trate 0</text:p>
          </table:table-cell>
        </table:table-row>
        <table:table-row table:style-name="ro1">
          <table:table-cell office:value-type="string" calcext:value-type="string">
            <text:p>테스트 데이터 정확도: 52.704067 손실 함수(loss): 52003.5 tloss: 259.635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77 트레이닝 데이터 정확도: nan 손실 함수(loss): 50562.836 tloss: 246.17336 trate 0</text:p>
          </table:table-cell>
        </table:table-row>
        <table:table-row table:style-name="ro1">
          <table:table-cell office:value-type="string" calcext:value-type="string">
            <text:p>테스트 데이터 정확도: 52.605183 손실 함수(loss): 50290.418 tloss: 256.04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78 트레이닝 데이터 정확도: nan 손실 함수(loss): 50605.047 tloss: 244.96487 trate 0</text:p>
          </table:table-cell>
        </table:table-row>
        <table:table-row table:style-name="ro1">
          <table:table-cell office:value-type="string" calcext:value-type="string">
            <text:p>테스트 데이터 정확도: 52.3052 손실 함수(loss): 50790.26 tloss: 258.04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79 트레이닝 데이터 정확도: nan 손실 함수(loss): 50711.29 tloss: 245.12096 trate 0</text:p>
          </table:table-cell>
        </table:table-row>
        <table:table-row table:style-name="ro1">
          <table:table-cell office:value-type="string" calcext:value-type="string">
            <text:p>테스트 데이터 정확도: 52.651817 손실 함수(loss): 50650.207 tloss: 255.963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80 트레이닝 데이터 정확도: nan 손실 함수(loss): 50885.035 tloss: 246.13278 trate 0</text:p>
          </table:table-cell>
        </table:table-row>
        <table:table-row table:style-name="ro1">
          <table:table-cell office:value-type="string" calcext:value-type="string">
            <text:p>테스트 데이터 정확도: 52.521126 손실 함수(loss): 50107.344 tloss: 253.596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81 트레이닝 데이터 정확도: nan 손실 함수(loss): 50521.02 tloss: 245.22234 trate 0</text:p>
          </table:table-cell>
        </table:table-row>
        <table:table-row table:style-name="ro1">
          <table:table-cell office:value-type="string" calcext:value-type="string">
            <text:p>테스트 데이터 정확도: 52.322544 손실 함수(loss): 50862.316 tloss: 258.516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82 트레이닝 데이터 정확도: nan 손실 함수(loss): 50851.21 tloss: 246.3085 trate 0</text:p>
          </table:table-cell>
        </table:table-row>
        <table:table-row table:style-name="ro1">
          <table:table-cell office:value-type="string" calcext:value-type="string">
            <text:p>테스트 데이터 정확도: 52.527126 손실 함수(loss): 50726.18 tloss: 258.425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83 트레이닝 데이터 정확도: nan 손실 함수(loss): 50746.426 tloss: 246.59886 trate 0</text:p>
          </table:table-cell>
        </table:table-row>
        <table:table-row table:style-name="ro1">
          <table:table-cell office:value-type="string" calcext:value-type="string">
            <text:p>테스트 데이터 정확도: 52.66116 손실 함수(loss): 50299.152 tloss: 254.272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84 트레이닝 데이터 정확도: nan 손실 함수(loss): 50658.33 tloss: 245.99551 trate 0</text:p>
          </table:table-cell>
        </table:table-row>
        <table:table-row table:style-name="ro1">
          <table:table-cell office:value-type="string" calcext:value-type="string">
            <text:p>테스트 데이터 정확도: 53.12781 손실 함수(loss): 50961.125 tloss: 258.275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85 트레이닝 데이터 정확도: nan 손실 함수(loss): 51135.59 tloss: 247.39815 trate 0</text:p>
          </table:table-cell>
        </table:table-row>
        <table:table-row table:style-name="ro1">
          <table:table-cell office:value-type="string" calcext:value-type="string">
            <text:p>테스트 데이터 정확도: 52.541508 손실 함수(loss): 51288.32 tloss: 255.925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86 트레이닝 데이터 정확도: nan 손실 함수(loss): 50754.047 tloss: 246.12595 trate 0</text:p>
          </table:table-cell>
        </table:table-row>
        <table:table-row table:style-name="ro1">
          <table:table-cell office:value-type="string" calcext:value-type="string">
            <text:p>테스트 데이터 정확도: 52.647095 손실 함수(loss): 51192.125 tloss: 259.340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87 트레이닝 데이터 정확도: nan 손실 함수(loss): 50618.44 tloss: 246.25966 trate 0</text:p>
          </table:table-cell>
        </table:table-row>
        <table:table-row table:style-name="ro1">
          <table:table-cell office:value-type="string" calcext:value-type="string">
            <text:p>테스트 데이터 정확도: 52.955456 손실 함수(loss): 50248.98 tloss: 254.842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88 트레이닝 데이터 정확도: nan 손실 함수(loss): 50854.94 tloss: 245.84052 trate 0</text:p>
          </table:table-cell>
        </table:table-row>
        <table:table-row table:style-name="ro1">
          <table:table-cell office:value-type="string" calcext:value-type="string">
            <text:p>테스트 데이터 정확도: 52.583008 손실 함수(loss): 50848.977 tloss: 256.176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89 트레이닝 데이터 정확도: nan 손실 함수(loss): 50811.777 tloss: 245.66415 trate 0</text:p>
          </table:table-cell>
        </table:table-row>
        <table:table-row table:style-name="ro1">
          <table:table-cell office:value-type="string" calcext:value-type="string">
            <text:p>테스트 데이터 정확도: 52.5286 손실 함수(loss): 50339.664 tloss: 256.671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90 트레이닝 데이터 정확도: nan 손실 함수(loss): 50726.406 tloss: 246.07364 trate 0</text:p>
          </table:table-cell>
        </table:table-row>
        <table:table-row table:style-name="ro1">
          <table:table-cell office:value-type="string" calcext:value-type="string">
            <text:p>테스트 데이터 정확도: 52.531788 손실 함수(loss): 50751.504 tloss: 257.36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91 트레이닝 데이터 정확도: nan 손실 함수(loss): 50692.445 tloss: 245.39137 trate 0</text:p>
          </table:table-cell>
        </table:table-row>
        <table:table-row table:style-name="ro1">
          <table:table-cell office:value-type="string" calcext:value-type="string">
            <text:p>테스트 데이터 정확도: 53.066032 손실 함수(loss): 50358.645 tloss: 257.016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92 트레이닝 데이터 정확도: nan 손실 함수(loss): 50552.277 tloss: 245.59135 trate 0</text:p>
          </table:table-cell>
        </table:table-row>
        <table:table-row table:style-name="ro1">
          <table:table-cell office:value-type="string" calcext:value-type="string">
            <text:p>테스트 데이터 정확도: 51.712273 손실 함수(loss): 49980.305 tloss: 253.542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93 트레이닝 데이터 정확도: nan 손실 함수(loss): 50530.836 tloss: 245.4436 trate 0</text:p>
          </table:table-cell>
        </table:table-row>
        <table:table-row table:style-name="ro1">
          <table:table-cell office:value-type="string" calcext:value-type="string">
            <text:p>테스트 데이터 정확도: 53.033253 손실 함수(loss): 50372.2 tloss: 254.574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94 트레이닝 데이터 정확도: nan 손실 함수(loss): 50642.273 tloss: 245.99483 trate 0</text:p>
          </table:table-cell>
        </table:table-row>
        <table:table-row table:style-name="ro1">
          <table:table-cell office:value-type="string" calcext:value-type="string">
            <text:p>테스트 데이터 정확도: 52.39471 손실 함수(loss): 50774.496 tloss: 255.312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95 트레이닝 데이터 정확도: nan 손실 함수(loss): 50754.3 tloss: 245.08397 trate 0</text:p>
          </table:table-cell>
        </table:table-row>
        <table:table-row table:style-name="ro1">
          <table:table-cell office:value-type="string" calcext:value-type="string">
            <text:p>테스트 데이터 정확도: 52.228283 손실 함수(loss): 49440.2 tloss: 254.54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96 트레이닝 데이터 정확도: nan 손실 함수(loss): 50165.76 tloss: 244.14247 trate 0</text:p>
          </table:table-cell>
        </table:table-row>
        <table:table-row table:style-name="ro1">
          <table:table-cell office:value-type="string" calcext:value-type="string">
            <text:p>테스트 데이터 정확도: 53.005493 손실 함수(loss): 52195.37 tloss: 261.50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97 트레이닝 데이터 정확도: nan 손실 함수(loss): 50838.1 tloss: 246.58667 trate 0</text:p>
          </table:table-cell>
        </table:table-row>
        <table:table-row table:style-name="ro1">
          <table:table-cell office:value-type="string" calcext:value-type="string">
            <text:p>테스트 데이터 정확도: 52.659294 손실 함수(loss): 51379.645 tloss: 260.54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98 트레이닝 데이터 정확도: nan 손실 함수(loss): 50296.703 tloss: 245.32196 trate 0</text:p>
          </table:table-cell>
        </table:table-row>
        <table:table-row table:style-name="ro1">
          <table:table-cell office:value-type="string" calcext:value-type="string">
            <text:p>테스트 데이터 정확도: 52.344746 손실 함수(loss): 50570.008 tloss: 254.637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399 트레이닝 데이터 정확도: nan 손실 함수(loss): 50301.46 tloss: 245.10797 trate 0</text:p>
          </table:table-cell>
        </table:table-row>
        <table:table-row table:style-name="ro1">
          <table:table-cell office:value-type="string" calcext:value-type="string">
            <text:p>테스트 데이터 정확도: 52.61439 손실 함수(loss): 50602.426 tloss: 255.403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00 트레이닝 데이터 정확도: nan 손실 함수(loss): 50344.06 tloss: 245.07985 trate 0</text:p>
          </table:table-cell>
        </table:table-row>
        <table:table-row table:style-name="ro1">
          <table:table-cell office:value-type="string" calcext:value-type="string">
            <text:p>테스트 데이터 정확도: 52.58373 손실 함수(loss): 50821.395 tloss: 255.1003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01 트레이닝 데이터 정확도: nan 손실 함수(loss): 50803.85 tloss: 245.84578 trate 0</text:p>
          </table:table-cell>
        </table:table-row>
        <table:table-row table:style-name="ro1">
          <table:table-cell office:value-type="string" calcext:value-type="string">
            <text:p>테스트 데이터 정확도: 52.13581 손실 함수(loss): 50491.34 tloss: 253.789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02 트레이닝 데이터 정확도: nan 손실 함수(loss): 50864.746 tloss: 245.95503 trate 0</text:p>
          </table:table-cell>
        </table:table-row>
        <table:table-row table:style-name="ro1">
          <table:table-cell office:value-type="string" calcext:value-type="string">
            <text:p>테스트 데이터 정확도: 53.301716 손실 함수(loss): 50373.094 tloss: 257.788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03 트레이닝 데이터 정확도: nan 손실 함수(loss): 50959.9 tloss: 246.5193 trate 0</text:p>
          </table:table-cell>
        </table:table-row>
        <table:table-row table:style-name="ro1">
          <table:table-cell office:value-type="string" calcext:value-type="string">
            <text:p>테스트 데이터 정확도: 52.600525 손실 함수(loss): 50141.207 tloss: 255.167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04 트레이닝 데이터 정확도: nan 손실 함수(loss): 50592.324 tloss: 245.91573 trate 0</text:p>
          </table:table-cell>
        </table:table-row>
        <table:table-row table:style-name="ro1">
          <table:table-cell office:value-type="string" calcext:value-type="string">
            <text:p>테스트 데이터 정확도: 52.36716 손실 함수(loss): 50372.777 tloss: 256.930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05 트레이닝 데이터 정확도: nan 손실 함수(loss): 50787.19 tloss: 245.85733 trate 0</text:p>
          </table:table-cell>
        </table:table-row>
        <table:table-row table:style-name="ro1">
          <table:table-cell office:value-type="string" calcext:value-type="string">
            <text:p>테스트 데이터 정확도: 52.160572 손실 함수(loss): 50927.645 tloss: 258.115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06 트레이닝 데이터 정확도: nan 손실 함수(loss): 50420.168 tloss: 245.52216 trate 0</text:p>
          </table:table-cell>
        </table:table-row>
        <table:table-row table:style-name="ro1">
          <table:table-cell office:value-type="string" calcext:value-type="string">
            <text:p>테스트 데이터 정확도: 53.10441 손실 함수(loss): 50108.684 tloss: 255.913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07 트레이닝 데이터 정확도: nan 손실 함수(loss): 50849.46 tloss: 245.88284 trate 0</text:p>
          </table:table-cell>
        </table:table-row>
        <table:table-row table:style-name="ro1">
          <table:table-cell office:value-type="string" calcext:value-type="string">
            <text:p>테스트 데이터 정확도: 53.029976 손실 함수(loss): 50161.113 tloss: 254.3400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08 트레이닝 데이터 정확도: nan 손실 함수(loss): 50610.855 tloss: 245.24747 trate 0</text:p>
          </table:table-cell>
        </table:table-row>
        <table:table-row table:style-name="ro1">
          <table:table-cell office:value-type="string" calcext:value-type="string">
            <text:p>테스트 데이터 정확도: 51.54372 손실 함수(loss): 50938.383 tloss: 257.716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09 트레이닝 데이터 정확도: nan 손실 함수(loss): 50757.42 tloss: 245.92577 trate 0</text:p>
          </table:table-cell>
        </table:table-row>
        <table:table-row table:style-name="ro1">
          <table:table-cell office:value-type="string" calcext:value-type="string">
            <text:p>테스트 데이터 정확도: 52.616825 손실 함수(loss): 50069.668 tloss: 254.81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10 트레이닝 데이터 정확도: nan 손실 함수(loss): 50532.277 tloss: 245.37627 trate 0</text:p>
          </table:table-cell>
        </table:table-row>
        <table:table-row table:style-name="ro1">
          <table:table-cell office:value-type="string" calcext:value-type="string">
            <text:p>테스트 데이터 정확도: 52.26807 손실 함수(loss): 49703.562 tloss: 254.32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11 트레이닝 데이터 정확도: nan 손실 함수(loss): 50677.062 tloss: 245.71849 trate 0</text:p>
          </table:table-cell>
        </table:table-row>
        <table:table-row table:style-name="ro1">
          <table:table-cell office:value-type="string" calcext:value-type="string">
            <text:p>테스트 데이터 정확도: 52.435757 손실 함수(loss): 50042.13 tloss: 255.215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12 트레이닝 데이터 정확도: nan 손실 함수(loss): 50779.594 tloss: 246.4223 trate 0</text:p>
          </table:table-cell>
        </table:table-row>
        <table:table-row table:style-name="ro1">
          <table:table-cell office:value-type="string" calcext:value-type="string">
            <text:p>테스트 데이터 정확도: 52.19534 손실 함수(loss): 50426.594 tloss: 255.780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13 트레이닝 데이터 정확도: nan 손실 함수(loss): 50383.03 tloss: 245.34746 trate 0</text:p>
          </table:table-cell>
        </table:table-row>
        <table:table-row table:style-name="ro1">
          <table:table-cell office:value-type="string" calcext:value-type="string">
            <text:p>테스트 데이터 정확도: 52.03672 손실 함수(loss): 50777.1 tloss: 255.851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14 트레이닝 데이터 정확도: nan 손실 함수(loss): 50866.555 tloss: 245.86508 trate 0</text:p>
          </table:table-cell>
        </table:table-row>
        <table:table-row table:style-name="ro1">
          <table:table-cell office:value-type="string" calcext:value-type="string">
            <text:p>테스트 데이터 정확도: 52.71623 손실 함수(loss): 50170.695 tloss: 254.58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15 트레이닝 데이터 정확도: nan 손실 함수(loss): 50245.87 tloss: 244.76006 trate 0</text:p>
          </table:table-cell>
        </table:table-row>
        <table:table-row table:style-name="ro1">
          <table:table-cell office:value-type="string" calcext:value-type="string">
            <text:p>테스트 데이터 정확도: 52.762512 손실 함수(loss): 50453.637 tloss: 256.743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16 트레이닝 데이터 정확도: nan 손실 함수(loss): 50754.434 tloss: 246.5655 trate 0</text:p>
          </table:table-cell>
        </table:table-row>
        <table:table-row table:style-name="ro1">
          <table:table-cell office:value-type="string" calcext:value-type="string">
            <text:p>테스트 데이터 정확도: 52.689995 손실 함수(loss): 52186.074 tloss: 261.3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17 트레이닝 데이터 정확도: nan 손실 함수(loss): 50152.453 tloss: 243.93037 trate 0</text:p>
          </table:table-cell>
        </table:table-row>
        <table:table-row table:style-name="ro1">
          <table:table-cell office:value-type="string" calcext:value-type="string">
            <text:p>테스트 데이터 정확도: 52.716583 손실 함수(loss): 50147.43 tloss: 256.82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18 트레이닝 데이터 정확도: nan 손실 함수(loss): 50722.137 tloss: 245.33554 trate 0</text:p>
          </table:table-cell>
        </table:table-row>
        <table:table-row table:style-name="ro1">
          <table:table-cell office:value-type="string" calcext:value-type="string">
            <text:p>테스트 데이터 정확도: 52.458748 손실 함수(loss): 50408.03 tloss: 254.263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19 트레이닝 데이터 정확도: nan 손실 함수(loss): 50397.387 tloss: 244.82393 trate 0</text:p>
          </table:table-cell>
        </table:table-row>
        <table:table-row table:style-name="ro1">
          <table:table-cell office:value-type="string" calcext:value-type="string">
            <text:p>테스트 데이터 정확도: 52.845158 손실 함수(loss): 50701.4 tloss: 255.994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20 트레이닝 데이터 정확도: nan 손실 함수(loss): 50693.96 tloss: 245.53175 trate 0</text:p>
          </table:table-cell>
        </table:table-row>
        <table:table-row table:style-name="ro1">
          <table:table-cell office:value-type="string" calcext:value-type="string">
            <text:p>테스트 데이터 정확도: 52.224995 손실 함수(loss): 50391.914 tloss: 254.46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21 트레이닝 데이터 정확도: nan 손실 함수(loss): 50772.918 tloss: 245.92511 trate 0</text:p>
          </table:table-cell>
        </table:table-row>
        <table:table-row table:style-name="ro1">
          <table:table-cell office:value-type="string" calcext:value-type="string">
            <text:p>테스트 데이터 정확도: 52.09122 손실 함수(loss): 50668.906 tloss: 256.868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22 트레이닝 데이터 정확도: nan 손실 함수(loss): 50857.676 tloss: 245.22328 trate 0</text:p>
          </table:table-cell>
        </table:table-row>
        <table:table-row table:style-name="ro1">
          <table:table-cell office:value-type="string" calcext:value-type="string">
            <text:p>테스트 데이터 정확도: 51.92007 손실 함수(loss): 50768.133 tloss: 259.045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23 트레이닝 데이터 정확도: nan 손실 함수(loss): 50575.184 tloss: 245.73157 trate 0</text:p>
          </table:table-cell>
        </table:table-row>
        <table:table-row table:style-name="ro1">
          <table:table-cell office:value-type="string" calcext:value-type="string">
            <text:p>테스트 데이터 정확도: 52.76654 손실 함수(loss): 51508.848 tloss: 257.062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24 트레이닝 데이터 정확도: nan 손실 함수(loss): 50557.445 tloss: 245.30948 trate 0</text:p>
          </table:table-cell>
        </table:table-row>
        <table:table-row table:style-name="ro1">
          <table:table-cell office:value-type="string" calcext:value-type="string">
            <text:p>테스트 데이터 정확도: 52.175488 손실 함수(loss): 50214.824 tloss: 257.758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25 트레이닝 데이터 정확도: nan 손실 함수(loss): 50496.86 tloss: 245.2818 trate 0</text:p>
          </table:table-cell>
        </table:table-row>
        <table:table-row table:style-name="ro1">
          <table:table-cell office:value-type="string" calcext:value-type="string">
            <text:p>테스트 데이터 정확도: 52.219677 손실 함수(loss): 50289.23 tloss: 255.898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26 트레이닝 데이터 정확도: nan 손실 함수(loss): 50166.836 tloss: 244.5112 trate 0</text:p>
          </table:table-cell>
        </table:table-row>
        <table:table-row table:style-name="ro1">
          <table:table-cell office:value-type="string" calcext:value-type="string">
            <text:p>테스트 데이터 정확도: 52.905582 손실 함수(loss): 50016.566 tloss: 253.091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27 트레이닝 데이터 정확도: nan 손실 함수(loss): 50874.777 tloss: 246.29381 trate 0</text:p>
          </table:table-cell>
        </table:table-row>
        <table:table-row table:style-name="ro1">
          <table:table-cell office:value-type="string" calcext:value-type="string">
            <text:p>테스트 데이터 정확도: 52.69998 손실 함수(loss): 49339.742 tloss: 251.637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28 트레이닝 데이터 정확도: nan 손실 함수(loss): 50780.504 tloss: 246.17563 trate 0</text:p>
          </table:table-cell>
        </table:table-row>
        <table:table-row table:style-name="ro1">
          <table:table-cell office:value-type="string" calcext:value-type="string">
            <text:p>테스트 데이터 정확도: 52.133003 손실 함수(loss): 50782.777 tloss: 255.644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29 트레이닝 데이터 정확도: nan 손실 함수(loss): 50583.492 tloss: 245.16008 trate 0</text:p>
          </table:table-cell>
        </table:table-row>
        <table:table-row table:style-name="ro1">
          <table:table-cell office:value-type="string" calcext:value-type="string">
            <text:p>테스트 데이터 정확도: 52.574947 손실 함수(loss): 50727.285 tloss: 255.526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30 트레이닝 데이터 정확도: nan 손실 함수(loss): 50248.332 tloss: 244.77687 trate 0</text:p>
          </table:table-cell>
        </table:table-row>
        <table:table-row table:style-name="ro1">
          <table:table-cell office:value-type="string" calcext:value-type="string">
            <text:p>테스트 데이터 정확도: 52.732754 손실 함수(loss): 50295.44 tloss: 254.104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31 트레이닝 데이터 정확도: nan 손실 함수(loss): 50299.605 tloss: 244.85077 trate 0</text:p>
          </table:table-cell>
        </table:table-row>
        <table:table-row table:style-name="ro1">
          <table:table-cell office:value-type="string" calcext:value-type="string">
            <text:p>테스트 데이터 정확도: 51.796528 손실 함수(loss): 50524.28 tloss: 257.421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32 트레이닝 데이터 정확도: nan 손실 함수(loss): 50338.168 tloss: 245.22646 trate 0</text:p>
          </table:table-cell>
        </table:table-row>
        <table:table-row table:style-name="ro1">
          <table:table-cell office:value-type="string" calcext:value-type="string">
            <text:p>테스트 데이터 정확도: 52.869427 손실 함수(loss): 50684.45 tloss: 257.286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33 트레이닝 데이터 정확도: nan 손실 함수(loss): 50558.74 tloss: 245.02954 trate 0</text:p>
          </table:table-cell>
        </table:table-row>
        <table:table-row table:style-name="ro1">
          <table:table-cell office:value-type="string" calcext:value-type="string">
            <text:p>테스트 데이터 정확도: 52.823963 손실 함수(loss): 50627.848 tloss: 256.242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34 트레이닝 데이터 정확도: nan 손실 함수(loss): 50524.156 tloss: 246.50682 trate 0</text:p>
          </table:table-cell>
        </table:table-row>
        <table:table-row table:style-name="ro1">
          <table:table-cell office:value-type="string" calcext:value-type="string">
            <text:p>테스트 데이터 정확도: 52.527332 손실 함수(loss): 50530.617 tloss: 255.7627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35 트레이닝 데이터 정확도: nan 손실 함수(loss): 50436.24 tloss: 244.75389 trate 0</text:p>
          </table:table-cell>
        </table:table-row>
        <table:table-row table:style-name="ro1">
          <table:table-cell office:value-type="string" calcext:value-type="string">
            <text:p>테스트 데이터 정확도: 52.5642 손실 함수(loss): 50053.53 tloss: 255.92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36 트레이닝 데이터 정확도: nan 손실 함수(loss): 50581.332 tloss: 245.64381 trate 0</text:p>
          </table:table-cell>
        </table:table-row>
        <table:table-row table:style-name="ro1">
          <table:table-cell office:value-type="string" calcext:value-type="string">
            <text:p>테스트 데이터 정확도: 52.678898 손실 함수(loss): 51109.2 tloss: 258.856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37 트레이닝 데이터 정확도: nan 손실 함수(loss): 50609.8 tloss: 245.33228 trate 0</text:p>
          </table:table-cell>
        </table:table-row>
        <table:table-row table:style-name="ro1">
          <table:table-cell office:value-type="string" calcext:value-type="string">
            <text:p>테스트 데이터 정확도: 52.57078 손실 함수(loss): 51480.105 tloss: 257.083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38 트레이닝 데이터 정확도: nan 손실 함수(loss): 50519.254 tloss: 244.62502 trate 0</text:p>
          </table:table-cell>
        </table:table-row>
        <table:table-row table:style-name="ro1">
          <table:table-cell office:value-type="string" calcext:value-type="string">
            <text:p>테스트 데이터 정확도: 52.84246 손실 함수(loss): 49796.836 tloss: 256.27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39 트레이닝 데이터 정확도: nan 손실 함수(loss): 50591.047 tloss: 245.41406 trate 0</text:p>
          </table:table-cell>
        </table:table-row>
        <table:table-row table:style-name="ro1">
          <table:table-cell office:value-type="string" calcext:value-type="string">
            <text:p>테스트 데이터 정확도: 52.110786 손실 함수(loss): 49782.51 tloss: 254.021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40 트레이닝 데이터 정확도: nan 손실 함수(loss): 50727.67 tloss: 245.52277 trate 0</text:p>
          </table:table-cell>
        </table:table-row>
        <table:table-row table:style-name="ro1">
          <table:table-cell office:value-type="string" calcext:value-type="string">
            <text:p>테스트 데이터 정확도: 52.450157 손실 함수(loss): 49893.38 tloss: 254.390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41 트레이닝 데이터 정확도: nan 손실 함수(loss): 50208.99 tloss: 244.9806 trate 0</text:p>
          </table:table-cell>
        </table:table-row>
        <table:table-row table:style-name="ro1">
          <table:table-cell office:value-type="string" calcext:value-type="string">
            <text:p>테스트 데이터 정확도: 52.904125 손실 함수(loss): 50118.906 tloss: 256.7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42 트레이닝 데이터 정확도: nan 손실 함수(loss): 50289.434 tloss: 244.39305 trate 0</text:p>
          </table:table-cell>
        </table:table-row>
        <table:table-row table:style-name="ro1">
          <table:table-cell office:value-type="string" calcext:value-type="string">
            <text:p>테스트 데이터 정확도: 52.40348 손실 함수(loss): 49520.312 tloss: 253.3608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43 트레이닝 데이터 정확도: nan 손실 함수(loss): 50651.465 tloss: 245.14581 trate 0</text:p>
          </table:table-cell>
        </table:table-row>
        <table:table-row table:style-name="ro1">
          <table:table-cell office:value-type="string" calcext:value-type="string">
            <text:p>테스트 데이터 정확도: 52.90795 손실 함수(loss): 50763.926 tloss: 255.439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44 트레이닝 데이터 정확도: nan 손실 함수(loss): 50586.38 tloss: 244.89114 trate 0</text:p>
          </table:table-cell>
        </table:table-row>
        <table:table-row table:style-name="ro1">
          <table:table-cell office:value-type="string" calcext:value-type="string">
            <text:p>테스트 데이터 정확도: 52.060772 손실 함수(loss): 50581.043 tloss: 256.738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45 트레이닝 데이터 정확도: nan 손실 함수(loss): 49922.58 tloss: 243.92995 trate 0</text:p>
          </table:table-cell>
        </table:table-row>
        <table:table-row table:style-name="ro1">
          <table:table-cell office:value-type="string" calcext:value-type="string">
            <text:p>테스트 데이터 정확도: 52.61432 손실 함수(loss): 49503.773 tloss: 254.093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46 트레이닝 데이터 정확도: nan 손실 함수(loss): 50317.11 tloss: 245.3288 trate 0</text:p>
          </table:table-cell>
        </table:table-row>
        <table:table-row table:style-name="ro1">
          <table:table-cell office:value-type="string" calcext:value-type="string">
            <text:p>테스트 데이터 정확도: 52.603542 손실 함수(loss): 49618.402 tloss: 255.665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47 트레이닝 데이터 정확도: nan 손실 함수(loss): 50081.406 tloss: 244.25641 trate 0</text:p>
          </table:table-cell>
        </table:table-row>
        <table:table-row table:style-name="ro1">
          <table:table-cell office:value-type="string" calcext:value-type="string">
            <text:p>테스트 데이터 정확도: 52.37022 손실 함수(loss): 50306.41 tloss: 257.900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48 트레이닝 데이터 정확도: nan 손실 함수(loss): 50315.906 tloss: 244.56416 trate 0</text:p>
          </table:table-cell>
        </table:table-row>
        <table:table-row table:style-name="ro1">
          <table:table-cell office:value-type="string" calcext:value-type="string">
            <text:p>테스트 데이터 정확도: 52.313946 손실 함수(loss): 50483.133 tloss: 254.990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49 트레이닝 데이터 정확도: nan 손실 함수(loss): 50562.48 tloss: 245.67337 trate 0</text:p>
          </table:table-cell>
        </table:table-row>
        <table:table-row table:style-name="ro1">
          <table:table-cell office:value-type="string" calcext:value-type="string">
            <text:p>테스트 데이터 정확도: 52.17341 손실 함수(loss): 51030.387 tloss: 258.568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50 트레이닝 데이터 정확도: nan 손실 함수(loss): 50514.082 tloss: 245.03629 trate 0</text:p>
          </table:table-cell>
        </table:table-row>
        <table:table-row table:style-name="ro1">
          <table:table-cell office:value-type="string" calcext:value-type="string">
            <text:p>테스트 데이터 정확도: 52.820744 손실 함수(loss): 49394.535 tloss: 251.56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51 트레이닝 데이터 정확도: nan 손실 함수(loss): 50311.184 tloss: 243.85516 trate 0</text:p>
          </table:table-cell>
        </table:table-row>
        <table:table-row table:style-name="ro1">
          <table:table-cell office:value-type="string" calcext:value-type="string">
            <text:p>테스트 데이터 정확도: 52.683773 손실 함수(loss): 50353.18 tloss: 256.95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52 트레이닝 데이터 정확도: nan 손실 함수(loss): 50072.11 tloss: 243.9718 trate 0</text:p>
          </table:table-cell>
        </table:table-row>
        <table:table-row table:style-name="ro1">
          <table:table-cell office:value-type="string" calcext:value-type="string">
            <text:p>테스트 데이터 정확도: 52.608242 손실 함수(loss): 49127.363 tloss: 251.818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53 트레이닝 데이터 정확도: nan 손실 함수(loss): 50232.164 tloss: 244.08128 trate 0</text:p>
          </table:table-cell>
        </table:table-row>
        <table:table-row table:style-name="ro1">
          <table:table-cell office:value-type="string" calcext:value-type="string">
            <text:p>테스트 데이터 정확도: 52.818844 손실 함수(loss): 50332.7 tloss: 256.471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54 트레이닝 데이터 정확도: nan 손실 함수(loss): 50358.19 tloss: 245.12708 trate 0</text:p>
          </table:table-cell>
        </table:table-row>
        <table:table-row table:style-name="ro1">
          <table:table-cell office:value-type="string" calcext:value-type="string">
            <text:p>테스트 데이터 정확도: 52.887592 손실 함수(loss): 50395.73 tloss: 256.79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55 트레이닝 데이터 정확도: nan 손실 함수(loss): 50147.3 tloss: 244.1517 trate 0</text:p>
          </table:table-cell>
        </table:table-row>
        <table:table-row table:style-name="ro1">
          <table:table-cell office:value-type="string" calcext:value-type="string">
            <text:p>테스트 데이터 정확도: 52.82551 손실 함수(loss): 50692.492 tloss: 253.933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56 트레이닝 데이터 정확도: nan 손실 함수(loss): 50651.508 tloss: 245.08585 trate 0</text:p>
          </table:table-cell>
        </table:table-row>
        <table:table-row table:style-name="ro1">
          <table:table-cell office:value-type="string" calcext:value-type="string">
            <text:p>테스트 데이터 정확도: 52.685783 손실 함수(loss): 51051.25 tloss: 255.604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57 트레이닝 데이터 정확도: nan 손실 함수(loss): 50250.074 tloss: 244.95294 trate 0</text:p>
          </table:table-cell>
        </table:table-row>
        <table:table-row table:style-name="ro1">
          <table:table-cell office:value-type="string" calcext:value-type="string">
            <text:p>테스트 데이터 정확도: 52.853085 손실 함수(loss): 50071.613 tloss: 256.023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58 트레이닝 데이터 정확도: nan 손실 함수(loss): 50153.926 tloss: 244.87746 trate 0</text:p>
          </table:table-cell>
        </table:table-row>
        <table:table-row table:style-name="ro1">
          <table:table-cell office:value-type="string" calcext:value-type="string">
            <text:p>테스트 데이터 정확도: 52.57055 손실 함수(loss): 50753.227 tloss: 256.48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59 트레이닝 데이터 정확도: nan 손실 함수(loss): 50302.566 tloss: 243.81946 trate 0</text:p>
          </table:table-cell>
        </table:table-row>
        <table:table-row table:style-name="ro1">
          <table:table-cell office:value-type="string" calcext:value-type="string">
            <text:p>테스트 데이터 정확도: 52.877735 손실 함수(loss): 49923.57 tloss: 254.570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60 트레이닝 데이터 정확도: nan 손실 함수(loss): 50048.355 tloss: 243.69365 trate 0</text:p>
          </table:table-cell>
        </table:table-row>
        <table:table-row table:style-name="ro1">
          <table:table-cell office:value-type="string" calcext:value-type="string">
            <text:p>테스트 데이터 정확도: 52.904877 손실 함수(loss): 49904.113 tloss: 257.487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61 트레이닝 데이터 정확도: nan 손실 함수(loss): 50247.203 tloss: 244.54971 trate 0</text:p>
          </table:table-cell>
        </table:table-row>
        <table:table-row table:style-name="ro1">
          <table:table-cell office:value-type="string" calcext:value-type="string">
            <text:p>테스트 데이터 정확도: 53.057858 손실 함수(loss): 50840.71 tloss: 256.35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62 트레이닝 데이터 정확도: nan 손실 함수(loss): 50343.98 tloss: 244.8136 trate 0</text:p>
          </table:table-cell>
        </table:table-row>
        <table:table-row table:style-name="ro1">
          <table:table-cell office:value-type="string" calcext:value-type="string">
            <text:p>테스트 데이터 정확도: 52.17574 손실 함수(loss): 50344.906 tloss: 255.397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63 트레이닝 데이터 정확도: nan 손실 함수(loss): 50500.312 tloss: 245.07056 trate 0</text:p>
          </table:table-cell>
        </table:table-row>
        <table:table-row table:style-name="ro1">
          <table:table-cell office:value-type="string" calcext:value-type="string">
            <text:p>테스트 데이터 정확도: 52.08795 손실 함수(loss): 50091.94 tloss: 257.803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64 트레이닝 데이터 정확도: nan 손실 함수(loss): 50470.164 tloss: 245.40718 trate 0</text:p>
          </table:table-cell>
        </table:table-row>
        <table:table-row table:style-name="ro1">
          <table:table-cell office:value-type="string" calcext:value-type="string">
            <text:p>테스트 데이터 정확도: 51.852287 손실 함수(loss): 50879.074 tloss: 254.5456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65 트레이닝 데이터 정확도: nan 손실 함수(loss): 50104.63 tloss: 243.86938 trate 0</text:p>
          </table:table-cell>
        </table:table-row>
        <table:table-row table:style-name="ro1">
          <table:table-cell office:value-type="string" calcext:value-type="string">
            <text:p>테스트 데이터 정확도: 52.439266 손실 함수(loss): 50066.695 tloss: 253.933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66 트레이닝 데이터 정확도: nan 손실 함수(loss): 50214.082 tloss: 244.71278 trate 0</text:p>
          </table:table-cell>
        </table:table-row>
        <table:table-row table:style-name="ro1">
          <table:table-cell office:value-type="string" calcext:value-type="string">
            <text:p>테스트 데이터 정확도: 52.821056 손실 함수(loss): 50199.855 tloss: 257.868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67 트레이닝 데이터 정확도: nan 손실 함수(loss): 50432.164 tloss: 245.5977 trate 0</text:p>
          </table:table-cell>
        </table:table-row>
        <table:table-row table:style-name="ro1">
          <table:table-cell office:value-type="string" calcext:value-type="string">
            <text:p>테스트 데이터 정확도: 53.01431 손실 함수(loss): 50495.51 tloss: 256.925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68 트레이닝 데이터 정확도: nan 손실 함수(loss): 50322.344 tloss: 244.48949 trate 0</text:p>
          </table:table-cell>
        </table:table-row>
        <table:table-row table:style-name="ro1">
          <table:table-cell office:value-type="string" calcext:value-type="string">
            <text:p>테스트 데이터 정확도: 52.65736 손실 함수(loss): 51097.66 tloss: 255.4285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69 트레이닝 데이터 정확도: nan 손실 함수(loss): 50240.86 tloss: 244.45084 trate 0</text:p>
          </table:table-cell>
        </table:table-row>
        <table:table-row table:style-name="ro1">
          <table:table-cell office:value-type="string" calcext:value-type="string">
            <text:p>테스트 데이터 정확도: 52.477367 손실 함수(loss): 50546.285 tloss: 255.44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70 트레이닝 데이터 정확도: nan 손실 함수(loss): 50446.79 tloss: 244.43546 trate 0</text:p>
          </table:table-cell>
        </table:table-row>
        <table:table-row table:style-name="ro1">
          <table:table-cell office:value-type="string" calcext:value-type="string">
            <text:p>테스트 데이터 정확도: 52.69592 손실 함수(loss): 50366.812 tloss: 256.01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71 트레이닝 데이터 정확도: nan 손실 함수(loss): 50423.85 tloss: 245.25801 trate 0</text:p>
          </table:table-cell>
        </table:table-row>
        <table:table-row table:style-name="ro1">
          <table:table-cell office:value-type="string" calcext:value-type="string">
            <text:p>테스트 데이터 정확도: 52.95161 손실 함수(loss): 50337.492 tloss: 256.439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72 트레이닝 데이터 정확도: nan 손실 함수(loss): 50365.656 tloss: 244.8385 trate 0</text:p>
          </table:table-cell>
        </table:table-row>
        <table:table-row table:style-name="ro1">
          <table:table-cell office:value-type="string" calcext:value-type="string">
            <text:p>테스트 데이터 정확도: 52.438232 손실 함수(loss): 50055.85 tloss: 256.077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73 트레이닝 데이터 정확도: nan 손실 함수(loss): 50509.88 tloss: 245.11644 trate 0</text:p>
          </table:table-cell>
        </table:table-row>
        <table:table-row table:style-name="ro1">
          <table:table-cell office:value-type="string" calcext:value-type="string">
            <text:p>테스트 데이터 정확도: 52.317158 손실 함수(loss): 49582.68 tloss: 254.434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74 트레이닝 데이터 정확도: nan 손실 함수(loss): 50148.188 tloss: 244.23514 trate 0</text:p>
          </table:table-cell>
        </table:table-row>
        <table:table-row table:style-name="ro1">
          <table:table-cell office:value-type="string" calcext:value-type="string">
            <text:p>테스트 데이터 정확도: 51.88406 손실 함수(loss): 50754.28 tloss: 255.894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75 트레이닝 데이터 정확도: nan 손실 함수(loss): 50257.062 tloss: 243.91821 trate 0</text:p>
          </table:table-cell>
        </table:table-row>
        <table:table-row table:style-name="ro1">
          <table:table-cell office:value-type="string" calcext:value-type="string">
            <text:p>테스트 데이터 정확도: 52.24149 손실 함수(loss): 50480.457 tloss: 255.738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76 트레이닝 데이터 정확도: nan 손실 함수(loss): 50228.656 tloss: 244.13065 trate 0</text:p>
          </table:table-cell>
        </table:table-row>
        <table:table-row table:style-name="ro1">
          <table:table-cell office:value-type="string" calcext:value-type="string">
            <text:p>테스트 데이터 정확도: 52.587925 손실 함수(loss): 50254.637 tloss: 254.691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77 트레이닝 데이터 정확도: nan 손실 함수(loss): 50249.06 tloss: 243.99538 trate 0</text:p>
          </table:table-cell>
        </table:table-row>
        <table:table-row table:style-name="ro1">
          <table:table-cell office:value-type="string" calcext:value-type="string">
            <text:p>테스트 데이터 정확도: 52.72936 손실 함수(loss): 49259.875 tloss: 254.944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78 트레이닝 데이터 정확도: nan 손실 함수(loss): 49946.977 tloss: 243.8064 trate 0</text:p>
          </table:table-cell>
        </table:table-row>
        <table:table-row table:style-name="ro1">
          <table:table-cell office:value-type="string" calcext:value-type="string">
            <text:p>테스트 데이터 정확도: 52.04786 손실 함수(loss): 50529.21 tloss: 256.093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79 트레이닝 데이터 정확도: nan 손실 함수(loss): 50391.082 tloss: 244.88332 trate 0</text:p>
          </table:table-cell>
        </table:table-row>
        <table:table-row table:style-name="ro1">
          <table:table-cell office:value-type="string" calcext:value-type="string">
            <text:p>테스트 데이터 정확도: 52.81136 손실 함수(loss): 50125.008 tloss: 254.0891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80 트레이닝 데이터 정확도: nan 손실 함수(loss): 50173.973 tloss: 243.94139 trate 0</text:p>
          </table:table-cell>
        </table:table-row>
        <table:table-row table:style-name="ro1">
          <table:table-cell office:value-type="string" calcext:value-type="string">
            <text:p>테스트 데이터 정확도: 52.696613 손실 함수(loss): 51227.31 tloss: 257.73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81 트레이닝 데이터 정확도: nan 손실 함수(loss): 50017.605 tloss: 245.05493 trate 0</text:p>
          </table:table-cell>
        </table:table-row>
        <table:table-row table:style-name="ro1">
          <table:table-cell office:value-type="string" calcext:value-type="string">
            <text:p>테스트 데이터 정확도: 52.724678 손실 함수(loss): 50626.324 tloss: 255.536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82 트레이닝 데이터 정확도: nan 손실 함수(loss): 50064.746 tloss: 244.30557 trate 0</text:p>
          </table:table-cell>
        </table:table-row>
        <table:table-row table:style-name="ro1">
          <table:table-cell office:value-type="string" calcext:value-type="string">
            <text:p>테스트 데이터 정확도: 52.456635 손실 함수(loss): 51132.367 tloss: 257.660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83 트레이닝 데이터 정확도: nan 손실 함수(loss): 50245.395 tloss: 244.06924 trate 0</text:p>
          </table:table-cell>
        </table:table-row>
        <table:table-row table:style-name="ro1">
          <table:table-cell office:value-type="string" calcext:value-type="string">
            <text:p>테스트 데이터 정확도: 52.941433 손실 함수(loss): 50598.74 tloss: 255.92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84 트레이닝 데이터 정확도: nan 손실 함수(loss): 50643.97 tloss: 245.81465 trate 0</text:p>
          </table:table-cell>
        </table:table-row>
        <table:table-row table:style-name="ro1">
          <table:table-cell office:value-type="string" calcext:value-type="string">
            <text:p>테스트 데이터 정확도: 53.0633 손실 함수(loss): 49123.973 tloss: 254.384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85 트레이닝 데이터 정확도: nan 손실 함수(loss): 50450.938 tloss: 244.35739 trate 0</text:p>
          </table:table-cell>
        </table:table-row>
        <table:table-row table:style-name="ro1">
          <table:table-cell office:value-type="string" calcext:value-type="string">
            <text:p>테스트 데이터 정확도: 52.356953 손실 함수(loss): 50455.746 tloss: 257.873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86 트레이닝 데이터 정확도: nan 손실 함수(loss): 50055.777 tloss: 243.76279 trate 0</text:p>
          </table:table-cell>
        </table:table-row>
        <table:table-row table:style-name="ro1">
          <table:table-cell office:value-type="string" calcext:value-type="string">
            <text:p>테스트 데이터 정확도: 52.269226 손실 함수(loss): 50502.492 tloss: 252.876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87 트레이닝 데이터 정확도: nan 손실 함수(loss): 50234.65 tloss: 244.37564 trate 0</text:p>
          </table:table-cell>
        </table:table-row>
        <table:table-row table:style-name="ro1">
          <table:table-cell office:value-type="string" calcext:value-type="string">
            <text:p>테스트 데이터 정확도: 52.707188 손실 함수(loss): 50092.47 tloss: 252.551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88 트레이닝 데이터 정확도: nan 손실 함수(loss): 50340.145 tloss: 244.52846 trate 0</text:p>
          </table:table-cell>
        </table:table-row>
        <table:table-row table:style-name="ro1">
          <table:table-cell office:value-type="string" calcext:value-type="string">
            <text:p>테스트 데이터 정확도: 52.103756 손실 함수(loss): 50082.355 tloss: 253.150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89 트레이닝 데이터 정확도: nan 손실 함수(loss): 50207.914 tloss: 244.29022 trate 0</text:p>
          </table:table-cell>
        </table:table-row>
        <table:table-row table:style-name="ro1">
          <table:table-cell office:value-type="string" calcext:value-type="string">
            <text:p>테스트 데이터 정확도: 52.636505 손실 함수(loss): 49397.855 tloss: 253.211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90 트레이닝 데이터 정확도: nan 손실 함수(loss): 50156.727 tloss: 244.30014 trate 0</text:p>
          </table:table-cell>
        </table:table-row>
        <table:table-row table:style-name="ro1">
          <table:table-cell office:value-type="string" calcext:value-type="string">
            <text:p>테스트 데이터 정확도: 52.68918 손실 함수(loss): 50238.156 tloss: 256.949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91 트레이닝 데이터 정확도: nan 손실 함수(loss): 49739.81 tloss: 243.28479 trate 0</text:p>
          </table:table-cell>
        </table:table-row>
        <table:table-row table:style-name="ro1">
          <table:table-cell office:value-type="string" calcext:value-type="string">
            <text:p>테스트 데이터 정확도: 52.31277 손실 함수(loss): 50002.71 tloss: 255.340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92 트레이닝 데이터 정확도: nan 손실 함수(loss): 50003.59 tloss: 243.71617 trate 0</text:p>
          </table:table-cell>
        </table:table-row>
        <table:table-row table:style-name="ro1">
          <table:table-cell office:value-type="string" calcext:value-type="string">
            <text:p>테스트 데이터 정확도: 52.952415 손실 함수(loss): 50406.32 tloss: 256.74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93 트레이닝 데이터 정확도: nan 손실 함수(loss): 49813.867 tloss: 242.98524 trate 0</text:p>
          </table:table-cell>
        </table:table-row>
        <table:table-row table:style-name="ro1">
          <table:table-cell office:value-type="string" calcext:value-type="string">
            <text:p>테스트 데이터 정확도: 52.066616 손실 함수(loss): 49704.2 tloss: 253.97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94 트레이닝 데이터 정확도: nan 손실 함수(loss): 50424.45 tloss: 244.4832 trate 0</text:p>
          </table:table-cell>
        </table:table-row>
        <table:table-row table:style-name="ro1">
          <table:table-cell office:value-type="string" calcext:value-type="string">
            <text:p>테스트 데이터 정확도: 51.739414 손실 함수(loss): 49805.87 tloss: 255.273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95 트레이닝 데이터 정확도: nan 손실 함수(loss): 50094.977 tloss: 243.54494 trate 0</text:p>
          </table:table-cell>
        </table:table-row>
        <table:table-row table:style-name="ro1">
          <table:table-cell office:value-type="string" calcext:value-type="string">
            <text:p>테스트 데이터 정확도: 52.94943 손실 함수(loss): 50535.375 tloss: 257.805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96 트레이닝 데이터 정확도: nan 손실 함수(loss): 49842.566 tloss: 244.00395 trate 0</text:p>
          </table:table-cell>
        </table:table-row>
        <table:table-row table:style-name="ro1">
          <table:table-cell office:value-type="string" calcext:value-type="string">
            <text:p>테스트 데이터 정확도: 52.181927 손실 함수(loss): 50147.24 tloss: 255.01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97 트레이닝 데이터 정확도: nan 손실 함수(loss): 50317.492 tloss: 245.0605 trate 0</text:p>
          </table:table-cell>
        </table:table-row>
        <table:table-row table:style-name="ro1">
          <table:table-cell office:value-type="string" calcext:value-type="string">
            <text:p>테스트 데이터 정확도: 52.617615 손실 함수(loss): 50898.18 tloss: 256.339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98 트레이닝 데이터 정확도: nan 손실 함수(loss): 50262.934 tloss: 245.46843 trate 0</text:p>
          </table:table-cell>
        </table:table-row>
        <table:table-row table:style-name="ro1">
          <table:table-cell office:value-type="string" calcext:value-type="string">
            <text:p>테스트 데이터 정확도: 51.867893 손실 함수(loss): 49952.902 tloss: 253.737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499 트레이닝 데이터 정확도: nan 손실 함수(loss): 50245.605 tloss: 244.67438 trate 0</text:p>
          </table:table-cell>
        </table:table-row>
        <table:table-row table:style-name="ro1">
          <table:table-cell office:value-type="string" calcext:value-type="string">
            <text:p>테스트 데이터 정확도: 52.80465 손실 함수(loss): 50271.22 tloss: 256.949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00 트레이닝 데이터 정확도: nan 손실 함수(loss): 50144.742 tloss: 243.74283 trate 0</text:p>
          </table:table-cell>
        </table:table-row>
        <table:table-row table:style-name="ro1">
          <table:table-cell office:value-type="string" calcext:value-type="string">
            <text:p>테스트 데이터 정확도: 52.33258 손실 함수(loss): 49670.72 tloss: 254.638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01 트레이닝 데이터 정확도: nan 손실 함수(loss): 50107.42 tloss: 243.86905 trate 0</text:p>
          </table:table-cell>
        </table:table-row>
        <table:table-row table:style-name="ro1">
          <table:table-cell office:value-type="string" calcext:value-type="string">
            <text:p>테스트 데이터 정확도: 52.51251 손실 함수(loss): 49782.895 tloss: 254.9357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02 트레이닝 데이터 정확도: nan 손실 함수(loss): 50189.535 tloss: 244.16908 trate 0</text:p>
          </table:table-cell>
        </table:table-row>
        <table:table-row table:style-name="ro1">
          <table:table-cell office:value-type="string" calcext:value-type="string">
            <text:p>테스트 데이터 정확도: 52.410053 손실 함수(loss): 50244.348 tloss: 254.417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03 트레이닝 데이터 정확도: nan 손실 함수(loss): 50286.273 tloss: 244.3997 trate 0</text:p>
          </table:table-cell>
        </table:table-row>
        <table:table-row table:style-name="ro1">
          <table:table-cell office:value-type="string" calcext:value-type="string">
            <text:p>테스트 데이터 정확도: 52.194313 손실 함수(loss): 50775.258 tloss: 256.833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04 트레이닝 데이터 정확도: nan 손실 함수(loss): 50058.73 tloss: 243.37704 trate 0</text:p>
          </table:table-cell>
        </table:table-row>
        <table:table-row table:style-name="ro1">
          <table:table-cell office:value-type="string" calcext:value-type="string">
            <text:p>테스트 데이터 정확도: 52.49239 손실 함수(loss): 50222.133 tloss: 253.40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05 트레이닝 데이터 정확도: nan 손실 함수(loss): 50135.113 tloss: 244.54341 trate 0</text:p>
          </table:table-cell>
        </table:table-row>
        <table:table-row table:style-name="ro1">
          <table:table-cell office:value-type="string" calcext:value-type="string">
            <text:p>테스트 데이터 정확도: 52.63229 손실 함수(loss): 50734.887 tloss: 257.059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06 트레이닝 데이터 정확도: nan 손실 함수(loss): 49890.41 tloss: 243.0639 trate 0</text:p>
          </table:table-cell>
        </table:table-row>
        <table:table-row table:style-name="ro1">
          <table:table-cell office:value-type="string" calcext:value-type="string">
            <text:p>테스트 데이터 정확도: 52.347034 손실 함수(loss): 50268.25 tloss: 256.18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07 트레이닝 데이터 정확도: nan 손실 함수(loss): 50440.09 tloss: 245.51656 trate 0</text:p>
          </table:table-cell>
        </table:table-row>
        <table:table-row table:style-name="ro1">
          <table:table-cell office:value-type="string" calcext:value-type="string">
            <text:p>테스트 데이터 정확도: 53.12522 손실 함수(loss): 50665.96 tloss: 258.072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08 트레이닝 데이터 정확도: nan 손실 함수(loss): 50217.26 tloss: 244.54239 trate 0</text:p>
          </table:table-cell>
        </table:table-row>
        <table:table-row table:style-name="ro1">
          <table:table-cell office:value-type="string" calcext:value-type="string">
            <text:p>테스트 데이터 정확도: 52.69999 손실 함수(loss): 50803.785 tloss: 258.200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09 트레이닝 데이터 정확도: nan 손실 함수(loss): 50036.71 tloss: 244.77025 trate 0</text:p>
          </table:table-cell>
        </table:table-row>
        <table:table-row table:style-name="ro1">
          <table:table-cell office:value-type="string" calcext:value-type="string">
            <text:p>테스트 데이터 정확도: 52.861286 손실 함수(loss): 50733.062 tloss: 256.294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10 트레이닝 데이터 정확도: nan 손실 함수(loss): 49956.336 tloss: 243.6824 trate 0</text:p>
          </table:table-cell>
        </table:table-row>
        <table:table-row table:style-name="ro1">
          <table:table-cell office:value-type="string" calcext:value-type="string">
            <text:p>테스트 데이터 정확도: 52.422886 손실 함수(loss): 50257.05 tloss: 256.765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11 트레이닝 데이터 정확도: nan 손실 함수(loss): 49913.21 tloss: 243.45601 trate 0</text:p>
          </table:table-cell>
        </table:table-row>
        <table:table-row table:style-name="ro1">
          <table:table-cell office:value-type="string" calcext:value-type="string">
            <text:p>테스트 데이터 정확도: 52.176434 손실 함수(loss): 50944.008 tloss: 257.134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12 트레이닝 데이터 정확도: nan 손실 함수(loss): 49850.27 tloss: 243.11497 trate 0</text:p>
          </table:table-cell>
        </table:table-row>
        <table:table-row table:style-name="ro1">
          <table:table-cell office:value-type="string" calcext:value-type="string">
            <text:p>테스트 데이터 정확도: 52.613007 손실 함수(loss): 50062.812 tloss: 255.366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13 트레이닝 데이터 정확도: nan 손실 함수(loss): 49942.26 tloss: 243.54135 trate 0</text:p>
          </table:table-cell>
        </table:table-row>
        <table:table-row table:style-name="ro1">
          <table:table-cell office:value-type="string" calcext:value-type="string">
            <text:p>테스트 데이터 정확도: 52.072002 손실 함수(loss): 51408.04 tloss: 256.67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14 트레이닝 데이터 정확도: nan 손실 함수(loss): 50424.055 tloss: 245.10081 trate 0</text:p>
          </table:table-cell>
        </table:table-row>
        <table:table-row table:style-name="ro1">
          <table:table-cell office:value-type="string" calcext:value-type="string">
            <text:p>테스트 데이터 정확도: 52.76251 손실 함수(loss): 50580.008 tloss: 255.585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15 트레이닝 데이터 정확도: nan 손실 함수(loss): 50300.44 tloss: 244.41399 trate 0</text:p>
          </table:table-cell>
        </table:table-row>
        <table:table-row table:style-name="ro1">
          <table:table-cell office:value-type="string" calcext:value-type="string">
            <text:p>테스트 데이터 정확도: 52.42893 손실 함수(loss): 49745.582 tloss: 255.336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16 트레이닝 데이터 정확도: nan 손실 함수(loss): 50355.727 tloss: 244.14478 trate 0</text:p>
          </table:table-cell>
        </table:table-row>
        <table:table-row table:style-name="ro1">
          <table:table-cell office:value-type="string" calcext:value-type="string">
            <text:p>테스트 데이터 정확도: 52.282047 손실 함수(loss): 50507.152 tloss: 256.356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17 트레이닝 데이터 정확도: nan 손실 함수(loss): 50072.7 tloss: 244.63681 trate 0</text:p>
          </table:table-cell>
        </table:table-row>
        <table:table-row table:style-name="ro1">
          <table:table-cell office:value-type="string" calcext:value-type="string">
            <text:p>테스트 데이터 정확도: 52.56705 손실 함수(loss): 50168.02 tloss: 258.17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18 트레이닝 데이터 정확도: nan 손실 함수(loss): 49993.72 tloss: 243.80698 trate 0</text:p>
          </table:table-cell>
        </table:table-row>
        <table:table-row table:style-name="ro1">
          <table:table-cell office:value-type="string" calcext:value-type="string">
            <text:p>테스트 데이터 정확도: 52.12793 손실 함수(loss): 50657.97 tloss: 255.1740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19 트레이닝 데이터 정확도: nan 손실 함수(loss): 50016.47 tloss: 243.69443 trate 0</text:p>
          </table:table-cell>
        </table:table-row>
        <table:table-row table:style-name="ro1">
          <table:table-cell office:value-type="string" calcext:value-type="string">
            <text:p>테스트 데이터 정확도: 52.27265 손실 함수(loss): 50883.98 tloss: 257.235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20 트레이닝 데이터 정확도: nan 손실 함수(loss): 49877.67 tloss: 244.01495 trate 0</text:p>
          </table:table-cell>
        </table:table-row>
        <table:table-row table:style-name="ro1">
          <table:table-cell office:value-type="string" calcext:value-type="string">
            <text:p>테스트 데이터 정확도: 51.746548 손실 함수(loss): 49857.152 tloss: 256.222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21 트레이닝 데이터 정확도: nan 손실 함수(loss): 49831.094 tloss: 243.45824 trate 0</text:p>
          </table:table-cell>
        </table:table-row>
        <table:table-row table:style-name="ro1">
          <table:table-cell office:value-type="string" calcext:value-type="string">
            <text:p>테스트 데이터 정확도: 52.519444 손실 함수(loss): 50084.633 tloss: 255.966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22 트레이닝 데이터 정확도: nan 손실 함수(loss): 49726.758 tloss: 243.79985 trate 0</text:p>
          </table:table-cell>
        </table:table-row>
        <table:table-row table:style-name="ro1">
          <table:table-cell office:value-type="string" calcext:value-type="string">
            <text:p>테스트 데이터 정확도: 52.32374 손실 함수(loss): 50108.15 tloss: 255.128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23 트레이닝 데이터 정확도: nan 손실 함수(loss): 50020.445 tloss: 244.05624 trate 0</text:p>
          </table:table-cell>
        </table:table-row>
        <table:table-row table:style-name="ro1">
          <table:table-cell office:value-type="string" calcext:value-type="string">
            <text:p>테스트 데이터 정확도: 52.478096 손실 함수(loss): 50889.934 tloss: 256.689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24 트레이닝 데이터 정확도: nan 손실 함수(loss): 49888.76 tloss: 243.64474 trate 0</text:p>
          </table:table-cell>
        </table:table-row>
        <table:table-row table:style-name="ro1">
          <table:table-cell office:value-type="string" calcext:value-type="string">
            <text:p>테스트 데이터 정확도: 52.537384 손실 함수(loss): 50017.938 tloss: 254.222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25 트레이닝 데이터 정확도: nan 손실 함수(loss): 49922.668 tloss: 243.17758 trate 0</text:p>
          </table:table-cell>
        </table:table-row>
        <table:table-row table:style-name="ro1">
          <table:table-cell office:value-type="string" calcext:value-type="string">
            <text:p>테스트 데이터 정확도: 52.835514 손실 함수(loss): 50711.37 tloss: 255.001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26 트레이닝 데이터 정확도: nan 손실 함수(loss): 49901.863 tloss: 244.01251 trate 0</text:p>
          </table:table-cell>
        </table:table-row>
        <table:table-row table:style-name="ro1">
          <table:table-cell office:value-type="string" calcext:value-type="string">
            <text:p>테스트 데이터 정확도: 52.805645 손실 함수(loss): 49988.492 tloss: 254.574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27 트레이닝 데이터 정확도: nan 손실 함수(loss): 50202.23 tloss: 244.39062 trate 0</text:p>
          </table:table-cell>
        </table:table-row>
        <table:table-row table:style-name="ro1">
          <table:table-cell office:value-type="string" calcext:value-type="string">
            <text:p>테스트 데이터 정확도: 52.42269 손실 함수(loss): 50606.492 tloss: 256.518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28 트레이닝 데이터 정확도: nan 손실 함수(loss): 50121.188 tloss: 244.80255 trate 0</text:p>
          </table:table-cell>
        </table:table-row>
        <table:table-row table:style-name="ro1">
          <table:table-cell office:value-type="string" calcext:value-type="string">
            <text:p>테스트 데이터 정확도: 52.575855 손실 함수(loss): 50014.81 tloss: 254.919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29 트레이닝 데이터 정확도: nan 손실 함수(loss): 50012.406 tloss: 243.42038 trate 0</text:p>
          </table:table-cell>
        </table:table-row>
        <table:table-row table:style-name="ro1">
          <table:table-cell office:value-type="string" calcext:value-type="string">
            <text:p>테스트 데이터 정확도: 52.571255 손실 함수(loss): 50749.887 tloss: 256.66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30 트레이닝 데이터 정확도: nan 손실 함수(loss): 49805.746 tloss: 243.09624 trate 0</text:p>
          </table:table-cell>
        </table:table-row>
        <table:table-row table:style-name="ro1">
          <table:table-cell office:value-type="string" calcext:value-type="string">
            <text:p>테스트 데이터 정확도: 52.107628 손실 함수(loss): 50654.184 tloss: 258.40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31 트레이닝 데이터 정확도: nan 손실 함수(loss): 50058.164 tloss: 244.73347 trate 0</text:p>
          </table:table-cell>
        </table:table-row>
        <table:table-row table:style-name="ro1">
          <table:table-cell office:value-type="string" calcext:value-type="string">
            <text:p>테스트 데이터 정확도: 52.412205 손실 함수(loss): 50396.363 tloss: 258.11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32 트레이닝 데이터 정확도: nan 손실 함수(loss): 49947.332 tloss: 244.23355 trate 0</text:p>
          </table:table-cell>
        </table:table-row>
        <table:table-row table:style-name="ro1">
          <table:table-cell office:value-type="string" calcext:value-type="string">
            <text:p>테스트 데이터 정확도: 52.615913 손실 함수(loss): 49810.473 tloss: 252.769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33 트레이닝 데이터 정확도: nan 손실 함수(loss): 50109.8 tloss: 244.77747 trate 0</text:p>
          </table:table-cell>
        </table:table-row>
        <table:table-row table:style-name="ro1">
          <table:table-cell office:value-type="string" calcext:value-type="string">
            <text:p>테스트 데이터 정확도: 52.742546 손실 함수(loss): 50716.402 tloss: 257.014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34 트레이닝 데이터 정확도: nan 손실 함수(loss): 49879.12 tloss: 243.10425 trate 0</text:p>
          </table:table-cell>
        </table:table-row>
        <table:table-row table:style-name="ro1">
          <table:table-cell office:value-type="string" calcext:value-type="string">
            <text:p>테스트 데이터 정확도: 52.617744 손실 함수(loss): 50381.293 tloss: 253.584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35 트레이닝 데이터 정확도: nan 손실 함수(loss): 49858.027 tloss: 244.40126 trate 0</text:p>
          </table:table-cell>
        </table:table-row>
        <table:table-row table:style-name="ro1">
          <table:table-cell office:value-type="string" calcext:value-type="string">
            <text:p>테스트 데이터 정확도: 52.586555 손실 함수(loss): 51101.145 tloss: 256.045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36 트레이닝 데이터 정확도: nan 손실 함수(loss): 49850.645 tloss: 242.82056 trate 0</text:p>
          </table:table-cell>
        </table:table-row>
        <table:table-row table:style-name="ro1">
          <table:table-cell office:value-type="string" calcext:value-type="string">
            <text:p>테스트 데이터 정확도: 52.240875 손실 함수(loss): 50937.23 tloss: 260.212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37 트레이닝 데이터 정확도: nan 손실 함수(loss): 49874.66 tloss: 243.33746 trate 0</text:p>
          </table:table-cell>
        </table:table-row>
        <table:table-row table:style-name="ro1">
          <table:table-cell office:value-type="string" calcext:value-type="string">
            <text:p>테스트 데이터 정확도: 52.18534 손실 함수(loss): 49923.895 tloss: 253.643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38 트레이닝 데이터 정확도: nan 손실 함수(loss): 49870.367 tloss: 243.67082 trate 0</text:p>
          </table:table-cell>
        </table:table-row>
        <table:table-row table:style-name="ro1">
          <table:table-cell office:value-type="string" calcext:value-type="string">
            <text:p>테스트 데이터 정확도: 53.22983 손실 함수(loss): 51840.1 tloss: 257.853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39 트레이닝 데이터 정확도: nan 손실 함수(loss): 49871.95 tloss: 243.8219 trate 0</text:p>
          </table:table-cell>
        </table:table-row>
        <table:table-row table:style-name="ro1">
          <table:table-cell office:value-type="string" calcext:value-type="string">
            <text:p>테스트 데이터 정확도: 53.09789 손실 함수(loss): 50636.055 tloss: 255.704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40 트레이닝 데이터 정확도: nan 손실 함수(loss): 49833.72 tloss: 242.86652 trate 0</text:p>
          </table:table-cell>
        </table:table-row>
        <table:table-row table:style-name="ro1">
          <table:table-cell office:value-type="string" calcext:value-type="string">
            <text:p>테스트 데이터 정확도: 52.66517 손실 함수(loss): 51056.938 tloss: 255.6041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41 트레이닝 데이터 정확도: nan 손실 함수(loss): 50009.477 tloss: 243.50847 trate 0</text:p>
          </table:table-cell>
        </table:table-row>
        <table:table-row table:style-name="ro1">
          <table:table-cell office:value-type="string" calcext:value-type="string">
            <text:p>테스트 데이터 정확도: 52.233887 손실 함수(loss): 51541.0 tloss: 257.943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42 트레이닝 데이터 정확도: nan 손실 함수(loss): 49760.156 tloss: 243.08852 trate 0</text:p>
          </table:table-cell>
        </table:table-row>
        <table:table-row table:style-name="ro1">
          <table:table-cell office:value-type="string" calcext:value-type="string">
            <text:p>테스트 데이터 정확도: 52.798515 손실 함수(loss): 50537.086 tloss: 257.350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43 트레이닝 데이터 정확도: nan 손실 함수(loss): 50203.86 tloss: 244.14185 trate 0</text:p>
          </table:table-cell>
        </table:table-row>
        <table:table-row table:style-name="ro1">
          <table:table-cell office:value-type="string" calcext:value-type="string">
            <text:p>테스트 데이터 정확도: 52.269466 손실 함수(loss): 50792.2 tloss: 256.64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44 트레이닝 데이터 정확도: nan 손실 함수(loss): 50200.023 tloss: 244.13068 trate 0</text:p>
          </table:table-cell>
        </table:table-row>
        <table:table-row table:style-name="ro1">
          <table:table-cell office:value-type="string" calcext:value-type="string">
            <text:p>테스트 데이터 정확도: 51.9368 손실 함수(loss): 51090.363 tloss: 257.053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45 트레이닝 데이터 정확도: nan 손실 함수(loss): 49802.34 tloss: 242.89494 trate 0</text:p>
          </table:table-cell>
        </table:table-row>
        <table:table-row table:style-name="ro1">
          <table:table-cell office:value-type="string" calcext:value-type="string">
            <text:p>테스트 데이터 정확도: 52.71652 손실 함수(loss): 50124.664 tloss: 255.593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46 트레이닝 데이터 정확도: nan 손실 함수(loss): 49906.215 tloss: 243.17635 trate 0</text:p>
          </table:table-cell>
        </table:table-row>
        <table:table-row table:style-name="ro1">
          <table:table-cell office:value-type="string" calcext:value-type="string">
            <text:p>테스트 데이터 정확도: 52.51543 손실 함수(loss): 50321.332 tloss: 254.980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47 트레이닝 데이터 정확도: nan 손실 함수(loss): 50006.836 tloss: 244.16216 trate 0</text:p>
          </table:table-cell>
        </table:table-row>
        <table:table-row table:style-name="ro1">
          <table:table-cell office:value-type="string" calcext:value-type="string">
            <text:p>테스트 데이터 정확도: 52.531982 손실 함수(loss): 50042.375 tloss: 252.676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48 트레이닝 데이터 정확도: nan 손실 함수(loss): 49913.594 tloss: 242.82834 trate 0</text:p>
          </table:table-cell>
        </table:table-row>
        <table:table-row table:style-name="ro1">
          <table:table-cell office:value-type="string" calcext:value-type="string">
            <text:p>테스트 데이터 정확도: 52.540516 손실 함수(loss): 49984.445 tloss: 256.11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49 트레이닝 데이터 정확도: nan 손실 함수(loss): 49636.98 tloss: 242.97083 trate 0</text:p>
          </table:table-cell>
        </table:table-row>
        <table:table-row table:style-name="ro1">
          <table:table-cell office:value-type="string" calcext:value-type="string">
            <text:p>테스트 데이터 정확도: 52.30932 손실 함수(loss): 50317.906 tloss: 252.6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50 트레이닝 데이터 정확도: nan 손실 함수(loss): 49671.96 tloss: 243.06764 trate 0</text:p>
          </table:table-cell>
        </table:table-row>
        <table:table-row table:style-name="ro1">
          <table:table-cell office:value-type="string" calcext:value-type="string">
            <text:p>테스트 데이터 정확도: 52.457336 손실 함수(loss): 50151.934 tloss: 254.5853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51 트레이닝 데이터 정확도: nan 손실 함수(loss): 50183.258 tloss: 244.44925 trate 0</text:p>
          </table:table-cell>
        </table:table-row>
        <table:table-row table:style-name="ro1">
          <table:table-cell office:value-type="string" calcext:value-type="string">
            <text:p>테스트 데이터 정확도: 52.745358 손실 함수(loss): 50031.117 tloss: 255.2788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52 트레이닝 데이터 정확도: nan 손실 함수(loss): 49526.25 tloss: 242.69763 trate 0</text:p>
          </table:table-cell>
        </table:table-row>
        <table:table-row table:style-name="ro1">
          <table:table-cell office:value-type="string" calcext:value-type="string">
            <text:p>테스트 데이터 정확도: 52.24837 손실 함수(loss): 50427.027 tloss: 256.99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53 트레이닝 데이터 정확도: nan 손실 함수(loss): 49856.246 tloss: 243.45636 trate 0</text:p>
          </table:table-cell>
        </table:table-row>
        <table:table-row table:style-name="ro1">
          <table:table-cell office:value-type="string" calcext:value-type="string">
            <text:p>테스트 데이터 정확도: 52.070885 손실 함수(loss): 50680.582 tloss: 257.093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54 트레이닝 데이터 정확도: nan 손실 함수(loss): 49607.66 tloss: 242.95927 trate 0</text:p>
          </table:table-cell>
        </table:table-row>
        <table:table-row table:style-name="ro1">
          <table:table-cell office:value-type="string" calcext:value-type="string">
            <text:p>테스트 데이터 정확도: 51.857246 손실 함수(loss): 50386.055 tloss: 254.935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55 트레이닝 데이터 정확도: nan 손실 함수(loss): 49315.703 tloss: 242.67706 trate 0</text:p>
          </table:table-cell>
        </table:table-row>
        <table:table-row table:style-name="ro1">
          <table:table-cell office:value-type="string" calcext:value-type="string">
            <text:p>테스트 데이터 정확도: 52.226658 손실 함수(loss): 49022.207 tloss: 249.596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56 트레이닝 데이터 정확도: nan 손실 함수(loss): 50222.887 tloss: 244.02003 trate 0</text:p>
          </table:table-cell>
        </table:table-row>
        <table:table-row table:style-name="ro1">
          <table:table-cell office:value-type="string" calcext:value-type="string">
            <text:p>테스트 데이터 정확도: 52.67703 손실 함수(loss): 50552.133 tloss: 254.09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57 트레이닝 데이터 정확도: nan 손실 함수(loss): 50121.26 tloss: 244.08119 trate 0</text:p>
          </table:table-cell>
        </table:table-row>
        <table:table-row table:style-name="ro1">
          <table:table-cell office:value-type="string" calcext:value-type="string">
            <text:p>테스트 데이터 정확도: 52.139774 손실 함수(loss): 50481.273 tloss: 255.191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58 트레이닝 데이터 정확도: nan 손실 함수(loss): 49573.805 tloss: 242.4017 trate 0</text:p>
          </table:table-cell>
        </table:table-row>
        <table:table-row table:style-name="ro1">
          <table:table-cell office:value-type="string" calcext:value-type="string">
            <text:p>테스트 데이터 정확도: 52.02246 손실 함수(loss): 50332.383 tloss: 257.611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59 트레이닝 데이터 정확도: nan 손실 함수(loss): 49981.742 tloss: 243.64746 trate 0</text:p>
          </table:table-cell>
        </table:table-row>
        <table:table-row table:style-name="ro1">
          <table:table-cell office:value-type="string" calcext:value-type="string">
            <text:p>테스트 데이터 정확도: 52.463623 손실 함수(loss): 50430.586 tloss: 256.697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60 트레이닝 데이터 정확도: nan 손실 함수(loss): 49925.047 tloss: 242.92354 trate 0</text:p>
          </table:table-cell>
        </table:table-row>
        <table:table-row table:style-name="ro1">
          <table:table-cell office:value-type="string" calcext:value-type="string">
            <text:p>테스트 데이터 정확도: 52.04358 손실 함수(loss): 49714.598 tloss: 254.577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61 트레이닝 데이터 정확도: nan 손실 함수(loss): 49482.332 tloss: 242.37376 trate 0</text:p>
          </table:table-cell>
        </table:table-row>
        <table:table-row table:style-name="ro1">
          <table:table-cell office:value-type="string" calcext:value-type="string">
            <text:p>테스트 데이터 정확도: 52.555702 손실 함수(loss): 50437.07 tloss: 254.596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62 트레이닝 데이터 정확도: nan 손실 함수(loss): 49993.29 tloss: 244.35469 trate 0</text:p>
          </table:table-cell>
        </table:table-row>
        <table:table-row table:style-name="ro1">
          <table:table-cell office:value-type="string" calcext:value-type="string">
            <text:p>테스트 데이터 정확도: 51.732464 손실 함수(loss): 49032.3 tloss: 252.480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63 트레이닝 데이터 정확도: nan 손실 함수(loss): 49625.426 tloss: 243.1397 trate 0</text:p>
          </table:table-cell>
        </table:table-row>
        <table:table-row table:style-name="ro1">
          <table:table-cell office:value-type="string" calcext:value-type="string">
            <text:p>테스트 데이터 정확도: 52.266304 손실 함수(loss): 50851.965 tloss: 255.93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64 트레이닝 데이터 정확도: nan 손실 함수(loss): 49688.67 tloss: 243.26326 trate 0</text:p>
          </table:table-cell>
        </table:table-row>
        <table:table-row table:style-name="ro1">
          <table:table-cell office:value-type="string" calcext:value-type="string">
            <text:p>테스트 데이터 정확도: 52.62909 손실 함수(loss): 49760.934 tloss: 254.16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65 트레이닝 데이터 정확도: nan 손실 함수(loss): 49783.242 tloss: 242.48344 trate 0</text:p>
          </table:table-cell>
        </table:table-row>
        <table:table-row table:style-name="ro1">
          <table:table-cell office:value-type="string" calcext:value-type="string">
            <text:p>테스트 데이터 정확도: 52.077625 손실 함수(loss): 50363.527 tloss: 254.68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66 트레이닝 데이터 정확도: nan 손실 함수(loss): 49911.777 tloss: 243.23738 trate 0</text:p>
          </table:table-cell>
        </table:table-row>
        <table:table-row table:style-name="ro1">
          <table:table-cell office:value-type="string" calcext:value-type="string">
            <text:p>테스트 데이터 정확도: 52.223583 손실 함수(loss): 50412.465 tloss: 256.20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67 트레이닝 데이터 정확도: nan 손실 함수(loss): 49645.887 tloss: 243.41843 trate 0</text:p>
          </table:table-cell>
        </table:table-row>
        <table:table-row table:style-name="ro1">
          <table:table-cell office:value-type="string" calcext:value-type="string">
            <text:p>테스트 데이터 정확도: 51.84129 손실 함수(loss): 49998.957 tloss: 255.028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68 트레이닝 데이터 정확도: nan 손실 함수(loss): 49964.453 tloss: 244.09705 trate 0</text:p>
          </table:table-cell>
        </table:table-row>
        <table:table-row table:style-name="ro1">
          <table:table-cell office:value-type="string" calcext:value-type="string">
            <text:p>테스트 데이터 정확도: 52.887604 손실 함수(loss): 50456.094 tloss: 255.60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69 트레이닝 데이터 정확도: nan 손실 함수(loss): 49651.094 tloss: 242.77731 trate 0</text:p>
          </table:table-cell>
        </table:table-row>
        <table:table-row table:style-name="ro1">
          <table:table-cell office:value-type="string" calcext:value-type="string">
            <text:p>테스트 데이터 정확도: 52.1383 손실 함수(loss): 48918.76 tloss: 251.880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70 트레이닝 데이터 정확도: nan 손실 함수(loss): 49733.19 tloss: 241.71626 trate 0</text:p>
          </table:table-cell>
        </table:table-row>
        <table:table-row table:style-name="ro1">
          <table:table-cell office:value-type="string" calcext:value-type="string">
            <text:p>테스트 데이터 정확도: 52.122833 손실 함수(loss): 50488.637 tloss: 254.905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71 트레이닝 데이터 정확도: nan 손실 함수(loss): 49966.574 tloss: 243.32468 trate 0</text:p>
          </table:table-cell>
        </table:table-row>
        <table:table-row table:style-name="ro1">
          <table:table-cell office:value-type="string" calcext:value-type="string">
            <text:p>테스트 데이터 정확도: 52.331997 손실 함수(loss): 49804.887 tloss: 253.426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72 트레이닝 데이터 정확도: nan 손실 함수(loss): 49746.21 tloss: 243.28224 trate 0</text:p>
          </table:table-cell>
        </table:table-row>
        <table:table-row table:style-name="ro1">
          <table:table-cell office:value-type="string" calcext:value-type="string">
            <text:p>테스트 데이터 정확도: 52.44459 손실 함수(loss): 50432.723 tloss: 256.521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73 트레이닝 데이터 정확도: nan 손실 함수(loss): 49779.867 tloss: 242.61255 trate 0</text:p>
          </table:table-cell>
        </table:table-row>
        <table:table-row table:style-name="ro1">
          <table:table-cell office:value-type="string" calcext:value-type="string">
            <text:p>테스트 데이터 정확도: 52.476105 손실 함수(loss): 50951.375 tloss: 256.45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74 트레이닝 데이터 정확도: nan 손실 함수(loss): 49879.26 tloss: 243.74329 trate 0</text:p>
          </table:table-cell>
        </table:table-row>
        <table:table-row table:style-name="ro1">
          <table:table-cell office:value-type="string" calcext:value-type="string">
            <text:p>테스트 데이터 정확도: 52.15666 손실 함수(loss): 50634.625 tloss: 257.551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75 트레이닝 데이터 정확도: nan 손실 함수(loss): 49673.305 tloss: 242.29951 trate 0</text:p>
          </table:table-cell>
        </table:table-row>
        <table:table-row table:style-name="ro1">
          <table:table-cell office:value-type="string" calcext:value-type="string">
            <text:p>테스트 데이터 정확도: 51.935295 손실 함수(loss): 50185.28 tloss: 256.489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76 트레이닝 데이터 정확도: nan 손실 함수(loss): 49377.227 tloss: 242.37488 trate 0</text:p>
          </table:table-cell>
        </table:table-row>
        <table:table-row table:style-name="ro1">
          <table:table-cell office:value-type="string" calcext:value-type="string">
            <text:p>테스트 데이터 정확도: 51.874744 손실 함수(loss): 50401.223 tloss: 256.087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77 트레이닝 데이터 정확도: nan 손실 함수(loss): 49687.254 tloss: 242.88977 trate 0</text:p>
          </table:table-cell>
        </table:table-row>
        <table:table-row table:style-name="ro1">
          <table:table-cell office:value-type="string" calcext:value-type="string">
            <text:p>테스트 데이터 정확도: 52.421864 손실 함수(loss): 49678.152 tloss: 253.6059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78 트레이닝 데이터 정확도: nan 손실 함수(loss): 49385.113 tloss: 241.7553 trate 0</text:p>
          </table:table-cell>
        </table:table-row>
        <table:table-row table:style-name="ro1">
          <table:table-cell office:value-type="string" calcext:value-type="string">
            <text:p>테스트 데이터 정확도: 52.510372 손실 함수(loss): 49864.215 tloss: 259.267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79 트레이닝 데이터 정확도: nan 손실 함수(loss): 49608.805 tloss: 243.07355 trate 0</text:p>
          </table:table-cell>
        </table:table-row>
        <table:table-row table:style-name="ro1">
          <table:table-cell office:value-type="string" calcext:value-type="string">
            <text:p>테스트 데이터 정확도: 52.01181 손실 함수(loss): 49909.117 tloss: 254.21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80 트레이닝 데이터 정확도: nan 손실 함수(loss): 49713.312 tloss: 242.392 trate 0</text:p>
          </table:table-cell>
        </table:table-row>
        <table:table-row table:style-name="ro1">
          <table:table-cell office:value-type="string" calcext:value-type="string">
            <text:p>테스트 데이터 정확도: 52.494785 손실 함수(loss): 50077.75 tloss: 254.886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81 트레이닝 데이터 정확도: nan 손실 함수(loss): 50136.867 tloss: 243.99971 trate 0</text:p>
          </table:table-cell>
        </table:table-row>
        <table:table-row table:style-name="ro1">
          <table:table-cell office:value-type="string" calcext:value-type="string">
            <text:p>테스트 데이터 정확도: 53.039177 손실 함수(loss): 49970.91 tloss: 256.052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82 트레이닝 데이터 정확도: nan 손실 함수(loss): 50168.0 tloss: 244.07782 trate 0</text:p>
          </table:table-cell>
        </table:table-row>
        <table:table-row table:style-name="ro1">
          <table:table-cell office:value-type="string" calcext:value-type="string">
            <text:p>테스트 데이터 정확도: 52.063686 손실 함수(loss): 50217.32 tloss: 253.901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83 트레이닝 데이터 정확도: nan 손실 함수(loss): 49685.605 tloss: 242.77817 trate 0</text:p>
          </table:table-cell>
        </table:table-row>
        <table:table-row table:style-name="ro1">
          <table:table-cell office:value-type="string" calcext:value-type="string">
            <text:p>테스트 데이터 정확도: 52.406 손실 함수(loss): 49774.85 tloss: 254.298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84 트레이닝 데이터 정확도: nan 손실 함수(loss): 49567.547 tloss: 243.26772 trate 0</text:p>
          </table:table-cell>
        </table:table-row>
        <table:table-row table:style-name="ro1">
          <table:table-cell office:value-type="string" calcext:value-type="string">
            <text:p>테스트 데이터 정확도: 52.580708 손실 함수(loss): 51292.43 tloss: 258.929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85 트레이닝 데이터 정확도: nan 손실 함수(loss): 49817.344 tloss: 243.64731 trate 0</text:p>
          </table:table-cell>
        </table:table-row>
        <table:table-row table:style-name="ro1">
          <table:table-cell office:value-type="string" calcext:value-type="string">
            <text:p>테스트 데이터 정확도: 52.38018 손실 함수(loss): 50676.438 tloss: 256.30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86 트레이닝 데이터 정확도: nan 손실 함수(loss): 49765.176 tloss: 243.0193 trate 0</text:p>
          </table:table-cell>
        </table:table-row>
        <table:table-row table:style-name="ro1">
          <table:table-cell office:value-type="string" calcext:value-type="string">
            <text:p>테스트 데이터 정확도: 53.107235 손실 함수(loss): 50014.44 tloss: 253.7775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87 트레이닝 데이터 정확도: nan 손실 함수(loss): 49542.34 tloss: 242.15616 trate 0</text:p>
          </table:table-cell>
        </table:table-row>
        <table:table-row table:style-name="ro1">
          <table:table-cell office:value-type="string" calcext:value-type="string">
            <text:p>테스트 데이터 정확도: 51.75756 손실 함수(loss): 49674.727 tloss: 253.748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88 트레이닝 데이터 정확도: nan 손실 함수(loss): 49991.914 tloss: 243.34921 trate 0</text:p>
          </table:table-cell>
        </table:table-row>
        <table:table-row table:style-name="ro1">
          <table:table-cell office:value-type="string" calcext:value-type="string">
            <text:p>테스트 데이터 정확도: 52.70579 손실 함수(loss): 50801.383 tloss: 256.907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89 트레이닝 데이터 정확도: nan 손실 함수(loss): 49515.184 tloss: 242.81467 trate 0</text:p>
          </table:table-cell>
        </table:table-row>
        <table:table-row table:style-name="ro1">
          <table:table-cell office:value-type="string" calcext:value-type="string">
            <text:p>테스트 데이터 정확도: 52.398804 손실 함수(loss): 49899.883 tloss: 255.3924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90 트레이닝 데이터 정확도: nan 손실 함수(loss): 49716.277 tloss: 242.98073 trate 0</text:p>
          </table:table-cell>
        </table:table-row>
        <table:table-row table:style-name="ro1">
          <table:table-cell office:value-type="string" calcext:value-type="string">
            <text:p>테스트 데이터 정확도: 52.40462 손실 함수(loss): 50139.2 tloss: 256.188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91 트레이닝 데이터 정확도: nan 손실 함수(loss): 49379.55 tloss: 241.52312 trate 0</text:p>
          </table:table-cell>
        </table:table-row>
        <table:table-row table:style-name="ro1">
          <table:table-cell office:value-type="string" calcext:value-type="string">
            <text:p>테스트 데이터 정확도: 52.601128 손실 함수(loss): 49347.258 tloss: 253.151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92 트레이닝 데이터 정확도: nan 손실 함수(loss): 49301.34 tloss: 241.78441 trate 0</text:p>
          </table:table-cell>
        </table:table-row>
        <table:table-row table:style-name="ro1">
          <table:table-cell office:value-type="string" calcext:value-type="string">
            <text:p>테스트 데이터 정확도: 52.65121 손실 함수(loss): 50068.504 tloss: 256.634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93 트레이닝 데이터 정확도: nan 손실 함수(loss): 49552.24 tloss: 242.55597 trate 0</text:p>
          </table:table-cell>
        </table:table-row>
        <table:table-row table:style-name="ro1">
          <table:table-cell office:value-type="string" calcext:value-type="string">
            <text:p>테스트 데이터 정확도: 52.753017 손실 함수(loss): 50822.52 tloss: 256.41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94 트레이닝 데이터 정확도: nan 손실 함수(loss): 49363.164 tloss: 242.85027 trate 0</text:p>
          </table:table-cell>
        </table:table-row>
        <table:table-row table:style-name="ro1">
          <table:table-cell office:value-type="string" calcext:value-type="string">
            <text:p>테스트 데이터 정확도: 52.339237 손실 함수(loss): 50174.98 tloss: 256.169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95 트레이닝 데이터 정확도: nan 손실 함수(loss): 49470.934 tloss: 241.55429 trate 0</text:p>
          </table:table-cell>
        </table:table-row>
        <table:table-row table:style-name="ro1">
          <table:table-cell office:value-type="string" calcext:value-type="string">
            <text:p>테스트 데이터 정확도: 52.988087 손실 함수(loss): 50477.895 tloss: 256.374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96 트레이닝 데이터 정확도: nan 손실 함수(loss): 49483.668 tloss: 242.45912 trate 0</text:p>
          </table:table-cell>
        </table:table-row>
        <table:table-row table:style-name="ro1">
          <table:table-cell office:value-type="string" calcext:value-type="string">
            <text:p>테스트 데이터 정확도: 52.212185 손실 함수(loss): 49768.906 tloss: 256.159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97 트레이닝 데이터 정확도: nan 손실 함수(loss): 49738.46 tloss: 242.30707 trate 0</text:p>
          </table:table-cell>
        </table:table-row>
        <table:table-row table:style-name="ro1">
          <table:table-cell office:value-type="string" calcext:value-type="string">
            <text:p>테스트 데이터 정확도: 52.736305 손실 함수(loss): 49944.285 tloss: 254.973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98 트레이닝 데이터 정확도: nan 손실 함수(loss): 49227.117 tloss: 241.95523 trate 0</text:p>
          </table:table-cell>
        </table:table-row>
        <table:table-row table:style-name="ro1">
          <table:table-cell office:value-type="string" calcext:value-type="string">
            <text:p>테스트 데이터 정확도: 52.413387 손실 함수(loss): 50402.844 tloss: 256.446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599 트레이닝 데이터 정확도: nan 손실 함수(loss): 49799.023 tloss: 242.85419 trate 0</text:p>
          </table:table-cell>
        </table:table-row>
        <table:table-row table:style-name="ro1">
          <table:table-cell office:value-type="string" calcext:value-type="string">
            <text:p>테스트 데이터 정확도: 52.231388 손실 함수(loss): 50300.113 tloss: 254.103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00 트레이닝 데이터 정확도: nan 손실 함수(loss): 49650.062 tloss: 242.52164 trate 0</text:p>
          </table:table-cell>
        </table:table-row>
        <table:table-row table:style-name="ro1">
          <table:table-cell office:value-type="string" calcext:value-type="string">
            <text:p>테스트 데이터 정확도: 52.187054 손실 함수(loss): 49468.426 tloss: 250.6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01 트레이닝 데이터 정확도: nan 손실 함수(loss): 49624.324 tloss: 242.61115 trate 0</text:p>
          </table:table-cell>
        </table:table-row>
        <table:table-row table:style-name="ro1">
          <table:table-cell office:value-type="string" calcext:value-type="string">
            <text:p>테스트 데이터 정확도: 52.363064 손실 함수(loss): 50230.098 tloss: 257.465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02 트레이닝 데이터 정확도: nan 손실 함수(loss): 49564.035 tloss: 241.80792 trate 0</text:p>
          </table:table-cell>
        </table:table-row>
        <table:table-row table:style-name="ro1">
          <table:table-cell office:value-type="string" calcext:value-type="string">
            <text:p>테스트 데이터 정확도: 52.699512 손실 함수(loss): 50594.37 tloss: 256.649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03 트레이닝 데이터 정확도: nan 손실 함수(loss): 49680.71 tloss: 243.40018 trate 0</text:p>
          </table:table-cell>
        </table:table-row>
        <table:table-row table:style-name="ro1">
          <table:table-cell office:value-type="string" calcext:value-type="string">
            <text:p>테스트 데이터 정확도: 52.555702 손실 함수(loss): 51133.105 tloss: 255.276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04 트레이닝 데이터 정확도: nan 손실 함수(loss): 49665.117 tloss: 242.41338 trate 0</text:p>
          </table:table-cell>
        </table:table-row>
        <table:table-row table:style-name="ro1">
          <table:table-cell office:value-type="string" calcext:value-type="string">
            <text:p>테스트 데이터 정확도: 52.178566 손실 함수(loss): 49822.066 tloss: 254.55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05 트레이닝 데이터 정확도: nan 손실 함수(loss): 49794.555 tloss: 242.43033 trate 0</text:p>
          </table:table-cell>
        </table:table-row>
        <table:table-row table:style-name="ro1">
          <table:table-cell office:value-type="string" calcext:value-type="string">
            <text:p>테스트 데이터 정확도: 52.612324 손실 함수(loss): 51135.832 tloss: 258.9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06 트레이닝 데이터 정확도: nan 손실 함수(loss): 49573.2 tloss: 242.40666 trate 0</text:p>
          </table:table-cell>
        </table:table-row>
        <table:table-row table:style-name="ro1">
          <table:table-cell office:value-type="string" calcext:value-type="string">
            <text:p>테스트 데이터 정확도: 52.19682 손실 함수(loss): 50919.613 tloss: 258.99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07 트레이닝 데이터 정확도: nan 손실 함수(loss): 49991.547 tloss: 243.61946 trate 0</text:p>
          </table:table-cell>
        </table:table-row>
        <table:table-row table:style-name="ro1">
          <table:table-cell office:value-type="string" calcext:value-type="string">
            <text:p>테스트 데이터 정확도: 52.88717 손실 함수(loss): 50519.066 tloss: 255.882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08 트레이닝 데이터 정확도: nan 손실 함수(loss): 49730.145 tloss: 242.68016 trate 0</text:p>
          </table:table-cell>
        </table:table-row>
        <table:table-row table:style-name="ro1">
          <table:table-cell office:value-type="string" calcext:value-type="string">
            <text:p>테스트 데이터 정확도: 52.445946 손실 함수(loss): 51539.44 tloss: 256.837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09 트레이닝 데이터 정확도: nan 손실 함수(loss): 49649.918 tloss: 242.53137 trate 0</text:p>
          </table:table-cell>
        </table:table-row>
        <table:table-row table:style-name="ro1">
          <table:table-cell office:value-type="string" calcext:value-type="string">
            <text:p>테스트 데이터 정확도: 52.856823 손실 함수(loss): 50439.812 tloss: 255.264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10 트레이닝 데이터 정확도: nan 손실 함수(loss): 49608.676 tloss: 241.68512 trate 0</text:p>
          </table:table-cell>
        </table:table-row>
        <table:table-row table:style-name="ro1">
          <table:table-cell office:value-type="string" calcext:value-type="string">
            <text:p>테스트 데이터 정확도: 51.977547 손실 함수(loss): 50702.895 tloss: 254.973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11 트레이닝 데이터 정확도: nan 손실 함수(loss): 49612.64 tloss: 242.46313 trate 0</text:p>
          </table:table-cell>
        </table:table-row>
        <table:table-row table:style-name="ro1">
          <table:table-cell office:value-type="string" calcext:value-type="string">
            <text:p>테스트 데이터 정확도: 52.08713 손실 함수(loss): 50454.582 tloss: 256.67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12 트레이닝 데이터 정확도: nan 손실 함수(loss): 49851.418 tloss: 242.91832 trate 0</text:p>
          </table:table-cell>
        </table:table-row>
        <table:table-row table:style-name="ro1">
          <table:table-cell office:value-type="string" calcext:value-type="string">
            <text:p>테스트 데이터 정확도: 52.555634 손실 함수(loss): 50028.543 tloss: 253.634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13 트레이닝 데이터 정확도: nan 손실 함수(loss): 49543.062 tloss: 241.64867 trate 0</text:p>
          </table:table-cell>
        </table:table-row>
        <table:table-row table:style-name="ro1">
          <table:table-cell office:value-type="string" calcext:value-type="string">
            <text:p>테스트 데이터 정확도: 52.04361 손실 함수(loss): 50439.43 tloss: 257.648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14 트레이닝 데이터 정확도: nan 손실 함수(loss): 49424.926 tloss: 242.17206 trate 0</text:p>
          </table:table-cell>
        </table:table-row>
        <table:table-row table:style-name="ro1">
          <table:table-cell office:value-type="string" calcext:value-type="string">
            <text:p>테스트 데이터 정확도: 51.91564 손실 함수(loss): 50392.977 tloss: 254.425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15 트레이닝 데이터 정확도: nan 손실 함수(loss): 49195.188 tloss: 241.3273 trate 0</text:p>
          </table:table-cell>
        </table:table-row>
        <table:table-row table:style-name="ro1">
          <table:table-cell office:value-type="string" calcext:value-type="string">
            <text:p>테스트 데이터 정확도: 52.272396 손실 함수(loss): 50207.242 tloss: 253.040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16 트레이닝 데이터 정확도: nan 손실 함수(loss): 49643.438 tloss: 242.34702 trate 0</text:p>
          </table:table-cell>
        </table:table-row>
        <table:table-row table:style-name="ro1">
          <table:table-cell office:value-type="string" calcext:value-type="string">
            <text:p>테스트 데이터 정확도: 52.7009 손실 함수(loss): 49795.95 tloss: 254.46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17 트레이닝 데이터 정확도: nan 손실 함수(loss): 49364.473 tloss: 241.44826 trate 0</text:p>
          </table:table-cell>
        </table:table-row>
        <table:table-row table:style-name="ro1">
          <table:table-cell office:value-type="string" calcext:value-type="string">
            <text:p>테스트 데이터 정확도: 52.286373 손실 함수(loss): 49497.645 tloss: 253.597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18 트레이닝 데이터 정확도: nan 손실 함수(loss): 49698.09 tloss: 242.76332 trate 0</text:p>
          </table:table-cell>
        </table:table-row>
        <table:table-row table:style-name="ro1">
          <table:table-cell office:value-type="string" calcext:value-type="string">
            <text:p>테스트 데이터 정확도: 52.076454 손실 함수(loss): 50206.543 tloss: 255.484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19 트레이닝 데이터 정확도: nan 손실 함수(loss): 49435.05 tloss: 241.80774 trate 0</text:p>
          </table:table-cell>
        </table:table-row>
        <table:table-row table:style-name="ro1">
          <table:table-cell office:value-type="string" calcext:value-type="string">
            <text:p>테스트 데이터 정확도: 52.355553 손실 함수(loss): 50040.902 tloss: 257.018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20 트레이닝 데이터 정확도: nan 손실 함수(loss): 49727.508 tloss: 242.36185 trate 0</text:p>
          </table:table-cell>
        </table:table-row>
        <table:table-row table:style-name="ro1">
          <table:table-cell office:value-type="string" calcext:value-type="string">
            <text:p>테스트 데이터 정확도: 51.94158 손실 함수(loss): 50389.656 tloss: 255.969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21 트레이닝 데이터 정확도: nan 손실 함수(loss): 49566.184 tloss: 242.05891 trate 0</text:p>
          </table:table-cell>
        </table:table-row>
        <table:table-row table:style-name="ro1">
          <table:table-cell office:value-type="string" calcext:value-type="string">
            <text:p>테스트 데이터 정확도: 52.176823 손실 함수(loss): 50080.34 tloss: 257.36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22 트레이닝 데이터 정확도: nan 손실 함수(loss): 49887.824 tloss: 242.91994 trate 0</text:p>
          </table:table-cell>
        </table:table-row>
        <table:table-row table:style-name="ro1">
          <table:table-cell office:value-type="string" calcext:value-type="string">
            <text:p>테스트 데이터 정확도: 51.623596 손실 함수(loss): 51357.426 tloss: 256.416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23 트레이닝 데이터 정확도: nan 손실 함수(loss): 49687.883 tloss: 242.7487 trate 0</text:p>
          </table:table-cell>
        </table:table-row>
        <table:table-row table:style-name="ro1">
          <table:table-cell office:value-type="string" calcext:value-type="string">
            <text:p>테스트 데이터 정확도: 53.175446 손실 함수(loss): 50831.98 tloss: 257.538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24 트레이닝 데이터 정확도: nan 손실 함수(loss): 49544.105 tloss: 242.1063 trate 0</text:p>
          </table:table-cell>
        </table:table-row>
        <table:table-row table:style-name="ro1">
          <table:table-cell office:value-type="string" calcext:value-type="string">
            <text:p>테스트 데이터 정확도: 52.083164 손실 함수(loss): 50975.574 tloss: 258.97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25 트레이닝 데이터 정확도: nan 손실 함수(loss): 49452.523 tloss: 242.60777 trate 0</text:p>
          </table:table-cell>
        </table:table-row>
        <table:table-row table:style-name="ro1">
          <table:table-cell office:value-type="string" calcext:value-type="string">
            <text:p>테스트 데이터 정확도: 52.54439 손실 함수(loss): 50692.156 tloss: 254.552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26 트레이닝 데이터 정확도: nan 손실 함수(loss): 49475.945 tloss: 241.06557 trate 0</text:p>
          </table:table-cell>
        </table:table-row>
        <table:table-row table:style-name="ro1">
          <table:table-cell office:value-type="string" calcext:value-type="string">
            <text:p>테스트 데이터 정확도: 52.437042 손실 함수(loss): 49596.727 tloss: 253.3355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27 트레이닝 데이터 정확도: nan 손실 함수(loss): 49897.2 tloss: 242.89 trate 0</text:p>
          </table:table-cell>
        </table:table-row>
        <table:table-row table:style-name="ro1">
          <table:table-cell office:value-type="string" calcext:value-type="string">
            <text:p>테스트 데이터 정확도: 52.25645 손실 함수(loss): 50096.53 tloss: 257.01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28 트레이닝 데이터 정확도: nan 손실 함수(loss): 49287.504 tloss: 241.01158 trate 0</text:p>
          </table:table-cell>
        </table:table-row>
        <table:table-row table:style-name="ro1">
          <table:table-cell office:value-type="string" calcext:value-type="string">
            <text:p>테스트 데이터 정확도: 52.318882 손실 함수(loss): 49282.277 tloss: 252.29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29 트레이닝 데이터 정확도: nan 손실 함수(loss): 49589.027 tloss: 242.61221 trate 0</text:p>
          </table:table-cell>
        </table:table-row>
        <table:table-row table:style-name="ro1">
          <table:table-cell office:value-type="string" calcext:value-type="string">
            <text:p>테스트 데이터 정확도: 52.60706 손실 함수(loss): 49851.77 tloss: 253.772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30 트레이닝 데이터 정확도: nan 손실 함수(loss): 49384.02 tloss: 241.84161 trate 0</text:p>
          </table:table-cell>
        </table:table-row>
        <table:table-row table:style-name="ro1">
          <table:table-cell office:value-type="string" calcext:value-type="string">
            <text:p>테스트 데이터 정확도: 52.583824 손실 함수(loss): 49432.625 tloss: 252.950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31 트레이닝 데이터 정확도: nan 손실 함수(loss): 49875.727 tloss: 243.44691 trate 0</text:p>
          </table:table-cell>
        </table:table-row>
        <table:table-row table:style-name="ro1">
          <table:table-cell office:value-type="string" calcext:value-type="string">
            <text:p>테스트 데이터 정확도: 52.623177 손실 함수(loss): 51314.414 tloss: 258.874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32 트레이닝 데이터 정확도: nan 손실 함수(loss): 49381.727 tloss: 242.73373 trate 0</text:p>
          </table:table-cell>
        </table:table-row>
        <table:table-row table:style-name="ro1">
          <table:table-cell office:value-type="string" calcext:value-type="string">
            <text:p>테스트 데이터 정확도: 52.41994 손실 함수(loss): 50016.418 tloss: 253.22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33 트레이닝 데이터 정확도: nan 손실 함수(loss): 49190.156 tloss: 241.9329 trate 0</text:p>
          </table:table-cell>
        </table:table-row>
        <table:table-row table:style-name="ro1">
          <table:table-cell office:value-type="string" calcext:value-type="string">
            <text:p>테스트 데이터 정확도: 52.64196 손실 함수(loss): 49083.027 tloss: 253.189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34 트레이닝 데이터 정확도: nan 손실 함수(loss): 49390.76 tloss: 242.05801 trate 0</text:p>
          </table:table-cell>
        </table:table-row>
        <table:table-row table:style-name="ro1">
          <table:table-cell office:value-type="string" calcext:value-type="string">
            <text:p>테스트 데이터 정확도: 52.602062 손실 함수(loss): 50280.05 tloss: 255.659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35 트레이닝 데이터 정확도: nan 손실 함수(loss): 49409.89 tloss: 242.02538 trate 0</text:p>
          </table:table-cell>
        </table:table-row>
        <table:table-row table:style-name="ro1">
          <table:table-cell office:value-type="string" calcext:value-type="string">
            <text:p>테스트 데이터 정확도: 52.810123 손실 함수(loss): 50212.457 tloss: 256.035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36 트레이닝 데이터 정확도: nan 손실 함수(loss): 49733.21 tloss: 243.11938 trate 0</text:p>
          </table:table-cell>
        </table:table-row>
        <table:table-row table:style-name="ro1">
          <table:table-cell office:value-type="string" calcext:value-type="string">
            <text:p>테스트 데이터 정확도: 52.4741 손실 함수(loss): 48932.242 tloss: 250.684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37 트레이닝 데이터 정확도: nan 손실 함수(loss): 49397.04 tloss: 241.93626 trate 0</text:p>
          </table:table-cell>
        </table:table-row>
        <table:table-row table:style-name="ro1">
          <table:table-cell office:value-type="string" calcext:value-type="string">
            <text:p>테스트 데이터 정확도: 52.982574 손실 함수(loss): 50525.387 tloss: 254.862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38 트레이닝 데이터 정확도: nan 손실 함수(loss): 49057.047 tloss: 241.66939 trate 0</text:p>
          </table:table-cell>
        </table:table-row>
        <table:table-row table:style-name="ro1">
          <table:table-cell office:value-type="string" calcext:value-type="string">
            <text:p>테스트 데이터 정확도: 52.41187 손실 함수(loss): 49749.69 tloss: 253.446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39 트레이닝 데이터 정확도: nan 손실 함수(loss): 49101.434 tloss: 240.65039 trate 0</text:p>
          </table:table-cell>
        </table:table-row>
        <table:table-row table:style-name="ro1">
          <table:table-cell office:value-type="string" calcext:value-type="string">
            <text:p>테스트 데이터 정확도: 52.16779 손실 함수(loss): 50321.77 tloss: 252.810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40 트레이닝 데이터 정확도: nan 손실 함수(loss): 49354.38 tloss: 242.80676 trate 0</text:p>
          </table:table-cell>
        </table:table-row>
        <table:table-row table:style-name="ro1">
          <table:table-cell office:value-type="string" calcext:value-type="string">
            <text:p>테스트 데이터 정확도: 51.989986 손실 함수(loss): 50586.605 tloss: 255.507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41 트레이닝 데이터 정확도: nan 손실 함수(loss): 49740.074 tloss: 243.09604 trate 0</text:p>
          </table:table-cell>
        </table:table-row>
        <table:table-row table:style-name="ro1">
          <table:table-cell office:value-type="string" calcext:value-type="string">
            <text:p>테스트 데이터 정확도: 52.786186 손실 함수(loss): 50419.4 tloss: 258.097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42 트레이닝 데이터 정확도: nan 손실 함수(loss): 49426.973 tloss: 241.7989 trate 0</text:p>
          </table:table-cell>
        </table:table-row>
        <table:table-row table:style-name="ro1">
          <table:table-cell office:value-type="string" calcext:value-type="string">
            <text:p>테스트 데이터 정확도: 52.769753 손실 함수(loss): 50329.105 tloss: 256.584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43 트레이닝 데이터 정확도: nan 손실 함수(loss): 49688.0 tloss: 242.663 trate 0</text:p>
          </table:table-cell>
        </table:table-row>
        <table:table-row table:style-name="ro1">
          <table:table-cell office:value-type="string" calcext:value-type="string">
            <text:p>테스트 데이터 정확도: 52.983677 손실 함수(loss): 50346.35 tloss: 254.65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44 트레이닝 데이터 정확도: nan 손실 함수(loss): 49362.64 tloss: 242.29002 trate 0</text:p>
          </table:table-cell>
        </table:table-row>
        <table:table-row table:style-name="ro1">
          <table:table-cell office:value-type="string" calcext:value-type="string">
            <text:p>테스트 데이터 정확도: 52.120605 손실 함수(loss): 50575.363 tloss: 256.52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45 트레이닝 데이터 정확도: nan 손실 함수(loss): 49335.81 tloss: 242.1007 trate 0</text:p>
          </table:table-cell>
        </table:table-row>
        <table:table-row table:style-name="ro1">
          <table:table-cell office:value-type="string" calcext:value-type="string">
            <text:p>테스트 데이터 정확도: 52.65257 손실 함수(loss): 50710.848 tloss: 258.099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46 트레이닝 데이터 정확도: nan 손실 함수(loss): 49549.316 tloss: 242.85017 trate 0</text:p>
          </table:table-cell>
        </table:table-row>
        <table:table-row table:style-name="ro1">
          <table:table-cell office:value-type="string" calcext:value-type="string">
            <text:p>테스트 데이터 정확도: 52.03714 손실 함수(loss): 50578.496 tloss: 255.90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47 트레이닝 데이터 정확도: nan 손실 함수(loss): 49461.61 tloss: 242.76477 trate 0</text:p>
          </table:table-cell>
        </table:table-row>
        <table:table-row table:style-name="ro1">
          <table:table-cell office:value-type="string" calcext:value-type="string">
            <text:p>테스트 데이터 정확도: 52.34827 손실 함수(loss): 49388.695 tloss: 252.021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48 트레이닝 데이터 정확도: nan 손실 함수(loss): 49557.805 tloss: 242.60919 trate 0</text:p>
          </table:table-cell>
        </table:table-row>
        <table:table-row table:style-name="ro1">
          <table:table-cell office:value-type="string" calcext:value-type="string">
            <text:p>테스트 데이터 정확도: 52.978477 손실 함수(loss): 50433.855 tloss: 256.41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49 트레이닝 데이터 정확도: nan 손실 함수(loss): 49747.605 tloss: 243.7853 trate 0</text:p>
          </table:table-cell>
        </table:table-row>
        <table:table-row table:style-name="ro1">
          <table:table-cell office:value-type="string" calcext:value-type="string">
            <text:p>테스트 데이터 정확도: 52.292503 손실 함수(loss): 50273.41 tloss: 255.50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50 트레이닝 데이터 정확도: nan 손실 함수(loss): 49466.195 tloss: 241.81389 trate 0</text:p>
          </table:table-cell>
        </table:table-row>
        <table:table-row table:style-name="ro1">
          <table:table-cell office:value-type="string" calcext:value-type="string">
            <text:p>테스트 데이터 정확도: 52.078926 손실 함수(loss): 50319.25 tloss: 256.719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51 트레이닝 데이터 정확도: nan 손실 함수(loss): 49381.246 tloss: 241.81207 trate 0</text:p>
          </table:table-cell>
        </table:table-row>
        <table:table-row table:style-name="ro1">
          <table:table-cell office:value-type="string" calcext:value-type="string">
            <text:p>테스트 데이터 정확도: 52.383533 손실 함수(loss): 50944.816 tloss: 253.783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52 트레이닝 데이터 정확도: nan 손실 함수(loss): 49327.6 tloss: 241.75714 trate 0</text:p>
          </table:table-cell>
        </table:table-row>
        <table:table-row table:style-name="ro1">
          <table:table-cell office:value-type="string" calcext:value-type="string">
            <text:p>테스트 데이터 정확도: 52.577644 손실 함수(loss): 50499.773 tloss: 254.672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53 트레이닝 데이터 정확도: nan 손실 함수(loss): 49449.36 tloss: 242.15527 trate 0</text:p>
          </table:table-cell>
        </table:table-row>
        <table:table-row table:style-name="ro1">
          <table:table-cell office:value-type="string" calcext:value-type="string">
            <text:p>테스트 데이터 정확도: 52.230732 손실 함수(loss): 50870.402 tloss: 256.653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54 트레이닝 데이터 정확도: nan 손실 함수(loss): 49459.83 tloss: 242.03568 trate 0</text:p>
          </table:table-cell>
        </table:table-row>
        <table:table-row table:style-name="ro1">
          <table:table-cell office:value-type="string" calcext:value-type="string">
            <text:p>테스트 데이터 정확도: 52.215534 손실 함수(loss): 50693.09 tloss: 255.792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55 트레이닝 데이터 정확도: nan 손실 함수(loss): 49527.934 tloss: 241.7869 trate 0</text:p>
          </table:table-cell>
        </table:table-row>
        <table:table-row table:style-name="ro1">
          <table:table-cell office:value-type="string" calcext:value-type="string">
            <text:p>테스트 데이터 정확도: 51.89404 손실 함수(loss): 49768.715 tloss: 254.341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56 트레이닝 데이터 정확도: nan 손실 함수(loss): 49431.75 tloss: 241.96684 trate 0</text:p>
          </table:table-cell>
        </table:table-row>
        <table:table-row table:style-name="ro1">
          <table:table-cell office:value-type="string" calcext:value-type="string">
            <text:p>테스트 데이터 정확도: 52.08389 손실 함수(loss): 49214.56 tloss: 251.923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57 트레이닝 데이터 정확도: nan 손실 함수(loss): 49399.37 tloss: 241.70975 trate 0</text:p>
          </table:table-cell>
        </table:table-row>
        <table:table-row table:style-name="ro1">
          <table:table-cell office:value-type="string" calcext:value-type="string">
            <text:p>테스트 데이터 정확도: 52.82655 손실 함수(loss): 49470.27 tloss: 253.8716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58 트레이닝 데이터 정확도: nan 손실 함수(loss): 49319.95 tloss: 241.49176 trate 0</text:p>
          </table:table-cell>
        </table:table-row>
        <table:table-row table:style-name="ro1">
          <table:table-cell office:value-type="string" calcext:value-type="string">
            <text:p>테스트 데이터 정확도: 52.36121 손실 함수(loss): 50363.95 tloss: 257.846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59 트레이닝 데이터 정확도: nan 손실 함수(loss): 49146.12 tloss: 240.59224 trate 0</text:p>
          </table:table-cell>
        </table:table-row>
        <table:table-row table:style-name="ro1">
          <table:table-cell office:value-type="string" calcext:value-type="string">
            <text:p>테스트 데이터 정확도: 51.901066 손실 함수(loss): 50260.363 tloss: 254.463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60 트레이닝 데이터 정확도: nan 손실 함수(loss): 49511.758 tloss: 242.0052 trate 0</text:p>
          </table:table-cell>
        </table:table-row>
        <table:table-row table:style-name="ro1">
          <table:table-cell office:value-type="string" calcext:value-type="string">
            <text:p>테스트 데이터 정확도: 51.405952 손실 함수(loss): 51316.145 tloss: 256.67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61 트레이닝 데이터 정확도: nan 손실 함수(loss): 49318.027 tloss: 241.50246 trate 0</text:p>
          </table:table-cell>
        </table:table-row>
        <table:table-row table:style-name="ro1">
          <table:table-cell office:value-type="string" calcext:value-type="string">
            <text:p>테스트 데이터 정확도: 52.533047 손실 함수(loss): 50246.28 tloss: 254.851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62 트레이닝 데이터 정확도: nan 손실 함수(loss): 49183.445 tloss: 241.46579 trate 0</text:p>
          </table:table-cell>
        </table:table-row>
        <table:table-row table:style-name="ro1">
          <table:table-cell office:value-type="string" calcext:value-type="string">
            <text:p>테스트 데이터 정확도: 52.588326 손실 함수(loss): 50475.938 tloss: 255.677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63 트레이닝 데이터 정확도: nan 손실 함수(loss): 49210.305 tloss: 241.84673 trate 0</text:p>
          </table:table-cell>
        </table:table-row>
        <table:table-row table:style-name="ro1">
          <table:table-cell office:value-type="string" calcext:value-type="string">
            <text:p>테스트 데이터 정확도: 52.713593 손실 함수(loss): 50539.465 tloss: 258.350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64 트레이닝 데이터 정확도: nan 손실 함수(loss): 49208.74 tloss: 241.87807 trate 0</text:p>
          </table:table-cell>
        </table:table-row>
        <table:table-row table:style-name="ro1">
          <table:table-cell office:value-type="string" calcext:value-type="string">
            <text:p>테스트 데이터 정확도: 52.84864 손실 함수(loss): 50258.312 tloss: 257.442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65 트레이닝 데이터 정확도: nan 손실 함수(loss): 49477.906 tloss: 242.50446 trate 0</text:p>
          </table:table-cell>
        </table:table-row>
        <table:table-row table:style-name="ro1">
          <table:table-cell office:value-type="string" calcext:value-type="string">
            <text:p>테스트 데이터 정확도: 52.025547 손실 함수(loss): 50262.617 tloss: 254.8395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66 트레이닝 데이터 정확도: nan 손실 함수(loss): 49310.23 tloss: 242.13904 trate 0</text:p>
          </table:table-cell>
        </table:table-row>
        <table:table-row table:style-name="ro1">
          <table:table-cell office:value-type="string" calcext:value-type="string">
            <text:p>테스트 데이터 정확도: 51.920013 손실 함수(loss): 49119.01 tloss: 253.631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67 트레이닝 데이터 정확도: nan 손실 함수(loss): 49318.645 tloss: 241.78516 trate 0</text:p>
          </table:table-cell>
        </table:table-row>
        <table:table-row table:style-name="ro1">
          <table:table-cell office:value-type="string" calcext:value-type="string">
            <text:p>테스트 데이터 정확도: 52.244076 손실 함수(loss): 49711.74 tloss: 253.145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68 트레이닝 데이터 정확도: nan 손실 함수(loss): 49516.273 tloss: 242.75192 trate 0</text:p>
          </table:table-cell>
        </table:table-row>
        <table:table-row table:style-name="ro1">
          <table:table-cell office:value-type="string" calcext:value-type="string">
            <text:p>테스트 데이터 정확도: 51.711006 손실 함수(loss): 50502.844 tloss: 256.539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69 트레이닝 데이터 정확도: nan 손실 함수(loss): 49190.094 tloss: 241.28978 trate 0</text:p>
          </table:table-cell>
        </table:table-row>
        <table:table-row table:style-name="ro1">
          <table:table-cell office:value-type="string" calcext:value-type="string">
            <text:p>테스트 데이터 정확도: 52.090492 손실 함수(loss): 50050.52 tloss: 255.125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70 트레이닝 데이터 정확도: nan 손실 함수(loss): 48870.008 tloss: 241.13226 trate 0</text:p>
          </table:table-cell>
        </table:table-row>
        <table:table-row table:style-name="ro1">
          <table:table-cell office:value-type="string" calcext:value-type="string">
            <text:p>테스트 데이터 정확도: 51.84124 손실 함수(loss): 49653.023 tloss: 253.9235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71 트레이닝 데이터 정확도: nan 손실 함수(loss): 49218.727 tloss: 241.32333 trate 0</text:p>
          </table:table-cell>
        </table:table-row>
        <table:table-row table:style-name="ro1">
          <table:table-cell office:value-type="string" calcext:value-type="string">
            <text:p>테스트 데이터 정확도: 52.591858 손실 함수(loss): 49878.566 tloss: 254.591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72 트레이닝 데이터 정확도: nan 손실 함수(loss): 49341.04 tloss: 242.28984 trate 0</text:p>
          </table:table-cell>
        </table:table-row>
        <table:table-row table:style-name="ro1">
          <table:table-cell office:value-type="string" calcext:value-type="string">
            <text:p>테스트 데이터 정확도: 52.4745 손실 함수(loss): 50121.043 tloss: 255.420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73 트레이닝 데이터 정확도: nan 손실 함수(loss): 49468.676 tloss: 242.61687 trate 0</text:p>
          </table:table-cell>
        </table:table-row>
        <table:table-row table:style-name="ro1">
          <table:table-cell office:value-type="string" calcext:value-type="string">
            <text:p>테스트 데이터 정확도: 52.58254 손실 함수(loss): 49514.23 tloss: 253.07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74 트레이닝 데이터 정확도: nan 손실 함수(loss): 49177.223 tloss: 241.45277 trate 0</text:p>
          </table:table-cell>
        </table:table-row>
        <table:table-row table:style-name="ro1">
          <table:table-cell office:value-type="string" calcext:value-type="string">
            <text:p>테스트 데이터 정확도: 51.821697 손실 함수(loss): 49266.19 tloss: 249.414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75 트레이닝 데이터 정확도: nan 손실 함수(loss): 49436.855 tloss: 241.7211 trate 0</text:p>
          </table:table-cell>
        </table:table-row>
        <table:table-row table:style-name="ro1">
          <table:table-cell office:value-type="string" calcext:value-type="string">
            <text:p>테스트 데이터 정확도: 52.980732 손실 함수(loss): 50919.43 tloss: 256.743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76 트레이닝 데이터 정확도: nan 손실 함수(loss): 49115.26 tloss: 241.87486 trate 0</text:p>
          </table:table-cell>
        </table:table-row>
        <table:table-row table:style-name="ro1">
          <table:table-cell office:value-type="string" calcext:value-type="string">
            <text:p>테스트 데이터 정확도: 52.198772 손실 함수(loss): 50204.434 tloss: 252.875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77 트레이닝 데이터 정확도: nan 손실 함수(loss): 49291.45 tloss: 242.23364 trate 0</text:p>
          </table:table-cell>
        </table:table-row>
        <table:table-row table:style-name="ro1">
          <table:table-cell office:value-type="string" calcext:value-type="string">
            <text:p>테스트 데이터 정확도: 51.846275 손실 함수(loss): 49580.07 tloss: 255.772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78 트레이닝 데이터 정확도: nan 손실 함수(loss): 49000.7 tloss: 240.76404 trate 0</text:p>
          </table:table-cell>
        </table:table-row>
        <table:table-row table:style-name="ro1">
          <table:table-cell office:value-type="string" calcext:value-type="string">
            <text:p>테스트 데이터 정확도: 51.96653 손실 함수(loss): 50104.664 tloss: 254.909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79 트레이닝 데이터 정확도: nan 손실 함수(loss): 49352.477 tloss: 241.60286 trate 0</text:p>
          </table:table-cell>
        </table:table-row>
        <table:table-row table:style-name="ro1">
          <table:table-cell office:value-type="string" calcext:value-type="string">
            <text:p>테스트 데이터 정확도: 52.8472 손실 함수(loss): 50344.9 tloss: 252.499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80 트레이닝 데이터 정확도: nan 손실 함수(loss): 49566.45 tloss: 241.99011 trate 0</text:p>
          </table:table-cell>
        </table:table-row>
        <table:table-row table:style-name="ro1">
          <table:table-cell office:value-type="string" calcext:value-type="string">
            <text:p>테스트 데이터 정확도: 51.862495 손실 함수(loss): 49794.074 tloss: 253.419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81 트레이닝 데이터 정확도: nan 손실 함수(loss): 49192.55 tloss: 241.36967 trate 0</text:p>
          </table:table-cell>
        </table:table-row>
        <table:table-row table:style-name="ro1">
          <table:table-cell office:value-type="string" calcext:value-type="string">
            <text:p>테스트 데이터 정확도: 51.945686 손실 함수(loss): 49758.03 tloss: 252.045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82 트레이닝 데이터 정확도: nan 손실 함수(loss): 49451.508 tloss: 242.39145 trate 0</text:p>
          </table:table-cell>
        </table:table-row>
        <table:table-row table:style-name="ro1">
          <table:table-cell office:value-type="string" calcext:value-type="string">
            <text:p>테스트 데이터 정확도: 52.424835 손실 함수(loss): 50793.586 tloss: 256.033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83 트레이닝 데이터 정확도: nan 손실 함수(loss): 49382.918 tloss: 241.61058 trate 0</text:p>
          </table:table-cell>
        </table:table-row>
        <table:table-row table:style-name="ro1">
          <table:table-cell office:value-type="string" calcext:value-type="string">
            <text:p>테스트 데이터 정확도: 52.636913 손실 함수(loss): 49142.87 tloss: 252.6720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84 트레이닝 데이터 정확도: nan 손실 함수(loss): 49298.227 tloss: 242.49368 trate 0</text:p>
          </table:table-cell>
        </table:table-row>
        <table:table-row table:style-name="ro1">
          <table:table-cell office:value-type="string" calcext:value-type="string">
            <text:p>테스트 데이터 정확도: 52.781166 손실 함수(loss): 50373.188 tloss: 255.696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85 트레이닝 데이터 정확도: nan 손실 함수(loss): 48988.094 tloss: 239.95766 trate 0</text:p>
          </table:table-cell>
        </table:table-row>
        <table:table-row table:style-name="ro1">
          <table:table-cell office:value-type="string" calcext:value-type="string">
            <text:p>테스트 데이터 정확도: 52.408714 손실 함수(loss): 50272.996 tloss: 254.279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86 트레이닝 데이터 정확도: nan 손실 함수(loss): 49288.15 tloss: 241.30545 trate 0</text:p>
          </table:table-cell>
        </table:table-row>
        <table:table-row table:style-name="ro1">
          <table:table-cell office:value-type="string" calcext:value-type="string">
            <text:p>테스트 데이터 정확도: 52.42797 손실 함수(loss): 49485.805 tloss: 253.454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87 트레이닝 데이터 정확도: nan 손실 함수(loss): 49301.336 tloss: 241.73032 trate 0</text:p>
          </table:table-cell>
        </table:table-row>
        <table:table-row table:style-name="ro1">
          <table:table-cell office:value-type="string" calcext:value-type="string">
            <text:p>테스트 데이터 정확도: 52.460682 손실 함수(loss): 49872.105 tloss: 253.586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88 트레이닝 데이터 정확도: nan 손실 함수(loss): 49436.754 tloss: 241.78636 trate 0</text:p>
          </table:table-cell>
        </table:table-row>
        <table:table-row table:style-name="ro1">
          <table:table-cell office:value-type="string" calcext:value-type="string">
            <text:p>테스트 데이터 정확도: 52.5195 손실 함수(loss): 50525.465 tloss: 254.863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89 트레이닝 데이터 정확도: nan 손실 함수(loss): 49025.344 tloss: 241.12163 trate 0</text:p>
          </table:table-cell>
        </table:table-row>
        <table:table-row table:style-name="ro1">
          <table:table-cell office:value-type="string" calcext:value-type="string">
            <text:p>테스트 데이터 정확도: 52.538616 손실 함수(loss): 50152.715 tloss: 254.150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90 트레이닝 데이터 정확도: nan 손실 함수(loss): 49322.945 tloss: 242.07007 trate 0</text:p>
          </table:table-cell>
        </table:table-row>
        <table:table-row table:style-name="ro1">
          <table:table-cell office:value-type="string" calcext:value-type="string">
            <text:p>테스트 데이터 정확도: 52.382732 손실 함수(loss): 50213.043 tloss: 255.453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91 트레이닝 데이터 정확도: nan 손실 함수(loss): 49087.76 tloss: 241.39612 trate 0</text:p>
          </table:table-cell>
        </table:table-row>
        <table:table-row table:style-name="ro1">
          <table:table-cell office:value-type="string" calcext:value-type="string">
            <text:p>테스트 데이터 정확도: 52.003284 손실 함수(loss): 50180.152 tloss: 255.597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92 트레이닝 데이터 정확도: nan 손실 함수(loss): 49716.69 tloss: 242.0515 trate 0</text:p>
          </table:table-cell>
        </table:table-row>
        <table:table-row table:style-name="ro1">
          <table:table-cell office:value-type="string" calcext:value-type="string">
            <text:p>테스트 데이터 정확도: 52.519558 손실 함수(loss): 50517.176 tloss: 255.455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93 트레이닝 데이터 정확도: nan 손실 함수(loss): 49260.297 tloss: 241.39987 trate 0</text:p>
          </table:table-cell>
        </table:table-row>
        <table:table-row table:style-name="ro1">
          <table:table-cell office:value-type="string" calcext:value-type="string">
            <text:p>테스트 데이터 정확도: 52.316532 손실 함수(loss): 51117.363 tloss: 258.537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94 트레이닝 데이터 정확도: nan 손실 함수(loss): 49408.473 tloss: 241.47404 trate 0</text:p>
          </table:table-cell>
        </table:table-row>
        <table:table-row table:style-name="ro1">
          <table:table-cell office:value-type="string" calcext:value-type="string">
            <text:p>테스트 데이터 정확도: 51.997154 손실 함수(loss): 50810.27 tloss: 255.801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95 트레이닝 데이터 정확도: nan 손실 함수(loss): 49093.168 tloss: 241.72415 trate 0</text:p>
          </table:table-cell>
        </table:table-row>
        <table:table-row table:style-name="ro1">
          <table:table-cell office:value-type="string" calcext:value-type="string">
            <text:p>테스트 데이터 정확도: 51.891644 손실 함수(loss): 49512.53 tloss: 253.7260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96 트레이닝 데이터 정확도: nan 손실 함수(loss): 49139.973 tloss: 241.44788 trate 0</text:p>
          </table:table-cell>
        </table:table-row>
        <table:table-row table:style-name="ro1">
          <table:table-cell office:value-type="string" calcext:value-type="string">
            <text:p>테스트 데이터 정확도: 52.015495 손실 함수(loss): 50095.812 tloss: 254.914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97 트레이닝 데이터 정확도: nan 손실 함수(loss): 49045.844 tloss: 240.71419 trate 0</text:p>
          </table:table-cell>
        </table:table-row>
        <table:table-row table:style-name="ro1">
          <table:table-cell office:value-type="string" calcext:value-type="string">
            <text:p>테스트 데이터 정확도: 52.467674 손실 함수(loss): 50621.004 tloss: 257.374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98 트레이닝 데이터 정확도: nan 손실 함수(loss): 49004.605 tloss: 242.11699 trate 0</text:p>
          </table:table-cell>
        </table:table-row>
        <table:table-row table:style-name="ro1">
          <table:table-cell office:value-type="string" calcext:value-type="string">
            <text:p>테스트 데이터 정확도: 51.614437 손실 함수(loss): 50036.074 tloss: 255.7217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699 트레이닝 데이터 정확도: nan 손실 함수(loss): 49341.645 tloss: 241.26674 trate 0</text:p>
          </table:table-cell>
        </table:table-row>
        <table:table-row table:style-name="ro1">
          <table:table-cell office:value-type="string" calcext:value-type="string">
            <text:p>테스트 데이터 정확도: 52.91973 손실 함수(loss): 50227.285 tloss: 256.05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00 트레이닝 데이터 정확도: nan 손실 함수(loss): 49363.223 tloss: 241.55118 trate 0</text:p>
          </table:table-cell>
        </table:table-row>
        <table:table-row table:style-name="ro1">
          <table:table-cell office:value-type="string" calcext:value-type="string">
            <text:p>테스트 데이터 정확도: 52.30845 손실 함수(loss): 49948.758 tloss: 253.945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01 트레이닝 데이터 정확도: nan 손실 함수(loss): 48784.9 tloss: 240.66206 trate 0</text:p>
          </table:table-cell>
        </table:table-row>
        <table:table-row table:style-name="ro1">
          <table:table-cell office:value-type="string" calcext:value-type="string">
            <text:p>테스트 데이터 정확도: 52.57553 손실 함수(loss): 50138.184 tloss: 254.426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02 트레이닝 데이터 정확도: nan 손실 함수(loss): 49285.387 tloss: 241.82523 trate 0</text:p>
          </table:table-cell>
        </table:table-row>
        <table:table-row table:style-name="ro1">
          <table:table-cell office:value-type="string" calcext:value-type="string">
            <text:p>테스트 데이터 정확도: 52.679443 손실 함수(loss): 50771.086 tloss: 254.811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03 트레이닝 데이터 정확도: nan 손실 함수(loss): 49164.434 tloss: 241.71834 trate 0</text:p>
          </table:table-cell>
        </table:table-row>
        <table:table-row table:style-name="ro1">
          <table:table-cell office:value-type="string" calcext:value-type="string">
            <text:p>테스트 데이터 정확도: 52.322254 손실 함수(loss): 49372.387 tloss: 254.458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04 트레이닝 데이터 정확도: nan 손실 함수(loss): 49333.914 tloss: 242.06726 trate 0</text:p>
          </table:table-cell>
        </table:table-row>
        <table:table-row table:style-name="ro1">
          <table:table-cell office:value-type="string" calcext:value-type="string">
            <text:p>테스트 데이터 정확도: 52.315666 손실 함수(loss): 49466.625 tloss: 254.4437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05 트레이닝 데이터 정확도: nan 손실 함수(loss): 48834.19 tloss: 240.30151 trate 0</text:p>
          </table:table-cell>
        </table:table-row>
        <table:table-row table:style-name="ro1">
          <table:table-cell office:value-type="string" calcext:value-type="string">
            <text:p>테스트 데이터 정확도: 52.585957 손실 함수(loss): 49736.49 tloss: 255.319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06 트레이닝 데이터 정확도: nan 손실 함수(loss): 49222.953 tloss: 241.43465 trate 0</text:p>
          </table:table-cell>
        </table:table-row>
        <table:table-row table:style-name="ro1">
          <table:table-cell office:value-type="string" calcext:value-type="string">
            <text:p>테스트 데이터 정확도: 51.119595 손실 함수(loss): 51260.52 tloss: 256.431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07 트레이닝 데이터 정확도: nan 손실 함수(loss): 48977.54 tloss: 240.89406 trate 0</text:p>
          </table:table-cell>
        </table:table-row>
        <table:table-row table:style-name="ro1">
          <table:table-cell office:value-type="string" calcext:value-type="string">
            <text:p>테스트 데이터 정확도: 52.641792 손실 함수(loss): 50116.21 tloss: 254.528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08 트레이닝 데이터 정확도: nan 손실 함수(loss): 49237.453 tloss: 241.17702 trate 0</text:p>
          </table:table-cell>
        </table:table-row>
        <table:table-row table:style-name="ro1">
          <table:table-cell office:value-type="string" calcext:value-type="string">
            <text:p>테스트 데이터 정확도: 52.25423 손실 함수(loss): 50125.82 tloss: 255.317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09 트레이닝 데이터 정확도: nan 손실 함수(loss): 49233.797 tloss: 240.75502 trate 0</text:p>
          </table:table-cell>
        </table:table-row>
        <table:table-row table:style-name="ro1">
          <table:table-cell office:value-type="string" calcext:value-type="string">
            <text:p>테스트 데이터 정확도: 52.473824 손실 함수(loss): 50193.34 tloss: 253.13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10 트레이닝 데이터 정확도: nan 손실 함수(loss): 49144.94 tloss: 240.65393 trate 0</text:p>
          </table:table-cell>
        </table:table-row>
        <table:table-row table:style-name="ro1">
          <table:table-cell office:value-type="string" calcext:value-type="string">
            <text:p>테스트 데이터 정확도: 51.974762 손실 함수(loss): 50145.52 tloss: 256.008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11 트레이닝 데이터 정확도: nan 손실 함수(loss): 49258.785 tloss: 241.39305 trate 0</text:p>
          </table:table-cell>
        </table:table-row>
        <table:table-row table:style-name="ro1">
          <table:table-cell office:value-type="string" calcext:value-type="string">
            <text:p>테스트 데이터 정확도: 52.108612 손실 함수(loss): 50001.332 tloss: 256.188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12 트레이닝 데이터 정확도: nan 손실 함수(loss): 49161.8 tloss: 241.5012 trate 0</text:p>
          </table:table-cell>
        </table:table-row>
        <table:table-row table:style-name="ro1">
          <table:table-cell office:value-type="string" calcext:value-type="string">
            <text:p>테스트 데이터 정확도: 52.164066 손실 함수(loss): 50256.32 tloss: 256.887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13 트레이닝 데이터 정확도: nan 손실 함수(loss): 49061.91 tloss: 240.31596 trate 0</text:p>
          </table:table-cell>
        </table:table-row>
        <table:table-row table:style-name="ro1">
          <table:table-cell office:value-type="string" calcext:value-type="string">
            <text:p>테스트 데이터 정확도: 52.135975 손실 함수(loss): 51623.77 tloss: 258.643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14 트레이닝 데이터 정확도: nan 손실 함수(loss): 49346.21 tloss: 240.83463 trate 0</text:p>
          </table:table-cell>
        </table:table-row>
        <table:table-row table:style-name="ro1">
          <table:table-cell office:value-type="string" calcext:value-type="string">
            <text:p>테스트 데이터 정확도: 52.076233 손실 함수(loss): 50329.73 tloss: 254.478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15 트레이닝 데이터 정확도: nan 손실 함수(loss): 49132.773 tloss: 240.9798 trate 0</text:p>
          </table:table-cell>
        </table:table-row>
        <table:table-row table:style-name="ro1">
          <table:table-cell office:value-type="string" calcext:value-type="string">
            <text:p>테스트 데이터 정확도: 52.185932 손실 함수(loss): 49100.758 tloss: 251.520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16 트레이닝 데이터 정확도: nan 손실 함수(loss): 49233.4 tloss: 241.19022 trate 0</text:p>
          </table:table-cell>
        </table:table-row>
        <table:table-row table:style-name="ro1">
          <table:table-cell office:value-type="string" calcext:value-type="string">
            <text:p>테스트 데이터 정확도: 52.79343 손실 함수(loss): 48890.312 tloss: 250.182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17 트레이닝 데이터 정확도: nan 손실 함수(loss): 49437.17 tloss: 242.42654 trate 0</text:p>
          </table:table-cell>
        </table:table-row>
        <table:table-row table:style-name="ro1">
          <table:table-cell office:value-type="string" calcext:value-type="string">
            <text:p>테스트 데이터 정확도: 52.1741 손실 함수(loss): 50493.754 tloss: 255.855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18 트레이닝 데이터 정확도: nan 손실 함수(loss): 49030.035 tloss: 241.36433 trate 0</text:p>
          </table:table-cell>
        </table:table-row>
        <table:table-row table:style-name="ro1">
          <table:table-cell office:value-type="string" calcext:value-type="string">
            <text:p>테스트 데이터 정확도: 52.326485 손실 함수(loss): 49056.97 tloss: 252.91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19 트레이닝 데이터 정확도: nan 손실 함수(loss): 48941.324 tloss: 240.97946 trate 0</text:p>
          </table:table-cell>
        </table:table-row>
        <table:table-row table:style-name="ro1">
          <table:table-cell office:value-type="string" calcext:value-type="string">
            <text:p>테스트 데이터 정확도: 52.80022 손실 함수(loss): 49916.65 tloss: 254.76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20 트레이닝 데이터 정확도: nan 손실 함수(loss): 49361.434 tloss: 242.02249 trate 0</text:p>
          </table:table-cell>
        </table:table-row>
        <table:table-row table:style-name="ro1">
          <table:table-cell office:value-type="string" calcext:value-type="string">
            <text:p>테스트 데이터 정확도: 52.188534 손실 함수(loss): 50539.965 tloss: 257.76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21 트레이닝 데이터 정확도: nan 손실 함수(loss): 49623.75 tloss: 242.11824 trate 0</text:p>
          </table:table-cell>
        </table:table-row>
        <table:table-row table:style-name="ro1">
          <table:table-cell office:value-type="string" calcext:value-type="string">
            <text:p>테스트 데이터 정확도: 52.806606 손실 함수(loss): 49880.973 tloss: 255.147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22 트레이닝 데이터 정확도: nan 손실 함수(loss): 49150.723 tloss: 241.59526 trate 0</text:p>
          </table:table-cell>
        </table:table-row>
        <table:table-row table:style-name="ro1">
          <table:table-cell office:value-type="string" calcext:value-type="string">
            <text:p>테스트 데이터 정확도: 52.024162 손실 함수(loss): 49773.0 tloss: 255.943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23 트레이닝 데이터 정확도: nan 손실 함수(loss): 49125.5 tloss: 241.5113 trate 0</text:p>
          </table:table-cell>
        </table:table-row>
        <table:table-row table:style-name="ro1">
          <table:table-cell office:value-type="string" calcext:value-type="string">
            <text:p>테스트 데이터 정확도: 52.22417 손실 함수(loss): 50661.477 tloss: 256.383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24 트레이닝 데이터 정확도: nan 손실 함수(loss): 48819.37 tloss: 240.4929 trate 0</text:p>
          </table:table-cell>
        </table:table-row>
        <table:table-row table:style-name="ro1">
          <table:table-cell office:value-type="string" calcext:value-type="string">
            <text:p>테스트 데이터 정확도: 52.583378 손실 함수(loss): 50695.88 tloss: 255.150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25 트레이닝 데이터 정확도: nan 손실 함수(loss): 49137.773 tloss: 240.6591 trate 0</text:p>
          </table:table-cell>
        </table:table-row>
        <table:table-row table:style-name="ro1">
          <table:table-cell office:value-type="string" calcext:value-type="string">
            <text:p>테스트 데이터 정확도: 52.578327 손실 함수(loss): 49813.605 tloss: 253.060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26 트레이닝 데이터 정확도: nan 손실 함수(loss): 48924.066 tloss: 240.20126 trate 0</text:p>
          </table:table-cell>
        </table:table-row>
        <table:table-row table:style-name="ro1">
          <table:table-cell office:value-type="string" calcext:value-type="string">
            <text:p>테스트 데이터 정확도: 51.77583 손실 함수(loss): 50064.66 tloss: 253.631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27 트레이닝 데이터 정확도: nan 손실 함수(loss): 49080.61 tloss: 240.77328 trate 0</text:p>
          </table:table-cell>
        </table:table-row>
        <table:table-row table:style-name="ro1">
          <table:table-cell office:value-type="string" calcext:value-type="string">
            <text:p>테스트 데이터 정확도: 52.098305 손실 함수(loss): 50642.1 tloss: 253.852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28 트레이닝 데이터 정확도: nan 손실 함수(loss): 49075.31 tloss: 239.9408 trate 0</text:p>
          </table:table-cell>
        </table:table-row>
        <table:table-row table:style-name="ro1">
          <table:table-cell office:value-type="string" calcext:value-type="string">
            <text:p>테스트 데이터 정확도: 52.42333 손실 함수(loss): 49499.73 tloss: 252.0060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29 트레이닝 데이터 정확도: nan 손실 함수(loss): 48916.906 tloss: 239.39723 trate 0</text:p>
          </table:table-cell>
        </table:table-row>
        <table:table-row table:style-name="ro1">
          <table:table-cell office:value-type="string" calcext:value-type="string">
            <text:p>테스트 데이터 정확도: 52.746433 손실 함수(loss): 49847.04 tloss: 252.658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30 트레이닝 데이터 정확도: nan 손실 함수(loss): 49320.703 tloss: 240.90585 trate 0</text:p>
          </table:table-cell>
        </table:table-row>
        <table:table-row table:style-name="ro1">
          <table:table-cell office:value-type="string" calcext:value-type="string">
            <text:p>테스트 데이터 정확도: 52.411716 손실 함수(loss): 50226.676 tloss: 254.2956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31 트레이닝 데이터 정확도: nan 손실 함수(loss): 49246.426 tloss: 240.69997 trate 0</text:p>
          </table:table-cell>
        </table:table-row>
        <table:table-row table:style-name="ro1">
          <table:table-cell office:value-type="string" calcext:value-type="string">
            <text:p>테스트 데이터 정확도: 52.445164 손실 함수(loss): 49743.875 tloss: 254.78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32 트레이닝 데이터 정확도: nan 손실 함수(loss): 49188.83 tloss: 241.57773 trate 0</text:p>
          </table:table-cell>
        </table:table-row>
        <table:table-row table:style-name="ro1">
          <table:table-cell office:value-type="string" calcext:value-type="string">
            <text:p>테스트 데이터 정확도: 52.151485 손실 함수(loss): 49327.652 tloss: 252.861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33 트레이닝 데이터 정확도: nan 손실 함수(loss): 49252.594 tloss: 240.96608 trate 0</text:p>
          </table:table-cell>
        </table:table-row>
        <table:table-row table:style-name="ro1">
          <table:table-cell office:value-type="string" calcext:value-type="string">
            <text:p>테스트 데이터 정확도: 52.14725 손실 함수(loss): 50336.355 tloss: 255.914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34 트레이닝 데이터 정확도: nan 손실 함수(loss): 49222.727 tloss: 240.64857 trate 0</text:p>
          </table:table-cell>
        </table:table-row>
        <table:table-row table:style-name="ro1">
          <table:table-cell office:value-type="string" calcext:value-type="string">
            <text:p>테스트 데이터 정확도: 52.0978 손실 함수(loss): 49964.0 tloss: 256.45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35 트레이닝 데이터 정확도: nan 손실 함수(loss): 48859.9 tloss: 240.07765 trate 0</text:p>
          </table:table-cell>
        </table:table-row>
        <table:table-row table:style-name="ro1">
          <table:table-cell office:value-type="string" calcext:value-type="string">
            <text:p>테스트 데이터 정확도: 52.058308 손실 함수(loss): 49933.73 tloss: 255.5577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36 트레이닝 데이터 정확도: nan 손실 함수(loss): 49135.426 tloss: 240.7962 trate 0</text:p>
          </table:table-cell>
        </table:table-row>
        <table:table-row table:style-name="ro1">
          <table:table-cell office:value-type="string" calcext:value-type="string">
            <text:p>테스트 데이터 정확도: 52.445835 손실 함수(loss): 49003.477 tloss: 253.1671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37 트레이닝 데이터 정확도: nan 손실 함수(loss): 49053.81 tloss: 240.2131 trate 0</text:p>
          </table:table-cell>
        </table:table-row>
        <table:table-row table:style-name="ro1">
          <table:table-cell office:value-type="string" calcext:value-type="string">
            <text:p>테스트 데이터 정확도: 52.347744 손실 함수(loss): 50156.074 tloss: 253.6955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38 트레이닝 데이터 정확도: nan 손실 함수(loss): 49497.645 tloss: 242.92029 trate 0</text:p>
          </table:table-cell>
        </table:table-row>
        <table:table-row table:style-name="ro1">
          <table:table-cell office:value-type="string" calcext:value-type="string">
            <text:p>테스트 데이터 정확도: 52.77219 손실 함수(loss): 49025.62 tloss: 251.626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39 트레이닝 데이터 정확도: nan 손실 함수(loss): 49120.855 tloss: 240.98735 trate 0</text:p>
          </table:table-cell>
        </table:table-row>
        <table:table-row table:style-name="ro1">
          <table:table-cell office:value-type="string" calcext:value-type="string">
            <text:p>테스트 데이터 정확도: 52.58476 손실 함수(loss): 50045.438 tloss: 256.23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40 트레이닝 데이터 정확도: nan 손실 함수(loss): 49046.605 tloss: 241.03137 trate 0</text:p>
          </table:table-cell>
        </table:table-row>
        <table:table-row table:style-name="ro1">
          <table:table-cell office:value-type="string" calcext:value-type="string">
            <text:p>테스트 데이터 정확도: 52.209522 손실 함수(loss): 49106.93 tloss: 250.031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41 트레이닝 데이터 정확도: nan 손실 함수(loss): 48792.277 tloss: 239.86417 trate 0</text:p>
          </table:table-cell>
        </table:table-row>
        <table:table-row table:style-name="ro1">
          <table:table-cell office:value-type="string" calcext:value-type="string">
            <text:p>테스트 데이터 정확도: 52.177334 손실 함수(loss): 50488.812 tloss: 255.614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42 트레이닝 데이터 정확도: nan 손실 함수(loss): 49141.91 tloss: 241.04114 trate 0</text:p>
          </table:table-cell>
        </table:table-row>
        <table:table-row table:style-name="ro1">
          <table:table-cell office:value-type="string" calcext:value-type="string">
            <text:p>테스트 데이터 정확도: 52.449528 손실 함수(loss): 48928.88 tloss: 249.910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43 트레이닝 데이터 정확도: nan 손실 함수(loss): 48973.664 tloss: 240.43349 trate 0</text:p>
          </table:table-cell>
        </table:table-row>
        <table:table-row table:style-name="ro1">
          <table:table-cell office:value-type="string" calcext:value-type="string">
            <text:p>테스트 데이터 정확도: 51.97895 손실 함수(loss): 49047.008 tloss: 250.961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44 트레이닝 데이터 정확도: nan 손실 함수(loss): 48765.34 tloss: 240.80966 trate 0</text:p>
          </table:table-cell>
        </table:table-row>
        <table:table-row table:style-name="ro1">
          <table:table-cell office:value-type="string" calcext:value-type="string">
            <text:p>테스트 데이터 정확도: 52.538776 손실 함수(loss): 49463.05 tloss: 254.665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45 트레이닝 데이터 정확도: nan 손실 함수(loss): 49025.39 tloss: 240.33266 trate 0</text:p>
          </table:table-cell>
        </table:table-row>
        <table:table-row table:style-name="ro1">
          <table:table-cell office:value-type="string" calcext:value-type="string">
            <text:p>테스트 데이터 정확도: 52.20621 손실 함수(loss): 50072.527 tloss: 255.7347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46 트레이닝 데이터 정확도: nan 손실 함수(loss): 49060.33 tloss: 241.84753 trate 0</text:p>
          </table:table-cell>
        </table:table-row>
        <table:table-row table:style-name="ro1">
          <table:table-cell office:value-type="string" calcext:value-type="string">
            <text:p>테스트 데이터 정확도: 52.081562 손실 함수(loss): 50867.2 tloss: 256.942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47 트레이닝 데이터 정확도: nan 손실 함수(loss): 49312.36 tloss: 241.67656 trate 0</text:p>
          </table:table-cell>
        </table:table-row>
        <table:table-row table:style-name="ro1">
          <table:table-cell office:value-type="string" calcext:value-type="string">
            <text:p>테스트 데이터 정확도: 52.462864 손실 함수(loss): 50745.285 tloss: 256.154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48 트레이닝 데이터 정확도: nan 손실 함수(loss): 49016.312 tloss: 240.28902 trate 0</text:p>
          </table:table-cell>
        </table:table-row>
        <table:table-row table:style-name="ro1">
          <table:table-cell office:value-type="string" calcext:value-type="string">
            <text:p>테스트 데이터 정확도: 52.142857 손실 함수(loss): 49390.535 tloss: 253.18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49 트레이닝 데이터 정확도: nan 손실 함수(loss): 49270.137 tloss: 241.54247 trate 0</text:p>
          </table:table-cell>
        </table:table-row>
        <table:table-row table:style-name="ro1">
          <table:table-cell office:value-type="string" calcext:value-type="string">
            <text:p>테스트 데이터 정확도: 51.872505 손실 함수(loss): 49803.098 tloss: 254.679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50 트레이닝 데이터 정확도: nan 손실 함수(loss): 48755.082 tloss: 239.6913 trate 0</text:p>
          </table:table-cell>
        </table:table-row>
        <table:table-row table:style-name="ro1">
          <table:table-cell office:value-type="string" calcext:value-type="string">
            <text:p>테스트 데이터 정확도: 52.527107 손실 함수(loss): 50013.93 tloss: 256.134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51 트레이닝 데이터 정확도: nan 손실 함수(loss): 48658.83 tloss: 239.60828 trate 0</text:p>
          </table:table-cell>
        </table:table-row>
        <table:table-row table:style-name="ro1">
          <table:table-cell office:value-type="string" calcext:value-type="string">
            <text:p>테스트 데이터 정확도: 52.30234 손실 함수(loss): 50467.973 tloss: 255.9381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52 트레이닝 데이터 정확도: nan 손실 함수(loss): 49206.8 tloss: 241.19292 trate 0</text:p>
          </table:table-cell>
        </table:table-row>
        <table:table-row table:style-name="ro1">
          <table:table-cell office:value-type="string" calcext:value-type="string">
            <text:p>테스트 데이터 정확도: 51.836155 손실 함수(loss): 50234.07 tloss: 251.80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53 트레이닝 데이터 정확도: nan 손실 함수(loss): 49145.555 tloss: 240.83006 trate 0</text:p>
          </table:table-cell>
        </table:table-row>
        <table:table-row table:style-name="ro1">
          <table:table-cell office:value-type="string" calcext:value-type="string">
            <text:p>테스트 데이터 정확도: 51.699642 손실 함수(loss): 50293.723 tloss: 254.724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54 트레이닝 데이터 정확도: nan 손실 함수(loss): 48848.438 tloss: 240.74292 trate 0</text:p>
          </table:table-cell>
        </table:table-row>
        <table:table-row table:style-name="ro1">
          <table:table-cell office:value-type="string" calcext:value-type="string">
            <text:p>테스트 데이터 정확도: 52.333035 손실 함수(loss): 50029.746 tloss: 255.350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55 트레이닝 데이터 정확도: nan 손실 함수(loss): 49185.953 tloss: 241.1234 trate 0</text:p>
          </table:table-cell>
        </table:table-row>
        <table:table-row table:style-name="ro1">
          <table:table-cell office:value-type="string" calcext:value-type="string">
            <text:p>테스트 데이터 정확도: 51.672333 손실 함수(loss): 49688.402 tloss: 255.302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56 트레이닝 데이터 정확도: nan 손실 함수(loss): 49019.15 tloss: 241.416 trate 0</text:p>
          </table:table-cell>
        </table:table-row>
        <table:table-row table:style-name="ro1">
          <table:table-cell office:value-type="string" calcext:value-type="string">
            <text:p>테스트 데이터 정확도: 51.82987 손실 함수(loss): 49991.074 tloss: 253.137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57 트레이닝 데이터 정확도: nan 손실 함수(loss): 48677.387 tloss: 240.07686 trate 0</text:p>
          </table:table-cell>
        </table:table-row>
        <table:table-row table:style-name="ro1">
          <table:table-cell office:value-type="string" calcext:value-type="string">
            <text:p>테스트 데이터 정확도: 51.82658 손실 함수(loss): 49918.582 tloss: 255.4923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58 트레이닝 데이터 정확도: nan 손실 함수(loss): 48721.26 tloss: 240.28497 trate 0</text:p>
          </table:table-cell>
        </table:table-row>
        <table:table-row table:style-name="ro1">
          <table:table-cell office:value-type="string" calcext:value-type="string">
            <text:p>테스트 데이터 정확도: 52.447178 손실 함수(loss): 50141.695 tloss: 257.42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59 트레이닝 데이터 정확도: nan 손실 함수(loss): 49039.527 tloss: 240.87492 trate 0</text:p>
          </table:table-cell>
        </table:table-row>
        <table:table-row table:style-name="ro1">
          <table:table-cell office:value-type="string" calcext:value-type="string">
            <text:p>테스트 데이터 정확도: 52.875324 손실 함수(loss): 49844.82 tloss: 255.759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60 트레이닝 데이터 정확도: nan 손실 함수(loss): 49068.52 tloss: 240.14151 trate 0</text:p>
          </table:table-cell>
        </table:table-row>
        <table:table-row table:style-name="ro1">
          <table:table-cell office:value-type="string" calcext:value-type="string">
            <text:p>테스트 데이터 정확도: 52.110264 손실 함수(loss): 48689.98 tloss: 252.0828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61 트레이닝 데이터 정확도: nan 손실 함수(loss): 48951.438 tloss: 240.81696 trate 0</text:p>
          </table:table-cell>
        </table:table-row>
        <table:table-row table:style-name="ro1">
          <table:table-cell office:value-type="string" calcext:value-type="string">
            <text:p>테스트 데이터 정확도: 52.284798 손실 함수(loss): 50123.035 tloss: 256.18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62 트레이닝 데이터 정확도: nan 손실 함수(loss): 48694.203 tloss: 239.32176 trate 0</text:p>
          </table:table-cell>
        </table:table-row>
        <table:table-row table:style-name="ro1">
          <table:table-cell office:value-type="string" calcext:value-type="string">
            <text:p>테스트 데이터 정확도: 51.768574 손실 함수(loss): 49975.348 tloss: 253.887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63 트레이닝 데이터 정확도: nan 손실 함수(loss): 49119.91 tloss: 241.63158 trate 0</text:p>
          </table:table-cell>
        </table:table-row>
        <table:table-row table:style-name="ro1">
          <table:table-cell office:value-type="string" calcext:value-type="string">
            <text:p>테스트 데이터 정확도: 52.160503 손실 함수(loss): 49524.79 tloss: 251.70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64 트레이닝 데이터 정확도: nan 손실 함수(loss): 48828.45 tloss: 239.35655 trate 0</text:p>
          </table:table-cell>
        </table:table-row>
        <table:table-row table:style-name="ro1">
          <table:table-cell office:value-type="string" calcext:value-type="string">
            <text:p>테스트 데이터 정확도: 52.212883 손실 함수(loss): 49687.99 tloss: 254.368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65 트레이닝 데이터 정확도: nan 손실 함수(loss): 48664.23 tloss: 238.84056 trate 0</text:p>
          </table:table-cell>
        </table:table-row>
        <table:table-row table:style-name="ro1">
          <table:table-cell office:value-type="string" calcext:value-type="string">
            <text:p>테스트 데이터 정확도: 52.52055 손실 함수(loss): 50438.426 tloss: 256.22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66 트레이닝 데이터 정확도: nan 손실 함수(loss): 49120.863 tloss: 241.26062 trate 0</text:p>
          </table:table-cell>
        </table:table-row>
        <table:table-row table:style-name="ro1">
          <table:table-cell office:value-type="string" calcext:value-type="string">
            <text:p>테스트 데이터 정확도: 52.818512 손실 함수(loss): 50249.88 tloss: 254.802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67 트레이닝 데이터 정확도: nan 손실 함수(loss): 48654.758 tloss: 239.55838 trate 0</text:p>
          </table:table-cell>
        </table:table-row>
        <table:table-row table:style-name="ro1">
          <table:table-cell office:value-type="string" calcext:value-type="string">
            <text:p>테스트 데이터 정확도: 52.53724 손실 함수(loss): 49946.098 tloss: 257.031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68 트레이닝 데이터 정확도: nan 손실 함수(loss): 48820.414 tloss: 240.17401 trate 0</text:p>
          </table:table-cell>
        </table:table-row>
        <table:table-row table:style-name="ro1">
          <table:table-cell office:value-type="string" calcext:value-type="string">
            <text:p>테스트 데이터 정확도: 52.145046 손실 함수(loss): 50462.242 tloss: 256.74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69 트레이닝 데이터 정확도: nan 손실 함수(loss): 48931.645 tloss: 239.78572 trate 0</text:p>
          </table:table-cell>
        </table:table-row>
        <table:table-row table:style-name="ro1">
          <table:table-cell office:value-type="string" calcext:value-type="string">
            <text:p>테스트 데이터 정확도: 52.889107 손실 함수(loss): 49977.9 tloss: 254.489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70 트레이닝 데이터 정확도: nan 손실 함수(loss): 49191.383 tloss: 241.07928 trate 0</text:p>
          </table:table-cell>
        </table:table-row>
        <table:table-row table:style-name="ro1">
          <table:table-cell office:value-type="string" calcext:value-type="string">
            <text:p>테스트 데이터 정확도: 51.518623 손실 함수(loss): 49916.844 tloss: 253.965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71 트레이닝 데이터 정확도: nan 손실 함수(loss): 48973.52 tloss: 240.71416 trate 0</text:p>
          </table:table-cell>
        </table:table-row>
        <table:table-row table:style-name="ro1">
          <table:table-cell office:value-type="string" calcext:value-type="string">
            <text:p>테스트 데이터 정확도: 52.641838 손실 함수(loss): 49773.28 tloss: 253.679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72 트레이닝 데이터 정확도: nan 손실 함수(loss): 48949.727 tloss: 240.16339 trate 0</text:p>
          </table:table-cell>
        </table:table-row>
        <table:table-row table:style-name="ro1">
          <table:table-cell office:value-type="string" calcext:value-type="string">
            <text:p>테스트 데이터 정확도: 51.582176 손실 함수(loss): 49177.9 tloss: 252.944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73 트레이닝 데이터 정확도: nan 손실 함수(loss): 49033.91 tloss: 240.56314 trate 0</text:p>
          </table:table-cell>
        </table:table-row>
        <table:table-row table:style-name="ro1">
          <table:table-cell office:value-type="string" calcext:value-type="string">
            <text:p>테스트 데이터 정확도: 52.346294 손실 함수(loss): 50652.4 tloss: 257.33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74 트레이닝 데이터 정확도: nan 손실 함수(loss): 48750.215 tloss: 240.55122 trate 0</text:p>
          </table:table-cell>
        </table:table-row>
        <table:table-row table:style-name="ro1">
          <table:table-cell office:value-type="string" calcext:value-type="string">
            <text:p>테스트 데이터 정확도: 52.434578 손실 함수(loss): 49514.78 tloss: 252.7995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75 트레이닝 데이터 정확도: nan 손실 함수(loss): 48899.992 tloss: 239.9141 trate 0</text:p>
          </table:table-cell>
        </table:table-row>
        <table:table-row table:style-name="ro1">
          <table:table-cell office:value-type="string" calcext:value-type="string">
            <text:p>테스트 데이터 정확도: 51.96386 손실 함수(loss): 50421.957 tloss: 255.412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76 트레이닝 데이터 정확도: nan 손실 함수(loss): 49017.723 tloss: 240.25789 trate 0</text:p>
          </table:table-cell>
        </table:table-row>
        <table:table-row table:style-name="ro1">
          <table:table-cell office:value-type="string" calcext:value-type="string">
            <text:p>테스트 데이터 정확도: 52.624493 손실 함수(loss): 50297.055 tloss: 256.2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77 트레이닝 데이터 정확도: nan 손실 함수(loss): 48843.418 tloss: 240.33568 trate 0</text:p>
          </table:table-cell>
        </table:table-row>
        <table:table-row table:style-name="ro1">
          <table:table-cell office:value-type="string" calcext:value-type="string">
            <text:p>테스트 데이터 정확도: 51.818287 손실 함수(loss): 49861.71 tloss: 255.72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78 트레이닝 데이터 정확도: nan 손실 함수(loss): 48828.94 tloss: 239.88954 trate 0</text:p>
          </table:table-cell>
        </table:table-row>
        <table:table-row table:style-name="ro1">
          <table:table-cell office:value-type="string" calcext:value-type="string">
            <text:p>테스트 데이터 정확도: 51.94135 손실 함수(loss): 49808.562 tloss: 254.8035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79 트레이닝 데이터 정확도: nan 손실 함수(loss): 48667.645 tloss: 239.62117 trate 0</text:p>
          </table:table-cell>
        </table:table-row>
        <table:table-row table:style-name="ro1">
          <table:table-cell office:value-type="string" calcext:value-type="string">
            <text:p>테스트 데이터 정확도: 52.207634 손실 함수(loss): 50544.367 tloss: 255.694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80 트레이닝 데이터 정확도: nan 손실 함수(loss): 49061.633 tloss: 241.10437 trate 0</text:p>
          </table:table-cell>
        </table:table-row>
        <table:table-row table:style-name="ro1">
          <table:table-cell office:value-type="string" calcext:value-type="string">
            <text:p>테스트 데이터 정확도: 51.904045 손실 함수(loss): 49735.35 tloss: 253.527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81 트레이닝 데이터 정확도: nan 손실 함수(loss): 49031.137 tloss: 241.15578 trate 0</text:p>
          </table:table-cell>
        </table:table-row>
        <table:table-row table:style-name="ro1">
          <table:table-cell office:value-type="string" calcext:value-type="string">
            <text:p>테스트 데이터 정확도: 51.4645 손실 함수(loss): 49569.285 tloss: 253.128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82 트레이닝 데이터 정확도: nan 손실 함수(loss): 48830.805 tloss: 240.21558 trate 0</text:p>
          </table:table-cell>
        </table:table-row>
        <table:table-row table:style-name="ro1">
          <table:table-cell office:value-type="string" calcext:value-type="string">
            <text:p>테스트 데이터 정확도: 52.166386 손실 함수(loss): 50353.246 tloss: 252.500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83 트레이닝 데이터 정확도: nan 손실 함수(loss): 48595.844 tloss: 239.2722 trate 0</text:p>
          </table:table-cell>
        </table:table-row>
        <table:table-row table:style-name="ro1">
          <table:table-cell office:value-type="string" calcext:value-type="string">
            <text:p>테스트 데이터 정확도: 52.46755 손실 함수(loss): 49962.97 tloss: 256.429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84 트레이닝 데이터 정확도: nan 손실 함수(loss): 48890.223 tloss: 240.52702 trate 0</text:p>
          </table:table-cell>
        </table:table-row>
        <table:table-row table:style-name="ro1">
          <table:table-cell office:value-type="string" calcext:value-type="string">
            <text:p>테스트 데이터 정확도: 52.722176 손실 함수(loss): 48879.16 tloss: 249.713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85 트레이닝 데이터 정확도: nan 손실 함수(loss): 48927.605 tloss: 241.1152 trate 0</text:p>
          </table:table-cell>
        </table:table-row>
        <table:table-row table:style-name="ro1">
          <table:table-cell office:value-type="string" calcext:value-type="string">
            <text:p>테스트 데이터 정확도: 52.679085 손실 함수(loss): 49453.156 tloss: 253.8951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86 트레이닝 데이터 정확도: nan 손실 함수(loss): 48822.242 tloss: 239.74324 trate 0</text:p>
          </table:table-cell>
        </table:table-row>
        <table:table-row table:style-name="ro1">
          <table:table-cell office:value-type="string" calcext:value-type="string">
            <text:p>테스트 데이터 정확도: 52.158237 손실 함수(loss): 50498.598 tloss: 255.13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87 트레이닝 데이터 정확도: nan 손실 함수(loss): 48845.453 tloss: 240.4266 trate 0</text:p>
          </table:table-cell>
        </table:table-row>
        <table:table-row table:style-name="ro1">
          <table:table-cell office:value-type="string" calcext:value-type="string">
            <text:p>테스트 데이터 정확도: 51.80663 손실 함수(loss): 49752.176 tloss: 254.171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88 트레이닝 데이터 정확도: nan 손실 함수(loss): 49094.48 tloss: 240.84747 trate 0</text:p>
          </table:table-cell>
        </table:table-row>
        <table:table-row table:style-name="ro1">
          <table:table-cell office:value-type="string" calcext:value-type="string">
            <text:p>테스트 데이터 정확도: 52.128803 손실 함수(loss): 49599.375 tloss: 251.779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89 트레이닝 데이터 정확도: nan 손실 함수(loss): 48466.418 tloss: 239.49806 trate 0</text:p>
          </table:table-cell>
        </table:table-row>
        <table:table-row table:style-name="ro1">
          <table:table-cell office:value-type="string" calcext:value-type="string">
            <text:p>테스트 데이터 정확도: 53.00828 손실 함수(loss): 50597.945 tloss: 257.130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90 트레이닝 데이터 정확도: nan 손실 함수(loss): 48528.617 tloss: 239.0436 trate 0</text:p>
          </table:table-cell>
        </table:table-row>
        <table:table-row table:style-name="ro1">
          <table:table-cell office:value-type="string" calcext:value-type="string">
            <text:p>테스트 데이터 정확도: 52.65307 손실 함수(loss): 50245.633 tloss: 253.858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91 트레이닝 데이터 정확도: nan 손실 함수(loss): 48732.363 tloss: 239.92816 trate 0</text:p>
          </table:table-cell>
        </table:table-row>
        <table:table-row table:style-name="ro1">
          <table:table-cell office:value-type="string" calcext:value-type="string">
            <text:p>테스트 데이터 정확도: 51.673267 손실 함수(loss): 50512.22 tloss: 257.785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92 트레이닝 데이터 정확도: nan 손실 함수(loss): 48691.73 tloss: 239.605 trate 0</text:p>
          </table:table-cell>
        </table:table-row>
        <table:table-row table:style-name="ro1">
          <table:table-cell office:value-type="string" calcext:value-type="string">
            <text:p>테스트 데이터 정확도: 52.059116 손실 함수(loss): 49658.41 tloss: 252.369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93 트레이닝 데이터 정확도: nan 손실 함수(loss): 48946.727 tloss: 239.78842 trate 0</text:p>
          </table:table-cell>
        </table:table-row>
        <table:table-row table:style-name="ro1">
          <table:table-cell office:value-type="string" calcext:value-type="string">
            <text:p>테스트 데이터 정확도: 52.122288 손실 함수(loss): 50316.062 tloss: 255.676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94 트레이닝 데이터 정확도: nan 손실 함수(loss): 48852.344 tloss: 240.03157 trate 0</text:p>
          </table:table-cell>
        </table:table-row>
        <table:table-row table:style-name="ro1">
          <table:table-cell office:value-type="string" calcext:value-type="string">
            <text:p>테스트 데이터 정확도: 52.013454 손실 함수(loss): 50087.95 tloss: 253.54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95 트레이닝 데이터 정확도: nan 손실 함수(loss): 48614.51 tloss: 239.47404 trate 0</text:p>
          </table:table-cell>
        </table:table-row>
        <table:table-row table:style-name="ro1">
          <table:table-cell office:value-type="string" calcext:value-type="string">
            <text:p>테스트 데이터 정확도: 52.08619 손실 함수(loss): 50292.19 tloss: 254.168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96 트레이닝 데이터 정확도: nan 손실 함수(loss): 48586.89 tloss: 239.56693 trate 0</text:p>
          </table:table-cell>
        </table:table-row>
        <table:table-row table:style-name="ro1">
          <table:table-cell office:value-type="string" calcext:value-type="string">
            <text:p>테스트 데이터 정확도: 52.092648 손실 함수(loss): 49483.758 tloss: 253.722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97 트레이닝 데이터 정확도: nan 손실 함수(loss): 48780.79 tloss: 240.4401 trate 0</text:p>
          </table:table-cell>
        </table:table-row>
        <table:table-row table:style-name="ro1">
          <table:table-cell office:value-type="string" calcext:value-type="string">
            <text:p>테스트 데이터 정확도: 51.654118 손실 함수(loss): 49561.715 tloss: 253.300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98 트레이닝 데이터 정확도: nan 손실 함수(loss): 48699.23 tloss: 239.91226 trate 0</text:p>
          </table:table-cell>
        </table:table-row>
        <table:table-row table:style-name="ro1">
          <table:table-cell office:value-type="string" calcext:value-type="string">
            <text:p>테스트 데이터 정확도: 53.186623 손실 함수(loss): 49102.16 tloss: 251.081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799 트레이닝 데이터 정확도: nan 손실 함수(loss): 48877.055 tloss: 240.78427 trate 0</text:p>
          </table:table-cell>
        </table:table-row>
        <table:table-row table:style-name="ro1">
          <table:table-cell office:value-type="string" calcext:value-type="string">
            <text:p>테스트 데이터 정확도: 51.498844 손실 함수(loss): 49937.25 tloss: 254.637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00 트레이닝 데이터 정확도: nan 손실 함수(loss): 48504.58 tloss: 239.16566 trate 0</text:p>
          </table:table-cell>
        </table:table-row>
        <table:table-row table:style-name="ro1">
          <table:table-cell office:value-type="string" calcext:value-type="string">
            <text:p>테스트 데이터 정확도: 52.396965 손실 함수(loss): 49326.465 tloss: 252.664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01 트레이닝 데이터 정확도: nan 손실 함수(loss): 48604.87 tloss: 239.99881 trate 0</text:p>
          </table:table-cell>
        </table:table-row>
        <table:table-row table:style-name="ro1">
          <table:table-cell office:value-type="string" calcext:value-type="string">
            <text:p>테스트 데이터 정확도: 52.83146 손실 함수(loss): 50952.63 tloss: 257.08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02 트레이닝 데이터 정확도: nan 손실 함수(loss): 48816.2 tloss: 239.10619 trate 0</text:p>
          </table:table-cell>
        </table:table-row>
        <table:table-row table:style-name="ro1">
          <table:table-cell office:value-type="string" calcext:value-type="string">
            <text:p>테스트 데이터 정확도: 52.11839 손실 함수(loss): 49985.145 tloss: 255.45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03 트레이닝 데이터 정확도: nan 손실 함수(loss): 48891.508 tloss: 240.15204 trate 0</text:p>
          </table:table-cell>
        </table:table-row>
        <table:table-row table:style-name="ro1">
          <table:table-cell office:value-type="string" calcext:value-type="string">
            <text:p>테스트 데이터 정확도: 52.22619 손실 함수(loss): 49563.848 tloss: 252.565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04 트레이닝 데이터 정확도: nan 손실 함수(loss): 49018.453 tloss: 242.03915 trate 0</text:p>
          </table:table-cell>
        </table:table-row>
        <table:table-row table:style-name="ro1">
          <table:table-cell office:value-type="string" calcext:value-type="string">
            <text:p>테스트 데이터 정확도: 52.753376 손실 함수(loss): 50312.38 tloss: 255.419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05 트레이닝 데이터 정확도: nan 손실 함수(loss): 48691.01 tloss: 239.61542 trate 0</text:p>
          </table:table-cell>
        </table:table-row>
        <table:table-row table:style-name="ro1">
          <table:table-cell office:value-type="string" calcext:value-type="string">
            <text:p>테스트 데이터 정확도: 52.293755 손실 함수(loss): 49203.668 tloss: 252.905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06 트레이닝 데이터 정확도: nan 손실 함수(loss): 48710.95 tloss: 240.92358 trate 0</text:p>
          </table:table-cell>
        </table:table-row>
        <table:table-row table:style-name="ro1">
          <table:table-cell office:value-type="string" calcext:value-type="string">
            <text:p>테스트 데이터 정확도: 52.218105 손실 함수(loss): 50440.617 tloss: 256.460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07 트레이닝 데이터 정확도: nan 손실 함수(loss): 48722.24 tloss: 239.48683 trate 0</text:p>
          </table:table-cell>
        </table:table-row>
        <table:table-row table:style-name="ro1">
          <table:table-cell office:value-type="string" calcext:value-type="string">
            <text:p>테스트 데이터 정확도: 51.68858 손실 함수(loss): 48946.707 tloss: 251.88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08 트레이닝 데이터 정확도: nan 손실 함수(loss): 48901.273 tloss: 240.22865 trate 0</text:p>
          </table:table-cell>
        </table:table-row>
        <table:table-row table:style-name="ro1">
          <table:table-cell office:value-type="string" calcext:value-type="string">
            <text:p>테스트 데이터 정확도: 52.171295 손실 함수(loss): 49193.457 tloss: 254.737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09 트레이닝 데이터 정확도: nan 손실 함수(loss): 48782.76 tloss: 240.06155 trate 0</text:p>
          </table:table-cell>
        </table:table-row>
        <table:table-row table:style-name="ro1">
          <table:table-cell office:value-type="string" calcext:value-type="string">
            <text:p>테스트 데이터 정확도: 52.131798 손실 함수(loss): 50742.293 tloss: 257.01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10 트레이닝 데이터 정확도: nan 손실 함수(loss): 48551.566 tloss: 239.35764 trate 0</text:p>
          </table:table-cell>
        </table:table-row>
        <table:table-row table:style-name="ro1">
          <table:table-cell office:value-type="string" calcext:value-type="string">
            <text:p>테스트 데이터 정확도: 52.182697 손실 함수(loss): 49262.055 tloss: 253.117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11 트레이닝 데이터 정확도: nan 손실 함수(loss): 48744.01 tloss: 239.62056 trate 0</text:p>
          </table:table-cell>
        </table:table-row>
        <table:table-row table:style-name="ro1">
          <table:table-cell office:value-type="string" calcext:value-type="string">
            <text:p>테스트 데이터 정확도: 52.69757 손실 함수(loss): 50085.086 tloss: 254.486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12 트레이닝 데이터 정확도: nan 손실 함수(loss): 48805.53 tloss: 240.821 trate 0</text:p>
          </table:table-cell>
        </table:table-row>
        <table:table-row table:style-name="ro1">
          <table:table-cell office:value-type="string" calcext:value-type="string">
            <text:p>테스트 데이터 정확도: 52.58175 손실 함수(loss): 50036.938 tloss: 255.672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13 트레이닝 데이터 정확도: nan 손실 함수(loss): 48709.434 tloss: 239.574 trate 0</text:p>
          </table:table-cell>
        </table:table-row>
        <table:table-row table:style-name="ro1">
          <table:table-cell office:value-type="string" calcext:value-type="string">
            <text:p>테스트 데이터 정확도: 52.837837 손실 함수(loss): 50401.023 tloss: 256.08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14 트레이닝 데이터 정확도: nan 손실 함수(loss): 48668.21 tloss: 239.64983 trate 0</text:p>
          </table:table-cell>
        </table:table-row>
        <table:table-row table:style-name="ro1">
          <table:table-cell office:value-type="string" calcext:value-type="string">
            <text:p>테스트 데이터 정확도: 52.547825 손실 함수(loss): 50730.062 tloss: 255.58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15 트레이닝 데이터 정확도: nan 손실 함수(loss): 48918.836 tloss: 241.14027 trate 0</text:p>
          </table:table-cell>
        </table:table-row>
        <table:table-row table:style-name="ro1">
          <table:table-cell office:value-type="string" calcext:value-type="string">
            <text:p>테스트 데이터 정확도: 51.984863 손실 함수(loss): 49797.098 tloss: 255.722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16 트레이닝 데이터 정확도: nan 손실 함수(loss): 48910.973 tloss: 240.1982 trate 0</text:p>
          </table:table-cell>
        </table:table-row>
        <table:table-row table:style-name="ro1">
          <table:table-cell office:value-type="string" calcext:value-type="string">
            <text:p>테스트 데이터 정확도: 51.82055 손실 함수(loss): 49860.777 tloss: 253.926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17 트레이닝 데이터 정확도: nan 손실 함수(loss): 48471.566 tloss: 238.74774 trate 0</text:p>
          </table:table-cell>
        </table:table-row>
        <table:table-row table:style-name="ro1">
          <table:table-cell office:value-type="string" calcext:value-type="string">
            <text:p>테스트 데이터 정확도: 52.019436 손실 함수(loss): 49642.87 tloss: 254.351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18 트레이닝 데이터 정확도: nan 손실 함수(loss): 48494.203 tloss: 240.08394 trate 0</text:p>
          </table:table-cell>
        </table:table-row>
        <table:table-row table:style-name="ro1">
          <table:table-cell office:value-type="string" calcext:value-type="string">
            <text:p>테스트 데이터 정확도: 51.78165 손실 함수(loss): 50344.04 tloss: 256.60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19 트레이닝 데이터 정확도: nan 손실 함수(loss): 48470.28 tloss: 239.72426 trate 0</text:p>
          </table:table-cell>
        </table:table-row>
        <table:table-row table:style-name="ro1">
          <table:table-cell office:value-type="string" calcext:value-type="string">
            <text:p>테스트 데이터 정확도: 52.027134 손실 함수(loss): 49068.676 tloss: 252.401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20 트레이닝 데이터 정확도: nan 손실 함수(loss): 48692.996 tloss: 239.11273 trate 0</text:p>
          </table:table-cell>
        </table:table-row>
        <table:table-row table:style-name="ro1">
          <table:table-cell office:value-type="string" calcext:value-type="string">
            <text:p>테스트 데이터 정확도: 52.262188 손실 함수(loss): 49696.918 tloss: 253.711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21 트레이닝 데이터 정확도: nan 손실 함수(loss): 48903.16 tloss: 240.57077 trate 0</text:p>
          </table:table-cell>
        </table:table-row>
        <table:table-row table:style-name="ro1">
          <table:table-cell office:value-type="string" calcext:value-type="string">
            <text:p>테스트 데이터 정확도: 52.695827 손실 함수(loss): 49722.625 tloss: 252.91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22 트레이닝 데이터 정확도: nan 손실 함수(loss): 48929.96 tloss: 240.71606 trate 0</text:p>
          </table:table-cell>
        </table:table-row>
        <table:table-row table:style-name="ro1">
          <table:table-cell office:value-type="string" calcext:value-type="string">
            <text:p>테스트 데이터 정확도: 52.7309 손실 함수(loss): 49540.7 tloss: 255.600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23 트레이닝 데이터 정확도: nan 손실 함수(loss): 48925.37 tloss: 240.44846 trate 0</text:p>
          </table:table-cell>
        </table:table-row>
        <table:table-row table:style-name="ro1">
          <table:table-cell office:value-type="string" calcext:value-type="string">
            <text:p>테스트 데이터 정확도: 52.885315 손실 함수(loss): 49964.832 tloss: 255.043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24 트레이닝 데이터 정확도: nan 손실 함수(loss): 48270.59 tloss: 238.36118 trate 0</text:p>
          </table:table-cell>
        </table:table-row>
        <table:table-row table:style-name="ro1">
          <table:table-cell office:value-type="string" calcext:value-type="string">
            <text:p>테스트 데이터 정확도: 52.099182 손실 함수(loss): 50168.117 tloss: 255.860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25 트레이닝 데이터 정확도: nan 손실 함수(loss): 48691.695 tloss: 240.01357 trate 0</text:p>
          </table:table-cell>
        </table:table-row>
        <table:table-row table:style-name="ro1">
          <table:table-cell office:value-type="string" calcext:value-type="string">
            <text:p>테스트 데이터 정확도: 52.57842 손실 함수(loss): 50080.72 tloss: 253.52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26 트레이닝 데이터 정확도: nan 손실 함수(loss): 48553.914 tloss: 239.60376 trate 0</text:p>
          </table:table-cell>
        </table:table-row>
        <table:table-row table:style-name="ro1">
          <table:table-cell office:value-type="string" calcext:value-type="string">
            <text:p>테스트 데이터 정확도: 52.18769 손실 함수(loss): 50747.53 tloss: 257.853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27 트레이닝 데이터 정확도: nan 손실 함수(loss): 48485.727 tloss: 239.19597 trate 0</text:p>
          </table:table-cell>
        </table:table-row>
        <table:table-row table:style-name="ro1">
          <table:table-cell office:value-type="string" calcext:value-type="string">
            <text:p>테스트 데이터 정확도: 52.076973 손실 함수(loss): 50326.25 tloss: 253.631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28 트레이닝 데이터 정확도: nan 손실 함수(loss): 48682.094 tloss: 239.95227 trate 0</text:p>
          </table:table-cell>
        </table:table-row>
        <table:table-row table:style-name="ro1">
          <table:table-cell office:value-type="string" calcext:value-type="string">
            <text:p>테스트 데이터 정확도: 53.159508 손실 함수(loss): 51096.195 tloss: 257.178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29 트레이닝 데이터 정확도: nan 손실 함수(loss): 48560.465 tloss: 239.18005 trate 0</text:p>
          </table:table-cell>
        </table:table-row>
        <table:table-row table:style-name="ro1">
          <table:table-cell office:value-type="string" calcext:value-type="string">
            <text:p>테스트 데이터 정확도: 52.09622 손실 함수(loss): 50473.027 tloss: 254.92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30 트레이닝 데이터 정확도: nan 손실 함수(loss): 48880.324 tloss: 240.01584 trate 0</text:p>
          </table:table-cell>
        </table:table-row>
        <table:table-row table:style-name="ro1">
          <table:table-cell office:value-type="string" calcext:value-type="string">
            <text:p>테스트 데이터 정확도: 52.30672 손실 함수(loss): 49339.88 tloss: 253.5053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31 트레이닝 데이터 정확도: nan 손실 함수(loss): 49027.52 tloss: 240.23386 trate 0</text:p>
          </table:table-cell>
        </table:table-row>
        <table:table-row table:style-name="ro1">
          <table:table-cell office:value-type="string" calcext:value-type="string">
            <text:p>테스트 데이터 정확도: 51.990974 손실 함수(loss): 51438.37 tloss: 258.390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32 트레이닝 데이터 정확도: nan 손실 함수(loss): 48702.69 tloss: 240.0239 trate 0</text:p>
          </table:table-cell>
        </table:table-row>
        <table:table-row table:style-name="ro1">
          <table:table-cell office:value-type="string" calcext:value-type="string">
            <text:p>테스트 데이터 정확도: 52.47269 손실 함수(loss): 49248.09 tloss: 253.290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33 트레이닝 데이터 정확도: nan 손실 함수(loss): 48670.492 tloss: 240.0636 trate 0</text:p>
          </table:table-cell>
        </table:table-row>
        <table:table-row table:style-name="ro1">
          <table:table-cell office:value-type="string" calcext:value-type="string">
            <text:p>테스트 데이터 정확도: 52.306557 손실 함수(loss): 50458.875 tloss: 255.221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34 트레이닝 데이터 정확도: nan 손실 함수(loss): 48748.797 tloss: 240.19055 trate 0</text:p>
          </table:table-cell>
        </table:table-row>
        <table:table-row table:style-name="ro1">
          <table:table-cell office:value-type="string" calcext:value-type="string">
            <text:p>테스트 데이터 정확도: 52.455135 손실 함수(loss): 49662.723 tloss: 251.918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35 트레이닝 데이터 정확도: nan 손실 함수(loss): 48697.7 tloss: 239.54185 trate 0</text:p>
          </table:table-cell>
        </table:table-row>
        <table:table-row table:style-name="ro1">
          <table:table-cell office:value-type="string" calcext:value-type="string">
            <text:p>테스트 데이터 정확도: 52.350742 손실 함수(loss): 49211.324 tloss: 252.881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36 트레이닝 데이터 정확도: nan 손실 함수(loss): 48453.39 tloss: 239.3142 trate 0</text:p>
          </table:table-cell>
        </table:table-row>
        <table:table-row table:style-name="ro1">
          <table:table-cell office:value-type="string" calcext:value-type="string">
            <text:p>테스트 데이터 정확도: 51.98572 손실 함수(loss): 48960.117 tloss: 250.631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37 트레이닝 데이터 정확도: nan 손실 함수(loss): 48730.727 tloss: 239.4143 trate 0</text:p>
          </table:table-cell>
        </table:table-row>
        <table:table-row table:style-name="ro1">
          <table:table-cell office:value-type="string" calcext:value-type="string">
            <text:p>테스트 데이터 정확도: 52.27458 손실 함수(loss): 49834.04 tloss: 253.538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38 트레이닝 데이터 정확도: nan 손실 함수(loss): 48446.58 tloss: 238.56828 trate 0</text:p>
          </table:table-cell>
        </table:table-row>
        <table:table-row table:style-name="ro1">
          <table:table-cell office:value-type="string" calcext:value-type="string">
            <text:p>테스트 데이터 정확도: 52.063423 손실 함수(loss): 49221.59 tloss: 252.411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39 트레이닝 데이터 정확도: nan 손실 함수(loss): 48563.223 tloss: 239.09082 trate 0</text:p>
          </table:table-cell>
        </table:table-row>
        <table:table-row table:style-name="ro1">
          <table:table-cell office:value-type="string" calcext:value-type="string">
            <text:p>테스트 데이터 정확도: 52.32969 손실 함수(loss): 49346.98 tloss: 253.797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40 트레이닝 데이터 정확도: nan 손실 함수(loss): 48414.492 tloss: 239.66312 trate 0</text:p>
          </table:table-cell>
        </table:table-row>
        <table:table-row table:style-name="ro1">
          <table:table-cell office:value-type="string" calcext:value-type="string">
            <text:p>테스트 데이터 정확도: 52.112953 손실 함수(loss): 49755.75 tloss: 252.01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41 트레이닝 데이터 정확도: nan 손실 함수(loss): 48663.36 tloss: 239.47548 trate 0</text:p>
          </table:table-cell>
        </table:table-row>
        <table:table-row table:style-name="ro1">
          <table:table-cell office:value-type="string" calcext:value-type="string">
            <text:p>테스트 데이터 정확도: 52.130337 손실 함수(loss): 50412.4 tloss: 257.424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42 트레이닝 데이터 정확도: nan 손실 함수(loss): 48596.72 tloss: 239.67537 trate 0</text:p>
          </table:table-cell>
        </table:table-row>
        <table:table-row table:style-name="ro1">
          <table:table-cell office:value-type="string" calcext:value-type="string">
            <text:p>테스트 데이터 정확도: 52.49812 손실 함수(loss): 49430.137 tloss: 252.945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43 트레이닝 데이터 정확도: nan 손실 함수(loss): 48362.176 tloss: 239.17229 trate 0</text:p>
          </table:table-cell>
        </table:table-row>
        <table:table-row table:style-name="ro1">
          <table:table-cell office:value-type="string" calcext:value-type="string">
            <text:p>테스트 데이터 정확도: 51.95429 손실 함수(loss): 49791.617 tloss: 254.289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44 트레이닝 데이터 정확도: nan 손실 함수(loss): 48383.62 tloss: 239.07417 trate 0</text:p>
          </table:table-cell>
        </table:table-row>
        <table:table-row table:style-name="ro1">
          <table:table-cell office:value-type="string" calcext:value-type="string">
            <text:p>테스트 데이터 정확도: 51.850246 손실 함수(loss): 49768.24 tloss: 251.893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45 트레이닝 데이터 정확도: nan 손실 함수(loss): 48516.44 tloss: 238.4181 trate 0</text:p>
          </table:table-cell>
        </table:table-row>
        <table:table-row table:style-name="ro1">
          <table:table-cell office:value-type="string" calcext:value-type="string">
            <text:p>테스트 데이터 정확도: 52.020367 손실 함수(loss): 49359.29 tloss: 250.615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46 트레이닝 데이터 정확도: nan 손실 함수(loss): 48750.06 tloss: 239.77014 trate 0</text:p>
          </table:table-cell>
        </table:table-row>
        <table:table-row table:style-name="ro1">
          <table:table-cell office:value-type="string" calcext:value-type="string">
            <text:p>테스트 데이터 정확도: 52.095 손실 함수(loss): 49196.227 tloss: 250.820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47 트레이닝 데이터 정확도: nan 손실 함수(loss): 48618.74 tloss: 239.24858 trate 0</text:p>
          </table:table-cell>
        </table:table-row>
        <table:table-row table:style-name="ro1">
          <table:table-cell office:value-type="string" calcext:value-type="string">
            <text:p>테스트 데이터 정확도: 52.371365 손실 함수(loss): 49515.34 tloss: 251.523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48 트레이닝 데이터 정확도: nan 손실 함수(loss): 48205.863 tloss: 238.3159 trate 0</text:p>
          </table:table-cell>
        </table:table-row>
        <table:table-row table:style-name="ro1">
          <table:table-cell office:value-type="string" calcext:value-type="string">
            <text:p>테스트 데이터 정확도: 52.32325 손실 함수(loss): 50354.645 tloss: 254.082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49 트레이닝 데이터 정확도: nan 손실 함수(loss): 48475.4 tloss: 239.1638 trate 0</text:p>
          </table:table-cell>
        </table:table-row>
        <table:table-row table:style-name="ro1">
          <table:table-cell office:value-type="string" calcext:value-type="string">
            <text:p>테스트 데이터 정확도: 52.28172 손실 함수(loss): 50137.504 tloss: 253.1303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50 트레이닝 데이터 정확도: nan 손실 함수(loss): 48387.13 tloss: 238.5673 trate 0</text:p>
          </table:table-cell>
        </table:table-row>
        <table:table-row table:style-name="ro1">
          <table:table-cell office:value-type="string" calcext:value-type="string">
            <text:p>테스트 데이터 정확도: 52.302082 손실 함수(loss): 50117.78 tloss: 253.723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51 트레이닝 데이터 정확도: nan 손실 함수(loss): 48459.14 tloss: 238.68228 trate 0</text:p>
          </table:table-cell>
        </table:table-row>
        <table:table-row table:style-name="ro1">
          <table:table-cell office:value-type="string" calcext:value-type="string">
            <text:p>테스트 데이터 정확도: 52.535946 손실 함수(loss): 50527.3 tloss: 254.636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52 트레이닝 데이터 정확도: nan 손실 함수(loss): 48430.188 tloss: 240.17363 trate 0</text:p>
          </table:table-cell>
        </table:table-row>
        <table:table-row table:style-name="ro1">
          <table:table-cell office:value-type="string" calcext:value-type="string">
            <text:p>테스트 데이터 정확도: 51.91763 손실 함수(loss): 50111.96 tloss: 252.725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53 트레이닝 데이터 정확도: nan 손실 함수(loss): 48658.816 tloss: 239.49438 trate 0</text:p>
          </table:table-cell>
        </table:table-row>
        <table:table-row table:style-name="ro1">
          <table:table-cell office:value-type="string" calcext:value-type="string">
            <text:p>테스트 데이터 정확도: 52.229748 손실 함수(loss): 50183.23 tloss: 254.31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54 트레이닝 데이터 정확도: nan 손실 함수(loss): 48595.04 tloss: 240.23764 trate 0</text:p>
          </table:table-cell>
        </table:table-row>
        <table:table-row table:style-name="ro1">
          <table:table-cell office:value-type="string" calcext:value-type="string">
            <text:p>테스트 데이터 정확도: 52.433846 손실 함수(loss): 49842.043 tloss: 254.535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55 트레이닝 데이터 정확도: nan 손실 함수(loss): 48442.84 tloss: 239.07701 trate 0</text:p>
          </table:table-cell>
        </table:table-row>
        <table:table-row table:style-name="ro1">
          <table:table-cell office:value-type="string" calcext:value-type="string">
            <text:p>테스트 데이터 정확도: 51.777477 손실 함수(loss): 50491.668 tloss: 256.407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56 트레이닝 데이터 정확도: nan 손실 함수(loss): 48889.36 tloss: 239.60733 trate 0</text:p>
          </table:table-cell>
        </table:table-row>
        <table:table-row table:style-name="ro1">
          <table:table-cell office:value-type="string" calcext:value-type="string">
            <text:p>테스트 데이터 정확도: 52.114067 손실 함수(loss): 48918.504 tloss: 249.859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57 트레이닝 데이터 정확도: nan 손실 함수(loss): 48421.836 tloss: 238.6624 trate 0</text:p>
          </table:table-cell>
        </table:table-row>
        <table:table-row table:style-name="ro1">
          <table:table-cell office:value-type="string" calcext:value-type="string">
            <text:p>테스트 데이터 정확도: 52.056362 손실 함수(loss): 50046.133 tloss: 256.290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58 트레이닝 데이터 정확도: nan 손실 함수(loss): 47935.004 tloss: 237.47894 trate 0</text:p>
          </table:table-cell>
        </table:table-row>
        <table:table-row table:style-name="ro1">
          <table:table-cell office:value-type="string" calcext:value-type="string">
            <text:p>테스트 데이터 정확도: 52.004066 손실 함수(loss): 49917.152 tloss: 252.748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59 트레이닝 데이터 정확도: nan 손실 함수(loss): 48516.426 tloss: 239.74362 trate 0</text:p>
          </table:table-cell>
        </table:table-row>
        <table:table-row table:style-name="ro1">
          <table:table-cell office:value-type="string" calcext:value-type="string">
            <text:p>테스트 데이터 정확도: 52.11669 손실 함수(loss): 49221.902 tloss: 252.7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60 트레이닝 데이터 정확도: nan 손실 함수(loss): 48845.344 tloss: 239.77144 trate 0</text:p>
          </table:table-cell>
        </table:table-row>
        <table:table-row table:style-name="ro1">
          <table:table-cell office:value-type="string" calcext:value-type="string">
            <text:p>테스트 데이터 정확도: 52.23905 손실 함수(loss): 50974.543 tloss: 257.678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61 트레이닝 데이터 정확도: nan 손실 함수(loss): 48568.73 tloss: 239.092 trate 0</text:p>
          </table:table-cell>
        </table:table-row>
        <table:table-row table:style-name="ro1">
          <table:table-cell office:value-type="string" calcext:value-type="string">
            <text:p>테스트 데이터 정확도: 52.317528 손실 함수(loss): 51009.566 tloss: 257.199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62 트레이닝 데이터 정확도: nan 손실 함수(loss): 48651.082 tloss: 238.70673 trate 0</text:p>
          </table:table-cell>
        </table:table-row>
        <table:table-row table:style-name="ro1">
          <table:table-cell office:value-type="string" calcext:value-type="string">
            <text:p>테스트 데이터 정확도: 51.71864 손실 함수(loss): 50856.12 tloss: 258.058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63 트레이닝 데이터 정확도: nan 손실 함수(loss): 48209.605 tloss: 238.65317 trate 0</text:p>
          </table:table-cell>
        </table:table-row>
        <table:table-row table:style-name="ro1">
          <table:table-cell office:value-type="string" calcext:value-type="string">
            <text:p>테스트 데이터 정확도: 52.10566 손실 함수(loss): 49930.035 tloss: 255.05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64 트레이닝 데이터 정확도: nan 손실 함수(loss): 48167.895 tloss: 237.87798 trate 0</text:p>
          </table:table-cell>
        </table:table-row>
        <table:table-row table:style-name="ro1">
          <table:table-cell office:value-type="string" calcext:value-type="string">
            <text:p>테스트 데이터 정확도: 52.047527 손실 함수(loss): 50724.94 tloss: 258.278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65 트레이닝 데이터 정확도: nan 손실 함수(loss): 48300.77 tloss: 238.26659 trate 0</text:p>
          </table:table-cell>
        </table:table-row>
        <table:table-row table:style-name="ro1">
          <table:table-cell office:value-type="string" calcext:value-type="string">
            <text:p>테스트 데이터 정확도: 52.67806 손실 함수(loss): 49937.77 tloss: 253.304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66 트레이닝 데이터 정확도: nan 손실 함수(loss): 48495.83 tloss: 239.64326 trate 0</text:p>
          </table:table-cell>
        </table:table-row>
        <table:table-row table:style-name="ro1">
          <table:table-cell office:value-type="string" calcext:value-type="string">
            <text:p>테스트 데이터 정확도: 52.19482 손실 함수(loss): 49168.715 tloss: 252.849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67 트레이닝 데이터 정확도: nan 손실 함수(loss): 48182.645 tloss: 238.57306 trate 0</text:p>
          </table:table-cell>
        </table:table-row>
        <table:table-row table:style-name="ro1">
          <table:table-cell office:value-type="string" calcext:value-type="string">
            <text:p>테스트 데이터 정확도: 52.40289 손실 함수(loss): 50754.344 tloss: 256.25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68 트레이닝 데이터 정확도: nan 손실 함수(loss): 48544.56 tloss: 239.86745 trate 0</text:p>
          </table:table-cell>
        </table:table-row>
        <table:table-row table:style-name="ro1">
          <table:table-cell office:value-type="string" calcext:value-type="string">
            <text:p>테스트 데이터 정확도: 52.145283 손실 함수(loss): 50152.98 tloss: 255.03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69 트레이닝 데이터 정확도: nan 손실 함수(loss): 48439.35 tloss: 239.28915 trate 0</text:p>
          </table:table-cell>
        </table:table-row>
        <table:table-row table:style-name="ro1">
          <table:table-cell office:value-type="string" calcext:value-type="string">
            <text:p>테스트 데이터 정확도: 52.32794 손실 함수(loss): 49240.477 tloss: 252.714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70 트레이닝 데이터 정확도: nan 손실 함수(loss): 48300.16 tloss: 239.02487 trate 0</text:p>
          </table:table-cell>
        </table:table-row>
        <table:table-row table:style-name="ro1">
          <table:table-cell office:value-type="string" calcext:value-type="string">
            <text:p>테스트 데이터 정확도: 52.593864 손실 함수(loss): 49188.992 tloss: 251.886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71 트레이닝 데이터 정확도: nan 손실 함수(loss): 48304.74 tloss: 239.02954 trate 0</text:p>
          </table:table-cell>
        </table:table-row>
        <table:table-row table:style-name="ro1">
          <table:table-cell office:value-type="string" calcext:value-type="string">
            <text:p>테스트 데이터 정확도: 52.249363 손실 함수(loss): 50177.176 tloss: 252.962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72 트레이닝 데이터 정확도: nan 손실 함수(loss): 48552.547 tloss: 239.40666 trate 0</text:p>
          </table:table-cell>
        </table:table-row>
        <table:table-row table:style-name="ro1">
          <table:table-cell office:value-type="string" calcext:value-type="string">
            <text:p>테스트 데이터 정확도: 52.371513 손실 함수(loss): 50526.062 tloss: 256.620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73 트레이닝 데이터 정확도: nan 손실 함수(loss): 48133.62 tloss: 238.57541 trate 0</text:p>
          </table:table-cell>
        </table:table-row>
        <table:table-row table:style-name="ro1">
          <table:table-cell office:value-type="string" calcext:value-type="string">
            <text:p>테스트 데이터 정확도: 52.240456 손실 함수(loss): 49301.63 tloss: 254.65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74 트레이닝 데이터 정확도: nan 손실 함수(loss): 48060.555 tloss: 238.09299 trate 0</text:p>
          </table:table-cell>
        </table:table-row>
        <table:table-row table:style-name="ro1">
          <table:table-cell office:value-type="string" calcext:value-type="string">
            <text:p>테스트 데이터 정확도: 52.510098 손실 함수(loss): 51027.684 tloss: 256.556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75 트레이닝 데이터 정확도: nan 손실 함수(loss): 48823.95 tloss: 239.26125 trate 0</text:p>
          </table:table-cell>
        </table:table-row>
        <table:table-row table:style-name="ro1">
          <table:table-cell office:value-type="string" calcext:value-type="string">
            <text:p>테스트 데이터 정확도: 52.543377 손실 함수(loss): 50628.246 tloss: 256.18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76 트레이닝 데이터 정확도: nan 손실 함수(loss): 48347.715 tloss: 239.43121 trate 0</text:p>
          </table:table-cell>
        </table:table-row>
        <table:table-row table:style-name="ro1">
          <table:table-cell office:value-type="string" calcext:value-type="string">
            <text:p>테스트 데이터 정확도: 52.05937 손실 함수(loss): 49787.52 tloss: 254.87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77 트레이닝 데이터 정확도: nan 손실 함수(loss): 48377.75 tloss: 238.97656 trate 0</text:p>
          </table:table-cell>
        </table:table-row>
        <table:table-row table:style-name="ro1">
          <table:table-cell office:value-type="string" calcext:value-type="string">
            <text:p>테스트 데이터 정확도: 52.13031 손실 함수(loss): 49444.887 tloss: 252.197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78 트레이닝 데이터 정확도: nan 손실 함수(loss): 48531.332 tloss: 239.06404 trate 0</text:p>
          </table:table-cell>
        </table:table-row>
        <table:table-row table:style-name="ro1">
          <table:table-cell office:value-type="string" calcext:value-type="string">
            <text:p>테스트 데이터 정확도: 51.70567 손실 함수(loss): 49954.44 tloss: 255.8077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79 트레이닝 데이터 정확도: nan 손실 함수(loss): 48495.78 tloss: 239.23683 trate 0</text:p>
          </table:table-cell>
        </table:table-row>
        <table:table-row table:style-name="ro1">
          <table:table-cell office:value-type="string" calcext:value-type="string">
            <text:p>테스트 데이터 정확도: 52.443687 손실 함수(loss): 50129.223 tloss: 253.829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80 트레이닝 데이터 정확도: nan 손실 함수(loss): 48545.55 tloss: 238.88379 trate 0</text:p>
          </table:table-cell>
        </table:table-row>
        <table:table-row table:style-name="ro1">
          <table:table-cell office:value-type="string" calcext:value-type="string">
            <text:p>테스트 데이터 정확도: 52.8547 손실 함수(loss): 49977.88 tloss: 251.623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81 트레이닝 데이터 정확도: nan 손실 함수(loss): 48637.668 tloss: 240.43938 trate 0</text:p>
          </table:table-cell>
        </table:table-row>
        <table:table-row table:style-name="ro1">
          <table:table-cell office:value-type="string" calcext:value-type="string">
            <text:p>테스트 데이터 정확도: 52.32944 손실 함수(loss): 50711.473 tloss: 256.774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82 트레이닝 데이터 정확도: nan 손실 함수(loss): 48286.02 tloss: 238.26779 trate 0</text:p>
          </table:table-cell>
        </table:table-row>
        <table:table-row table:style-name="ro1">
          <table:table-cell office:value-type="string" calcext:value-type="string">
            <text:p>테스트 데이터 정확도: 52.521282 손실 함수(loss): 49418.27 tloss: 252.5860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83 트레이닝 데이터 정확도: nan 손실 함수(loss): 48496.215 tloss: 238.2645 trate 0</text:p>
          </table:table-cell>
        </table:table-row>
        <table:table-row table:style-name="ro1">
          <table:table-cell office:value-type="string" calcext:value-type="string">
            <text:p>테스트 데이터 정확도: 52.27356 손실 함수(loss): 50548.773 tloss: 257.66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84 트레이닝 데이터 정확도: nan 손실 함수(loss): 48311.594 tloss: 238.83138 trate 0</text:p>
          </table:table-cell>
        </table:table-row>
        <table:table-row table:style-name="ro1">
          <table:table-cell office:value-type="string" calcext:value-type="string">
            <text:p>테스트 데이터 정확도: 52.110447 손실 함수(loss): 48896.035 tloss: 252.3628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85 트레이닝 데이터 정확도: nan 손실 함수(loss): 48450.414 tloss: 239.56425 trate 0</text:p>
          </table:table-cell>
        </table:table-row>
        <table:table-row table:style-name="ro1">
          <table:table-cell office:value-type="string" calcext:value-type="string">
            <text:p>테스트 데이터 정확도: 51.556942 손실 함수(loss): 50015.355 tloss: 255.195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86 트레이닝 데이터 정확도: nan 손실 함수(loss): 48499.035 tloss: 238.63924 trate 0</text:p>
          </table:table-cell>
        </table:table-row>
        <table:table-row table:style-name="ro1">
          <table:table-cell office:value-type="string" calcext:value-type="string">
            <text:p>테스트 데이터 정확도: 52.453255 손실 함수(loss): 50112.84 tloss: 257.828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87 트레이닝 데이터 정확도: nan 손실 함수(loss): 48361.26 tloss: 238.97075 trate 0</text:p>
          </table:table-cell>
        </table:table-row>
        <table:table-row table:style-name="ro1">
          <table:table-cell office:value-type="string" calcext:value-type="string">
            <text:p>테스트 데이터 정확도: 52.81501 손실 함수(loss): 49691.664 tloss: 254.36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88 트레이닝 데이터 정확도: nan 손실 함수(loss): 48718.203 tloss: 239.32603 trate 0</text:p>
          </table:table-cell>
        </table:table-row>
        <table:table-row table:style-name="ro1">
          <table:table-cell office:value-type="string" calcext:value-type="string">
            <text:p>테스트 데이터 정확도: 52.078655 손실 함수(loss): 49483.195 tloss: 253.896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89 트레이닝 데이터 정확도: nan 손실 함수(loss): 48449.832 tloss: 238.69296 trate 0</text:p>
          </table:table-cell>
        </table:table-row>
        <table:table-row table:style-name="ro1">
          <table:table-cell office:value-type="string" calcext:value-type="string">
            <text:p>테스트 데이터 정확도: 52.141903 손실 함수(loss): 50151.688 tloss: 253.802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90 트레이닝 데이터 정확도: nan 손실 함수(loss): 48781.113 tloss: 240.57738 trate 0</text:p>
          </table:table-cell>
        </table:table-row>
        <table:table-row table:style-name="ro1">
          <table:table-cell office:value-type="string" calcext:value-type="string">
            <text:p>테스트 데이터 정확도: 52.48036 손실 함수(loss): 49775.16 tloss: 253.818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91 트레이닝 데이터 정확도: nan 손실 함수(loss): 48423.844 tloss: 239.23218 trate 0</text:p>
          </table:table-cell>
        </table:table-row>
        <table:table-row table:style-name="ro1">
          <table:table-cell office:value-type="string" calcext:value-type="string">
            <text:p>테스트 데이터 정확도: 51.990257 손실 함수(loss): 49627.332 tloss: 252.665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92 트레이닝 데이터 정확도: nan 손실 함수(loss): 48451.01 tloss: 239.42363 trate 0</text:p>
          </table:table-cell>
        </table:table-row>
        <table:table-row table:style-name="ro1">
          <table:table-cell office:value-type="string" calcext:value-type="string">
            <text:p>테스트 데이터 정확도: 52.29458 손실 함수(loss): 49988.977 tloss: 254.209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93 트레이닝 데이터 정확도: nan 손실 함수(loss): 47925.066 tloss: 237.60757 trate 0</text:p>
          </table:table-cell>
        </table:table-row>
        <table:table-row table:style-name="ro1">
          <table:table-cell office:value-type="string" calcext:value-type="string">
            <text:p>테스트 데이터 정확도: 51.884617 손실 함수(loss): 50542.277 tloss: 255.315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94 트레이닝 데이터 정확도: nan 손실 함수(loss): 48373.184 tloss: 238.9016 trate 0</text:p>
          </table:table-cell>
        </table:table-row>
        <table:table-row table:style-name="ro1">
          <table:table-cell office:value-type="string" calcext:value-type="string">
            <text:p>테스트 데이터 정확도: 52.41135 손실 함수(loss): 49664.074 tloss: 252.257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95 트레이닝 데이터 정확도: nan 손실 함수(loss): 48147.758 tloss: 238.23816 trate 0</text:p>
          </table:table-cell>
        </table:table-row>
        <table:table-row table:style-name="ro1">
          <table:table-cell office:value-type="string" calcext:value-type="string">
            <text:p>테스트 데이터 정확도: 52.24826 손실 함수(loss): 49542.926 tloss: 252.509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96 트레이닝 데이터 정확도: nan 손실 함수(loss): 48186.324 tloss: 239.0446 trate 0</text:p>
          </table:table-cell>
        </table:table-row>
        <table:table-row table:style-name="ro1">
          <table:table-cell office:value-type="string" calcext:value-type="string">
            <text:p>테스트 데이터 정확도: 52.266594 손실 함수(loss): 49824.426 tloss: 253.657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97 트레이닝 데이터 정확도: nan 손실 함수(loss): 48402.69 tloss: 238.5571 trate 0</text:p>
          </table:table-cell>
        </table:table-row>
        <table:table-row table:style-name="ro1">
          <table:table-cell office:value-type="string" calcext:value-type="string">
            <text:p>테스트 데이터 정확도: 52.19787 손실 함수(loss): 49921.355 tloss: 254.546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98 트레이닝 데이터 정확도: nan 손실 함수(loss): 48250.9 tloss: 238.03404 trate 0</text:p>
          </table:table-cell>
        </table:table-row>
        <table:table-row table:style-name="ro1">
          <table:table-cell office:value-type="string" calcext:value-type="string">
            <text:p>테스트 데이터 정확도: 52.113964 손실 함수(loss): 50031.52 tloss: 254.357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899 트레이닝 데이터 정확도: nan 손실 함수(loss): 48654.81 tloss: 239.30817 trate 0</text:p>
          </table:table-cell>
        </table:table-row>
        <table:table-row table:style-name="ro1">
          <table:table-cell office:value-type="string" calcext:value-type="string">
            <text:p>테스트 데이터 정확도: 52.75297 손실 함수(loss): 50007.523 tloss: 256.002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00 트레이닝 데이터 정확도: nan 손실 함수(loss): 48284.617 tloss: 238.7317 trate 0</text:p>
          </table:table-cell>
        </table:table-row>
        <table:table-row table:style-name="ro1">
          <table:table-cell office:value-type="string" calcext:value-type="string">
            <text:p>테스트 데이터 정확도: 51.963253 손실 함수(loss): 49847.117 tloss: 254.020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01 트레이닝 데이터 정확도: nan 손실 함수(loss): 48260.363 tloss: 238.20023 trate 0</text:p>
          </table:table-cell>
        </table:table-row>
        <table:table-row table:style-name="ro1">
          <table:table-cell office:value-type="string" calcext:value-type="string">
            <text:p>테스트 데이터 정확도: 52.021564 손실 함수(loss): 49373.457 tloss: 252.4047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02 트레이닝 데이터 정확도: nan 손실 함수(loss): 48638.387 tloss: 239.65198 trate 0</text:p>
          </table:table-cell>
        </table:table-row>
        <table:table-row table:style-name="ro1">
          <table:table-cell office:value-type="string" calcext:value-type="string">
            <text:p>테스트 데이터 정확도: 52.69002 손실 함수(loss): 50613.094 tloss: 256.040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03 트레이닝 데이터 정확도: nan 손실 함수(loss): 48103.2 tloss: 237.72545 trate 0</text:p>
          </table:table-cell>
        </table:table-row>
        <table:table-row table:style-name="ro1">
          <table:table-cell office:value-type="string" calcext:value-type="string">
            <text:p>테스트 데이터 정확도: 52.131226 손실 함수(loss): 49837.395 tloss: 253.19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04 트레이닝 데이터 정확도: nan 손실 함수(loss): 48422.008 tloss: 239.2357 trate 0</text:p>
          </table:table-cell>
        </table:table-row>
        <table:table-row table:style-name="ro1">
          <table:table-cell office:value-type="string" calcext:value-type="string">
            <text:p>테스트 데이터 정확도: 51.49645 손실 함수(loss): 50151.957 tloss: 254.025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05 트레이닝 데이터 정확도: nan 손실 함수(loss): 48349.332 tloss: 239.19267 trate 0</text:p>
          </table:table-cell>
        </table:table-row>
        <table:table-row table:style-name="ro1">
          <table:table-cell office:value-type="string" calcext:value-type="string">
            <text:p>테스트 데이터 정확도: 52.043987 손실 함수(loss): 50357.8 tloss: 256.32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06 트레이닝 데이터 정확도: nan 손실 함수(loss): 48595.44 tloss: 240.30914 trate 0</text:p>
          </table:table-cell>
        </table:table-row>
        <table:table-row table:style-name="ro1">
          <table:table-cell office:value-type="string" calcext:value-type="string">
            <text:p>테스트 데이터 정확도: 52.457184 손실 함수(loss): 50677.586 tloss: 254.511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07 트레이닝 데이터 정확도: nan 손실 함수(loss): 48372.254 tloss: 238.31825 trate 0</text:p>
          </table:table-cell>
        </table:table-row>
        <table:table-row table:style-name="ro1">
          <table:table-cell office:value-type="string" calcext:value-type="string">
            <text:p>테스트 데이터 정확도: 52.319096 손실 함수(loss): 49442.9 tloss: 252.71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08 트레이닝 데이터 정확도: nan 손실 함수(loss): 48416.746 tloss: 239.34425 trate 0</text:p>
          </table:table-cell>
        </table:table-row>
        <table:table-row table:style-name="ro1">
          <table:table-cell office:value-type="string" calcext:value-type="string">
            <text:p>테스트 데이터 정확도: 52.80884 손실 함수(loss): 49731.055 tloss: 253.14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09 트레이닝 데이터 정확도: nan 손실 함수(loss): 48115.797 tloss: 237.90173 trate 0</text:p>
          </table:table-cell>
        </table:table-row>
        <table:table-row table:style-name="ro1">
          <table:table-cell office:value-type="string" calcext:value-type="string">
            <text:p>테스트 데이터 정확도: 51.792835 손실 함수(loss): 49173.707 tloss: 250.740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10 트레이닝 데이터 정확도: nan 손실 함수(loss): 48644.6 tloss: 240.07922 trate 0</text:p>
          </table:table-cell>
        </table:table-row>
        <table:table-row table:style-name="ro1">
          <table:table-cell office:value-type="string" calcext:value-type="string">
            <text:p>테스트 데이터 정확도: 51.937176 손실 함수(loss): 48789.496 tloss: 251.9578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11 트레이닝 데이터 정확도: nan 손실 함수(loss): 48047.31 tloss: 237.14409 trate 0</text:p>
          </table:table-cell>
        </table:table-row>
        <table:table-row table:style-name="ro1">
          <table:table-cell office:value-type="string" calcext:value-type="string">
            <text:p>테스트 데이터 정확도: 52.38686 손실 함수(loss): 49818.957 tloss: 254.400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12 트레이닝 데이터 정확도: nan 손실 함수(loss): 48247.863 tloss: 238.73564 trate 0</text:p>
          </table:table-cell>
        </table:table-row>
        <table:table-row table:style-name="ro1">
          <table:table-cell office:value-type="string" calcext:value-type="string">
            <text:p>테스트 데이터 정확도: 52.36128 손실 함수(loss): 50259.78 tloss: 256.635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13 트레이닝 데이터 정확도: nan 손실 함수(loss): 48483.047 tloss: 239.52203 trate 0</text:p>
          </table:table-cell>
        </table:table-row>
        <table:table-row table:style-name="ro1">
          <table:table-cell office:value-type="string" calcext:value-type="string">
            <text:p>테스트 데이터 정확도: 52.12021 손실 함수(loss): 50319.676 tloss: 254.818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14 트레이닝 데이터 정확도: nan 손실 함수(loss): 48511.836 tloss: 239.49516 trate 0</text:p>
          </table:table-cell>
        </table:table-row>
        <table:table-row table:style-name="ro1">
          <table:table-cell office:value-type="string" calcext:value-type="string">
            <text:p>테스트 데이터 정확도: 52.609245 손실 함수(loss): 49945.37 tloss: 252.841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15 트레이닝 데이터 정확도: nan 손실 함수(loss): 48247.4 tloss: 237.77538 trate 0</text:p>
          </table:table-cell>
        </table:table-row>
        <table:table-row table:style-name="ro1">
          <table:table-cell office:value-type="string" calcext:value-type="string">
            <text:p>테스트 데이터 정확도: 52.139626 손실 함수(loss): 49806.66 tloss: 252.42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16 트레이닝 데이터 정확도: nan 손실 함수(loss): 48106.438 tloss: 238.30081 trate 0</text:p>
          </table:table-cell>
        </table:table-row>
        <table:table-row table:style-name="ro1">
          <table:table-cell office:value-type="string" calcext:value-type="string">
            <text:p>테스트 데이터 정확도: 52.546513 손실 함수(loss): 49420.59 tloss: 253.456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17 트레이닝 데이터 정확도: nan 손실 함수(loss): 48336.473 tloss: 238.37062 trate 0</text:p>
          </table:table-cell>
        </table:table-row>
        <table:table-row table:style-name="ro1">
          <table:table-cell office:value-type="string" calcext:value-type="string">
            <text:p>테스트 데이터 정확도: 51.968983 손실 함수(loss): 49814.195 tloss: 253.816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18 트레이닝 데이터 정확도: nan 손실 함수(loss): 48149.938 tloss: 238.41806 trate 0</text:p>
          </table:table-cell>
        </table:table-row>
        <table:table-row table:style-name="ro1">
          <table:table-cell office:value-type="string" calcext:value-type="string">
            <text:p>테스트 데이터 정확도: 52.338383 손실 함수(loss): 49500.188 tloss: 252.052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19 트레이닝 데이터 정확도: nan 손실 함수(loss): 48319.992 tloss: 238.05104 trate 0</text:p>
          </table:table-cell>
        </table:table-row>
        <table:table-row table:style-name="ro1">
          <table:table-cell office:value-type="string" calcext:value-type="string">
            <text:p>테스트 데이터 정확도: 51.529545 손실 함수(loss): 49211.59 tloss: 252.52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20 트레이닝 데이터 정확도: nan 손실 함수(loss): 48145.668 tloss: 238.45294 trate 0</text:p>
          </table:table-cell>
        </table:table-row>
        <table:table-row table:style-name="ro1">
          <table:table-cell office:value-type="string" calcext:value-type="string">
            <text:p>테스트 데이터 정확도: 51.91211 손실 함수(loss): 49729.395 tloss: 255.292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21 트레이닝 데이터 정확도: nan 손실 함수(loss): 48403.55 tloss: 239.33142 trate 0</text:p>
          </table:table-cell>
        </table:table-row>
        <table:table-row table:style-name="ro1">
          <table:table-cell office:value-type="string" calcext:value-type="string">
            <text:p>테스트 데이터 정확도: 51.916157 손실 함수(loss): 49846.473 tloss: 253.3568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22 트레이닝 데이터 정확도: nan 손실 함수(loss): 48153.77 tloss: 237.39772 trate 0</text:p>
          </table:table-cell>
        </table:table-row>
        <table:table-row table:style-name="ro1">
          <table:table-cell office:value-type="string" calcext:value-type="string">
            <text:p>테스트 데이터 정확도: 52.17954 손실 함수(loss): 50868.6 tloss: 256.453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23 트레이닝 데이터 정확도: nan 손실 함수(loss): 48432.223 tloss: 239.05305 trate 0</text:p>
          </table:table-cell>
        </table:table-row>
        <table:table-row table:style-name="ro1">
          <table:table-cell office:value-type="string" calcext:value-type="string">
            <text:p>테스트 데이터 정확도: 52.4357 손실 함수(loss): 50930.816 tloss: 257.1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24 트레이닝 데이터 정확도: nan 손실 함수(loss): 48450.363 tloss: 238.81639 trate 0</text:p>
          </table:table-cell>
        </table:table-row>
        <table:table-row table:style-name="ro1">
          <table:table-cell office:value-type="string" calcext:value-type="string">
            <text:p>테스트 데이터 정확도: 51.623737 손실 함수(loss): 49310.074 tloss: 250.501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25 트레이닝 데이터 정확도: nan 손실 함수(loss): 48334.9 tloss: 238.58525 trate 0</text:p>
          </table:table-cell>
        </table:table-row>
        <table:table-row table:style-name="ro1">
          <table:table-cell office:value-type="string" calcext:value-type="string">
            <text:p>테스트 데이터 정확도: 52.33835 손실 함수(loss): 50009.363 tloss: 253.026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26 트레이닝 데이터 정확도: nan 손실 함수(loss): 48277.883 tloss: 238.64961 trate 0</text:p>
          </table:table-cell>
        </table:table-row>
        <table:table-row table:style-name="ro1">
          <table:table-cell office:value-type="string" calcext:value-type="string">
            <text:p>테스트 데이터 정확도: 52.498802 손실 함수(loss): 50116.805 tloss: 256.066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27 트레이닝 데이터 정확도: nan 손실 함수(loss): 48329.1 tloss: 238.80473 trate 0</text:p>
          </table:table-cell>
        </table:table-row>
        <table:table-row table:style-name="ro1">
          <table:table-cell office:value-type="string" calcext:value-type="string">
            <text:p>테스트 데이터 정확도: 52.047768 손실 함수(loss): 48957.0 tloss: 252.353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28 트레이닝 데이터 정확도: nan 손실 함수(loss): 48221.38 tloss: 239.19995 trate 0</text:p>
          </table:table-cell>
        </table:table-row>
        <table:table-row table:style-name="ro1">
          <table:table-cell office:value-type="string" calcext:value-type="string">
            <text:p>테스트 데이터 정확도: 51.96389 손실 함수(loss): 50425.59 tloss: 254.426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29 트레이닝 데이터 정확도: nan 손실 함수(loss): 48139.26 tloss: 238.59824 trate 0</text:p>
          </table:table-cell>
        </table:table-row>
        <table:table-row table:style-name="ro1">
          <table:table-cell office:value-type="string" calcext:value-type="string">
            <text:p>테스트 데이터 정확도: 52.7661 손실 함수(loss): 49926.633 tloss: 254.121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30 트레이닝 데이터 정확도: nan 손실 함수(loss): 48175.605 tloss: 238.26901 trate 0</text:p>
          </table:table-cell>
        </table:table-row>
        <table:table-row table:style-name="ro1">
          <table:table-cell office:value-type="string" calcext:value-type="string">
            <text:p>테스트 데이터 정확도: 52.360374 손실 함수(loss): 50213.78 tloss: 255.918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31 트레이닝 데이터 정확도: nan 손실 함수(loss): 48235.53 tloss: 238.07555 trate 0</text:p>
          </table:table-cell>
        </table:table-row>
        <table:table-row table:style-name="ro1">
          <table:table-cell office:value-type="string" calcext:value-type="string">
            <text:p>테스트 데이터 정확도: 52.10086 손실 함수(loss): 49614.625 tloss: 251.486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32 트레이닝 데이터 정확도: nan 손실 함수(loss): 48246.95 tloss: 238.77869 trate 0</text:p>
          </table:table-cell>
        </table:table-row>
        <table:table-row table:style-name="ro1">
          <table:table-cell office:value-type="string" calcext:value-type="string">
            <text:p>테스트 데이터 정확도: 52.023506 손실 함수(loss): 49133.848 tloss: 252.261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33 트레이닝 데이터 정확도: nan 손실 함수(loss): 48057.723 tloss: 237.83258 trate 0</text:p>
          </table:table-cell>
        </table:table-row>
        <table:table-row table:style-name="ro1">
          <table:table-cell office:value-type="string" calcext:value-type="string">
            <text:p>테스트 데이터 정확도: 51.845726 손실 함수(loss): 50176.51 tloss: 253.253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34 트레이닝 데이터 정확도: nan 손실 함수(loss): 48388.17 tloss: 238.7799 trate 0</text:p>
          </table:table-cell>
        </table:table-row>
        <table:table-row table:style-name="ro1">
          <table:table-cell office:value-type="string" calcext:value-type="string">
            <text:p>테스트 데이터 정확도: 52.297497 손실 함수(loss): 50556.465 tloss: 255.177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35 트레이닝 데이터 정확도: nan 손실 함수(loss): 48330.996 tloss: 238.62827 trate 0</text:p>
          </table:table-cell>
        </table:table-row>
        <table:table-row table:style-name="ro1">
          <table:table-cell office:value-type="string" calcext:value-type="string">
            <text:p>테스트 데이터 정확도: 52.319256 손실 함수(loss): 50291.508 tloss: 255.840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36 트레이닝 데이터 정확도: nan 손실 함수(loss): 48336.555 tloss: 239.2768 trate 0</text:p>
          </table:table-cell>
        </table:table-row>
        <table:table-row table:style-name="ro1">
          <table:table-cell office:value-type="string" calcext:value-type="string">
            <text:p>테스트 데이터 정확도: 52.701756 손실 함수(loss): 49520.605 tloss: 253.103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37 트레이닝 데이터 정확도: nan 손실 함수(loss): 48192.812 tloss: 238.54727 trate 0</text:p>
          </table:table-cell>
        </table:table-row>
        <table:table-row table:style-name="ro1">
          <table:table-cell office:value-type="string" calcext:value-type="string">
            <text:p>테스트 데이터 정확도: 51.69987 손실 함수(loss): 49935.074 tloss: 254.67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38 트레이닝 데이터 정확도: nan 손실 함수(loss): 48118.28 tloss: 239.09462 trate 0</text:p>
          </table:table-cell>
        </table:table-row>
        <table:table-row table:style-name="ro1">
          <table:table-cell office:value-type="string" calcext:value-type="string">
            <text:p>테스트 데이터 정확도: 52.0487 손실 함수(loss): 49923.137 tloss: 254.647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39 트레이닝 데이터 정확도: nan 손실 함수(loss): 48178.867 tloss: 237.90585 trate 0</text:p>
          </table:table-cell>
        </table:table-row>
        <table:table-row table:style-name="ro1">
          <table:table-cell office:value-type="string" calcext:value-type="string">
            <text:p>테스트 데이터 정확도: 52.162212 손실 함수(loss): 49325.867 tloss: 252.413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40 트레이닝 데이터 정확도: nan 손실 함수(loss): 48092.7 tloss: 237.64467 trate 0</text:p>
          </table:table-cell>
        </table:table-row>
        <table:table-row table:style-name="ro1">
          <table:table-cell office:value-type="string" calcext:value-type="string">
            <text:p>테스트 데이터 정확도: 52.34079 손실 함수(loss): 49463.562 tloss: 252.504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41 트레이닝 데이터 정확도: nan 손실 함수(loss): 48104.785 tloss: 238.0313 trate 0</text:p>
          </table:table-cell>
        </table:table-row>
        <table:table-row table:style-name="ro1">
          <table:table-cell office:value-type="string" calcext:value-type="string">
            <text:p>테스트 데이터 정확도: 52.196064 손실 함수(loss): 49966.164 tloss: 256.512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42 트레이닝 데이터 정확도: nan 손실 함수(loss): 47816.227 tloss: 236.68893 trate 0</text:p>
          </table:table-cell>
        </table:table-row>
        <table:table-row table:style-name="ro1">
          <table:table-cell office:value-type="string" calcext:value-type="string">
            <text:p>테스트 데이터 정확도: 52.836708 손실 함수(loss): 50031.754 tloss: 254.2578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43 트레이닝 데이터 정확도: nan 손실 함수(loss): 48260.324 tloss: 238.24342 trate 0</text:p>
          </table:table-cell>
        </table:table-row>
        <table:table-row table:style-name="ro1">
          <table:table-cell office:value-type="string" calcext:value-type="string">
            <text:p>테스트 데이터 정확도: 52.4642 손실 함수(loss): 49368.18 tloss: 252.2163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44 트레이닝 데이터 정확도: nan 손실 함수(loss): 48225.566 tloss: 238.87714 trate 0</text:p>
          </table:table-cell>
        </table:table-row>
        <table:table-row table:style-name="ro1">
          <table:table-cell office:value-type="string" calcext:value-type="string">
            <text:p>테스트 데이터 정확도: 52.323273 손실 함수(loss): 50674.75 tloss: 256.65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45 트레이닝 데이터 정확도: nan 손실 함수(loss): 48288.305 tloss: 238.13426 trate 0</text:p>
          </table:table-cell>
        </table:table-row>
        <table:table-row table:style-name="ro1">
          <table:table-cell office:value-type="string" calcext:value-type="string">
            <text:p>테스트 데이터 정확도: 51.897095 손실 함수(loss): 50584.832 tloss: 252.522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46 트레이닝 데이터 정확도: nan 손실 함수(loss): 48005.746 tloss: 237.58102 trate 0</text:p>
          </table:table-cell>
        </table:table-row>
        <table:table-row table:style-name="ro1">
          <table:table-cell office:value-type="string" calcext:value-type="string">
            <text:p>테스트 데이터 정확도: 51.663242 손실 함수(loss): 49922.91 tloss: 255.368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47 트레이닝 데이터 정확도: nan 손실 함수(loss): 47853.664 tloss: 236.93846 trate 0</text:p>
          </table:table-cell>
        </table:table-row>
        <table:table-row table:style-name="ro1">
          <table:table-cell office:value-type="string" calcext:value-type="string">
            <text:p>테스트 데이터 정확도: 52.105495 손실 함수(loss): 49373.195 tloss: 252.220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48 트레이닝 데이터 정확도: nan 손실 함수(loss): 48023.023 tloss: 238.28241 trate 0</text:p>
          </table:table-cell>
        </table:table-row>
        <table:table-row table:style-name="ro1">
          <table:table-cell office:value-type="string" calcext:value-type="string">
            <text:p>테스트 데이터 정확도: 52.230648 손실 함수(loss): 49676.176 tloss: 257.416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49 트레이닝 데이터 정확도: nan 손실 함수(loss): 48351.35 tloss: 238.53255 trate 0</text:p>
          </table:table-cell>
        </table:table-row>
        <table:table-row table:style-name="ro1">
          <table:table-cell office:value-type="string" calcext:value-type="string">
            <text:p>테스트 데이터 정확도: 51.513252 손실 함수(loss): 50284.09 tloss: 254.495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50 트레이닝 데이터 정확도: nan 손실 함수(loss): 47829.305 tloss: 237.08267 trate 0</text:p>
          </table:table-cell>
        </table:table-row>
        <table:table-row table:style-name="ro1">
          <table:table-cell office:value-type="string" calcext:value-type="string">
            <text:p>테스트 데이터 정확도: 51.89939 손실 함수(loss): 50005.152 tloss: 254.279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51 트레이닝 데이터 정확도: nan 손실 함수(loss): 48286.695 tloss: 238.70955 trate 0</text:p>
          </table:table-cell>
        </table:table-row>
        <table:table-row table:style-name="ro1">
          <table:table-cell office:value-type="string" calcext:value-type="string">
            <text:p>테스트 데이터 정확도: 52.37015 손실 함수(loss): 49549.965 tloss: 255.066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52 트레이닝 데이터 정확도: nan 손실 함수(loss): 48158.594 tloss: 238.67091 trate 0</text:p>
          </table:table-cell>
        </table:table-row>
        <table:table-row table:style-name="ro1">
          <table:table-cell office:value-type="string" calcext:value-type="string">
            <text:p>테스트 데이터 정확도: 52.54309 손실 함수(loss): 49814.914 tloss: 254.01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53 트레이닝 데이터 정확도: nan 손실 함수(loss): 48185.75 tloss: 238.62404 trate 0</text:p>
          </table:table-cell>
        </table:table-row>
        <table:table-row table:style-name="ro1">
          <table:table-cell office:value-type="string" calcext:value-type="string">
            <text:p>테스트 데이터 정확도: 52.09778 손실 함수(loss): 50137.008 tloss: 253.495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54 트레이닝 데이터 정확도: nan 손실 함수(loss): 48238.48 tloss: 238.81892 trate 0</text:p>
          </table:table-cell>
        </table:table-row>
        <table:table-row table:style-name="ro1">
          <table:table-cell office:value-type="string" calcext:value-type="string">
            <text:p>테스트 데이터 정확도: 52.007637 손실 함수(loss): 49439.805 tloss: 253.08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55 트레이닝 데이터 정확도: nan 손실 함수(loss): 48380.496 tloss: 239.32396 trate 0</text:p>
          </table:table-cell>
        </table:table-row>
        <table:table-row table:style-name="ro1">
          <table:table-cell office:value-type="string" calcext:value-type="string">
            <text:p>테스트 데이터 정확도: 52.13419 손실 함수(loss): 49505.117 tloss: 253.099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56 트레이닝 데이터 정확도: nan 손실 함수(loss): 48034.48 tloss: 237.92754 trate 0</text:p>
          </table:table-cell>
        </table:table-row>
        <table:table-row table:style-name="ro1">
          <table:table-cell office:value-type="string" calcext:value-type="string">
            <text:p>테스트 데이터 정확도: 52.340096 손실 함수(loss): 48972.477 tloss: 251.42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57 트레이닝 데이터 정확도: nan 손실 함수(loss): 47871.0 tloss: 237.09442 trate 0</text:p>
          </table:table-cell>
        </table:table-row>
        <table:table-row table:style-name="ro1">
          <table:table-cell office:value-type="string" calcext:value-type="string">
            <text:p>테스트 데이터 정확도: 51.995018 손실 함수(loss): 49449.582 tloss: 251.926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58 트레이닝 데이터 정확도: nan 손실 함수(loss): 48113.74 tloss: 238.25273 trate 0</text:p>
          </table:table-cell>
        </table:table-row>
        <table:table-row table:style-name="ro1">
          <table:table-cell office:value-type="string" calcext:value-type="string">
            <text:p>테스트 데이터 정확도: 52.46526 손실 함수(loss): 49708.637 tloss: 252.405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59 트레이닝 데이터 정확도: nan 손실 함수(loss): 48093.25 tloss: 238.27423 trate 0</text:p>
          </table:table-cell>
        </table:table-row>
        <table:table-row table:style-name="ro1">
          <table:table-cell office:value-type="string" calcext:value-type="string">
            <text:p>테스트 데이터 정확도: 52.115017 손실 함수(loss): 50003.52 tloss: 253.87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60 트레이닝 데이터 정확도: nan 손실 함수(loss): 48275.004 tloss: 238.87413 trate 0</text:p>
          </table:table-cell>
        </table:table-row>
        <table:table-row table:style-name="ro1">
          <table:table-cell office:value-type="string" calcext:value-type="string">
            <text:p>테스트 데이터 정확도: 52.708233 손실 함수(loss): 49540.344 tloss: 251.592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61 트레이닝 데이터 정확도: nan 손실 함수(loss): 48163.004 tloss: 238.3318 trate 0</text:p>
          </table:table-cell>
        </table:table-row>
        <table:table-row table:style-name="ro1">
          <table:table-cell office:value-type="string" calcext:value-type="string">
            <text:p>테스트 데이터 정확도: 52.286526 손실 함수(loss): 49704.31 tloss: 252.4386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62 트레이닝 데이터 정확도: nan 손실 함수(loss): 48017.66 tloss: 237.85414 trate 0</text:p>
          </table:table-cell>
        </table:table-row>
        <table:table-row table:style-name="ro1">
          <table:table-cell office:value-type="string" calcext:value-type="string">
            <text:p>테스트 데이터 정확도: 51.69547 손실 함수(loss): 49749.816 tloss: 254.827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63 트레이닝 데이터 정확도: nan 손실 함수(loss): 48220.992 tloss: 238.84448 trate 0</text:p>
          </table:table-cell>
        </table:table-row>
        <table:table-row table:style-name="ro1">
          <table:table-cell office:value-type="string" calcext:value-type="string">
            <text:p>테스트 데이터 정확도: 52.06814 손실 함수(loss): 50166.836 tloss: 254.071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64 트레이닝 데이터 정확도: nan 손실 함수(loss): 48441.445 tloss: 238.85213 trate 0</text:p>
          </table:table-cell>
        </table:table-row>
        <table:table-row table:style-name="ro1">
          <table:table-cell office:value-type="string" calcext:value-type="string">
            <text:p>테스트 데이터 정확도: 53.09383 손실 함수(loss): 49877.598 tloss: 253.039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65 트레이닝 데이터 정확도: nan 손실 함수(loss): 48111.08 tloss: 238.09781 trate 0</text:p>
          </table:table-cell>
        </table:table-row>
        <table:table-row table:style-name="ro1">
          <table:table-cell office:value-type="string" calcext:value-type="string">
            <text:p>테스트 데이터 정확도: 52.52529 손실 함수(loss): 50046.918 tloss: 254.609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66 트레이닝 데이터 정확도: nan 손실 함수(loss): 48216.62 tloss: 238.29518 trate 0</text:p>
          </table:table-cell>
        </table:table-row>
        <table:table-row table:style-name="ro1">
          <table:table-cell office:value-type="string" calcext:value-type="string">
            <text:p>테스트 데이터 정확도: 51.935734 손실 함수(loss): 50176.477 tloss: 254.098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67 트레이닝 데이터 정확도: nan 손실 함수(loss): 48004.5 tloss: 238.0492 trate 0</text:p>
          </table:table-cell>
        </table:table-row>
        <table:table-row table:style-name="ro1">
          <table:table-cell office:value-type="string" calcext:value-type="string">
            <text:p>테스트 데이터 정확도: 52.179012 손실 함수(loss): 48634.094 tloss: 250.3754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68 트레이닝 데이터 정확도: nan 손실 함수(loss): 48276.1 tloss: 238.55534 trate 0</text:p>
          </table:table-cell>
        </table:table-row>
        <table:table-row table:style-name="ro1">
          <table:table-cell office:value-type="string" calcext:value-type="string">
            <text:p>테스트 데이터 정확도: 52.05042 손실 함수(loss): 49121.375 tloss: 251.67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69 트레이닝 데이터 정확도: nan 손실 함수(loss): 47765.7 tloss: 237.34715 trate 0</text:p>
          </table:table-cell>
        </table:table-row>
        <table:table-row table:style-name="ro1">
          <table:table-cell office:value-type="string" calcext:value-type="string">
            <text:p>테스트 데이터 정확도: 52.559772 손실 함수(loss): 51079.137 tloss: 258.05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70 트레이닝 데이터 정확도: nan 손실 함수(loss): 48174.938 tloss: 238.77429 trate 0</text:p>
          </table:table-cell>
        </table:table-row>
        <table:table-row table:style-name="ro1">
          <table:table-cell office:value-type="string" calcext:value-type="string">
            <text:p>테스트 데이터 정확도: 52.22951 손실 함수(loss): 50159.97 tloss: 254.614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71 트레이닝 데이터 정확도: nan 손실 함수(loss): 48116.23 tloss: 237.58278 trate 0</text:p>
          </table:table-cell>
        </table:table-row>
        <table:table-row table:style-name="ro1">
          <table:table-cell office:value-type="string" calcext:value-type="string">
            <text:p>테스트 데이터 정확도: 52.057026 손실 함수(loss): 49836.566 tloss: 252.767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72 트레이닝 데이터 정확도: nan 손실 함수(loss): 48327.242 tloss: 238.82788 trate 0</text:p>
          </table:table-cell>
        </table:table-row>
        <table:table-row table:style-name="ro1">
          <table:table-cell office:value-type="string" calcext:value-type="string">
            <text:p>테스트 데이터 정확도: 52.48464 손실 함수(loss): 48752.094 tloss: 252.4847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73 트레이닝 데이터 정확도: nan 손실 함수(loss): 47985.305 tloss: 238.26048 trate 0</text:p>
          </table:table-cell>
        </table:table-row>
        <table:table-row table:style-name="ro1">
          <table:table-cell office:value-type="string" calcext:value-type="string">
            <text:p>테스트 데이터 정확도: 52.49121 손실 함수(loss): 50084.074 tloss: 254.28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74 트레이닝 데이터 정확도: nan 손실 함수(loss): 47971.785 tloss: 237.0336 trate 0</text:p>
          </table:table-cell>
        </table:table-row>
        <table:table-row table:style-name="ro1">
          <table:table-cell office:value-type="string" calcext:value-type="string">
            <text:p>테스트 데이터 정확도: 52.442932 손실 함수(loss): 49517.31 tloss: 251.407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75 트레이닝 데이터 정확도: nan 손실 함수(loss): 48112.844 tloss: 237.90408 trate 0</text:p>
          </table:table-cell>
        </table:table-row>
        <table:table-row table:style-name="ro1">
          <table:table-cell office:value-type="string" calcext:value-type="string">
            <text:p>테스트 데이터 정확도: 52.150566 손실 함수(loss): 49710.05 tloss: 254.719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76 트레이닝 데이터 정확도: nan 손실 함수(loss): 48084.785 tloss: 237.97972 trate 0</text:p>
          </table:table-cell>
        </table:table-row>
        <table:table-row table:style-name="ro1">
          <table:table-cell office:value-type="string" calcext:value-type="string">
            <text:p>테스트 데이터 정확도: 52.453373 손실 함수(loss): 48720.82 tloss: 248.657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77 트레이닝 데이터 정확도: nan 손실 함수(loss): 48145.465 tloss: 238.04439 trate 0</text:p>
          </table:table-cell>
        </table:table-row>
        <table:table-row table:style-name="ro1">
          <table:table-cell office:value-type="string" calcext:value-type="string">
            <text:p>테스트 데이터 정확도: 51.85532 손실 함수(loss): 50018.258 tloss: 252.363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78 트레이닝 데이터 정확도: nan 손실 함수(loss): 48184.15 tloss: 237.8149 trate 0</text:p>
          </table:table-cell>
        </table:table-row>
        <table:table-row table:style-name="ro1">
          <table:table-cell office:value-type="string" calcext:value-type="string">
            <text:p>테스트 데이터 정확도: 51.49401 손실 함수(loss): 50231.527 tloss: 255.005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79 트레이닝 데이터 정확도: nan 손실 함수(loss): 48435.88 tloss: 238.48534 trate 0</text:p>
          </table:table-cell>
        </table:table-row>
        <table:table-row table:style-name="ro1">
          <table:table-cell office:value-type="string" calcext:value-type="string">
            <text:p>테스트 데이터 정확도: 52.389656 손실 함수(loss): 49214.29 tloss: 253.4029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80 트레이닝 데이터 정확도: nan 손실 함수(loss): 47954.305 tloss: 237.69421 trate 0</text:p>
          </table:table-cell>
        </table:table-row>
        <table:table-row table:style-name="ro1">
          <table:table-cell office:value-type="string" calcext:value-type="string">
            <text:p>테스트 데이터 정확도: 51.526966 손실 함수(loss): 49447.027 tloss: 253.863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81 트레이닝 데이터 정확도: nan 손실 함수(loss): 48382.473 tloss: 238.75636 trate 0</text:p>
          </table:table-cell>
        </table:table-row>
        <table:table-row table:style-name="ro1">
          <table:table-cell office:value-type="string" calcext:value-type="string">
            <text:p>테스트 데이터 정확도: 51.885857 손실 함수(loss): 49104.438 tloss: 250.08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82 트레이닝 데이터 정확도: nan 손실 함수(loss): 48184.797 tloss: 238.24577 trate 0</text:p>
          </table:table-cell>
        </table:table-row>
        <table:table-row table:style-name="ro1">
          <table:table-cell office:value-type="string" calcext:value-type="string">
            <text:p>테스트 데이터 정확도: 52.148018 손실 함수(loss): 49709.97 tloss: 251.9045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83 트레이닝 데이터 정확도: nan 손실 함수(loss): 47868.324 tloss: 238.36179 trate 0</text:p>
          </table:table-cell>
        </table:table-row>
        <table:table-row table:style-name="ro1">
          <table:table-cell office:value-type="string" calcext:value-type="string">
            <text:p>테스트 데이터 정확도: 51.802666 손실 함수(loss): 50038.617 tloss: 253.989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84 트레이닝 데이터 정확도: nan 손실 함수(loss): 48229.17 tloss: 237.96994 trate 0</text:p>
          </table:table-cell>
        </table:table-row>
        <table:table-row table:style-name="ro1">
          <table:table-cell office:value-type="string" calcext:value-type="string">
            <text:p>테스트 데이터 정확도: 52.236073 손실 함수(loss): 49264.504 tloss: 252.568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85 트레이닝 데이터 정확도: nan 손실 함수(loss): 47887.684 tloss: 236.5845 trate 0</text:p>
          </table:table-cell>
        </table:table-row>
        <table:table-row table:style-name="ro1">
          <table:table-cell office:value-type="string" calcext:value-type="string">
            <text:p>테스트 데이터 정확도: 51.663784 손실 함수(loss): 49416.996 tloss: 252.777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86 트레이닝 데이터 정확도: nan 손실 함수(loss): 48057.914 tloss: 237.19446 trate 0</text:p>
          </table:table-cell>
        </table:table-row>
        <table:table-row table:style-name="ro1">
          <table:table-cell office:value-type="string" calcext:value-type="string">
            <text:p>테스트 데이터 정확도: 52.24233 손실 함수(loss): 49930.195 tloss: 253.419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87 트레이닝 데이터 정확도: nan 손실 함수(loss): 47750.703 tloss: 237.08452 trate 0</text:p>
          </table:table-cell>
        </table:table-row>
        <table:table-row table:style-name="ro1">
          <table:table-cell office:value-type="string" calcext:value-type="string">
            <text:p>테스트 데이터 정확도: 53.03512 손실 함수(loss): 49838.656 tloss: 254.806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88 트레이닝 데이터 정확도: nan 손실 함수(loss): 48376.363 tloss: 238.7816 trate 0</text:p>
          </table:table-cell>
        </table:table-row>
        <table:table-row table:style-name="ro1">
          <table:table-cell office:value-type="string" calcext:value-type="string">
            <text:p>테스트 데이터 정확도: 52.283722 손실 함수(loss): 48645.72 tloss: 250.691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89 트레이닝 데이터 정확도: nan 손실 함수(loss): 47919.035 tloss: 237.38626 trate 0</text:p>
          </table:table-cell>
        </table:table-row>
        <table:table-row table:style-name="ro1">
          <table:table-cell office:value-type="string" calcext:value-type="string">
            <text:p>테스트 데이터 정확도: 52.142597 손실 함수(loss): 49262.777 tloss: 254.326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90 트레이닝 데이터 정확도: nan 손실 함수(loss): 47807.64 tloss: 237.01097 trate 0</text:p>
          </table:table-cell>
        </table:table-row>
        <table:table-row table:style-name="ro1">
          <table:table-cell office:value-type="string" calcext:value-type="string">
            <text:p>테스트 데이터 정확도: 52.29017 손실 함수(loss): 49995.883 tloss: 254.438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91 트레이닝 데이터 정확도: nan 손실 함수(loss): 48315.7 tloss: 239.21547 trate 0</text:p>
          </table:table-cell>
        </table:table-row>
        <table:table-row table:style-name="ro1">
          <table:table-cell office:value-type="string" calcext:value-type="string">
            <text:p>테스트 데이터 정확도: 51.85322 손실 함수(loss): 49316.59 tloss: 253.9045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92 트레이닝 데이터 정확도: nan 손실 함수(loss): 48069.06 tloss: 238.11165 trate 0</text:p>
          </table:table-cell>
        </table:table-row>
        <table:table-row table:style-name="ro1">
          <table:table-cell office:value-type="string" calcext:value-type="string">
            <text:p>테스트 데이터 정확도: 52.793575 손실 함수(loss): 50261.25 tloss: 255.544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93 트레이닝 데이터 정확도: nan 손실 함수(loss): 47878.453 tloss: 237.72255 trate 0</text:p>
          </table:table-cell>
        </table:table-row>
        <table:table-row table:style-name="ro1">
          <table:table-cell office:value-type="string" calcext:value-type="string">
            <text:p>테스트 데이터 정확도: 52.252155 손실 함수(loss): 49252.85 tloss: 254.124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94 트레이닝 데이터 정확도: nan 손실 함수(loss): 48157.34 tloss: 238.58313 trate 0</text:p>
          </table:table-cell>
        </table:table-row>
        <table:table-row table:style-name="ro1">
          <table:table-cell office:value-type="string" calcext:value-type="string">
            <text:p>테스트 데이터 정확도: 51.908054 손실 함수(loss): 49541.22 tloss: 253.0918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95 트레이닝 데이터 정확도: nan 손실 함수(loss): 47691.223 tloss: 236.83542 trate 0</text:p>
          </table:table-cell>
        </table:table-row>
        <table:table-row table:style-name="ro1">
          <table:table-cell office:value-type="string" calcext:value-type="string">
            <text:p>테스트 데이터 정확도: 52.114536 손실 함수(loss): 49247.938 tloss: 252.108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96 트레이닝 데이터 정확도: nan 손실 함수(loss): 47911.69 tloss: 237.42319 trate 0</text:p>
          </table:table-cell>
        </table:table-row>
        <table:table-row table:style-name="ro1">
          <table:table-cell office:value-type="string" calcext:value-type="string">
            <text:p>테스트 데이터 정확도: 52.092613 손실 함수(loss): 49220.637 tloss: 253.157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97 트레이닝 데이터 정확도: nan 손실 함수(loss): 47875.277 tloss: 237.36282 trate 0</text:p>
          </table:table-cell>
        </table:table-row>
        <table:table-row table:style-name="ro1">
          <table:table-cell office:value-type="string" calcext:value-type="string">
            <text:p>테스트 데이터 정확도: 52.243748 손실 함수(loss): 50169.945 tloss: 255.894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98 트레이닝 데이터 정확도: nan 손실 함수(loss): 47650.86 tloss: 237.38269 trate 0</text:p>
          </table:table-cell>
        </table:table-row>
        <table:table-row table:style-name="ro1">
          <table:table-cell office:value-type="string" calcext:value-type="string">
            <text:p>테스트 데이터 정확도: 52.092968 손실 함수(loss): 50016.22 tloss: 255.168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1999 트레이닝 데이터 정확도: nan 손실 함수(loss): 47839.684 tloss: 236.94421 trate 0</text:p>
          </table:table-cell>
        </table:table-row>
        <table:table-row table:style-name="ro1">
          <table:table-cell office:value-type="string" calcext:value-type="string">
            <text:p>테스트 데이터 정확도: 52.585293 손실 함수(loss): 49968.867 tloss: 254.923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00 트레이닝 데이터 정확도: nan 손실 함수(loss): 47797.27 tloss: 236.90845 trate 0</text:p>
          </table:table-cell>
        </table:table-row>
        <table:table-row table:style-name="ro1">
          <table:table-cell office:value-type="string" calcext:value-type="string">
            <text:p>테스트 데이터 정확도: 52.32974 손실 함수(loss): 49941.22 tloss: 254.808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01 트레이닝 데이터 정확도: nan 손실 함수(loss): 47639.445 tloss: 236.64227 trate 0</text:p>
          </table:table-cell>
        </table:table-row>
        <table:table-row table:style-name="ro1">
          <table:table-cell office:value-type="string" calcext:value-type="string">
            <text:p>테스트 데이터 정확도: 52.642097 손실 함수(loss): 49710.707 tloss: 253.045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02 트레이닝 데이터 정확도: nan 손실 함수(loss): 48206.26 tloss: 238.23785 trate 0</text:p>
          </table:table-cell>
        </table:table-row>
        <table:table-row table:style-name="ro1">
          <table:table-cell office:value-type="string" calcext:value-type="string">
            <text:p>테스트 데이터 정확도: 52.252575 손실 함수(loss): 50925.29 tloss: 258.057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03 트레이닝 데이터 정확도: nan 손실 함수(loss): 47971.0 tloss: 237.69246 trate 0</text:p>
          </table:table-cell>
        </table:table-row>
        <table:table-row table:style-name="ro1">
          <table:table-cell office:value-type="string" calcext:value-type="string">
            <text:p>테스트 데이터 정확도: 52.559338 손실 함수(loss): 49791.918 tloss: 254.557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04 트레이닝 데이터 정확도: nan 손실 함수(loss): 48160.49 tloss: 238.15697 trate 0</text:p>
          </table:table-cell>
        </table:table-row>
        <table:table-row table:style-name="ro1">
          <table:table-cell office:value-type="string" calcext:value-type="string">
            <text:p>테스트 데이터 정확도: 52.038494 손실 함수(loss): 49201.992 tloss: 252.405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05 트레이닝 데이터 정확도: nan 손실 함수(loss): 48141.81 tloss: 238.21118 trate 0</text:p>
          </table:table-cell>
        </table:table-row>
        <table:table-row table:style-name="ro1">
          <table:table-cell office:value-type="string" calcext:value-type="string">
            <text:p>테스트 데이터 정확도: 52.806343 손실 함수(loss): 49624.16 tloss: 254.033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06 트레이닝 데이터 정확도: nan 손실 함수(loss): 47805.996 tloss: 237.1208 trate 0</text:p>
          </table:table-cell>
        </table:table-row>
        <table:table-row table:style-name="ro1">
          <table:table-cell office:value-type="string" calcext:value-type="string">
            <text:p>테스트 데이터 정확도: 52.160675 손실 함수(loss): 49927.184 tloss: 254.6787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07 트레이닝 데이터 정확도: nan 손실 함수(loss): 48117.23 tloss: 238.82854 trate 0</text:p>
          </table:table-cell>
        </table:table-row>
        <table:table-row table:style-name="ro1">
          <table:table-cell office:value-type="string" calcext:value-type="string">
            <text:p>테스트 데이터 정확도: 52.313152 손실 함수(loss): 49271.875 tloss: 252.33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08 트레이닝 데이터 정확도: nan 손실 함수(loss): 47861.812 tloss: 237.37013 trate 0</text:p>
          </table:table-cell>
        </table:table-row>
        <table:table-row table:style-name="ro1">
          <table:table-cell office:value-type="string" calcext:value-type="string">
            <text:p>테스트 데이터 정확도: 52.027275 손실 함수(loss): 49467.004 tloss: 251.386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09 트레이닝 데이터 정확도: nan 손실 함수(loss): 48016.594 tloss: 238.25194 trate 0</text:p>
          </table:table-cell>
        </table:table-row>
        <table:table-row table:style-name="ro1">
          <table:table-cell office:value-type="string" calcext:value-type="string">
            <text:p>테스트 데이터 정확도: 51.81673 손실 함수(loss): 49368.43 tloss: 252.034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10 트레이닝 데이터 정확도: nan 손실 함수(loss): 47958.473 tloss: 237.65114 trate 0</text:p>
          </table:table-cell>
        </table:table-row>
        <table:table-row table:style-name="ro1">
          <table:table-cell office:value-type="string" calcext:value-type="string">
            <text:p>테스트 데이터 정확도: 52.13558 손실 함수(loss): 50162.605 tloss: 254.413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11 트레이닝 데이터 정확도: nan 손실 함수(loss): 48130.285 tloss: 238.26718 trate 0</text:p>
          </table:table-cell>
        </table:table-row>
        <table:table-row table:style-name="ro1">
          <table:table-cell office:value-type="string" calcext:value-type="string">
            <text:p>테스트 데이터 정확도: 52.242275 손실 함수(loss): 50013.414 tloss: 253.043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12 트레이닝 데이터 정확도: nan 손실 함수(loss): 48024.656 tloss: 238.14653 trate 0</text:p>
          </table:table-cell>
        </table:table-row>
        <table:table-row table:style-name="ro1">
          <table:table-cell office:value-type="string" calcext:value-type="string">
            <text:p>테스트 데이터 정확도: 52.17513 손실 함수(loss): 49928.914 tloss: 252.355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13 트레이닝 데이터 정확도: nan 손실 함수(loss): 48013.29 tloss: 237.33096 trate 0</text:p>
          </table:table-cell>
        </table:table-row>
        <table:table-row table:style-name="ro1">
          <table:table-cell office:value-type="string" calcext:value-type="string">
            <text:p>테스트 데이터 정확도: 52.355335 손실 함수(loss): 49511.8 tloss: 253.459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14 트레이닝 데이터 정확도: nan 손실 함수(loss): 48065.383 tloss: 237.56932 trate 0</text:p>
          </table:table-cell>
        </table:table-row>
        <table:table-row table:style-name="ro1">
          <table:table-cell office:value-type="string" calcext:value-type="string">
            <text:p>테스트 데이터 정확도: 52.182354 손실 함수(loss): 50240.49 tloss: 254.376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15 트레이닝 데이터 정확도: nan 손실 함수(loss): 47854.004 tloss: 237.63326 trate 0</text:p>
          </table:table-cell>
        </table:table-row>
        <table:table-row table:style-name="ro1">
          <table:table-cell office:value-type="string" calcext:value-type="string">
            <text:p>테스트 데이터 정확도: 51.81124 손실 함수(loss): 49988.31 tloss: 254.23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16 트레이닝 데이터 정확도: nan 손실 함수(loss): 47783.637 tloss: 237.08488 trate 0</text:p>
          </table:table-cell>
        </table:table-row>
        <table:table-row table:style-name="ro1">
          <table:table-cell office:value-type="string" calcext:value-type="string">
            <text:p>테스트 데이터 정확도: 52.361042 손실 함수(loss): 50222.055 tloss: 252.4036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17 트레이닝 데이터 정확도: nan 손실 함수(loss): 47703.86 tloss: 237.16805 trate 0</text:p>
          </table:table-cell>
        </table:table-row>
        <table:table-row table:style-name="ro1">
          <table:table-cell office:value-type="string" calcext:value-type="string">
            <text:p>테스트 데이터 정확도: 51.33456 손실 함수(loss): 49512.535 tloss: 252.313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18 트레이닝 데이터 정확도: nan 손실 함수(loss): 47861.055 tloss: 237.03905 trate 0</text:p>
          </table:table-cell>
        </table:table-row>
        <table:table-row table:style-name="ro1">
          <table:table-cell office:value-type="string" calcext:value-type="string">
            <text:p>테스트 데이터 정확도: 52.189373 손실 함수(loss): 49393.465 tloss: 250.952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19 트레이닝 데이터 정확도: nan 손실 함수(loss): 47701.08 tloss: 236.53932 trate 0</text:p>
          </table:table-cell>
        </table:table-row>
        <table:table-row table:style-name="ro1">
          <table:table-cell office:value-type="string" calcext:value-type="string">
            <text:p>테스트 데이터 정확도: 52.420372 손실 함수(loss): 49831.48 tloss: 254.702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20 트레이닝 데이터 정확도: nan 손실 함수(loss): 47843.297 tloss: 237.93903 trate 0</text:p>
          </table:table-cell>
        </table:table-row>
        <table:table-row table:style-name="ro1">
          <table:table-cell office:value-type="string" calcext:value-type="string">
            <text:p>테스트 데이터 정확도: 53.080437 손실 함수(loss): 49553.48 tloss: 253.247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21 트레이닝 데이터 정확도: nan 손실 함수(loss): 47820.715 tloss: 237.15356 trate 0</text:p>
          </table:table-cell>
        </table:table-row>
        <table:table-row table:style-name="ro1">
          <table:table-cell office:value-type="string" calcext:value-type="string">
            <text:p>테스트 데이터 정확도: 51.617664 손실 함수(loss): 49771.78 tloss: 254.129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22 트레이닝 데이터 정확도: nan 손실 함수(loss): 47743.4 tloss: 237.88823 trate 0</text:p>
          </table:table-cell>
        </table:table-row>
        <table:table-row table:style-name="ro1">
          <table:table-cell office:value-type="string" calcext:value-type="string">
            <text:p>테스트 데이터 정확도: 51.904243 손실 함수(loss): 49465.82 tloss: 251.0485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23 트레이닝 데이터 정확도: nan 손실 함수(loss): 47982.19 tloss: 237.6823 trate 0</text:p>
          </table:table-cell>
        </table:table-row>
        <table:table-row table:style-name="ro1">
          <table:table-cell office:value-type="string" calcext:value-type="string">
            <text:p>테스트 데이터 정확도: 52.31195 손실 함수(loss): 50199.53 tloss: 254.7880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24 트레이닝 데이터 정확도: nan 손실 함수(loss): 47709.12 tloss: 236.55835 trate 0</text:p>
          </table:table-cell>
        </table:table-row>
        <table:table-row table:style-name="ro1">
          <table:table-cell office:value-type="string" calcext:value-type="string">
            <text:p>테스트 데이터 정확도: 52.0853 손실 함수(loss): 49518.926 tloss: 253.239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25 트레이닝 데이터 정확도: nan 손실 함수(loss): 47810.977 tloss: 237.03099 trate 0</text:p>
          </table:table-cell>
        </table:table-row>
        <table:table-row table:style-name="ro1">
          <table:table-cell office:value-type="string" calcext:value-type="string">
            <text:p>테스트 데이터 정확도: 52.04522 손실 함수(loss): 49809.312 tloss: 253.599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26 트레이닝 데이터 정확도: nan 손실 함수(loss): 48297.684 tloss: 237.8989 trate 0</text:p>
          </table:table-cell>
        </table:table-row>
        <table:table-row table:style-name="ro1">
          <table:table-cell office:value-type="string" calcext:value-type="string">
            <text:p>테스트 데이터 정확도: 52.168423 손실 함수(loss): 49416.008 tloss: 253.31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27 트레이닝 데이터 정확도: nan 손실 함수(loss): 47914.816 tloss: 236.92644 trate 0</text:p>
          </table:table-cell>
        </table:table-row>
        <table:table-row table:style-name="ro1">
          <table:table-cell office:value-type="string" calcext:value-type="string">
            <text:p>테스트 데이터 정확도: 51.983624 손실 함수(loss): 50037.598 tloss: 254.0652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28 트레이닝 데이터 정확도: nan 손실 함수(loss): 47905.49 tloss: 237.26465 trate 0</text:p>
          </table:table-cell>
        </table:table-row>
        <table:table-row table:style-name="ro1">
          <table:table-cell office:value-type="string" calcext:value-type="string">
            <text:p>테스트 데이터 정확도: 51.78061 손실 함수(loss): 50003.652 tloss: 254.208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29 트레이닝 데이터 정확도: nan 손실 함수(loss): 47521.633 tloss: 237.34258 trate 0</text:p>
          </table:table-cell>
        </table:table-row>
        <table:table-row table:style-name="ro1">
          <table:table-cell office:value-type="string" calcext:value-type="string">
            <text:p>테스트 데이터 정확도: 52.44067 손실 함수(loss): 49724.277 tloss: 253.199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30 트레이닝 데이터 정확도: nan 손실 함수(loss): 48072.242 tloss: 238.01486 trate 0</text:p>
          </table:table-cell>
        </table:table-row>
        <table:table-row table:style-name="ro1">
          <table:table-cell office:value-type="string" calcext:value-type="string">
            <text:p>테스트 데이터 정확도: 52.546654 손실 함수(loss): 50871.715 tloss: 255.274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31 트레이닝 데이터 정확도: nan 손실 함수(loss): 48063.566 tloss: 237.73322 trate 0</text:p>
          </table:table-cell>
        </table:table-row>
        <table:table-row table:style-name="ro1">
          <table:table-cell office:value-type="string" calcext:value-type="string">
            <text:p>테스트 데이터 정확도: 52.044746 손실 함수(loss): 51004.59 tloss: 257.672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32 트레이닝 데이터 정확도: nan 손실 함수(loss): 47604.254 tloss: 236.64049 trate 0</text:p>
          </table:table-cell>
        </table:table-row>
        <table:table-row table:style-name="ro1">
          <table:table-cell office:value-type="string" calcext:value-type="string">
            <text:p>테스트 데이터 정확도: 51.943707 손실 함수(loss): 49451.47 tloss: 252.70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33 트레이닝 데이터 정확도: nan 손실 함수(loss): 47912.92 tloss: 237.88327 trate 0</text:p>
          </table:table-cell>
        </table:table-row>
        <table:table-row table:style-name="ro1">
          <table:table-cell office:value-type="string" calcext:value-type="string">
            <text:p>테스트 데이터 정확도: 52.5544 손실 함수(loss): 48887.312 tloss: 249.604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34 트레이닝 데이터 정확도: nan 손실 함수(loss): 48023.934 tloss: 238.54039 trate 0</text:p>
          </table:table-cell>
        </table:table-row>
        <table:table-row table:style-name="ro1">
          <table:table-cell office:value-type="string" calcext:value-type="string">
            <text:p>테스트 데이터 정확도: 52.29079 손실 함수(loss): 49545.01 tloss: 252.8523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35 트레이닝 데이터 정확도: nan 손실 함수(loss): 47807.28 tloss: 237.40976 trate 0</text:p>
          </table:table-cell>
        </table:table-row>
        <table:table-row table:style-name="ro1">
          <table:table-cell office:value-type="string" calcext:value-type="string">
            <text:p>테스트 데이터 정확도: 52.338177 손실 함수(loss): 50062.188 tloss: 252.820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36 트레이닝 데이터 정확도: nan 손실 함수(loss): 47853.047 tloss: 237.36478 trate 0</text:p>
          </table:table-cell>
        </table:table-row>
        <table:table-row table:style-name="ro1">
          <table:table-cell office:value-type="string" calcext:value-type="string">
            <text:p>테스트 데이터 정확도: 52.787994 손실 함수(loss): 50288.055 tloss: 256.397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37 트레이닝 데이터 정확도: nan 손실 함수(loss): 47436.465 tloss: 235.92848 trate 0</text:p>
          </table:table-cell>
        </table:table-row>
        <table:table-row table:style-name="ro1">
          <table:table-cell office:value-type="string" calcext:value-type="string">
            <text:p>테스트 데이터 정확도: 51.804333 손실 함수(loss): 49522.78 tloss: 250.466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38 트레이닝 데이터 정확도: nan 손실 함수(loss): 47360.6 tloss: 236.0298 trate 0</text:p>
          </table:table-cell>
        </table:table-row>
        <table:table-row table:style-name="ro1">
          <table:table-cell office:value-type="string" calcext:value-type="string">
            <text:p>테스트 데이터 정확도: 52.368595 손실 함수(loss): 50066.184 tloss: 255.493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39 트레이닝 데이터 정확도: nan 손실 함수(loss): 47887.78 tloss: 237.27875 trate 0</text:p>
          </table:table-cell>
        </table:table-row>
        <table:table-row table:style-name="ro1">
          <table:table-cell office:value-type="string" calcext:value-type="string">
            <text:p>테스트 데이터 정확도: 51.999367 손실 함수(loss): 49429.15 tloss: 254.276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40 트레이닝 데이터 정확도: nan 손실 함수(loss): 47803.816 tloss: 236.24074 trate 0</text:p>
          </table:table-cell>
        </table:table-row>
        <table:table-row table:style-name="ro1">
          <table:table-cell office:value-type="string" calcext:value-type="string">
            <text:p>테스트 데이터 정확도: 52.058903 손실 함수(loss): 49492.473 tloss: 251.56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41 트레이닝 데이터 정확도: nan 손실 함수(loss): 47812.41 tloss: 237.77948 trate 0</text:p>
          </table:table-cell>
        </table:table-row>
        <table:table-row table:style-name="ro1">
          <table:table-cell office:value-type="string" calcext:value-type="string">
            <text:p>테스트 데이터 정확도: 52.143078 손실 함수(loss): 50573.367 tloss: 256.730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42 트레이닝 데이터 정확도: nan 손실 함수(loss): 47817.31 tloss: 237.3379 trate 0</text:p>
          </table:table-cell>
        </table:table-row>
        <table:table-row table:style-name="ro1">
          <table:table-cell office:value-type="string" calcext:value-type="string">
            <text:p>테스트 데이터 정확도: 51.942722 손실 함수(loss): 50470.27 tloss: 254.363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43 트레이닝 데이터 정확도: nan 손실 함수(loss): 47800.54 tloss: 237.7972 trate 0</text:p>
          </table:table-cell>
        </table:table-row>
        <table:table-row table:style-name="ro1">
          <table:table-cell office:value-type="string" calcext:value-type="string">
            <text:p>테스트 데이터 정확도: 52.712315 손실 함수(loss): 50263.652 tloss: 257.32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44 트레이닝 데이터 정확도: nan 손실 함수(loss): 47792.867 tloss: 237.20879 trate 0</text:p>
          </table:table-cell>
        </table:table-row>
        <table:table-row table:style-name="ro1">
          <table:table-cell office:value-type="string" calcext:value-type="string">
            <text:p>테스트 데이터 정확도: 51.45739 손실 함수(loss): 50158.816 tloss: 255.535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45 트레이닝 데이터 정확도: nan 손실 함수(loss): 48304.64 tloss: 238.40974 trate 0</text:p>
          </table:table-cell>
        </table:table-row>
        <table:table-row table:style-name="ro1">
          <table:table-cell office:value-type="string" calcext:value-type="string">
            <text:p>테스트 데이터 정확도: 52.56552 손실 함수(loss): 49732.723 tloss: 254.147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46 트레이닝 데이터 정확도: nan 손실 함수(loss): 48131.31 tloss: 238.45143 trate 0</text:p>
          </table:table-cell>
        </table:table-row>
        <table:table-row table:style-name="ro1">
          <table:table-cell office:value-type="string" calcext:value-type="string">
            <text:p>테스트 데이터 정확도: 52.54052 손실 함수(loss): 50901.79 tloss: 254.949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47 트레이닝 데이터 정확도: nan 손실 함수(loss): 47818.816 tloss: 237.38379 trate 0</text:p>
          </table:table-cell>
        </table:table-row>
        <table:table-row table:style-name="ro1">
          <table:table-cell office:value-type="string" calcext:value-type="string">
            <text:p>테스트 데이터 정확도: 51.89921 손실 함수(loss): 49198.723 tloss: 252.8631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48 트레이닝 데이터 정확도: nan 손실 함수(loss): 47602.35 tloss: 236.94023 trate 0</text:p>
          </table:table-cell>
        </table:table-row>
        <table:table-row table:style-name="ro1">
          <table:table-cell office:value-type="string" calcext:value-type="string">
            <text:p>테스트 데이터 정확도: 52.415546 손실 함수(loss): 49811.98 tloss: 253.18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49 트레이닝 데이터 정확도: nan 손실 함수(loss): 47505.22 tloss: 236.72739 trate 0</text:p>
          </table:table-cell>
        </table:table-row>
        <table:table-row table:style-name="ro1">
          <table:table-cell office:value-type="string" calcext:value-type="string">
            <text:p>테스트 데이터 정확도: 52.294567 손실 함수(loss): 49487.44 tloss: 253.038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50 트레이닝 데이터 정확도: nan 손실 함수(loss): 47796.418 tloss: 237.33064 trate 0</text:p>
          </table:table-cell>
        </table:table-row>
        <table:table-row table:style-name="ro1">
          <table:table-cell office:value-type="string" calcext:value-type="string">
            <text:p>테스트 데이터 정확도: 52.26413 손실 함수(loss): 50692.29 tloss: 256.438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51 트레이닝 데이터 정확도: nan 손실 함수(loss): 47900.64 tloss: 236.91779 trate 0</text:p>
          </table:table-cell>
        </table:table-row>
        <table:table-row table:style-name="ro1">
          <table:table-cell office:value-type="string" calcext:value-type="string">
            <text:p>테스트 데이터 정확도: 51.498344 손실 함수(loss): 49521.977 tloss: 254.222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52 트레이닝 데이터 정확도: nan 손실 함수(loss): 47566.664 tloss: 236.97389 trate 0</text:p>
          </table:table-cell>
        </table:table-row>
        <table:table-row table:style-name="ro1">
          <table:table-cell office:value-type="string" calcext:value-type="string">
            <text:p>테스트 데이터 정확도: 52.287987 손실 함수(loss): 49730.18 tloss: 252.738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53 트레이닝 데이터 정확도: nan 손실 함수(loss): 47712.86 tloss: 236.83083 trate 0</text:p>
          </table:table-cell>
        </table:table-row>
        <table:table-row table:style-name="ro1">
          <table:table-cell office:value-type="string" calcext:value-type="string">
            <text:p>테스트 데이터 정확도: 52.177254 손실 함수(loss): 50134.305 tloss: 253.991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54 트레이닝 데이터 정확도: nan 손실 함수(loss): 48158.344 tloss: 238.52629 trate 0</text:p>
          </table:table-cell>
        </table:table-row>
        <table:table-row table:style-name="ro1">
          <table:table-cell office:value-type="string" calcext:value-type="string">
            <text:p>테스트 데이터 정확도: 52.02058 손실 함수(loss): 49585.85 tloss: 252.625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55 트레이닝 데이터 정확도: nan 손실 함수(loss): 47726.066 tloss: 237.09505 trate 0</text:p>
          </table:table-cell>
        </table:table-row>
        <table:table-row table:style-name="ro1">
          <table:table-cell office:value-type="string" calcext:value-type="string">
            <text:p>테스트 데이터 정확도: 52.103394 손실 함수(loss): 50046.773 tloss: 253.986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56 트레이닝 데이터 정확도: nan 손실 함수(loss): 47901.2 tloss: 237.52591 trate 0</text:p>
          </table:table-cell>
        </table:table-row>
        <table:table-row table:style-name="ro1">
          <table:table-cell office:value-type="string" calcext:value-type="string">
            <text:p>테스트 데이터 정확도: 52.466465 손실 함수(loss): 48712.055 tloss: 251.468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57 트레이닝 데이터 정확도: nan 손실 함수(loss): 47678.066 tloss: 236.80444 trate 0</text:p>
          </table:table-cell>
        </table:table-row>
        <table:table-row table:style-name="ro1">
          <table:table-cell office:value-type="string" calcext:value-type="string">
            <text:p>테스트 데이터 정확도: 52.421513 손실 함수(loss): 49756.48 tloss: 254.293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58 트레이닝 데이터 정확도: nan 손실 함수(loss): 47675.312 tloss: 236.53122 trate 0</text:p>
          </table:table-cell>
        </table:table-row>
        <table:table-row table:style-name="ro1">
          <table:table-cell office:value-type="string" calcext:value-type="string">
            <text:p>테스트 데이터 정확도: 52.230778 손실 함수(loss): 49219.508 tloss: 253.149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59 트레이닝 데이터 정확도: nan 손실 함수(loss): 47870.188 tloss: 238.25757 trate 0</text:p>
          </table:table-cell>
        </table:table-row>
        <table:table-row table:style-name="ro1">
          <table:table-cell office:value-type="string" calcext:value-type="string">
            <text:p>테스트 데이터 정확도: 52.62918 손실 함수(loss): 48975.723 tloss: 250.740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60 트레이닝 데이터 정확도: nan 손실 함수(loss): 48230.13 tloss: 237.70642 trate 0</text:p>
          </table:table-cell>
        </table:table-row>
        <table:table-row table:style-name="ro1">
          <table:table-cell office:value-type="string" calcext:value-type="string">
            <text:p>테스트 데이터 정확도: 52.278038 손실 함수(loss): 49829.965 tloss: 254.558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61 트레이닝 데이터 정확도: nan 손실 함수(loss): 47632.11 tloss: 237.95691 trate 0</text:p>
          </table:table-cell>
        </table:table-row>
        <table:table-row table:style-name="ro1">
          <table:table-cell office:value-type="string" calcext:value-type="string">
            <text:p>테스트 데이터 정확도: 52.26743 손실 함수(loss): 50320.465 tloss: 253.2497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62 트레이닝 데이터 정확도: nan 손실 함수(loss): 47527.258 tloss: 235.96593 trate 0</text:p>
          </table:table-cell>
        </table:table-row>
        <table:table-row table:style-name="ro1">
          <table:table-cell office:value-type="string" calcext:value-type="string">
            <text:p>테스트 데이터 정확도: 51.929615 손실 함수(loss): 49989.04 tloss: 254.093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63 트레이닝 데이터 정확도: nan 손실 함수(loss): 47697.277 tloss: 237.34818 trate 0</text:p>
          </table:table-cell>
        </table:table-row>
        <table:table-row table:style-name="ro1">
          <table:table-cell office:value-type="string" calcext:value-type="string">
            <text:p>테스트 데이터 정확도: 52.25573 손실 함수(loss): 49468.312 tloss: 252.573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64 트레이닝 데이터 정확도: nan 손실 함수(loss): 47551.215 tloss: 237.3184 trate 0</text:p>
          </table:table-cell>
        </table:table-row>
        <table:table-row table:style-name="ro1">
          <table:table-cell office:value-type="string" calcext:value-type="string">
            <text:p>테스트 데이터 정확도: 51.988865 손실 함수(loss): 50030.57 tloss: 253.373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65 트레이닝 데이터 정확도: nan 손실 함수(loss): 47999.934 tloss: 236.86394 trate 0</text:p>
          </table:table-cell>
        </table:table-row>
        <table:table-row table:style-name="ro1">
          <table:table-cell office:value-type="string" calcext:value-type="string">
            <text:p>테스트 데이터 정확도: 51.914722 손실 함수(loss): 49922.164 tloss: 250.98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66 트레이닝 데이터 정확도: nan 손실 함수(loss): 47814.168 tloss: 237.47533 trate 0</text:p>
          </table:table-cell>
        </table:table-row>
        <table:table-row table:style-name="ro1">
          <table:table-cell office:value-type="string" calcext:value-type="string">
            <text:p>테스트 데이터 정확도: 52.494846 손실 함수(loss): 50638.46 tloss: 256.010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67 트레이닝 데이터 정확도: nan 손실 함수(loss): 47819.004 tloss: 237.61824 trate 0</text:p>
          </table:table-cell>
        </table:table-row>
        <table:table-row table:style-name="ro1">
          <table:table-cell office:value-type="string" calcext:value-type="string">
            <text:p>테스트 데이터 정확도: 52.036644 손실 함수(loss): 49980.63 tloss: 252.098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68 트레이닝 데이터 정확도: nan 손실 함수(loss): 47682.633 tloss: 236.47885 trate 0</text:p>
          </table:table-cell>
        </table:table-row>
        <table:table-row table:style-name="ro1">
          <table:table-cell office:value-type="string" calcext:value-type="string">
            <text:p>테스트 데이터 정확도: 51.498844 손실 함수(loss): 49571.082 tloss: 251.103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69 트레이닝 데이터 정확도: nan 손실 함수(loss): 47742.188 tloss: 236.39908 trate 0</text:p>
          </table:table-cell>
        </table:table-row>
        <table:table-row table:style-name="ro1">
          <table:table-cell office:value-type="string" calcext:value-type="string">
            <text:p>테스트 데이터 정확도: 52.32867 손실 함수(loss): 50524.465 tloss: 256.436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70 트레이닝 데이터 정확도: nan 손실 함수(loss): 47550.883 tloss: 236.75629 trate 0</text:p>
          </table:table-cell>
        </table:table-row>
        <table:table-row table:style-name="ro1">
          <table:table-cell office:value-type="string" calcext:value-type="string">
            <text:p>테스트 데이터 정확도: 52.37966 손실 함수(loss): 48373.69 tloss: 247.507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71 트레이닝 데이터 정확도: nan 손실 함수(loss): 47670.008 tloss: 236.2949 trate 0</text:p>
          </table:table-cell>
        </table:table-row>
        <table:table-row table:style-name="ro1">
          <table:table-cell office:value-type="string" calcext:value-type="string">
            <text:p>테스트 데이터 정확도: 51.897495 손실 함수(loss): 49610.3 tloss: 251.858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72 트레이닝 데이터 정확도: nan 손실 함수(loss): 47589.527 tloss: 236.89514 trate 0</text:p>
          </table:table-cell>
        </table:table-row>
        <table:table-row table:style-name="ro1">
          <table:table-cell office:value-type="string" calcext:value-type="string">
            <text:p>테스트 데이터 정확도: 52.482033 손실 함수(loss): 50673.56 tloss: 258.819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73 트레이닝 데이터 정확도: nan 손실 함수(loss): 47768.69 tloss: 236.79099 trate 0</text:p>
          </table:table-cell>
        </table:table-row>
        <table:table-row table:style-name="ro1">
          <table:table-cell office:value-type="string" calcext:value-type="string">
            <text:p>테스트 데이터 정확도: 52.155003 손실 함수(loss): 50184.996 tloss: 253.566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74 트레이닝 데이터 정확도: nan 손실 함수(loss): 47494.223 tloss: 236.30916 trate 0</text:p>
          </table:table-cell>
        </table:table-row>
        <table:table-row table:style-name="ro1">
          <table:table-cell office:value-type="string" calcext:value-type="string">
            <text:p>테스트 데이터 정확도: 52.414516 손실 함수(loss): 50621.26 tloss: 253.701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75 트레이닝 데이터 정확도: nan 손실 함수(loss): 47830.04 tloss: 237.43779 trate 0</text:p>
          </table:table-cell>
        </table:table-row>
        <table:table-row table:style-name="ro1">
          <table:table-cell office:value-type="string" calcext:value-type="string">
            <text:p>테스트 데이터 정확도: 52.28434 손실 함수(loss): 50011.227 tloss: 255.147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76 트레이닝 데이터 정확도: nan 손실 함수(loss): 47714.99 tloss: 236.94772 trate 0</text:p>
          </table:table-cell>
        </table:table-row>
        <table:table-row table:style-name="ro1">
          <table:table-cell office:value-type="string" calcext:value-type="string">
            <text:p>테스트 데이터 정확도: 52.454323 손실 함수(loss): 49268.074 tloss: 253.3633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77 트레이닝 데이터 정확도: nan 손실 함수(loss): 47841.934 tloss: 237.4299 trate 0</text:p>
          </table:table-cell>
        </table:table-row>
        <table:table-row table:style-name="ro1">
          <table:table-cell office:value-type="string" calcext:value-type="string">
            <text:p>테스트 데이터 정확도: 51.943638 손실 함수(loss): 50833.5 tloss: 256.26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78 트레이닝 데이터 정확도: nan 손실 함수(loss): 47690.36 tloss: 235.78342 trate 0</text:p>
          </table:table-cell>
        </table:table-row>
        <table:table-row table:style-name="ro1">
          <table:table-cell office:value-type="string" calcext:value-type="string">
            <text:p>테스트 데이터 정확도: 52.396847 손실 함수(loss): 50792.074 tloss: 257.817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79 트레이닝 데이터 정확도: nan 손실 함수(loss): 47664.816 tloss: 236.04404 trate 0</text:p>
          </table:table-cell>
        </table:table-row>
        <table:table-row table:style-name="ro1">
          <table:table-cell office:value-type="string" calcext:value-type="string">
            <text:p>테스트 데이터 정확도: 52.110542 손실 함수(loss): 49952.9 tloss: 254.304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80 트레이닝 데이터 정확도: nan 손실 함수(loss): 47582.9 tloss: 236.35619 trate 0</text:p>
          </table:table-cell>
        </table:table-row>
        <table:table-row table:style-name="ro1">
          <table:table-cell office:value-type="string" calcext:value-type="string">
            <text:p>테스트 데이터 정확도: 52.702293 손실 함수(loss): 50012.164 tloss: 254.780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81 트레이닝 데이터 정확도: nan 손실 함수(loss): 47673.89 tloss: 236.8182 trate 0</text:p>
          </table:table-cell>
        </table:table-row>
        <table:table-row table:style-name="ro1">
          <table:table-cell office:value-type="string" calcext:value-type="string">
            <text:p>테스트 데이터 정확도: 51.41 손실 함수(loss): 49382.72 tloss: 249.3243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82 트레이닝 데이터 정확도: nan 손실 함수(loss): 47849.105 tloss: 238.10895 trate 0</text:p>
          </table:table-cell>
        </table:table-row>
        <table:table-row table:style-name="ro1">
          <table:table-cell office:value-type="string" calcext:value-type="string">
            <text:p>테스트 데이터 정확도: 52.401928 손실 함수(loss): 49399.12 tloss: 252.086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83 트레이닝 데이터 정확도: nan 손실 함수(loss): 47252.83 tloss: 236.25214 trate 0</text:p>
          </table:table-cell>
        </table:table-row>
        <table:table-row table:style-name="ro1">
          <table:table-cell office:value-type="string" calcext:value-type="string">
            <text:p>테스트 데이터 정확도: 52.096058 손실 함수(loss): 49832.48 tloss: 253.89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84 트레이닝 데이터 정확도: nan 손실 함수(loss): 47738.92 tloss: 236.39084 trate 0</text:p>
          </table:table-cell>
        </table:table-row>
        <table:table-row table:style-name="ro1">
          <table:table-cell office:value-type="string" calcext:value-type="string">
            <text:p>테스트 데이터 정확도: 52.150402 손실 함수(loss): 50216.527 tloss: 256.855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85 트레이닝 데이터 정확도: nan 손실 함수(loss): 47698.035 tloss: 236.66681 trate 0</text:p>
          </table:table-cell>
        </table:table-row>
        <table:table-row table:style-name="ro1">
          <table:table-cell office:value-type="string" calcext:value-type="string">
            <text:p>테스트 데이터 정확도: 52.242363 손실 함수(loss): 49793.184 tloss: 253.57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86 트레이닝 데이터 정확도: nan 손실 함수(loss): 47414.844 tloss: 236.2884 trate 0</text:p>
          </table:table-cell>
        </table:table-row>
        <table:table-row table:style-name="ro1">
          <table:table-cell office:value-type="string" calcext:value-type="string">
            <text:p>테스트 데이터 정확도: 52.426113 손실 함수(loss): 49577.105 tloss: 252.006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87 트레이닝 데이터 정확도: nan 손실 함수(loss): 47815.87 tloss: 237.28342 trate 0</text:p>
          </table:table-cell>
        </table:table-row>
        <table:table-row table:style-name="ro1">
          <table:table-cell office:value-type="string" calcext:value-type="string">
            <text:p>테스트 데이터 정확도: 52.011536 손실 함수(loss): 50805.63 tloss: 256.564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88 트레이닝 데이터 정확도: nan 손실 함수(loss): 47582.62 tloss: 237.15407 trate 0</text:p>
          </table:table-cell>
        </table:table-row>
        <table:table-row table:style-name="ro1">
          <table:table-cell office:value-type="string" calcext:value-type="string">
            <text:p>테스트 데이터 정확도: 52.060883 손실 함수(loss): 49847.355 tloss: 251.855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89 트레이닝 데이터 정확도: nan 손실 함수(loss): 47542.316 tloss: 236.24844 trate 0</text:p>
          </table:table-cell>
        </table:table-row>
        <table:table-row table:style-name="ro1">
          <table:table-cell office:value-type="string" calcext:value-type="string">
            <text:p>테스트 데이터 정확도: 52.6561 손실 함수(loss): 50438.574 tloss: 254.997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90 트레이닝 데이터 정확도: nan 손실 함수(loss): 47655.25 tloss: 236.58249 trate 0</text:p>
          </table:table-cell>
        </table:table-row>
        <table:table-row table:style-name="ro1">
          <table:table-cell office:value-type="string" calcext:value-type="string">
            <text:p>테스트 데이터 정확도: 51.72654 손실 함수(loss): 49551.582 tloss: 253.220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91 트레이닝 데이터 정확도: nan 손실 함수(loss): 47741.38 tloss: 237.39507 trate 0</text:p>
          </table:table-cell>
        </table:table-row>
        <table:table-row table:style-name="ro1">
          <table:table-cell office:value-type="string" calcext:value-type="string">
            <text:p>테스트 데이터 정확도: 52.30847 손실 함수(loss): 49476.676 tloss: 253.0055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92 트레이닝 데이터 정확도: nan 손실 함수(loss): 47644.0 tloss: 237.51907 trate 0</text:p>
          </table:table-cell>
        </table:table-row>
        <table:table-row table:style-name="ro1">
          <table:table-cell office:value-type="string" calcext:value-type="string">
            <text:p>테스트 데이터 정확도: 51.82151 손실 함수(loss): 48937.242 tloss: 251.109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93 트레이닝 데이터 정확도: nan 손실 함수(loss): 47583.094 tloss: 237.30525 trate 0</text:p>
          </table:table-cell>
        </table:table-row>
        <table:table-row table:style-name="ro1">
          <table:table-cell office:value-type="string" calcext:value-type="string">
            <text:p>테스트 데이터 정확도: 51.66433 손실 함수(loss): 48938.99 tloss: 251.170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94 트레이닝 데이터 정확도: nan 손실 함수(loss): 47419.277 tloss: 236.73544 trate 0</text:p>
          </table:table-cell>
        </table:table-row>
        <table:table-row table:style-name="ro1">
          <table:table-cell office:value-type="string" calcext:value-type="string">
            <text:p>테스트 데이터 정확도: 52.448967 손실 함수(loss): 50108.895 tloss: 255.502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95 트레이닝 데이터 정확도: nan 손실 함수(loss): 47761.754 tloss: 237.40234 trate 0</text:p>
          </table:table-cell>
        </table:table-row>
        <table:table-row table:style-name="ro1">
          <table:table-cell office:value-type="string" calcext:value-type="string">
            <text:p>테스트 데이터 정확도: 52.374397 손실 함수(loss): 49458.715 tloss: 251.7078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96 트레이닝 데이터 정확도: nan 손실 함수(loss): 47729.637 tloss: 236.91524 trate 0</text:p>
          </table:table-cell>
        </table:table-row>
        <table:table-row table:style-name="ro1">
          <table:table-cell office:value-type="string" calcext:value-type="string">
            <text:p>테스트 데이터 정확도: 52.092052 손실 함수(loss): 49460.0 tloss: 253.351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97 트레이닝 데이터 정확도: nan 손실 함수(loss): 47787.26 tloss: 237.55469 trate 0</text:p>
          </table:table-cell>
        </table:table-row>
        <table:table-row table:style-name="ro1">
          <table:table-cell office:value-type="string" calcext:value-type="string">
            <text:p>테스트 데이터 정확도: 51.876293 손실 함수(loss): 49490.754 tloss: 252.729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98 트레이닝 데이터 정확도: nan 손실 함수(loss): 47471.367 tloss: 236.74023 trate 0</text:p>
          </table:table-cell>
        </table:table-row>
        <table:table-row table:style-name="ro1">
          <table:table-cell office:value-type="string" calcext:value-type="string">
            <text:p>테스트 데이터 정확도: 51.92975 손실 함수(loss): 50697.727 tloss: 254.568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099 트레이닝 데이터 정확도: nan 손실 함수(loss): 47641.418 tloss: 236.90564 trate 0</text:p>
          </table:table-cell>
        </table:table-row>
        <table:table-row table:style-name="ro1">
          <table:table-cell office:value-type="string" calcext:value-type="string">
            <text:p>테스트 데이터 정확도: 52.453026 손실 함수(loss): 50437.492 tloss: 255.079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00 트레이닝 데이터 정확도: nan 손실 함수(loss): 47719.61 tloss: 236.37291 trate 0</text:p>
          </table:table-cell>
        </table:table-row>
        <table:table-row table:style-name="ro1">
          <table:table-cell office:value-type="string" calcext:value-type="string">
            <text:p>테스트 데이터 정확도: 52.09791 손실 함수(loss): 49113.38 tloss: 250.528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01 트레이닝 데이터 정확도: nan 손실 함수(loss): 47707.297 tloss: 237.6606 trate 0</text:p>
          </table:table-cell>
        </table:table-row>
        <table:table-row table:style-name="ro1">
          <table:table-cell office:value-type="string" calcext:value-type="string">
            <text:p>테스트 데이터 정확도: 52.175945 손실 함수(loss): 50005.26 tloss: 253.073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02 트레이닝 데이터 정확도: nan 손실 함수(loss): 47493.04 tloss: 236.5271 trate 0</text:p>
          </table:table-cell>
        </table:table-row>
        <table:table-row table:style-name="ro1">
          <table:table-cell office:value-type="string" calcext:value-type="string">
            <text:p>테스트 데이터 정확도: 51.66206 손실 함수(loss): 49499.496 tloss: 253.035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03 트레이닝 데이터 정확도: nan 손실 함수(loss): 47783.965 tloss: 237.78291 trate 0</text:p>
          </table:table-cell>
        </table:table-row>
        <table:table-row table:style-name="ro1">
          <table:table-cell office:value-type="string" calcext:value-type="string">
            <text:p>테스트 데이터 정확도: 52.252956 손실 함수(loss): 49368.445 tloss: 250.445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04 트레이닝 데이터 정확도: nan 손실 함수(loss): 47529.062 tloss: 236.88074 trate 0</text:p>
          </table:table-cell>
        </table:table-row>
        <table:table-row table:style-name="ro1">
          <table:table-cell office:value-type="string" calcext:value-type="string">
            <text:p>테스트 데이터 정확도: 52.01694 손실 함수(loss): 50149.07 tloss: 254.35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05 트레이닝 데이터 정확도: nan 손실 함수(loss): 47836.77 tloss: 236.31252 trate 0</text:p>
          </table:table-cell>
        </table:table-row>
        <table:table-row table:style-name="ro1">
          <table:table-cell office:value-type="string" calcext:value-type="string">
            <text:p>테스트 데이터 정확도: 52.377552 손실 함수(loss): 49922.44 tloss: 253.60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06 트레이닝 데이터 정확도: nan 손실 함수(loss): 47867.723 tloss: 236.12848 trate 0</text:p>
          </table:table-cell>
        </table:table-row>
        <table:table-row table:style-name="ro1">
          <table:table-cell office:value-type="string" calcext:value-type="string">
            <text:p>테스트 데이터 정확도: 51.418358 손실 함수(loss): 48861.465 tloss: 249.7634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07 트레이닝 데이터 정확도: nan 손실 함수(loss): 47647.67 tloss: 236.14157 trate 0</text:p>
          </table:table-cell>
        </table:table-row>
        <table:table-row table:style-name="ro1">
          <table:table-cell office:value-type="string" calcext:value-type="string">
            <text:p>테스트 데이터 정확도: 51.843052 손실 함수(loss): 49258.625 tloss: 249.514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08 트레이닝 데이터 정확도: nan 손실 함수(loss): 47546.37 tloss: 236.89012 trate 0</text:p>
          </table:table-cell>
        </table:table-row>
        <table:table-row table:style-name="ro1">
          <table:table-cell office:value-type="string" calcext:value-type="string">
            <text:p>테스트 데이터 정확도: 51.670635 손실 함수(loss): 49479.52 tloss: 251.720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09 트레이닝 데이터 정확도: nan 손실 함수(loss): 47651.45 tloss: 236.43263 trate 0</text:p>
          </table:table-cell>
        </table:table-row>
        <table:table-row table:style-name="ro1">
          <table:table-cell office:value-type="string" calcext:value-type="string">
            <text:p>테스트 데이터 정확도: 51.863224 손실 함수(loss): 49794.875 tloss: 252.373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10 트레이닝 데이터 정확도: nan 손실 함수(loss): 47766.195 tloss: 236.72986 trate 0</text:p>
          </table:table-cell>
        </table:table-row>
        <table:table-row table:style-name="ro1">
          <table:table-cell office:value-type="string" calcext:value-type="string">
            <text:p>테스트 데이터 정확도: 51.841606 손실 함수(loss): 49965.633 tloss: 253.884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11 트레이닝 데이터 정확도: nan 손실 함수(loss): 47465.477 tloss: 235.83063 trate 0</text:p>
          </table:table-cell>
        </table:table-row>
        <table:table-row table:style-name="ro1">
          <table:table-cell office:value-type="string" calcext:value-type="string">
            <text:p>테스트 데이터 정확도: 51.77786 손실 함수(loss): 49736.457 tloss: 253.181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12 트레이닝 데이터 정확도: nan 손실 함수(loss): 47503.105 tloss: 237.21625 trate 0</text:p>
          </table:table-cell>
        </table:table-row>
        <table:table-row table:style-name="ro1">
          <table:table-cell office:value-type="string" calcext:value-type="string">
            <text:p>테스트 데이터 정확도: 51.419838 손실 함수(loss): 50827.51 tloss: 255.71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13 트레이닝 데이터 정확도: nan 손실 함수(loss): 47597.445 tloss: 236.84715 trate 0</text:p>
          </table:table-cell>
        </table:table-row>
        <table:table-row table:style-name="ro1">
          <table:table-cell office:value-type="string" calcext:value-type="string">
            <text:p>테스트 데이터 정확도: 51.38437 손실 함수(loss): 50139.387 tloss: 254.095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14 트레이닝 데이터 정확도: nan 손실 함수(loss): 47471.36 tloss: 236.48607 trate 0</text:p>
          </table:table-cell>
        </table:table-row>
        <table:table-row table:style-name="ro1">
          <table:table-cell office:value-type="string" calcext:value-type="string">
            <text:p>테스트 데이터 정확도: 52.07683 손실 함수(loss): 49536.855 tloss: 254.802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15 트레이닝 데이터 정확도: nan 손실 함수(loss): 47537.316 tloss: 237.16365 trate 0</text:p>
          </table:table-cell>
        </table:table-row>
        <table:table-row table:style-name="ro1">
          <table:table-cell office:value-type="string" calcext:value-type="string">
            <text:p>테스트 데이터 정확도: 52.201565 손실 함수(loss): 50752.445 tloss: 254.350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16 트레이닝 데이터 정확도: nan 손실 함수(loss): 47534.805 tloss: 236.0544 trate 0</text:p>
          </table:table-cell>
        </table:table-row>
        <table:table-row table:style-name="ro1">
          <table:table-cell office:value-type="string" calcext:value-type="string">
            <text:p>테스트 데이터 정확도: 51.97392 손실 함수(loss): 49702.434 tloss: 252.497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17 트레이닝 데이터 정확도: nan 손실 함수(loss): 47586.723 tloss: 236.15 trate 0</text:p>
          </table:table-cell>
        </table:table-row>
        <table:table-row table:style-name="ro1">
          <table:table-cell office:value-type="string" calcext:value-type="string">
            <text:p>테스트 데이터 정확도: 52.103947 손실 함수(loss): 49647.668 tloss: 254.657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18 트레이닝 데이터 정확도: nan 손실 함수(loss): 47380.145 tloss: 236.15765 trate 0</text:p>
          </table:table-cell>
        </table:table-row>
        <table:table-row table:style-name="ro1">
          <table:table-cell office:value-type="string" calcext:value-type="string">
            <text:p>테스트 데이터 정확도: 52.765354 손실 함수(loss): 49685.68 tloss: 252.5483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19 트레이닝 데이터 정확도: nan 손실 함수(loss): 47408.29 tloss: 236.15497 trate 0</text:p>
          </table:table-cell>
        </table:table-row>
        <table:table-row table:style-name="ro1">
          <table:table-cell office:value-type="string" calcext:value-type="string">
            <text:p>테스트 데이터 정확도: 51.929626 손실 함수(loss): 49163.22 tloss: 252.781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20 트레이닝 데이터 정확도: nan 손실 함수(loss): 47790.8 tloss: 237.01889 trate 0</text:p>
          </table:table-cell>
        </table:table-row>
        <table:table-row table:style-name="ro1">
          <table:table-cell office:value-type="string" calcext:value-type="string">
            <text:p>테스트 데이터 정확도: 51.74696 손실 함수(loss): 49324.258 tloss: 252.721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21 트레이닝 데이터 정확도: nan 손실 함수(loss): 47371.83 tloss: 236.74411 trate 0</text:p>
          </table:table-cell>
        </table:table-row>
        <table:table-row table:style-name="ro1">
          <table:table-cell office:value-type="string" calcext:value-type="string">
            <text:p>테스트 데이터 정확도: 52.75794 손실 함수(loss): 50563.055 tloss: 255.088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22 트레이닝 데이터 정확도: nan 손실 함수(loss): 47603.965 tloss: 236.1124 trate 0</text:p>
          </table:table-cell>
        </table:table-row>
        <table:table-row table:style-name="ro1">
          <table:table-cell office:value-type="string" calcext:value-type="string">
            <text:p>테스트 데이터 정확도: 51.933117 손실 함수(loss): 49797.508 tloss: 252.883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23 트레이닝 데이터 정확도: nan 손실 함수(loss): 47448.926 tloss: 236.67647 trate 0</text:p>
          </table:table-cell>
        </table:table-row>
        <table:table-row table:style-name="ro1">
          <table:table-cell office:value-type="string" calcext:value-type="string">
            <text:p>테스트 데이터 정확도: 51.944485 손실 함수(loss): 49123.523 tloss: 251.788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24 트레이닝 데이터 정확도: nan 손실 함수(loss): 47409.777 tloss: 236.44539 trate 0</text:p>
          </table:table-cell>
        </table:table-row>
        <table:table-row table:style-name="ro1">
          <table:table-cell office:value-type="string" calcext:value-type="string">
            <text:p>테스트 데이터 정확도: 52.121407 손실 함수(loss): 49475.145 tloss: 250.295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25 트레이닝 데이터 정확도: nan 손실 함수(loss): 47461.08 tloss: 236.89474 trate 0</text:p>
          </table:table-cell>
        </table:table-row>
        <table:table-row table:style-name="ro1">
          <table:table-cell office:value-type="string" calcext:value-type="string">
            <text:p>테스트 데이터 정확도: 52.114025 손실 함수(loss): 50285.66 tloss: 257.870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26 트레이닝 데이터 정확도: nan 손실 함수(loss): 47444.45 tloss: 237.14731 trate 0</text:p>
          </table:table-cell>
        </table:table-row>
        <table:table-row table:style-name="ro1">
          <table:table-cell office:value-type="string" calcext:value-type="string">
            <text:p>테스트 데이터 정확도: 52.134373 손실 함수(loss): 49003.94 tloss: 251.615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27 트레이닝 데이터 정확도: nan 손실 함수(loss): 47363.9 tloss: 236.14664 trate 0</text:p>
          </table:table-cell>
        </table:table-row>
        <table:table-row table:style-name="ro1">
          <table:table-cell office:value-type="string" calcext:value-type="string">
            <text:p>테스트 데이터 정확도: 52.099785 손실 함수(loss): 49999.617 tloss: 252.73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28 트레이닝 데이터 정확도: nan 손실 함수(loss): 47729.02 tloss: 236.80801 trate 0</text:p>
          </table:table-cell>
        </table:table-row>
        <table:table-row table:style-name="ro1">
          <table:table-cell office:value-type="string" calcext:value-type="string">
            <text:p>테스트 데이터 정확도: 51.838787 손실 함수(loss): 49845.02 tloss: 254.8967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29 트레이닝 데이터 정확도: nan 손실 함수(loss): 47372.742 tloss: 235.74698 trate 0</text:p>
          </table:table-cell>
        </table:table-row>
        <table:table-row table:style-name="ro1">
          <table:table-cell office:value-type="string" calcext:value-type="string">
            <text:p>테스트 데이터 정확도: 52.584503 손실 함수(loss): 50120.684 tloss: 252.712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30 트레이닝 데이터 정확도: nan 손실 함수(loss): 47507.594 tloss: 236.81563 trate 0</text:p>
          </table:table-cell>
        </table:table-row>
        <table:table-row table:style-name="ro1">
          <table:table-cell office:value-type="string" calcext:value-type="string">
            <text:p>테스트 데이터 정확도: 52.316 손실 함수(loss): 50735.66 tloss: 253.2385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31 트레이닝 데이터 정확도: nan 손실 함수(loss): 47285.574 tloss: 235.7151 trate 0</text:p>
          </table:table-cell>
        </table:table-row>
        <table:table-row table:style-name="ro1">
          <table:table-cell office:value-type="string" calcext:value-type="string">
            <text:p>테스트 데이터 정확도: 51.89681 손실 함수(loss): 49677.055 tloss: 251.350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32 트레이닝 데이터 정확도: nan 손실 함수(loss): 47877.992 tloss: 237.52255 trate 0</text:p>
          </table:table-cell>
        </table:table-row>
        <table:table-row table:style-name="ro1">
          <table:table-cell office:value-type="string" calcext:value-type="string">
            <text:p>테스트 데이터 정확도: 52.293602 손실 함수(loss): 49251.664 tloss: 250.655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33 트레이닝 데이터 정확도: nan 손실 함수(loss): 47408.695 tloss: 235.93906 trate 0</text:p>
          </table:table-cell>
        </table:table-row>
        <table:table-row table:style-name="ro1">
          <table:table-cell office:value-type="string" calcext:value-type="string">
            <text:p>테스트 데이터 정확도: 52.07505 손실 함수(loss): 49886.945 tloss: 254.22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34 트레이닝 데이터 정확도: nan 손실 함수(loss): 47378.67 tloss: 235.72191 trate 0</text:p>
          </table:table-cell>
        </table:table-row>
        <table:table-row table:style-name="ro1">
          <table:table-cell office:value-type="string" calcext:value-type="string">
            <text:p>테스트 데이터 정확도: 52.18462 손실 함수(loss): 49442.88 tloss: 252.8561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35 트레이닝 데이터 정확도: nan 손실 함수(loss): 47712.12 tloss: 236.72778 trate 0</text:p>
          </table:table-cell>
        </table:table-row>
        <table:table-row table:style-name="ro1">
          <table:table-cell office:value-type="string" calcext:value-type="string">
            <text:p>테스트 데이터 정확도: 51.55136 손실 함수(loss): 50477.258 tloss: 257.571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36 트레이닝 데이터 정확도: nan 손실 함수(loss): 47531.03 tloss: 236.05014 trate 0</text:p>
          </table:table-cell>
        </table:table-row>
        <table:table-row table:style-name="ro1">
          <table:table-cell office:value-type="string" calcext:value-type="string">
            <text:p>테스트 데이터 정확도: 52.219612 손실 함수(loss): 49569.535 tloss: 254.091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37 트레이닝 데이터 정확도: nan 손실 함수(loss): 47140.73 tloss: 235.60977 trate 0</text:p>
          </table:table-cell>
        </table:table-row>
        <table:table-row table:style-name="ro1">
          <table:table-cell office:value-type="string" calcext:value-type="string">
            <text:p>테스트 데이터 정확도: 52.171375 손실 함수(loss): 49947.37 tloss: 253.643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38 트레이닝 데이터 정확도: nan 손실 함수(loss): 47216.934 tloss: 235.62303 trate 0</text:p>
          </table:table-cell>
        </table:table-row>
        <table:table-row table:style-name="ro1">
          <table:table-cell office:value-type="string" calcext:value-type="string">
            <text:p>테스트 데이터 정확도: 52.099976 손실 함수(loss): 49186.13 tloss: 252.094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39 트레이닝 데이터 정확도: nan 손실 함수(loss): 47540.195 tloss: 236.11967 trate 0</text:p>
          </table:table-cell>
        </table:table-row>
        <table:table-row table:style-name="ro1">
          <table:table-cell office:value-type="string" calcext:value-type="string">
            <text:p>테스트 데이터 정확도: 52.235493 손실 함수(loss): 48909.035 tloss: 250.515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40 트레이닝 데이터 정확도: nan 손실 함수(loss): 47508.582 tloss: 236.34557 trate 0</text:p>
          </table:table-cell>
        </table:table-row>
        <table:table-row table:style-name="ro1">
          <table:table-cell office:value-type="string" calcext:value-type="string">
            <text:p>테스트 데이터 정확도: 51.675453 손실 함수(loss): 50331.082 tloss: 255.738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41 트레이닝 데이터 정확도: nan 손실 함수(loss): 47668.203 tloss: 237.06094 trate 0</text:p>
          </table:table-cell>
        </table:table-row>
        <table:table-row table:style-name="ro1">
          <table:table-cell office:value-type="string" calcext:value-type="string">
            <text:p>테스트 데이터 정확도: 51.8736 손실 함수(loss): 49614.473 tloss: 252.071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42 트레이닝 데이터 정확도: nan 손실 함수(loss): 47667.094 tloss: 237.70723 trate 0</text:p>
          </table:table-cell>
        </table:table-row>
        <table:table-row table:style-name="ro1">
          <table:table-cell office:value-type="string" calcext:value-type="string">
            <text:p>테스트 데이터 정확도: 52.612297 손실 함수(loss): 48693.355 tloss: 251.438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43 트레이닝 데이터 정확도: nan 손실 함수(loss): 47452.86 tloss: 235.57396 trate 0</text:p>
          </table:table-cell>
        </table:table-row>
        <table:table-row table:style-name="ro1">
          <table:table-cell office:value-type="string" calcext:value-type="string">
            <text:p>테스트 데이터 정확도: 52.122334 손실 함수(loss): 49975.71 tloss: 253.643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44 트레이닝 데이터 정확도: nan 손실 함수(loss): 47176.74 tloss: 236.2269 trate 0</text:p>
          </table:table-cell>
        </table:table-row>
        <table:table-row table:style-name="ro1">
          <table:table-cell office:value-type="string" calcext:value-type="string">
            <text:p>테스트 데이터 정확도: 52.147972 손실 함수(loss): 48723.49 tloss: 251.852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45 트레이닝 데이터 정확도: nan 손실 함수(loss): 47810.754 tloss: 237.06044 trate 0</text:p>
          </table:table-cell>
        </table:table-row>
        <table:table-row table:style-name="ro1">
          <table:table-cell office:value-type="string" calcext:value-type="string">
            <text:p>테스트 데이터 정확도: 51.957386 손실 함수(loss): 49539.883 tloss: 251.157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46 트레이닝 데이터 정확도: nan 손실 함수(loss): 47137.246 tloss: 235.06296 trate 0</text:p>
          </table:table-cell>
        </table:table-row>
        <table:table-row table:style-name="ro1">
          <table:table-cell office:value-type="string" calcext:value-type="string">
            <text:p>테스트 데이터 정확도: 52.02027 손실 함수(loss): 50109.715 tloss: 254.328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47 트레이닝 데이터 정확도: nan 손실 함수(loss): 47500.492 tloss: 236.64336 trate 0</text:p>
          </table:table-cell>
        </table:table-row>
        <table:table-row table:style-name="ro1">
          <table:table-cell office:value-type="string" calcext:value-type="string">
            <text:p>테스트 데이터 정확도: 52.438564 손실 함수(loss): 50427.91 tloss: 254.09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48 트레이닝 데이터 정확도: nan 손실 함수(loss): 47581.79 tloss: 237.60245 trate 0</text:p>
          </table:table-cell>
        </table:table-row>
        <table:table-row table:style-name="ro1">
          <table:table-cell office:value-type="string" calcext:value-type="string">
            <text:p>테스트 데이터 정확도: 51.808178 손실 함수(loss): 49623.96 tloss: 254.181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49 트레이닝 데이터 정확도: nan 손실 함수(loss): 47604.324 tloss: 236.20433 trate 0</text:p>
          </table:table-cell>
        </table:table-row>
        <table:table-row table:style-name="ro1">
          <table:table-cell office:value-type="string" calcext:value-type="string">
            <text:p>테스트 데이터 정확도: 52.412872 손실 함수(loss): 49814.566 tloss: 252.625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50 트레이닝 데이터 정확도: nan 손실 함수(loss): 47761.39 tloss: 237.16457 trate 0</text:p>
          </table:table-cell>
        </table:table-row>
        <table:table-row table:style-name="ro1">
          <table:table-cell office:value-type="string" calcext:value-type="string">
            <text:p>테스트 데이터 정확도: 51.807316 손실 함수(loss): 49553.76 tloss: 252.555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51 트레이닝 데이터 정확도: nan 손실 함수(loss): 47533.816 tloss: 235.67358 trate 0</text:p>
          </table:table-cell>
        </table:table-row>
        <table:table-row table:style-name="ro1">
          <table:table-cell office:value-type="string" calcext:value-type="string">
            <text:p>테스트 데이터 정확도: 51.94029 손실 함수(loss): 49544.35 tloss: 252.427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52 트레이닝 데이터 정확도: nan 손실 함수(loss): 47391.336 tloss: 236.30942 trate 0</text:p>
          </table:table-cell>
        </table:table-row>
        <table:table-row table:style-name="ro1">
          <table:table-cell office:value-type="string" calcext:value-type="string">
            <text:p>테스트 데이터 정확도: 52.381832 손실 함수(loss): 49633.934 tloss: 254.034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53 트레이닝 데이터 정확도: nan 손실 함수(loss): 47455.555 tloss: 236.11761 trate 0</text:p>
          </table:table-cell>
        </table:table-row>
        <table:table-row table:style-name="ro1">
          <table:table-cell office:value-type="string" calcext:value-type="string">
            <text:p>테스트 데이터 정확도: 52.018867 손실 함수(loss): 49329.934 tloss: 251.167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54 트레이닝 데이터 정확도: nan 손실 함수(loss): 47454.082 tloss: 235.918 trate 0</text:p>
          </table:table-cell>
        </table:table-row>
        <table:table-row table:style-name="ro1">
          <table:table-cell office:value-type="string" calcext:value-type="string">
            <text:p>테스트 데이터 정확도: 52.726383 손실 함수(loss): 50290.73 tloss: 256.06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55 트레이닝 데이터 정확도: nan 손실 함수(loss): 47388.72 tloss: 236.15553 trate 0</text:p>
          </table:table-cell>
        </table:table-row>
        <table:table-row table:style-name="ro1">
          <table:table-cell office:value-type="string" calcext:value-type="string">
            <text:p>테스트 데이터 정확도: 52.04908 손실 함수(loss): 48653.992 tloss: 249.492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56 트레이닝 데이터 정확도: nan 손실 함수(loss): 47526.504 tloss: 236.34856 trate 0</text:p>
          </table:table-cell>
        </table:table-row>
        <table:table-row table:style-name="ro1">
          <table:table-cell office:value-type="string" calcext:value-type="string">
            <text:p>테스트 데이터 정확도: 52.07626 손실 함수(loss): 49827.06 tloss: 254.510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57 트레이닝 데이터 정확도: nan 손실 함수(loss): 47544.01 tloss: 236.42274 trate 0</text:p>
          </table:table-cell>
        </table:table-row>
        <table:table-row table:style-name="ro1">
          <table:table-cell office:value-type="string" calcext:value-type="string">
            <text:p>테스트 데이터 정확도: 51.96459 손실 함수(loss): 49897.15 tloss: 254.804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58 트레이닝 데이터 정확도: nan 손실 함수(loss): 47603.47 tloss: 237.00789 trate 0</text:p>
          </table:table-cell>
        </table:table-row>
        <table:table-row table:style-name="ro1">
          <table:table-cell office:value-type="string" calcext:value-type="string">
            <text:p>테스트 데이터 정확도: 52.158592 손실 함수(loss): 49156.96 tloss: 251.68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59 트레이닝 데이터 정확도: nan 손실 함수(loss): 47329.49 tloss: 235.35844 trate 0</text:p>
          </table:table-cell>
        </table:table-row>
        <table:table-row table:style-name="ro1">
          <table:table-cell office:value-type="string" calcext:value-type="string">
            <text:p>테스트 데이터 정확도: 52.531063 손실 함수(loss): 50064.875 tloss: 254.154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60 트레이닝 데이터 정확도: nan 손실 함수(loss): 47272.535 tloss: 236.22775 trate 0</text:p>
          </table:table-cell>
        </table:table-row>
        <table:table-row table:style-name="ro1">
          <table:table-cell office:value-type="string" calcext:value-type="string">
            <text:p>테스트 데이터 정확도: 52.036274 손실 함수(loss): 50198.758 tloss: 252.762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61 트레이닝 데이터 정확도: nan 손실 함수(loss): 47478.58 tloss: 237.26097 trate 0</text:p>
          </table:table-cell>
        </table:table-row>
        <table:table-row table:style-name="ro1">
          <table:table-cell office:value-type="string" calcext:value-type="string">
            <text:p>테스트 데이터 정확도: 52.124943 손실 함수(loss): 50570.3 tloss: 257.260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62 트레이닝 데이터 정확도: nan 손실 함수(loss): 47538.2 tloss: 236.40253 trate 0</text:p>
          </table:table-cell>
        </table:table-row>
        <table:table-row table:style-name="ro1">
          <table:table-cell office:value-type="string" calcext:value-type="string">
            <text:p>테스트 데이터 정확도: 52.420124 손실 함수(loss): 49416.52 tloss: 251.680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63 트레이닝 데이터 정확도: nan 손실 함수(loss): 47538.934 tloss: 236.33986 trate 0</text:p>
          </table:table-cell>
        </table:table-row>
        <table:table-row table:style-name="ro1">
          <table:table-cell office:value-type="string" calcext:value-type="string">
            <text:p>테스트 데이터 정확도: 52.443176 손실 함수(loss): 50046.582 tloss: 253.15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64 트레이닝 데이터 정확도: nan 손실 함수(loss): 47049.066 tloss: 235.4781 trate 0</text:p>
          </table:table-cell>
        </table:table-row>
        <table:table-row table:style-name="ro1">
          <table:table-cell office:value-type="string" calcext:value-type="string">
            <text:p>테스트 데이터 정확도: 52.05564 손실 함수(loss): 49657.555 tloss: 251.794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65 트레이닝 데이터 정확도: nan 손실 함수(loss): 47271.01 tloss: 235.52933 trate 0</text:p>
          </table:table-cell>
        </table:table-row>
        <table:table-row table:style-name="ro1">
          <table:table-cell office:value-type="string" calcext:value-type="string">
            <text:p>테스트 데이터 정확도: 51.892937 손실 함수(loss): 50807.32 tloss: 255.109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66 트레이닝 데이터 정확도: nan 손실 함수(loss): 47380.98 tloss: 236.56476 trate 0</text:p>
          </table:table-cell>
        </table:table-row>
        <table:table-row table:style-name="ro1">
          <table:table-cell office:value-type="string" calcext:value-type="string">
            <text:p>테스트 데이터 정확도: 51.96802 손실 함수(loss): 50030.91 tloss: 253.408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67 트레이닝 데이터 정확도: nan 손실 함수(loss): 47270.086 tloss: 234.7232 trate 0</text:p>
          </table:table-cell>
        </table:table-row>
        <table:table-row table:style-name="ro1">
          <table:table-cell office:value-type="string" calcext:value-type="string">
            <text:p>테스트 데이터 정확도: 51.983883 손실 함수(loss): 49468.04 tloss: 252.423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68 트레이닝 데이터 정확도: nan 손실 함수(loss): 47583.797 tloss: 236.24356 trate 0</text:p>
          </table:table-cell>
        </table:table-row>
        <table:table-row table:style-name="ro1">
          <table:table-cell office:value-type="string" calcext:value-type="string">
            <text:p>테스트 데이터 정확도: 52.581593 손실 함수(loss): 49767.34 tloss: 252.253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69 트레이닝 데이터 정확도: nan 손실 함수(loss): 47046.55 tloss: 235.04794 trate 0</text:p>
          </table:table-cell>
        </table:table-row>
        <table:table-row table:style-name="ro1">
          <table:table-cell office:value-type="string" calcext:value-type="string">
            <text:p>테스트 데이터 정확도: 52.191387 손실 함수(loss): 49113.38 tloss: 251.778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70 트레이닝 데이터 정확도: nan 손실 함수(loss): 47332.867 tloss: 236.19153 trate 0</text:p>
          </table:table-cell>
        </table:table-row>
        <table:table-row table:style-name="ro1">
          <table:table-cell office:value-type="string" calcext:value-type="string">
            <text:p>테스트 데이터 정확도: 52.066525 손실 함수(loss): 50135.56 tloss: 255.736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71 트레이닝 데이터 정확도: nan 손실 함수(loss): 47485.523 tloss: 237.11667 trate 0</text:p>
          </table:table-cell>
        </table:table-row>
        <table:table-row table:style-name="ro1">
          <table:table-cell office:value-type="string" calcext:value-type="string">
            <text:p>테스트 데이터 정확도: 52.179413 손실 함수(loss): 50098.207 tloss: 254.651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72 트레이닝 데이터 정확도: nan 손실 함수(loss): 47509.633 tloss: 235.63004 trate 0</text:p>
          </table:table-cell>
        </table:table-row>
        <table:table-row table:style-name="ro1">
          <table:table-cell office:value-type="string" calcext:value-type="string">
            <text:p>테스트 데이터 정확도: 52.460686 손실 함수(loss): 49390.71 tloss: 250.4912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73 트레이닝 데이터 정확도: nan 손실 함수(loss): 47180.355 tloss: 235.01031 trate 0</text:p>
          </table:table-cell>
        </table:table-row>
        <table:table-row table:style-name="ro1">
          <table:table-cell office:value-type="string" calcext:value-type="string">
            <text:p>테스트 데이터 정확도: 51.830544 손실 함수(loss): 50240.9 tloss: 257.661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74 트레이닝 데이터 정확도: nan 손실 함수(loss): 47405.105 tloss: 236.28516 trate 0</text:p>
          </table:table-cell>
        </table:table-row>
        <table:table-row table:style-name="ro1">
          <table:table-cell office:value-type="string" calcext:value-type="string">
            <text:p>테스트 데이터 정확도: 51.944847 손실 함수(loss): 49740.746 tloss: 254.782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75 트레이닝 데이터 정확도: nan 손실 함수(loss): 47446.33 tloss: 235.8389 trate 0</text:p>
          </table:table-cell>
        </table:table-row>
        <table:table-row table:style-name="ro1">
          <table:table-cell office:value-type="string" calcext:value-type="string">
            <text:p>테스트 데이터 정확도: 52.02206 손실 함수(loss): 49826.9 tloss: 252.621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76 트레이닝 데이터 정확도: nan 손실 함수(loss): 47220.918 tloss: 235.37468 trate 0</text:p>
          </table:table-cell>
        </table:table-row>
        <table:table-row table:style-name="ro1">
          <table:table-cell office:value-type="string" calcext:value-type="string">
            <text:p>테스트 데이터 정확도: 52.87952 손실 함수(loss): 49281.24 tloss: 253.157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77 트레이닝 데이터 정확도: nan 손실 함수(loss): 47370.023 tloss: 236.35478 trate 0</text:p>
          </table:table-cell>
        </table:table-row>
        <table:table-row table:style-name="ro1">
          <table:table-cell office:value-type="string" calcext:value-type="string">
            <text:p>테스트 데이터 정확도: 52.141483 손실 함수(loss): 49766.035 tloss: 254.201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78 트레이닝 데이터 정확도: nan 손실 함수(loss): 47102.184 tloss: 235.86076 trate 0</text:p>
          </table:table-cell>
        </table:table-row>
        <table:table-row table:style-name="ro1">
          <table:table-cell office:value-type="string" calcext:value-type="string">
            <text:p>테스트 데이터 정확도: 51.84609 손실 함수(loss): 49332.434 tloss: 250.22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79 트레이닝 데이터 정확도: nan 손실 함수(loss): 47014.164 tloss: 234.71506 trate 0</text:p>
          </table:table-cell>
        </table:table-row>
        <table:table-row table:style-name="ro1">
          <table:table-cell office:value-type="string" calcext:value-type="string">
            <text:p>테스트 데이터 정확도: 52.144043 손실 함수(loss): 49932.03 tloss: 252.7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80 트레이닝 데이터 정확도: nan 손실 함수(loss): 47347.81 tloss: 236.10165 trate 0</text:p>
          </table:table-cell>
        </table:table-row>
        <table:table-row table:style-name="ro1">
          <table:table-cell office:value-type="string" calcext:value-type="string">
            <text:p>테스트 데이터 정확도: 51.93886 손실 함수(loss): 49684.207 tloss: 253.070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81 트레이닝 데이터 정확도: nan 손실 함수(loss): 47551.312 tloss: 235.56502 trate 0</text:p>
          </table:table-cell>
        </table:table-row>
        <table:table-row table:style-name="ro1">
          <table:table-cell office:value-type="string" calcext:value-type="string">
            <text:p>테스트 데이터 정확도: 52.029167 손실 함수(loss): 49077.082 tloss: 250.62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82 트레이닝 데이터 정확도: nan 손실 함수(loss): 47288.21 tloss: 235.98067 trate 0</text:p>
          </table:table-cell>
        </table:table-row>
        <table:table-row table:style-name="ro1">
          <table:table-cell office:value-type="string" calcext:value-type="string">
            <text:p>테스트 데이터 정확도: 52.08517 손실 함수(loss): 49445.316 tloss: 251.772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83 트레이닝 데이터 정확도: nan 손실 함수(loss): 47153.977 tloss: 235.36697 trate 0</text:p>
          </table:table-cell>
        </table:table-row>
        <table:table-row table:style-name="ro1">
          <table:table-cell office:value-type="string" calcext:value-type="string">
            <text:p>테스트 데이터 정확도: 52.110466 손실 함수(loss): 49202.375 tloss: 253.226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84 트레이닝 데이터 정확도: nan 손실 함수(loss): 47310.05 tloss: 235.68858 trate 0</text:p>
          </table:table-cell>
        </table:table-row>
        <table:table-row table:style-name="ro1">
          <table:table-cell office:value-type="string" calcext:value-type="string">
            <text:p>테스트 데이터 정확도: 51.97999 손실 함수(loss): 49373.445 tloss: 253.258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85 트레이닝 데이터 정확도: nan 손실 함수(loss): 47377.53 tloss: 235.9647 trate 0</text:p>
          </table:table-cell>
        </table:table-row>
        <table:table-row table:style-name="ro1">
          <table:table-cell office:value-type="string" calcext:value-type="string">
            <text:p>테스트 데이터 정확도: 51.985348 손실 함수(loss): 49488.812 tloss: 250.6957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86 트레이닝 데이터 정확도: nan 손실 함수(loss): 47395.223 tloss: 236.0231 trate 0</text:p>
          </table:table-cell>
        </table:table-row>
        <table:table-row table:style-name="ro1">
          <table:table-cell office:value-type="string" calcext:value-type="string">
            <text:p>테스트 데이터 정확도: 52.47259 손실 함수(loss): 49860.46 tloss: 254.449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87 트레이닝 데이터 정확도: nan 손실 함수(loss): 47253.344 tloss: 235.5102 trate 0</text:p>
          </table:table-cell>
        </table:table-row>
        <table:table-row table:style-name="ro1">
          <table:table-cell office:value-type="string" calcext:value-type="string">
            <text:p>테스트 데이터 정확도: 52.14606 손실 함수(loss): 49515.74 tloss: 250.252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88 트레이닝 데이터 정확도: nan 손실 함수(loss): 47511.617 tloss: 236.06464 trate 0</text:p>
          </table:table-cell>
        </table:table-row>
        <table:table-row table:style-name="ro1">
          <table:table-cell office:value-type="string" calcext:value-type="string">
            <text:p>테스트 데이터 정확도: 51.810154 손실 함수(loss): 48977.098 tloss: 251.011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89 트레이닝 데이터 정확도: nan 손실 함수(loss): 47373.78 tloss: 235.33841 trate 0</text:p>
          </table:table-cell>
        </table:table-row>
        <table:table-row table:style-name="ro1">
          <table:table-cell office:value-type="string" calcext:value-type="string">
            <text:p>테스트 데이터 정확도: 52.186455 손실 함수(loss): 49538.12 tloss: 252.618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90 트레이닝 데이터 정확도: nan 손실 함수(loss): 46981.215 tloss: 234.41443 trate 0</text:p>
          </table:table-cell>
        </table:table-row>
        <table:table-row table:style-name="ro1">
          <table:table-cell office:value-type="string" calcext:value-type="string">
            <text:p>테스트 데이터 정확도: 52.244534 손실 함수(loss): 49900.277 tloss: 251.058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91 트레이닝 데이터 정확도: nan 손실 함수(loss): 47401.39 tloss: 236.39635 trate 0</text:p>
          </table:table-cell>
        </table:table-row>
        <table:table-row table:style-name="ro1">
          <table:table-cell office:value-type="string" calcext:value-type="string">
            <text:p>테스트 데이터 정확도: 51.380028 손실 함수(loss): 49292.027 tloss: 250.333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92 트레이닝 데이터 정확도: nan 손실 함수(loss): 47094.535 tloss: 235.8212 trate 0</text:p>
          </table:table-cell>
        </table:table-row>
        <table:table-row table:style-name="ro1">
          <table:table-cell office:value-type="string" calcext:value-type="string">
            <text:p>테스트 데이터 정확도: 52.026833 손실 함수(loss): 49596.582 tloss: 254.644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93 트레이닝 데이터 정확도: nan 손실 함수(loss): 47234.574 tloss: 235.85298 trate 0</text:p>
          </table:table-cell>
        </table:table-row>
        <table:table-row table:style-name="ro1">
          <table:table-cell office:value-type="string" calcext:value-type="string">
            <text:p>테스트 데이터 정확도: 51.705536 손실 함수(loss): 49784.43 tloss: 255.730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94 트레이닝 데이터 정확도: nan 손실 함수(loss): 47347.383 tloss: 235.50388 trate 0</text:p>
          </table:table-cell>
        </table:table-row>
        <table:table-row table:style-name="ro1">
          <table:table-cell office:value-type="string" calcext:value-type="string">
            <text:p>테스트 데이터 정확도: 52.361763 손실 함수(loss): 49479.055 tloss: 253.786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95 트레이닝 데이터 정확도: nan 손실 함수(loss): 47435.047 tloss: 236.0546 trate 0</text:p>
          </table:table-cell>
        </table:table-row>
        <table:table-row table:style-name="ro1">
          <table:table-cell office:value-type="string" calcext:value-type="string">
            <text:p>테스트 데이터 정확도: 52.432404 손실 함수(loss): 48730.594 tloss: 250.385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96 트레이닝 데이터 정확도: nan 손실 함수(loss): 47539.977 tloss: 236.38408 trate 0</text:p>
          </table:table-cell>
        </table:table-row>
        <table:table-row table:style-name="ro1">
          <table:table-cell office:value-type="string" calcext:value-type="string">
            <text:p>테스트 데이터 정확도: 51.55557 손실 함수(loss): 49807.633 tloss: 253.538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97 트레이닝 데이터 정확도: nan 손실 함수(loss): 47326.51 tloss: 236.20993 trate 0</text:p>
          </table:table-cell>
        </table:table-row>
        <table:table-row table:style-name="ro1">
          <table:table-cell office:value-type="string" calcext:value-type="string">
            <text:p>테스트 데이터 정확도: 51.903477 손실 함수(loss): 48792.473 tloss: 250.68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98 트레이닝 데이터 정확도: nan 손실 함수(loss): 47449.2 tloss: 236.16556 trate 0</text:p>
          </table:table-cell>
        </table:table-row>
        <table:table-row table:style-name="ro1">
          <table:table-cell office:value-type="string" calcext:value-type="string">
            <text:p>테스트 데이터 정확도: 51.6791 손실 함수(loss): 50111.664 tloss: 253.115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199 트레이닝 데이터 정확도: nan 손실 함수(loss): 47368.1 tloss: 236.11566 trate 0</text:p>
          </table:table-cell>
        </table:table-row>
        <table:table-row table:style-name="ro1">
          <table:table-cell office:value-type="string" calcext:value-type="string">
            <text:p>테스트 데이터 정확도: 52.87026 손실 함수(loss): 50286.477 tloss: 256.122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00 트레이닝 데이터 정확도: nan 손실 함수(loss): 47529.566 tloss: 236.62024 trate 0</text:p>
          </table:table-cell>
        </table:table-row>
        <table:table-row table:style-name="ro1">
          <table:table-cell office:value-type="string" calcext:value-type="string">
            <text:p>테스트 데이터 정확도: 51.972813 손실 함수(loss): 49997.51 tloss: 254.842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01 트레이닝 데이터 정확도: nan 손실 함수(loss): 47131.62 tloss: 235.60503 trate 0</text:p>
          </table:table-cell>
        </table:table-row>
        <table:table-row table:style-name="ro1">
          <table:table-cell office:value-type="string" calcext:value-type="string">
            <text:p>테스트 데이터 정확도: 52.072838 손실 함수(loss): 50028.656 tloss: 253.497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02 트레이닝 데이터 정확도: nan 손실 함수(loss): 47383.863 tloss: 236.48349 trate 0</text:p>
          </table:table-cell>
        </table:table-row>
        <table:table-row table:style-name="ro1">
          <table:table-cell office:value-type="string" calcext:value-type="string">
            <text:p>테스트 데이터 정확도: 52.060127 손실 함수(loss): 50407.668 tloss: 255.673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03 트레이닝 데이터 정확도: nan 손실 함수(loss): 47149.562 tloss: 235.77753 trate 0</text:p>
          </table:table-cell>
        </table:table-row>
        <table:table-row table:style-name="ro1">
          <table:table-cell office:value-type="string" calcext:value-type="string">
            <text:p>테스트 데이터 정확도: 51.96283 손실 함수(loss): 50250.074 tloss: 254.267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04 트레이닝 데이터 정확도: nan 손실 함수(loss): 47359.69 tloss: 236.22006 trate 0</text:p>
          </table:table-cell>
        </table:table-row>
        <table:table-row table:style-name="ro1">
          <table:table-cell office:value-type="string" calcext:value-type="string">
            <text:p>테스트 데이터 정확도: 51.67957 손실 함수(loss): 50317.105 tloss: 255.551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05 트레이닝 데이터 정확도: nan 손실 함수(loss): 47427.3 tloss: 236.75687 trate 0</text:p>
          </table:table-cell>
        </table:table-row>
        <table:table-row table:style-name="ro1">
          <table:table-cell office:value-type="string" calcext:value-type="string">
            <text:p>테스트 데이터 정확도: 52.063457 손실 함수(loss): 49866.496 tloss: 252.967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06 트레이닝 데이터 정확도: nan 손실 함수(loss): 47262.47 tloss: 235.43648 trate 0</text:p>
          </table:table-cell>
        </table:table-row>
        <table:table-row table:style-name="ro1">
          <table:table-cell office:value-type="string" calcext:value-type="string">
            <text:p>테스트 데이터 정확도: 52.077217 손실 함수(loss): 48396.93 tloss: 251.447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07 트레이닝 데이터 정확도: nan 손실 함수(loss): 47181.383 tloss: 235.69116 trate 0</text:p>
          </table:table-cell>
        </table:table-row>
        <table:table-row table:style-name="ro1">
          <table:table-cell office:value-type="string" calcext:value-type="string">
            <text:p>테스트 데이터 정확도: 52.161823 손실 함수(loss): 50097.555 tloss: 252.827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08 트레이닝 데이터 정확도: nan 손실 함수(loss): 47130.562 tloss: 234.86354 trate 0</text:p>
          </table:table-cell>
        </table:table-row>
        <table:table-row table:style-name="ro1">
          <table:table-cell office:value-type="string" calcext:value-type="string">
            <text:p>테스트 데이터 정확도: 52.05855 손실 함수(loss): 50209.7 tloss: 253.1908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09 트레이닝 데이터 정확도: nan 손실 함수(loss): 47064.215 tloss: 234.27126 trate 0</text:p>
          </table:table-cell>
        </table:table-row>
        <table:table-row table:style-name="ro1">
          <table:table-cell office:value-type="string" calcext:value-type="string">
            <text:p>테스트 데이터 정확도: 52.2536 손실 함수(loss): 49016.066 tloss: 249.010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10 트레이닝 데이터 정확도: nan 손실 함수(loss): 47116.81 tloss: 235.93199 trate 0</text:p>
          </table:table-cell>
        </table:table-row>
        <table:table-row table:style-name="ro1">
          <table:table-cell office:value-type="string" calcext:value-type="string">
            <text:p>테스트 데이터 정확도: 51.797276 손실 함수(loss): 49066.832 tloss: 251.349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11 트레이닝 데이터 정확도: nan 손실 함수(loss): 46982.188 tloss: 235.36069 trate 0</text:p>
          </table:table-cell>
        </table:table-row>
        <table:table-row table:style-name="ro1">
          <table:table-cell office:value-type="string" calcext:value-type="string">
            <text:p>테스트 데이터 정확도: 51.841373 손실 함수(loss): 49104.25 tloss: 251.826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12 트레이닝 데이터 정확도: nan 손실 함수(loss): 47211.816 tloss: 235.45267 trate 0</text:p>
          </table:table-cell>
        </table:table-row>
        <table:table-row table:style-name="ro1">
          <table:table-cell office:value-type="string" calcext:value-type="string">
            <text:p>테스트 데이터 정확도: 52.087574 손실 함수(loss): 49237.117 tloss: 252.5385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13 트레이닝 데이터 정확도: nan 손실 함수(loss): 46986.22 tloss: 235.01288 trate 0</text:p>
          </table:table-cell>
        </table:table-row>
        <table:table-row table:style-name="ro1">
          <table:table-cell office:value-type="string" calcext:value-type="string">
            <text:p>테스트 데이터 정확도: 52.29202 손실 함수(loss): 49549.145 tloss: 254.744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14 트레이닝 데이터 정확도: nan 손실 함수(loss): 47349.836 tloss: 235.47067 trate 0</text:p>
          </table:table-cell>
        </table:table-row>
        <table:table-row table:style-name="ro1">
          <table:table-cell office:value-type="string" calcext:value-type="string">
            <text:p>테스트 데이터 정확도: 52.488735 손실 함수(loss): 49528.137 tloss: 252.088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15 트레이닝 데이터 정확도: nan 손실 함수(loss): 47376.16 tloss: 235.59833 trate 0</text:p>
          </table:table-cell>
        </table:table-row>
        <table:table-row table:style-name="ro1">
          <table:table-cell office:value-type="string" calcext:value-type="string">
            <text:p>테스트 데이터 정확도: 52.216167 손실 함수(loss): 49374.508 tloss: 252.828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16 트레이닝 데이터 정확도: nan 손실 함수(loss): 47372.527 tloss: 235.00496 trate 0</text:p>
          </table:table-cell>
        </table:table-row>
        <table:table-row table:style-name="ro1">
          <table:table-cell office:value-type="string" calcext:value-type="string">
            <text:p>테스트 데이터 정확도: 52.284725 손실 함수(loss): 49141.99 tloss: 249.878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17 트레이닝 데이터 정확도: nan 손실 함수(loss): 46997.62 tloss: 234.86293 trate 0</text:p>
          </table:table-cell>
        </table:table-row>
        <table:table-row table:style-name="ro1">
          <table:table-cell office:value-type="string" calcext:value-type="string">
            <text:p>테스트 데이터 정확도: 51.920918 손실 함수(loss): 49361.945 tloss: 252.245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18 트레이닝 데이터 정확도: nan 손실 함수(loss): 46923.887 tloss: 235.38834 trate 0</text:p>
          </table:table-cell>
        </table:table-row>
        <table:table-row table:style-name="ro1">
          <table:table-cell office:value-type="string" calcext:value-type="string">
            <text:p>테스트 데이터 정확도: 52.62125 손실 함수(loss): 49607.82 tloss: 253.137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19 트레이닝 데이터 정확도: nan 손실 함수(loss): 46946.863 tloss: 235.25427 trate 0</text:p>
          </table:table-cell>
        </table:table-row>
        <table:table-row table:style-name="ro1">
          <table:table-cell office:value-type="string" calcext:value-type="string">
            <text:p>테스트 데이터 정확도: 52.87073 손실 함수(loss): 49520.71 tloss: 252.029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20 트레이닝 데이터 정확도: nan 손실 함수(loss): 47173.97 tloss: 235.88466 trate 0</text:p>
          </table:table-cell>
        </table:table-row>
        <table:table-row table:style-name="ro1">
          <table:table-cell office:value-type="string" calcext:value-type="string">
            <text:p>테스트 데이터 정확도: 51.873535 손실 함수(loss): 49547.883 tloss: 254.913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21 트레이닝 데이터 정확도: nan 손실 함수(loss): 47291.754 tloss: 235.19418 trate 0</text:p>
          </table:table-cell>
        </table:table-row>
        <table:table-row table:style-name="ro1">
          <table:table-cell office:value-type="string" calcext:value-type="string">
            <text:p>테스트 데이터 정확도: 52.523792 손실 함수(loss): 50345.652 tloss: 253.48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22 트레이닝 데이터 정확도: nan 손실 함수(loss): 47433.48 tloss: 236.17105 trate 0</text:p>
          </table:table-cell>
        </table:table-row>
        <table:table-row table:style-name="ro1">
          <table:table-cell office:value-type="string" calcext:value-type="string">
            <text:p>테스트 데이터 정확도: 52.116245 손실 함수(loss): 49855.66 tloss: 252.390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23 트레이닝 데이터 정확도: nan 손실 함수(loss): 47092.914 tloss: 235.03978 trate 0</text:p>
          </table:table-cell>
        </table:table-row>
        <table:table-row table:style-name="ro1">
          <table:table-cell office:value-type="string" calcext:value-type="string">
            <text:p>테스트 데이터 정확도: 51.60761 손실 함수(loss): 50460.73 tloss: 253.5528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24 트레이닝 데이터 정확도: nan 손실 함수(loss): 47250.51 tloss: 235.99112 trate 0</text:p>
          </table:table-cell>
        </table:table-row>
        <table:table-row table:style-name="ro1">
          <table:table-cell office:value-type="string" calcext:value-type="string">
            <text:p>테스트 데이터 정확도: 52.498714 손실 함수(loss): 50378.62 tloss: 256.124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25 트레이닝 데이터 정확도: nan 손실 함수(loss): 47115.246 tloss: 235.55461 trate 0</text:p>
          </table:table-cell>
        </table:table-row>
        <table:table-row table:style-name="ro1">
          <table:table-cell office:value-type="string" calcext:value-type="string">
            <text:p>테스트 데이터 정확도: 51.146748 손실 함수(loss): 48901.707 tloss: 250.19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26 트레이닝 데이터 정확도: nan 손실 함수(loss): 47328.758 tloss: 235.9551 trate 0</text:p>
          </table:table-cell>
        </table:table-row>
        <table:table-row table:style-name="ro1">
          <table:table-cell office:value-type="string" calcext:value-type="string">
            <text:p>테스트 데이터 정확도: 51.870808 손실 함수(loss): 49399.566 tloss: 252.611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27 트레이닝 데이터 정확도: nan 손실 함수(loss): 47185.53 tloss: 236.60738 trate 0</text:p>
          </table:table-cell>
        </table:table-row>
        <table:table-row table:style-name="ro1">
          <table:table-cell office:value-type="string" calcext:value-type="string">
            <text:p>테스트 데이터 정확도: 52.56135 손실 함수(loss): 50117.01 tloss: 253.540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28 트레이닝 데이터 정확도: nan 손실 함수(loss): 47072.254 tloss: 234.22864 trate 0</text:p>
          </table:table-cell>
        </table:table-row>
        <table:table-row table:style-name="ro1">
          <table:table-cell office:value-type="string" calcext:value-type="string">
            <text:p>테스트 데이터 정확도: 52.029972 손실 함수(loss): 49527.324 tloss: 252.434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29 트레이닝 데이터 정확도: nan 손실 함수(loss): 47351.305 tloss: 236.37238 trate 0</text:p>
          </table:table-cell>
        </table:table-row>
        <table:table-row table:style-name="ro1">
          <table:table-cell office:value-type="string" calcext:value-type="string">
            <text:p>테스트 데이터 정확도: 52.32253 손실 함수(loss): 49021.152 tloss: 250.378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30 트레이닝 데이터 정확도: nan 손실 함수(loss): 46871.88 tloss: 234.82451 trate 0</text:p>
          </table:table-cell>
        </table:table-row>
        <table:table-row table:style-name="ro1">
          <table:table-cell office:value-type="string" calcext:value-type="string">
            <text:p>테스트 데이터 정확도: 52.13195 손실 함수(loss): 49195.586 tloss: 251.516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31 트레이닝 데이터 정확도: nan 손실 함수(loss): 47286.54 tloss: 235.41869 trate 0</text:p>
          </table:table-cell>
        </table:table-row>
        <table:table-row table:style-name="ro1">
          <table:table-cell office:value-type="string" calcext:value-type="string">
            <text:p>테스트 데이터 정확도: 52.71223 손실 함수(loss): 48792.34 tloss: 250.9964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32 트레이닝 데이터 정확도: nan 손실 함수(loss): 47192.895 tloss: 235.85304 trate 0</text:p>
          </table:table-cell>
        </table:table-row>
        <table:table-row table:style-name="ro1">
          <table:table-cell office:value-type="string" calcext:value-type="string">
            <text:p>테스트 데이터 정확도: 51.379467 손실 함수(loss): 49845.938 tloss: 255.094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33 트레이닝 데이터 정확도: nan 손실 함수(loss): 47005.723 tloss: 235.0126 trate 0</text:p>
          </table:table-cell>
        </table:table-row>
        <table:table-row table:style-name="ro1">
          <table:table-cell office:value-type="string" calcext:value-type="string">
            <text:p>테스트 데이터 정확도: 52.24456 손실 함수(loss): 49862.773 tloss: 255.63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34 트레이닝 데이터 정확도: nan 손실 함수(loss): 47046.73 tloss: 235.3079 trate 0</text:p>
          </table:table-cell>
        </table:table-row>
        <table:table-row table:style-name="ro1">
          <table:table-cell office:value-type="string" calcext:value-type="string">
            <text:p>테스트 데이터 정확도: 52.458366 손실 함수(loss): 49162.168 tloss: 250.972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35 트레이닝 데이터 정확도: nan 손실 함수(loss): 47169.188 tloss: 235.04701 trate 0</text:p>
          </table:table-cell>
        </table:table-row>
        <table:table-row table:style-name="ro1">
          <table:table-cell office:value-type="string" calcext:value-type="string">
            <text:p>테스트 데이터 정확도: 51.623447 손실 함수(loss): 49810.7 tloss: 253.744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36 트레이닝 데이터 정확도: nan 손실 함수(loss): 47215.67 tloss: 234.70303 trate 0</text:p>
          </table:table-cell>
        </table:table-row>
        <table:table-row table:style-name="ro1">
          <table:table-cell office:value-type="string" calcext:value-type="string">
            <text:p>테스트 데이터 정확도: 52.395008 손실 함수(loss): 49466.176 tloss: 250.745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37 트레이닝 데이터 정확도: nan 손실 함수(loss): 46966.65 tloss: 235.56326 trate 0</text:p>
          </table:table-cell>
        </table:table-row>
        <table:table-row table:style-name="ro1">
          <table:table-cell office:value-type="string" calcext:value-type="string">
            <text:p>테스트 데이터 정확도: 52.480244 손실 함수(loss): 50689.777 tloss: 255.859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38 트레이닝 데이터 정확도: nan 손실 함수(loss): 47115.15 tloss: 235.32043 trate 0</text:p>
          </table:table-cell>
        </table:table-row>
        <table:table-row table:style-name="ro1">
          <table:table-cell office:value-type="string" calcext:value-type="string">
            <text:p>테스트 데이터 정확도: 52.14439 손실 함수(loss): 50303.8 tloss: 254.509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39 트레이닝 데이터 정확도: nan 손실 함수(loss): 46796.465 tloss: 234.6309 trate 0</text:p>
          </table:table-cell>
        </table:table-row>
        <table:table-row table:style-name="ro1">
          <table:table-cell office:value-type="string" calcext:value-type="string">
            <text:p>테스트 데이터 정확도: 52.793385 손실 함수(loss): 49548.316 tloss: 252.1147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40 트레이닝 데이터 정확도: nan 손실 함수(loss): 47180.465 tloss: 235.26962 trate 0</text:p>
          </table:table-cell>
        </table:table-row>
        <table:table-row table:style-name="ro1">
          <table:table-cell office:value-type="string" calcext:value-type="string">
            <text:p>테스트 데이터 정확도: 52.301594 손실 함수(loss): 50664.81 tloss: 255.80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41 트레이닝 데이터 정확도: nan 손실 함수(loss): 47222.555 tloss: 235.56508 trate 0</text:p>
          </table:table-cell>
        </table:table-row>
        <table:table-row table:style-name="ro1">
          <table:table-cell office:value-type="string" calcext:value-type="string">
            <text:p>테스트 데이터 정확도: 52.230137 손실 함수(loss): 50176.645 tloss: 254.665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42 트레이닝 데이터 정확도: nan 손실 함수(loss): 47006.473 tloss: 234.4792 trate 0</text:p>
          </table:table-cell>
        </table:table-row>
        <table:table-row table:style-name="ro1">
          <table:table-cell office:value-type="string" calcext:value-type="string">
            <text:p>테스트 데이터 정확도: 52.004234 손실 함수(loss): 49816.195 tloss: 255.790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43 트레이닝 데이터 정확도: nan 손실 함수(loss): 47309.414 tloss: 235.73776 trate 0</text:p>
          </table:table-cell>
        </table:table-row>
        <table:table-row table:style-name="ro1">
          <table:table-cell office:value-type="string" calcext:value-type="string">
            <text:p>테스트 데이터 정확도: 52.52432 손실 함수(loss): 50549.086 tloss: 255.319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44 트레이닝 데이터 정확도: nan 손실 함수(loss): 47050.22 tloss: 235.46597 trate 0</text:p>
          </table:table-cell>
        </table:table-row>
        <table:table-row table:style-name="ro1">
          <table:table-cell office:value-type="string" calcext:value-type="string">
            <text:p>테스트 데이터 정확도: 52.306824 손실 함수(loss): 50403.76 tloss: 254.66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45 트레이닝 데이터 정확도: nan 손실 함수(loss): 47007.414 tloss: 234.51822 trate 0</text:p>
          </table:table-cell>
        </table:table-row>
        <table:table-row table:style-name="ro1">
          <table:table-cell office:value-type="string" calcext:value-type="string">
            <text:p>테스트 데이터 정확도: 52.45087 손실 함수(loss): 48653.098 tloss: 251.394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46 트레이닝 데이터 정확도: nan 손실 함수(loss): 46912.203 tloss: 234.61412 trate 0</text:p>
          </table:table-cell>
        </table:table-row>
        <table:table-row table:style-name="ro1">
          <table:table-cell office:value-type="string" calcext:value-type="string">
            <text:p>테스트 데이터 정확도: 52.36083 손실 함수(loss): 49508.184 tloss: 253.883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47 트레이닝 데이터 정확도: nan 손실 함수(loss): 46927.81 tloss: 234.6726 trate 0</text:p>
          </table:table-cell>
        </table:table-row>
        <table:table-row table:style-name="ro1">
          <table:table-cell office:value-type="string" calcext:value-type="string">
            <text:p>테스트 데이터 정확도: 52.024117 손실 함수(loss): 49747.367 tloss: 253.651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48 트레이닝 데이터 정확도: nan 손실 함수(loss): 46934.86 tloss: 234.77776 trate 0</text:p>
          </table:table-cell>
        </table:table-row>
        <table:table-row table:style-name="ro1">
          <table:table-cell office:value-type="string" calcext:value-type="string">
            <text:p>테스트 데이터 정확도: 52.563667 손실 함수(loss): 49414.426 tloss: 253.961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49 트레이닝 데이터 정확도: nan 손실 함수(loss): 47068.258 tloss: 235.47852 trate 0</text:p>
          </table:table-cell>
        </table:table-row>
        <table:table-row table:style-name="ro1">
          <table:table-cell office:value-type="string" calcext:value-type="string">
            <text:p>테스트 데이터 정확도: 52.26837 손실 함수(loss): 49587.457 tloss: 252.77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50 트레이닝 데이터 정확도: nan 손실 함수(loss): 47088.664 tloss: 235.25406 trate 0</text:p>
          </table:table-cell>
        </table:table-row>
        <table:table-row table:style-name="ro1">
          <table:table-cell office:value-type="string" calcext:value-type="string">
            <text:p>테스트 데이터 정확도: 52.238964 손실 함수(loss): 49065.6 tloss: 253.160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51 트레이닝 데이터 정확도: nan 손실 함수(loss): 47195.25 tloss: 234.54976 trate 0</text:p>
          </table:table-cell>
        </table:table-row>
        <table:table-row table:style-name="ro1">
          <table:table-cell office:value-type="string" calcext:value-type="string">
            <text:p>테스트 데이터 정확도: 52.543102 손실 함수(loss): 49736.746 tloss: 251.5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52 트레이닝 데이터 정확도: nan 손실 함수(loss): 47304.727 tloss: 235.47841 trate 0</text:p>
          </table:table-cell>
        </table:table-row>
        <table:table-row table:style-name="ro1">
          <table:table-cell office:value-type="string" calcext:value-type="string">
            <text:p>테스트 데이터 정확도: 52.614483 손실 함수(loss): 49328.973 tloss: 251.4119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53 트레이닝 데이터 정확도: nan 손실 함수(loss): 47052.168 tloss: 235.04044 trate 0</text:p>
          </table:table-cell>
        </table:table-row>
        <table:table-row table:style-name="ro1">
          <table:table-cell office:value-type="string" calcext:value-type="string">
            <text:p>테스트 데이터 정확도: 52.120426 손실 함수(loss): 48895.32 tloss: 250.736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54 트레이닝 데이터 정확도: nan 손실 함수(loss): 46759.316 tloss: 234.47003 trate 0</text:p>
          </table:table-cell>
        </table:table-row>
        <table:table-row table:style-name="ro1">
          <table:table-cell office:value-type="string" calcext:value-type="string">
            <text:p>테스트 데이터 정확도: 51.2701 손실 함수(loss): 49402.1 tloss: 249.923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55 트레이닝 데이터 정확도: nan 손실 함수(loss): 47062.38 tloss: 235.38521 trate 0</text:p>
          </table:table-cell>
        </table:table-row>
        <table:table-row table:style-name="ro1">
          <table:table-cell office:value-type="string" calcext:value-type="string">
            <text:p>테스트 데이터 정확도: 52.175056 손실 함수(loss): 49647.35 tloss: 253.678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56 트레이닝 데이터 정확도: nan 손실 함수(loss): 47118.363 tloss: 234.33737 trate 0</text:p>
          </table:table-cell>
        </table:table-row>
        <table:table-row table:style-name="ro1">
          <table:table-cell office:value-type="string" calcext:value-type="string">
            <text:p>테스트 데이터 정확도: 52.269573 손실 함수(loss): 50211.72 tloss: 252.43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57 트레이닝 데이터 정확도: nan 손실 함수(loss): 47190.914 tloss: 235.90904 trate 0</text:p>
          </table:table-cell>
        </table:table-row>
        <table:table-row table:style-name="ro1">
          <table:table-cell office:value-type="string" calcext:value-type="string">
            <text:p>테스트 데이터 정확도: 51.64091 손실 함수(loss): 49621.48 tloss: 253.17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58 트레이닝 데이터 정확도: nan 손실 함수(loss): 47113.14 tloss: 235.00749 trate 0</text:p>
          </table:table-cell>
        </table:table-row>
        <table:table-row table:style-name="ro1">
          <table:table-cell office:value-type="string" calcext:value-type="string">
            <text:p>테스트 데이터 정확도: 51.940594 손실 함수(loss): 49490.7 tloss: 252.750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59 트레이닝 데이터 정확도: nan 손실 함수(loss): 47301.324 tloss: 235.9379 trate 0</text:p>
          </table:table-cell>
        </table:table-row>
        <table:table-row table:style-name="ro1">
          <table:table-cell office:value-type="string" calcext:value-type="string">
            <text:p>테스트 데이터 정확도: 52.041965 손실 함수(loss): 48807.242 tloss: 249.028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60 트레이닝 데이터 정확도: nan 손실 함수(loss): 46913.434 tloss: 234.49857 trate 0</text:p>
          </table:table-cell>
        </table:table-row>
        <table:table-row table:style-name="ro1">
          <table:table-cell office:value-type="string" calcext:value-type="string">
            <text:p>테스트 데이터 정확도: 52.460712 손실 함수(loss): 50192.992 tloss: 255.594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61 트레이닝 데이터 정확도: nan 손실 함수(loss): 47038.395 tloss: 236.06685 trate 0</text:p>
          </table:table-cell>
        </table:table-row>
        <table:table-row table:style-name="ro1">
          <table:table-cell office:value-type="string" calcext:value-type="string">
            <text:p>테스트 데이터 정확도: 52.599926 손실 함수(loss): 49601.902 tloss: 253.008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62 트레이닝 데이터 정확도: nan 손실 함수(loss): 46858.676 tloss: 235.27216 trate 0</text:p>
          </table:table-cell>
        </table:table-row>
        <table:table-row table:style-name="ro1">
          <table:table-cell office:value-type="string" calcext:value-type="string">
            <text:p>테스트 데이터 정확도: 52.463398 손실 함수(loss): 50304.348 tloss: 255.763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63 트레이닝 데이터 정확도: nan 손실 함수(loss): 47199.773 tloss: 235.20837 trate 0</text:p>
          </table:table-cell>
        </table:table-row>
        <table:table-row table:style-name="ro1">
          <table:table-cell office:value-type="string" calcext:value-type="string">
            <text:p>테스트 데이터 정확도: 52.995564 손실 함수(loss): 49717.566 tloss: 253.80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64 트레이닝 데이터 정확도: nan 손실 함수(loss): 47120.06 tloss: 235.06265 trate 0</text:p>
          </table:table-cell>
        </table:table-row>
        <table:table-row table:style-name="ro1">
          <table:table-cell office:value-type="string" calcext:value-type="string">
            <text:p>테스트 데이터 정확도: 52.21105 손실 함수(loss): 49758.52 tloss: 252.575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65 트레이닝 데이터 정확도: nan 손실 함수(loss): 47393.62 tloss: 236.15039 trate 0</text:p>
          </table:table-cell>
        </table:table-row>
        <table:table-row table:style-name="ro1">
          <table:table-cell office:value-type="string" calcext:value-type="string">
            <text:p>테스트 데이터 정확도: 51.671673 손실 함수(loss): 50177.727 tloss: 255.794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66 트레이닝 데이터 정확도: nan 손실 함수(loss): 47096.445 tloss: 235.01381 trate 0</text:p>
          </table:table-cell>
        </table:table-row>
        <table:table-row table:style-name="ro1">
          <table:table-cell office:value-type="string" calcext:value-type="string">
            <text:p>테스트 데이터 정확도: 52.108555 손실 함수(loss): 48896.75 tloss: 250.374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67 트레이닝 데이터 정확도: nan 손실 함수(loss): 47039.703 tloss: 234.69943 trate 0</text:p>
          </table:table-cell>
        </table:table-row>
        <table:table-row table:style-name="ro1">
          <table:table-cell office:value-type="string" calcext:value-type="string">
            <text:p>테스트 데이터 정확도: 52.419422 손실 함수(loss): 49852.004 tloss: 252.421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68 트레이닝 데이터 정확도: nan 손실 함수(loss): 46801.566 tloss: 234.23698 trate 0</text:p>
          </table:table-cell>
        </table:table-row>
        <table:table-row table:style-name="ro1">
          <table:table-cell office:value-type="string" calcext:value-type="string">
            <text:p>테스트 데이터 정확도: 52.008232 손실 함수(loss): 50633.348 tloss: 255.9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69 트레이닝 데이터 정확도: nan 손실 함수(loss): 47129.25 tloss: 235.29466 trate 0</text:p>
          </table:table-cell>
        </table:table-row>
        <table:table-row table:style-name="ro1">
          <table:table-cell office:value-type="string" calcext:value-type="string">
            <text:p>테스트 데이터 정확도: 51.824898 손실 함수(loss): 49204.438 tloss: 252.994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70 트레이닝 데이터 정확도: nan 손실 함수(loss): 47096.06 tloss: 234.92984 trate 0</text:p>
          </table:table-cell>
        </table:table-row>
        <table:table-row table:style-name="ro1">
          <table:table-cell office:value-type="string" calcext:value-type="string">
            <text:p>테스트 데이터 정확도: 52.071533 손실 함수(loss): 50619.754 tloss: 256.716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71 트레이닝 데이터 정확도: nan 손실 함수(loss): 46988.758 tloss: 235.0019 trate 0</text:p>
          </table:table-cell>
        </table:table-row>
        <table:table-row table:style-name="ro1">
          <table:table-cell office:value-type="string" calcext:value-type="string">
            <text:p>테스트 데이터 정확도: 52.01236 손실 함수(loss): 49667.754 tloss: 251.455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72 트레이닝 데이터 정확도: nan 손실 함수(loss): 47425.98 tloss: 235.66235 trate 0</text:p>
          </table:table-cell>
        </table:table-row>
        <table:table-row table:style-name="ro1">
          <table:table-cell office:value-type="string" calcext:value-type="string">
            <text:p>테스트 데이터 정확도: 52.078716 손실 함수(loss): 50080.38 tloss: 253.1099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73 트레이닝 데이터 정확도: nan 손실 함수(loss): 46992.977 tloss: 235.03128 trate 0</text:p>
          </table:table-cell>
        </table:table-row>
        <table:table-row table:style-name="ro1">
          <table:table-cell office:value-type="string" calcext:value-type="string">
            <text:p>테스트 데이터 정확도: 52.407955 손실 함수(loss): 49603.695 tloss: 253.0595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74 트레이닝 데이터 정확도: nan 손실 함수(loss): 46692.055 tloss: 234.55586 trate 0</text:p>
          </table:table-cell>
        </table:table-row>
        <table:table-row table:style-name="ro1">
          <table:table-cell office:value-type="string" calcext:value-type="string">
            <text:p>테스트 데이터 정확도: 51.92872 손실 함수(loss): 50042.52 tloss: 254.582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75 트레이닝 데이터 정확도: nan 손실 함수(loss): 47213.023 tloss: 236.09288 trate 0</text:p>
          </table:table-cell>
        </table:table-row>
        <table:table-row table:style-name="ro1">
          <table:table-cell office:value-type="string" calcext:value-type="string">
            <text:p>테스트 데이터 정확도: 52.747047 손실 함수(loss): 49713.824 tloss: 253.242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76 트레이닝 데이터 정확도: nan 손실 함수(loss): 47125.96 tloss: 235.15034 trate 0</text:p>
          </table:table-cell>
        </table:table-row>
        <table:table-row table:style-name="ro1">
          <table:table-cell office:value-type="string" calcext:value-type="string">
            <text:p>테스트 데이터 정확도: 52.819523 손실 함수(loss): 49865.812 tloss: 255.381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77 트레이닝 데이터 정확도: nan 손실 함수(loss): 46933.312 tloss: 234.63231 trate 0</text:p>
          </table:table-cell>
        </table:table-row>
        <table:table-row table:style-name="ro1">
          <table:table-cell office:value-type="string" calcext:value-type="string">
            <text:p>테스트 데이터 정확도: 51.96285 손실 함수(loss): 50022.965 tloss: 253.690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78 트레이닝 데이터 정확도: nan 손실 함수(loss): 47104.87 tloss: 235.19998 trate 0</text:p>
          </table:table-cell>
        </table:table-row>
        <table:table-row table:style-name="ro1">
          <table:table-cell office:value-type="string" calcext:value-type="string">
            <text:p>테스트 데이터 정확도: 52.420723 손실 함수(loss): 49674.4 tloss: 252.4569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79 트레이닝 데이터 정확도: nan 손실 함수(loss): 46903.066 tloss: 234.8324 trate 0</text:p>
          </table:table-cell>
        </table:table-row>
        <table:table-row table:style-name="ro1">
          <table:table-cell office:value-type="string" calcext:value-type="string">
            <text:p>테스트 데이터 정확도: 52.26046 손실 함수(loss): 49985.598 tloss: 254.099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80 트레이닝 데이터 정확도: nan 손실 함수(loss): 47092.617 tloss: 235.05113 trate 0</text:p>
          </table:table-cell>
        </table:table-row>
        <table:table-row table:style-name="ro1">
          <table:table-cell office:value-type="string" calcext:value-type="string">
            <text:p>테스트 데이터 정확도: 52.083996 손실 함수(loss): 48595.098 tloss: 251.373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81 트레이닝 데이터 정확도: nan 손실 함수(loss): 46735.453 tloss: 234.29938 trate 0</text:p>
          </table:table-cell>
        </table:table-row>
        <table:table-row table:style-name="ro1">
          <table:table-cell office:value-type="string" calcext:value-type="string">
            <text:p>테스트 데이터 정확도: 52.314247 손실 함수(loss): 50459.227 tloss: 253.467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82 트레이닝 데이터 정확도: nan 손실 함수(loss): 46953.62 tloss: 235.66492 trate 0</text:p>
          </table:table-cell>
        </table:table-row>
        <table:table-row table:style-name="ro1">
          <table:table-cell office:value-type="string" calcext:value-type="string">
            <text:p>테스트 데이터 정확도: 52.019444 손실 함수(loss): 49584.816 tloss: 251.858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83 트레이닝 데이터 정확도: nan 손실 함수(loss): 46958.945 tloss: 235.20927 trate 0</text:p>
          </table:table-cell>
        </table:table-row>
        <table:table-row table:style-name="ro1">
          <table:table-cell office:value-type="string" calcext:value-type="string">
            <text:p>테스트 데이터 정확도: 52.396114 손실 함수(loss): 50268.75 tloss: 253.311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84 트레이닝 데이터 정확도: nan 손실 함수(loss): 46827.0 tloss: 234.14412 trate 0</text:p>
          </table:table-cell>
        </table:table-row>
        <table:table-row table:style-name="ro1">
          <table:table-cell office:value-type="string" calcext:value-type="string">
            <text:p>테스트 데이터 정확도: 52.05683 손실 함수(loss): 48552.605 tloss: 250.183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85 트레이닝 데이터 정확도: nan 손실 함수(loss): 47268.156 tloss: 235.7227 trate 0</text:p>
          </table:table-cell>
        </table:table-row>
        <table:table-row table:style-name="ro1">
          <table:table-cell office:value-type="string" calcext:value-type="string">
            <text:p>테스트 데이터 정확도: 52.948143 손실 함수(loss): 48685.938 tloss: 250.217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86 트레이닝 데이터 정확도: nan 손실 함수(loss): 47188.754 tloss: 236.37411 trate 0</text:p>
          </table:table-cell>
        </table:table-row>
        <table:table-row table:style-name="ro1">
          <table:table-cell office:value-type="string" calcext:value-type="string">
            <text:p>테스트 데이터 정확도: 51.987144 손실 함수(loss): 49440.59 tloss: 253.601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87 트레이닝 데이터 정확도: nan 손실 함수(loss): 46733.977 tloss: 235.08856 trate 0</text:p>
          </table:table-cell>
        </table:table-row>
        <table:table-row table:style-name="ro1">
          <table:table-cell office:value-type="string" calcext:value-type="string">
            <text:p>테스트 데이터 정확도: 52.05597 손실 함수(loss): 50436.043 tloss: 256.623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88 트레이닝 데이터 정확도: nan 손실 함수(loss): 47075.168 tloss: 235.25511 trate 0</text:p>
          </table:table-cell>
        </table:table-row>
        <table:table-row table:style-name="ro1">
          <table:table-cell office:value-type="string" calcext:value-type="string">
            <text:p>테스트 데이터 정확도: 52.338177 손실 함수(loss): 49655.82 tloss: 251.196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89 트레이닝 데이터 정확도: nan 손실 함수(loss): 46807.773 tloss: 234.37837 trate 0</text:p>
          </table:table-cell>
        </table:table-row>
        <table:table-row table:style-name="ro1">
          <table:table-cell office:value-type="string" calcext:value-type="string">
            <text:p>테스트 데이터 정확도: 51.9031 손실 함수(loss): 50354.855 tloss: 254.756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90 트레이닝 데이터 정확도: nan 손실 함수(loss): 47096.434 tloss: 234.73 trate 0</text:p>
          </table:table-cell>
        </table:table-row>
        <table:table-row table:style-name="ro1">
          <table:table-cell office:value-type="string" calcext:value-type="string">
            <text:p>테스트 데이터 정확도: 51.675293 손실 함수(loss): 49001.527 tloss: 249.836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91 트레이닝 데이터 정확도: nan 손실 함수(loss): 47339.14 tloss: 236.26909 trate 0</text:p>
          </table:table-cell>
        </table:table-row>
        <table:table-row table:style-name="ro1">
          <table:table-cell office:value-type="string" calcext:value-type="string">
            <text:p>테스트 데이터 정확도: 52.203804 손실 함수(loss): 48344.035 tloss: 249.66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92 트레이닝 데이터 정확도: nan 손실 함수(loss): 46620.305 tloss: 233.72028 trate 0</text:p>
          </table:table-cell>
        </table:table-row>
        <table:table-row table:style-name="ro1">
          <table:table-cell office:value-type="string" calcext:value-type="string">
            <text:p>테스트 데이터 정확도: 52.313145 손실 함수(loss): 49010.59 tloss: 248.4012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93 트레이닝 데이터 정확도: nan 손실 함수(loss): 46739.527 tloss: 234.42862 trate 0</text:p>
          </table:table-cell>
        </table:table-row>
        <table:table-row table:style-name="ro1">
          <table:table-cell office:value-type="string" calcext:value-type="string">
            <text:p>테스트 데이터 정확도: 52.14376 손실 함수(loss): 50152.625 tloss: 255.952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94 트레이닝 데이터 정확도: nan 손실 함수(loss): 46747.55 tloss: 234.05273 trate 0</text:p>
          </table:table-cell>
        </table:table-row>
        <table:table-row table:style-name="ro1">
          <table:table-cell office:value-type="string" calcext:value-type="string">
            <text:p>테스트 데이터 정확도: 51.822453 손실 함수(loss): 50747.695 tloss: 255.88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95 트레이닝 데이터 정확도: nan 손실 함수(loss): 46805.508 tloss: 234.47226 trate 0</text:p>
          </table:table-cell>
        </table:table-row>
        <table:table-row table:style-name="ro1">
          <table:table-cell office:value-type="string" calcext:value-type="string">
            <text:p>테스트 데이터 정확도: 52.38682 손실 함수(loss): 49735.07 tloss: 254.931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96 트레이닝 데이터 정확도: nan 손실 함수(loss): 46960.09 tloss: 234.49438 trate 0</text:p>
          </table:table-cell>
        </table:table-row>
        <table:table-row table:style-name="ro1">
          <table:table-cell office:value-type="string" calcext:value-type="string">
            <text:p>테스트 데이터 정확도: 52.002434 손실 함수(loss): 49887.934 tloss: 253.103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97 트레이닝 데이터 정확도: nan 손실 함수(loss): 46719.645 tloss: 233.51993 trate 0</text:p>
          </table:table-cell>
        </table:table-row>
        <table:table-row table:style-name="ro1">
          <table:table-cell office:value-type="string" calcext:value-type="string">
            <text:p>테스트 데이터 정확도: 51.891296 손실 함수(loss): 50126.055 tloss: 254.224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98 트레이닝 데이터 정확도: nan 손실 함수(loss): 46728.906 tloss: 234.31369 trate 0</text:p>
          </table:table-cell>
        </table:table-row>
        <table:table-row table:style-name="ro1">
          <table:table-cell office:value-type="string" calcext:value-type="string">
            <text:p>테스트 데이터 정확도: 52.19888 손실 함수(loss): 49295.215 tloss: 253.447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299 트레이닝 데이터 정확도: nan 손실 함수(loss): 46825.656 tloss: 234.61856 trate 0</text:p>
          </table:table-cell>
        </table:table-row>
        <table:table-row table:style-name="ro1">
          <table:table-cell office:value-type="string" calcext:value-type="string">
            <text:p>테스트 데이터 정확도: 52.202934 손실 함수(loss): 48605.184 tloss: 250.101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00 트레이닝 데이터 정확도: nan 손실 함수(loss): 46852.477 tloss: 234.29364 trate 0</text:p>
          </table:table-cell>
        </table:table-row>
        <table:table-row table:style-name="ro1">
          <table:table-cell office:value-type="string" calcext:value-type="string">
            <text:p>테스트 데이터 정확도: 52.356445 손실 함수(loss): 49120.492 tloss: 250.535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01 트레이닝 데이터 정확도: nan 손실 함수(loss): 47012.355 tloss: 235.09879 trate 0</text:p>
          </table:table-cell>
        </table:table-row>
        <table:table-row table:style-name="ro1">
          <table:table-cell office:value-type="string" calcext:value-type="string">
            <text:p>테스트 데이터 정확도: 51.92825 손실 함수(loss): 49532.668 tloss: 252.952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02 트레이닝 데이터 정확도: nan 손실 함수(loss): 46827.49 tloss: 234.34499 trate 0</text:p>
          </table:table-cell>
        </table:table-row>
        <table:table-row table:style-name="ro1">
          <table:table-cell office:value-type="string" calcext:value-type="string">
            <text:p>테스트 데이터 정확도: 52.12421 손실 함수(loss): 50007.24 tloss: 252.822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03 트레이닝 데이터 정확도: nan 손실 함수(loss): 47096.977 tloss: 235.97452 trate 0</text:p>
          </table:table-cell>
        </table:table-row>
        <table:table-row table:style-name="ro1">
          <table:table-cell office:value-type="string" calcext:value-type="string">
            <text:p>테스트 데이터 정확도: 51.971 손실 함수(loss): 50314.246 tloss: 254.512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04 트레이닝 데이터 정확도: nan 손실 함수(loss): 46765.363 tloss: 233.40009 trate 0</text:p>
          </table:table-cell>
        </table:table-row>
        <table:table-row table:style-name="ro1">
          <table:table-cell office:value-type="string" calcext:value-type="string">
            <text:p>테스트 데이터 정확도: 52.077576 손실 함수(loss): 49375.746 tloss: 252.313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05 트레이닝 데이터 정확도: nan 손실 함수(loss): 47412.383 tloss: 236.17845 trate 0</text:p>
          </table:table-cell>
        </table:table-row>
        <table:table-row table:style-name="ro1">
          <table:table-cell office:value-type="string" calcext:value-type="string">
            <text:p>테스트 데이터 정확도: 52.126186 손실 함수(loss): 50572.75 tloss: 255.77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06 트레이닝 데이터 정확도: nan 손실 함수(loss): 46872.094 tloss: 234.8192 trate 0</text:p>
          </table:table-cell>
        </table:table-row>
        <table:table-row table:style-name="ro1">
          <table:table-cell office:value-type="string" calcext:value-type="string">
            <text:p>테스트 데이터 정확도: 51.943573 손실 함수(loss): 50014.273 tloss: 253.694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07 트레이닝 데이터 정확도: nan 손실 함수(loss): 47074.84 tloss: 234.90733 trate 0</text:p>
          </table:table-cell>
        </table:table-row>
        <table:table-row table:style-name="ro1">
          <table:table-cell office:value-type="string" calcext:value-type="string">
            <text:p>테스트 데이터 정확도: 52.111324 손실 함수(loss): 48821.836 tloss: 249.3488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08 트레이닝 데이터 정확도: nan 손실 함수(loss): 46938.895 tloss: 235.1794 trate 0</text:p>
          </table:table-cell>
        </table:table-row>
        <table:table-row table:style-name="ro1">
          <table:table-cell office:value-type="string" calcext:value-type="string">
            <text:p>테스트 데이터 정확도: 52.10066 손실 함수(loss): 49728.223 tloss: 253.2211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09 트레이닝 데이터 정확도: nan 손실 함수(loss): 47084.06 tloss: 235.19846 trate 0</text:p>
          </table:table-cell>
        </table:table-row>
        <table:table-row table:style-name="ro1">
          <table:table-cell office:value-type="string" calcext:value-type="string">
            <text:p>테스트 데이터 정확도: 52.37067 손실 함수(loss): 49679.195 tloss: 252.719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10 트레이닝 데이터 정확도: nan 손실 함수(loss): 46808.258 tloss: 233.93141 trate 0</text:p>
          </table:table-cell>
        </table:table-row>
        <table:table-row table:style-name="ro1">
          <table:table-cell office:value-type="string" calcext:value-type="string">
            <text:p>테스트 데이터 정확도: 52.5007 손실 함수(loss): 49064.426 tloss: 251.089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11 트레이닝 데이터 정확도: nan 손실 함수(loss): 46814.688 tloss: 234.39468 trate 0</text:p>
          </table:table-cell>
        </table:table-row>
        <table:table-row table:style-name="ro1">
          <table:table-cell office:value-type="string" calcext:value-type="string">
            <text:p>테스트 데이터 정확도: 51.932713 손실 함수(loss): 49763.13 tloss: 251.9870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12 트레이닝 데이터 정확도: nan 손실 함수(loss): 46964.145 tloss: 235.01678 trate 0</text:p>
          </table:table-cell>
        </table:table-row>
        <table:table-row table:style-name="ro1">
          <table:table-cell office:value-type="string" calcext:value-type="string">
            <text:p>테스트 데이터 정확도: 52.20599 손실 함수(loss): 48693.645 tloss: 251.455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13 트레이닝 데이터 정확도: nan 손실 함수(loss): 46867.754 tloss: 234.66751 trate 0</text:p>
          </table:table-cell>
        </table:table-row>
        <table:table-row table:style-name="ro1">
          <table:table-cell office:value-type="string" calcext:value-type="string">
            <text:p>테스트 데이터 정확도: 51.77608 손실 함수(loss): 50258.938 tloss: 254.288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14 트레이닝 데이터 정확도: nan 손실 함수(loss): 46652.79 tloss: 233.63814 trate 0</text:p>
          </table:table-cell>
        </table:table-row>
        <table:table-row table:style-name="ro1">
          <table:table-cell office:value-type="string" calcext:value-type="string">
            <text:p>테스트 데이터 정확도: 51.24133 손실 함수(loss): 50103.9 tloss: 251.666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15 트레이닝 데이터 정확도: nan 손실 함수(loss): 46742.406 tloss: 234.05748 trate 0</text:p>
          </table:table-cell>
        </table:table-row>
        <table:table-row table:style-name="ro1">
          <table:table-cell office:value-type="string" calcext:value-type="string">
            <text:p>테스트 데이터 정확도: 52.100124 손실 함수(loss): 48661.7 tloss: 250.635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16 트레이닝 데이터 정확도: nan 손실 함수(loss): 46682.508 tloss: 233.7371 trate 0</text:p>
          </table:table-cell>
        </table:table-row>
        <table:table-row table:style-name="ro1">
          <table:table-cell office:value-type="string" calcext:value-type="string">
            <text:p>테스트 데이터 정확도: 51.253345 손실 함수(loss): 50308.664 tloss: 252.393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17 트레이닝 데이터 정확도: nan 손실 함수(loss): 46870.13 tloss: 234.2639 trate 0</text:p>
          </table:table-cell>
        </table:table-row>
        <table:table-row table:style-name="ro1">
          <table:table-cell office:value-type="string" calcext:value-type="string">
            <text:p>테스트 데이터 정확도: 52.26605 손실 함수(loss): 49736.117 tloss: 250.503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18 트레이닝 데이터 정확도: nan 손실 함수(loss): 46858.156 tloss: 234.39539 trate 0</text:p>
          </table:table-cell>
        </table:table-row>
        <table:table-row table:style-name="ro1">
          <table:table-cell office:value-type="string" calcext:value-type="string">
            <text:p>테스트 데이터 정확도: 52.62921 손실 함수(loss): 49934.445 tloss: 251.1601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19 트레이닝 데이터 정확도: nan 손실 함수(loss): 46890.574 tloss: 234.54723 trate 0</text:p>
          </table:table-cell>
        </table:table-row>
        <table:table-row table:style-name="ro1">
          <table:table-cell office:value-type="string" calcext:value-type="string">
            <text:p>테스트 데이터 정확도: 52.11488 손실 함수(loss): 49676.715 tloss: 253.212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20 트레이닝 데이터 정확도: nan 손실 함수(loss): 46847.605 tloss: 233.62065 trate 0</text:p>
          </table:table-cell>
        </table:table-row>
        <table:table-row table:style-name="ro1">
          <table:table-cell office:value-type="string" calcext:value-type="string">
            <text:p>테스트 데이터 정확도: 52.671947 손실 함수(loss): 48547.77 tloss: 249.143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21 트레이닝 데이터 정확도: nan 손실 함수(loss): 47178.33 tloss: 235.05945 trate 0</text:p>
          </table:table-cell>
        </table:table-row>
        <table:table-row table:style-name="ro1">
          <table:table-cell office:value-type="string" calcext:value-type="string">
            <text:p>테스트 데이터 정확도: 52.06902 손실 함수(loss): 49689.258 tloss: 253.302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22 트레이닝 데이터 정확도: nan 손실 함수(loss): 46789.445 tloss: 233.94148 trate 0</text:p>
          </table:table-cell>
        </table:table-row>
        <table:table-row table:style-name="ro1">
          <table:table-cell office:value-type="string" calcext:value-type="string">
            <text:p>테스트 데이터 정확도: 51.775208 손실 함수(loss): 50908.48 tloss: 253.888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23 트레이닝 데이터 정확도: nan 손실 함수(loss): 47186.5 tloss: 235.69275 trate 0</text:p>
          </table:table-cell>
        </table:table-row>
        <table:table-row table:style-name="ro1">
          <table:table-cell office:value-type="string" calcext:value-type="string">
            <text:p>테스트 데이터 정확도: 51.501335 손실 함수(loss): 49299.293 tloss: 249.869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24 트레이닝 데이터 정확도: nan 손실 함수(loss): 46836.008 tloss: 234.38924 trate 0</text:p>
          </table:table-cell>
        </table:table-row>
        <table:table-row table:style-name="ro1">
          <table:table-cell office:value-type="string" calcext:value-type="string">
            <text:p>테스트 데이터 정확도: 52.347786 손실 함수(loss): 50302.29 tloss: 254.74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25 트레이닝 데이터 정확도: nan 손실 함수(loss): 46948.316 tloss: 235.15778 trate 0</text:p>
          </table:table-cell>
        </table:table-row>
        <table:table-row table:style-name="ro1">
          <table:table-cell office:value-type="string" calcext:value-type="string">
            <text:p>테스트 데이터 정확도: 52.037544 손실 함수(loss): 50639.184 tloss: 253.677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26 트레이닝 데이터 정확도: nan 손실 함수(loss): 46316.71 tloss: 232.81111 trate 0</text:p>
          </table:table-cell>
        </table:table-row>
        <table:table-row table:style-name="ro1">
          <table:table-cell office:value-type="string" calcext:value-type="string">
            <text:p>테스트 데이터 정확도: 52.328606 손실 함수(loss): 49370.188 tloss: 250.203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27 트레이닝 데이터 정확도: nan 손실 함수(loss): 46782.52 tloss: 233.82169 trate 0</text:p>
          </table:table-cell>
        </table:table-row>
        <table:table-row table:style-name="ro1">
          <table:table-cell office:value-type="string" calcext:value-type="string">
            <text:p>테스트 데이터 정확도: 52.25849 손실 함수(loss): 49420.34 tloss: 251.762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28 트레이닝 데이터 정확도: nan 손실 함수(loss): 46879.996 tloss: 234.5222 trate 0</text:p>
          </table:table-cell>
        </table:table-row>
        <table:table-row table:style-name="ro1">
          <table:table-cell office:value-type="string" calcext:value-type="string">
            <text:p>테스트 데이터 정확도: 52.011536 손실 함수(loss): 49827.51 tloss: 254.140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29 트레이닝 데이터 정확도: nan 손실 함수(loss): 46582.86 tloss: 234.11807 trate 0</text:p>
          </table:table-cell>
        </table:table-row>
        <table:table-row table:style-name="ro1">
          <table:table-cell office:value-type="string" calcext:value-type="string">
            <text:p>테스트 데이터 정확도: 52.186344 손실 함수(loss): 48386.49 tloss: 249.44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30 트레이닝 데이터 정확도: nan 손실 함수(loss): 46827.254 tloss: 233.9144 trate 0</text:p>
          </table:table-cell>
        </table:table-row>
        <table:table-row table:style-name="ro1">
          <table:table-cell office:value-type="string" calcext:value-type="string">
            <text:p>테스트 데이터 정확도: 52.038662 손실 함수(loss): 49910.375 tloss: 253.443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31 트레이닝 데이터 정확도: nan 손실 함수(loss): 46567.633 tloss: 234.19882 trate 0</text:p>
          </table:table-cell>
        </table:table-row>
        <table:table-row table:style-name="ro1">
          <table:table-cell office:value-type="string" calcext:value-type="string">
            <text:p>테스트 데이터 정확도: 52.219883 손실 함수(loss): 49740.71 tloss: 256.89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32 트레이닝 데이터 정확도: nan 손실 함수(loss): 47088.285 tloss: 234.98697 trate 0</text:p>
          </table:table-cell>
        </table:table-row>
        <table:table-row table:style-name="ro1">
          <table:table-cell office:value-type="string" calcext:value-type="string">
            <text:p>테스트 데이터 정확도: 51.331535 손실 함수(loss): 49316.26 tloss: 253.086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33 트레이닝 데이터 정확도: nan 손실 함수(loss): 47005.92 tloss: 234.76637 trate 0</text:p>
          </table:table-cell>
        </table:table-row>
        <table:table-row table:style-name="ro1">
          <table:table-cell office:value-type="string" calcext:value-type="string">
            <text:p>테스트 데이터 정확도: 52.04919 손실 함수(loss): 49537.87 tloss: 253.029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34 트레이닝 데이터 정확도: nan 손실 함수(loss): 47018.39 tloss: 234.24551 trate 0</text:p>
          </table:table-cell>
        </table:table-row>
        <table:table-row table:style-name="ro1">
          <table:table-cell office:value-type="string" calcext:value-type="string">
            <text:p>테스트 데이터 정확도: 51.168236 손실 함수(loss): 49407.926 tloss: 250.819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35 트레이닝 데이터 정확도: nan 손실 함수(loss): 46993.715 tloss: 233.79083 trate 0</text:p>
          </table:table-cell>
        </table:table-row>
        <table:table-row table:style-name="ro1">
          <table:table-cell office:value-type="string" calcext:value-type="string">
            <text:p>테스트 데이터 정확도: 51.632942 손실 함수(loss): 48690.15 tloss: 251.0277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36 트레이닝 데이터 정확도: nan 손실 함수(loss): 46717.332 tloss: 234.81873 trate 0</text:p>
          </table:table-cell>
        </table:table-row>
        <table:table-row table:style-name="ro1">
          <table:table-cell office:value-type="string" calcext:value-type="string">
            <text:p>테스트 데이터 정확도: 51.671333 손실 함수(loss): 49689.355 tloss: 252.4041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37 트레이닝 데이터 정확도: nan 손실 함수(loss): 46766.113 tloss: 233.76668 trate 0</text:p>
          </table:table-cell>
        </table:table-row>
        <table:table-row table:style-name="ro1">
          <table:table-cell office:value-type="string" calcext:value-type="string">
            <text:p>테스트 데이터 정확도: 52.008354 손실 함수(loss): 49239.773 tloss: 249.691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38 트레이닝 데이터 정확도: nan 손실 함수(loss): 46610.703 tloss: 233.51918 trate 0</text:p>
          </table:table-cell>
        </table:table-row>
        <table:table-row table:style-name="ro1">
          <table:table-cell office:value-type="string" calcext:value-type="string">
            <text:p>테스트 데이터 정확도: 51.866333 손실 함수(loss): 50077.31 tloss: 251.7950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39 트레이닝 데이터 정확도: nan 손실 함수(loss): 46701.062 tloss: 234.11147 trate 0</text:p>
          </table:table-cell>
        </table:table-row>
        <table:table-row table:style-name="ro1">
          <table:table-cell office:value-type="string" calcext:value-type="string">
            <text:p>테스트 데이터 정확도: 51.643658 손실 함수(loss): 50134.31 tloss: 254.611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40 트레이닝 데이터 정확도: nan 손실 함수(loss): 46874.31 tloss: 234.2377 trate 0</text:p>
          </table:table-cell>
        </table:table-row>
        <table:table-row table:style-name="ro1">
          <table:table-cell office:value-type="string" calcext:value-type="string">
            <text:p>테스트 데이터 정확도: 52.379555 손실 함수(loss): 50062.54 tloss: 254.009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41 트레이닝 데이터 정확도: nan 손실 함수(loss): 46984.504 tloss: 235.06346 trate 0</text:p>
          </table:table-cell>
        </table:table-row>
        <table:table-row table:style-name="ro1">
          <table:table-cell office:value-type="string" calcext:value-type="string">
            <text:p>테스트 데이터 정확도: 51.885662 손실 함수(loss): 50696.426 tloss: 254.9686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42 트레이닝 데이터 정확도: nan 손실 함수(loss): 46712.508 tloss: 234.15433 trate 0</text:p>
          </table:table-cell>
        </table:table-row>
        <table:table-row table:style-name="ro1">
          <table:table-cell office:value-type="string" calcext:value-type="string">
            <text:p>테스트 데이터 정확도: 51.88791 손실 함수(loss): 48713.6 tloss: 250.30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43 트레이닝 데이터 정확도: nan 손실 함수(loss): 46961.004 tloss: 234.53679 trate 0</text:p>
          </table:table-cell>
        </table:table-row>
        <table:table-row table:style-name="ro1">
          <table:table-cell office:value-type="string" calcext:value-type="string">
            <text:p>테스트 데이터 정확도: 51.71902 손실 함수(loss): 48834.918 tloss: 249.48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44 트레이닝 데이터 정확도: nan 손실 함수(loss): 46831.066 tloss: 234.58054 trate 0</text:p>
          </table:table-cell>
        </table:table-row>
        <table:table-row table:style-name="ro1">
          <table:table-cell office:value-type="string" calcext:value-type="string">
            <text:p>테스트 데이터 정확도: 52.48457 손실 함수(loss): 50150.285 tloss: 256.554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45 트레이닝 데이터 정확도: nan 손실 함수(loss): 46726.08 tloss: 233.90874 trate 0</text:p>
          </table:table-cell>
        </table:table-row>
        <table:table-row table:style-name="ro1">
          <table:table-cell office:value-type="string" calcext:value-type="string">
            <text:p>테스트 데이터 정확도: 52.285007 손실 함수(loss): 50495.363 tloss: 256.51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46 트레이닝 데이터 정확도: nan 손실 함수(loss): 46394.8 tloss: 233.88718 trate 0</text:p>
          </table:table-cell>
        </table:table-row>
        <table:table-row table:style-name="ro1">
          <table:table-cell office:value-type="string" calcext:value-type="string">
            <text:p>테스트 데이터 정확도: 52.065258 손실 함수(loss): 49830.844 tloss: 253.594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47 트레이닝 데이터 정확도: nan 손실 함수(loss): 46645.594 tloss: 234.08646 trate 0</text:p>
          </table:table-cell>
        </table:table-row>
        <table:table-row table:style-name="ro1">
          <table:table-cell office:value-type="string" calcext:value-type="string">
            <text:p>테스트 데이터 정확도: 51.91296 손실 함수(loss): 49168.777 tloss: 249.848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48 트레이닝 데이터 정확도: nan 손실 함수(loss): 46737.645 tloss: 233.892 trate 0</text:p>
          </table:table-cell>
        </table:table-row>
        <table:table-row table:style-name="ro1">
          <table:table-cell office:value-type="string" calcext:value-type="string">
            <text:p>테스트 데이터 정확도: 52.162495 손실 함수(loss): 49383.01 tloss: 252.168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49 트레이닝 데이터 정확도: nan 손실 함수(loss): 46530.027 tloss: 233.14825 trate 0</text:p>
          </table:table-cell>
        </table:table-row>
        <table:table-row table:style-name="ro1">
          <table:table-cell office:value-type="string" calcext:value-type="string">
            <text:p>테스트 데이터 정확도: 52.045673 손실 함수(loss): 49553.043 tloss: 252.686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50 트레이닝 데이터 정확도: nan 손실 함수(loss): 46978.504 tloss: 235.14098 trate 0</text:p>
          </table:table-cell>
        </table:table-row>
        <table:table-row table:style-name="ro1">
          <table:table-cell office:value-type="string" calcext:value-type="string">
            <text:p>테스트 데이터 정확도: 51.7595 손실 함수(loss): 49562.598 tloss: 253.673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51 트레이닝 데이터 정확도: nan 손실 함수(loss): 46815.9 tloss: 234.39932 trate 0</text:p>
          </table:table-cell>
        </table:table-row>
        <table:table-row table:style-name="ro1">
          <table:table-cell office:value-type="string" calcext:value-type="string">
            <text:p>테스트 데이터 정확도: 52.011597 손실 함수(loss): 50140.656 tloss: 253.908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52 트레이닝 데이터 정확도: nan 손실 함수(loss): 47075.055 tloss: 235.70293 trate 0</text:p>
          </table:table-cell>
        </table:table-row>
        <table:table-row table:style-name="ro1">
          <table:table-cell office:value-type="string" calcext:value-type="string">
            <text:p>테스트 데이터 정확도: 51.53725 손실 함수(loss): 50273.207 tloss: 254.0855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53 트레이닝 데이터 정확도: nan 손실 함수(loss): 46672.773 tloss: 234.32027 trate 0</text:p>
          </table:table-cell>
        </table:table-row>
        <table:table-row table:style-name="ro1">
          <table:table-cell office:value-type="string" calcext:value-type="string">
            <text:p>테스트 데이터 정확도: 51.36123 손실 함수(loss): 49668.188 tloss: 251.506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54 트레이닝 데이터 정확도: nan 손실 함수(loss): 46353.656 tloss: 233.3964 trate 0</text:p>
          </table:table-cell>
        </table:table-row>
        <table:table-row table:style-name="ro1">
          <table:table-cell office:value-type="string" calcext:value-type="string">
            <text:p>테스트 데이터 정확도: 52.326344 손실 함수(loss): 48393.85 tloss: 250.815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55 트레이닝 데이터 정확도: nan 손실 함수(loss): 46781.84 tloss: 233.97736 trate 0</text:p>
          </table:table-cell>
        </table:table-row>
        <table:table-row table:style-name="ro1">
          <table:table-cell office:value-type="string" calcext:value-type="string">
            <text:p>테스트 데이터 정확도: 52.091656 손실 함수(loss): 50455.66 tloss: 253.824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56 트레이닝 데이터 정확도: nan 손실 함수(loss): 46979.176 tloss: 234.36937 trate 0</text:p>
          </table:table-cell>
        </table:table-row>
        <table:table-row table:style-name="ro1">
          <table:table-cell office:value-type="string" calcext:value-type="string">
            <text:p>테스트 데이터 정확도: 52.00898 손실 함수(loss): 50368.87 tloss: 255.28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57 트레이닝 데이터 정확도: nan 손실 함수(loss): 46589.81 tloss: 234.10602 trate 0</text:p>
          </table:table-cell>
        </table:table-row>
        <table:table-row table:style-name="ro1">
          <table:table-cell office:value-type="string" calcext:value-type="string">
            <text:p>테스트 데이터 정확도: 51.195065 손실 함수(loss): 50442.414 tloss: 255.521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58 트레이닝 데이터 정확도: nan 손실 함수(loss): 46722.465 tloss: 234.17296 trate 0</text:p>
          </table:table-cell>
        </table:table-row>
        <table:table-row table:style-name="ro1">
          <table:table-cell office:value-type="string" calcext:value-type="string">
            <text:p>테스트 데이터 정확도: 51.728504 손실 함수(loss): 49492.52 tloss: 251.5636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59 트레이닝 데이터 정확도: nan 손실 함수(loss): 46604.85 tloss: 233.87602 trate 0</text:p>
          </table:table-cell>
        </table:table-row>
        <table:table-row table:style-name="ro1">
          <table:table-cell office:value-type="string" calcext:value-type="string">
            <text:p>테스트 데이터 정확도: 51.777496 손실 함수(loss): 49699.434 tloss: 253.759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60 트레이닝 데이터 정확도: nan 손실 함수(loss): 46412.727 tloss: 232.96857 trate 0</text:p>
          </table:table-cell>
        </table:table-row>
        <table:table-row table:style-name="ro1">
          <table:table-cell office:value-type="string" calcext:value-type="string">
            <text:p>테스트 데이터 정확도: 51.989597 손실 함수(loss): 49604.49 tloss: 252.3055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61 트레이닝 데이터 정확도: nan 손실 함수(loss): 46902.633 tloss: 235.05678 trate 0</text:p>
          </table:table-cell>
        </table:table-row>
        <table:table-row table:style-name="ro1">
          <table:table-cell office:value-type="string" calcext:value-type="string">
            <text:p>테스트 데이터 정확도: 52.405964 손실 함수(loss): 49752.77 tloss: 253.893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62 트레이닝 데이터 정확도: nan 손실 함수(loss): 46379.11 tloss: 232.87997 trate 0</text:p>
          </table:table-cell>
        </table:table-row>
        <table:table-row table:style-name="ro1">
          <table:table-cell office:value-type="string" calcext:value-type="string">
            <text:p>테스트 데이터 정확도: 52.11809 손실 함수(loss): 50166.418 tloss: 252.442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63 트레이닝 데이터 정확도: nan 손실 함수(loss): 46785.47 tloss: 234.00957 trate 0</text:p>
          </table:table-cell>
        </table:table-row>
        <table:table-row table:style-name="ro1">
          <table:table-cell office:value-type="string" calcext:value-type="string">
            <text:p>테스트 데이터 정확도: 52.222607 손실 함수(loss): 49036.098 tloss: 252.439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64 트레이닝 데이터 정확도: nan 손실 함수(loss): 46906.88 tloss: 234.7419 trate 0</text:p>
          </table:table-cell>
        </table:table-row>
        <table:table-row table:style-name="ro1">
          <table:table-cell office:value-type="string" calcext:value-type="string">
            <text:p>테스트 데이터 정확도: 52.188133 손실 함수(loss): 48123.965 tloss: 246.883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65 트레이닝 데이터 정확도: nan 손실 함수(loss): 46864.1 tloss: 234.60199 trate 0</text:p>
          </table:table-cell>
        </table:table-row>
        <table:table-row table:style-name="ro1">
          <table:table-cell office:value-type="string" calcext:value-type="string">
            <text:p>테스트 데이터 정확도: 52.42265 손실 함수(loss): 49582.05 tloss: 251.2788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66 트레이닝 데이터 정확도: nan 손실 함수(loss): 46558.56 tloss: 234.1845 trate 0</text:p>
          </table:table-cell>
        </table:table-row>
        <table:table-row table:style-name="ro1">
          <table:table-cell office:value-type="string" calcext:value-type="string">
            <text:p>테스트 데이터 정확도: 52.30166 손실 함수(loss): 50712.34 tloss: 257.200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67 트레이닝 데이터 정확도: nan 손실 함수(loss): 46859.344 tloss: 234.29471 trate 0</text:p>
          </table:table-cell>
        </table:table-row>
        <table:table-row table:style-name="ro1">
          <table:table-cell office:value-type="string" calcext:value-type="string">
            <text:p>테스트 데이터 정확도: 51.64342 손실 함수(loss): 49249.656 tloss: 251.906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68 트레이닝 데이터 정확도: nan 손실 함수(loss): 46888.78 tloss: 233.87411 trate 0</text:p>
          </table:table-cell>
        </table:table-row>
        <table:table-row table:style-name="ro1">
          <table:table-cell office:value-type="string" calcext:value-type="string">
            <text:p>테스트 데이터 정확도: 52.17229 손실 함수(loss): 49659.473 tloss: 250.75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69 트레이닝 데이터 정확도: nan 손실 함수(loss): 46665.668 tloss: 234.39162 trate 0</text:p>
          </table:table-cell>
        </table:table-row>
        <table:table-row table:style-name="ro1">
          <table:table-cell office:value-type="string" calcext:value-type="string">
            <text:p>테스트 데이터 정확도: 52.18147 손실 함수(loss): 49456.2 tloss: 252.330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70 트레이닝 데이터 정확도: nan 손실 함수(loss): 46607.777 tloss: 233.49356 trate 0</text:p>
          </table:table-cell>
        </table:table-row>
        <table:table-row table:style-name="ro1">
          <table:table-cell office:value-type="string" calcext:value-type="string">
            <text:p>테스트 데이터 정확도: 51.36936 손실 함수(loss): 49611.35 tloss: 252.281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71 트레이닝 데이터 정확도: nan 손실 함수(loss): 46787.77 tloss: 233.88705 trate 0</text:p>
          </table:table-cell>
        </table:table-row>
        <table:table-row table:style-name="ro1">
          <table:table-cell office:value-type="string" calcext:value-type="string">
            <text:p>테스트 데이터 정확도: 51.53812 손실 함수(loss): 50507.973 tloss: 255.287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72 트레이닝 데이터 정확도: nan 손실 함수(loss): 46697.387 tloss: 233.93507 trate 0</text:p>
          </table:table-cell>
        </table:table-row>
        <table:table-row table:style-name="ro1">
          <table:table-cell office:value-type="string" calcext:value-type="string">
            <text:p>테스트 데이터 정확도: 52.294323 손실 함수(loss): 50326.746 tloss: 252.905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73 트레이닝 데이터 정확도: nan 손실 함수(loss): 46720.254 tloss: 234.12016 trate 0</text:p>
          </table:table-cell>
        </table:table-row>
        <table:table-row table:style-name="ro1">
          <table:table-cell office:value-type="string" calcext:value-type="string">
            <text:p>테스트 데이터 정확도: 52.59593 손실 함수(loss): 49698.06 tloss: 252.38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74 트레이닝 데이터 정확도: nan 손실 함수(loss): 46613.67 tloss: 233.69 trate 0</text:p>
          </table:table-cell>
        </table:table-row>
        <table:table-row table:style-name="ro1">
          <table:table-cell office:value-type="string" calcext:value-type="string">
            <text:p>테스트 데이터 정확도: 52.3527 손실 함수(loss): 49766.16 tloss: 253.509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75 트레이닝 데이터 정확도: nan 손실 함수(loss): 46472.703 tloss: 233.31123 trate 0</text:p>
          </table:table-cell>
        </table:table-row>
        <table:table-row table:style-name="ro1">
          <table:table-cell office:value-type="string" calcext:value-type="string">
            <text:p>테스트 데이터 정확도: 52.39327 손실 함수(loss): 48678.59 tloss: 251.63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76 트레이닝 데이터 정확도: nan 손실 함수(loss): 46406.8 tloss: 233.18544 trate 0</text:p>
          </table:table-cell>
        </table:table-row>
        <table:table-row table:style-name="ro1">
          <table:table-cell office:value-type="string" calcext:value-type="string">
            <text:p>테스트 데이터 정확도: 52.235023 손실 함수(loss): 49719.312 tloss: 253.601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77 트레이닝 데이터 정확도: nan 손실 함수(loss): 46560.67 tloss: 233.78447 trate 0</text:p>
          </table:table-cell>
        </table:table-row>
        <table:table-row table:style-name="ro1">
          <table:table-cell office:value-type="string" calcext:value-type="string">
            <text:p>테스트 데이터 정확도: 51.682014 손실 함수(loss): 49377.62 tloss: 251.882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78 트레이닝 데이터 정확도: nan 손실 함수(loss): 46482.273 tloss: 233.38478 trate 0</text:p>
          </table:table-cell>
        </table:table-row>
        <table:table-row table:style-name="ro1">
          <table:table-cell office:value-type="string" calcext:value-type="string">
            <text:p>테스트 데이터 정확도: 52.193462 손실 함수(loss): 49406.535 tloss: 251.8624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79 트레이닝 데이터 정확도: nan 손실 함수(loss): 46499.742 tloss: 233.32379 trate 0</text:p>
          </table:table-cell>
        </table:table-row>
        <table:table-row table:style-name="ro1">
          <table:table-cell office:value-type="string" calcext:value-type="string">
            <text:p>테스트 데이터 정확도: 51.720245 손실 함수(loss): 49123.605 tloss: 250.855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80 트레이닝 데이터 정확도: nan 손실 함수(loss): 46837.227 tloss: 234.88635 trate 0</text:p>
          </table:table-cell>
        </table:table-row>
        <table:table-row table:style-name="ro1">
          <table:table-cell office:value-type="string" calcext:value-type="string">
            <text:p>테스트 데이터 정확도: 52.022545 손실 함수(loss): 49820.55 tloss: 254.285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81 트레이닝 데이터 정확도: nan 손실 함수(loss): 46650.934 tloss: 233.62651 trate 0</text:p>
          </table:table-cell>
        </table:table-row>
        <table:table-row table:style-name="ro1">
          <table:table-cell office:value-type="string" calcext:value-type="string">
            <text:p>테스트 데이터 정확도: 51.473778 손실 함수(loss): 49949.977 tloss: 253.299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82 트레이닝 데이터 정확도: nan 손실 함수(loss): 46658.95 tloss: 234.25595 trate 0</text:p>
          </table:table-cell>
        </table:table-row>
        <table:table-row table:style-name="ro1">
          <table:table-cell office:value-type="string" calcext:value-type="string">
            <text:p>테스트 데이터 정확도: 52.017727 손실 함수(loss): 49273.6 tloss: 253.8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83 트레이닝 데이터 정확도: nan 손실 함수(loss): 46555.1 tloss: 232.91422 trate 0</text:p>
          </table:table-cell>
        </table:table-row>
        <table:table-row table:style-name="ro1">
          <table:table-cell office:value-type="string" calcext:value-type="string">
            <text:p>테스트 데이터 정확도: 51.995823 손실 함수(loss): 48960.1 tloss: 251.092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84 트레이닝 데이터 정확도: nan 손실 함수(loss): 46832.05 tloss: 234.13441 trate 0</text:p>
          </table:table-cell>
        </table:table-row>
        <table:table-row table:style-name="ro1">
          <table:table-cell office:value-type="string" calcext:value-type="string">
            <text:p>테스트 데이터 정확도: 52.188133 손실 함수(loss): 49347.664 tloss: 251.420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85 트레이닝 데이터 정확도: nan 손실 함수(loss): 46739.918 tloss: 233.34506 trate 0</text:p>
          </table:table-cell>
        </table:table-row>
        <table:table-row table:style-name="ro1">
          <table:table-cell office:value-type="string" calcext:value-type="string">
            <text:p>테스트 데이터 정확도: 51.908253 손실 함수(loss): 49197.168 tloss: 252.412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86 트레이닝 데이터 정확도: nan 손실 함수(loss): 46683.64 tloss: 234.4672 trate 0</text:p>
          </table:table-cell>
        </table:table-row>
        <table:table-row table:style-name="ro1">
          <table:table-cell office:value-type="string" calcext:value-type="string">
            <text:p>테스트 데이터 정확도: 52.82066 손실 함수(loss): 49006.906 tloss: 251.718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87 트레이닝 데이터 정확도: nan 손실 함수(loss): 46504.438 tloss: 233.87134 trate 0</text:p>
          </table:table-cell>
        </table:table-row>
        <table:table-row table:style-name="ro1">
          <table:table-cell office:value-type="string" calcext:value-type="string">
            <text:p>테스트 데이터 정확도: 52.29641 손실 함수(loss): 49667.613 tloss: 253.25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88 트레이닝 데이터 정확도: nan 손실 함수(loss): 46650.703 tloss: 233.3537 trate 0</text:p>
          </table:table-cell>
        </table:table-row>
        <table:table-row table:style-name="ro1">
          <table:table-cell office:value-type="string" calcext:value-type="string">
            <text:p>테스트 데이터 정확도: 52.200493 손실 함수(loss): 49592.656 tloss: 253.461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89 트레이닝 데이터 정확도: nan 손실 함수(loss): 46712.203 tloss: 234.20284 trate 0</text:p>
          </table:table-cell>
        </table:table-row>
        <table:table-row table:style-name="ro1">
          <table:table-cell office:value-type="string" calcext:value-type="string">
            <text:p>테스트 데이터 정확도: 51.664143 손실 함수(loss): 49167.56 tloss: 252.1050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90 트레이닝 데이터 정확도: nan 손실 함수(loss): 47066.29 tloss: 235.15465 trate 0</text:p>
          </table:table-cell>
        </table:table-row>
        <table:table-row table:style-name="ro1">
          <table:table-cell office:value-type="string" calcext:value-type="string">
            <text:p>테스트 데이터 정확도: 52.706264 손실 함수(loss): 50157.543 tloss: 254.4858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91 트레이닝 데이터 정확도: nan 손실 함수(loss): 46410.33 tloss: 233.34117 trate 0</text:p>
          </table:table-cell>
        </table:table-row>
        <table:table-row table:style-name="ro1">
          <table:table-cell office:value-type="string" calcext:value-type="string">
            <text:p>테스트 데이터 정확도: 51.79643 손실 함수(loss): 48353.504 tloss: 250.82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92 트레이닝 데이터 정확도: nan 손실 함수(loss): 46618.285 tloss: 233.47128 trate 0</text:p>
          </table:table-cell>
        </table:table-row>
        <table:table-row table:style-name="ro1">
          <table:table-cell office:value-type="string" calcext:value-type="string">
            <text:p>테스트 데이터 정확도: 51.791927 손실 함수(loss): 49526.31 tloss: 250.4289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93 트레이닝 데이터 정확도: nan 손실 함수(loss): 46807.508 tloss: 234.62596 trate 0</text:p>
          </table:table-cell>
        </table:table-row>
        <table:table-row table:style-name="ro1">
          <table:table-cell office:value-type="string" calcext:value-type="string">
            <text:p>테스트 데이터 정확도: 52.349583 손실 함수(loss): 49736.68 tloss: 253.900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94 트레이닝 데이터 정확도: nan 손실 함수(loss): 46333.42 tloss: 233.57811 trate 0</text:p>
          </table:table-cell>
        </table:table-row>
        <table:table-row table:style-name="ro1">
          <table:table-cell office:value-type="string" calcext:value-type="string">
            <text:p>테스트 데이터 정확도: 52.07531 손실 함수(loss): 49063.69 tloss: 250.785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95 트레이닝 데이터 정확도: nan 손실 함수(loss): 46628.47 tloss: 234.04189 trate 0</text:p>
          </table:table-cell>
        </table:table-row>
        <table:table-row table:style-name="ro1">
          <table:table-cell office:value-type="string" calcext:value-type="string">
            <text:p>테스트 데이터 정확도: 51.99906 손실 함수(loss): 50259.03 tloss: 254.209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96 트레이닝 데이터 정확도: nan 손실 함수(loss): 46399.863 tloss: 232.84048 trate 0</text:p>
          </table:table-cell>
        </table:table-row>
        <table:table-row table:style-name="ro1">
          <table:table-cell office:value-type="string" calcext:value-type="string">
            <text:p>테스트 데이터 정확도: 51.9294 손실 함수(loss): 50002.395 tloss: 253.3698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97 트레이닝 데이터 정확도: nan 손실 함수(loss): 46584.79 tloss: 233.66829 trate 0</text:p>
          </table:table-cell>
        </table:table-row>
        <table:table-row table:style-name="ro1">
          <table:table-cell office:value-type="string" calcext:value-type="string">
            <text:p>테스트 데이터 정확도: 52.442448 손실 함수(loss): 48983.4 tloss: 254.138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98 트레이닝 데이터 정확도: nan 손실 함수(loss): 46774.555 tloss: 234.51303 trate 0</text:p>
          </table:table-cell>
        </table:table-row>
        <table:table-row table:style-name="ro1">
          <table:table-cell office:value-type="string" calcext:value-type="string">
            <text:p>테스트 데이터 정확도: 51.846672 손실 함수(loss): 49280.34 tloss: 251.207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399 트레이닝 데이터 정확도: nan 손실 함수(loss): 46648.855 tloss: 234.00392 trate 0</text:p>
          </table:table-cell>
        </table:table-row>
        <table:table-row table:style-name="ro1">
          <table:table-cell office:value-type="string" calcext:value-type="string">
            <text:p>테스트 데이터 정확도: 52.835243 손실 함수(loss): 49456.426 tloss: 253.757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00 트레이닝 데이터 정확도: nan 손실 함수(loss): 46518.91 tloss: 233.23076 trate 0</text:p>
          </table:table-cell>
        </table:table-row>
        <table:table-row table:style-name="ro1">
          <table:table-cell office:value-type="string" calcext:value-type="string">
            <text:p>테스트 데이터 정확도: 51.795498 손실 함수(loss): 49944.117 tloss: 253.308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01 트레이닝 데이터 정확도: nan 손실 함수(loss): 46583.11 tloss: 233.52994 trate 0</text:p>
          </table:table-cell>
        </table:table-row>
        <table:table-row table:style-name="ro1">
          <table:table-cell office:value-type="string" calcext:value-type="string">
            <text:p>테스트 데이터 정확도: 52.10614 손실 함수(loss): 49677.46 tloss: 252.342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02 트레이닝 데이터 정확도: nan 손실 함수(loss): 47015.27 tloss: 234.66808 trate 0</text:p>
          </table:table-cell>
        </table:table-row>
        <table:table-row table:style-name="ro1">
          <table:table-cell office:value-type="string" calcext:value-type="string">
            <text:p>테스트 데이터 정확도: 51.56844 손실 함수(loss): 48837.676 tloss: 249.862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03 트레이닝 데이터 정확도: nan 손실 함수(loss): 46677.344 tloss: 234.76024 trate 0</text:p>
          </table:table-cell>
        </table:table-row>
        <table:table-row table:style-name="ro1">
          <table:table-cell office:value-type="string" calcext:value-type="string">
            <text:p>테스트 데이터 정확도: 51.79273 손실 함수(loss): 49554.418 tloss: 253.205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04 트레이닝 데이터 정확도: nan 손실 함수(loss): 46579.473 tloss: 234.30186 trate 0</text:p>
          </table:table-cell>
        </table:table-row>
        <table:table-row table:style-name="ro1">
          <table:table-cell office:value-type="string" calcext:value-type="string">
            <text:p>테스트 데이터 정확도: 52.219734 손실 함수(loss): 47815.117 tloss: 247.671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05 트레이닝 데이터 정확도: nan 손실 함수(loss): 46485.42 tloss: 233.6165 trate 0</text:p>
          </table:table-cell>
        </table:table-row>
        <table:table-row table:style-name="ro1">
          <table:table-cell office:value-type="string" calcext:value-type="string">
            <text:p>테스트 데이터 정확도: 51.614697 손실 함수(loss): 49563.19 tloss: 251.118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06 트레이닝 데이터 정확도: nan 손실 함수(loss): 46336.1 tloss: 233.01918 trate 0</text:p>
          </table:table-cell>
        </table:table-row>
        <table:table-row table:style-name="ro1">
          <table:table-cell office:value-type="string" calcext:value-type="string">
            <text:p>테스트 데이터 정확도: 52.157593 손실 함수(loss): 50001.938 tloss: 252.1370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07 트레이닝 데이터 정확도: nan 손실 함수(loss): 46864.56 tloss: 233.91376 trate 0</text:p>
          </table:table-cell>
        </table:table-row>
        <table:table-row table:style-name="ro1">
          <table:table-cell office:value-type="string" calcext:value-type="string">
            <text:p>테스트 데이터 정확도: 51.989407 손실 함수(loss): 48570.652 tloss: 248.642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08 트레이닝 데이터 정확도: nan 손실 함수(loss): 46718.938 tloss: 234.23772 trate 0</text:p>
          </table:table-cell>
        </table:table-row>
        <table:table-row table:style-name="ro1">
          <table:table-cell office:value-type="string" calcext:value-type="string">
            <text:p>테스트 데이터 정확도: 52.230446 손실 함수(loss): 50262.414 tloss: 254.161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09 트레이닝 데이터 정확도: nan 손실 함수(loss): 46492.535 tloss: 233.47214 trate 0</text:p>
          </table:table-cell>
        </table:table-row>
        <table:table-row table:style-name="ro1">
          <table:table-cell office:value-type="string" calcext:value-type="string">
            <text:p>테스트 데이터 정확도: 51.970284 손실 함수(loss): 49320.84 tloss: 252.657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10 트레이닝 데이터 정확도: nan 손실 함수(loss): 46363.945 tloss: 232.94771 trate 0</text:p>
          </table:table-cell>
        </table:table-row>
        <table:table-row table:style-name="ro1">
          <table:table-cell office:value-type="string" calcext:value-type="string">
            <text:p>테스트 데이터 정확도: 51.8774 손실 함수(loss): 48173.418 tloss: 248.515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11 트레이닝 데이터 정확도: nan 손실 함수(loss): 46123.184 tloss: 232.72194 trate 0</text:p>
          </table:table-cell>
        </table:table-row>
        <table:table-row table:style-name="ro1">
          <table:table-cell office:value-type="string" calcext:value-type="string">
            <text:p>테스트 데이터 정확도: 51.707554 손실 함수(loss): 49271.812 tloss: 251.411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12 트레이닝 데이터 정확도: nan 손실 함수(loss): 46777.47 tloss: 234.208 trate 0</text:p>
          </table:table-cell>
        </table:table-row>
        <table:table-row table:style-name="ro1">
          <table:table-cell office:value-type="string" calcext:value-type="string">
            <text:p>테스트 데이터 정확도: 52.092293 손실 함수(loss): 50035.66 tloss: 251.707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13 트레이닝 데이터 정확도: nan 손실 함수(loss): 46632.547 tloss: 233.96538 trate 0</text:p>
          </table:table-cell>
        </table:table-row>
        <table:table-row table:style-name="ro1">
          <table:table-cell office:value-type="string" calcext:value-type="string">
            <text:p>테스트 데이터 정확도: 52.869762 손실 함수(loss): 50252.688 tloss: 252.506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14 트레이닝 데이터 정확도: nan 손실 함수(loss): 46606.15 tloss: 234.02628 trate 0</text:p>
          </table:table-cell>
        </table:table-row>
        <table:table-row table:style-name="ro1">
          <table:table-cell office:value-type="string" calcext:value-type="string">
            <text:p>테스트 데이터 정확도: 52.16634 손실 함수(loss): 49399.82 tloss: 250.892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15 트레이닝 데이터 정확도: nan 손실 함수(loss): 46528.883 tloss: 233.07713 trate 0</text:p>
          </table:table-cell>
        </table:table-row>
        <table:table-row table:style-name="ro1">
          <table:table-cell office:value-type="string" calcext:value-type="string">
            <text:p>테스트 데이터 정확도: 52.53336 손실 함수(loss): 49264.62 tloss: 250.093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16 트레이닝 데이터 정확도: nan 손실 함수(loss): 46528.492 tloss: 233.26472 trate 0</text:p>
          </table:table-cell>
        </table:table-row>
        <table:table-row table:style-name="ro1">
          <table:table-cell office:value-type="string" calcext:value-type="string">
            <text:p>테스트 데이터 정확도: 51.688923 손실 함수(loss): 49813.76 tloss: 255.0047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17 트레이닝 데이터 정확도: nan 손실 함수(loss): 46529.664 tloss: 232.97173 trate 0</text:p>
          </table:table-cell>
        </table:table-row>
        <table:table-row table:style-name="ro1">
          <table:table-cell office:value-type="string" calcext:value-type="string">
            <text:p>테스트 데이터 정확도: 51.844063 손실 함수(loss): 49398.02 tloss: 253.598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18 트레이닝 데이터 정확도: nan 손실 함수(loss): 46719.95 tloss: 233.37535 trate 0</text:p>
          </table:table-cell>
        </table:table-row>
        <table:table-row table:style-name="ro1">
          <table:table-cell office:value-type="string" calcext:value-type="string">
            <text:p>테스트 데이터 정확도: 51.64936 손실 함수(loss): 49800.613 tloss: 252.445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19 트레이닝 데이터 정확도: nan 손실 함수(loss): 46764.73 tloss: 233.99622 trate 0</text:p>
          </table:table-cell>
        </table:table-row>
        <table:table-row table:style-name="ro1">
          <table:table-cell office:value-type="string" calcext:value-type="string">
            <text:p>테스트 데이터 정확도: 52.029488 손실 함수(loss): 48904.47 tloss: 252.091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20 트레이닝 데이터 정확도: nan 손실 함수(loss): 46516.63 tloss: 233.10526 trate 0</text:p>
          </table:table-cell>
        </table:table-row>
        <table:table-row table:style-name="ro1">
          <table:table-cell office:value-type="string" calcext:value-type="string">
            <text:p>테스트 데이터 정확도: 51.910603 손실 함수(loss): 49686.938 tloss: 252.99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21 트레이닝 데이터 정확도: nan 손실 함수(loss): 46846.297 tloss: 234.29929 trate 0</text:p>
          </table:table-cell>
        </table:table-row>
        <table:table-row table:style-name="ro1">
          <table:table-cell office:value-type="string" calcext:value-type="string">
            <text:p>테스트 데이터 정확도: 51.75529 손실 함수(loss): 49909.5 tloss: 254.493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22 트레이닝 데이터 정확도: nan 손실 함수(loss): 46343.406 tloss: 232.708 trate 0</text:p>
          </table:table-cell>
        </table:table-row>
        <table:table-row table:style-name="ro1">
          <table:table-cell office:value-type="string" calcext:value-type="string">
            <text:p>테스트 데이터 정확도: 51.670372 손실 함수(loss): 50062.695 tloss: 252.134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23 트레이닝 데이터 정확도: nan 손실 함수(loss): 46217.336 tloss: 232.17813 trate 0</text:p>
          </table:table-cell>
        </table:table-row>
        <table:table-row table:style-name="ro1">
          <table:table-cell office:value-type="string" calcext:value-type="string">
            <text:p>테스트 데이터 정확도: 51.958477 손실 함수(loss): 49331.277 tloss: 251.55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24 트레이닝 데이터 정확도: nan 손실 함수(loss): 46385.082 tloss: 232.72992 trate 0</text:p>
          </table:table-cell>
        </table:table-row>
        <table:table-row table:style-name="ro1">
          <table:table-cell office:value-type="string" calcext:value-type="string">
            <text:p>테스트 데이터 정확도: 52.190983 손실 함수(loss): 49532.406 tloss: 251.01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25 트레이닝 데이터 정확도: nan 손실 함수(loss): 46391.785 tloss: 233.92111 trate 0</text:p>
          </table:table-cell>
        </table:table-row>
        <table:table-row table:style-name="ro1">
          <table:table-cell office:value-type="string" calcext:value-type="string">
            <text:p>테스트 데이터 정확도: 52.09626 손실 함수(loss): 49480.375 tloss: 250.147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26 트레이닝 데이터 정확도: nan 손실 함수(loss): 46213.883 tloss: 232.39343 trate 0</text:p>
          </table:table-cell>
        </table:table-row>
        <table:table-row table:style-name="ro1">
          <table:table-cell office:value-type="string" calcext:value-type="string">
            <text:p>테스트 데이터 정확도: 51.777397 손실 함수(loss): 50574.535 tloss: 255.487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27 트레이닝 데이터 정확도: nan 손실 함수(loss): 46409.44 tloss: 233.037 trate 0</text:p>
          </table:table-cell>
        </table:table-row>
        <table:table-row table:style-name="ro1">
          <table:table-cell office:value-type="string" calcext:value-type="string">
            <text:p>테스트 데이터 정확도: 51.387592 손실 함수(loss): 49498.957 tloss: 252.363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28 트레이닝 데이터 정확도: nan 손실 함수(loss): 46793.61 tloss: 234.27112 trate 0</text:p>
          </table:table-cell>
        </table:table-row>
        <table:table-row table:style-name="ro1">
          <table:table-cell office:value-type="string" calcext:value-type="string">
            <text:p>테스트 데이터 정확도: 52.01131 손실 함수(loss): 49113.4 tloss: 249.3378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29 트레이닝 데이터 정확도: nan 손실 함수(loss): 46906.926 tloss: 234.38422 trate 0</text:p>
          </table:table-cell>
        </table:table-row>
        <table:table-row table:style-name="ro1">
          <table:table-cell office:value-type="string" calcext:value-type="string">
            <text:p>테스트 데이터 정확도: 52.14312 손실 함수(loss): 49651.445 tloss: 252.7517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30 트레이닝 데이터 정확도: nan 손실 함수(loss): 46375.918 tloss: 233.28969 trate 0</text:p>
          </table:table-cell>
        </table:table-row>
        <table:table-row table:style-name="ro1">
          <table:table-cell office:value-type="string" calcext:value-type="string">
            <text:p>테스트 데이터 정확도: 51.836296 손실 함수(loss): 49767.258 tloss: 252.050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31 트레이닝 데이터 정확도: nan 손실 함수(loss): 46408.285 tloss: 232.88132 trate 0</text:p>
          </table:table-cell>
        </table:table-row>
        <table:table-row table:style-name="ro1">
          <table:table-cell office:value-type="string" calcext:value-type="string">
            <text:p>테스트 데이터 정확도: 51.79255 손실 함수(loss): 49773.902 tloss: 253.9650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32 트레이닝 데이터 정확도: nan 손실 함수(loss): 46712.727 tloss: 233.57033 trate 0</text:p>
          </table:table-cell>
        </table:table-row>
        <table:table-row table:style-name="ro1">
          <table:table-cell office:value-type="string" calcext:value-type="string">
            <text:p>테스트 데이터 정확도: 52.08598 손실 함수(loss): 48815.938 tloss: 247.94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33 트레이닝 데이터 정확도: nan 손실 함수(loss): 46254.332 tloss: 232.52446 trate 0</text:p>
          </table:table-cell>
        </table:table-row>
        <table:table-row table:style-name="ro1">
          <table:table-cell office:value-type="string" calcext:value-type="string">
            <text:p>테스트 데이터 정확도: 51.55957 손실 함수(loss): 49516.996 tloss: 250.155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34 트레이닝 데이터 정확도: nan 손실 함수(loss): 46242.277 tloss: 232.49089 trate 0</text:p>
          </table:table-cell>
        </table:table-row>
        <table:table-row table:style-name="ro1">
          <table:table-cell office:value-type="string" calcext:value-type="string">
            <text:p>테스트 데이터 정확도: 52.334526 손실 함수(loss): 49677.387 tloss: 254.118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35 트레이닝 데이터 정확도: nan 손실 함수(loss): 46503.855 tloss: 232.81801 trate 0</text:p>
          </table:table-cell>
        </table:table-row>
        <table:table-row table:style-name="ro1">
          <table:table-cell office:value-type="string" calcext:value-type="string">
            <text:p>테스트 데이터 정확도: 52.14744 손실 함수(loss): 49462.66 tloss: 253.060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36 트레이닝 데이터 정확도: nan 손실 함수(loss): 46335.613 tloss: 233.13371 trate 0</text:p>
          </table:table-cell>
        </table:table-row>
        <table:table-row table:style-name="ro1">
          <table:table-cell office:value-type="string" calcext:value-type="string">
            <text:p>테스트 데이터 정확도: 52.86774 손실 함수(loss): 49252.246 tloss: 253.3844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37 트레이닝 데이터 정확도: nan 손실 함수(loss): 46322.87 tloss: 233.04169 trate 0</text:p>
          </table:table-cell>
        </table:table-row>
        <table:table-row table:style-name="ro1">
          <table:table-cell office:value-type="string" calcext:value-type="string">
            <text:p>테스트 데이터 정확도: 51.970955 손실 함수(loss): 49897.355 tloss: 254.281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38 트레이닝 데이터 정확도: nan 손실 함수(loss): 46483.4 tloss: 233.72784 trate 0</text:p>
          </table:table-cell>
        </table:table-row>
        <table:table-row table:style-name="ro1">
          <table:table-cell office:value-type="string" calcext:value-type="string">
            <text:p>테스트 데이터 정확도: 52.5557 손실 함수(loss): 50386.008 tloss: 257.161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39 트레이닝 데이터 정확도: nan 손실 함수(loss): 46528.8 tloss: 232.96585 trate 0</text:p>
          </table:table-cell>
        </table:table-row>
        <table:table-row table:style-name="ro1">
          <table:table-cell office:value-type="string" calcext:value-type="string">
            <text:p>테스트 데이터 정확도: 51.745476 손실 함수(loss): 48839.91 tloss: 249.496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40 트레이닝 데이터 정확도: nan 손실 함수(loss): 46451.723 tloss: 233.05965 trate 0</text:p>
          </table:table-cell>
        </table:table-row>
        <table:table-row table:style-name="ro1">
          <table:table-cell office:value-type="string" calcext:value-type="string">
            <text:p>테스트 데이터 정확도: 52.080444 손실 함수(loss): 50138.582 tloss: 254.600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41 트레이닝 데이터 정확도: nan 손실 함수(loss): 46527.473 tloss: 232.93958 trate 0</text:p>
          </table:table-cell>
        </table:table-row>
        <table:table-row table:style-name="ro1">
          <table:table-cell office:value-type="string" calcext:value-type="string">
            <text:p>테스트 데이터 정확도: 52.083904 손실 함수(loss): 49078.727 tloss: 250.923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42 트레이닝 데이터 정확도: nan 손실 함수(loss): 46744.77 tloss: 233.79759 trate 0</text:p>
          </table:table-cell>
        </table:table-row>
        <table:table-row table:style-name="ro1">
          <table:table-cell office:value-type="string" calcext:value-type="string">
            <text:p>테스트 데이터 정확도: 52.088463 손실 함수(loss): 49603.723 tloss: 252.0683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43 트레이닝 데이터 정확도: nan 손실 함수(loss): 46453.97 tloss: 232.89923 trate 0</text:p>
          </table:table-cell>
        </table:table-row>
        <table:table-row table:style-name="ro1">
          <table:table-cell office:value-type="string" calcext:value-type="string">
            <text:p>테스트 데이터 정확도: 52.05312 손실 함수(loss): 50278.664 tloss: 254.812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44 트레이닝 데이터 정확도: nan 손실 함수(loss): 46394.37 tloss: 233.00153 trate 0</text:p>
          </table:table-cell>
        </table:table-row>
        <table:table-row table:style-name="ro1">
          <table:table-cell office:value-type="string" calcext:value-type="string">
            <text:p>테스트 데이터 정확도: 51.965996 손실 함수(loss): 49317.156 tloss: 250.852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45 트레이닝 데이터 정확도: nan 손실 함수(loss): 46322.16 tloss: 232.52025 trate 0</text:p>
          </table:table-cell>
        </table:table-row>
        <table:table-row table:style-name="ro1">
          <table:table-cell office:value-type="string" calcext:value-type="string">
            <text:p>테스트 데이터 정확도: 52.18089 손실 함수(loss): 50831.99 tloss: 257.864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46 트레이닝 데이터 정확도: nan 손실 함수(loss): 46400.75 tloss: 233.17722 trate 0</text:p>
          </table:table-cell>
        </table:table-row>
        <table:table-row table:style-name="ro1">
          <table:table-cell office:value-type="string" calcext:value-type="string">
            <text:p>테스트 데이터 정확도: 51.575928 손실 함수(loss): 48786.68 tloss: 249.829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47 트레이닝 데이터 정확도: nan 손실 함수(loss): 46274.113 tloss: 232.59468 trate 0</text:p>
          </table:table-cell>
        </table:table-row>
        <table:table-row table:style-name="ro1">
          <table:table-cell office:value-type="string" calcext:value-type="string">
            <text:p>테스트 데이터 정확도: 51.864937 손실 함수(loss): 49730.48 tloss: 253.883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48 트레이닝 데이터 정확도: nan 손실 함수(loss): 46778.492 tloss: 234.4759 trate 0</text:p>
          </table:table-cell>
        </table:table-row>
        <table:table-row table:style-name="ro1">
          <table:table-cell office:value-type="string" calcext:value-type="string">
            <text:p>테스트 데이터 정확도: 52.122246 손실 함수(loss): 49008.77 tloss: 251.89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49 트레이닝 데이터 정확도: nan 손실 함수(loss): 46276.547 tloss: 232.71762 trate 0</text:p>
          </table:table-cell>
        </table:table-row>
        <table:table-row table:style-name="ro1">
          <table:table-cell office:value-type="string" calcext:value-type="string">
            <text:p>테스트 데이터 정확도: 51.64539 손실 함수(loss): 50114.72 tloss: 253.641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50 트레이닝 데이터 정확도: nan 손실 함수(loss): 46289.527 tloss: 232.99448 trate 0</text:p>
          </table:table-cell>
        </table:table-row>
        <table:table-row table:style-name="ro1">
          <table:table-cell office:value-type="string" calcext:value-type="string">
            <text:p>테스트 데이터 정확도: 51.878857 손실 함수(loss): 49150.117 tloss: 251.843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51 트레이닝 데이터 정확도: nan 손실 함수(loss): 46373.246 tloss: 232.70728 trate 0</text:p>
          </table:table-cell>
        </table:table-row>
        <table:table-row table:style-name="ro1">
          <table:table-cell office:value-type="string" calcext:value-type="string">
            <text:p>테스트 데이터 정확도: 52.266003 손실 함수(loss): 49234.05 tloss: 252.9820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52 트레이닝 데이터 정확도: nan 손실 함수(loss): 46361.62 tloss: 233.18196 trate 0</text:p>
          </table:table-cell>
        </table:table-row>
        <table:table-row table:style-name="ro1">
          <table:table-cell office:value-type="string" calcext:value-type="string">
            <text:p>테스트 데이터 정확도: 51.702362 손실 함수(loss): 49407.527 tloss: 250.531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53 트레이닝 데이터 정확도: nan 손실 함수(loss): 46211.777 tloss: 232.2139 trate 0</text:p>
          </table:table-cell>
        </table:table-row>
        <table:table-row table:style-name="ro1">
          <table:table-cell office:value-type="string" calcext:value-type="string">
            <text:p>테스트 데이터 정확도: 51.772556 손실 함수(loss): 49574.184 tloss: 252.339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54 트레이닝 데이터 정확도: nan 손실 함수(loss): 46341.918 tloss: 232.49591 trate 0</text:p>
          </table:table-cell>
        </table:table-row>
        <table:table-row table:style-name="ro1">
          <table:table-cell office:value-type="string" calcext:value-type="string">
            <text:p>테스트 데이터 정확도: 52.061718 손실 함수(loss): 49423.824 tloss: 250.7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55 트레이닝 데이터 정확도: nan 손실 함수(loss): 46266.16 tloss: 232.53587 trate 0</text:p>
          </table:table-cell>
        </table:table-row>
        <table:table-row table:style-name="ro1">
          <table:table-cell office:value-type="string" calcext:value-type="string">
            <text:p>테스트 데이터 정확도: 52.079674 손실 함수(loss): 48942.81 tloss: 250.822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56 트레이닝 데이터 정확도: nan 손실 함수(loss): 46056.883 tloss: 232.8257 trate 0</text:p>
          </table:table-cell>
        </table:table-row>
        <table:table-row table:style-name="ro1">
          <table:table-cell office:value-type="string" calcext:value-type="string">
            <text:p>테스트 데이터 정확도: 52.28941 손실 함수(loss): 49404.387 tloss: 249.80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57 트레이닝 데이터 정확도: nan 손실 함수(loss): 46509.746 tloss: 234.18489 trate 0</text:p>
          </table:table-cell>
        </table:table-row>
        <table:table-row table:style-name="ro1">
          <table:table-cell office:value-type="string" calcext:value-type="string">
            <text:p>테스트 데이터 정확도: 52.835423 손실 함수(loss): 49696.008 tloss: 252.67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58 트레이닝 데이터 정확도: nan 손실 함수(loss): 46347.695 tloss: 233.03615 trate 0</text:p>
          </table:table-cell>
        </table:table-row>
        <table:table-row table:style-name="ro1">
          <table:table-cell office:value-type="string" calcext:value-type="string">
            <text:p>테스트 데이터 정확도: 52.012775 손실 함수(loss): 48894.293 tloss: 249.20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59 트레이닝 데이터 정확도: nan 손실 함수(loss): 46293.38 tloss: 232.64919 trate 0</text:p>
          </table:table-cell>
        </table:table-row>
        <table:table-row table:style-name="ro1">
          <table:table-cell office:value-type="string" calcext:value-type="string">
            <text:p>테스트 데이터 정확도: 51.504585 손실 함수(loss): 49366.082 tloss: 250.7085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60 트레이닝 데이터 정확도: nan 손실 함수(loss): 46627.09 tloss: 233.21622 trate 0</text:p>
          </table:table-cell>
        </table:table-row>
        <table:table-row table:style-name="ro1">
          <table:table-cell office:value-type="string" calcext:value-type="string">
            <text:p>테스트 데이터 정확도: 52.303303 손실 함수(loss): 51066.383 tloss: 256.7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61 트레이닝 데이터 정확도: nan 손실 함수(loss): 46386.395 tloss: 233.16388 trate 0</text:p>
          </table:table-cell>
        </table:table-row>
        <table:table-row table:style-name="ro1">
          <table:table-cell office:value-type="string" calcext:value-type="string">
            <text:p>테스트 데이터 정확도: 52.279053 손실 함수(loss): 49972.117 tloss: 250.819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62 트레이닝 데이터 정확도: nan 손실 함수(loss): 46322.406 tloss: 232.67752 trate 0</text:p>
          </table:table-cell>
        </table:table-row>
        <table:table-row table:style-name="ro1">
          <table:table-cell office:value-type="string" calcext:value-type="string">
            <text:p>테스트 데이터 정확도: 51.85362 손실 함수(loss): 49712.812 tloss: 252.094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63 트레이닝 데이터 정확도: nan 손실 함수(loss): 46764.055 tloss: 233.59366 trate 0</text:p>
          </table:table-cell>
        </table:table-row>
        <table:table-row table:style-name="ro1">
          <table:table-cell office:value-type="string" calcext:value-type="string">
            <text:p>테스트 데이터 정확도: 51.466534 손실 함수(loss): 50138.082 tloss: 253.751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64 트레이닝 데이터 정확도: nan 손실 함수(loss): 46643.71 tloss: 233.84242 trate 0</text:p>
          </table:table-cell>
        </table:table-row>
        <table:table-row table:style-name="ro1">
          <table:table-cell office:value-type="string" calcext:value-type="string">
            <text:p>테스트 데이터 정확도: 52.12527 손실 함수(loss): 49498.94 tloss: 251.690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65 트레이닝 데이터 정확도: nan 손실 함수(loss): 46240.574 tloss: 233.1165 trate 0</text:p>
          </table:table-cell>
        </table:table-row>
        <table:table-row table:style-name="ro1">
          <table:table-cell office:value-type="string" calcext:value-type="string">
            <text:p>테스트 데이터 정확도: 52.719326 손실 함수(loss): 50313.414 tloss: 254.534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66 트레이닝 데이터 정확도: nan 손실 함수(loss): 46281.508 tloss: 232.54419 trate 0</text:p>
          </table:table-cell>
        </table:table-row>
        <table:table-row table:style-name="ro1">
          <table:table-cell office:value-type="string" calcext:value-type="string">
            <text:p>테스트 데이터 정확도: 52.040916 손실 함수(loss): 49140.848 tloss: 250.369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67 트레이닝 데이터 정확도: nan 손실 함수(loss): 46158.566 tloss: 232.33041 trate 0</text:p>
          </table:table-cell>
        </table:table-row>
        <table:table-row table:style-name="ro1">
          <table:table-cell office:value-type="string" calcext:value-type="string">
            <text:p>테스트 데이터 정확도: 52.288704 손실 함수(loss): 49086.82 tloss: 253.283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68 트레이닝 데이터 정확도: nan 손실 함수(loss): 46529.582 tloss: 233.907 trate 0</text:p>
          </table:table-cell>
        </table:table-row>
        <table:table-row table:style-name="ro1">
          <table:table-cell office:value-type="string" calcext:value-type="string">
            <text:p>테스트 데이터 정확도: 52.469555 손실 함수(loss): 50070.168 tloss: 253.036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69 트레이닝 데이터 정확도: nan 손실 함수(loss): 46463.094 tloss: 233.39185 trate 0</text:p>
          </table:table-cell>
        </table:table-row>
        <table:table-row table:style-name="ro1">
          <table:table-cell office:value-type="string" calcext:value-type="string">
            <text:p>테스트 데이터 정확도: 51.85371 손실 함수(loss): 49779.53 tloss: 251.663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70 트레이닝 데이터 정확도: nan 손실 함수(loss): 46531.26 tloss: 233.34581 trate 0</text:p>
          </table:table-cell>
        </table:table-row>
        <table:table-row table:style-name="ro1">
          <table:table-cell office:value-type="string" calcext:value-type="string">
            <text:p>테스트 데이터 정확도: 51.975044 손실 함수(loss): 49712.04 tloss: 251.948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71 트레이닝 데이터 정확도: nan 손실 함수(loss): 46311.2 tloss: 233.03514 trate 0</text:p>
          </table:table-cell>
        </table:table-row>
        <table:table-row table:style-name="ro1">
          <table:table-cell office:value-type="string" calcext:value-type="string">
            <text:p>테스트 데이터 정확도: 52.29014 손실 함수(loss): 49309.074 tloss: 249.4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72 트레이닝 데이터 정확도: nan 손실 함수(loss): 46152.434 tloss: 232.60425 trate 0</text:p>
          </table:table-cell>
        </table:table-row>
        <table:table-row table:style-name="ro1">
          <table:table-cell office:value-type="string" calcext:value-type="string">
            <text:p>테스트 데이터 정확도: 51.71275 손실 함수(loss): 49245.367 tloss: 249.166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73 트레이닝 데이터 정확도: nan 손실 함수(loss): 46601.35 tloss: 233.57718 trate 0</text:p>
          </table:table-cell>
        </table:table-row>
        <table:table-row table:style-name="ro1">
          <table:table-cell office:value-type="string" calcext:value-type="string">
            <text:p>테스트 데이터 정확도: 51.767845 손실 함수(loss): 50646.258 tloss: 255.994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74 트레이닝 데이터 정확도: nan 손실 함수(loss): 46091.99 tloss: 232.91331 trate 0</text:p>
          </table:table-cell>
        </table:table-row>
        <table:table-row table:style-name="ro1">
          <table:table-cell office:value-type="string" calcext:value-type="string">
            <text:p>테스트 데이터 정확도: 52.41817 손실 함수(loss): 49827.324 tloss: 252.792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75 트레이닝 데이터 정확도: nan 손실 함수(loss): 46271.023 tloss: 232.51408 trate 0</text:p>
          </table:table-cell>
        </table:table-row>
        <table:table-row table:style-name="ro1">
          <table:table-cell office:value-type="string" calcext:value-type="string">
            <text:p>테스트 데이터 정확도: 51.786194 손실 함수(loss): 49548.52 tloss: 252.9339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76 트레이닝 데이터 정확도: nan 손실 함수(loss): 46304.555 tloss: 233.125 trate 0</text:p>
          </table:table-cell>
        </table:table-row>
        <table:table-row table:style-name="ro1">
          <table:table-cell office:value-type="string" calcext:value-type="string">
            <text:p>테스트 데이터 정확도: 51.86438 손실 함수(loss): 49963.84 tloss: 252.864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77 트레이닝 데이터 정확도: nan 손실 함수(loss): 46389.16 tloss: 233.03331 trate 0</text:p>
          </table:table-cell>
        </table:table-row>
        <table:table-row table:style-name="ro1">
          <table:table-cell office:value-type="string" calcext:value-type="string">
            <text:p>테스트 데이터 정확도: 51.815815 손실 함수(loss): 50868.098 tloss: 255.14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78 트레이닝 데이터 정확도: nan 손실 함수(loss): 46570.773 tloss: 233.61122 trate 0</text:p>
          </table:table-cell>
        </table:table-row>
        <table:table-row table:style-name="ro1">
          <table:table-cell office:value-type="string" calcext:value-type="string">
            <text:p>테스트 데이터 정확도: 52.20322 손실 함수(loss): 49554.027 tloss: 251.4652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79 트레이닝 데이터 정확도: nan 손실 함수(loss): 46319.56 tloss: 233.33188 trate 0</text:p>
          </table:table-cell>
        </table:table-row>
        <table:table-row table:style-name="ro1">
          <table:table-cell office:value-type="string" calcext:value-type="string">
            <text:p>테스트 데이터 정확도: 51.556896 손실 함수(loss): 48814.555 tloss: 248.333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80 트레이닝 데이터 정확도: nan 손실 함수(loss): 46337.36 tloss: 232.3506 trate 0</text:p>
          </table:table-cell>
        </table:table-row>
        <table:table-row table:style-name="ro1">
          <table:table-cell office:value-type="string" calcext:value-type="string">
            <text:p>테스트 데이터 정확도: 52.144527 손실 함수(loss): 49207.695 tloss: 250.465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81 트레이닝 데이터 정확도: nan 손실 함수(loss): 46205.98 tloss: 232.87692 trate 0</text:p>
          </table:table-cell>
        </table:table-row>
        <table:table-row table:style-name="ro1">
          <table:table-cell office:value-type="string" calcext:value-type="string">
            <text:p>테스트 데이터 정확도: 52.200005 손실 함수(loss): 50087.84 tloss: 251.758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82 트레이닝 데이터 정확도: nan 손실 함수(loss): 46318.973 tloss: 233.35597 trate 0</text:p>
          </table:table-cell>
        </table:table-row>
        <table:table-row table:style-name="ro1">
          <table:table-cell office:value-type="string" calcext:value-type="string">
            <text:p>테스트 데이터 정확도: 52.280056 손실 함수(loss): 49192.754 tloss: 251.011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83 트레이닝 데이터 정확도: nan 손실 함수(loss): 46148.83 tloss: 233.02367 trate 0</text:p>
          </table:table-cell>
        </table:table-row>
        <table:table-row table:style-name="ro1">
          <table:table-cell office:value-type="string" calcext:value-type="string">
            <text:p>테스트 데이터 정확도: 51.81712 손실 함수(loss): 48273.6 tloss: 248.249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84 트레이닝 데이터 정확도: nan 손실 함수(loss): 46363.883 tloss: 233.43361 trate 0</text:p>
          </table:table-cell>
        </table:table-row>
        <table:table-row table:style-name="ro1">
          <table:table-cell office:value-type="string" calcext:value-type="string">
            <text:p>테스트 데이터 정확도: 51.836758 손실 함수(loss): 49714.348 tloss: 253.88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85 트레이닝 데이터 정확도: nan 손실 함수(loss): 46725.445 tloss: 233.40736 trate 0</text:p>
          </table:table-cell>
        </table:table-row>
        <table:table-row table:style-name="ro1">
          <table:table-cell office:value-type="string" calcext:value-type="string">
            <text:p>테스트 데이터 정확도: 52.49426 손실 함수(loss): 49479.26 tloss: 252.390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86 트레이닝 데이터 정확도: nan 손실 함수(loss): 46328.51 tloss: 233.13121 trate 0</text:p>
          </table:table-cell>
        </table:table-row>
        <table:table-row table:style-name="ro1">
          <table:table-cell office:value-type="string" calcext:value-type="string">
            <text:p>테스트 데이터 정확도: 51.50626 손실 함수(loss): 48157.363 tloss: 249.119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87 트레이닝 데이터 정확도: nan 손실 함수(loss): 46406.75 tloss: 233.34122 trate 0</text:p>
          </table:table-cell>
        </table:table-row>
        <table:table-row table:style-name="ro1">
          <table:table-cell office:value-type="string" calcext:value-type="string">
            <text:p>테스트 데이터 정확도: 51.63221 손실 함수(loss): 49806.73 tloss: 252.395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88 트레이닝 데이터 정확도: nan 손실 함수(loss): 46363.062 tloss: 232.59415 trate 0</text:p>
          </table:table-cell>
        </table:table-row>
        <table:table-row table:style-name="ro1">
          <table:table-cell office:value-type="string" calcext:value-type="string">
            <text:p>테스트 데이터 정확도: 52.460915 손실 함수(loss): 50276.01 tloss: 254.66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89 트레이닝 데이터 정확도: nan 손실 함수(loss): 46067.254 tloss: 232.39217 trate 0</text:p>
          </table:table-cell>
        </table:table-row>
        <table:table-row table:style-name="ro1">
          <table:table-cell office:value-type="string" calcext:value-type="string">
            <text:p>테스트 데이터 정확도: 52.203907 손실 함수(loss): 49793.21 tloss: 252.893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90 트레이닝 데이터 정확도: nan 손실 함수(loss): 46293.605 tloss: 231.31677 trate 0</text:p>
          </table:table-cell>
        </table:table-row>
        <table:table-row table:style-name="ro1">
          <table:table-cell office:value-type="string" calcext:value-type="string">
            <text:p>테스트 데이터 정확도: 51.90739 손실 함수(loss): 49311.918 tloss: 252.574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91 트레이닝 데이터 정확도: nan 손실 함수(loss): 46323.973 tloss: 232.44423 trate 0</text:p>
          </table:table-cell>
        </table:table-row>
        <table:table-row table:style-name="ro1">
          <table:table-cell office:value-type="string" calcext:value-type="string">
            <text:p>테스트 데이터 정확도: 51.840828 손실 함수(loss): 49583.72 tloss: 252.165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92 트레이닝 데이터 정확도: nan 손실 함수(loss): 46485.69 tloss: 233.73753 trate 0</text:p>
          </table:table-cell>
        </table:table-row>
        <table:table-row table:style-name="ro1">
          <table:table-cell office:value-type="string" calcext:value-type="string">
            <text:p>테스트 데이터 정확도: 52.53292 손실 함수(loss): 49897.77 tloss: 252.086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93 트레이닝 데이터 정확도: nan 손실 함수(loss): 46191.453 tloss: 231.51509 trate 0</text:p>
          </table:table-cell>
        </table:table-row>
        <table:table-row table:style-name="ro1">
          <table:table-cell office:value-type="string" calcext:value-type="string">
            <text:p>테스트 데이터 정확도: 51.99058 손실 함수(loss): 50785.227 tloss: 256.866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94 트레이닝 데이터 정확도: nan 손실 함수(loss): 46457.383 tloss: 233.06073 trate 0</text:p>
          </table:table-cell>
        </table:table-row>
        <table:table-row table:style-name="ro1">
          <table:table-cell office:value-type="string" calcext:value-type="string">
            <text:p>테스트 데이터 정확도: 52.33675 손실 함수(loss): 49913.07 tloss: 255.010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95 트레이닝 데이터 정확도: nan 손실 함수(loss): 46194.008 tloss: 232.67563 trate 0</text:p>
          </table:table-cell>
        </table:table-row>
        <table:table-row table:style-name="ro1">
          <table:table-cell office:value-type="string" calcext:value-type="string">
            <text:p>테스트 데이터 정확도: 52.10587 손실 함수(loss): 48164.48 tloss: 249.43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96 트레이닝 데이터 정확도: nan 손실 함수(loss): 46029.17 tloss: 232.08707 trate 0</text:p>
          </table:table-cell>
        </table:table-row>
        <table:table-row table:style-name="ro1">
          <table:table-cell office:value-type="string" calcext:value-type="string">
            <text:p>테스트 데이터 정확도: 52.395237 손실 함수(loss): 48839.99 tloss: 250.622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97 트레이닝 데이터 정확도: nan 손실 함수(loss): 46563.758 tloss: 232.3717 trate 0</text:p>
          </table:table-cell>
        </table:table-row>
        <table:table-row table:style-name="ro1">
          <table:table-cell office:value-type="string" calcext:value-type="string">
            <text:p>테스트 데이터 정확도: 52.15206 손실 함수(loss): 50037.59 tloss: 253.746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98 트레이닝 데이터 정확도: nan 손실 함수(loss): 46345.305 tloss: 232.59859 trate 0</text:p>
          </table:table-cell>
        </table:table-row>
        <table:table-row table:style-name="ro1">
          <table:table-cell office:value-type="string" calcext:value-type="string">
            <text:p>테스트 데이터 정확도: 51.818542 손실 함수(loss): 49563.875 tloss: 253.612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499 트레이닝 데이터 정확도: nan 손실 함수(loss): 46581.324 tloss: 233.7359 trate 0</text:p>
          </table:table-cell>
        </table:table-row>
        <table:table-row table:style-name="ro1">
          <table:table-cell office:value-type="string" calcext:value-type="string">
            <text:p>테스트 데이터 정확도: 52.017796 손실 함수(loss): 48668.824 tloss: 251.216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00 트레이닝 데이터 정확도: nan 손실 함수(loss): 45873.566 tloss: 232.16069 trate 0</text:p>
          </table:table-cell>
        </table:table-row>
        <table:table-row table:style-name="ro1">
          <table:table-cell office:value-type="string" calcext:value-type="string">
            <text:p>테스트 데이터 정확도: 52.214684 손실 함수(loss): 49732.223 tloss: 254.040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01 트레이닝 데이터 정확도: nan 손실 함수(loss): 45997.363 tloss: 231.6781 trate 0</text:p>
          </table:table-cell>
        </table:table-row>
        <table:table-row table:style-name="ro1">
          <table:table-cell office:value-type="string" calcext:value-type="string">
            <text:p>테스트 데이터 정확도: 52.542263 손실 함수(loss): 48974.91 tloss: 250.686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02 트레이닝 데이터 정확도: nan 손실 함수(loss): 46259.133 tloss: 232.96495 trate 0</text:p>
          </table:table-cell>
        </table:table-row>
        <table:table-row table:style-name="ro1">
          <table:table-cell office:value-type="string" calcext:value-type="string">
            <text:p>테스트 데이터 정확도: 51.88691 손실 함수(loss): 49557.48 tloss: 252.542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03 트레이닝 데이터 정확도: nan 손실 함수(loss): 46263.215 tloss: 231.97034 trate 0</text:p>
          </table:table-cell>
        </table:table-row>
        <table:table-row table:style-name="ro1">
          <table:table-cell office:value-type="string" calcext:value-type="string">
            <text:p>테스트 데이터 정확도: 51.569466 손실 함수(loss): 49609.656 tloss: 252.058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04 트레이닝 데이터 정확도: nan 손실 함수(loss): 46435.383 tloss: 232.84378 trate 0</text:p>
          </table:table-cell>
        </table:table-row>
        <table:table-row table:style-name="ro1">
          <table:table-cell office:value-type="string" calcext:value-type="string">
            <text:p>테스트 데이터 정확도: 51.845284 손실 함수(loss): 49567.66 tloss: 252.315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05 트레이닝 데이터 정확도: nan 손실 함수(loss): 45952.633 tloss: 231.21184 trate 0</text:p>
          </table:table-cell>
        </table:table-row>
        <table:table-row table:style-name="ro1">
          <table:table-cell office:value-type="string" calcext:value-type="string">
            <text:p>테스트 데이터 정확도: 52.406868 손실 함수(loss): 48730.285 tloss: 250.760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06 트레이닝 데이터 정확도: nan 손실 함수(loss): 46072.406 tloss: 231.74347 trate 0</text:p>
          </table:table-cell>
        </table:table-row>
        <table:table-row table:style-name="ro1">
          <table:table-cell office:value-type="string" calcext:value-type="string">
            <text:p>테스트 데이터 정확도: 51.405773 손실 함수(loss): 49215.688 tloss: 251.957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07 트레이닝 데이터 정확도: nan 손실 함수(loss): 46088.98 tloss: 233.08954 trate 0</text:p>
          </table:table-cell>
        </table:table-row>
        <table:table-row table:style-name="ro1">
          <table:table-cell office:value-type="string" calcext:value-type="string">
            <text:p>테스트 데이터 정확도: 51.860687 손실 함수(loss): 49268.535 tloss: 250.222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08 트레이닝 데이터 정확도: nan 손실 함수(loss): 45814.65 tloss: 231.33763 trate 0</text:p>
          </table:table-cell>
        </table:table-row>
        <table:table-row table:style-name="ro1">
          <table:table-cell office:value-type="string" calcext:value-type="string">
            <text:p>테스트 데이터 정확도: 51.98548 손실 함수(loss): 49546.562 tloss: 251.129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09 트레이닝 데이터 정확도: nan 손실 함수(loss): 46116.36 tloss: 232.58853 trate 0</text:p>
          </table:table-cell>
        </table:table-row>
        <table:table-row table:style-name="ro1">
          <table:table-cell office:value-type="string" calcext:value-type="string">
            <text:p>테스트 데이터 정확도: 52.765022 손실 함수(loss): 49468.824 tloss: 253.935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10 트레이닝 데이터 정확도: nan 손실 함수(loss): 46177.28 tloss: 233.41034 trate 0</text:p>
          </table:table-cell>
        </table:table-row>
        <table:table-row table:style-name="ro1">
          <table:table-cell office:value-type="string" calcext:value-type="string">
            <text:p>테스트 데이터 정확도: 51.88196 손실 함수(loss): 48675.027 tloss: 249.425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11 트레이닝 데이터 정확도: nan 손실 함수(loss): 46074.47 tloss: 231.70767 trate 0</text:p>
          </table:table-cell>
        </table:table-row>
        <table:table-row table:style-name="ro1">
          <table:table-cell office:value-type="string" calcext:value-type="string">
            <text:p>테스트 데이터 정확도: 51.243664 손실 함수(loss): 48980.855 tloss: 250.634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12 트레이닝 데이터 정확도: nan 손실 함수(loss): 46206.477 tloss: 232.88214 trate 0</text:p>
          </table:table-cell>
        </table:table-row>
        <table:table-row table:style-name="ro1">
          <table:table-cell office:value-type="string" calcext:value-type="string">
            <text:p>테스트 데이터 정확도: 51.548615 손실 함수(loss): 49888.074 tloss: 254.088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13 트레이닝 데이터 정확도: nan 손실 함수(loss): 46174.41 tloss: 231.78664 trate 0</text:p>
          </table:table-cell>
        </table:table-row>
        <table:table-row table:style-name="ro1">
          <table:table-cell office:value-type="string" calcext:value-type="string">
            <text:p>테스트 데이터 정확도: 51.317226 손실 함수(loss): 49530.535 tloss: 251.763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14 트레이닝 데이터 정확도: nan 손실 함수(loss): 46023.824 tloss: 231.66295 trate 0</text:p>
          </table:table-cell>
        </table:table-row>
        <table:table-row table:style-name="ro1">
          <table:table-cell office:value-type="string" calcext:value-type="string">
            <text:p>테스트 데이터 정확도: 51.505146 손실 함수(loss): 49894.46 tloss: 253.011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15 트레이닝 데이터 정확도: nan 손실 함수(loss): 46162.637 tloss: 232.25479 trate 0</text:p>
          </table:table-cell>
        </table:table-row>
        <table:table-row table:style-name="ro1">
          <table:table-cell office:value-type="string" calcext:value-type="string">
            <text:p>테스트 데이터 정확도: 52.039524 손실 함수(loss): 49959.8 tloss: 251.050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16 트레이닝 데이터 정확도: nan 손실 함수(loss): 46247.973 tloss: 231.9258 trate 0</text:p>
          </table:table-cell>
        </table:table-row>
        <table:table-row table:style-name="ro1">
          <table:table-cell office:value-type="string" calcext:value-type="string">
            <text:p>테스트 데이터 정확도: 52.34899 손실 함수(loss): 50073.57 tloss: 254.6886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17 트레이닝 데이터 정확도: nan 손실 함수(loss): 45840.777 tloss: 231.78563 trate 0</text:p>
          </table:table-cell>
        </table:table-row>
        <table:table-row table:style-name="ro1">
          <table:table-cell office:value-type="string" calcext:value-type="string">
            <text:p>테스트 데이터 정확도: 52.096344 손실 함수(loss): 48839.227 tloss: 247.806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18 트레이닝 데이터 정확도: nan 손실 함수(loss): 45766.477 tloss: 231.45992 trate 0</text:p>
          </table:table-cell>
        </table:table-row>
        <table:table-row table:style-name="ro1">
          <table:table-cell office:value-type="string" calcext:value-type="string">
            <text:p>테스트 데이터 정확도: 51.99161 손실 함수(loss): 49210.793 tloss: 250.241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19 트레이닝 데이터 정확도: nan 손실 함수(loss): 46061.004 tloss: 232.09282 trate 0</text:p>
          </table:table-cell>
        </table:table-row>
        <table:table-row table:style-name="ro1">
          <table:table-cell office:value-type="string" calcext:value-type="string">
            <text:p>테스트 데이터 정확도: 52.153423 손실 함수(loss): 50001.062 tloss: 252.321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20 트레이닝 데이터 정확도: nan 손실 함수(loss): 46238.406 tloss: 232.54033 trate 0</text:p>
          </table:table-cell>
        </table:table-row>
        <table:table-row table:style-name="ro1">
          <table:table-cell office:value-type="string" calcext:value-type="string">
            <text:p>테스트 데이터 정확도: 52.451637 손실 함수(loss): 49162.09 tloss: 252.266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21 트레이닝 데이터 정확도: nan 손실 함수(loss): 46132.863 tloss: 232.23018 trate 0</text:p>
          </table:table-cell>
        </table:table-row>
        <table:table-row table:style-name="ro1">
          <table:table-cell office:value-type="string" calcext:value-type="string">
            <text:p>테스트 데이터 정확도: 52.374485 손실 함수(loss): 50063.395 tloss: 251.768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22 트레이닝 데이터 정확도: nan 손실 함수(loss): 45764.562 tloss: 231.52075 trate 0</text:p>
          </table:table-cell>
        </table:table-row>
        <table:table-row table:style-name="ro1">
          <table:table-cell office:value-type="string" calcext:value-type="string">
            <text:p>테스트 데이터 정확도: 50.994324 손실 함수(loss): 49668.945 tloss: 252.35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23 트레이닝 데이터 정확도: nan 손실 함수(loss): 46032.9 tloss: 232.67245 trate 0</text:p>
          </table:table-cell>
        </table:table-row>
        <table:table-row table:style-name="ro1">
          <table:table-cell office:value-type="string" calcext:value-type="string">
            <text:p>테스트 데이터 정확도: 51.45968 손실 함수(loss): 48382.3 tloss: 250.058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24 트레이닝 데이터 정확도: nan 손실 함수(loss): 46112.19 tloss: 231.63472 trate 0</text:p>
          </table:table-cell>
        </table:table-row>
        <table:table-row table:style-name="ro1">
          <table:table-cell office:value-type="string" calcext:value-type="string">
            <text:p>테스트 데이터 정확도: 52.0664 손실 함수(loss): 48959.434 tloss: 250.419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25 트레이닝 데이터 정확도: nan 손실 함수(loss): 46366.86 tloss: 233.26364 trate 0</text:p>
          </table:table-cell>
        </table:table-row>
        <table:table-row table:style-name="ro1">
          <table:table-cell office:value-type="string" calcext:value-type="string">
            <text:p>테스트 데이터 정확도: 51.7485 손실 함수(loss): 49691.652 tloss: 253.877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26 트레이닝 데이터 정확도: nan 손실 함수(loss): 45914.94 tloss: 231.58998 trate 0</text:p>
          </table:table-cell>
        </table:table-row>
        <table:table-row table:style-name="ro1">
          <table:table-cell office:value-type="string" calcext:value-type="string">
            <text:p>테스트 데이터 정확도: 51.21652 손실 함수(loss): 49727.758 tloss: 252.084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27 트레이닝 데이터 정확도: nan 손실 함수(loss): 45866.84 tloss: 231.99345 trate 0</text:p>
          </table:table-cell>
        </table:table-row>
        <table:table-row table:style-name="ro1">
          <table:table-cell office:value-type="string" calcext:value-type="string">
            <text:p>테스트 데이터 정확도: 52.54076 손실 함수(loss): 49345.055 tloss: 248.947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28 트레이닝 데이터 정확도: nan 손실 함수(loss): 46272.914 tloss: 232.43738 trate 0</text:p>
          </table:table-cell>
        </table:table-row>
        <table:table-row table:style-name="ro1">
          <table:table-cell office:value-type="string" calcext:value-type="string">
            <text:p>테스트 데이터 정확도: 52.499928 손실 함수(loss): 49170.062 tloss: 251.9905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29 트레이닝 데이터 정확도: nan 손실 함수(loss): 46084.02 tloss: 231.42249 trate 0</text:p>
          </table:table-cell>
        </table:table-row>
        <table:table-row table:style-name="ro1">
          <table:table-cell office:value-type="string" calcext:value-type="string">
            <text:p>테스트 데이터 정확도: 51.896362 손실 함수(loss): 50063.34 tloss: 253.691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30 트레이닝 데이터 정확도: nan 손실 함수(loss): 46100.48 tloss: 232.56786 trate 0</text:p>
          </table:table-cell>
        </table:table-row>
        <table:table-row table:style-name="ro1">
          <table:table-cell office:value-type="string" calcext:value-type="string">
            <text:p>테스트 데이터 정확도: 52.103207 손실 함수(loss): 49300.76 tloss: 254.8174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31 트레이닝 데이터 정확도: nan 손실 함수(loss): 46288.664 tloss: 233.65309 trate 0</text:p>
          </table:table-cell>
        </table:table-row>
        <table:table-row table:style-name="ro1">
          <table:table-cell office:value-type="string" calcext:value-type="string">
            <text:p>테스트 데이터 정확도: 51.930046 손실 함수(loss): 49694.695 tloss: 253.17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32 트레이닝 데이터 정확도: nan 손실 함수(loss): 45754.55 tloss: 230.9481 trate 0</text:p>
          </table:table-cell>
        </table:table-row>
        <table:table-row table:style-name="ro1">
          <table:table-cell office:value-type="string" calcext:value-type="string">
            <text:p>테스트 데이터 정확도: 51.74754 손실 함수(loss): 49498.848 tloss: 252.211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33 트레이닝 데이터 정확도: nan 손실 함수(loss): 45792.805 tloss: 231.06467 trate 0</text:p>
          </table:table-cell>
        </table:table-row>
        <table:table-row table:style-name="ro1">
          <table:table-cell office:value-type="string" calcext:value-type="string">
            <text:p>테스트 데이터 정확도: 51.991222 손실 함수(loss): 49117.133 tloss: 249.946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34 트레이닝 데이터 정확도: nan 손실 함수(loss): 45943.74 tloss: 231.32835 trate 0</text:p>
          </table:table-cell>
        </table:table-row>
        <table:table-row table:style-name="ro1">
          <table:table-cell office:value-type="string" calcext:value-type="string">
            <text:p>테스트 데이터 정확도: 51.452637 손실 함수(loss): 49165.574 tloss: 250.528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35 트레이닝 데이터 정확도: nan 손실 함수(loss): 46113.656 tloss: 231.7357 trate 0</text:p>
          </table:table-cell>
        </table:table-row>
        <table:table-row table:style-name="ro1">
          <table:table-cell office:value-type="string" calcext:value-type="string">
            <text:p>테스트 데이터 정확도: 51.879223 손실 함수(loss): 49732.027 tloss: 255.824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36 트레이닝 데이터 정확도: nan 손실 함수(loss): 46090.023 tloss: 231.79527 trate 0</text:p>
          </table:table-cell>
        </table:table-row>
        <table:table-row table:style-name="ro1">
          <table:table-cell office:value-type="string" calcext:value-type="string">
            <text:p>테스트 데이터 정확도: 51.781002 손실 함수(loss): 49807.445 tloss: 253.569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37 트레이닝 데이터 정확도: nan 손실 함수(loss): 45947.28 tloss: 231.5117 trate 0</text:p>
          </table:table-cell>
        </table:table-row>
        <table:table-row table:style-name="ro1">
          <table:table-cell office:value-type="string" calcext:value-type="string">
            <text:p>테스트 데이터 정확도: 52.16013 손실 함수(loss): 49083.566 tloss: 251.122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38 트레이닝 데이터 정확도: nan 손실 함수(loss): 46308.92 tloss: 233.03227 trate 0</text:p>
          </table:table-cell>
        </table:table-row>
        <table:table-row table:style-name="ro1">
          <table:table-cell office:value-type="string" calcext:value-type="string">
            <text:p>테스트 데이터 정확도: 52.31711 손실 함수(loss): 48854.242 tloss: 251.380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39 트레이닝 데이터 정확도: nan 손실 함수(loss): 45941.836 tloss: 231.55489 trate 0</text:p>
          </table:table-cell>
        </table:table-row>
        <table:table-row table:style-name="ro1">
          <table:table-cell office:value-type="string" calcext:value-type="string">
            <text:p>테스트 데이터 정확도: 51.66287 손실 함수(loss): 49606.082 tloss: 253.446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40 트레이닝 데이터 정확도: nan 손실 함수(loss): 46436.523 tloss: 232.2712 trate 0</text:p>
          </table:table-cell>
        </table:table-row>
        <table:table-row table:style-name="ro1">
          <table:table-cell office:value-type="string" calcext:value-type="string">
            <text:p>테스트 데이터 정확도: 52.074444 손실 함수(loss): 49685.06 tloss: 251.632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41 트레이닝 데이터 정확도: nan 손실 함수(loss): 46062.477 tloss: 231.53972 trate 0</text:p>
          </table:table-cell>
        </table:table-row>
        <table:table-row table:style-name="ro1">
          <table:table-cell office:value-type="string" calcext:value-type="string">
            <text:p>테스트 데이터 정확도: 52.138775 손실 함수(loss): 48877.5 tloss: 251.348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42 트레이닝 데이터 정확도: nan 손실 함수(loss): 46254.8 tloss: 232.7097 trate 0</text:p>
          </table:table-cell>
        </table:table-row>
        <table:table-row table:style-name="ro1">
          <table:table-cell office:value-type="string" calcext:value-type="string">
            <text:p>테스트 데이터 정확도: 51.52765 손실 함수(loss): 48864.85 tloss: 251.896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43 트레이닝 데이터 정확도: nan 손실 함수(loss): 46034.03 tloss: 231.91083 trate 0</text:p>
          </table:table-cell>
        </table:table-row>
        <table:table-row table:style-name="ro1">
          <table:table-cell office:value-type="string" calcext:value-type="string">
            <text:p>테스트 데이터 정확도: 51.891975 손실 함수(loss): 49051.598 tloss: 251.853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44 트레이닝 데이터 정확도: nan 손실 함수(loss): 46086.41 tloss: 231.24364 trate 0</text:p>
          </table:table-cell>
        </table:table-row>
        <table:table-row table:style-name="ro1">
          <table:table-cell office:value-type="string" calcext:value-type="string">
            <text:p>테스트 데이터 정확도: 52.367245 손실 함수(loss): 48109.23 tloss: 247.742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45 트레이닝 데이터 정확도: nan 손실 함수(loss): 46239.75 tloss: 232.47812 trate 0</text:p>
          </table:table-cell>
        </table:table-row>
        <table:table-row table:style-name="ro1">
          <table:table-cell office:value-type="string" calcext:value-type="string">
            <text:p>테스트 데이터 정확도: 52.65667 손실 함수(loss): 49151.293 tloss: 252.541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46 트레이닝 데이터 정확도: nan 손실 함수(loss): 46036.066 tloss: 232.20476 trate 0</text:p>
          </table:table-cell>
        </table:table-row>
        <table:table-row table:style-name="ro1">
          <table:table-cell office:value-type="string" calcext:value-type="string">
            <text:p>테스트 데이터 정확도: 51.56744 손실 함수(loss): 49700.79 tloss: 253.312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47 트레이닝 데이터 정확도: nan 손실 함수(loss): 45996.996 tloss: 232.33858 trate 0</text:p>
          </table:table-cell>
        </table:table-row>
        <table:table-row table:style-name="ro1">
          <table:table-cell office:value-type="string" calcext:value-type="string">
            <text:p>테스트 데이터 정확도: 51.827587 손실 함수(loss): 49673.98 tloss: 251.152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48 트레이닝 데이터 정확도: nan 손실 함수(loss): 46132.54 tloss: 231.6287 trate 0</text:p>
          </table:table-cell>
        </table:table-row>
        <table:table-row table:style-name="ro1">
          <table:table-cell office:value-type="string" calcext:value-type="string">
            <text:p>테스트 데이터 정확도: 52.06441 손실 함수(loss): 49434.465 tloss: 253.029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49 트레이닝 데이터 정확도: nan 손실 함수(loss): 46002.934 tloss: 232.10446 trate 0</text:p>
          </table:table-cell>
        </table:table-row>
        <table:table-row table:style-name="ro1">
          <table:table-cell office:value-type="string" calcext:value-type="string">
            <text:p>테스트 데이터 정확도: 51.93589 손실 함수(loss): 49985.613 tloss: 254.311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50 트레이닝 데이터 정확도: nan 손실 함수(loss): 46110.355 tloss: 231.88611 trate 0</text:p>
          </table:table-cell>
        </table:table-row>
        <table:table-row table:style-name="ro1">
          <table:table-cell office:value-type="string" calcext:value-type="string">
            <text:p>테스트 데이터 정확도: 52.571907 손실 함수(loss): 50483.773 tloss: 253.9565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51 트레이닝 데이터 정확도: nan 손실 함수(loss): 46123.586 tloss: 231.69534 trate 0</text:p>
          </table:table-cell>
        </table:table-row>
        <table:table-row table:style-name="ro1">
          <table:table-cell office:value-type="string" calcext:value-type="string">
            <text:p>테스트 데이터 정확도: 51.98272 손실 함수(loss): 49175.94 tloss: 251.724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52 트레이닝 데이터 정확도: nan 손실 함수(loss): 45785.363 tloss: 231.05424 trate 0</text:p>
          </table:table-cell>
        </table:table-row>
        <table:table-row table:style-name="ro1">
          <table:table-cell office:value-type="string" calcext:value-type="string">
            <text:p>테스트 데이터 정확도: 52.31536 손실 함수(loss): 50079.957 tloss: 255.23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53 트레이닝 데이터 정확도: nan 손실 함수(loss): 45877.703 tloss: 231.40038 trate 0</text:p>
          </table:table-cell>
        </table:table-row>
        <table:table-row table:style-name="ro1">
          <table:table-cell office:value-type="string" calcext:value-type="string">
            <text:p>테스트 데이터 정확도: 51.97528 손실 함수(loss): 48904.598 tloss: 250.2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54 트레이닝 데이터 정확도: nan 손실 함수(loss): 46154.035 tloss: 231.47078 trate 0</text:p>
          </table:table-cell>
        </table:table-row>
        <table:table-row table:style-name="ro1">
          <table:table-cell office:value-type="string" calcext:value-type="string">
            <text:p>테스트 데이터 정확도: 52.452328 손실 함수(loss): 49658.7 tloss: 253.2779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55 트레이닝 데이터 정확도: nan 손실 함수(loss): 46060.04 tloss: 232.66612 trate 0</text:p>
          </table:table-cell>
        </table:table-row>
        <table:table-row table:style-name="ro1">
          <table:table-cell office:value-type="string" calcext:value-type="string">
            <text:p>테스트 데이터 정확도: 51.510593 손실 함수(loss): 49465.145 tloss: 252.80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56 트레이닝 데이터 정확도: nan 손실 함수(loss): 46056.703 tloss: 232.93274 trate 0</text:p>
          </table:table-cell>
        </table:table-row>
        <table:table-row table:style-name="ro1">
          <table:table-cell office:value-type="string" calcext:value-type="string">
            <text:p>테스트 데이터 정확도: 52.17199 손실 함수(loss): 49098.81 tloss: 250.9025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57 트레이닝 데이터 정확도: nan 손실 함수(loss): 45926.492 tloss: 233.0703 trate 0</text:p>
          </table:table-cell>
        </table:table-row>
        <table:table-row table:style-name="ro1">
          <table:table-cell office:value-type="string" calcext:value-type="string">
            <text:p>테스트 데이터 정확도: 51.92963 손실 함수(loss): 49275.426 tloss: 252.786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58 트레이닝 데이터 정확도: nan 손실 함수(loss): 46081.156 tloss: 231.82402 trate 0</text:p>
          </table:table-cell>
        </table:table-row>
        <table:table-row table:style-name="ro1">
          <table:table-cell office:value-type="string" calcext:value-type="string">
            <text:p>테스트 데이터 정확도: 51.869354 손실 함수(loss): 49575.777 tloss: 252.746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59 트레이닝 데이터 정확도: nan 손실 함수(loss): 45922.617 tloss: 231.67369 trate 0</text:p>
          </table:table-cell>
        </table:table-row>
        <table:table-row table:style-name="ro1">
          <table:table-cell office:value-type="string" calcext:value-type="string">
            <text:p>테스트 데이터 정확도: 52.001747 손실 함수(loss): 48997.938 tloss: 249.6480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60 트레이닝 데이터 정확도: nan 손실 함수(loss): 46075.477 tloss: 232.18521 trate 0</text:p>
          </table:table-cell>
        </table:table-row>
        <table:table-row table:style-name="ro1">
          <table:table-cell office:value-type="string" calcext:value-type="string">
            <text:p>테스트 데이터 정확도: 51.560513 손실 함수(loss): 49892.895 tloss: 252.166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61 트레이닝 데이터 정확도: nan 손실 함수(loss): 46112.816 tloss: 232.56772 trate 0</text:p>
          </table:table-cell>
        </table:table-row>
        <table:table-row table:style-name="ro1">
          <table:table-cell office:value-type="string" calcext:value-type="string">
            <text:p>테스트 데이터 정확도: 52.26235 손실 함수(loss): 50317.926 tloss: 254.647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62 트레이닝 데이터 정확도: nan 손실 함수(loss): 46054.156 tloss: 232.71773 trate 0</text:p>
          </table:table-cell>
        </table:table-row>
        <table:table-row table:style-name="ro1">
          <table:table-cell office:value-type="string" calcext:value-type="string">
            <text:p>테스트 데이터 정확도: 51.478436 손실 함수(loss): 49768.316 tloss: 251.517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63 트레이닝 데이터 정확도: nan 손실 함수(loss): 45966.81 tloss: 231.36296 trate 0</text:p>
          </table:table-cell>
        </table:table-row>
        <table:table-row table:style-name="ro1">
          <table:table-cell office:value-type="string" calcext:value-type="string">
            <text:p>테스트 데이터 정확도: 52.229576 손실 함수(loss): 49799.184 tloss: 252.123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64 트레이닝 데이터 정확도: nan 손실 함수(loss): 46226.023 tloss: 232.42668 trate 0</text:p>
          </table:table-cell>
        </table:table-row>
        <table:table-row table:style-name="ro1">
          <table:table-cell office:value-type="string" calcext:value-type="string">
            <text:p>테스트 데이터 정확도: 52.08195 손실 함수(loss): 50049.668 tloss: 252.1377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65 트레이닝 데이터 정확도: nan 손실 함수(loss): 46096.98 tloss: 232.75954 trate 0</text:p>
          </table:table-cell>
        </table:table-row>
        <table:table-row table:style-name="ro1">
          <table:table-cell office:value-type="string" calcext:value-type="string">
            <text:p>테스트 데이터 정확도: 51.830223 손실 함수(loss): 49859.023 tloss: 253.242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66 트레이닝 데이터 정확도: nan 손실 함수(loss): 45890.51 tloss: 232.44217 trate 0</text:p>
          </table:table-cell>
        </table:table-row>
        <table:table-row table:style-name="ro1">
          <table:table-cell office:value-type="string" calcext:value-type="string">
            <text:p>테스트 데이터 정확도: 52.22979 손실 함수(loss): 48814.277 tloss: 249.3255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67 트레이닝 데이터 정확도: nan 손실 함수(loss): 45874.723 tloss: 231.95747 trate 0</text:p>
          </table:table-cell>
        </table:table-row>
        <table:table-row table:style-name="ro1">
          <table:table-cell office:value-type="string" calcext:value-type="string">
            <text:p>테스트 데이터 정확도: 52.605583 손실 함수(loss): 48658.29 tloss: 249.117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68 트레이닝 데이터 정확도: nan 손실 함수(loss): 45900.26 tloss: 232.15646 trate 0</text:p>
          </table:table-cell>
        </table:table-row>
        <table:table-row table:style-name="ro1">
          <table:table-cell office:value-type="string" calcext:value-type="string">
            <text:p>테스트 데이터 정확도: 52.256004 손실 함수(loss): 49528.902 tloss: 253.32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69 트레이닝 데이터 정확도: nan 손실 함수(loss): 45825.05 tloss: 231.16689 trate 0</text:p>
          </table:table-cell>
        </table:table-row>
        <table:table-row table:style-name="ro1">
          <table:table-cell office:value-type="string" calcext:value-type="string">
            <text:p>테스트 데이터 정확도: 52.58218 손실 함수(loss): 50172.652 tloss: 254.941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70 트레이닝 데이터 정확도: nan 손실 함수(loss): 46271.277 tloss: 233.14493 trate 0</text:p>
          </table:table-cell>
        </table:table-row>
        <table:table-row table:style-name="ro1">
          <table:table-cell office:value-type="string" calcext:value-type="string">
            <text:p>테스트 데이터 정확도: 51.617886 손실 함수(loss): 48700.438 tloss: 249.677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71 트레이닝 데이터 정확도: nan 손실 함수(loss): 45866.418 tloss: 231.56871 trate 0</text:p>
          </table:table-cell>
        </table:table-row>
        <table:table-row table:style-name="ro1">
          <table:table-cell office:value-type="string" calcext:value-type="string">
            <text:p>테스트 데이터 정확도: 52.36356 손실 함수(loss): 48999.8 tloss: 248.581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72 트레이닝 데이터 정확도: nan 손실 함수(loss): 46040.3 tloss: 231.80621 trate 0</text:p>
          </table:table-cell>
        </table:table-row>
        <table:table-row table:style-name="ro1">
          <table:table-cell office:value-type="string" calcext:value-type="string">
            <text:p>테스트 데이터 정확도: 51.632206 손실 함수(loss): 50306.723 tloss: 255.19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73 트레이닝 데이터 정확도: nan 손실 함수(loss): 45830.49 tloss: 230.82478 trate 0</text:p>
          </table:table-cell>
        </table:table-row>
        <table:table-row table:style-name="ro1">
          <table:table-cell office:value-type="string" calcext:value-type="string">
            <text:p>테스트 데이터 정확도: 51.560913 손실 함수(loss): 49171.938 tloss: 249.94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74 트레이닝 데이터 정확도: nan 손실 함수(loss): 45941.496 tloss: 231.74403 trate 0</text:p>
          </table:table-cell>
        </table:table-row>
        <table:table-row table:style-name="ro1">
          <table:table-cell office:value-type="string" calcext:value-type="string">
            <text:p>테스트 데이터 정확도: 51.90308 손실 함수(loss): 48851.527 tloss: 250.178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75 트레이닝 데이터 정확도: nan 손실 함수(loss): 46129.277 tloss: 231.87334 trate 0</text:p>
          </table:table-cell>
        </table:table-row>
        <table:table-row table:style-name="ro1">
          <table:table-cell office:value-type="string" calcext:value-type="string">
            <text:p>테스트 데이터 정확도: 51.9641 손실 함수(loss): 49438.69 tloss: 251.021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76 트레이닝 데이터 정확도: nan 손실 함수(loss): 46076.92 tloss: 232.90096 trate 0</text:p>
          </table:table-cell>
        </table:table-row>
        <table:table-row table:style-name="ro1">
          <table:table-cell office:value-type="string" calcext:value-type="string">
            <text:p>테스트 데이터 정확도: 51.89918 손실 함수(loss): 49874.902 tloss: 253.1402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77 트레이닝 데이터 정확도: nan 손실 함수(loss): 45903.855 tloss: 231.11804 trate 0</text:p>
          </table:table-cell>
        </table:table-row>
        <table:table-row table:style-name="ro1">
          <table:table-cell office:value-type="string" calcext:value-type="string">
            <text:p>테스트 데이터 정확도: 51.446045 손실 함수(loss): 50866.582 tloss: 255.612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78 트레이닝 데이터 정확도: nan 손실 함수(loss): 45874.5 tloss: 231.68991 trate 0</text:p>
          </table:table-cell>
        </table:table-row>
        <table:table-row table:style-name="ro1">
          <table:table-cell office:value-type="string" calcext:value-type="string">
            <text:p>테스트 데이터 정확도: 52.196045 손실 함수(loss): 49969.062 tloss: 251.695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79 트레이닝 데이터 정확도: nan 손실 함수(loss): 46171.95 tloss: 232.35036 trate 0</text:p>
          </table:table-cell>
        </table:table-row>
        <table:table-row table:style-name="ro1">
          <table:table-cell office:value-type="string" calcext:value-type="string">
            <text:p>테스트 데이터 정확도: 51.855507 손실 함수(loss): 49059.7 tloss: 251.018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80 트레이닝 데이터 정확도: nan 손실 함수(loss): 45991.355 tloss: 231.73306 trate 0</text:p>
          </table:table-cell>
        </table:table-row>
        <table:table-row table:style-name="ro1">
          <table:table-cell office:value-type="string" calcext:value-type="string">
            <text:p>테스트 데이터 정확도: 52.374702 손실 함수(loss): 50383.027 tloss: 254.705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81 트레이닝 데이터 정확도: nan 손실 함수(loss): 46042.066 tloss: 231.54709 trate 0</text:p>
          </table:table-cell>
        </table:table-row>
        <table:table-row table:style-name="ro1">
          <table:table-cell office:value-type="string" calcext:value-type="string">
            <text:p>테스트 데이터 정확도: 52.010506 손실 함수(loss): 49525.51 tloss: 250.944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82 트레이닝 데이터 정확도: nan 손실 함수(loss): 45854.69 tloss: 231.3436 trate 0</text:p>
          </table:table-cell>
        </table:table-row>
        <table:table-row table:style-name="ro1">
          <table:table-cell office:value-type="string" calcext:value-type="string">
            <text:p>테스트 데이터 정확도: 51.847233 손실 함수(loss): 50126.47 tloss: 253.067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83 트레이닝 데이터 정확도: nan 손실 함수(loss): 45729.28 tloss: 231.71828 trate 0</text:p>
          </table:table-cell>
        </table:table-row>
        <table:table-row table:style-name="ro1">
          <table:table-cell office:value-type="string" calcext:value-type="string">
            <text:p>테스트 데이터 정확도: 51.345745 손실 함수(loss): 49052.277 tloss: 252.757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84 트레이닝 데이터 정확도: nan 손실 함수(loss): 45980.637 tloss: 232.0383 trate 0</text:p>
          </table:table-cell>
        </table:table-row>
        <table:table-row table:style-name="ro1">
          <table:table-cell office:value-type="string" calcext:value-type="string">
            <text:p>테스트 데이터 정확도: 51.86005 손실 함수(loss): 49982.52 tloss: 254.28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85 트레이닝 데이터 정확도: nan 손실 함수(loss): 46282.742 tloss: 232.3367 trate 0</text:p>
          </table:table-cell>
        </table:table-row>
        <table:table-row table:style-name="ro1">
          <table:table-cell office:value-type="string" calcext:value-type="string">
            <text:p>테스트 데이터 정확도: 51.59472 손실 함수(loss): 49221.215 tloss: 250.351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86 트레이닝 데이터 정확도: nan 손실 함수(loss): 46015.203 tloss: 232.08138 trate 0</text:p>
          </table:table-cell>
        </table:table-row>
        <table:table-row table:style-name="ro1">
          <table:table-cell office:value-type="string" calcext:value-type="string">
            <text:p>테스트 데이터 정확도: 52.160828 손실 함수(loss): 49582.16 tloss: 252.338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87 트레이닝 데이터 정확도: nan 손실 함수(loss): 45985.594 tloss: 231.35474 trate 0</text:p>
          </table:table-cell>
        </table:table-row>
        <table:table-row table:style-name="ro1">
          <table:table-cell office:value-type="string" calcext:value-type="string">
            <text:p>테스트 데이터 정확도: 51.96009 손실 함수(loss): 49474.125 tloss: 252.056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88 트레이닝 데이터 정확도: nan 손실 함수(loss): 45756.418 tloss: 230.9261 trate 0</text:p>
          </table:table-cell>
        </table:table-row>
        <table:table-row table:style-name="ro1">
          <table:table-cell office:value-type="string" calcext:value-type="string">
            <text:p>테스트 데이터 정확도: 52.103203 손실 함수(loss): 49967.19 tloss: 253.9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89 트레이닝 데이터 정확도: nan 손실 함수(loss): 45743.703 tloss: 231.57358 trate 0</text:p>
          </table:table-cell>
        </table:table-row>
        <table:table-row table:style-name="ro1">
          <table:table-cell office:value-type="string" calcext:value-type="string">
            <text:p>테스트 데이터 정확도: 52.100616 손실 함수(loss): 49003.43 tloss: 250.913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90 트레이닝 데이터 정확도: nan 손실 함수(loss): 45868.13 tloss: 231.37682 trate 0</text:p>
          </table:table-cell>
        </table:table-row>
        <table:table-row table:style-name="ro1">
          <table:table-cell office:value-type="string" calcext:value-type="string">
            <text:p>테스트 데이터 정확도: 52.129463 손실 함수(loss): 49414.977 tloss: 250.173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91 트레이닝 데이터 정확도: nan 손실 함수(loss): 45683.555 tloss: 231.08353 trate 0</text:p>
          </table:table-cell>
        </table:table-row>
        <table:table-row table:style-name="ro1">
          <table:table-cell office:value-type="string" calcext:value-type="string">
            <text:p>테스트 데이터 정확도: 51.86587 손실 함수(loss): 49828.215 tloss: 250.17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92 트레이닝 데이터 정확도: nan 손실 함수(loss): 45944.63 tloss: 231.25389 trate 0</text:p>
          </table:table-cell>
        </table:table-row>
        <table:table-row table:style-name="ro1">
          <table:table-cell office:value-type="string" calcext:value-type="string">
            <text:p>테스트 데이터 정확도: 51.644806 손실 함수(loss): 49002.168 tloss: 250.267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93 트레이닝 데이터 정확도: nan 손실 함수(loss): 45914.14 tloss: 231.4591 trate 0</text:p>
          </table:table-cell>
        </table:table-row>
        <table:table-row table:style-name="ro1">
          <table:table-cell office:value-type="string" calcext:value-type="string">
            <text:p>테스트 데이터 정확도: 51.801575 손실 함수(loss): 49711.844 tloss: 253.844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94 트레이닝 데이터 정확도: nan 손실 함수(loss): 45796.64 tloss: 231.51956 trate 0</text:p>
          </table:table-cell>
        </table:table-row>
        <table:table-row table:style-name="ro1">
          <table:table-cell office:value-type="string" calcext:value-type="string">
            <text:p>테스트 데이터 정확도: 51.752262 손실 함수(loss): 50123.273 tloss: 254.085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95 트레이닝 데이터 정확도: nan 손실 함수(loss): 45608.785 tloss: 230.6432 trate 0</text:p>
          </table:table-cell>
        </table:table-row>
        <table:table-row table:style-name="ro1">
          <table:table-cell office:value-type="string" calcext:value-type="string">
            <text:p>테스트 데이터 정확도: 51.453773 손실 함수(loss): 49452.855 tloss: 250.320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96 트레이닝 데이터 정확도: nan 손실 함수(loss): 45501.816 tloss: 230.32321 trate 0</text:p>
          </table:table-cell>
        </table:table-row>
        <table:table-row table:style-name="ro1">
          <table:table-cell office:value-type="string" calcext:value-type="string">
            <text:p>테스트 데이터 정확도: 52.23061 손실 함수(loss): 49911.082 tloss: 251.776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97 트레이닝 데이터 정확도: nan 손실 함수(loss): 45988.52 tloss: 231.55669 trate 0</text:p>
          </table:table-cell>
        </table:table-row>
        <table:table-row table:style-name="ro1">
          <table:table-cell office:value-type="string" calcext:value-type="string">
            <text:p>테스트 데이터 정확도: 51.393093 손실 함수(loss): 50693.277 tloss: 254.545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98 트레이닝 데이터 정확도: nan 손실 함수(loss): 45942.42 tloss: 231.02917 trate 0</text:p>
          </table:table-cell>
        </table:table-row>
        <table:table-row table:style-name="ro1">
          <table:table-cell office:value-type="string" calcext:value-type="string">
            <text:p>테스트 데이터 정확도: 51.541786 손실 함수(loss): 49269.34 tloss: 250.730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599 트레이닝 데이터 정확도: nan 손실 함수(loss): 45692.96 tloss: 230.83853 trate 0</text:p>
          </table:table-cell>
        </table:table-row>
        <table:table-row table:style-name="ro1">
          <table:table-cell office:value-type="string" calcext:value-type="string">
            <text:p>테스트 데이터 정확도: 52.25784 손실 함수(loss): 48900.32 tloss: 249.64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00 트레이닝 데이터 정확도: nan 손실 함수(loss): 45609.336 tloss: 230.78592 trate 0</text:p>
          </table:table-cell>
        </table:table-row>
        <table:table-row table:style-name="ro1">
          <table:table-cell office:value-type="string" calcext:value-type="string">
            <text:p>테스트 데이터 정확도: 52.417053 손실 함수(loss): 49275.117 tloss: 252.8172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01 트레이닝 데이터 정확도: nan 손실 함수(loss): 45628.2 tloss: 231.454 trate 0</text:p>
          </table:table-cell>
        </table:table-row>
        <table:table-row table:style-name="ro1">
          <table:table-cell office:value-type="string" calcext:value-type="string">
            <text:p>테스트 데이터 정확도: 51.689453 손실 함수(loss): 50192.63 tloss: 254.484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02 트레이닝 데이터 정확도: nan 손실 함수(loss): 45660.83 tloss: 231.64574 trate 0</text:p>
          </table:table-cell>
        </table:table-row>
        <table:table-row table:style-name="ro1">
          <table:table-cell office:value-type="string" calcext:value-type="string">
            <text:p>테스트 데이터 정확도: 52.304874 손실 함수(loss): 50027.97 tloss: 252.208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03 트레이닝 데이터 정확도: nan 손실 함수(loss): 45911.605 tloss: 232.21684 trate 0</text:p>
          </table:table-cell>
        </table:table-row>
        <table:table-row table:style-name="ro1">
          <table:table-cell office:value-type="string" calcext:value-type="string">
            <text:p>테스트 데이터 정확도: 51.748684 손실 함수(loss): 49663.445 tloss: 250.0546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04 트레이닝 데이터 정확도: nan 손실 함수(loss): 45574.863 tloss: 231.20659 trate 0</text:p>
          </table:table-cell>
        </table:table-row>
        <table:table-row table:style-name="ro1">
          <table:table-cell office:value-type="string" calcext:value-type="string">
            <text:p>테스트 데이터 정확도: 51.861904 손실 함수(loss): 49719.723 tloss: 253.067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05 트레이닝 데이터 정확도: nan 손실 함수(loss): 45666.367 tloss: 231.16827 trate 0</text:p>
          </table:table-cell>
        </table:table-row>
        <table:table-row table:style-name="ro1">
          <table:table-cell office:value-type="string" calcext:value-type="string">
            <text:p>테스트 데이터 정확도: 51.670605 손실 함수(loss): 50108.613 tloss: 253.202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06 트레이닝 데이터 정확도: nan 손실 함수(loss): 45991.754 tloss: 231.74814 trate 0</text:p>
          </table:table-cell>
        </table:table-row>
        <table:table-row table:style-name="ro1">
          <table:table-cell office:value-type="string" calcext:value-type="string">
            <text:p>테스트 데이터 정확도: 52.045464 손실 함수(loss): 49804.773 tloss: 254.005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07 트레이닝 데이터 정확도: nan 손실 함수(loss): 45934.965 tloss: 231.73271 trate 0</text:p>
          </table:table-cell>
        </table:table-row>
        <table:table-row table:style-name="ro1">
          <table:table-cell office:value-type="string" calcext:value-type="string">
            <text:p>테스트 데이터 정확도: 52.15972 손실 함수(loss): 49368.406 tloss: 252.514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08 트레이닝 데이터 정확도: nan 손실 함수(loss): 46091.28 tloss: 232.36417 trate 0</text:p>
          </table:table-cell>
        </table:table-row>
        <table:table-row table:style-name="ro1">
          <table:table-cell office:value-type="string" calcext:value-type="string">
            <text:p>테스트 데이터 정확도: 51.99899 손실 함수(loss): 49678.44 tloss: 252.6061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09 트레이닝 데이터 정확도: nan 손실 함수(loss): 45608.227 tloss: 231.4106 trate 0</text:p>
          </table:table-cell>
        </table:table-row>
        <table:table-row table:style-name="ro1">
          <table:table-cell office:value-type="string" calcext:value-type="string">
            <text:p>테스트 데이터 정확도: 51.283566 손실 함수(loss): 49607.85 tloss: 251.79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10 트레이닝 데이터 정확도: nan 손실 함수(loss): 45675.355 tloss: 231.03789 trate 0</text:p>
          </table:table-cell>
        </table:table-row>
        <table:table-row table:style-name="ro1">
          <table:table-cell office:value-type="string" calcext:value-type="string">
            <text:p>테스트 데이터 정확도: 51.96831 손실 함수(loss): 49491.68 tloss: 251.4110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11 트레이닝 데이터 정확도: nan 손실 함수(loss): 46075.332 tloss: 232.11234 trate 0</text:p>
          </table:table-cell>
        </table:table-row>
        <table:table-row table:style-name="ro1">
          <table:table-cell office:value-type="string" calcext:value-type="string">
            <text:p>테스트 데이터 정확도: 52.39298 손실 함수(loss): 48736.027 tloss: 250.439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12 트레이닝 데이터 정확도: nan 손실 함수(loss): 45559.8 tloss: 230.42099 trate 0</text:p>
          </table:table-cell>
        </table:table-row>
        <table:table-row table:style-name="ro1">
          <table:table-cell office:value-type="string" calcext:value-type="string">
            <text:p>테스트 데이터 정확도: 52.019398 손실 함수(loss): 49231.375 tloss: 251.687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13 트레이닝 데이터 정확도: nan 손실 함수(loss): 45743.926 tloss: 231.94217 trate 0</text:p>
          </table:table-cell>
        </table:table-row>
        <table:table-row table:style-name="ro1">
          <table:table-cell office:value-type="string" calcext:value-type="string">
            <text:p>테스트 데이터 정확도: 52.593224 손실 함수(loss): 50197.82 tloss: 254.517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14 트레이닝 데이터 정확도: nan 손실 함수(loss): 45949.062 tloss: 232.23428 trate 0</text:p>
          </table:table-cell>
        </table:table-row>
        <table:table-row table:style-name="ro1">
          <table:table-cell office:value-type="string" calcext:value-type="string">
            <text:p>테스트 데이터 정확도: 51.577053 손실 함수(loss): 49257.758 tloss: 252.228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15 트레이닝 데이터 정확도: nan 손실 함수(loss): 45931.39 tloss: 231.93979 trate 0</text:p>
          </table:table-cell>
        </table:table-row>
        <table:table-row table:style-name="ro1">
          <table:table-cell office:value-type="string" calcext:value-type="string">
            <text:p>테스트 데이터 정확도: 52.00619 손실 함수(loss): 49668.504 tloss: 252.55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16 트레이닝 데이터 정확도: nan 손실 함수(loss): 45691.14 tloss: 230.9928 trate 0</text:p>
          </table:table-cell>
        </table:table-row>
        <table:table-row table:style-name="ro1">
          <table:table-cell office:value-type="string" calcext:value-type="string">
            <text:p>테스트 데이터 정확도: 51.44277 손실 함수(loss): 50075.355 tloss: 252.118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17 트레이닝 데이터 정확도: nan 손실 함수(loss): 45649.38 tloss: 231.17967 trate 0</text:p>
          </table:table-cell>
        </table:table-row>
        <table:table-row table:style-name="ro1">
          <table:table-cell office:value-type="string" calcext:value-type="string">
            <text:p>테스트 데이터 정확도: 52.128334 손실 함수(loss): 48647.88 tloss: 249.15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18 트레이닝 데이터 정확도: nan 손실 함수(loss): 45468.363 tloss: 230.43282 trate 0</text:p>
          </table:table-cell>
        </table:table-row>
        <table:table-row table:style-name="ro1">
          <table:table-cell office:value-type="string" calcext:value-type="string">
            <text:p>테스트 데이터 정확도: 52.14004 손실 함수(loss): 48988.51 tloss: 250.945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19 트레이닝 데이터 정확도: nan 손실 함수(loss): 45922.785 tloss: 231.27177 trate 0</text:p>
          </table:table-cell>
        </table:table-row>
        <table:table-row table:style-name="ro1">
          <table:table-cell office:value-type="string" calcext:value-type="string">
            <text:p>테스트 데이터 정확도: 52.04849 손실 함수(loss): 49207.72 tloss: 250.86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20 트레이닝 데이터 정확도: nan 손실 함수(loss): 46083.27 tloss: 231.68434 trate 0</text:p>
          </table:table-cell>
        </table:table-row>
        <table:table-row table:style-name="ro1">
          <table:table-cell office:value-type="string" calcext:value-type="string">
            <text:p>테스트 데이터 정확도: 51.85992 손실 함수(loss): 49406.348 tloss: 253.48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21 트레이닝 데이터 정확도: nan 손실 함수(loss): 45847.19 tloss: 230.86618 trate 0</text:p>
          </table:table-cell>
        </table:table-row>
        <table:table-row table:style-name="ro1">
          <table:table-cell office:value-type="string" calcext:value-type="string">
            <text:p>테스트 데이터 정확도: 51.93679 손실 함수(loss): 49355.965 tloss: 253.754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22 트레이닝 데이터 정확도: nan 손실 함수(loss): 46183.64 tloss: 232.01791 trate 0</text:p>
          </table:table-cell>
        </table:table-row>
        <table:table-row table:style-name="ro1">
          <table:table-cell office:value-type="string" calcext:value-type="string">
            <text:p>테스트 데이터 정확도: 51.721985 손실 함수(loss): 49843.812 tloss: 251.9820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23 트레이닝 데이터 정확도: nan 손실 함수(loss): 45685.133 tloss: 231.43846 trate 0</text:p>
          </table:table-cell>
        </table:table-row>
        <table:table-row table:style-name="ro1">
          <table:table-cell office:value-type="string" calcext:value-type="string">
            <text:p>테스트 데이터 정확도: 51.677036 손실 함수(loss): 50897.855 tloss: 256.865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24 트레이닝 데이터 정확도: nan 손실 함수(loss): 45530.547 tloss: 230.5883 trate 0</text:p>
          </table:table-cell>
        </table:table-row>
        <table:table-row table:style-name="ro1">
          <table:table-cell office:value-type="string" calcext:value-type="string">
            <text:p>테스트 데이터 정확도: 51.659756 손실 함수(loss): 49122.582 tloss: 250.142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25 트레이닝 데이터 정확도: nan 손실 함수(loss): 45840.566 tloss: 231.19447 trate 0</text:p>
          </table:table-cell>
        </table:table-row>
        <table:table-row table:style-name="ro1">
          <table:table-cell office:value-type="string" calcext:value-type="string">
            <text:p>테스트 데이터 정확도: 51.95959 손실 함수(loss): 49410.94 tloss: 252.1518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26 트레이닝 데이터 정확도: nan 손실 함수(loss): 45803.895 tloss: 231.48734 trate 0</text:p>
          </table:table-cell>
        </table:table-row>
        <table:table-row table:style-name="ro1">
          <table:table-cell office:value-type="string" calcext:value-type="string">
            <text:p>테스트 데이터 정확도: 52.243015 손실 함수(loss): 49173.85 tloss: 248.7591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27 트레이닝 데이터 정확도: nan 손실 함수(loss): 45991.562 tloss: 231.18822 trate 0</text:p>
          </table:table-cell>
        </table:table-row>
        <table:table-row table:style-name="ro1">
          <table:table-cell office:value-type="string" calcext:value-type="string">
            <text:p>테스트 데이터 정확도: 51.415215 손실 함수(loss): 49101.65 tloss: 248.55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28 트레이닝 데이터 정확도: nan 손실 함수(loss): 45773.02 tloss: 231.60858 trate 0</text:p>
          </table:table-cell>
        </table:table-row>
        <table:table-row table:style-name="ro1">
          <table:table-cell office:value-type="string" calcext:value-type="string">
            <text:p>테스트 데이터 정확도: 51.176838 손실 함수(loss): 49206.254 tloss: 250.4448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29 트레이닝 데이터 정확도: nan 손실 함수(loss): 45743.25 tloss: 231.26988 trate 0</text:p>
          </table:table-cell>
        </table:table-row>
        <table:table-row table:style-name="ro1">
          <table:table-cell office:value-type="string" calcext:value-type="string">
            <text:p>테스트 데이터 정확도: 51.684353 손실 함수(loss): 49861.383 tloss: 250.6921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30 트레이닝 데이터 정확도: nan 손실 함수(loss): 45847.53 tloss: 232.01299 trate 0</text:p>
          </table:table-cell>
        </table:table-row>
        <table:table-row table:style-name="ro1">
          <table:table-cell office:value-type="string" calcext:value-type="string">
            <text:p>테스트 데이터 정확도: 52.004215 손실 함수(loss): 50700.574 tloss: 255.2338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31 트레이닝 데이터 정확도: nan 손실 함수(loss): 45760.336 tloss: 231.62543 trate 0</text:p>
          </table:table-cell>
        </table:table-row>
        <table:table-row table:style-name="ro1">
          <table:table-cell office:value-type="string" calcext:value-type="string">
            <text:p>테스트 데이터 정확도: 51.77576 손실 함수(loss): 49335.7 tloss: 251.726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32 트레이닝 데이터 정확도: nan 손실 함수(loss): 46059.35 tloss: 231.83247 trate 0</text:p>
          </table:table-cell>
        </table:table-row>
        <table:table-row table:style-name="ro1">
          <table:table-cell office:value-type="string" calcext:value-type="string">
            <text:p>테스트 데이터 정확도: 52.14907 손실 함수(loss): 48653.812 tloss: 250.3075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33 트레이닝 데이터 정확도: nan 손실 함수(loss): 45423.156 tloss: 230.08571 trate 0</text:p>
          </table:table-cell>
        </table:table-row>
        <table:table-row table:style-name="ro1">
          <table:table-cell office:value-type="string" calcext:value-type="string">
            <text:p>테스트 데이터 정확도: 52.00875 손실 함수(loss): 50475.273 tloss: 252.621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34 트레이닝 데이터 정확도: nan 손실 함수(loss): 45881.668 tloss: 230.86374 trate 0</text:p>
          </table:table-cell>
        </table:table-row>
        <table:table-row table:style-name="ro1">
          <table:table-cell office:value-type="string" calcext:value-type="string">
            <text:p>테스트 데이터 정확도: 52.06799 손실 함수(loss): 49292.184 tloss: 252.1599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35 트레이닝 데이터 정확도: nan 손실 함수(loss): 46148.9 tloss: 231.51852 trate 0</text:p>
          </table:table-cell>
        </table:table-row>
        <table:table-row table:style-name="ro1">
          <table:table-cell office:value-type="string" calcext:value-type="string">
            <text:p>테스트 데이터 정확도: 52.156025 손실 함수(loss): 49558.68 tloss: 253.442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36 트레이닝 데이터 정확도: nan 손실 함수(loss): 45373.316 tloss: 229.94202 trate 0</text:p>
          </table:table-cell>
        </table:table-row>
        <table:table-row table:style-name="ro1">
          <table:table-cell office:value-type="string" calcext:value-type="string">
            <text:p>테스트 데이터 정확도: 51.660927 손실 함수(loss): 49250.98 tloss: 250.579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37 트레이닝 데이터 정확도: nan 손실 함수(loss): 45881.383 tloss: 232.39992 trate 0</text:p>
          </table:table-cell>
        </table:table-row>
        <table:table-row table:style-name="ro1">
          <table:table-cell office:value-type="string" calcext:value-type="string">
            <text:p>테스트 데이터 정확도: 52.21598 손실 함수(loss): 48604.785 tloss: 251.707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38 트레이닝 데이터 정확도: nan 손실 함수(loss): 45848.7 tloss: 231.50858 trate 0</text:p>
          </table:table-cell>
        </table:table-row>
        <table:table-row table:style-name="ro1">
          <table:table-cell office:value-type="string" calcext:value-type="string">
            <text:p>테스트 데이터 정확도: 51.184917 손실 함수(loss): 49189.836 tloss: 252.246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39 트레이닝 데이터 정확도: nan 손실 함수(loss): 45835.78 tloss: 231.27426 trate 0</text:p>
          </table:table-cell>
        </table:table-row>
        <table:table-row table:style-name="ro1">
          <table:table-cell office:value-type="string" calcext:value-type="string">
            <text:p>테스트 데이터 정확도: 51.504387 손실 함수(loss): 49565.395 tloss: 252.246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40 트레이닝 데이터 정확도: nan 손실 함수(loss): 45814.13 tloss: 231.51031 trate 0</text:p>
          </table:table-cell>
        </table:table-row>
        <table:table-row table:style-name="ro1">
          <table:table-cell office:value-type="string" calcext:value-type="string">
            <text:p>테스트 데이터 정확도: 52.179016 손실 함수(loss): 49892.99 tloss: 252.583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41 트레이닝 데이터 정확도: nan 손실 함수(loss): 45598.824 tloss: 230.61101 trate 0</text:p>
          </table:table-cell>
        </table:table-row>
        <table:table-row table:style-name="ro1">
          <table:table-cell office:value-type="string" calcext:value-type="string">
            <text:p>테스트 데이터 정확도: 52.225494 손실 함수(loss): 49598.25 tloss: 254.495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42 트레이닝 데이터 정확도: nan 손실 함수(loss): 45860.86 tloss: 232.26979 trate 0</text:p>
          </table:table-cell>
        </table:table-row>
        <table:table-row table:style-name="ro1">
          <table:table-cell office:value-type="string" calcext:value-type="string">
            <text:p>테스트 데이터 정확도: 51.917824 손실 함수(loss): 49536.402 tloss: 252.557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43 트레이닝 데이터 정확도: nan 손실 함수(loss): 45652.29 tloss: 230.74628 trate 0</text:p>
          </table:table-cell>
        </table:table-row>
        <table:table-row table:style-name="ro1">
          <table:table-cell office:value-type="string" calcext:value-type="string">
            <text:p>테스트 데이터 정확도: 51.78054 손실 함수(loss): 49540.418 tloss: 250.920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44 트레이닝 데이터 정확도: nan 손실 함수(loss): 45867.453 tloss: 231.57964 trate 0</text:p>
          </table:table-cell>
        </table:table-row>
        <table:table-row table:style-name="ro1">
          <table:table-cell office:value-type="string" calcext:value-type="string">
            <text:p>테스트 데이터 정확도: 51.51766 손실 함수(loss): 49507.285 tloss: 251.362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45 트레이닝 데이터 정확도: nan 손실 함수(loss): 45543.906 tloss: 230.67578 trate 0</text:p>
          </table:table-cell>
        </table:table-row>
        <table:table-row table:style-name="ro1">
          <table:table-cell office:value-type="string" calcext:value-type="string">
            <text:p>테스트 데이터 정확도: 51.874027 손실 함수(loss): 49995.49 tloss: 253.617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46 트레이닝 데이터 정확도: nan 손실 함수(loss): 45839.137 tloss: 231.42856 trate 0</text:p>
          </table:table-cell>
        </table:table-row>
        <table:table-row table:style-name="ro1">
          <table:table-cell office:value-type="string" calcext:value-type="string">
            <text:p>테스트 데이터 정확도: 51.78592 손실 함수(loss): 48763.727 tloss: 251.9265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47 트레이닝 데이터 정확도: nan 손실 함수(loss): 45691.29 tloss: 231.11748 trate 0</text:p>
          </table:table-cell>
        </table:table-row>
        <table:table-row table:style-name="ro1">
          <table:table-cell office:value-type="string" calcext:value-type="string">
            <text:p>테스트 데이터 정확도: 51.73655 손실 함수(loss): 48946.06 tloss: 248.713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48 트레이닝 데이터 정확도: nan 손실 함수(loss): 45866.34 tloss: 230.91216 trate 0</text:p>
          </table:table-cell>
        </table:table-row>
        <table:table-row table:style-name="ro1">
          <table:table-cell office:value-type="string" calcext:value-type="string">
            <text:p>테스트 데이터 정확도: 51.870026 손실 함수(loss): 48536.57 tloss: 249.57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49 트레이닝 데이터 정확도: nan 손실 함수(loss): 45559.66 tloss: 230.29674 trate 0</text:p>
          </table:table-cell>
        </table:table-row>
        <table:table-row table:style-name="ro1">
          <table:table-cell office:value-type="string" calcext:value-type="string">
            <text:p>테스트 데이터 정확도: 52.48304 손실 함수(loss): 48887.945 tloss: 250.805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50 트레이닝 데이터 정확도: nan 손실 함수(loss): 45792.727 tloss: 230.8736 trate 0</text:p>
          </table:table-cell>
        </table:table-row>
        <table:table-row table:style-name="ro1">
          <table:table-cell office:value-type="string" calcext:value-type="string">
            <text:p>테스트 데이터 정확도: 52.093456 손실 함수(loss): 48936.19 tloss: 250.291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51 트레이닝 데이터 정확도: nan 손실 함수(loss): 45954.684 tloss: 231.92482 trate 0</text:p>
          </table:table-cell>
        </table:table-row>
        <table:table-row table:style-name="ro1">
          <table:table-cell office:value-type="string" calcext:value-type="string">
            <text:p>테스트 데이터 정확도: 51.712776 손실 함수(loss): 48942.97 tloss: 249.452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52 트레이닝 데이터 정확도: nan 손실 함수(loss): 46025.695 tloss: 231.93077 trate 0</text:p>
          </table:table-cell>
        </table:table-row>
        <table:table-row table:style-name="ro1">
          <table:table-cell office:value-type="string" calcext:value-type="string">
            <text:p>테스트 데이터 정확도: 51.758232 손실 함수(loss): 48730.7 tloss: 250.838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53 트레이닝 데이터 정확도: nan 손실 함수(loss): 45318.67 tloss: 229.46822 trate 0</text:p>
          </table:table-cell>
        </table:table-row>
        <table:table-row table:style-name="ro1">
          <table:table-cell office:value-type="string" calcext:value-type="string">
            <text:p>테스트 데이터 정확도: 51.4367 손실 함수(loss): 49309.426 tloss: 249.181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54 트레이닝 데이터 정확도: nan 손실 함수(loss): 45750.945 tloss: 230.88686 trate 0</text:p>
          </table:table-cell>
        </table:table-row>
        <table:table-row table:style-name="ro1">
          <table:table-cell office:value-type="string" calcext:value-type="string">
            <text:p>테스트 데이터 정확도: 51.342716 손실 함수(loss): 49432.965 tloss: 251.388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55 트레이닝 데이터 정확도: nan 손실 함수(loss): 45707.688 tloss: 231.12044 trate 0</text:p>
          </table:table-cell>
        </table:table-row>
        <table:table-row table:style-name="ro1">
          <table:table-cell office:value-type="string" calcext:value-type="string">
            <text:p>테스트 데이터 정확도: 51.223675 손실 함수(loss): 49565.0 tloss: 252.353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56 트레이닝 데이터 정확도: nan 손실 함수(loss): 45694.8 tloss: 231.25691 trate 0</text:p>
          </table:table-cell>
        </table:table-row>
        <table:table-row table:style-name="ro1">
          <table:table-cell office:value-type="string" calcext:value-type="string">
            <text:p>테스트 데이터 정확도: 52.096985 손실 함수(loss): 50361.555 tloss: 254.85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57 트레이닝 데이터 정확도: nan 손실 함수(loss): 45576.582 tloss: 230.99019 trate 0</text:p>
          </table:table-cell>
        </table:table-row>
        <table:table-row table:style-name="ro1">
          <table:table-cell office:value-type="string" calcext:value-type="string">
            <text:p>테스트 데이터 정확도: 52.038628 손실 함수(loss): 48930.246 tloss: 249.2667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58 트레이닝 데이터 정확도: nan 손실 함수(loss): 45986.36 tloss: 231.5962 trate 0</text:p>
          </table:table-cell>
        </table:table-row>
        <table:table-row table:style-name="ro1">
          <table:table-cell office:value-type="string" calcext:value-type="string">
            <text:p>테스트 데이터 정확도: 51.912525 손실 함수(loss): 49945.348 tloss: 252.070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59 트레이닝 데이터 정확도: nan 손실 함수(loss): 45793.2 tloss: 231.50183 trate 0</text:p>
          </table:table-cell>
        </table:table-row>
        <table:table-row table:style-name="ro1">
          <table:table-cell office:value-type="string" calcext:value-type="string">
            <text:p>테스트 데이터 정확도: 52.48986 손실 함수(loss): 48945.66 tloss: 251.542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60 트레이닝 데이터 정확도: nan 손실 함수(loss): 45471.586 tloss: 231.01707 trate 0</text:p>
          </table:table-cell>
        </table:table-row>
        <table:table-row table:style-name="ro1">
          <table:table-cell office:value-type="string" calcext:value-type="string">
            <text:p>테스트 데이터 정확도: 52.4011 손실 함수(loss): 48800.008 tloss: 250.58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61 트레이닝 데이터 정확도: nan 손실 함수(loss): 45503.332 tloss: 229.62123 trate 0</text:p>
          </table:table-cell>
        </table:table-row>
        <table:table-row table:style-name="ro1">
          <table:table-cell office:value-type="string" calcext:value-type="string">
            <text:p>테스트 데이터 정확도: 51.79623 손실 함수(loss): 49282.312 tloss: 252.8158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62 트레이닝 데이터 정확도: nan 손실 함수(loss): 45651.12 tloss: 230.76031 trate 0</text:p>
          </table:table-cell>
        </table:table-row>
        <table:table-row table:style-name="ro1">
          <table:table-cell office:value-type="string" calcext:value-type="string">
            <text:p>테스트 데이터 정확도: 51.720478 손실 함수(loss): 49461.816 tloss: 252.11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63 트레이닝 데이터 정확도: nan 손실 함수(loss): 45590.49 tloss: 230.39117 trate 0</text:p>
          </table:table-cell>
        </table:table-row>
        <table:table-row table:style-name="ro1">
          <table:table-cell office:value-type="string" calcext:value-type="string">
            <text:p>테스트 데이터 정확도: 52.270905 손실 함수(loss): 49755.805 tloss: 252.812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64 트레이닝 데이터 정확도: nan 손실 함수(loss): 45578.99 tloss: 230.58942 trate 0</text:p>
          </table:table-cell>
        </table:table-row>
        <table:table-row table:style-name="ro1">
          <table:table-cell office:value-type="string" calcext:value-type="string">
            <text:p>테스트 데이터 정확도: 51.337288 손실 함수(loss): 49665.523 tloss: 251.888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65 트레이닝 데이터 정확도: nan 손실 함수(loss): 45700.926 tloss: 230.35881 trate 0</text:p>
          </table:table-cell>
        </table:table-row>
        <table:table-row table:style-name="ro1">
          <table:table-cell office:value-type="string" calcext:value-type="string">
            <text:p>테스트 데이터 정확도: 51.848274 손실 함수(loss): 49070.68 tloss: 248.94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66 트레이닝 데이터 정확도: nan 손실 함수(loss): 45500.188 tloss: 231.12238 trate 0</text:p>
          </table:table-cell>
        </table:table-row>
        <table:table-row table:style-name="ro1">
          <table:table-cell office:value-type="string" calcext:value-type="string">
            <text:p>테스트 데이터 정확도: 51.900063 손실 함수(loss): 49699.246 tloss: 252.468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67 트레이닝 데이터 정확도: nan 손실 함수(loss): 45673.113 tloss: 231.26141 trate 0</text:p>
          </table:table-cell>
        </table:table-row>
        <table:table-row table:style-name="ro1">
          <table:table-cell office:value-type="string" calcext:value-type="string">
            <text:p>테스트 데이터 정확도: 51.5571 손실 함수(loss): 49191.26 tloss: 251.617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68 트레이닝 데이터 정확도: nan 손실 함수(loss): 45853.55 tloss: 231.5413 trate 0</text:p>
          </table:table-cell>
        </table:table-row>
        <table:table-row table:style-name="ro1">
          <table:table-cell office:value-type="string" calcext:value-type="string">
            <text:p>테스트 데이터 정확도: 52.300407 손실 함수(loss): 50019.65 tloss: 254.070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69 트레이닝 데이터 정확도: nan 손실 함수(loss): 45796.336 tloss: 231.88046 trate 0</text:p>
          </table:table-cell>
        </table:table-row>
        <table:table-row table:style-name="ro1">
          <table:table-cell office:value-type="string" calcext:value-type="string">
            <text:p>테스트 데이터 정확도: 51.449986 손실 함수(loss): 49663.367 tloss: 251.597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70 트레이닝 데이터 정확도: nan 손실 함수(loss): 45606.523 tloss: 231.44418 trate 0</text:p>
          </table:table-cell>
        </table:table-row>
        <table:table-row table:style-name="ro1">
          <table:table-cell office:value-type="string" calcext:value-type="string">
            <text:p>테스트 데이터 정확도: 51.72874 손실 함수(loss): 48916.49 tloss: 249.82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71 트레이닝 데이터 정확도: nan 손실 함수(loss): 45556.1 tloss: 230.75739 trate 0</text:p>
          </table:table-cell>
        </table:table-row>
        <table:table-row table:style-name="ro1">
          <table:table-cell office:value-type="string" calcext:value-type="string">
            <text:p>테스트 데이터 정확도: 51.87683 손실 함수(loss): 49560.055 tloss: 253.265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72 트레이닝 데이터 정확도: nan 손실 함수(loss): 45866.934 tloss: 231.41805 trate 0</text:p>
          </table:table-cell>
        </table:table-row>
        <table:table-row table:style-name="ro1">
          <table:table-cell office:value-type="string" calcext:value-type="string">
            <text:p>테스트 데이터 정확도: 52.069725 손실 함수(loss): 49279.348 tloss: 251.204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73 트레이닝 데이터 정확도: nan 손실 함수(loss): 45685.316 tloss: 231.0654 trate 0</text:p>
          </table:table-cell>
        </table:table-row>
        <table:table-row table:style-name="ro1">
          <table:table-cell office:value-type="string" calcext:value-type="string">
            <text:p>테스트 데이터 정확도: 52.10954 손실 함수(loss): 48422.195 tloss: 248.512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74 트레이닝 데이터 정확도: nan 손실 함수(loss): 45753.312 tloss: 231.1699 trate 0</text:p>
          </table:table-cell>
        </table:table-row>
        <table:table-row table:style-name="ro1">
          <table:table-cell office:value-type="string" calcext:value-type="string">
            <text:p>테스트 데이터 정확도: 51.89458 손실 함수(loss): 49084.438 tloss: 251.340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75 트레이닝 데이터 정확도: nan 손실 함수(loss): 45455.25 tloss: 230.68904 trate 0</text:p>
          </table:table-cell>
        </table:table-row>
        <table:table-row table:style-name="ro1">
          <table:table-cell office:value-type="string" calcext:value-type="string">
            <text:p>테스트 데이터 정확도: 52.388622 손실 함수(loss): 48992.324 tloss: 251.008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76 트레이닝 데이터 정확도: nan 손실 함수(loss): 45742.242 tloss: 231.16225 trate 0</text:p>
          </table:table-cell>
        </table:table-row>
        <table:table-row table:style-name="ro1">
          <table:table-cell office:value-type="string" calcext:value-type="string">
            <text:p>테스트 데이터 정확도: 52.135746 손실 함수(loss): 49756.594 tloss: 252.642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77 트레이닝 데이터 정확도: nan 손실 함수(loss): 45488.26 tloss: 230.03494 trate 0</text:p>
          </table:table-cell>
        </table:table-row>
        <table:table-row table:style-name="ro1">
          <table:table-cell office:value-type="string" calcext:value-type="string">
            <text:p>테스트 데이터 정확도: 51.501442 손실 함수(loss): 49057.156 tloss: 251.271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78 트레이닝 데이터 정확도: nan 손실 함수(loss): 45682.344 tloss: 231.07552 trate 0</text:p>
          </table:table-cell>
        </table:table-row>
        <table:table-row table:style-name="ro1">
          <table:table-cell office:value-type="string" calcext:value-type="string">
            <text:p>테스트 데이터 정확도: 51.84475 손실 함수(loss): 50185.9 tloss: 250.412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79 트레이닝 데이터 정확도: nan 손실 함수(loss): 45907.16 tloss: 230.82486 trate 0</text:p>
          </table:table-cell>
        </table:table-row>
        <table:table-row table:style-name="ro1">
          <table:table-cell office:value-type="string" calcext:value-type="string">
            <text:p>테스트 데이터 정확도: 51.385303 손실 함수(loss): 48924.188 tloss: 250.247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80 트레이닝 데이터 정확도: nan 손실 함수(loss): 45813.35 tloss: 231.41812 trate 0</text:p>
          </table:table-cell>
        </table:table-row>
        <table:table-row table:style-name="ro1">
          <table:table-cell office:value-type="string" calcext:value-type="string">
            <text:p>테스트 데이터 정확도: 52.264355 손실 함수(loss): 50018.242 tloss: 252.260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81 트레이닝 데이터 정확도: nan 손실 함수(loss): 46095.953 tloss: 232.59148 trate 0</text:p>
          </table:table-cell>
        </table:table-row>
        <table:table-row table:style-name="ro1">
          <table:table-cell office:value-type="string" calcext:value-type="string">
            <text:p>테스트 데이터 정확도: 51.544365 손실 함수(loss): 49603.258 tloss: 252.82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82 트레이닝 데이터 정확도: nan 손실 함수(loss): 45728.727 tloss: 231.01935 trate 0</text:p>
          </table:table-cell>
        </table:table-row>
        <table:table-row table:style-name="ro1">
          <table:table-cell office:value-type="string" calcext:value-type="string">
            <text:p>테스트 데이터 정확도: 51.769623 손실 함수(loss): 49449.477 tloss: 250.689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83 트레이닝 데이터 정확도: nan 손실 함수(loss): 45971.297 tloss: 231.32063 trate 0</text:p>
          </table:table-cell>
        </table:table-row>
        <table:table-row table:style-name="ro1">
          <table:table-cell office:value-type="string" calcext:value-type="string">
            <text:p>테스트 데이터 정확도: 51.869576 손실 함수(loss): 50013.6 tloss: 251.77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84 트레이닝 데이터 정확도: nan 손실 함수(loss): 45392.52 tloss: 230.42911 trate 0</text:p>
          </table:table-cell>
        </table:table-row>
        <table:table-row table:style-name="ro1">
          <table:table-cell office:value-type="string" calcext:value-type="string">
            <text:p>테스트 데이터 정확도: 51.502773 손실 함수(loss): 49573.875 tloss: 250.7806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85 트레이닝 데이터 정확도: nan 손실 함수(loss): 45421.906 tloss: 229.64941 trate 0</text:p>
          </table:table-cell>
        </table:table-row>
        <table:table-row table:style-name="ro1">
          <table:table-cell office:value-type="string" calcext:value-type="string">
            <text:p>테스트 데이터 정확도: 52.52253 손실 함수(loss): 49296.508 tloss: 250.763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86 트레이닝 데이터 정확도: nan 손실 함수(loss): 45670.895 tloss: 230.89037 trate 0</text:p>
          </table:table-cell>
        </table:table-row>
        <table:table-row table:style-name="ro1">
          <table:table-cell office:value-type="string" calcext:value-type="string">
            <text:p>테스트 데이터 정확도: 51.79849 손실 함수(loss): 49460.387 tloss: 251.377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87 트레이닝 데이터 정확도: nan 손실 함수(loss): 45548.113 tloss: 230.05804 trate 0</text:p>
          </table:table-cell>
        </table:table-row>
        <table:table-row table:style-name="ro1">
          <table:table-cell office:value-type="string" calcext:value-type="string">
            <text:p>테스트 데이터 정확도: 51.709538 손실 함수(loss): 49400.85 tloss: 251.126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88 트레이닝 데이터 정확도: nan 손실 함수(loss): 45213.523 tloss: 229.84697 trate 0</text:p>
          </table:table-cell>
        </table:table-row>
        <table:table-row table:style-name="ro1">
          <table:table-cell office:value-type="string" calcext:value-type="string">
            <text:p>테스트 데이터 정확도: 52.128773 손실 함수(loss): 49099.848 tloss: 251.158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89 트레이닝 데이터 정확도: nan 손실 함수(loss): 45507.86 tloss: 229.95248 trate 0</text:p>
          </table:table-cell>
        </table:table-row>
        <table:table-row table:style-name="ro1">
          <table:table-cell office:value-type="string" calcext:value-type="string">
            <text:p>테스트 데이터 정확도: 51.83393 손실 함수(loss): 48924.645 tloss: 248.949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90 트레이닝 데이터 정확도: nan 손실 함수(loss): 45775.41 tloss: 231.75723 trate 0</text:p>
          </table:table-cell>
        </table:table-row>
        <table:table-row table:style-name="ro1">
          <table:table-cell office:value-type="string" calcext:value-type="string">
            <text:p>테스트 데이터 정확도: 52.012066 손실 함수(loss): 49607.113 tloss: 250.852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91 트레이닝 데이터 정확도: nan 손실 함수(loss): 45334.277 tloss: 229.16048 trate 0</text:p>
          </table:table-cell>
        </table:table-row>
        <table:table-row table:style-name="ro1">
          <table:table-cell office:value-type="string" calcext:value-type="string">
            <text:p>테스트 데이터 정확도: 51.365532 손실 함수(loss): 49563.414 tloss: 252.503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92 트레이닝 데이터 정확도: nan 손실 함수(loss): 45535.336 tloss: 230.69394 trate 0</text:p>
          </table:table-cell>
        </table:table-row>
        <table:table-row table:style-name="ro1">
          <table:table-cell office:value-type="string" calcext:value-type="string">
            <text:p>테스트 데이터 정확도: 51.80902 손실 함수(loss): 49733.082 tloss: 254.2325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93 트레이닝 데이터 정확도: nan 손실 함수(loss): 45698.168 tloss: 231.33286 trate 0</text:p>
          </table:table-cell>
        </table:table-row>
        <table:table-row table:style-name="ro1">
          <table:table-cell office:value-type="string" calcext:value-type="string">
            <text:p>테스트 데이터 정확도: 52.151775 손실 함수(loss): 49877.75 tloss: 251.208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94 트레이닝 데이터 정확도: nan 손실 함수(loss): 45495.332 tloss: 230.40414 trate 0</text:p>
          </table:table-cell>
        </table:table-row>
        <table:table-row table:style-name="ro1">
          <table:table-cell office:value-type="string" calcext:value-type="string">
            <text:p>테스트 데이터 정확도: 51.936836 손실 함수(loss): 50847.875 tloss: 254.690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95 트레이닝 데이터 정확도: nan 손실 함수(loss): 45680.86 tloss: 230.66367 trate 0</text:p>
          </table:table-cell>
        </table:table-row>
        <table:table-row table:style-name="ro1">
          <table:table-cell office:value-type="string" calcext:value-type="string">
            <text:p>테스트 데이터 정확도: 51.33883 손실 함수(loss): 49485.81 tloss: 252.615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96 트레이닝 데이터 정확도: nan 손실 함수(loss): 45580.76 tloss: 230.8244 trate 0</text:p>
          </table:table-cell>
        </table:table-row>
        <table:table-row table:style-name="ro1">
          <table:table-cell office:value-type="string" calcext:value-type="string">
            <text:p>테스트 데이터 정확도: 51.60291 손실 함수(loss): 49748.51 tloss: 253.134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97 트레이닝 데이터 정확도: nan 손실 함수(loss): 45701.645 tloss: 230.14081 trate 0</text:p>
          </table:table-cell>
        </table:table-row>
        <table:table-row table:style-name="ro1">
          <table:table-cell office:value-type="string" calcext:value-type="string">
            <text:p>테스트 데이터 정확도: 52.134956 손실 함수(loss): 49630.598 tloss: 253.6343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98 트레이닝 데이터 정확도: nan 손실 함수(loss): 45815.523 tloss: 230.97182 trate 0</text:p>
          </table:table-cell>
        </table:table-row>
        <table:table-row table:style-name="ro1">
          <table:table-cell office:value-type="string" calcext:value-type="string">
            <text:p>테스트 데이터 정확도: 51.99154 손실 함수(loss): 49460.992 tloss: 251.456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699 트레이닝 데이터 정확도: nan 손실 함수(loss): 45594.996 tloss: 230.90547 trate 0</text:p>
          </table:table-cell>
        </table:table-row>
        <table:table-row table:style-name="ro1">
          <table:table-cell office:value-type="string" calcext:value-type="string">
            <text:p>테스트 데이터 정확도: 52.040733 손실 함수(loss): 49702.1 tloss: 252.079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00 트레이닝 데이터 정확도: nan 손실 함수(loss): 45279.355 tloss: 230.50183 trate 0</text:p>
          </table:table-cell>
        </table:table-row>
        <table:table-row table:style-name="ro1">
          <table:table-cell office:value-type="string" calcext:value-type="string">
            <text:p>테스트 데이터 정확도: 52.14002 손실 함수(loss): 49006.355 tloss: 250.111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01 트레이닝 데이터 정확도: nan 손실 함수(loss): 45500.965 tloss: 229.94933 trate 0</text:p>
          </table:table-cell>
        </table:table-row>
        <table:table-row table:style-name="ro1">
          <table:table-cell office:value-type="string" calcext:value-type="string">
            <text:p>테스트 데이터 정확도: 52.088585 손실 함수(loss): 49243.914 tloss: 250.057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02 트레이닝 데이터 정확도: nan 손실 함수(loss): 45784.9 tloss: 231.40123 trate 0</text:p>
          </table:table-cell>
        </table:table-row>
        <table:table-row table:style-name="ro1">
          <table:table-cell office:value-type="string" calcext:value-type="string">
            <text:p>테스트 데이터 정확도: 51.66396 손실 함수(loss): 48686.945 tloss: 248.612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03 트레이닝 데이터 정확도: nan 손실 함수(loss): 45374.47 tloss: 230.15247 trate 0</text:p>
          </table:table-cell>
        </table:table-row>
        <table:table-row table:style-name="ro1">
          <table:table-cell office:value-type="string" calcext:value-type="string">
            <text:p>테스트 데이터 정확도: 51.77006 손실 함수(loss): 49693.688 tloss: 252.228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04 트레이닝 데이터 정확도: nan 손실 함수(loss): 45778.76 tloss: 230.41643 trate 0</text:p>
          </table:table-cell>
        </table:table-row>
        <table:table-row table:style-name="ro1">
          <table:table-cell office:value-type="string" calcext:value-type="string">
            <text:p>테스트 데이터 정확도: 51.15092 손실 함수(loss): 49263.137 tloss: 251.65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05 트레이닝 데이터 정확도: nan 손실 함수(loss): 45426.4 tloss: 229.7202 trate 0</text:p>
          </table:table-cell>
        </table:table-row>
        <table:table-row table:style-name="ro1">
          <table:table-cell office:value-type="string" calcext:value-type="string">
            <text:p>테스트 데이터 정확도: 51.81036 손실 함수(loss): 49819.113 tloss: 252.4905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06 트레이닝 데이터 정확도: nan 손실 함수(loss): 45700.316 tloss: 230.60542 trate 0</text:p>
          </table:table-cell>
        </table:table-row>
        <table:table-row table:style-name="ro1">
          <table:table-cell office:value-type="string" calcext:value-type="string">
            <text:p>테스트 데이터 정확도: 51.892693 손실 함수(loss): 49184.074 tloss: 249.412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07 트레이닝 데이터 정확도: nan 손실 함수(loss): 45640.684 tloss: 229.77007 trate 0</text:p>
          </table:table-cell>
        </table:table-row>
        <table:table-row table:style-name="ro1">
          <table:table-cell office:value-type="string" calcext:value-type="string">
            <text:p>테스트 데이터 정확도: 52.020687 손실 함수(loss): 49203.523 tloss: 249.979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08 트레이닝 데이터 정확도: nan 손실 함수(loss): 45556.355 tloss: 230.38383 trate 0</text:p>
          </table:table-cell>
        </table:table-row>
        <table:table-row table:style-name="ro1">
          <table:table-cell office:value-type="string" calcext:value-type="string">
            <text:p>테스트 데이터 정확도: 52.37623 손실 함수(loss): 49684.293 tloss: 251.451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09 트레이닝 데이터 정확도: nan 손실 함수(loss): 45332.188 tloss: 230.0312 trate 0</text:p>
          </table:table-cell>
        </table:table-row>
        <table:table-row table:style-name="ro1">
          <table:table-cell office:value-type="string" calcext:value-type="string">
            <text:p>테스트 데이터 정확도: 51.74185 손실 함수(loss): 49686.29 tloss: 253.01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10 트레이닝 데이터 정확도: nan 손실 함수(loss): 45743.67 tloss: 231.47752 trate 0</text:p>
          </table:table-cell>
        </table:table-row>
        <table:table-row table:style-name="ro1">
          <table:table-cell office:value-type="string" calcext:value-type="string">
            <text:p>테스트 데이터 정확도: 52.09204 손실 함수(loss): 48582.004 tloss: 249.011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11 트레이닝 데이터 정확도: nan 손실 함수(loss): 45158.22 tloss: 230.07494 trate 0</text:p>
          </table:table-cell>
        </table:table-row>
        <table:table-row table:style-name="ro1">
          <table:table-cell office:value-type="string" calcext:value-type="string">
            <text:p>테스트 데이터 정확도: 52.021755 손실 함수(loss): 49898.438 tloss: 252.129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12 트레이닝 데이터 정확도: nan 손실 함수(loss): 45529.273 tloss: 230.30032 trate 0</text:p>
          </table:table-cell>
        </table:table-row>
        <table:table-row table:style-name="ro1">
          <table:table-cell office:value-type="string" calcext:value-type="string">
            <text:p>테스트 데이터 정확도: 51.883556 손실 함수(loss): 49406.164 tloss: 250.07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13 트레이닝 데이터 정확도: nan 손실 함수(loss): 45566.223 tloss: 230.63603 trate 0</text:p>
          </table:table-cell>
        </table:table-row>
        <table:table-row table:style-name="ro1">
          <table:table-cell office:value-type="string" calcext:value-type="string">
            <text:p>테스트 데이터 정확도: 52.2771 손실 함수(loss): 49033.055 tloss: 247.208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14 트레이닝 데이터 정확도: nan 손실 함수(loss): 45761.336 tloss: 230.25703 trate 0</text:p>
          </table:table-cell>
        </table:table-row>
        <table:table-row table:style-name="ro1">
          <table:table-cell office:value-type="string" calcext:value-type="string">
            <text:p>테스트 데이터 정확도: 51.523987 손실 함수(loss): 48883.387 tloss: 250.20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15 트레이닝 데이터 정확도: nan 손실 함수(loss): 45371.035 tloss: 230.03194 trate 0</text:p>
          </table:table-cell>
        </table:table-row>
        <table:table-row table:style-name="ro1">
          <table:table-cell office:value-type="string" calcext:value-type="string">
            <text:p>테스트 데이터 정확도: 52.316807 손실 함수(loss): 49675.707 tloss: 251.534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16 트레이닝 데이터 정확도: nan 손실 함수(loss): 45595.9 tloss: 230.47382 trate 0</text:p>
          </table:table-cell>
        </table:table-row>
        <table:table-row table:style-name="ro1">
          <table:table-cell office:value-type="string" calcext:value-type="string">
            <text:p>테스트 데이터 정확도: 52.34641 손실 함수(loss): 49813.4 tloss: 251.5732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17 트레이닝 데이터 정확도: nan 손실 함수(loss): 45182.49 tloss: 229.06653 trate 0</text:p>
          </table:table-cell>
        </table:table-row>
        <table:table-row table:style-name="ro1">
          <table:table-cell office:value-type="string" calcext:value-type="string">
            <text:p>테스트 데이터 정확도: 52.23639 손실 함수(loss): 48622.363 tloss: 248.44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18 트레이닝 데이터 정확도: nan 손실 함수(loss): 45404.492 tloss: 230.15742 trate 0</text:p>
          </table:table-cell>
        </table:table-row>
        <table:table-row table:style-name="ro1">
          <table:table-cell office:value-type="string" calcext:value-type="string">
            <text:p>테스트 데이터 정확도: 51.8533 손실 함수(loss): 49798.574 tloss: 252.202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19 트레이닝 데이터 정확도: nan 손실 함수(loss): 45663.65 tloss: 230.4521 trate 0</text:p>
          </table:table-cell>
        </table:table-row>
        <table:table-row table:style-name="ro1">
          <table:table-cell office:value-type="string" calcext:value-type="string">
            <text:p>테스트 데이터 정확도: 51.053524 손실 함수(loss): 50205.19 tloss: 253.406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20 트레이닝 데이터 정확도: nan 손실 함수(loss): 45743.14 tloss: 231.5872 trate 0</text:p>
          </table:table-cell>
        </table:table-row>
        <table:table-row table:style-name="ro1">
          <table:table-cell office:value-type="string" calcext:value-type="string">
            <text:p>테스트 데이터 정확도: 51.686195 손실 함수(loss): 49928.6 tloss: 251.624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21 트레이닝 데이터 정확도: nan 손실 함수(loss): 45582.04 tloss: 230.19551 trate 0</text:p>
          </table:table-cell>
        </table:table-row>
        <table:table-row table:style-name="ro1">
          <table:table-cell office:value-type="string" calcext:value-type="string">
            <text:p>테스트 데이터 정확도: 51.720303 손실 함수(loss): 49991.895 tloss: 251.859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22 트레이닝 데이터 정확도: nan 손실 함수(loss): 45614.887 tloss: 230.35493 trate 0</text:p>
          </table:table-cell>
        </table:table-row>
        <table:table-row table:style-name="ro1">
          <table:table-cell office:value-type="string" calcext:value-type="string">
            <text:p>테스트 데이터 정확도: 52.106052 손실 함수(loss): 48915.043 tloss: 251.055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23 트레이닝 데이터 정확도: nan 손실 함수(loss): 45518.33 tloss: 230.2772 trate 0</text:p>
          </table:table-cell>
        </table:table-row>
        <table:table-row table:style-name="ro1">
          <table:table-cell office:value-type="string" calcext:value-type="string">
            <text:p>테스트 데이터 정확도: 51.957943 손실 함수(loss): 49319.617 tloss: 250.406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24 트레이닝 데이터 정확도: nan 손실 함수(loss): 45785.363 tloss: 231.41624 trate 0</text:p>
          </table:table-cell>
        </table:table-row>
        <table:table-row table:style-name="ro1">
          <table:table-cell office:value-type="string" calcext:value-type="string">
            <text:p>테스트 데이터 정확도: 51.70533 손실 함수(loss): 50541.71 tloss: 254.58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25 트레이닝 데이터 정확도: nan 손실 함수(loss): 45308.586 tloss: 229.38521 trate 0</text:p>
          </table:table-cell>
        </table:table-row>
        <table:table-row table:style-name="ro1">
          <table:table-cell office:value-type="string" calcext:value-type="string">
            <text:p>테스트 데이터 정확도: 52.11967 손실 함수(loss): 50359.13 tloss: 253.777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26 트레이닝 데이터 정확도: nan 손실 함수(loss): 45609.02 tloss: 230.88101 trate 0</text:p>
          </table:table-cell>
        </table:table-row>
        <table:table-row table:style-name="ro1">
          <table:table-cell office:value-type="string" calcext:value-type="string">
            <text:p>테스트 데이터 정확도: 52.08144 손실 함수(loss): 50319.21 tloss: 253.272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27 트레이닝 데이터 정확도: nan 손실 함수(loss): 45807.684 tloss: 230.89325 trate 0</text:p>
          </table:table-cell>
        </table:table-row>
        <table:table-row table:style-name="ro1">
          <table:table-cell office:value-type="string" calcext:value-type="string">
            <text:p>테스트 데이터 정확도: 51.832466 손실 함수(loss): 48799.914 tloss: 249.580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28 트레이닝 데이터 정확도: nan 손실 함수(loss): 45353.83 tloss: 229.93034 trate 0</text:p>
          </table:table-cell>
        </table:table-row>
        <table:table-row table:style-name="ro1">
          <table:table-cell office:value-type="string" calcext:value-type="string">
            <text:p>테스트 데이터 정확도: 52.0163 손실 함수(loss): 48482.82 tloss: 248.101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29 트레이닝 데이터 정확도: nan 손실 함수(loss): 45350.816 tloss: 230.49557 trate 0</text:p>
          </table:table-cell>
        </table:table-row>
        <table:table-row table:style-name="ro1">
          <table:table-cell office:value-type="string" calcext:value-type="string">
            <text:p>테스트 데이터 정확도: 52.430622 손실 함수(loss): 49671.07 tloss: 255.202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30 트레이닝 데이터 정확도: nan 손실 함수(loss): 45522.27 tloss: 229.81032 trate 0</text:p>
          </table:table-cell>
        </table:table-row>
        <table:table-row table:style-name="ro1">
          <table:table-cell office:value-type="string" calcext:value-type="string">
            <text:p>테스트 데이터 정확도: 51.30987 손실 함수(loss): 49282.105 tloss: 251.742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31 트레이닝 데이터 정확도: nan 손실 함수(loss): 45544.895 tloss: 230.9082 trate 0</text:p>
          </table:table-cell>
        </table:table-row>
        <table:table-row table:style-name="ro1">
          <table:table-cell office:value-type="string" calcext:value-type="string">
            <text:p>테스트 데이터 정확도: 51.522125 손실 함수(loss): 49571.62 tloss: 251.236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32 트레이닝 데이터 정확도: nan 손실 함수(loss): 45531.16 tloss: 229.85385 trate 0</text:p>
          </table:table-cell>
        </table:table-row>
        <table:table-row table:style-name="ro1">
          <table:table-cell office:value-type="string" calcext:value-type="string">
            <text:p>테스트 데이터 정확도: 52.025364 손실 함수(loss): 49479.793 tloss: 251.416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33 트레이닝 데이터 정확도: nan 손실 함수(loss): 45436.258 tloss: 231.0563 trate 0</text:p>
          </table:table-cell>
        </table:table-row>
        <table:table-row table:style-name="ro1">
          <table:table-cell office:value-type="string" calcext:value-type="string">
            <text:p>테스트 데이터 정확도: 51.430965 손실 함수(loss): 49898.027 tloss: 252.430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34 트레이닝 데이터 정확도: nan 손실 함수(loss): 45662.062 tloss: 230.29181 trate 0</text:p>
          </table:table-cell>
        </table:table-row>
        <table:table-row table:style-name="ro1">
          <table:table-cell office:value-type="string" calcext:value-type="string">
            <text:p>테스트 데이터 정확도: 51.39365 손실 함수(loss): 48982.312 tloss: 248.444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35 트레이닝 데이터 정확도: nan 손실 함수(loss): 45637.492 tloss: 230.33043 trate 0</text:p>
          </table:table-cell>
        </table:table-row>
        <table:table-row table:style-name="ro1">
          <table:table-cell office:value-type="string" calcext:value-type="string">
            <text:p>테스트 데이터 정확도: 52.06632 손실 함수(loss): 50173.094 tloss: 255.016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36 트레이닝 데이터 정확도: nan 손실 함수(loss): 45519.496 tloss: 229.53311 trate 0</text:p>
          </table:table-cell>
        </table:table-row>
        <table:table-row table:style-name="ro1">
          <table:table-cell office:value-type="string" calcext:value-type="string">
            <text:p>테스트 데이터 정확도: 51.954136 손실 함수(loss): 49420.562 tloss: 252.62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37 트레이닝 데이터 정확도: nan 손실 함수(loss): 45478.164 tloss: 230.77557 trate 0</text:p>
          </table:table-cell>
        </table:table-row>
        <table:table-row table:style-name="ro1">
          <table:table-cell office:value-type="string" calcext:value-type="string">
            <text:p>테스트 데이터 정확도: 51.578968 손실 함수(loss): 50337.1 tloss: 255.30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38 트레이닝 데이터 정확도: nan 손실 함수(loss): 45363.34 tloss: 229.88376 trate 0</text:p>
          </table:table-cell>
        </table:table-row>
        <table:table-row table:style-name="ro1">
          <table:table-cell office:value-type="string" calcext:value-type="string">
            <text:p>테스트 데이터 정확도: 52.078953 손실 함수(loss): 50026.426 tloss: 250.532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39 트레이닝 데이터 정확도: nan 손실 함수(loss): 45171.42 tloss: 229.6297 trate 0</text:p>
          </table:table-cell>
        </table:table-row>
        <table:table-row table:style-name="ro1">
          <table:table-cell office:value-type="string" calcext:value-type="string">
            <text:p>테스트 데이터 정확도: 52.142406 손실 함수(loss): 49920.664 tloss: 253.173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40 트레이닝 데이터 정확도: nan 손실 함수(loss): 45320.9 tloss: 230.33011 trate 0</text:p>
          </table:table-cell>
        </table:table-row>
        <table:table-row table:style-name="ro1">
          <table:table-cell office:value-type="string" calcext:value-type="string">
            <text:p>테스트 데이터 정확도: 52.467175 손실 함수(loss): 49827.543 tloss: 250.76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41 트레이닝 데이터 정확도: nan 손실 함수(loss): 45304.52 tloss: 229.90268 trate 0</text:p>
          </table:table-cell>
        </table:table-row>
        <table:table-row table:style-name="ro1">
          <table:table-cell office:value-type="string" calcext:value-type="string">
            <text:p>테스트 데이터 정확도: 51.82748 손실 함수(loss): 48992.336 tloss: 250.929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42 트레이닝 데이터 정확도: nan 손실 함수(loss): 45244.777 tloss: 229.13266 trate 0</text:p>
          </table:table-cell>
        </table:table-row>
        <table:table-row table:style-name="ro1">
          <table:table-cell office:value-type="string" calcext:value-type="string">
            <text:p>테스트 데이터 정확도: 51.683025 손실 함수(loss): 49426.816 tloss: 249.634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43 트레이닝 데이터 정확도: nan 손실 함수(loss): 45325.39 tloss: 230.18652 trate 0</text:p>
          </table:table-cell>
        </table:table-row>
        <table:table-row table:style-name="ro1">
          <table:table-cell office:value-type="string" calcext:value-type="string">
            <text:p>테스트 데이터 정확도: 51.759254 손실 함수(loss): 49756.59 tloss: 250.7439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44 트레이닝 데이터 정확도: nan 손실 함수(loss): 45187.883 tloss: 230.22275 trate 0</text:p>
          </table:table-cell>
        </table:table-row>
        <table:table-row table:style-name="ro1">
          <table:table-cell office:value-type="string" calcext:value-type="string">
            <text:p>테스트 데이터 정확도: 52.304802 손실 함수(loss): 49561.586 tloss: 251.46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45 트레이닝 데이터 정확도: nan 손실 함수(loss): 45420.47 tloss: 230.05804 trate 0</text:p>
          </table:table-cell>
        </table:table-row>
        <table:table-row table:style-name="ro1">
          <table:table-cell office:value-type="string" calcext:value-type="string">
            <text:p>테스트 데이터 정확도: 51.76666 손실 함수(loss): 49731.27 tloss: 253.887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46 트레이닝 데이터 정확도: nan 손실 함수(loss): 45924.023 tloss: 231.3031 trate 0</text:p>
          </table:table-cell>
        </table:table-row>
        <table:table-row table:style-name="ro1">
          <table:table-cell office:value-type="string" calcext:value-type="string">
            <text:p>테스트 데이터 정확도: 52.543888 손실 함수(loss): 49742.13 tloss: 252.769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47 트레이닝 데이터 정확도: nan 손실 함수(loss): 45058.164 tloss: 228.41469 trate 0</text:p>
          </table:table-cell>
        </table:table-row>
        <table:table-row table:style-name="ro1">
          <table:table-cell office:value-type="string" calcext:value-type="string">
            <text:p>테스트 데이터 정확도: 51.28885 손실 함수(loss): 48458.43 tloss: 248.424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48 트레이닝 데이터 정확도: nan 손실 함수(loss): 45471.145 tloss: 229.73453 trate 0</text:p>
          </table:table-cell>
        </table:table-row>
        <table:table-row table:style-name="ro1">
          <table:table-cell office:value-type="string" calcext:value-type="string">
            <text:p>테스트 데이터 정확도: 51.44982 손실 함수(loss): 48901.44 tloss: 249.35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49 트레이닝 데이터 정확도: nan 손실 함수(loss): 45419.703 tloss: 229.83301 trate 0</text:p>
          </table:table-cell>
        </table:table-row>
        <table:table-row table:style-name="ro1">
          <table:table-cell office:value-type="string" calcext:value-type="string">
            <text:p>테스트 데이터 정확도: 50.98413 손실 함수(loss): 49317.152 tloss: 253.344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50 트레이닝 데이터 정확도: nan 손실 함수(loss): 45326.668 tloss: 230.36711 trate 0</text:p>
          </table:table-cell>
        </table:table-row>
        <table:table-row table:style-name="ro1">
          <table:table-cell office:value-type="string" calcext:value-type="string">
            <text:p>테스트 데이터 정확도: 51.85018 손실 함수(loss): 50104.383 tloss: 254.644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51 트레이닝 데이터 정확도: nan 손실 함수(loss): 45473.21 tloss: 230.57211 trate 0</text:p>
          </table:table-cell>
        </table:table-row>
        <table:table-row table:style-name="ro1">
          <table:table-cell office:value-type="string" calcext:value-type="string">
            <text:p>테스트 데이터 정확도: 51.868034 손실 함수(loss): 49849.746 tloss: 251.26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52 트레이닝 데이터 정확도: nan 손실 함수(loss): 45319.082 tloss: 229.60602 trate 0</text:p>
          </table:table-cell>
        </table:table-row>
        <table:table-row table:style-name="ro1">
          <table:table-cell office:value-type="string" calcext:value-type="string">
            <text:p>테스트 데이터 정확도: 52.20443 손실 함수(loss): 50102.68 tloss: 254.18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53 트레이닝 데이터 정확도: nan 손실 함수(loss): 45282.01 tloss: 229.4466 trate 0</text:p>
          </table:table-cell>
        </table:table-row>
        <table:table-row table:style-name="ro1">
          <table:table-cell office:value-type="string" calcext:value-type="string">
            <text:p>테스트 데이터 정확도: 51.423397 손실 함수(loss): 48814.402 tloss: 250.6709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54 트레이닝 데이터 정확도: nan 손실 함수(loss): 45233.79 tloss: 228.99422 trate 0</text:p>
          </table:table-cell>
        </table:table-row>
        <table:table-row table:style-name="ro1">
          <table:table-cell office:value-type="string" calcext:value-type="string">
            <text:p>테스트 데이터 정확도: 51.85657 손실 함수(loss): 49851.1 tloss: 251.9231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55 트레이닝 데이터 정확도: nan 손실 함수(loss): 45462.88 tloss: 229.66486 trate 0</text:p>
          </table:table-cell>
        </table:table-row>
        <table:table-row table:style-name="ro1">
          <table:table-cell office:value-type="string" calcext:value-type="string">
            <text:p>테스트 데이터 정확도: 51.82864 손실 함수(loss): 49200.242 tloss: 250.971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56 트레이닝 데이터 정확도: nan 손실 함수(loss): 45250.254 tloss: 229.22012 trate 0</text:p>
          </table:table-cell>
        </table:table-row>
        <table:table-row table:style-name="ro1">
          <table:table-cell office:value-type="string" calcext:value-type="string">
            <text:p>테스트 데이터 정확도: 51.983612 손실 함수(loss): 49546.81 tloss: 254.020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57 트레이닝 데이터 정확도: nan 손실 함수(loss): 45601.17 tloss: 230.59428 trate 0</text:p>
          </table:table-cell>
        </table:table-row>
        <table:table-row table:style-name="ro1">
          <table:table-cell office:value-type="string" calcext:value-type="string">
            <text:p>테스트 데이터 정확도: 51.909855 손실 함수(loss): 49114.902 tloss: 251.4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58 트레이닝 데이터 정확도: nan 손실 함수(loss): 45295.12 tloss: 229.79044 trate 0</text:p>
          </table:table-cell>
        </table:table-row>
        <table:table-row table:style-name="ro1">
          <table:table-cell office:value-type="string" calcext:value-type="string">
            <text:p>테스트 데이터 정확도: 52.173462 손실 함수(loss): 49902.863 tloss: 253.990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59 트레이닝 데이터 정확도: nan 손실 함수(loss): 45306.227 tloss: 229.44661 trate 0</text:p>
          </table:table-cell>
        </table:table-row>
        <table:table-row table:style-name="ro1">
          <table:table-cell office:value-type="string" calcext:value-type="string">
            <text:p>테스트 데이터 정확도: 52.07626 손실 함수(loss): 49663.977 tloss: 251.452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60 트레이닝 데이터 정확도: nan 손실 함수(loss): 45361.836 tloss: 229.37106 trate 0</text:p>
          </table:table-cell>
        </table:table-row>
        <table:table-row table:style-name="ro1">
          <table:table-cell office:value-type="string" calcext:value-type="string">
            <text:p>테스트 데이터 정확도: 51.907032 손실 함수(loss): 48877.438 tloss: 251.005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61 트레이닝 데이터 정확도: nan 손실 함수(loss): 45292.55 tloss: 229.39714 trate 0</text:p>
          </table:table-cell>
        </table:table-row>
        <table:table-row table:style-name="ro1">
          <table:table-cell office:value-type="string" calcext:value-type="string">
            <text:p>테스트 데이터 정확도: 51.856194 손실 함수(loss): 49322.688 tloss: 250.249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62 트레이닝 데이터 정확도: nan 손실 함수(loss): 45620.85 tloss: 230.1752 trate 0</text:p>
          </table:table-cell>
        </table:table-row>
        <table:table-row table:style-name="ro1">
          <table:table-cell office:value-type="string" calcext:value-type="string">
            <text:p>테스트 데이터 정확도: 51.325203 손실 함수(loss): 48265.773 tloss: 248.597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63 트레이닝 데이터 정확도: nan 손실 함수(loss): 45164.05 tloss: 229.80302 trate 0</text:p>
          </table:table-cell>
        </table:table-row>
        <table:table-row table:style-name="ro1">
          <table:table-cell office:value-type="string" calcext:value-type="string">
            <text:p>테스트 데이터 정확도: 51.793587 손실 함수(loss): 49087.926 tloss: 249.636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64 트레이닝 데이터 정확도: nan 손실 함수(loss): 45426.246 tloss: 229.53674 trate 0</text:p>
          </table:table-cell>
        </table:table-row>
        <table:table-row table:style-name="ro1">
          <table:table-cell office:value-type="string" calcext:value-type="string">
            <text:p>테스트 데이터 정확도: 52.01526 손실 함수(loss): 49124.918 tloss: 249.68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65 트레이닝 데이터 정확도: nan 손실 함수(loss): 45342.387 tloss: 229.4363 trate 0</text:p>
          </table:table-cell>
        </table:table-row>
        <table:table-row table:style-name="ro1">
          <table:table-cell office:value-type="string" calcext:value-type="string">
            <text:p>테스트 데이터 정확도: 51.85007 손실 함수(loss): 49495.41 tloss: 252.3346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66 트레이닝 데이터 정확도: nan 손실 함수(loss): 45259.62 tloss: 230.40918 trate 0</text:p>
          </table:table-cell>
        </table:table-row>
        <table:table-row table:style-name="ro1">
          <table:table-cell office:value-type="string" calcext:value-type="string">
            <text:p>테스트 데이터 정확도: 52.41755 손실 함수(loss): 50052.25 tloss: 253.134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67 트레이닝 데이터 정확도: nan 손실 함수(loss): 45106.22 tloss: 229.85187 trate 0</text:p>
          </table:table-cell>
        </table:table-row>
        <table:table-row table:style-name="ro1">
          <table:table-cell office:value-type="string" calcext:value-type="string">
            <text:p>테스트 데이터 정확도: 51.86256 손실 함수(loss): 50109.684 tloss: 254.744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68 트레이닝 데이터 정확도: nan 손실 함수(loss): 45508.242 tloss: 230.13042 trate 0</text:p>
          </table:table-cell>
        </table:table-row>
        <table:table-row table:style-name="ro1">
          <table:table-cell office:value-type="string" calcext:value-type="string">
            <text:p>테스트 데이터 정확도: 51.98286 손실 함수(loss): 48929.145 tloss: 251.497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69 트레이닝 데이터 정확도: nan 손실 함수(loss): 45488.08 tloss: 230.60072 trate 0</text:p>
          </table:table-cell>
        </table:table-row>
        <table:table-row table:style-name="ro1">
          <table:table-cell office:value-type="string" calcext:value-type="string">
            <text:p>테스트 데이터 정확도: 51.697727 손실 함수(loss): 49664.418 tloss: 250.754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70 트레이닝 데이터 정확도: nan 손실 함수(loss): 45264.63 tloss: 229.54184 trate 0</text:p>
          </table:table-cell>
        </table:table-row>
        <table:table-row table:style-name="ro1">
          <table:table-cell office:value-type="string" calcext:value-type="string">
            <text:p>테스트 데이터 정확도: 51.674145 손실 함수(loss): 49206.664 tloss: 249.557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71 트레이닝 데이터 정확도: nan 손실 함수(loss): 45153.855 tloss: 229.75554 trate 0</text:p>
          </table:table-cell>
        </table:table-row>
        <table:table-row table:style-name="ro1">
          <table:table-cell office:value-type="string" calcext:value-type="string">
            <text:p>테스트 데이터 정확도: 51.559753 손실 함수(loss): 49376.53 tloss: 251.424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72 트레이닝 데이터 정확도: nan 손실 함수(loss): 45509.926 tloss: 230.1547 trate 0</text:p>
          </table:table-cell>
        </table:table-row>
        <table:table-row table:style-name="ro1">
          <table:table-cell office:value-type="string" calcext:value-type="string">
            <text:p>테스트 데이터 정확도: 51.768932 손실 함수(loss): 49367.668 tloss: 251.7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73 트레이닝 데이터 정확도: nan 손실 함수(loss): 45577.26 tloss: 230.57367 trate 0</text:p>
          </table:table-cell>
        </table:table-row>
        <table:table-row table:style-name="ro1">
          <table:table-cell office:value-type="string" calcext:value-type="string">
            <text:p>테스트 데이터 정확도: 51.85485 손실 함수(loss): 48872.273 tloss: 251.171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74 트레이닝 데이터 정확도: nan 손실 함수(loss): 45417.758 tloss: 230.33931 trate 0</text:p>
          </table:table-cell>
        </table:table-row>
        <table:table-row table:style-name="ro1">
          <table:table-cell office:value-type="string" calcext:value-type="string">
            <text:p>테스트 데이터 정확도: 51.261234 손실 함수(loss): 49109.47 tloss: 250.455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75 트레이닝 데이터 정확도: nan 손실 함수(loss): 45221.94 tloss: 229.48015 trate 0</text:p>
          </table:table-cell>
        </table:table-row>
        <table:table-row table:style-name="ro1">
          <table:table-cell office:value-type="string" calcext:value-type="string">
            <text:p>테스트 데이터 정확도: 51.80187 손실 함수(loss): 49592.902 tloss: 251.851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76 트레이닝 데이터 정확도: nan 손실 함수(loss): 45144.69 tloss: 229.54391 trate 0</text:p>
          </table:table-cell>
        </table:table-row>
        <table:table-row table:style-name="ro1">
          <table:table-cell office:value-type="string" calcext:value-type="string">
            <text:p>테스트 데이터 정확도: 51.71893 손실 함수(loss): 49299.38 tloss: 250.255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77 트레이닝 데이터 정확도: nan 손실 함수(loss): 45057.453 tloss: 229.24075 trate 0</text:p>
          </table:table-cell>
        </table:table-row>
        <table:table-row table:style-name="ro1">
          <table:table-cell office:value-type="string" calcext:value-type="string">
            <text:p>테스트 데이터 정확도: 52.012703 손실 함수(loss): 48806.242 tloss: 249.031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78 트레이닝 데이터 정확도: nan 손실 함수(loss): 45232.02 tloss: 229.83852 trate 0</text:p>
          </table:table-cell>
        </table:table-row>
        <table:table-row table:style-name="ro1">
          <table:table-cell office:value-type="string" calcext:value-type="string">
            <text:p>테스트 데이터 정확도: 51.855537 손실 함수(loss): 50215.117 tloss: 254.237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79 트레이닝 데이터 정확도: nan 손실 함수(loss): 45110.34 tloss: 229.51105 trate 0</text:p>
          </table:table-cell>
        </table:table-row>
        <table:table-row table:style-name="ro1">
          <table:table-cell office:value-type="string" calcext:value-type="string">
            <text:p>테스트 데이터 정확도: 51.268932 손실 함수(loss): 48716.492 tloss: 249.786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80 트레이닝 데이터 정확도: nan 손실 함수(loss): 45259.48 tloss: 230.1433 trate 0</text:p>
          </table:table-cell>
        </table:table-row>
        <table:table-row table:style-name="ro1">
          <table:table-cell office:value-type="string" calcext:value-type="string">
            <text:p>테스트 데이터 정확도: 52.104656 손실 함수(loss): 48910.508 tloss: 249.833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81 트레이닝 데이터 정확도: nan 손실 함수(loss): 45187.49 tloss: 228.91179 trate 0</text:p>
          </table:table-cell>
        </table:table-row>
        <table:table-row table:style-name="ro1">
          <table:table-cell office:value-type="string" calcext:value-type="string">
            <text:p>테스트 데이터 정확도: 52.096405 손실 함수(loss): 50648.355 tloss: 254.0103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82 트레이닝 데이터 정확도: nan 손실 함수(loss): 45122.27 tloss: 229.48105 trate 0</text:p>
          </table:table-cell>
        </table:table-row>
        <table:table-row table:style-name="ro1">
          <table:table-cell office:value-type="string" calcext:value-type="string">
            <text:p>테스트 데이터 정확도: 51.775043 손실 함수(loss): 48859.023 tloss: 250.903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83 트레이닝 데이터 정확도: nan 손실 함수(loss): 45345.344 tloss: 230.07072 trate 0</text:p>
          </table:table-cell>
        </table:table-row>
        <table:table-row table:style-name="ro1">
          <table:table-cell office:value-type="string" calcext:value-type="string">
            <text:p>테스트 데이터 정확도: 52.17626 손실 함수(loss): 49518.477 tloss: 250.086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84 트레이닝 데이터 정확도: nan 손실 함수(loss): 45378.754 tloss: 230.60689 trate 0</text:p>
          </table:table-cell>
        </table:table-row>
        <table:table-row table:style-name="ro1">
          <table:table-cell office:value-type="string" calcext:value-type="string">
            <text:p>테스트 데이터 정확도: 51.93497 손실 함수(loss): 48919.875 tloss: 250.01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85 트레이닝 데이터 정확도: nan 손실 함수(loss): 45327.12 tloss: 230.04892 trate 0</text:p>
          </table:table-cell>
        </table:table-row>
        <table:table-row table:style-name="ro1">
          <table:table-cell office:value-type="string" calcext:value-type="string">
            <text:p>테스트 데이터 정확도: 51.963448 손실 함수(loss): 48701.68 tloss: 247.618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86 트레이닝 데이터 정확도: nan 손실 함수(loss): 45150.523 tloss: 229.82932 trate 0</text:p>
          </table:table-cell>
        </table:table-row>
        <table:table-row table:style-name="ro1">
          <table:table-cell office:value-type="string" calcext:value-type="string">
            <text:p>테스트 데이터 정확도: 51.93224 손실 함수(loss): 49217.418 tloss: 251.964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87 트레이닝 데이터 정확도: nan 손실 함수(loss): 44997.26 tloss: 228.73718 trate 0</text:p>
          </table:table-cell>
        </table:table-row>
        <table:table-row table:style-name="ro1">
          <table:table-cell office:value-type="string" calcext:value-type="string">
            <text:p>테스트 데이터 정확도: 52.202625 손실 함수(loss): 49693.008 tloss: 251.026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88 트레이닝 데이터 정확도: nan 손실 함수(loss): 45081.703 tloss: 228.84645 trate 0</text:p>
          </table:table-cell>
        </table:table-row>
        <table:table-row table:style-name="ro1">
          <table:table-cell office:value-type="string" calcext:value-type="string">
            <text:p>테스트 데이터 정확도: 52.502613 손실 함수(loss): 48750.465 tloss: 248.570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89 트레이닝 데이터 정확도: nan 손실 함수(loss): 45507.383 tloss: 230.61812 trate 0</text:p>
          </table:table-cell>
        </table:table-row>
        <table:table-row table:style-name="ro1">
          <table:table-cell office:value-type="string" calcext:value-type="string">
            <text:p>테스트 데이터 정확도: 51.804253 손실 함수(loss): 49125.695 tloss: 250.518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90 트레이닝 데이터 정확도: nan 손실 함수(loss): 44993.73 tloss: 228.44682 trate 0</text:p>
          </table:table-cell>
        </table:table-row>
        <table:table-row table:style-name="ro1">
          <table:table-cell office:value-type="string" calcext:value-type="string">
            <text:p>테스트 데이터 정확도: 51.85386 손실 함수(loss): 49697.324 tloss: 252.122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91 트레이닝 데이터 정확도: nan 손실 함수(loss): 45368.863 tloss: 230.36197 trate 0</text:p>
          </table:table-cell>
        </table:table-row>
        <table:table-row table:style-name="ro1">
          <table:table-cell office:value-type="string" calcext:value-type="string">
            <text:p>테스트 데이터 정확도: 51.640583 손실 함수(loss): 49168.645 tloss: 248.958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92 트레이닝 데이터 정확도: nan 손실 함수(loss): 45526.824 tloss: 229.59215 trate 0</text:p>
          </table:table-cell>
        </table:table-row>
        <table:table-row table:style-name="ro1">
          <table:table-cell office:value-type="string" calcext:value-type="string">
            <text:p>테스트 데이터 정확도: 52.12902 손실 함수(loss): 49847.76 tloss: 254.148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93 트레이닝 데이터 정확도: nan 손실 함수(loss): 45513.453 tloss: 229.39256 trate 0</text:p>
          </table:table-cell>
        </table:table-row>
        <table:table-row table:style-name="ro1">
          <table:table-cell office:value-type="string" calcext:value-type="string">
            <text:p>테스트 데이터 정확도: 52.132946 손실 함수(loss): 48553.195 tloss: 247.110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94 트레이닝 데이터 정확도: nan 손실 함수(loss): 45046.05 tloss: 228.69508 trate 0</text:p>
          </table:table-cell>
        </table:table-row>
        <table:table-row table:style-name="ro1">
          <table:table-cell office:value-type="string" calcext:value-type="string">
            <text:p>테스트 데이터 정확도: 51.349285 손실 함수(loss): 48945.68 tloss: 250.040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95 트레이닝 데이터 정확도: nan 손실 함수(loss): 45467.133 tloss: 229.99341 trate 0</text:p>
          </table:table-cell>
        </table:table-row>
        <table:table-row table:style-name="ro1">
          <table:table-cell office:value-type="string" calcext:value-type="string">
            <text:p>테스트 데이터 정확도: 52.109516 손실 함수(loss): 49352.133 tloss: 251.60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96 트레이닝 데이터 정확도: nan 손실 함수(loss): 45362.06 tloss: 229.52693 trate 0</text:p>
          </table:table-cell>
        </table:table-row>
        <table:table-row table:style-name="ro1">
          <table:table-cell office:value-type="string" calcext:value-type="string">
            <text:p>테스트 데이터 정확도: 51.922638 손실 함수(loss): 49877.535 tloss: 250.908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97 트레이닝 데이터 정확도: nan 손실 함수(loss): 45085.65 tloss: 229.5268 trate 0</text:p>
          </table:table-cell>
        </table:table-row>
        <table:table-row table:style-name="ro1">
          <table:table-cell office:value-type="string" calcext:value-type="string">
            <text:p>테스트 데이터 정확도: 52.34429 손실 함수(loss): 48684.44 tloss: 248.0326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98 트레이닝 데이터 정확도: nan 손실 함수(loss): 45361.363 tloss: 229.87302 trate 0</text:p>
          </table:table-cell>
        </table:table-row>
        <table:table-row table:style-name="ro1">
          <table:table-cell office:value-type="string" calcext:value-type="string">
            <text:p>테스트 데이터 정확도: 52.03664 손실 함수(loss): 49002.316 tloss: 249.681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799 트레이닝 데이터 정확도: nan 손실 함수(loss): 45295.277 tloss: 229.56316 trate 0</text:p>
          </table:table-cell>
        </table:table-row>
        <table:table-row table:style-name="ro1">
          <table:table-cell office:value-type="string" calcext:value-type="string">
            <text:p>테스트 데이터 정확도: 51.649784 손실 함수(loss): 49229.902 tloss: 251.401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00 트레이닝 데이터 정확도: nan 손실 함수(loss): 45215.305 tloss: 229.35306 trate 0</text:p>
          </table:table-cell>
        </table:table-row>
        <table:table-row table:style-name="ro1">
          <table:table-cell office:value-type="string" calcext:value-type="string">
            <text:p>테스트 데이터 정확도: 52.14863 손실 함수(loss): 48767.742 tloss: 249.809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01 트레이닝 데이터 정확도: nan 손실 함수(loss): 45239.164 tloss: 229.35257 trate 0</text:p>
          </table:table-cell>
        </table:table-row>
        <table:table-row table:style-name="ro1">
          <table:table-cell office:value-type="string" calcext:value-type="string">
            <text:p>테스트 데이터 정확도: 52.214756 손실 함수(loss): 49132.76 tloss: 250.664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02 트레이닝 데이터 정확도: nan 손실 함수(loss): 45099.082 tloss: 229.08362 trate 0</text:p>
          </table:table-cell>
        </table:table-row>
        <table:table-row table:style-name="ro1">
          <table:table-cell office:value-type="string" calcext:value-type="string">
            <text:p>테스트 데이터 정확도: 52.056427 손실 함수(loss): 49487.137 tloss: 253.585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03 트레이닝 데이터 정확도: nan 손실 함수(loss): 45134.527 tloss: 228.73633 trate 0</text:p>
          </table:table-cell>
        </table:table-row>
        <table:table-row table:style-name="ro1">
          <table:table-cell office:value-type="string" calcext:value-type="string">
            <text:p>테스트 데이터 정확도: 52.158634 손실 함수(loss): 49111.418 tloss: 252.103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04 트레이닝 데이터 정확도: nan 손실 함수(loss): 45564.28 tloss: 230.62297 trate 0</text:p>
          </table:table-cell>
        </table:table-row>
        <table:table-row table:style-name="ro1">
          <table:table-cell office:value-type="string" calcext:value-type="string">
            <text:p>테스트 데이터 정확도: 51.510548 손실 함수(loss): 50105.598 tloss: 252.044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05 트레이닝 데이터 정확도: nan 손실 함수(loss): 45189.73 tloss: 229.06113 trate 0</text:p>
          </table:table-cell>
        </table:table-row>
        <table:table-row table:style-name="ro1">
          <table:table-cell office:value-type="string" calcext:value-type="string">
            <text:p>테스트 데이터 정확도: 51.448242 손실 함수(loss): 48988.44 tloss: 250.417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06 트레이닝 데이터 정확도: nan 손실 함수(loss): 45053.04 tloss: 228.49252 trate 0</text:p>
          </table:table-cell>
        </table:table-row>
        <table:table-row table:style-name="ro1">
          <table:table-cell office:value-type="string" calcext:value-type="string">
            <text:p>테스트 데이터 정확도: 51.90476 손실 함수(loss): 49129.074 tloss: 249.615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07 트레이닝 데이터 정확도: nan 손실 함수(loss): 45042.414 tloss: 228.63374 trate 0</text:p>
          </table:table-cell>
        </table:table-row>
        <table:table-row table:style-name="ro1">
          <table:table-cell office:value-type="string" calcext:value-type="string">
            <text:p>테스트 데이터 정확도: 51.602642 손실 함수(loss): 47758.086 tloss: 245.305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08 트레이닝 데이터 정확도: nan 손실 함수(loss): 45274.71 tloss: 229.27945 trate 0</text:p>
          </table:table-cell>
        </table:table-row>
        <table:table-row table:style-name="ro1">
          <table:table-cell office:value-type="string" calcext:value-type="string">
            <text:p>테스트 데이터 정확도: 51.916725 손실 함수(loss): 48791.336 tloss: 250.630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09 트레이닝 데이터 정확도: nan 손실 함수(loss): 45495.168 tloss: 230.17706 trate 0</text:p>
          </table:table-cell>
        </table:table-row>
        <table:table-row table:style-name="ro1">
          <table:table-cell office:value-type="string" calcext:value-type="string">
            <text:p>테스트 데이터 정확도: 51.815063 손실 함수(loss): 49803.227 tloss: 252.163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10 트레이닝 데이터 정확도: nan 손실 함수(loss): 45534.8 tloss: 230.0174 trate 0</text:p>
          </table:table-cell>
        </table:table-row>
        <table:table-row table:style-name="ro1">
          <table:table-cell office:value-type="string" calcext:value-type="string">
            <text:p>테스트 데이터 정확도: 52.022785 손실 함수(loss): 49113.75 tloss: 250.928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11 트레이닝 데이터 정확도: nan 손실 함수(loss): 45019.195 tloss: 228.76425 trate 0</text:p>
          </table:table-cell>
        </table:table-row>
        <table:table-row table:style-name="ro1">
          <table:table-cell office:value-type="string" calcext:value-type="string">
            <text:p>테스트 데이터 정확도: 52.019962 손실 함수(loss): 50073.656 tloss: 253.39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12 트레이닝 데이터 정확도: nan 손실 함수(loss): 45207.742 tloss: 229.62204 trate 0</text:p>
          </table:table-cell>
        </table:table-row>
        <table:table-row table:style-name="ro1">
          <table:table-cell office:value-type="string" calcext:value-type="string">
            <text:p>테스트 데이터 정확도: 51.78832 손실 함수(loss): 48949.188 tloss: 250.082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13 트레이닝 데이터 정확도: nan 손실 함수(loss): 45250.758 tloss: 229.72519 trate 0</text:p>
          </table:table-cell>
        </table:table-row>
        <table:table-row table:style-name="ro1">
          <table:table-cell office:value-type="string" calcext:value-type="string">
            <text:p>테스트 데이터 정확도: 51.925354 손실 함수(loss): 49911.97 tloss: 250.980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14 트레이닝 데이터 정확도: nan 손실 함수(loss): 45085.13 tloss: 229.33606 trate 0</text:p>
          </table:table-cell>
        </table:table-row>
        <table:table-row table:style-name="ro1">
          <table:table-cell office:value-type="string" calcext:value-type="string">
            <text:p>테스트 데이터 정확도: 51.88746 손실 함수(loss): 49619.2 tloss: 251.318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15 트레이닝 데이터 정확도: nan 손실 함수(loss): 45169.203 tloss: 229.8106 trate 0</text:p>
          </table:table-cell>
        </table:table-row>
        <table:table-row table:style-name="ro1">
          <table:table-cell office:value-type="string" calcext:value-type="string">
            <text:p>테스트 데이터 정확도: 51.92055 손실 함수(loss): 49575.395 tloss: 250.685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16 트레이닝 데이터 정확도: nan 손실 함수(loss): 45258.363 tloss: 229.13045 trate 0</text:p>
          </table:table-cell>
        </table:table-row>
        <table:table-row table:style-name="ro1">
          <table:table-cell office:value-type="string" calcext:value-type="string">
            <text:p>테스트 데이터 정확도: 51.234043 손실 함수(loss): 49537.402 tloss: 251.227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17 트레이닝 데이터 정확도: nan 손실 함수(loss): 44692.55 tloss: 228.67433 trate 0</text:p>
          </table:table-cell>
        </table:table-row>
        <table:table-row table:style-name="ro1">
          <table:table-cell office:value-type="string" calcext:value-type="string">
            <text:p>테스트 데이터 정확도: 51.461163 손실 함수(loss): 48942.633 tloss: 249.946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18 트레이닝 데이터 정확도: nan 손실 함수(loss): 45302.76 tloss: 229.41367 trate 0</text:p>
          </table:table-cell>
        </table:table-row>
        <table:table-row table:style-name="ro1">
          <table:table-cell office:value-type="string" calcext:value-type="string">
            <text:p>테스트 데이터 정확도: 51.23496 손실 함수(loss): 49438.832 tloss: 253.331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19 트레이닝 데이터 정확도: nan 손실 함수(loss): 45207.836 tloss: 229.44771 trate 0</text:p>
          </table:table-cell>
        </table:table-row>
        <table:table-row table:style-name="ro1">
          <table:table-cell office:value-type="string" calcext:value-type="string">
            <text:p>테스트 데이터 정확도: 52.263855 손실 함수(loss): 49325.598 tloss: 250.483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20 트레이닝 데이터 정확도: nan 손실 함수(loss): 45232.453 tloss: 229.05066 trate 0</text:p>
          </table:table-cell>
        </table:table-row>
        <table:table-row table:style-name="ro1">
          <table:table-cell office:value-type="string" calcext:value-type="string">
            <text:p>테스트 데이터 정확도: 51.91547 손실 함수(loss): 48090.285 tloss: 246.7495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21 트레이닝 데이터 정확도: nan 손실 함수(loss): 45333.13 tloss: 230.15382 trate 0</text:p>
          </table:table-cell>
        </table:table-row>
        <table:table-row table:style-name="ro1">
          <table:table-cell office:value-type="string" calcext:value-type="string">
            <text:p>테스트 데이터 정확도: 51.427162 손실 함수(loss): 50466.0 tloss: 253.28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22 트레이닝 데이터 정확도: nan 손실 함수(loss): 45277.38 tloss: 229.37166 trate 0</text:p>
          </table:table-cell>
        </table:table-row>
        <table:table-row table:style-name="ro1">
          <table:table-cell office:value-type="string" calcext:value-type="string">
            <text:p>테스트 데이터 정확도: 51.36862 손실 함수(loss): 49157.227 tloss: 250.2961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23 트레이닝 데이터 정확도: nan 손실 함수(loss): 45033.453 tloss: 228.97675 trate 0</text:p>
          </table:table-cell>
        </table:table-row>
        <table:table-row table:style-name="ro1">
          <table:table-cell office:value-type="string" calcext:value-type="string">
            <text:p>테스트 데이터 정확도: 52.662907 손실 함수(loss): 50023.45 tloss: 254.223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24 트레이닝 데이터 정확도: nan 손실 함수(loss): 45398.215 tloss: 229.90646 trate 0</text:p>
          </table:table-cell>
        </table:table-row>
        <table:table-row table:style-name="ro1">
          <table:table-cell office:value-type="string" calcext:value-type="string">
            <text:p>테스트 데이터 정확도: 51.742405 손실 함수(loss): 49051.59 tloss: 249.322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25 트레이닝 데이터 정확도: nan 손실 함수(loss): 45076.715 tloss: 229.46817 trate 0</text:p>
          </table:table-cell>
        </table:table-row>
        <table:table-row table:style-name="ro1">
          <table:table-cell office:value-type="string" calcext:value-type="string">
            <text:p>테스트 데이터 정확도: 51.566692 손실 함수(loss): 49415.05 tloss: 251.561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26 트레이닝 데이터 정확도: nan 손실 함수(loss): 45367.305 tloss: 230.35278 trate 0</text:p>
          </table:table-cell>
        </table:table-row>
        <table:table-row table:style-name="ro1">
          <table:table-cell office:value-type="string" calcext:value-type="string">
            <text:p>테스트 데이터 정확도: 51.82361 손실 함수(loss): 50310.63 tloss: 251.551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27 트레이닝 데이터 정확도: nan 손실 함수(loss): 45233.824 tloss: 230.14906 trate 0</text:p>
          </table:table-cell>
        </table:table-row>
        <table:table-row table:style-name="ro1">
          <table:table-cell office:value-type="string" calcext:value-type="string">
            <text:p>테스트 데이터 정확도: 51.78842 손실 함수(loss): 49941.855 tloss: 251.204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28 트레이닝 데이터 정확도: nan 손실 함수(loss): 45167.258 tloss: 229.47926 trate 0</text:p>
          </table:table-cell>
        </table:table-row>
        <table:table-row table:style-name="ro1">
          <table:table-cell office:value-type="string" calcext:value-type="string">
            <text:p>테스트 데이터 정확도: 51.621155 손실 함수(loss): 48637.098 tloss: 249.70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29 트레이닝 데이터 정확도: nan 손실 함수(loss): 45228.754 tloss: 229.13173 trate 0</text:p>
          </table:table-cell>
        </table:table-row>
        <table:table-row table:style-name="ro1">
          <table:table-cell office:value-type="string" calcext:value-type="string">
            <text:p>테스트 데이터 정확도: 51.69884 손실 함수(loss): 49486.902 tloss: 251.876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30 트레이닝 데이터 정확도: nan 손실 함수(loss): 45299.86 tloss: 230.01393 trate 0</text:p>
          </table:table-cell>
        </table:table-row>
        <table:table-row table:style-name="ro1">
          <table:table-cell office:value-type="string" calcext:value-type="string">
            <text:p>테스트 데이터 정확도: 51.446552 손실 함수(loss): 50055.68 tloss: 254.282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31 트레이닝 데이터 정확도: nan 손실 함수(loss): 45192.38 tloss: 228.82648 trate 0</text:p>
          </table:table-cell>
        </table:table-row>
        <table:table-row table:style-name="ro1">
          <table:table-cell office:value-type="string" calcext:value-type="string">
            <text:p>테스트 데이터 정확도: 51.398067 손실 함수(loss): 50379.035 tloss: 254.357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32 트레이닝 데이터 정확도: nan 손실 함수(loss): 45268.46 tloss: 229.69606 trate 0</text:p>
          </table:table-cell>
        </table:table-row>
        <table:table-row table:style-name="ro1">
          <table:table-cell office:value-type="string" calcext:value-type="string">
            <text:p>테스트 데이터 정확도: 51.950123 손실 함수(loss): 49541.57 tloss: 251.5759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33 트레이닝 데이터 정확도: nan 손실 함수(loss): 45225.176 tloss: 228.88489 trate 0</text:p>
          </table:table-cell>
        </table:table-row>
        <table:table-row table:style-name="ro1">
          <table:table-cell office:value-type="string" calcext:value-type="string">
            <text:p>테스트 데이터 정확도: 52.186714 손실 함수(loss): 49090.445 tloss: 252.733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34 트레이닝 데이터 정확도: nan 손실 함수(loss): 44990.37 tloss: 229.03804 trate 0</text:p>
          </table:table-cell>
        </table:table-row>
        <table:table-row table:style-name="ro1">
          <table:table-cell office:value-type="string" calcext:value-type="string">
            <text:p>테스트 데이터 정확도: 52.055347 손실 함수(loss): 48318.16 tloss: 250.041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35 트레이닝 데이터 정확도: nan 손실 함수(loss): 44964.992 tloss: 228.6526 trate 0</text:p>
          </table:table-cell>
        </table:table-row>
        <table:table-row table:style-name="ro1">
          <table:table-cell office:value-type="string" calcext:value-type="string">
            <text:p>테스트 데이터 정확도: 52.018 손실 함수(loss): 50425.832 tloss: 254.340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36 트레이닝 데이터 정확도: nan 손실 함수(loss): 45079.594 tloss: 229.25986 trate 0</text:p>
          </table:table-cell>
        </table:table-row>
        <table:table-row table:style-name="ro1">
          <table:table-cell office:value-type="string" calcext:value-type="string">
            <text:p>테스트 데이터 정확도: 51.734516 손실 함수(loss): 49151.05 tloss: 250.357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37 트레이닝 데이터 정확도: nan 손실 함수(loss): 45075.418 tloss: 229.02304 trate 0</text:p>
          </table:table-cell>
        </table:table-row>
        <table:table-row table:style-name="ro1">
          <table:table-cell office:value-type="string" calcext:value-type="string">
            <text:p>테스트 데이터 정확도: 52.103607 손실 함수(loss): 49797.85 tloss: 254.5611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38 트레이닝 데이터 정확도: nan 손실 함수(loss): 44821.613 tloss: 228.46204 trate 0</text:p>
          </table:table-cell>
        </table:table-row>
        <table:table-row table:style-name="ro1">
          <table:table-cell office:value-type="string" calcext:value-type="string">
            <text:p>테스트 데이터 정확도: 51.64905 손실 함수(loss): 50126.176 tloss: 251.045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39 트레이닝 데이터 정확도: nan 손실 함수(loss): 44945.02 tloss: 229.19829 trate 0</text:p>
          </table:table-cell>
        </table:table-row>
        <table:table-row table:style-name="ro1">
          <table:table-cell office:value-type="string" calcext:value-type="string">
            <text:p>테스트 데이터 정확도: 51.841915 손실 함수(loss): 49821.848 tloss: 252.582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40 트레이닝 데이터 정확도: nan 손실 함수(loss): 45203.492 tloss: 228.89616 trate 0</text:p>
          </table:table-cell>
        </table:table-row>
        <table:table-row table:style-name="ro1">
          <table:table-cell office:value-type="string" calcext:value-type="string">
            <text:p>테스트 데이터 정확도: 52.22834 손실 함수(loss): 49705.348 tloss: 255.892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41 트레이닝 데이터 정확도: nan 손실 함수(loss): 44799.473 tloss: 227.67242 trate 0</text:p>
          </table:table-cell>
        </table:table-row>
        <table:table-row table:style-name="ro1">
          <table:table-cell office:value-type="string" calcext:value-type="string">
            <text:p>테스트 데이터 정확도: 51.700718 손실 함수(loss): 49531.71 tloss: 250.860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42 트레이닝 데이터 정확도: nan 손실 함수(loss): 44900.996 tloss: 227.41713 trate 0</text:p>
          </table:table-cell>
        </table:table-row>
        <table:table-row table:style-name="ro1">
          <table:table-cell office:value-type="string" calcext:value-type="string">
            <text:p>테스트 데이터 정확도: 51.68375 손실 함수(loss): 49484.473 tloss: 251.760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43 트레이닝 데이터 정확도: nan 손실 함수(loss): 45137.98 tloss: 229.18619 trate 0</text:p>
          </table:table-cell>
        </table:table-row>
        <table:table-row table:style-name="ro1">
          <table:table-cell office:value-type="string" calcext:value-type="string">
            <text:p>테스트 데이터 정확도: 52.230686 손실 함수(loss): 49886.215 tloss: 255.757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44 트레이닝 데이터 정확도: nan 손실 함수(loss): 45027.4 tloss: 229.01515 trate 0</text:p>
          </table:table-cell>
        </table:table-row>
        <table:table-row table:style-name="ro1">
          <table:table-cell office:value-type="string" calcext:value-type="string">
            <text:p>테스트 데이터 정확도: 52.086094 손실 함수(loss): 48992.973 tloss: 251.959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45 트레이닝 데이터 정확도: nan 손실 함수(loss): 44848.37 tloss: 228.86115 trate 0</text:p>
          </table:table-cell>
        </table:table-row>
        <table:table-row table:style-name="ro1">
          <table:table-cell office:value-type="string" calcext:value-type="string">
            <text:p>테스트 데이터 정확도: 50.96472 손실 함수(loss): 49957.938 tloss: 253.459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46 트레이닝 데이터 정확도: nan 손실 함수(loss): 45141.77 tloss: 229.29851 trate 0</text:p>
          </table:table-cell>
        </table:table-row>
        <table:table-row table:style-name="ro1">
          <table:table-cell office:value-type="string" calcext:value-type="string">
            <text:p>테스트 데이터 정확도: 52.09292 손실 함수(loss): 49032.55 tloss: 250.991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47 트레이닝 데이터 정확도: nan 손실 함수(loss): 45031.363 tloss: 228.48705 trate 0</text:p>
          </table:table-cell>
        </table:table-row>
        <table:table-row table:style-name="ro1">
          <table:table-cell office:value-type="string" calcext:value-type="string">
            <text:p>테스트 데이터 정확도: 51.581013 손실 함수(loss): 49263.74 tloss: 252.911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48 트레이닝 데이터 정확도: nan 손실 함수(loss): 44976.926 tloss: 229.07329 trate 0</text:p>
          </table:table-cell>
        </table:table-row>
        <table:table-row table:style-name="ro1">
          <table:table-cell office:value-type="string" calcext:value-type="string">
            <text:p>테스트 데이터 정확도: 52.34048 손실 함수(loss): 49286.477 tloss: 251.918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49 트레이닝 데이터 정확도: nan 손실 함수(loss): 45099.723 tloss: 228.93382 trate 0</text:p>
          </table:table-cell>
        </table:table-row>
        <table:table-row table:style-name="ro1">
          <table:table-cell office:value-type="string" calcext:value-type="string">
            <text:p>테스트 데이터 정확도: 52.361122 손실 함수(loss): 49299.76 tloss: 251.828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50 트레이닝 데이터 정확도: nan 손실 함수(loss): 44783.344 tloss: 228.05191 trate 0</text:p>
          </table:table-cell>
        </table:table-row>
        <table:table-row table:style-name="ro1">
          <table:table-cell office:value-type="string" calcext:value-type="string">
            <text:p>테스트 데이터 정확도: 52.16703 손실 함수(loss): 49615.605 tloss: 250.906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51 트레이닝 데이터 정확도: nan 손실 함수(loss): 45121.934 tloss: 229.00046 trate 0</text:p>
          </table:table-cell>
        </table:table-row>
        <table:table-row table:style-name="ro1">
          <table:table-cell office:value-type="string" calcext:value-type="string">
            <text:p>테스트 데이터 정확도: 52.157227 손실 함수(loss): 49141.207 tloss: 251.949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52 트레이닝 데이터 정확도: nan 손실 함수(loss): 44713.95 tloss: 228.22127 trate 0</text:p>
          </table:table-cell>
        </table:table-row>
        <table:table-row table:style-name="ro1">
          <table:table-cell office:value-type="string" calcext:value-type="string">
            <text:p>테스트 데이터 정확도: 51.523075 손실 함수(loss): 50008.49 tloss: 253.045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53 트레이닝 데이터 정확도: nan 손실 함수(loss): 44725.75 tloss: 228.46138 trate 0</text:p>
          </table:table-cell>
        </table:table-row>
        <table:table-row table:style-name="ro1">
          <table:table-cell office:value-type="string" calcext:value-type="string">
            <text:p>테스트 데이터 정확도: 52.44346 손실 함수(loss): 50261.07 tloss: 254.683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54 트레이닝 데이터 정확도: nan 손실 함수(loss): 44920.824 tloss: 227.89291 trate 0</text:p>
          </table:table-cell>
        </table:table-row>
        <table:table-row table:style-name="ro1">
          <table:table-cell office:value-type="string" calcext:value-type="string">
            <text:p>테스트 데이터 정확도: 51.71391 손실 함수(loss): 49049.023 tloss: 252.7136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55 트레이닝 데이터 정확도: nan 손실 함수(loss): 45446.0 tloss: 228.72147 trate 0</text:p>
          </table:table-cell>
        </table:table-row>
        <table:table-row table:style-name="ro1">
          <table:table-cell office:value-type="string" calcext:value-type="string">
            <text:p>테스트 데이터 정확도: 52.287006 손실 함수(loss): 50525.74 tloss: 254.578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56 트레이닝 데이터 정확도: nan 손실 함수(loss): 44747.363 tloss: 228.90265 trate 0</text:p>
          </table:table-cell>
        </table:table-row>
        <table:table-row table:style-name="ro1">
          <table:table-cell office:value-type="string" calcext:value-type="string">
            <text:p>테스트 데이터 정확도: 52.025684 손실 함수(loss): 49661.043 tloss: 253.742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57 트레이닝 데이터 정확도: nan 손실 함수(loss): 45027.75 tloss: 229.71445 trate 0</text:p>
          </table:table-cell>
        </table:table-row>
        <table:table-row table:style-name="ro1">
          <table:table-cell office:value-type="string" calcext:value-type="string">
            <text:p>테스트 데이터 정확도: 51.83803 손실 함수(loss): 48925.348 tloss: 249.99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58 트레이닝 데이터 정확도: nan 손실 함수(loss): 44977.09 tloss: 228.68759 trate 0</text:p>
          </table:table-cell>
        </table:table-row>
        <table:table-row table:style-name="ro1">
          <table:table-cell office:value-type="string" calcext:value-type="string">
            <text:p>테스트 데이터 정확도: 50.981976 손실 함수(loss): 49882.84 tloss: 252.713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59 트레이닝 데이터 정확도: nan 손실 함수(loss): 45106.426 tloss: 228.92401 trate 0</text:p>
          </table:table-cell>
        </table:table-row>
        <table:table-row table:style-name="ro1">
          <table:table-cell office:value-type="string" calcext:value-type="string">
            <text:p>테스트 데이터 정확도: 51.89692 손실 함수(loss): 48329.99 tloss: 248.672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60 트레이닝 데이터 정확도: nan 손실 함수(loss): 45301.91 tloss: 229.16992 trate 0</text:p>
          </table:table-cell>
        </table:table-row>
        <table:table-row table:style-name="ro1">
          <table:table-cell office:value-type="string" calcext:value-type="string">
            <text:p>테스트 데이터 정확도: 51.694363 손실 함수(loss): 50290.695 tloss: 251.247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61 트레이닝 데이터 정확도: nan 손실 함수(loss): 44877.586 tloss: 227.66019 trate 0</text:p>
          </table:table-cell>
        </table:table-row>
        <table:table-row table:style-name="ro1">
          <table:table-cell office:value-type="string" calcext:value-type="string">
            <text:p>테스트 데이터 정확도: 51.563225 손실 함수(loss): 49838.66 tloss: 253.681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62 트레이닝 데이터 정확도: nan 손실 함수(loss): 44713.4 tloss: 227.98795 trate 0</text:p>
          </table:table-cell>
        </table:table-row>
        <table:table-row table:style-name="ro1">
          <table:table-cell office:value-type="string" calcext:value-type="string">
            <text:p>테스트 데이터 정확도: 52.090893 손실 함수(loss): 50112.113 tloss: 253.142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63 트레이닝 데이터 정확도: nan 손실 함수(loss): 45074.03 tloss: 228.25381 trate 0</text:p>
          </table:table-cell>
        </table:table-row>
        <table:table-row table:style-name="ro1">
          <table:table-cell office:value-type="string" calcext:value-type="string">
            <text:p>테스트 데이터 정확도: 52.23931 손실 함수(loss): 48702.65 tloss: 249.699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64 트레이닝 데이터 정확도: nan 손실 함수(loss): 44882.613 tloss: 228.57632 trate 0</text:p>
          </table:table-cell>
        </table:table-row>
        <table:table-row table:style-name="ro1">
          <table:table-cell office:value-type="string" calcext:value-type="string">
            <text:p>테스트 데이터 정확도: 52.055206 손실 함수(loss): 48230.09 tloss: 250.979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65 트레이닝 데이터 정확도: nan 손실 함수(loss): 45185.06 tloss: 229.1189 trate 0</text:p>
          </table:table-cell>
        </table:table-row>
        <table:table-row table:style-name="ro1">
          <table:table-cell office:value-type="string" calcext:value-type="string">
            <text:p>테스트 데이터 정확도: 51.809387 손실 함수(loss): 47906.24 tloss: 247.679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66 트레이닝 데이터 정확도: nan 손실 함수(loss): 45111.52 tloss: 228.90031 trate 0</text:p>
          </table:table-cell>
        </table:table-row>
        <table:table-row table:style-name="ro1">
          <table:table-cell office:value-type="string" calcext:value-type="string">
            <text:p>테스트 데이터 정확도: 51.57061 손실 함수(loss): 48772.65 tloss: 250.203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67 트레이닝 데이터 정확도: nan 손실 함수(loss): 45054.562 tloss: 228.11314 trate 0</text:p>
          </table:table-cell>
        </table:table-row>
        <table:table-row table:style-name="ro1">
          <table:table-cell office:value-type="string" calcext:value-type="string">
            <text:p>테스트 데이터 정확도: 51.765175 손실 함수(loss): 49897.676 tloss: 251.311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68 트레이닝 데이터 정확도: nan 손실 함수(loss): 45377.887 tloss: 229.142 trate 0</text:p>
          </table:table-cell>
        </table:table-row>
        <table:table-row table:style-name="ro1">
          <table:table-cell office:value-type="string" calcext:value-type="string">
            <text:p>테스트 데이터 정확도: 51.471947 손실 함수(loss): 50065.438 tloss: 253.961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69 트레이닝 데이터 정확도: nan 손실 함수(loss): 45109.582 tloss: 228.92586 trate 0</text:p>
          </table:table-cell>
        </table:table-row>
        <table:table-row table:style-name="ro1">
          <table:table-cell office:value-type="string" calcext:value-type="string">
            <text:p>테스트 데이터 정확도: 51.82623 손실 함수(loss): 48712.04 tloss: 249.65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70 트레이닝 데이터 정확도: nan 손실 함수(loss): 45148.844 tloss: 229.57788 trate 0</text:p>
          </table:table-cell>
        </table:table-row>
        <table:table-row table:style-name="ro1">
          <table:table-cell office:value-type="string" calcext:value-type="string">
            <text:p>테스트 데이터 정확도: 51.44568 손실 함수(loss): 48640.98 tloss: 249.010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71 트레이닝 데이터 정확도: nan 손실 함수(loss): 45071.676 tloss: 229.07845 trate 0</text:p>
          </table:table-cell>
        </table:table-row>
        <table:table-row table:style-name="ro1">
          <table:table-cell office:value-type="string" calcext:value-type="string">
            <text:p>테스트 데이터 정확도: 52.12644 손실 함수(loss): 50292.062 tloss: 253.259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72 트레이닝 데이터 정확도: nan 손실 함수(loss): 44899.56 tloss: 228.9609 trate 0</text:p>
          </table:table-cell>
        </table:table-row>
        <table:table-row table:style-name="ro1">
          <table:table-cell office:value-type="string" calcext:value-type="string">
            <text:p>테스트 데이터 정확도: 52.370792 손실 함수(loss): 48514.348 tloss: 249.982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73 트레이닝 데이터 정확도: nan 손실 함수(loss): 45094.758 tloss: 228.91743 trate 0</text:p>
          </table:table-cell>
        </table:table-row>
        <table:table-row table:style-name="ro1">
          <table:table-cell office:value-type="string" calcext:value-type="string">
            <text:p>테스트 데이터 정확도: 52.679077 손실 함수(loss): 50053.938 tloss: 253.960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74 트레이닝 데이터 정확도: nan 손실 함수(loss): 44907.56 tloss: 228.12746 trate 0</text:p>
          </table:table-cell>
        </table:table-row>
        <table:table-row table:style-name="ro1">
          <table:table-cell office:value-type="string" calcext:value-type="string">
            <text:p>테스트 데이터 정확도: 51.81573 손실 함수(loss): 48240.13 tloss: 250.807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75 트레이닝 데이터 정확도: nan 손실 함수(loss): 45196.97 tloss: 229.9424 trate 0</text:p>
          </table:table-cell>
        </table:table-row>
        <table:table-row table:style-name="ro1">
          <table:table-cell office:value-type="string" calcext:value-type="string">
            <text:p>테스트 데이터 정확도: 51.64489 손실 함수(loss): 49651.008 tloss: 250.385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76 트레이닝 데이터 정확도: nan 손실 함수(loss): 44640.133 tloss: 227.83626 trate 0</text:p>
          </table:table-cell>
        </table:table-row>
        <table:table-row table:style-name="ro1">
          <table:table-cell office:value-type="string" calcext:value-type="string">
            <text:p>테스트 데이터 정확도: 51.891796 손실 함수(loss): 47990.945 tloss: 244.5624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77 트레이닝 데이터 정확도: nan 손실 함수(loss): 45186.246 tloss: 229.3823 trate 0</text:p>
          </table:table-cell>
        </table:table-row>
        <table:table-row table:style-name="ro1">
          <table:table-cell office:value-type="string" calcext:value-type="string">
            <text:p>테스트 데이터 정확도: 51.18192 손실 함수(loss): 49522.6 tloss: 249.126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78 트레이닝 데이터 정확도: nan 손실 함수(loss): 45367.258 tloss: 229.95488 trate 0</text:p>
          </table:table-cell>
        </table:table-row>
        <table:table-row table:style-name="ro1">
          <table:table-cell office:value-type="string" calcext:value-type="string">
            <text:p>테스트 데이터 정확도: 51.41898 손실 함수(loss): 48141.418 tloss: 245.050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79 트레이닝 데이터 정확도: nan 손실 함수(loss): 45299.35 tloss: 229.91959 trate 0</text:p>
          </table:table-cell>
        </table:table-row>
        <table:table-row table:style-name="ro1">
          <table:table-cell office:value-type="string" calcext:value-type="string">
            <text:p>테스트 데이터 정확도: 51.63221 손실 함수(loss): 49600.555 tloss: 251.20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80 트레이닝 데이터 정확도: nan 손실 함수(loss): 44664.27 tloss: 228.22131 trate 0</text:p>
          </table:table-cell>
        </table:table-row>
        <table:table-row table:style-name="ro1">
          <table:table-cell office:value-type="string" calcext:value-type="string">
            <text:p>테스트 데이터 정확도: 50.852985 손실 함수(loss): 48852.145 tloss: 247.702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81 트레이닝 데이터 정확도: nan 손실 함수(loss): 44911.656 tloss: 228.68524 trate 0</text:p>
          </table:table-cell>
        </table:table-row>
        <table:table-row table:style-name="ro1">
          <table:table-cell office:value-type="string" calcext:value-type="string">
            <text:p>테스트 데이터 정확도: 52.262733 손실 함수(loss): 48722.305 tloss: 250.548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82 트레이닝 데이터 정확도: nan 손실 함수(loss): 44929.87 tloss: 228.75706 trate 0</text:p>
          </table:table-cell>
        </table:table-row>
        <table:table-row table:style-name="ro1">
          <table:table-cell office:value-type="string" calcext:value-type="string">
            <text:p>테스트 데이터 정확도: 51.703064 손실 함수(loss): 49067.875 tloss: 250.621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83 트레이닝 데이터 정확도: nan 손실 함수(loss): 44734.918 tloss: 228.23619 trate 0</text:p>
          </table:table-cell>
        </table:table-row>
        <table:table-row table:style-name="ro1">
          <table:table-cell office:value-type="string" calcext:value-type="string">
            <text:p>테스트 데이터 정확도: 52.009 손실 함수(loss): 48693.508 tloss: 248.354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84 트레이닝 데이터 정확도: nan 손실 함수(loss): 45256.066 tloss: 230.3594 trate 0</text:p>
          </table:table-cell>
        </table:table-row>
        <table:table-row table:style-name="ro1">
          <table:table-cell office:value-type="string" calcext:value-type="string">
            <text:p>테스트 데이터 정확도: 51.83066 손실 함수(loss): 48833.727 tloss: 250.067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85 트레이닝 데이터 정확도: nan 손실 함수(loss): 44995.582 tloss: 229.07228 trate 0</text:p>
          </table:table-cell>
        </table:table-row>
        <table:table-row table:style-name="ro1">
          <table:table-cell office:value-type="string" calcext:value-type="string">
            <text:p>테스트 데이터 정확도: 51.56109 손실 함수(loss): 49255.63 tloss: 252.139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86 트레이닝 데이터 정확도: nan 손실 함수(loss): 44661.188 tloss: 227.83821 trate 0</text:p>
          </table:table-cell>
        </table:table-row>
        <table:table-row table:style-name="ro1">
          <table:table-cell office:value-type="string" calcext:value-type="string">
            <text:p>테스트 데이터 정확도: 51.609104 손실 함수(loss): 50190.76 tloss: 252.260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87 트레이닝 데이터 정확도: nan 손실 함수(loss): 44928.29 tloss: 228.60196 trate 0</text:p>
          </table:table-cell>
        </table:table-row>
        <table:table-row table:style-name="ro1">
          <table:table-cell office:value-type="string" calcext:value-type="string">
            <text:p>테스트 데이터 정확도: 51.188206 손실 함수(loss): 49370.426 tloss: 249.087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88 트레이닝 데이터 정확도: nan 손실 함수(loss): 45037.664 tloss: 229.12791 trate 0</text:p>
          </table:table-cell>
        </table:table-row>
        <table:table-row table:style-name="ro1">
          <table:table-cell office:value-type="string" calcext:value-type="string">
            <text:p>테스트 데이터 정확도: 51.481087 손실 함수(loss): 49159.938 tloss: 249.88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89 트레이닝 데이터 정확도: nan 손실 함수(loss): 45050.87 tloss: 228.8544 trate 0</text:p>
          </table:table-cell>
        </table:table-row>
        <table:table-row table:style-name="ro1">
          <table:table-cell office:value-type="string" calcext:value-type="string">
            <text:p>테스트 데이터 정확도: 51.140804 손실 함수(loss): 49580.582 tloss: 252.2815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90 트레이닝 데이터 정확도: nan 손실 함수(loss): 45053.465 tloss: 229.03287 trate 0</text:p>
          </table:table-cell>
        </table:table-row>
        <table:table-row table:style-name="ro1">
          <table:table-cell office:value-type="string" calcext:value-type="string">
            <text:p>테스트 데이터 정확도: 52.073307 손실 함수(loss): 49362.21 tloss: 248.819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91 트레이닝 데이터 정확도: nan 손실 함수(loss): 44904.297 tloss: 228.68127 trate 0</text:p>
          </table:table-cell>
        </table:table-row>
        <table:table-row table:style-name="ro1">
          <table:table-cell office:value-type="string" calcext:value-type="string">
            <text:p>테스트 데이터 정확도: 50.96464 손실 함수(loss): 49050.684 tloss: 248.301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92 트레이닝 데이터 정확도: nan 손실 함수(loss): 45214.227 tloss: 229.93565 trate 0</text:p>
          </table:table-cell>
        </table:table-row>
        <table:table-row table:style-name="ro1">
          <table:table-cell office:value-type="string" calcext:value-type="string">
            <text:p>테스트 데이터 정확도: 51.993217 손실 함수(loss): 49039.004 tloss: 250.54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93 트레이닝 데이터 정확도: nan 손실 함수(loss): 44755.297 tloss: 227.9591 trate 0</text:p>
          </table:table-cell>
        </table:table-row>
        <table:table-row table:style-name="ro1">
          <table:table-cell office:value-type="string" calcext:value-type="string">
            <text:p>테스트 데이터 정확도: 51.636517 손실 함수(loss): 49146.816 tloss: 247.787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94 트레이닝 데이터 정확도: nan 손실 함수(loss): 45014.496 tloss: 228.97809 trate 0</text:p>
          </table:table-cell>
        </table:table-row>
        <table:table-row table:style-name="ro1">
          <table:table-cell office:value-type="string" calcext:value-type="string">
            <text:p>테스트 데이터 정확도: 51.393158 손실 함수(loss): 48690.445 tloss: 248.5298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95 트레이닝 데이터 정확도: nan 손실 함수(loss): 45038.285 tloss: 228.14986 trate 0</text:p>
          </table:table-cell>
        </table:table-row>
        <table:table-row table:style-name="ro1">
          <table:table-cell office:value-type="string" calcext:value-type="string">
            <text:p>테스트 데이터 정확도: 51.774178 손실 함수(loss): 50224.375 tloss: 252.78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96 트레이닝 데이터 정확도: nan 손실 함수(loss): 44810.062 tloss: 228.61 trate 0</text:p>
          </table:table-cell>
        </table:table-row>
        <table:table-row table:style-name="ro1">
          <table:table-cell office:value-type="string" calcext:value-type="string">
            <text:p>테스트 데이터 정확도: 51.905254 손실 함수(loss): 50633.55 tloss: 253.205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97 트레이닝 데이터 정확도: nan 손실 함수(loss): 44959.48 tloss: 228.56209 trate 0</text:p>
          </table:table-cell>
        </table:table-row>
        <table:table-row table:style-name="ro1">
          <table:table-cell office:value-type="string" calcext:value-type="string">
            <text:p>테스트 데이터 정확도: 51.513958 손실 함수(loss): 48922.438 tloss: 249.358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98 트레이닝 데이터 정확도: nan 손실 함수(loss): 45072.156 tloss: 229.1556 trate 0</text:p>
          </table:table-cell>
        </table:table-row>
        <table:table-row table:style-name="ro1">
          <table:table-cell office:value-type="string" calcext:value-type="string">
            <text:p>테스트 데이터 정확도: 51.352505 손실 함수(loss): 49119.043 tloss: 247.998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899 트레이닝 데이터 정확도: nan 손실 함수(loss): 45022.188 tloss: 227.80524 trate 0</text:p>
          </table:table-cell>
        </table:table-row>
        <table:table-row table:style-name="ro1">
          <table:table-cell office:value-type="string" calcext:value-type="string">
            <text:p>테스트 데이터 정확도: 51.476162 손실 함수(loss): 48544.492 tloss: 247.437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00 트레이닝 데이터 정확도: nan 손실 함수(loss): 45009.773 tloss: 228.841 trate 0</text:p>
          </table:table-cell>
        </table:table-row>
        <table:table-row table:style-name="ro1">
          <table:table-cell office:value-type="string" calcext:value-type="string">
            <text:p>테스트 데이터 정확도: 51.714966 손실 함수(loss): 49446.586 tloss: 251.403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01 트레이닝 데이터 정확도: nan 손실 함수(loss): 45172.656 tloss: 229.96371 trate 0</text:p>
          </table:table-cell>
        </table:table-row>
        <table:table-row table:style-name="ro1">
          <table:table-cell office:value-type="string" calcext:value-type="string">
            <text:p>테스트 데이터 정확도: 51.643715 손실 함수(loss): 49319.418 tloss: 251.567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02 트레이닝 데이터 정확도: nan 손실 함수(loss): 44890.52 tloss: 228.70322 trate 0</text:p>
          </table:table-cell>
        </table:table-row>
        <table:table-row table:style-name="ro1">
          <table:table-cell office:value-type="string" calcext:value-type="string">
            <text:p>테스트 데이터 정확도: 51.801205 손실 함수(loss): 49120.5 tloss: 250.014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03 트레이닝 데이터 정확도: nan 손실 함수(loss): 44635.66 tloss: 228.39412 trate 0</text:p>
          </table:table-cell>
        </table:table-row>
        <table:table-row table:style-name="ro1">
          <table:table-cell office:value-type="string" calcext:value-type="string">
            <text:p>테스트 데이터 정확도: 52.110126 손실 함수(loss): 49618.176 tloss: 253.0615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04 트레이닝 데이터 정확도: nan 손실 함수(loss): 44906.723 tloss: 228.28325 trate 0</text:p>
          </table:table-cell>
        </table:table-row>
        <table:table-row table:style-name="ro1">
          <table:table-cell office:value-type="string" calcext:value-type="string">
            <text:p>테스트 데이터 정확도: 52.16279 손실 함수(loss): 49439.12 tloss: 249.922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05 트레이닝 데이터 정확도: nan 손실 함수(loss): 45046.84 tloss: 229.92708 trate 0</text:p>
          </table:table-cell>
        </table:table-row>
        <table:table-row table:style-name="ro1">
          <table:table-cell office:value-type="string" calcext:value-type="string">
            <text:p>테스트 데이터 정확도: 51.77575 손실 함수(loss): 49421.086 tloss: 252.66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06 트레이닝 데이터 정확도: nan 손실 함수(loss): 44709.414 tloss: 228.49054 trate 0</text:p>
          </table:table-cell>
        </table:table-row>
        <table:table-row table:style-name="ro1">
          <table:table-cell office:value-type="string" calcext:value-type="string">
            <text:p>테스트 데이터 정확도: 52.66525 손실 함수(loss): 49018.69 tloss: 248.358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07 트레이닝 데이터 정확도: nan 손실 함수(loss): 44985.895 tloss: 228.889 trate 0</text:p>
          </table:table-cell>
        </table:table-row>
        <table:table-row table:style-name="ro1">
          <table:table-cell office:value-type="string" calcext:value-type="string">
            <text:p>테스트 데이터 정확도: 52.471188 손실 함수(loss): 48767.5 tloss: 249.070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08 트레이닝 데이터 정확도: nan 손실 함수(loss): 44788.24 tloss: 228.20312 trate 0</text:p>
          </table:table-cell>
        </table:table-row>
        <table:table-row table:style-name="ro1">
          <table:table-cell office:value-type="string" calcext:value-type="string">
            <text:p>테스트 데이터 정확도: 51.99661 손실 함수(loss): 48777.043 tloss: 251.310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09 트레이닝 데이터 정확도: nan 손실 함수(loss): 44876.285 tloss: 228.42206 trate 0</text:p>
          </table:table-cell>
        </table:table-row>
        <table:table-row table:style-name="ro1">
          <table:table-cell office:value-type="string" calcext:value-type="string">
            <text:p>테스트 데이터 정확도: 51.66845 손실 함수(loss): 49303.855 tloss: 250.736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10 트레이닝 데이터 정확도: nan 손실 함수(loss): 45158.336 tloss: 229.02022 trate 0</text:p>
          </table:table-cell>
        </table:table-row>
        <table:table-row table:style-name="ro1">
          <table:table-cell office:value-type="string" calcext:value-type="string">
            <text:p>테스트 데이터 정확도: 51.57352 손실 함수(loss): 48196.777 tloss: 248.254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11 트레이닝 데이터 정확도: nan 손실 함수(loss): 45088.89 tloss: 228.99878 trate 0</text:p>
          </table:table-cell>
        </table:table-row>
        <table:table-row table:style-name="ro1">
          <table:table-cell office:value-type="string" calcext:value-type="string">
            <text:p>테스트 데이터 정확도: 51.43359 손실 함수(loss): 49409.848 tloss: 252.330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12 트레이닝 데이터 정확도: nan 손실 함수(loss): 44784.473 tloss: 228.5805 trate 0</text:p>
          </table:table-cell>
        </table:table-row>
        <table:table-row table:style-name="ro1">
          <table:table-cell office:value-type="string" calcext:value-type="string">
            <text:p>테스트 데이터 정확도: 51.606834 손실 함수(loss): 48850.09 tloss: 251.020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13 트레이닝 데이터 정확도: nan 손실 함수(loss): 44793.92 tloss: 227.542 trate 0</text:p>
          </table:table-cell>
        </table:table-row>
        <table:table-row table:style-name="ro1">
          <table:table-cell office:value-type="string" calcext:value-type="string">
            <text:p>테스트 데이터 정확도: 51.550484 손실 함수(loss): 48722.527 tloss: 251.941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14 트레이닝 데이터 정확도: nan 손실 함수(loss): 44956.45 tloss: 228.04141 trate 0</text:p>
          </table:table-cell>
        </table:table-row>
        <table:table-row table:style-name="ro1">
          <table:table-cell office:value-type="string" calcext:value-type="string">
            <text:p>테스트 데이터 정확도: 51.893166 손실 함수(loss): 50152.746 tloss: 253.581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15 트레이닝 데이터 정확도: nan 손실 함수(loss): 44875.477 tloss: 228.04568 trate 0</text:p>
          </table:table-cell>
        </table:table-row>
        <table:table-row table:style-name="ro1">
          <table:table-cell office:value-type="string" calcext:value-type="string">
            <text:p>테스트 데이터 정확도: 51.987877 손실 함수(loss): 48327.773 tloss: 248.189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16 트레이닝 데이터 정확도: nan 손실 함수(loss): 44945.117 tloss: 228.35547 trate 0</text:p>
          </table:table-cell>
        </table:table-row>
        <table:table-row table:style-name="ro1">
          <table:table-cell office:value-type="string" calcext:value-type="string">
            <text:p>테스트 데이터 정확도: 52.058655 손실 함수(loss): 49773.79 tloss: 252.66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17 트레이닝 데이터 정확도: nan 손실 함수(loss): 44843.996 tloss: 228.05606 trate 0</text:p>
          </table:table-cell>
        </table:table-row>
        <table:table-row table:style-name="ro1">
          <table:table-cell office:value-type="string" calcext:value-type="string">
            <text:p>테스트 데이터 정확도: 51.831318 손실 함수(loss): 49526.55 tloss: 251.335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18 트레이닝 데이터 정확도: nan 손실 함수(loss): 44714.79 tloss: 228.50581 trate 0</text:p>
          </table:table-cell>
        </table:table-row>
        <table:table-row table:style-name="ro1">
          <table:table-cell office:value-type="string" calcext:value-type="string">
            <text:p>테스트 데이터 정확도: 52.10307 손실 함수(loss): 48823.12 tloss: 248.897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19 트레이닝 데이터 정확도: nan 손실 함수(loss): 45028.28 tloss: 228.58037 trate 0</text:p>
          </table:table-cell>
        </table:table-row>
        <table:table-row table:style-name="ro1">
          <table:table-cell office:value-type="string" calcext:value-type="string">
            <text:p>테스트 데이터 정확도: 50.84061 손실 함수(loss): 49608.742 tloss: 251.118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20 트레이닝 데이터 정확도: nan 손실 함수(loss): 44877.566 tloss: 228.95233 trate 0</text:p>
          </table:table-cell>
        </table:table-row>
        <table:table-row table:style-name="ro1">
          <table:table-cell office:value-type="string" calcext:value-type="string">
            <text:p>테스트 데이터 정확도: 51.764324 손실 함수(loss): 48854.01 tloss: 249.7307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21 트레이닝 데이터 정확도: nan 손실 함수(loss): 44717.395 tloss: 226.91519 trate 0</text:p>
          </table:table-cell>
        </table:table-row>
        <table:table-row table:style-name="ro1">
          <table:table-cell office:value-type="string" calcext:value-type="string">
            <text:p>테스트 데이터 정확도: 51.600254 손실 함수(loss): 50003.31 tloss: 252.403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22 트레이닝 데이터 정확도: nan 손실 함수(loss): 44807.72 tloss: 228.30956 trate 0</text:p>
          </table:table-cell>
        </table:table-row>
        <table:table-row table:style-name="ro1">
          <table:table-cell office:value-type="string" calcext:value-type="string">
            <text:p>테스트 데이터 정확도: 51.413784 손실 함수(loss): 50442.055 tloss: 251.582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23 트레이닝 데이터 정확도: nan 손실 함수(loss): 44777.715 tloss: 228.17657 trate 0</text:p>
          </table:table-cell>
        </table:table-row>
        <table:table-row table:style-name="ro1">
          <table:table-cell office:value-type="string" calcext:value-type="string">
            <text:p>테스트 데이터 정확도: 52.007908 손실 함수(loss): 48706.305 tloss: 248.13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24 트레이닝 데이터 정확도: nan 손실 함수(loss): 44607.46 tloss: 227.6597 trate 0</text:p>
          </table:table-cell>
        </table:table-row>
        <table:table-row table:style-name="ro1">
          <table:table-cell office:value-type="string" calcext:value-type="string">
            <text:p>테스트 데이터 정확도: 51.901947 손실 함수(loss): 50550.07 tloss: 256.191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25 트레이닝 데이터 정확도: nan 손실 함수(loss): 44698.727 tloss: 228.0533 trate 0</text:p>
          </table:table-cell>
        </table:table-row>
        <table:table-row table:style-name="ro1">
          <table:table-cell office:value-type="string" calcext:value-type="string">
            <text:p>테스트 데이터 정확도: 51.35934 손실 함수(loss): 50095.812 tloss: 253.603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26 트레이닝 데이터 정확도: nan 손실 함수(loss): 44611.76 tloss: 227.6552 trate 0</text:p>
          </table:table-cell>
        </table:table-row>
        <table:table-row table:style-name="ro1">
          <table:table-cell office:value-type="string" calcext:value-type="string">
            <text:p>테스트 데이터 정확도: 52.00594 손실 함수(loss): 49526.605 tloss: 250.689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27 트레이닝 데이터 정확도: nan 손실 함수(loss): 45105.953 tloss: 229.1593 trate 0</text:p>
          </table:table-cell>
        </table:table-row>
        <table:table-row table:style-name="ro1">
          <table:table-cell office:value-type="string" calcext:value-type="string">
            <text:p>테스트 데이터 정확도: 51.98907 손실 함수(loss): 49077.824 tloss: 248.5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28 트레이닝 데이터 정확도: nan 손실 함수(loss): 44826.17 tloss: 228.8444 trate 0</text:p>
          </table:table-cell>
        </table:table-row>
        <table:table-row table:style-name="ro1">
          <table:table-cell office:value-type="string" calcext:value-type="string">
            <text:p>테스트 데이터 정확도: 51.80411 손실 함수(loss): 49124.84 tloss: 252.125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29 트레이닝 데이터 정확도: nan 손실 함수(loss): 44776.805 tloss: 227.9262 trate 0</text:p>
          </table:table-cell>
        </table:table-row>
        <table:table-row table:style-name="ro1">
          <table:table-cell office:value-type="string" calcext:value-type="string">
            <text:p>테스트 데이터 정확도: 51.67413 손실 함수(loss): 49317.957 tloss: 251.486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30 트레이닝 데이터 정확도: nan 손실 함수(loss): 44627.883 tloss: 227.59737 trate 0</text:p>
          </table:table-cell>
        </table:table-row>
        <table:table-row table:style-name="ro1">
          <table:table-cell office:value-type="string" calcext:value-type="string">
            <text:p>테스트 데이터 정확도: 51.91662 손실 함수(loss): 49372.66 tloss: 250.243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31 트레이닝 데이터 정확도: nan 손실 함수(loss): 44657.074 tloss: 227.88463 trate 0</text:p>
          </table:table-cell>
        </table:table-row>
        <table:table-row table:style-name="ro1">
          <table:table-cell office:value-type="string" calcext:value-type="string">
            <text:p>테스트 데이터 정확도: 52.16516 손실 함수(loss): 49788.926 tloss: 254.8272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32 트레이닝 데이터 정확도: nan 손실 함수(loss): 44837.96 tloss: 227.85815 trate 0</text:p>
          </table:table-cell>
        </table:table-row>
        <table:table-row table:style-name="ro1">
          <table:table-cell office:value-type="string" calcext:value-type="string">
            <text:p>테스트 데이터 정확도: 52.125217 손실 함수(loss): 49102.715 tloss: 250.3057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33 트레이닝 데이터 정확도: nan 손실 함수(loss): 44725.496 tloss: 227.7687 trate 0</text:p>
          </table:table-cell>
        </table:table-row>
        <table:table-row table:style-name="ro1">
          <table:table-cell office:value-type="string" calcext:value-type="string">
            <text:p>테스트 데이터 정확도: 52.243156 손실 함수(loss): 49957.383 tloss: 252.480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34 트레이닝 데이터 정확도: nan 손실 함수(loss): 44739.664 tloss: 227.67938 trate 0</text:p>
          </table:table-cell>
        </table:table-row>
        <table:table-row table:style-name="ro1">
          <table:table-cell office:value-type="string" calcext:value-type="string">
            <text:p>테스트 데이터 정확도: 51.625637 손실 함수(loss): 48804.938 tloss: 252.130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35 트레이닝 데이터 정확도: nan 손실 함수(loss): 44761.31 tloss: 227.46901 trate 0</text:p>
          </table:table-cell>
        </table:table-row>
        <table:table-row table:style-name="ro1">
          <table:table-cell office:value-type="string" calcext:value-type="string">
            <text:p>테스트 데이터 정확도: 51.49325 손실 함수(loss): 49279.09 tloss: 252.041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36 트레이닝 데이터 정확도: nan 손실 함수(loss): 44536.844 tloss: 227.92674 trate 0</text:p>
          </table:table-cell>
        </table:table-row>
        <table:table-row table:style-name="ro1">
          <table:table-cell office:value-type="string" calcext:value-type="string">
            <text:p>테스트 데이터 정확도: 52.5182 손실 함수(loss): 49544.707 tloss: 252.579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37 트레이닝 데이터 정확도: nan 손실 함수(loss): 44900.33 tloss: 227.50821 trate 0</text:p>
          </table:table-cell>
        </table:table-row>
        <table:table-row table:style-name="ro1">
          <table:table-cell office:value-type="string" calcext:value-type="string">
            <text:p>테스트 데이터 정확도: 51.65946 손실 함수(loss): 49000.6 tloss: 248.966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38 트레이닝 데이터 정확도: nan 손실 함수(loss): 44736.395 tloss: 228.02434 trate 0</text:p>
          </table:table-cell>
        </table:table-row>
        <table:table-row table:style-name="ro1">
          <table:table-cell office:value-type="string" calcext:value-type="string">
            <text:p>테스트 데이터 정확도: 52.014595 손실 함수(loss): 48619.066 tloss: 247.991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39 트레이닝 데이터 정확도: nan 손실 함수(loss): 44627.715 tloss: 228.01227 trate 0</text:p>
          </table:table-cell>
        </table:table-row>
        <table:table-row table:style-name="ro1">
          <table:table-cell office:value-type="string" calcext:value-type="string">
            <text:p>테스트 데이터 정확도: 51.31009 손실 함수(loss): 49560.004 tloss: 250.168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40 트레이닝 데이터 정확도: nan 손실 함수(loss): 44881.35 tloss: 228.93285 trate 0</text:p>
          </table:table-cell>
        </table:table-row>
        <table:table-row table:style-name="ro1">
          <table:table-cell office:value-type="string" calcext:value-type="string">
            <text:p>테스트 데이터 정확도: 51.512917 손실 함수(loss): 48220.594 tloss: 248.733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41 트레이닝 데이터 정확도: nan 손실 함수(loss): 44724.26 tloss: 228.03787 trate 0</text:p>
          </table:table-cell>
        </table:table-row>
        <table:table-row table:style-name="ro1">
          <table:table-cell office:value-type="string" calcext:value-type="string">
            <text:p>테스트 데이터 정확도: 51.314938 손실 함수(loss): 49464.035 tloss: 249.282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42 트레이닝 데이터 정확도: nan 손실 함수(loss): 44745.406 tloss: 228.43704 trate 0</text:p>
          </table:table-cell>
        </table:table-row>
        <table:table-row table:style-name="ro1">
          <table:table-cell office:value-type="string" calcext:value-type="string">
            <text:p>테스트 데이터 정확도: 51.84037 손실 함수(loss): 48110.457 tloss: 247.002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43 트레이닝 데이터 정확도: nan 손실 함수(loss): 44793.0 tloss: 228.4732 trate 0</text:p>
          </table:table-cell>
        </table:table-row>
        <table:table-row table:style-name="ro1">
          <table:table-cell office:value-type="string" calcext:value-type="string">
            <text:p>테스트 데이터 정확도: 51.8883 손실 함수(loss): 49684.277 tloss: 252.450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44 트레이닝 데이터 정확도: nan 손실 함수(loss): 44805.133 tloss: 228.06575 trate 0</text:p>
          </table:table-cell>
        </table:table-row>
        <table:table-row table:style-name="ro1">
          <table:table-cell office:value-type="string" calcext:value-type="string">
            <text:p>테스트 데이터 정확도: 52.36411 손실 함수(loss): 49451.777 tloss: 250.355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45 트레이닝 데이터 정확도: nan 손실 함수(loss): 44881.26 tloss: 229.24255 trate 0</text:p>
          </table:table-cell>
        </table:table-row>
        <table:table-row table:style-name="ro1">
          <table:table-cell office:value-type="string" calcext:value-type="string">
            <text:p>테스트 데이터 정확도: 52.521885 손실 함수(loss): 49862.777 tloss: 253.290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46 트레이닝 데이터 정확도: nan 손실 함수(loss): 44676.3 tloss: 227.46187 trate 0</text:p>
          </table:table-cell>
        </table:table-row>
        <table:table-row table:style-name="ro1">
          <table:table-cell office:value-type="string" calcext:value-type="string">
            <text:p>테스트 데이터 정확도: 52.241524 손실 함수(loss): 48943.12 tloss: 248.987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47 트레이닝 데이터 정확도: nan 손실 함수(loss): 44811.055 tloss: 228.5824 trate 0</text:p>
          </table:table-cell>
        </table:table-row>
        <table:table-row table:style-name="ro1">
          <table:table-cell office:value-type="string" calcext:value-type="string">
            <text:p>테스트 데이터 정확도: 51.96561 손실 함수(loss): 49397.035 tloss: 253.807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48 트레이닝 데이터 정확도: nan 손실 함수(loss): 44567.062 tloss: 227.53883 trate 0</text:p>
          </table:table-cell>
        </table:table-row>
        <table:table-row table:style-name="ro1">
          <table:table-cell office:value-type="string" calcext:value-type="string">
            <text:p>테스트 데이터 정확도: 51.999676 손실 함수(loss): 48675.96 tloss: 247.91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49 트레이닝 데이터 정확도: nan 손실 함수(loss): 44693.633 tloss: 227.89566 trate 0</text:p>
          </table:table-cell>
        </table:table-row>
        <table:table-row table:style-name="ro1">
          <table:table-cell office:value-type="string" calcext:value-type="string">
            <text:p>테스트 데이터 정확도: 52.83347 손실 함수(loss): 49844.305 tloss: 254.407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50 트레이닝 데이터 정확도: nan 손실 함수(loss): 44799.4 tloss: 228.62305 trate 0</text:p>
          </table:table-cell>
        </table:table-row>
        <table:table-row table:style-name="ro1">
          <table:table-cell office:value-type="string" calcext:value-type="string">
            <text:p>테스트 데이터 정확도: 51.645756 손실 함수(loss): 49817.934 tloss: 250.62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51 트레이닝 데이터 정확도: nan 손실 함수(loss): 44772.137 tloss: 227.55641 trate 0</text:p>
          </table:table-cell>
        </table:table-row>
        <table:table-row table:style-name="ro1">
          <table:table-cell office:value-type="string" calcext:value-type="string">
            <text:p>테스트 데이터 정확도: 51.80725 손실 함수(loss): 49298.695 tloss: 251.913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52 트레이닝 데이터 정확도: nan 손실 함수(loss): 44497.79 tloss: 227.62602 trate 0</text:p>
          </table:table-cell>
        </table:table-row>
        <table:table-row table:style-name="ro1">
          <table:table-cell office:value-type="string" calcext:value-type="string">
            <text:p>테스트 데이터 정확도: 51.5268 손실 함수(loss): 48536.06 tloss: 249.029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53 트레이닝 데이터 정확도: nan 손실 함수(loss): 44869.777 tloss: 228.4193 trate 0</text:p>
          </table:table-cell>
        </table:table-row>
        <table:table-row table:style-name="ro1">
          <table:table-cell office:value-type="string" calcext:value-type="string">
            <text:p>테스트 데이터 정확도: 51.865993 손실 함수(loss): 49636.74 tloss: 252.3799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54 트레이닝 데이터 정확도: nan 손실 함수(loss): 44544.133 tloss: 227.28409 trate 0</text:p>
          </table:table-cell>
        </table:table-row>
        <table:table-row table:style-name="ro1">
          <table:table-cell office:value-type="string" calcext:value-type="string">
            <text:p>테스트 데이터 정확도: 51.83703 손실 함수(loss): 48896.5 tloss: 250.943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55 트레이닝 데이터 정확도: nan 손실 함수(loss): 44727.19 tloss: 228.6246 trate 0</text:p>
          </table:table-cell>
        </table:table-row>
        <table:table-row table:style-name="ro1">
          <table:table-cell office:value-type="string" calcext:value-type="string">
            <text:p>테스트 데이터 정확도: 51.812336 손실 함수(loss): 48742.062 tloss: 248.132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56 트레이닝 데이터 정확도: nan 손실 함수(loss): 44741.96 tloss: 227.4022 trate 0</text:p>
          </table:table-cell>
        </table:table-row>
        <table:table-row table:style-name="ro1">
          <table:table-cell office:value-type="string" calcext:value-type="string">
            <text:p>테스트 데이터 정확도: 51.687496 손실 함수(loss): 49427.273 tloss: 250.920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57 트레이닝 데이터 정확도: nan 손실 함수(loss): 44976.965 tloss: 229.21172 trate 0</text:p>
          </table:table-cell>
        </table:table-row>
        <table:table-row table:style-name="ro1">
          <table:table-cell office:value-type="string" calcext:value-type="string">
            <text:p>테스트 데이터 정확도: 51.46744 손실 함수(loss): 48921.418 tloss: 251.983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58 트레이닝 데이터 정확도: nan 손실 함수(loss): 44694.273 tloss: 227.62411 trate 0</text:p>
          </table:table-cell>
        </table:table-row>
        <table:table-row table:style-name="ro1">
          <table:table-cell office:value-type="string" calcext:value-type="string">
            <text:p>테스트 데이터 정확도: 51.86463 손실 함수(loss): 48902.78 tloss: 250.888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59 트레이닝 데이터 정확도: nan 손실 함수(loss): 44768.28 tloss: 227.55026 trate 0</text:p>
          </table:table-cell>
        </table:table-row>
        <table:table-row table:style-name="ro1">
          <table:table-cell office:value-type="string" calcext:value-type="string">
            <text:p>테스트 데이터 정확도: 51.968304 손실 함수(loss): 49703.43 tloss: 252.800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60 트레이닝 데이터 정확도: nan 손실 함수(loss): 44939.61 tloss: 227.57309 trate 0</text:p>
          </table:table-cell>
        </table:table-row>
        <table:table-row table:style-name="ro1">
          <table:table-cell office:value-type="string" calcext:value-type="string">
            <text:p>테스트 데이터 정확도: 51.883564 손실 함수(loss): 48964.75 tloss: 250.370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61 트레이닝 데이터 정확도: nan 손실 함수(loss): 44501.027 tloss: 226.66905 trate 0</text:p>
          </table:table-cell>
        </table:table-row>
        <table:table-row table:style-name="ro1">
          <table:table-cell office:value-type="string" calcext:value-type="string">
            <text:p>테스트 데이터 정확도: 51.984554 손실 함수(loss): 48216.68 tloss: 247.7011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62 트레이닝 데이터 정확도: nan 손실 함수(loss): 44666.94 tloss: 227.72408 trate 0</text:p>
          </table:table-cell>
        </table:table-row>
        <table:table-row table:style-name="ro1">
          <table:table-cell office:value-type="string" calcext:value-type="string">
            <text:p>테스트 데이터 정확도: 51.330605 손실 함수(loss): 48135.812 tloss: 247.935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63 트레이닝 데이터 정확도: nan 손실 함수(loss): 44423.88 tloss: 227.48688 trate 0</text:p>
          </table:table-cell>
        </table:table-row>
        <table:table-row table:style-name="ro1">
          <table:table-cell office:value-type="string" calcext:value-type="string">
            <text:p>테스트 데이터 정확도: 51.620113 손실 함수(loss): 48254.832 tloss: 247.300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64 트레이닝 데이터 정확도: nan 손실 함수(loss): 44819.477 tloss: 228.42696 trate 0</text:p>
          </table:table-cell>
        </table:table-row>
        <table:table-row table:style-name="ro1">
          <table:table-cell office:value-type="string" calcext:value-type="string">
            <text:p>테스트 데이터 정확도: 52.39628 손실 함수(loss): 49933.305 tloss: 254.272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65 트레이닝 데이터 정확도: nan 손실 함수(loss): 44875.28 tloss: 228.16676 trate 0</text:p>
          </table:table-cell>
        </table:table-row>
        <table:table-row table:style-name="ro1">
          <table:table-cell office:value-type="string" calcext:value-type="string">
            <text:p>테스트 데이터 정확도: 51.52251 손실 함수(loss): 48629.676 tloss: 247.379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66 트레이닝 데이터 정확도: nan 손실 함수(loss): 44750.926 tloss: 228.10315 trate 0</text:p>
          </table:table-cell>
        </table:table-row>
        <table:table-row table:style-name="ro1">
          <table:table-cell office:value-type="string" calcext:value-type="string">
            <text:p>테스트 데이터 정확도: 51.658195 손실 함수(loss): 48540.273 tloss: 249.722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67 트레이닝 데이터 정확도: nan 손실 함수(loss): 44887.367 tloss: 228.69998 trate 0</text:p>
          </table:table-cell>
        </table:table-row>
        <table:table-row table:style-name="ro1">
          <table:table-cell office:value-type="string" calcext:value-type="string">
            <text:p>테스트 데이터 정확도: 52.163136 손실 함수(loss): 49525.22 tloss: 251.5033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68 트레이닝 데이터 정확도: nan 손실 함수(loss): 44466.387 tloss: 227.71906 trate 0</text:p>
          </table:table-cell>
        </table:table-row>
        <table:table-row table:style-name="ro1">
          <table:table-cell office:value-type="string" calcext:value-type="string">
            <text:p>테스트 데이터 정확도: 51.42294 손실 함수(loss): 48345.758 tloss: 246.820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69 트레이닝 데이터 정확도: nan 손실 함수(loss): 44534.324 tloss: 227.9716 trate 0</text:p>
          </table:table-cell>
        </table:table-row>
        <table:table-row table:style-name="ro1">
          <table:table-cell office:value-type="string" calcext:value-type="string">
            <text:p>테스트 데이터 정확도: 51.6865 손실 함수(loss): 49213.6 tloss: 248.9480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70 트레이닝 데이터 정확도: nan 손실 함수(loss): 44621.965 tloss: 226.94174 trate 0</text:p>
          </table:table-cell>
        </table:table-row>
        <table:table-row table:style-name="ro1">
          <table:table-cell office:value-type="string" calcext:value-type="string">
            <text:p>테스트 데이터 정확도: 51.361042 손실 함수(loss): 48345.656 tloss: 248.3712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71 트레이닝 데이터 정확도: nan 손실 함수(loss): 44622.13 tloss: 227.30806 trate 0</text:p>
          </table:table-cell>
        </table:table-row>
        <table:table-row table:style-name="ro1">
          <table:table-cell office:value-type="string" calcext:value-type="string">
            <text:p>테스트 데이터 정확도: 51.329723 손실 함수(loss): 49440.145 tloss: 249.893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72 트레이닝 데이터 정확도: nan 손실 함수(loss): 45056.055 tloss: 228.32616 trate 0</text:p>
          </table:table-cell>
        </table:table-row>
        <table:table-row table:style-name="ro1">
          <table:table-cell office:value-type="string" calcext:value-type="string">
            <text:p>테스트 데이터 정확도: 51.463795 손실 함수(loss): 49003.164 tloss: 251.943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73 트레이닝 데이터 정확도: nan 손실 함수(loss): 44563.31 tloss: 228.05882 trate 0</text:p>
          </table:table-cell>
        </table:table-row>
        <table:table-row table:style-name="ro1">
          <table:table-cell office:value-type="string" calcext:value-type="string">
            <text:p>테스트 데이터 정확도: 52.165073 손실 함수(loss): 49044.473 tloss: 250.49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74 트레이닝 데이터 정확도: nan 손실 함수(loss): 44791.145 tloss: 228.58052 trate 0</text:p>
          </table:table-cell>
        </table:table-row>
        <table:table-row table:style-name="ro1">
          <table:table-cell office:value-type="string" calcext:value-type="string">
            <text:p>테스트 데이터 정확도: 51.30491 손실 함수(loss): 48926.04 tloss: 249.230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75 트레이닝 데이터 정확도: nan 손실 함수(loss): 44611.168 tloss: 226.92543 trate 0</text:p>
          </table:table-cell>
        </table:table-row>
        <table:table-row table:style-name="ro1">
          <table:table-cell office:value-type="string" calcext:value-type="string">
            <text:p>테스트 데이터 정확도: 51.405632 손실 함수(loss): 49492.05 tloss: 250.343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76 트레이닝 데이터 정확도: nan 손실 함수(loss): 45209.465 tloss: 229.46875 trate 0</text:p>
          </table:table-cell>
        </table:table-row>
        <table:table-row table:style-name="ro1">
          <table:table-cell office:value-type="string" calcext:value-type="string">
            <text:p>테스트 데이터 정확도: 52.187653 손실 함수(loss): 49462.727 tloss: 253.285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77 트레이닝 데이터 정확도: nan 손실 함수(loss): 44622.094 tloss: 226.70659 trate 0</text:p>
          </table:table-cell>
        </table:table-row>
        <table:table-row table:style-name="ro1">
          <table:table-cell office:value-type="string" calcext:value-type="string">
            <text:p>테스트 데이터 정확도: 51.817562 손실 함수(loss): 49122.094 tloss: 250.214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78 트레이닝 데이터 정확도: nan 손실 함수(loss): 44536.11 tloss: 227.922 trate 0</text:p>
          </table:table-cell>
        </table:table-row>
        <table:table-row table:style-name="ro1">
          <table:table-cell office:value-type="string" calcext:value-type="string">
            <text:p>테스트 데이터 정확도: 51.077724 손실 함수(loss): 48847.723 tloss: 248.385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79 트레이닝 데이터 정확도: nan 손실 함수(loss): 44458.863 tloss: 227.86426 trate 0</text:p>
          </table:table-cell>
        </table:table-row>
        <table:table-row table:style-name="ro1">
          <table:table-cell office:value-type="string" calcext:value-type="string">
            <text:p>테스트 데이터 정확도: 52.02006 손실 함수(loss): 48910.55 tloss: 249.092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80 트레이닝 데이터 정확도: nan 손실 함수(loss): 44494.0 tloss: 227.29895 trate 0</text:p>
          </table:table-cell>
        </table:table-row>
        <table:table-row table:style-name="ro1">
          <table:table-cell office:value-type="string" calcext:value-type="string">
            <text:p>테스트 데이터 정확도: 51.86294 손실 함수(loss): 48832.78 tloss: 250.6971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81 트레이닝 데이터 정확도: nan 손실 함수(loss): 44683.383 tloss: 226.65764 trate 0</text:p>
          </table:table-cell>
        </table:table-row>
        <table:table-row table:style-name="ro1">
          <table:table-cell office:value-type="string" calcext:value-type="string">
            <text:p>테스트 데이터 정확도: 51.9009 손실 함수(loss): 48855.113 tloss: 250.226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82 트레이닝 데이터 정확도: nan 손실 함수(loss): 44676.805 tloss: 227.82173 trate 0</text:p>
          </table:table-cell>
        </table:table-row>
        <table:table-row table:style-name="ro1">
          <table:table-cell office:value-type="string" calcext:value-type="string">
            <text:p>테스트 데이터 정확도: 51.143673 손실 함수(loss): 49056.793 tloss: 249.928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83 트레이닝 데이터 정확도: nan 손실 함수(loss): 44714.33 tloss: 228.21396 trate 0</text:p>
          </table:table-cell>
        </table:table-row>
        <table:table-row table:style-name="ro1">
          <table:table-cell office:value-type="string" calcext:value-type="string">
            <text:p>테스트 데이터 정확도: 51.450867 손실 함수(loss): 48996.645 tloss: 247.584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84 트레이닝 데이터 정확도: nan 손실 함수(loss): 44634.27 tloss: 228.07065 trate 0</text:p>
          </table:table-cell>
        </table:table-row>
        <table:table-row table:style-name="ro1">
          <table:table-cell office:value-type="string" calcext:value-type="string">
            <text:p>테스트 데이터 정확도: 51.36419 손실 함수(loss): 48087.254 tloss: 247.251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85 트레이닝 데이터 정확도: nan 손실 함수(loss): 44564.6 tloss: 226.49893 trate 0</text:p>
          </table:table-cell>
        </table:table-row>
        <table:table-row table:style-name="ro1">
          <table:table-cell office:value-type="string" calcext:value-type="string">
            <text:p>테스트 데이터 정확도: 51.611713 손실 함수(loss): 49300.043 tloss: 252.190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86 트레이닝 데이터 정확도: nan 손실 함수(loss): 44546.035 tloss: 227.05847 trate 0</text:p>
          </table:table-cell>
        </table:table-row>
        <table:table-row table:style-name="ro1">
          <table:table-cell office:value-type="string" calcext:value-type="string">
            <text:p>테스트 데이터 정확도: 51.512783 손실 함수(loss): 49165.043 tloss: 251.504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87 트레이닝 데이터 정확도: nan 손실 함수(loss): 44895.938 tloss: 228.6432 trate 0</text:p>
          </table:table-cell>
        </table:table-row>
        <table:table-row table:style-name="ro1">
          <table:table-cell office:value-type="string" calcext:value-type="string">
            <text:p>테스트 데이터 정확도: 51.233616 손실 함수(loss): 48377.54 tloss: 247.912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88 트레이닝 데이터 정확도: nan 손실 함수(loss): 44456.4 tloss: 227.14531 trate 0</text:p>
          </table:table-cell>
        </table:table-row>
        <table:table-row table:style-name="ro1">
          <table:table-cell office:value-type="string" calcext:value-type="string">
            <text:p>테스트 데이터 정확도: 51.47053 손실 함수(loss): 49591.387 tloss: 252.598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89 트레이닝 데이터 정확도: nan 손실 함수(loss): 44546.9 tloss: 227.28476 trate 0</text:p>
          </table:table-cell>
        </table:table-row>
        <table:table-row table:style-name="ro1">
          <table:table-cell office:value-type="string" calcext:value-type="string">
            <text:p>테스트 데이터 정확도: 51.206543 손실 함수(loss): 48795.887 tloss: 249.278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90 트레이닝 데이터 정확도: nan 손실 함수(loss): 44706.19 tloss: 228.28105 trate 0</text:p>
          </table:table-cell>
        </table:table-row>
        <table:table-row table:style-name="ro1">
          <table:table-cell office:value-type="string" calcext:value-type="string">
            <text:p>테스트 데이터 정확도: 50.842255 손실 함수(loss): 49068.184 tloss: 251.411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91 트레이닝 데이터 정확도: nan 손실 함수(loss): 44629.105 tloss: 227.81985 trate 0</text:p>
          </table:table-cell>
        </table:table-row>
        <table:table-row table:style-name="ro1">
          <table:table-cell office:value-type="string" calcext:value-type="string">
            <text:p>테스트 데이터 정확도: 52.024902 손실 함수(loss): 49817.676 tloss: 253.304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92 트레이닝 데이터 정확도: nan 손실 함수(loss): 44972.742 tloss: 227.82788 trate 0</text:p>
          </table:table-cell>
        </table:table-row>
        <table:table-row table:style-name="ro1">
          <table:table-cell office:value-type="string" calcext:value-type="string">
            <text:p>테스트 데이터 정확도: 52.078976 손실 함수(loss): 49590.05 tloss: 251.914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93 트레이닝 데이터 정확도: nan 손실 함수(loss): 44850.758 tloss: 227.99101 trate 0</text:p>
          </table:table-cell>
        </table:table-row>
        <table:table-row table:style-name="ro1">
          <table:table-cell office:value-type="string" calcext:value-type="string">
            <text:p>테스트 데이터 정확도: 51.793823 손실 함수(loss): 48916.43 tloss: 249.512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94 트레이닝 데이터 정확도: nan 손실 함수(loss): 44400.72 tloss: 227.50327 trate 0</text:p>
          </table:table-cell>
        </table:table-row>
        <table:table-row table:style-name="ro1">
          <table:table-cell office:value-type="string" calcext:value-type="string">
            <text:p>테스트 데이터 정확도: 51.951878 손실 함수(loss): 48525.05 tloss: 249.472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95 트레이닝 데이터 정확도: nan 손실 함수(loss): 44642.176 tloss: 228.68037 trate 0</text:p>
          </table:table-cell>
        </table:table-row>
        <table:table-row table:style-name="ro1">
          <table:table-cell office:value-type="string" calcext:value-type="string">
            <text:p>테스트 데이터 정확도: 51.64618 손실 함수(loss): 49502.188 tloss: 253.661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96 트레이닝 데이터 정확도: nan 손실 함수(loss): 44493.02 tloss: 228.11674 trate 0</text:p>
          </table:table-cell>
        </table:table-row>
        <table:table-row table:style-name="ro1">
          <table:table-cell office:value-type="string" calcext:value-type="string">
            <text:p>테스트 데이터 정확도: 50.97034 손실 함수(loss): 49668.207 tloss: 249.577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97 트레이닝 데이터 정확도: nan 손실 함수(loss): 44398.203 tloss: 227.49329 trate 0</text:p>
          </table:table-cell>
        </table:table-row>
        <table:table-row table:style-name="ro1">
          <table:table-cell office:value-type="string" calcext:value-type="string">
            <text:p>테스트 데이터 정확도: 52.070477 손실 함수(loss): 49679.09 tloss: 251.949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98 트레이닝 데이터 정확도: nan 손실 함수(loss): 44632.56 tloss: 227.223 trate 0</text:p>
          </table:table-cell>
        </table:table-row>
        <table:table-row table:style-name="ro1">
          <table:table-cell office:value-type="string" calcext:value-type="string">
            <text:p>테스트 데이터 정확도: 51.650444 손실 함수(loss): 49278.312 tloss: 249.6142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2999 트레이닝 데이터 정확도: nan 손실 함수(loss): 44745.363 tloss: 227.97481 trate 0</text:p>
          </table:table-cell>
        </table:table-row>
        <table:table-row table:style-name="ro1">
          <table:table-cell office:value-type="string" calcext:value-type="string">
            <text:p>테스트 데이터 정확도: 50.998684 손실 함수(loss): 49544.098 tloss: 251.7491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00 트레이닝 데이터 정확도: nan 손실 함수(loss): 44541.33 tloss: 227.63911 trate 0</text:p>
          </table:table-cell>
        </table:table-row>
        <table:table-row table:style-name="ro1">
          <table:table-cell office:value-type="string" calcext:value-type="string">
            <text:p>테스트 데이터 정확도: 52.220375 손실 함수(loss): 48982.785 tloss: 249.191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01 트레이닝 데이터 정확도: nan 손실 함수(loss): 44468.723 tloss: 228.15083 trate 0</text:p>
          </table:table-cell>
        </table:table-row>
        <table:table-row table:style-name="ro1">
          <table:table-cell office:value-type="string" calcext:value-type="string">
            <text:p>테스트 데이터 정확도: 51.78114 손실 함수(loss): 50021.938 tloss: 253.937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02 트레이닝 데이터 정확도: nan 손실 함수(loss): 44808.24 tloss: 228.0314 trate 0</text:p>
          </table:table-cell>
        </table:table-row>
        <table:table-row table:style-name="ro1">
          <table:table-cell office:value-type="string" calcext:value-type="string">
            <text:p>테스트 데이터 정확도: 51.75781 손실 함수(loss): 49183.418 tloss: 252.169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03 트레이닝 데이터 정확도: nan 손실 함수(loss): 44507.336 tloss: 227.17961 trate 0</text:p>
          </table:table-cell>
        </table:table-row>
        <table:table-row table:style-name="ro1">
          <table:table-cell office:value-type="string" calcext:value-type="string">
            <text:p>테스트 데이터 정확도: 50.984707 손실 함수(loss): 48146.957 tloss: 248.697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04 트레이닝 데이터 정확도: nan 손실 함수(loss): 44739.21 tloss: 227.2764 trate 0</text:p>
          </table:table-cell>
        </table:table-row>
        <table:table-row table:style-name="ro1">
          <table:table-cell office:value-type="string" calcext:value-type="string">
            <text:p>테스트 데이터 정확도: 51.05994 손실 함수(loss): 48632.66 tloss: 248.1191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05 트레이닝 데이터 정확도: nan 손실 함수(loss): 44708.977 tloss: 228.39236 trate 0</text:p>
          </table:table-cell>
        </table:table-row>
        <table:table-row table:style-name="ro1">
          <table:table-cell office:value-type="string" calcext:value-type="string">
            <text:p>테스트 데이터 정확도: 51.541317 손실 함수(loss): 48559.176 tloss: 250.57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06 트레이닝 데이터 정확도: nan 손실 함수(loss): 44741.887 tloss: 228.24178 trate 0</text:p>
          </table:table-cell>
        </table:table-row>
        <table:table-row table:style-name="ro1">
          <table:table-cell office:value-type="string" calcext:value-type="string">
            <text:p>테스트 데이터 정확도: 51.662846 손실 함수(loss): 49204.43 tloss: 250.181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07 트레이닝 데이터 정확도: nan 손실 함수(loss): 44373.086 tloss: 226.61049 trate 0</text:p>
          </table:table-cell>
        </table:table-row>
        <table:table-row table:style-name="ro1">
          <table:table-cell office:value-type="string" calcext:value-type="string">
            <text:p>테스트 데이터 정확도: 51.659615 손실 함수(loss): 49767.66 tloss: 251.415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08 트레이닝 데이터 정확도: nan 손실 함수(loss): 44662.566 tloss: 227.20169 trate 0</text:p>
          </table:table-cell>
        </table:table-row>
        <table:table-row table:style-name="ro1">
          <table:table-cell office:value-type="string" calcext:value-type="string">
            <text:p>테스트 데이터 정확도: 51.463543 손실 함수(loss): 50050.5 tloss: 252.705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09 트레이닝 데이터 정확도: nan 손실 함수(loss): 44508.08 tloss: 227.24721 trate 0</text:p>
          </table:table-cell>
        </table:table-row>
        <table:table-row table:style-name="ro1">
          <table:table-cell office:value-type="string" calcext:value-type="string">
            <text:p>테스트 데이터 정확도: 51.181805 손실 함수(loss): 49618.277 tloss: 251.977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10 트레이닝 데이터 정확도: nan 손실 함수(loss): 44597.137 tloss: 227.2829 trate 0</text:p>
          </table:table-cell>
        </table:table-row>
        <table:table-row table:style-name="ro1">
          <table:table-cell office:value-type="string" calcext:value-type="string">
            <text:p>테스트 데이터 정확도: 51.348835 손실 함수(loss): 49465.383 tloss: 251.583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11 트레이닝 데이터 정확도: nan 손실 함수(loss): 44299.527 tloss: 226.65453 trate 0</text:p>
          </table:table-cell>
        </table:table-row>
        <table:table-row table:style-name="ro1">
          <table:table-cell office:value-type="string" calcext:value-type="string">
            <text:p>테스트 데이터 정확도: 51.663277 손실 함수(loss): 49221.56 tloss: 249.786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12 트레이닝 데이터 정확도: nan 손실 함수(loss): 44619.465 tloss: 227.41891 trate 0</text:p>
          </table:table-cell>
        </table:table-row>
        <table:table-row table:style-name="ro1">
          <table:table-cell office:value-type="string" calcext:value-type="string">
            <text:p>테스트 데이터 정확도: 51.99283 손실 함수(loss): 49403.78 tloss: 251.67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13 트레이닝 데이터 정확도: nan 손실 함수(loss): 44768.387 tloss: 228.11882 trate 0</text:p>
          </table:table-cell>
        </table:table-row>
        <table:table-row table:style-name="ro1">
          <table:table-cell office:value-type="string" calcext:value-type="string">
            <text:p>테스트 데이터 정확도: 51.9087 손실 함수(loss): 49807.043 tloss: 254.294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14 트레이닝 데이터 정확도: nan 손실 함수(loss): 44641.133 tloss: 228.62866 trate 0</text:p>
          </table:table-cell>
        </table:table-row>
        <table:table-row table:style-name="ro1">
          <table:table-cell office:value-type="string" calcext:value-type="string">
            <text:p>테스트 데이터 정확도: 52.221546 손실 함수(loss): 49883.594 tloss: 250.88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15 트레이닝 데이터 정확도: nan 손실 함수(loss): 44338.25 tloss: 227.22914 trate 0</text:p>
          </table:table-cell>
        </table:table-row>
        <table:table-row table:style-name="ro1">
          <table:table-cell office:value-type="string" calcext:value-type="string">
            <text:p>테스트 데이터 정확도: 50.72973 손실 함수(loss): 49172.957 tloss: 251.60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16 트레이닝 데이터 정확도: nan 손실 함수(loss): 44721.3 tloss: 227.91577 trate 0</text:p>
          </table:table-cell>
        </table:table-row>
        <table:table-row table:style-name="ro1">
          <table:table-cell office:value-type="string" calcext:value-type="string">
            <text:p>테스트 데이터 정확도: 51.79729 손실 함수(loss): 49059.082 tloss: 250.9740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17 트레이닝 데이터 정확도: nan 손실 함수(loss): 44290.754 tloss: 226.8021 trate 0</text:p>
          </table:table-cell>
        </table:table-row>
        <table:table-row table:style-name="ro1">
          <table:table-cell office:value-type="string" calcext:value-type="string">
            <text:p>테스트 데이터 정확도: 51.743855 손실 함수(loss): 49419.12 tloss: 248.561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18 트레이닝 데이터 정확도: nan 손실 함수(loss): 44302.773 tloss: 226.9932 trate 0</text:p>
          </table:table-cell>
        </table:table-row>
        <table:table-row table:style-name="ro1">
          <table:table-cell office:value-type="string" calcext:value-type="string">
            <text:p>테스트 데이터 정확도: 51.284657 손실 함수(loss): 48691.77 tloss: 253.093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19 트레이닝 데이터 정확도: nan 손실 함수(loss): 44471.668 tloss: 226.80368 trate 0</text:p>
          </table:table-cell>
        </table:table-row>
        <table:table-row table:style-name="ro1">
          <table:table-cell office:value-type="string" calcext:value-type="string">
            <text:p>테스트 데이터 정확도: 51.496147 손실 함수(loss): 49984.53 tloss: 252.034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20 트레이닝 데이터 정확도: nan 손실 함수(loss): 44838.895 tloss: 227.95819 trate 0</text:p>
          </table:table-cell>
        </table:table-row>
        <table:table-row table:style-name="ro1">
          <table:table-cell office:value-type="string" calcext:value-type="string">
            <text:p>테스트 데이터 정확도: 51.738525 손실 함수(loss): 49229.03 tloss: 252.222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21 트레이닝 데이터 정확도: nan 손실 함수(loss): 44678.406 tloss: 228.58508 trate 0</text:p>
          </table:table-cell>
        </table:table-row>
        <table:table-row table:style-name="ro1">
          <table:table-cell office:value-type="string" calcext:value-type="string">
            <text:p>테스트 데이터 정확도: 51.794453 손실 함수(loss): 48656.34 tloss: 248.047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22 트레이닝 데이터 정확도: nan 손실 함수(loss): 45011.535 tloss: 228.71094 trate 0</text:p>
          </table:table-cell>
        </table:table-row>
        <table:table-row table:style-name="ro1">
          <table:table-cell office:value-type="string" calcext:value-type="string">
            <text:p>테스트 데이터 정확도: 51.15921 손실 함수(loss): 48775.07 tloss: 248.94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23 트레이닝 데이터 정확도: nan 손실 함수(loss): 44680.676 tloss: 227.81488 trate 0</text:p>
          </table:table-cell>
        </table:table-row>
        <table:table-row table:style-name="ro1">
          <table:table-cell office:value-type="string" calcext:value-type="string">
            <text:p>테스트 데이터 정확도: 51.791355 손실 함수(loss): 49669.816 tloss: 249.79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24 트레이닝 데이터 정확도: nan 손실 함수(loss): 44638.156 tloss: 227.0496 trate 0</text:p>
          </table:table-cell>
        </table:table-row>
        <table:table-row table:style-name="ro1">
          <table:table-cell office:value-type="string" calcext:value-type="string">
            <text:p>테스트 데이터 정확도: 52.16691 손실 함수(loss): 48975.387 tloss: 248.339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25 트레이닝 데이터 정확도: nan 손실 함수(loss): 44750.7 tloss: 227.7314 trate 0</text:p>
          </table:table-cell>
        </table:table-row>
        <table:table-row table:style-name="ro1">
          <table:table-cell office:value-type="string" calcext:value-type="string">
            <text:p>테스트 데이터 정확도: 51.703613 손실 함수(loss): 49597.086 tloss: 252.075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26 트레이닝 데이터 정확도: nan 손실 함수(loss): 44585.953 tloss: 227.73924 trate 0</text:p>
          </table:table-cell>
        </table:table-row>
        <table:table-row table:style-name="ro1">
          <table:table-cell office:value-type="string" calcext:value-type="string">
            <text:p>테스트 데이터 정확도: 51.517277 손실 함수(loss): 49074.8 tloss: 250.095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27 트레이닝 데이터 정확도: nan 손실 함수(loss): 44488.273 tloss: 227.53723 trate 0</text:p>
          </table:table-cell>
        </table:table-row>
        <table:table-row table:style-name="ro1">
          <table:table-cell office:value-type="string" calcext:value-type="string">
            <text:p>테스트 데이터 정확도: 51.71875 손실 함수(loss): 49300.79 tloss: 249.042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28 트레이닝 데이터 정확도: nan 손실 함수(loss): 44721.047 tloss: 228.14441 trate 0</text:p>
          </table:table-cell>
        </table:table-row>
        <table:table-row table:style-name="ro1">
          <table:table-cell office:value-type="string" calcext:value-type="string">
            <text:p>테스트 데이터 정확도: 51.450443 손실 함수(loss): 49064.152 tloss: 245.784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29 트레이닝 데이터 정확도: nan 손실 함수(loss): 44504.98 tloss: 227.05353 trate 0</text:p>
          </table:table-cell>
        </table:table-row>
        <table:table-row table:style-name="ro1">
          <table:table-cell office:value-type="string" calcext:value-type="string">
            <text:p>테스트 데이터 정확도: 52.54899 손실 함수(loss): 47916.777 tloss: 245.9874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30 트레이닝 데이터 정확도: nan 손실 함수(loss): 44796.273 tloss: 227.96466 trate 0</text:p>
          </table:table-cell>
        </table:table-row>
        <table:table-row table:style-name="ro1">
          <table:table-cell office:value-type="string" calcext:value-type="string">
            <text:p>테스트 데이터 정확도: 51.30515 손실 함수(loss): 49207.02 tloss: 249.1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31 트레이닝 데이터 정확도: nan 손실 함수(loss): 44445.66 tloss: 227.02628 trate 0</text:p>
          </table:table-cell>
        </table:table-row>
        <table:table-row table:style-name="ro1">
          <table:table-cell office:value-type="string" calcext:value-type="string">
            <text:p>테스트 데이터 정확도: 51.54813 손실 함수(loss): 48492.45 tloss: 248.678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32 트레이닝 데이터 정확도: nan 손실 함수(loss): 44648.49 tloss: 228.26973 trate 0</text:p>
          </table:table-cell>
        </table:table-row>
        <table:table-row table:style-name="ro1">
          <table:table-cell office:value-type="string" calcext:value-type="string">
            <text:p>테스트 데이터 정확도: 51.09965 손실 함수(loss): 48901.082 tloss: 249.106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33 트레이닝 데이터 정확도: nan 손실 함수(loss): 44160.723 tloss: 226.61667 trate 0</text:p>
          </table:table-cell>
        </table:table-row>
        <table:table-row table:style-name="ro1">
          <table:table-cell office:value-type="string" calcext:value-type="string">
            <text:p>테스트 데이터 정확도: 51.953777 손실 함수(loss): 48654.535 tloss: 250.663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34 트레이닝 데이터 정확도: nan 손실 함수(loss): 44699.44 tloss: 227.57472 trate 0</text:p>
          </table:table-cell>
        </table:table-row>
        <table:table-row table:style-name="ro1">
          <table:table-cell office:value-type="string" calcext:value-type="string">
            <text:p>테스트 데이터 정확도: 51.723248 손실 함수(loss): 49910.848 tloss: 253.523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35 트레이닝 데이터 정확도: nan 손실 함수(loss): 44572.195 tloss: 228.3383 trate 0</text:p>
          </table:table-cell>
        </table:table-row>
        <table:table-row table:style-name="ro1">
          <table:table-cell office:value-type="string" calcext:value-type="string">
            <text:p>테스트 데이터 정확도: 51.3726 손실 함수(loss): 48820.16 tloss: 248.372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36 트레이닝 데이터 정확도: nan 손실 함수(loss): 44390.363 tloss: 226.63618 trate 0</text:p>
          </table:table-cell>
        </table:table-row>
        <table:table-row table:style-name="ro1">
          <table:table-cell office:value-type="string" calcext:value-type="string">
            <text:p>테스트 데이터 정확도: 51.255913 손실 함수(loss): 49036.26 tloss: 250.559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37 트레이닝 데이터 정확도: nan 손실 함수(loss): 44410.695 tloss: 226.88518 trate 0</text:p>
          </table:table-cell>
        </table:table-row>
        <table:table-row table:style-name="ro1">
          <table:table-cell office:value-type="string" calcext:value-type="string">
            <text:p>테스트 데이터 정확도: 51.31209 손실 함수(loss): 48938.113 tloss: 248.695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38 트레이닝 데이터 정확도: nan 손실 함수(loss): 44616.496 tloss: 227.53198 trate 0</text:p>
          </table:table-cell>
        </table:table-row>
        <table:table-row table:style-name="ro1">
          <table:table-cell office:value-type="string" calcext:value-type="string">
            <text:p>테스트 데이터 정확도: 51.656242 손실 함수(loss): 49562.688 tloss: 253.873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39 트레이닝 데이터 정확도: nan 손실 함수(loss): 44391.023 tloss: 227.84492 trate 0</text:p>
          </table:table-cell>
        </table:table-row>
        <table:table-row table:style-name="ro1">
          <table:table-cell office:value-type="string" calcext:value-type="string">
            <text:p>테스트 데이터 정확도: 51.31025 손실 함수(loss): 48514.176 tloss: 249.449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40 트레이닝 데이터 정확도: nan 손실 함수(loss): 44358.39 tloss: 227.08571 trate 0</text:p>
          </table:table-cell>
        </table:table-row>
        <table:table-row table:style-name="ro1">
          <table:table-cell office:value-type="string" calcext:value-type="string">
            <text:p>테스트 데이터 정확도: 51.498787 손실 함수(loss): 48846.527 tloss: 250.807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41 트레이닝 데이터 정확도: nan 손실 함수(loss): 44149.492 tloss: 226.98936 trate 0</text:p>
          </table:table-cell>
        </table:table-row>
        <table:table-row table:style-name="ro1">
          <table:table-cell office:value-type="string" calcext:value-type="string">
            <text:p>테스트 데이터 정확도: 51.7535 손실 함수(loss): 49290.383 tloss: 251.111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42 트레이닝 데이터 정확도: nan 손실 함수(loss): 44268.176 tloss: 226.0691 trate 0</text:p>
          </table:table-cell>
        </table:table-row>
        <table:table-row table:style-name="ro1">
          <table:table-cell office:value-type="string" calcext:value-type="string">
            <text:p>테스트 데이터 정확도: 51.52367 손실 함수(loss): 48681.23 tloss: 247.858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43 트레이닝 데이터 정확도: nan 손실 함수(loss): 44643.24 tloss: 227.70247 trate 0</text:p>
          </table:table-cell>
        </table:table-row>
        <table:table-row table:style-name="ro1">
          <table:table-cell office:value-type="string" calcext:value-type="string">
            <text:p>테스트 데이터 정확도: 51.60507 손실 함수(loss): 50235.875 tloss: 251.4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44 트레이닝 데이터 정확도: nan 손실 함수(loss): 44164.297 tloss: 225.05005 trate 0</text:p>
          </table:table-cell>
        </table:table-row>
        <table:table-row table:style-name="ro1">
          <table:table-cell office:value-type="string" calcext:value-type="string">
            <text:p>테스트 데이터 정확도: 51.75182 손실 함수(loss): 49065.785 tloss: 248.666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45 트레이닝 데이터 정확도: nan 손실 함수(loss): 44562.367 tloss: 226.80743 trate 0</text:p>
          </table:table-cell>
        </table:table-row>
        <table:table-row table:style-name="ro1">
          <table:table-cell office:value-type="string" calcext:value-type="string">
            <text:p>테스트 데이터 정확도: 51.827785 손실 함수(loss): 48474.73 tloss: 248.571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46 트레이닝 데이터 정확도: nan 손실 함수(loss): 44517.344 tloss: 227.12633 trate 0</text:p>
          </table:table-cell>
        </table:table-row>
        <table:table-row table:style-name="ro1">
          <table:table-cell office:value-type="string" calcext:value-type="string">
            <text:p>테스트 데이터 정확도: 51.25573 손실 함수(loss): 49366.395 tloss: 253.324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47 트레이닝 데이터 정확도: nan 손실 함수(loss): 44699.01 tloss: 227.6737 trate 0</text:p>
          </table:table-cell>
        </table:table-row>
        <table:table-row table:style-name="ro1">
          <table:table-cell office:value-type="string" calcext:value-type="string">
            <text:p>테스트 데이터 정확도: 52.107727 손실 함수(loss): 49202.805 tloss: 249.652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48 트레이닝 데이터 정확도: nan 손실 함수(loss): 44457.855 tloss: 227.62491 trate 0</text:p>
          </table:table-cell>
        </table:table-row>
        <table:table-row table:style-name="ro1">
          <table:table-cell office:value-type="string" calcext:value-type="string">
            <text:p>테스트 데이터 정확도: 51.49298 손실 함수(loss): 50046.758 tloss: 254.079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49 트레이닝 데이터 정확도: nan 손실 함수(loss): 44406.17 tloss: 226.4226 trate 0</text:p>
          </table:table-cell>
        </table:table-row>
        <table:table-row table:style-name="ro1">
          <table:table-cell office:value-type="string" calcext:value-type="string">
            <text:p>테스트 데이터 정확도: 51.598103 손실 함수(loss): 49869.426 tloss: 252.572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50 트레이닝 데이터 정확도: nan 손실 함수(loss): 44424.344 tloss: 226.85887 trate 0</text:p>
          </table:table-cell>
        </table:table-row>
        <table:table-row table:style-name="ro1">
          <table:table-cell office:value-type="string" calcext:value-type="string">
            <text:p>테스트 데이터 정확도: 51.57947 손실 함수(loss): 48759.652 tloss: 250.405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51 트레이닝 데이터 정확도: nan 손실 함수(loss): 44343.836 tloss: 226.69128 trate 0</text:p>
          </table:table-cell>
        </table:table-row>
        <table:table-row table:style-name="ro1">
          <table:table-cell office:value-type="string" calcext:value-type="string">
            <text:p>테스트 데이터 정확도: 50.911293 손실 함수(loss): 48958.55 tloss: 250.009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52 트레이닝 데이터 정확도: nan 손실 함수(loss): 44297.92 tloss: 226.08485 trate 0</text:p>
          </table:table-cell>
        </table:table-row>
        <table:table-row table:style-name="ro1">
          <table:table-cell office:value-type="string" calcext:value-type="string">
            <text:p>테스트 데이터 정확도: 52.160156 손실 함수(loss): 49299.914 tloss: 251.532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53 트레이닝 데이터 정확도: nan 손실 함수(loss): 44266.082 tloss: 226.24472 trate 0</text:p>
          </table:table-cell>
        </table:table-row>
        <table:table-row table:style-name="ro1">
          <table:table-cell office:value-type="string" calcext:value-type="string">
            <text:p>테스트 데이터 정확도: 51.909363 손실 함수(loss): 50115.93 tloss: 252.136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54 트레이닝 데이터 정확도: nan 손실 함수(loss): 44367.156 tloss: 227.05602 trate 0</text:p>
          </table:table-cell>
        </table:table-row>
        <table:table-row table:style-name="ro1">
          <table:table-cell office:value-type="string" calcext:value-type="string">
            <text:p>테스트 데이터 정확도: 51.780796 손실 함수(loss): 49260.23 tloss: 251.758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55 트레이닝 데이터 정확도: nan 손실 함수(loss): 44536.332 tloss: 227.36835 trate 0</text:p>
          </table:table-cell>
        </table:table-row>
        <table:table-row table:style-name="ro1">
          <table:table-cell office:value-type="string" calcext:value-type="string">
            <text:p>테스트 데이터 정확도: 51.80467 손실 함수(loss): 49147.68 tloss: 250.122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56 트레이닝 데이터 정확도: nan 손실 함수(loss): 44723.055 tloss: 227.41602 trate 0</text:p>
          </table:table-cell>
        </table:table-row>
        <table:table-row table:style-name="ro1">
          <table:table-cell office:value-type="string" calcext:value-type="string">
            <text:p>테스트 데이터 정확도: 51.473606 손실 함수(loss): 49946.27 tloss: 251.853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57 트레이닝 데이터 정확도: nan 손실 함수(loss): 44472.965 tloss: 227.02307 trate 0</text:p>
          </table:table-cell>
        </table:table-row>
        <table:table-row table:style-name="ro1">
          <table:table-cell office:value-type="string" calcext:value-type="string">
            <text:p>테스트 데이터 정확도: 51.661266 손실 함수(loss): 48610.902 tloss: 247.744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58 트레이닝 데이터 정확도: nan 손실 함수(loss): 44269.367 tloss: 226.24565 trate 0</text:p>
          </table:table-cell>
        </table:table-row>
        <table:table-row table:style-name="ro1">
          <table:table-cell office:value-type="string" calcext:value-type="string">
            <text:p>테스트 데이터 정확도: 51.6141 손실 함수(loss): 49693.09 tloss: 250.694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59 트레이닝 데이터 정확도: nan 손실 함수(loss): 44466.258 tloss: 227.93997 trate 0</text:p>
          </table:table-cell>
        </table:table-row>
        <table:table-row table:style-name="ro1">
          <table:table-cell office:value-type="string" calcext:value-type="string">
            <text:p>테스트 데이터 정확도: 51.70888 손실 함수(loss): 49361.51 tloss: 252.46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60 트레이닝 데이터 정확도: nan 손실 함수(loss): 44383.062 tloss: 227.71269 trate 0</text:p>
          </table:table-cell>
        </table:table-row>
        <table:table-row table:style-name="ro1">
          <table:table-cell office:value-type="string" calcext:value-type="string">
            <text:p>테스트 데이터 정확도: 52.113564 손실 함수(loss): 48904.695 tloss: 250.6005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61 트레이닝 데이터 정확도: nan 손실 함수(loss): 44430.67 tloss: 226.77788 trate 0</text:p>
          </table:table-cell>
        </table:table-row>
        <table:table-row table:style-name="ro1">
          <table:table-cell office:value-type="string" calcext:value-type="string">
            <text:p>테스트 데이터 정확도: 51.72079 손실 함수(loss): 49422.68 tloss: 252.84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62 트레이닝 데이터 정확도: nan 손실 함수(loss): 44737.426 tloss: 228.00221 trate 0</text:p>
          </table:table-cell>
        </table:table-row>
        <table:table-row table:style-name="ro1">
          <table:table-cell office:value-type="string" calcext:value-type="string">
            <text:p>테스트 데이터 정확도: 51.87212 손실 함수(loss): 47480.56 tloss: 246.403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63 트레이닝 데이터 정확도: nan 손실 함수(loss): 44073.76 tloss: 225.74005 trate 0</text:p>
          </table:table-cell>
        </table:table-row>
        <table:table-row table:style-name="ro1">
          <table:table-cell office:value-type="string" calcext:value-type="string">
            <text:p>테스트 데이터 정확도: 52.10532 손실 함수(loss): 49301.727 tloss: 249.480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64 트레이닝 데이터 정확도: nan 손실 함수(loss): 44136.758 tloss: 227.10875 trate 0</text:p>
          </table:table-cell>
        </table:table-row>
        <table:table-row table:style-name="ro1">
          <table:table-cell office:value-type="string" calcext:value-type="string">
            <text:p>테스트 데이터 정확도: 52.22482 손실 함수(loss): 49778.27 tloss: 250.637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65 트레이닝 데이터 정확도: nan 손실 함수(loss): 44213.203 tloss: 227.08095 trate 0</text:p>
          </table:table-cell>
        </table:table-row>
        <table:table-row table:style-name="ro1">
          <table:table-cell office:value-type="string" calcext:value-type="string">
            <text:p>테스트 데이터 정확도: 51.541878 손실 함수(loss): 49021.184 tloss: 249.547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66 트레이닝 데이터 정확도: nan 손실 함수(loss): 44248.37 tloss: 225.83824 trate 0</text:p>
          </table:table-cell>
        </table:table-row>
        <table:table-row table:style-name="ro1">
          <table:table-cell office:value-type="string" calcext:value-type="string">
            <text:p>테스트 데이터 정확도: 51.49045 손실 함수(loss): 49420.445 tloss: 252.400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67 트레이닝 데이터 정확도: nan 손실 함수(loss): 44348.418 tloss: 226.51299 trate 0</text:p>
          </table:table-cell>
        </table:table-row>
        <table:table-row table:style-name="ro1">
          <table:table-cell office:value-type="string" calcext:value-type="string">
            <text:p>테스트 데이터 정확도: 51.57379 손실 함수(loss): 49157.883 tloss: 249.3445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68 트레이닝 데이터 정확도: nan 손실 함수(loss): 44110.25 tloss: 225.58162 trate 0</text:p>
          </table:table-cell>
        </table:table-row>
        <table:table-row table:style-name="ro1">
          <table:table-cell office:value-type="string" calcext:value-type="string">
            <text:p>테스트 데이터 정확도: 51.50251 손실 함수(loss): 48821.277 tloss: 250.865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69 트레이닝 데이터 정확도: nan 손실 함수(loss): 44178.09 tloss: 226.08461 trate 0</text:p>
          </table:table-cell>
        </table:table-row>
        <table:table-row table:style-name="ro1">
          <table:table-cell office:value-type="string" calcext:value-type="string">
            <text:p>테스트 데이터 정확도: 51.39399 손실 함수(loss): 48081.395 tloss: 244.928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70 트레이닝 데이터 정확도: nan 손실 함수(loss): 44136.4 tloss: 227.31088 trate 0</text:p>
          </table:table-cell>
        </table:table-row>
        <table:table-row table:style-name="ro1">
          <table:table-cell office:value-type="string" calcext:value-type="string">
            <text:p>테스트 데이터 정확도: 52.17384 손실 함수(loss): 50202.45 tloss: 252.971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71 트레이닝 데이터 정확도: nan 손실 함수(loss): 44440.44 tloss: 227.43893 trate 0</text:p>
          </table:table-cell>
        </table:table-row>
        <table:table-row table:style-name="ro1">
          <table:table-cell office:value-type="string" calcext:value-type="string">
            <text:p>테스트 데이터 정확도: 52.14414 손실 함수(loss): 48741.586 tloss: 249.7336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72 트레이닝 데이터 정확도: nan 손실 함수(loss): 44290.344 tloss: 226.19887 trate 0</text:p>
          </table:table-cell>
        </table:table-row>
        <table:table-row table:style-name="ro1">
          <table:table-cell office:value-type="string" calcext:value-type="string">
            <text:p>테스트 데이터 정확도: 51.922092 손실 함수(loss): 49994.895 tloss: 252.06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73 트레이닝 데이터 정확도: nan 손실 함수(loss): 44288.12 tloss: 226.65274 trate 0</text:p>
          </table:table-cell>
        </table:table-row>
        <table:table-row table:style-name="ro1">
          <table:table-cell office:value-type="string" calcext:value-type="string">
            <text:p>테스트 데이터 정확도: 51.499058 손실 함수(loss): 49788.508 tloss: 252.321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74 트레이닝 데이터 정확도: nan 손실 함수(loss): 44378.723 tloss: 227.09787 trate 0</text:p>
          </table:table-cell>
        </table:table-row>
        <table:table-row table:style-name="ro1">
          <table:table-cell office:value-type="string" calcext:value-type="string">
            <text:p>테스트 데이터 정확도: 51.149784 손실 함수(loss): 48768.613 tloss: 247.455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75 트레이닝 데이터 정확도: nan 손실 함수(loss): 44576.367 tloss: 227.8758 trate 0</text:p>
          </table:table-cell>
        </table:table-row>
        <table:table-row table:style-name="ro1">
          <table:table-cell office:value-type="string" calcext:value-type="string">
            <text:p>테스트 데이터 정확도: 52.203575 손실 함수(loss): 50185.15 tloss: 252.872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76 트레이닝 데이터 정확도: nan 손실 함수(loss): 44307.742 tloss: 226.4594 trate 0</text:p>
          </table:table-cell>
        </table:table-row>
        <table:table-row table:style-name="ro1">
          <table:table-cell office:value-type="string" calcext:value-type="string">
            <text:p>테스트 데이터 정확도: 51.452946 손실 함수(loss): 48786.97 tloss: 248.504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77 트레이닝 데이터 정확도: nan 손실 함수(loss): 44316.062 tloss: 226.61246 trate 0</text:p>
          </table:table-cell>
        </table:table-row>
        <table:table-row table:style-name="ro1">
          <table:table-cell office:value-type="string" calcext:value-type="string">
            <text:p>테스트 데이터 정확도: 52.0706 손실 함수(loss): 49586.12 tloss: 251.516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78 트레이닝 데이터 정확도: nan 손실 함수(loss): 44023.074 tloss: 226.36053 trate 0</text:p>
          </table:table-cell>
        </table:table-row>
        <table:table-row table:style-name="ro1">
          <table:table-cell office:value-type="string" calcext:value-type="string">
            <text:p>테스트 데이터 정확도: 51.603077 손실 함수(loss): 49852.035 tloss: 250.879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79 트레이닝 데이터 정확도: nan 손실 함수(loss): 44435.973 tloss: 225.99382 trate 0</text:p>
          </table:table-cell>
        </table:table-row>
        <table:table-row table:style-name="ro1">
          <table:table-cell office:value-type="string" calcext:value-type="string">
            <text:p>테스트 데이터 정확도: 51.543003 손실 함수(loss): 49478.312 tloss: 253.096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80 트레이닝 데이터 정확도: nan 손실 함수(loss): 44348.51 tloss: 227.13014 trate 0</text:p>
          </table:table-cell>
        </table:table-row>
        <table:table-row table:style-name="ro1">
          <table:table-cell office:value-type="string" calcext:value-type="string">
            <text:p>테스트 데이터 정확도: 51.628155 손실 함수(loss): 49325.586 tloss: 253.274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81 트레이닝 데이터 정확도: nan 손실 함수(loss): 44275.41 tloss: 225.99258 trate 0</text:p>
          </table:table-cell>
        </table:table-row>
        <table:table-row table:style-name="ro1">
          <table:table-cell office:value-type="string" calcext:value-type="string">
            <text:p>테스트 데이터 정확도: 52.54505 손실 함수(loss): 49068.707 tloss: 249.935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82 트레이닝 데이터 정확도: nan 손실 함수(loss): 44392.594 tloss: 226.67892 trate 0</text:p>
          </table:table-cell>
        </table:table-row>
        <table:table-row table:style-name="ro1">
          <table:table-cell office:value-type="string" calcext:value-type="string">
            <text:p>테스트 데이터 정확도: 51.699986 손실 함수(loss): 49028.156 tloss: 251.205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83 트레이닝 데이터 정확도: nan 손실 함수(loss): 44556.355 tloss: 226.62796 trate 0</text:p>
          </table:table-cell>
        </table:table-row>
        <table:table-row table:style-name="ro1">
          <table:table-cell office:value-type="string" calcext:value-type="string">
            <text:p>테스트 데이터 정확도: 51.708477 손실 함수(loss): 48305.758 tloss: 247.509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84 트레이닝 데이터 정확도: nan 손실 함수(loss): 44310.4 tloss: 226.24945 trate 0</text:p>
          </table:table-cell>
        </table:table-row>
        <table:table-row table:style-name="ro1">
          <table:table-cell office:value-type="string" calcext:value-type="string">
            <text:p>테스트 데이터 정확도: 52.022068 손실 함수(loss): 49578.5 tloss: 250.691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85 트레이닝 데이터 정확도: nan 손실 함수(loss): 44381.996 tloss: 226.71559 trate 0</text:p>
          </table:table-cell>
        </table:table-row>
        <table:table-row table:style-name="ro1">
          <table:table-cell office:value-type="string" calcext:value-type="string">
            <text:p>테스트 데이터 정확도: 51.332775 손실 함수(loss): 48684.793 tloss: 250.027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86 트레이닝 데이터 정확도: nan 손실 함수(loss): 44382.965 tloss: 226.62358 trate 0</text:p>
          </table:table-cell>
        </table:table-row>
        <table:table-row table:style-name="ro1">
          <table:table-cell office:value-type="string" calcext:value-type="string">
            <text:p>테스트 데이터 정확도: 51.96047 손실 함수(loss): 48814.035 tloss: 248.845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87 트레이닝 데이터 정확도: nan 손실 함수(loss): 44482.137 tloss: 227.19513 trate 0</text:p>
          </table:table-cell>
        </table:table-row>
        <table:table-row table:style-name="ro1">
          <table:table-cell office:value-type="string" calcext:value-type="string">
            <text:p>테스트 데이터 정확도: 52.259792 손실 함수(loss): 49025.723 tloss: 250.543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88 트레이닝 데이터 정확도: nan 손실 함수(loss): 44350.055 tloss: 227.67244 trate 0</text:p>
          </table:table-cell>
        </table:table-row>
        <table:table-row table:style-name="ro1">
          <table:table-cell office:value-type="string" calcext:value-type="string">
            <text:p>테스트 데이터 정확도: 52.353516 손실 함수(loss): 48440.41 tloss: 250.08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89 트레이닝 데이터 정확도: nan 손실 함수(loss): 44373.523 tloss: 226.27411 trate 0</text:p>
          </table:table-cell>
        </table:table-row>
        <table:table-row table:style-name="ro1">
          <table:table-cell office:value-type="string" calcext:value-type="string">
            <text:p>테스트 데이터 정확도: 51.832176 손실 함수(loss): 48081.43 tloss: 245.794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90 트레이닝 데이터 정확도: nan 손실 함수(loss): 44616.277 tloss: 227.18372 trate 0</text:p>
          </table:table-cell>
        </table:table-row>
        <table:table-row table:style-name="ro1">
          <table:table-cell office:value-type="string" calcext:value-type="string">
            <text:p>테스트 데이터 정확도: 51.53638 손실 함수(loss): 49106.965 tloss: 249.529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91 트레이닝 데이터 정확도: nan 손실 함수(loss): 44347.586 tloss: 227.23105 trate 0</text:p>
          </table:table-cell>
        </table:table-row>
        <table:table-row table:style-name="ro1">
          <table:table-cell office:value-type="string" calcext:value-type="string">
            <text:p>테스트 데이터 정확도: 51.725456 손실 함수(loss): 49076.793 tloss: 250.377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92 트레이닝 데이터 정확도: nan 손실 함수(loss): 44111.13 tloss: 225.74086 trate 0</text:p>
          </table:table-cell>
        </table:table-row>
        <table:table-row table:style-name="ro1">
          <table:table-cell office:value-type="string" calcext:value-type="string">
            <text:p>테스트 데이터 정확도: 51.575996 손실 함수(loss): 48333.07 tloss: 245.518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93 트레이닝 데이터 정확도: nan 손실 함수(loss): 44089.703 tloss: 226.16138 trate 0</text:p>
          </table:table-cell>
        </table:table-row>
        <table:table-row table:style-name="ro1">
          <table:table-cell office:value-type="string" calcext:value-type="string">
            <text:p>테스트 데이터 정확도: 52.172375 손실 함수(loss): 49969.652 tloss: 252.7024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94 트레이닝 데이터 정확도: nan 손실 함수(loss): 44195.414 tloss: 226.9124 trate 0</text:p>
          </table:table-cell>
        </table:table-row>
        <table:table-row table:style-name="ro1">
          <table:table-cell office:value-type="string" calcext:value-type="string">
            <text:p>테스트 데이터 정확도: 51.321316 손실 함수(loss): 49243.875 tloss: 250.63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95 트레이닝 데이터 정확도: nan 손실 함수(loss): 44247.09 tloss: 226.84238 trate 0</text:p>
          </table:table-cell>
        </table:table-row>
        <table:table-row table:style-name="ro1">
          <table:table-cell office:value-type="string" calcext:value-type="string">
            <text:p>테스트 데이터 정확도: 51.328754 손실 함수(loss): 49485.71 tloss: 250.537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96 트레이닝 데이터 정확도: nan 손실 함수(loss): 44233.414 tloss: 227.07979 trate 0</text:p>
          </table:table-cell>
        </table:table-row>
        <table:table-row table:style-name="ro1">
          <table:table-cell office:value-type="string" calcext:value-type="string">
            <text:p>테스트 데이터 정확도: 51.32833 손실 함수(loss): 48964.97 tloss: 252.041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97 트레이닝 데이터 정확도: nan 손실 함수(loss): 44356.777 tloss: 227.35243 trate 0</text:p>
          </table:table-cell>
        </table:table-row>
        <table:table-row table:style-name="ro1">
          <table:table-cell office:value-type="string" calcext:value-type="string">
            <text:p>테스트 데이터 정확도: 51.971825 손실 함수(loss): 49034.34 tloss: 250.877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98 트레이닝 데이터 정확도: nan 손실 함수(loss): 44275.227 tloss: 226.61096 trate 0</text:p>
          </table:table-cell>
        </table:table-row>
        <table:table-row table:style-name="ro1">
          <table:table-cell office:value-type="string" calcext:value-type="string">
            <text:p>테스트 데이터 정확도: 51.31693 손실 함수(loss): 49616.07 tloss: 249.775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099 트레이닝 데이터 정확도: nan 손실 함수(loss): 44325.246 tloss: 227.21603 trate 0</text:p>
          </table:table-cell>
        </table:table-row>
        <table:table-row table:style-name="ro1">
          <table:table-cell office:value-type="string" calcext:value-type="string">
            <text:p>테스트 데이터 정확도: 52.066383 손실 함수(loss): 49804.242 tloss: 250.781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00 트레이닝 데이터 정확도: nan 손실 함수(loss): 44437.395 tloss: 227.48257 trate 0</text:p>
          </table:table-cell>
        </table:table-row>
        <table:table-row table:style-name="ro1">
          <table:table-cell office:value-type="string" calcext:value-type="string">
            <text:p>테스트 데이터 정확도: 51.517273 손실 함수(loss): 49035.07 tloss: 250.593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01 트레이닝 데이터 정확도: nan 손실 함수(loss): 44101.98 tloss: 226.08344 trate 0</text:p>
          </table:table-cell>
        </table:table-row>
        <table:table-row table:style-name="ro1">
          <table:table-cell office:value-type="string" calcext:value-type="string">
            <text:p>테스트 데이터 정확도: 52.168694 손실 함수(loss): 48644.43 tloss: 249.40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02 트레이닝 데이터 정확도: nan 손실 함수(loss): 44198.85 tloss: 226.36461 trate 0</text:p>
          </table:table-cell>
        </table:table-row>
        <table:table-row table:style-name="ro1">
          <table:table-cell office:value-type="string" calcext:value-type="string">
            <text:p>테스트 데이터 정확도: 51.574898 손실 함수(loss): 50225.09 tloss: 253.185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03 트레이닝 데이터 정확도: nan 손실 함수(loss): 44408.01 tloss: 226.80064 trate 0</text:p>
          </table:table-cell>
        </table:table-row>
        <table:table-row table:style-name="ro1">
          <table:table-cell office:value-type="string" calcext:value-type="string">
            <text:p>테스트 데이터 정확도: 51.84063 손실 함수(loss): 49462.48 tloss: 251.054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04 트레이닝 데이터 정확도: nan 손실 함수(loss): 44583.11 tloss: 227.74187 trate 0</text:p>
          </table:table-cell>
        </table:table-row>
        <table:table-row table:style-name="ro1">
          <table:table-cell office:value-type="string" calcext:value-type="string">
            <text:p>테스트 데이터 정확도: 51.837597 손실 함수(loss): 49257.71 tloss: 250.983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05 트레이닝 데이터 정확도: nan 손실 함수(loss): 44200.316 tloss: 226.78154 trate 0</text:p>
          </table:table-cell>
        </table:table-row>
        <table:table-row table:style-name="ro1">
          <table:table-cell office:value-type="string" calcext:value-type="string">
            <text:p>테스트 데이터 정확도: 51.764545 손실 함수(loss): 49502.73 tloss: 252.169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06 트레이닝 데이터 정확도: nan 손실 함수(loss): 44206.438 tloss: 226.40285 trate 0</text:p>
          </table:table-cell>
        </table:table-row>
        <table:table-row table:style-name="ro1">
          <table:table-cell office:value-type="string" calcext:value-type="string">
            <text:p>테스트 데이터 정확도: 51.439724 손실 함수(loss): 50077.965 tloss: 250.272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07 트레이닝 데이터 정확도: nan 손실 함수(loss): 44308.76 tloss: 226.66562 trate 0</text:p>
          </table:table-cell>
        </table:table-row>
        <table:table-row table:style-name="ro1">
          <table:table-cell office:value-type="string" calcext:value-type="string">
            <text:p>테스트 데이터 정확도: 51.705097 손실 함수(loss): 50335.965 tloss: 253.810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08 트레이닝 데이터 정확도: nan 손실 함수(loss): 44265.094 tloss: 226.1134 trate 0</text:p>
          </table:table-cell>
        </table:table-row>
        <table:table-row table:style-name="ro1">
          <table:table-cell office:value-type="string" calcext:value-type="string">
            <text:p>테스트 데이터 정확도: 51.550224 손실 함수(loss): 48856.277 tloss: 249.143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09 트레이닝 데이터 정확도: nan 손실 함수(loss): 44387.77 tloss: 226.8721 trate 0</text:p>
          </table:table-cell>
        </table:table-row>
        <table:table-row table:style-name="ro1">
          <table:table-cell office:value-type="string" calcext:value-type="string">
            <text:p>테스트 데이터 정확도: 51.88074 손실 함수(loss): 48969.656 tloss: 248.02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10 트레이닝 데이터 정확도: nan 손실 함수(loss): 44515.406 tloss: 226.82669 trate 0</text:p>
          </table:table-cell>
        </table:table-row>
        <table:table-row table:style-name="ro1">
          <table:table-cell office:value-type="string" calcext:value-type="string">
            <text:p>테스트 데이터 정확도: 51.799507 손실 함수(loss): 48938.492 tloss: 250.053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11 트레이닝 데이터 정확도: nan 손실 함수(loss): 44320.36 tloss: 226.79437 trate 0</text:p>
          </table:table-cell>
        </table:table-row>
        <table:table-row table:style-name="ro1">
          <table:table-cell office:value-type="string" calcext:value-type="string">
            <text:p>테스트 데이터 정확도: 51.385437 손실 함수(loss): 49623.527 tloss: 249.709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12 트레이닝 데이터 정확도: nan 손실 함수(loss): 43966.83 tloss: 224.45755 trate 0</text:p>
          </table:table-cell>
        </table:table-row>
        <table:table-row table:style-name="ro1">
          <table:table-cell office:value-type="string" calcext:value-type="string">
            <text:p>테스트 데이터 정확도: 51.552055 손실 함수(loss): 48608.035 tloss: 246.6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13 트레이닝 데이터 정확도: nan 손실 함수(loss): 44525.434 tloss: 226.50143 trate 0</text:p>
          </table:table-cell>
        </table:table-row>
        <table:table-row table:style-name="ro1">
          <table:table-cell office:value-type="string" calcext:value-type="string">
            <text:p>테스트 데이터 정확도: 51.44251 손실 함수(loss): 49256.35 tloss: 249.649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14 트레이닝 데이터 정확도: nan 손실 함수(loss): 44235.89 tloss: 226.20776 trate 0</text:p>
          </table:table-cell>
        </table:table-row>
        <table:table-row table:style-name="ro1">
          <table:table-cell office:value-type="string" calcext:value-type="string">
            <text:p>테스트 데이터 정확도: 51.504757 손실 함수(loss): 49321.473 tloss: 249.625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15 트레이닝 데이터 정확도: nan 손실 함수(loss): 44066.105 tloss: 225.55211 trate 0</text:p>
          </table:table-cell>
        </table:table-row>
        <table:table-row table:style-name="ro1">
          <table:table-cell office:value-type="string" calcext:value-type="string">
            <text:p>테스트 데이터 정확도: 51.818443 손실 함수(loss): 49248.625 tloss: 252.046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16 트레이닝 데이터 정확도: nan 손실 함수(loss): 44043.34 tloss: 225.36559 trate 0</text:p>
          </table:table-cell>
        </table:table-row>
        <table:table-row table:style-name="ro1">
          <table:table-cell office:value-type="string" calcext:value-type="string">
            <text:p>테스트 데이터 정확도: 51.617207 손실 함수(loss): 48864.53 tloss: 249.228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17 트레이닝 데이터 정확도: nan 손실 함수(loss): 43793.086 tloss: 224.55602 trate 0</text:p>
          </table:table-cell>
        </table:table-row>
        <table:table-row table:style-name="ro1">
          <table:table-cell office:value-type="string" calcext:value-type="string">
            <text:p>테스트 데이터 정확도: 51.70867 손실 함수(loss): 48646.867 tloss: 247.779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18 트레이닝 데이터 정확도: nan 손실 함수(loss): 44116.086 tloss: 227.04553 trate 0</text:p>
          </table:table-cell>
        </table:table-row>
        <table:table-row table:style-name="ro1">
          <table:table-cell office:value-type="string" calcext:value-type="string">
            <text:p>테스트 데이터 정확도: 51.684666 손실 함수(loss): 48902.613 tloss: 249.783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19 트레이닝 데이터 정확도: nan 손실 함수(loss): 43837.76 tloss: 224.48412 trate 0</text:p>
          </table:table-cell>
        </table:table-row>
        <table:table-row table:style-name="ro1">
          <table:table-cell office:value-type="string" calcext:value-type="string">
            <text:p>테스트 데이터 정확도: 51.559784 손실 함수(loss): 48878.77 tloss: 248.963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20 트레이닝 데이터 정확도: nan 손실 함수(loss): 44193.87 tloss: 227.15791 trate 0</text:p>
          </table:table-cell>
        </table:table-row>
        <table:table-row table:style-name="ro1">
          <table:table-cell office:value-type="string" calcext:value-type="string">
            <text:p>테스트 데이터 정확도: 51.22995 손실 함수(loss): 49255.348 tloss: 249.26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21 트레이닝 데이터 정확도: nan 손실 함수(loss): 44144.6 tloss: 226.09721 trate 0</text:p>
          </table:table-cell>
        </table:table-row>
        <table:table-row table:style-name="ro1">
          <table:table-cell office:value-type="string" calcext:value-type="string">
            <text:p>테스트 데이터 정확도: 51.494305 손실 함수(loss): 48280.23 tloss: 246.566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22 트레이닝 데이터 정확도: nan 손실 함수(loss): 43952.906 tloss: 225.45407 trate 0</text:p>
          </table:table-cell>
        </table:table-row>
        <table:table-row table:style-name="ro1">
          <table:table-cell office:value-type="string" calcext:value-type="string">
            <text:p>테스트 데이터 정확도: 50.924656 손실 함수(loss): 48948.22 tloss: 250.892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23 트레이닝 데이터 정확도: nan 손실 함수(loss): 44238.2 tloss: 227.07674 trate 0</text:p>
          </table:table-cell>
        </table:table-row>
        <table:table-row table:style-name="ro1">
          <table:table-cell office:value-type="string" calcext:value-type="string">
            <text:p>테스트 데이터 정확도: 51.53172 손실 함수(loss): 49556.457 tloss: 250.306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24 트레이닝 데이터 정확도: nan 손실 함수(loss): 44390.523 tloss: 227.30933 trate 0</text:p>
          </table:table-cell>
        </table:table-row>
        <table:table-row table:style-name="ro1">
          <table:table-cell office:value-type="string" calcext:value-type="string">
            <text:p>테스트 데이터 정확도: 51.551853 손실 함수(loss): 48486.258 tloss: 247.080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25 트레이닝 데이터 정확도: nan 손실 함수(loss): 44123.863 tloss: 226.88368 trate 0</text:p>
          </table:table-cell>
        </table:table-row>
        <table:table-row table:style-name="ro1">
          <table:table-cell office:value-type="string" calcext:value-type="string">
            <text:p>테스트 데이터 정확도: 52.1242 손실 함수(loss): 49405.473 tloss: 249.10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26 트레이닝 데이터 정확도: nan 손실 함수(loss): 44323.08 tloss: 226.84709 trate 0</text:p>
          </table:table-cell>
        </table:table-row>
        <table:table-row table:style-name="ro1">
          <table:table-cell office:value-type="string" calcext:value-type="string">
            <text:p>테스트 데이터 정확도: 51.359436 손실 함수(loss): 49782.656 tloss: 254.212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27 트레이닝 데이터 정확도: nan 손실 함수(loss): 44358.605 tloss: 226.45164 trate 0</text:p>
          </table:table-cell>
        </table:table-row>
        <table:table-row table:style-name="ro1">
          <table:table-cell office:value-type="string" calcext:value-type="string">
            <text:p>테스트 데이터 정확도: 50.940186 손실 함수(loss): 49058.617 tloss: 248.898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28 트레이닝 데이터 정확도: nan 손실 함수(loss): 44426.605 tloss: 227.10294 trate 0</text:p>
          </table:table-cell>
        </table:table-row>
        <table:table-row table:style-name="ro1">
          <table:table-cell office:value-type="string" calcext:value-type="string">
            <text:p>테스트 데이터 정확도: 51.641014 손실 함수(loss): 48965.312 tloss: 249.269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29 트레이닝 데이터 정확도: nan 손실 함수(loss): 44215.027 tloss: 227.11505 trate 0</text:p>
          </table:table-cell>
        </table:table-row>
        <table:table-row table:style-name="ro1">
          <table:table-cell office:value-type="string" calcext:value-type="string">
            <text:p>테스트 데이터 정확도: 51.60127 손실 함수(loss): 49942.645 tloss: 254.153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30 트레이닝 데이터 정확도: nan 손실 함수(loss): 43962.29 tloss: 225.7946 trate 0</text:p>
          </table:table-cell>
        </table:table-row>
        <table:table-row table:style-name="ro1">
          <table:table-cell office:value-type="string" calcext:value-type="string">
            <text:p>테스트 데이터 정확도: 50.962708 손실 함수(loss): 48820.06 tloss: 250.077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31 트레이닝 데이터 정확도: nan 손실 함수(loss): 44027.805 tloss: 225.4065 trate 0</text:p>
          </table:table-cell>
        </table:table-row>
        <table:table-row table:style-name="ro1">
          <table:table-cell office:value-type="string" calcext:value-type="string">
            <text:p>테스트 데이터 정확도: 51.13955 손실 함수(loss): 49201.19 tloss: 248.9280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32 트레이닝 데이터 정확도: nan 손실 함수(loss): 44017.42 tloss: 225.85406 trate 0</text:p>
          </table:table-cell>
        </table:table-row>
        <table:table-row table:style-name="ro1">
          <table:table-cell office:value-type="string" calcext:value-type="string">
            <text:p>테스트 데이터 정확도: 51.71654 손실 함수(loss): 49170.2 tloss: 249.861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33 트레이닝 데이터 정확도: nan 손실 함수(loss): 44081.637 tloss: 225.97806 trate 0</text:p>
          </table:table-cell>
        </table:table-row>
        <table:table-row table:style-name="ro1">
          <table:table-cell office:value-type="string" calcext:value-type="string">
            <text:p>테스트 데이터 정확도: 51.88578 손실 함수(loss): 49049.867 tloss: 253.212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34 트레이닝 데이터 정확도: nan 손실 함수(loss): 44195.863 tloss: 226.62007 trate 0</text:p>
          </table:table-cell>
        </table:table-row>
        <table:table-row table:style-name="ro1">
          <table:table-cell office:value-type="string" calcext:value-type="string">
            <text:p>테스트 데이터 정확도: 51.681396 손실 함수(loss): 49808.105 tloss: 255.043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35 트레이닝 데이터 정확도: nan 손실 함수(loss): 43834.72 tloss: 225.98062 trate 0</text:p>
          </table:table-cell>
        </table:table-row>
        <table:table-row table:style-name="ro1">
          <table:table-cell office:value-type="string" calcext:value-type="string">
            <text:p>테스트 데이터 정확도: 51.143852 손실 함수(loss): 49034.26 tloss: 249.4637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36 트레이닝 데이터 정확도: nan 손실 함수(loss): 44360.926 tloss: 226.11458 trate 0</text:p>
          </table:table-cell>
        </table:table-row>
        <table:table-row table:style-name="ro1">
          <table:table-cell office:value-type="string" calcext:value-type="string">
            <text:p>테스트 데이터 정확도: 51.89618 손실 함수(loss): 49134.09 tloss: 251.673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37 트레이닝 데이터 정확도: nan 손실 함수(loss): 44382.91 tloss: 226.39378 trate 0</text:p>
          </table:table-cell>
        </table:table-row>
        <table:table-row table:style-name="ro1">
          <table:table-cell office:value-type="string" calcext:value-type="string">
            <text:p>테스트 데이터 정확도: 51.290916 손실 함수(loss): 49334.26 tloss: 252.702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38 트레이닝 데이터 정확도: nan 손실 함수(loss): 44146.02 tloss: 226.42169 trate 0</text:p>
          </table:table-cell>
        </table:table-row>
        <table:table-row table:style-name="ro1">
          <table:table-cell office:value-type="string" calcext:value-type="string">
            <text:p>테스트 데이터 정확도: 51.332153 손실 함수(loss): 49224.4 tloss: 251.061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39 트레이닝 데이터 정확도: nan 손실 함수(loss): 44364.54 tloss: 225.14531 trate 0</text:p>
          </table:table-cell>
        </table:table-row>
        <table:table-row table:style-name="ro1">
          <table:table-cell office:value-type="string" calcext:value-type="string">
            <text:p>테스트 데이터 정확도: 51.19613 손실 함수(loss): 49443.22 tloss: 250.7325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40 트레이닝 데이터 정확도: nan 손실 함수(loss): 44384.133 tloss: 225.79028 trate 0</text:p>
          </table:table-cell>
        </table:table-row>
        <table:table-row table:style-name="ro1">
          <table:table-cell office:value-type="string" calcext:value-type="string">
            <text:p>테스트 데이터 정확도: 51.791904 손실 함수(loss): 49138.355 tloss: 251.322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41 트레이닝 데이터 정확도: nan 손실 함수(loss): 44226.727 tloss: 225.62166 trate 0</text:p>
          </table:table-cell>
        </table:table-row>
        <table:table-row table:style-name="ro1">
          <table:table-cell office:value-type="string" calcext:value-type="string">
            <text:p>테스트 데이터 정확도: 51.44061 손실 함수(loss): 49876.824 tloss: 250.5857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42 트레이닝 데이터 정확도: nan 손실 함수(loss): 44264.55 tloss: 226.46982 trate 0</text:p>
          </table:table-cell>
        </table:table-row>
        <table:table-row table:style-name="ro1">
          <table:table-cell office:value-type="string" calcext:value-type="string">
            <text:p>테스트 데이터 정확도: 52.016876 손실 함수(loss): 49771.59 tloss: 249.171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43 트레이닝 데이터 정확도: nan 손실 함수(loss): 44191.094 tloss: 225.70723 trate 0</text:p>
          </table:table-cell>
        </table:table-row>
        <table:table-row table:style-name="ro1">
          <table:table-cell office:value-type="string" calcext:value-type="string">
            <text:p>테스트 데이터 정확도: 51.634804 손실 함수(loss): 48183.79 tloss: 247.922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44 트레이닝 데이터 정확도: nan 손실 함수(loss): 44047.39 tloss: 226.1019 trate 0</text:p>
          </table:table-cell>
        </table:table-row>
        <table:table-row table:style-name="ro1">
          <table:table-cell office:value-type="string" calcext:value-type="string">
            <text:p>테스트 데이터 정확도: 51.387356 손실 함수(loss): 48490.312 tloss: 248.319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45 트레이닝 데이터 정확도: nan 손실 함수(loss): 44111.156 tloss: 225.30934 trate 0</text:p>
          </table:table-cell>
        </table:table-row>
        <table:table-row table:style-name="ro1">
          <table:table-cell office:value-type="string" calcext:value-type="string">
            <text:p>테스트 데이터 정확도: 51.446636 손실 함수(loss): 49790.18 tloss: 249.982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46 트레이닝 데이터 정확도: nan 손실 함수(loss): 44040.42 tloss: 225.82158 trate 0</text:p>
          </table:table-cell>
        </table:table-row>
        <table:table-row table:style-name="ro1">
          <table:table-cell office:value-type="string" calcext:value-type="string">
            <text:p>테스트 데이터 정확도: 51.899025 손실 함수(loss): 49483.777 tloss: 253.797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47 트레이닝 데이터 정확도: nan 손실 함수(loss): 43961.773 tloss: 226.18425 trate 0</text:p>
          </table:table-cell>
        </table:table-row>
        <table:table-row table:style-name="ro1">
          <table:table-cell office:value-type="string" calcext:value-type="string">
            <text:p>테스트 데이터 정확도: 52.327095 손실 함수(loss): 48532.715 tloss: 248.1951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48 트레이닝 데이터 정확도: nan 손실 함수(loss): 44219.754 tloss: 225.47218 trate 0</text:p>
          </table:table-cell>
        </table:table-row>
        <table:table-row table:style-name="ro1">
          <table:table-cell office:value-type="string" calcext:value-type="string">
            <text:p>테스트 데이터 정확도: 51.39382 손실 함수(loss): 50169.46 tloss: 252.454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49 트레이닝 데이터 정확도: nan 손실 함수(loss): 44389.668 tloss: 227.52136 trate 0</text:p>
          </table:table-cell>
        </table:table-row>
        <table:table-row table:style-name="ro1">
          <table:table-cell office:value-type="string" calcext:value-type="string">
            <text:p>테스트 데이터 정확도: 50.85294 손실 함수(loss): 48090.996 tloss: 247.602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50 트레이닝 데이터 정확도: nan 손실 함수(loss): 43817.816 tloss: 225.3803 trate 0</text:p>
          </table:table-cell>
        </table:table-row>
        <table:table-row table:style-name="ro1">
          <table:table-cell office:value-type="string" calcext:value-type="string">
            <text:p>테스트 데이터 정확도: 51.89625 손실 함수(loss): 48853.855 tloss: 249.739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51 트레이닝 데이터 정확도: nan 손실 함수(loss): 44274.78 tloss: 226.65135 trate 0</text:p>
          </table:table-cell>
        </table:table-row>
        <table:table-row table:style-name="ro1">
          <table:table-cell office:value-type="string" calcext:value-type="string">
            <text:p>테스트 데이터 정확도: 52.166935 손실 함수(loss): 49469.55 tloss: 250.93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52 트레이닝 데이터 정확도: nan 손실 함수(loss): 44240.36 tloss: 226.81337 trate 0</text:p>
          </table:table-cell>
        </table:table-row>
        <table:table-row table:style-name="ro1">
          <table:table-cell office:value-type="string" calcext:value-type="string">
            <text:p>테스트 데이터 정확도: 51.50378 손실 함수(loss): 48480.285 tloss: 246.209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53 트레이닝 데이터 정확도: nan 손실 함수(loss): 44426.25 tloss: 227.08063 trate 0</text:p>
          </table:table-cell>
        </table:table-row>
        <table:table-row table:style-name="ro1">
          <table:table-cell office:value-type="string" calcext:value-type="string">
            <text:p>테스트 데이터 정확도: 51.65324 손실 함수(loss): 48566.59 tloss: 249.300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54 트레이닝 데이터 정확도: nan 손실 함수(loss): 44093.02 tloss: 226.91515 trate 0</text:p>
          </table:table-cell>
        </table:table-row>
        <table:table-row table:style-name="ro1">
          <table:table-cell office:value-type="string" calcext:value-type="string">
            <text:p>테스트 데이터 정확도: 51.02965 손실 함수(loss): 48223.688 tloss: 246.87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55 트레이닝 데이터 정확도: nan 손실 함수(loss): 44250.73 tloss: 226.31898 trate 0</text:p>
          </table:table-cell>
        </table:table-row>
        <table:table-row table:style-name="ro1">
          <table:table-cell office:value-type="string" calcext:value-type="string">
            <text:p>테스트 데이터 정확도: 51.337383 손실 함수(loss): 49249.957 tloss: 250.737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56 트레이닝 데이터 정확도: nan 손실 함수(loss): 44262.824 tloss: 226.69368 trate 0</text:p>
          </table:table-cell>
        </table:table-row>
        <table:table-row table:style-name="ro1">
          <table:table-cell office:value-type="string" calcext:value-type="string">
            <text:p>테스트 데이터 정확도: 51.147095 손실 함수(loss): 49477.895 tloss: 250.726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57 트레이닝 데이터 정확도: nan 손실 함수(loss): 43699.508 tloss: 225.1074 trate 0</text:p>
          </table:table-cell>
        </table:table-row>
        <table:table-row table:style-name="ro1">
          <table:table-cell office:value-type="string" calcext:value-type="string">
            <text:p>테스트 데이터 정확도: 51.224308 손실 함수(loss): 49526.836 tloss: 253.213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58 트레이닝 데이터 정확도: nan 손실 함수(loss): 43954.918 tloss: 225.79167 trate 0</text:p>
          </table:table-cell>
        </table:table-row>
        <table:table-row table:style-name="ro1">
          <table:table-cell office:value-type="string" calcext:value-type="string">
            <text:p>테스트 데이터 정확도: 50.688774 손실 함수(loss): 49305.07 tloss: 247.936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59 트레이닝 데이터 정확도: nan 손실 함수(loss): 43915.31 tloss: 225.40572 trate 0</text:p>
          </table:table-cell>
        </table:table-row>
        <table:table-row table:style-name="ro1">
          <table:table-cell office:value-type="string" calcext:value-type="string">
            <text:p>테스트 데이터 정확도: 51.661396 손실 함수(loss): 49779.85 tloss: 251.617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60 트레이닝 데이터 정확도: nan 손실 함수(loss): 44378.895 tloss: 226.81824 trate 0</text:p>
          </table:table-cell>
        </table:table-row>
        <table:table-row table:style-name="ro1">
          <table:table-cell office:value-type="string" calcext:value-type="string">
            <text:p>테스트 데이터 정확도: 51.030903 손실 함수(loss): 49867.258 tloss: 252.887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61 트레이닝 데이터 정확도: nan 손실 함수(loss): 44332.8 tloss: 226.99512 trate 0</text:p>
          </table:table-cell>
        </table:table-row>
        <table:table-row table:style-name="ro1">
          <table:table-cell office:value-type="string" calcext:value-type="string">
            <text:p>테스트 데이터 정확도: 52.23762 손실 함수(loss): 48887.598 tloss: 247.369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62 트레이닝 데이터 정확도: nan 손실 함수(loss): 44137.69 tloss: 226.68388 trate 0</text:p>
          </table:table-cell>
        </table:table-row>
        <table:table-row table:style-name="ro1">
          <table:table-cell office:value-type="string" calcext:value-type="string">
            <text:p>테스트 데이터 정확도: 51.760036 손실 함수(loss): 49033.75 tloss: 250.888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63 트레이닝 데이터 정확도: nan 손실 함수(loss): 43942.227 tloss: 225.60828 trate 0</text:p>
          </table:table-cell>
        </table:table-row>
        <table:table-row table:style-name="ro1">
          <table:table-cell office:value-type="string" calcext:value-type="string">
            <text:p>테스트 데이터 정확도: 51.971706 손실 함수(loss): 48741.543 tloss: 247.66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64 트레이닝 데이터 정확도: nan 손실 함수(loss): 44018.156 tloss: 225.27667 trate 0</text:p>
          </table:table-cell>
        </table:table-row>
        <table:table-row table:style-name="ro1">
          <table:table-cell office:value-type="string" calcext:value-type="string">
            <text:p>테스트 데이터 정확도: 51.041565 손실 함수(loss): 49177.094 tloss: 252.320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65 트레이닝 데이터 정확도: nan 손실 함수(loss): 44100.492 tloss: 226.06639 trate 0</text:p>
          </table:table-cell>
        </table:table-row>
        <table:table-row table:style-name="ro1">
          <table:table-cell office:value-type="string" calcext:value-type="string">
            <text:p>테스트 데이터 정확도: 51.59566 손실 함수(loss): 50179.973 tloss: 252.576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66 트레이닝 데이터 정확도: nan 손실 함수(loss): 43689.965 tloss: 224.94112 trate 0</text:p>
          </table:table-cell>
        </table:table-row>
        <table:table-row table:style-name="ro1">
          <table:table-cell office:value-type="string" calcext:value-type="string">
            <text:p>테스트 데이터 정확도: 51.577156 손실 함수(loss): 49707.996 tloss: 250.368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67 트레이닝 데이터 정확도: nan 손실 함수(loss): 44047.195 tloss: 225.19707 trate 0</text:p>
          </table:table-cell>
        </table:table-row>
        <table:table-row table:style-name="ro1">
          <table:table-cell office:value-type="string" calcext:value-type="string">
            <text:p>테스트 데이터 정확도: 51.604664 손실 함수(loss): 49270.69 tloss: 250.462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68 트레이닝 데이터 정확도: nan 손실 함수(loss): 44127.363 tloss: 226.13841 trate 0</text:p>
          </table:table-cell>
        </table:table-row>
        <table:table-row table:style-name="ro1">
          <table:table-cell office:value-type="string" calcext:value-type="string">
            <text:p>테스트 데이터 정확도: 51.276344 손실 함수(loss): 49130.598 tloss: 249.515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69 트레이닝 데이터 정확도: nan 손실 함수(loss): 43946.008 tloss: 226.08694 trate 0</text:p>
          </table:table-cell>
        </table:table-row>
        <table:table-row table:style-name="ro1">
          <table:table-cell office:value-type="string" calcext:value-type="string">
            <text:p>테스트 데이터 정확도: 52.222622 손실 함수(loss): 49416.715 tloss: 251.4424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70 트레이닝 데이터 정확도: nan 손실 함수(loss): 44230.38 tloss: 227.05997 trate 0</text:p>
          </table:table-cell>
        </table:table-row>
        <table:table-row table:style-name="ro1">
          <table:table-cell office:value-type="string" calcext:value-type="string">
            <text:p>테스트 데이터 정확도: 52.039497 손실 함수(loss): 49057.137 tloss: 249.652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71 트레이닝 데이터 정확도: nan 손실 함수(loss): 43982.055 tloss: 226.138 trate 0</text:p>
          </table:table-cell>
        </table:table-row>
        <table:table-row table:style-name="ro1">
          <table:table-cell office:value-type="string" calcext:value-type="string">
            <text:p>테스트 데이터 정확도: 51.4805 손실 함수(loss): 48887.746 tloss: 248.7217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72 트레이닝 데이터 정확도: nan 손실 함수(loss): 43935.883 tloss: 225.52612 trate 0</text:p>
          </table:table-cell>
        </table:table-row>
        <table:table-row table:style-name="ro1">
          <table:table-cell office:value-type="string" calcext:value-type="string">
            <text:p>테스트 데이터 정확도: 51.50301 손실 함수(loss): 48078.75 tloss: 246.112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73 트레이닝 데이터 정확도: nan 손실 함수(loss): 44288.168 tloss: 226.90361 trate 0</text:p>
          </table:table-cell>
        </table:table-row>
        <table:table-row table:style-name="ro1">
          <table:table-cell office:value-type="string" calcext:value-type="string">
            <text:p>테스트 데이터 정확도: 51.208797 손실 함수(loss): 48535.867 tloss: 248.478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74 트레이닝 데이터 정확도: nan 손실 함수(loss): 44051.934 tloss: 225.25455 trate 0</text:p>
          </table:table-cell>
        </table:table-row>
        <table:table-row table:style-name="ro1">
          <table:table-cell office:value-type="string" calcext:value-type="string">
            <text:p>테스트 데이터 정확도: 51.185154 손실 함수(loss): 48561.09 tloss: 248.8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75 트레이닝 데이터 정확도: nan 손실 함수(loss): 43882.98 tloss: 225.70558 trate 0</text:p>
          </table:table-cell>
        </table:table-row>
        <table:table-row table:style-name="ro1">
          <table:table-cell office:value-type="string" calcext:value-type="string">
            <text:p>테스트 데이터 정확도: 52.01742 손실 함수(loss): 50159.812 tloss: 253.289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76 트레이닝 데이터 정확도: nan 손실 함수(loss): 43948.613 tloss: 225.34349 trate 0</text:p>
          </table:table-cell>
        </table:table-row>
        <table:table-row table:style-name="ro1">
          <table:table-cell office:value-type="string" calcext:value-type="string">
            <text:p>테스트 데이터 정확도: 51.901848 손실 함수(loss): 48517.05 tloss: 249.656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77 트레이닝 데이터 정확도: nan 손실 함수(loss): 44337.85 tloss: 226.9389 trate 0</text:p>
          </table:table-cell>
        </table:table-row>
        <table:table-row table:style-name="ro1">
          <table:table-cell office:value-type="string" calcext:value-type="string">
            <text:p>테스트 데이터 정확도: 51.955757 손실 함수(loss): 49599.574 tloss: 251.183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78 트레이닝 데이터 정확도: nan 손실 함수(loss): 43969.62 tloss: 225.8466 trate 0</text:p>
          </table:table-cell>
        </table:table-row>
        <table:table-row table:style-name="ro1">
          <table:table-cell office:value-type="string" calcext:value-type="string">
            <text:p>테스트 데이터 정확도: 51.84875 손실 함수(loss): 49289.88 tloss: 251.108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79 트레이닝 데이터 정확도: nan 손실 함수(loss): 44403.277 tloss: 226.2692 trate 0</text:p>
          </table:table-cell>
        </table:table-row>
        <table:table-row table:style-name="ro1">
          <table:table-cell office:value-type="string" calcext:value-type="string">
            <text:p>테스트 데이터 정확도: 51.12165 손실 함수(loss): 49014.027 tloss: 248.268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80 트레이닝 데이터 정확도: nan 손실 함수(loss): 44436.785 tloss: 226.55057 trate 0</text:p>
          </table:table-cell>
        </table:table-row>
        <table:table-row table:style-name="ro1">
          <table:table-cell office:value-type="string" calcext:value-type="string">
            <text:p>테스트 데이터 정확도: 51.199036 손실 함수(loss): 49513.605 tloss: 250.89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81 트레이닝 데이터 정확도: nan 손실 함수(loss): 44271.277 tloss: 226.55276 trate 0</text:p>
          </table:table-cell>
        </table:table-row>
        <table:table-row table:style-name="ro1">
          <table:table-cell office:value-type="string" calcext:value-type="string">
            <text:p>테스트 데이터 정확도: 50.874615 손실 함수(loss): 49471.21 tloss: 251.584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82 트레이닝 데이터 정확도: nan 손실 함수(loss): 44410.754 tloss: 226.7122 trate 0</text:p>
          </table:table-cell>
        </table:table-row>
        <table:table-row table:style-name="ro1">
          <table:table-cell office:value-type="string" calcext:value-type="string">
            <text:p>테스트 데이터 정확도: 51.203922 손실 함수(loss): 48539.164 tloss: 247.592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83 트레이닝 데이터 정확도: nan 손실 함수(loss): 44032.0 tloss: 225.57556 trate 0</text:p>
          </table:table-cell>
        </table:table-row>
        <table:table-row table:style-name="ro1">
          <table:table-cell office:value-type="string" calcext:value-type="string">
            <text:p>테스트 데이터 정확도: 51.603325 손실 함수(loss): 49501.19 tloss: 251.175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84 트레이닝 데이터 정확도: nan 손실 함수(loss): 43864.08 tloss: 226.7131 trate 0</text:p>
          </table:table-cell>
        </table:table-row>
        <table:table-row table:style-name="ro1">
          <table:table-cell office:value-type="string" calcext:value-type="string">
            <text:p>테스트 데이터 정확도: 51.166622 손실 함수(loss): 48713.355 tloss: 248.72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85 트레이닝 데이터 정확도: nan 손실 함수(loss): 43700.008 tloss: 224.94128 trate 0</text:p>
          </table:table-cell>
        </table:table-row>
        <table:table-row table:style-name="ro1">
          <table:table-cell office:value-type="string" calcext:value-type="string">
            <text:p>테스트 데이터 정확도: 51.941166 손실 함수(loss): 49185.543 tloss: 249.2408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86 트레이닝 데이터 정확도: nan 손실 함수(loss): 44087.047 tloss: 226.40498 trate 0</text:p>
          </table:table-cell>
        </table:table-row>
        <table:table-row table:style-name="ro1">
          <table:table-cell office:value-type="string" calcext:value-type="string">
            <text:p>테스트 데이터 정확도: 51.777363 손실 함수(loss): 48340.105 tloss: 247.081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87 트레이닝 데이터 정확도: nan 손실 함수(loss): 44097.11 tloss: 225.97081 trate 0</text:p>
          </table:table-cell>
        </table:table-row>
        <table:table-row table:style-name="ro1">
          <table:table-cell office:value-type="string" calcext:value-type="string">
            <text:p>테스트 데이터 정확도: 51.105938 손실 함수(loss): 48323.336 tloss: 247.697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88 트레이닝 데이터 정확도: nan 손실 함수(loss): 44172.96 tloss: 226.25946 trate 0</text:p>
          </table:table-cell>
        </table:table-row>
        <table:table-row table:style-name="ro1">
          <table:table-cell office:value-type="string" calcext:value-type="string">
            <text:p>테스트 데이터 정확도: 52.121758 손실 함수(loss): 49853.4 tloss: 250.956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89 트레이닝 데이터 정확도: nan 손실 함수(loss): 43719.84 tloss: 224.81685 trate 0</text:p>
          </table:table-cell>
        </table:table-row>
        <table:table-row table:style-name="ro1">
          <table:table-cell office:value-type="string" calcext:value-type="string">
            <text:p>테스트 데이터 정확도: 51.603203 손실 함수(loss): 48924.836 tloss: 249.293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90 트레이닝 데이터 정확도: nan 손실 함수(loss): 44021.38 tloss: 226.26505 trate 0</text:p>
          </table:table-cell>
        </table:table-row>
        <table:table-row table:style-name="ro1">
          <table:table-cell office:value-type="string" calcext:value-type="string">
            <text:p>테스트 데이터 정확도: 51.54855 손실 함수(loss): 48956.758 tloss: 248.471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91 트레이닝 데이터 정확도: nan 손실 함수(loss): 43845.055 tloss: 225.1895 trate 0</text:p>
          </table:table-cell>
        </table:table-row>
        <table:table-row table:style-name="ro1">
          <table:table-cell office:value-type="string" calcext:value-type="string">
            <text:p>테스트 데이터 정확도: 51.324646 손실 함수(loss): 48929.977 tloss: 249.194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92 트레이닝 데이터 정확도: nan 손실 함수(loss): 43883.71 tloss: 225.37775 trate 0</text:p>
          </table:table-cell>
        </table:table-row>
        <table:table-row table:style-name="ro1">
          <table:table-cell office:value-type="string" calcext:value-type="string">
            <text:p>테스트 데이터 정확도: 51.3626 손실 함수(loss): 49159.35 tloss: 251.048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93 트레이닝 데이터 정확도: nan 손실 함수(loss): 44019.637 tloss: 225.77812 trate 0</text:p>
          </table:table-cell>
        </table:table-row>
        <table:table-row table:style-name="ro1">
          <table:table-cell office:value-type="string" calcext:value-type="string">
            <text:p>테스트 데이터 정확도: 50.38222 손실 함수(loss): 49230.45 tloss: 246.871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94 트레이닝 데이터 정확도: nan 손실 함수(loss): 43967.92 tloss: 225.86836 trate 0</text:p>
          </table:table-cell>
        </table:table-row>
        <table:table-row table:style-name="ro1">
          <table:table-cell office:value-type="string" calcext:value-type="string">
            <text:p>테스트 데이터 정확도: 52.104156 손실 함수(loss): 49121.832 tloss: 248.548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95 트레이닝 데이터 정확도: nan 손실 함수(loss): 44024.395 tloss: 226.17555 trate 0</text:p>
          </table:table-cell>
        </table:table-row>
        <table:table-row table:style-name="ro1">
          <table:table-cell office:value-type="string" calcext:value-type="string">
            <text:p>테스트 데이터 정확도: 51.527836 손실 함수(loss): 48841.05 tloss: 247.084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96 트레이닝 데이터 정확도: nan 손실 함수(loss): 43957.613 tloss: 225.80994 trate 0</text:p>
          </table:table-cell>
        </table:table-row>
        <table:table-row table:style-name="ro1">
          <table:table-cell office:value-type="string" calcext:value-type="string">
            <text:p>테스트 데이터 정확도: 51.674587 손실 함수(loss): 48357.348 tloss: 248.925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97 트레이닝 데이터 정확도: nan 손실 함수(loss): 44099.855 tloss: 225.87999 trate 0</text:p>
          </table:table-cell>
        </table:table-row>
        <table:table-row table:style-name="ro1">
          <table:table-cell office:value-type="string" calcext:value-type="string">
            <text:p>테스트 데이터 정확도: 51.65946 손실 함수(loss): 48859.906 tloss: 247.223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98 트레이닝 데이터 정확도: nan 손실 함수(loss): 44211.184 tloss: 225.57323 trate 0</text:p>
          </table:table-cell>
        </table:table-row>
        <table:table-row table:style-name="ro1">
          <table:table-cell office:value-type="string" calcext:value-type="string">
            <text:p>테스트 데이터 정확도: 51.729008 손실 함수(loss): 47983.43 tloss: 244.700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199 트레이닝 데이터 정확도: nan 손실 함수(loss): 43895.01 tloss: 225.10533 trate 0</text:p>
          </table:table-cell>
        </table:table-row>
        <table:table-row table:style-name="ro1">
          <table:table-cell office:value-type="string" calcext:value-type="string">
            <text:p>테스트 데이터 정확도: 51.92603 손실 함수(loss): 48674.793 tloss: 249.746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00 트레이닝 데이터 정확도: nan 손실 함수(loss): 43897.145 tloss: 225.43427 trate 0</text:p>
          </table:table-cell>
        </table:table-row>
        <table:table-row table:style-name="ro1">
          <table:table-cell office:value-type="string" calcext:value-type="string">
            <text:p>테스트 데이터 정확도: 51.39114 손실 함수(loss): 49602.82 tloss: 252.152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01 트레이닝 데이터 정확도: nan 손실 함수(loss): 44092.19 tloss: 226.1164 trate 0</text:p>
          </table:table-cell>
        </table:table-row>
        <table:table-row table:style-name="ro1">
          <table:table-cell office:value-type="string" calcext:value-type="string">
            <text:p>테스트 데이터 정확도: 52.601814 손실 함수(loss): 48722.773 tloss: 248.225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02 트레이닝 데이터 정확도: nan 손실 함수(loss): 43964.688 tloss: 225.41815 trate 0</text:p>
          </table:table-cell>
        </table:table-row>
        <table:table-row table:style-name="ro1">
          <table:table-cell office:value-type="string" calcext:value-type="string">
            <text:p>테스트 데이터 정확도: 51.803997 손실 함수(loss): 49155.957 tloss: 250.352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03 트레이닝 데이터 정확도: nan 손실 함수(loss): 43823.496 tloss: 225.11792 trate 0</text:p>
          </table:table-cell>
        </table:table-row>
        <table:table-row table:style-name="ro1">
          <table:table-cell office:value-type="string" calcext:value-type="string">
            <text:p>테스트 데이터 정확도: 50.63146 손실 함수(loss): 49460.367 tloss: 250.226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04 트레이닝 데이터 정확도: nan 손실 함수(loss): 43793.887 tloss: 224.99641 trate 0</text:p>
          </table:table-cell>
        </table:table-row>
        <table:table-row table:style-name="ro1">
          <table:table-cell office:value-type="string" calcext:value-type="string">
            <text:p>테스트 데이터 정확도: 51.222515 손실 함수(loss): 49470.902 tloss: 250.821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05 트레이닝 데이터 정확도: nan 손실 함수(loss): 44071.06 tloss: 224.95201 trate 0</text:p>
          </table:table-cell>
        </table:table-row>
        <table:table-row table:style-name="ro1">
          <table:table-cell office:value-type="string" calcext:value-type="string">
            <text:p>테스트 데이터 정확도: 51.657707 손실 함수(loss): 49260.945 tloss: 250.006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06 트레이닝 데이터 정확도: nan 손실 함수(loss): 43876.555 tloss: 225.18987 trate 0</text:p>
          </table:table-cell>
        </table:table-row>
        <table:table-row table:style-name="ro1">
          <table:table-cell office:value-type="string" calcext:value-type="string">
            <text:p>테스트 데이터 정확도: 51.956158 손실 함수(loss): 48900.586 tloss: 250.482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07 트레이닝 데이터 정확도: nan 손실 함수(loss): 43702.12 tloss: 224.8217 trate 0</text:p>
          </table:table-cell>
        </table:table-row>
        <table:table-row table:style-name="ro1">
          <table:table-cell office:value-type="string" calcext:value-type="string">
            <text:p>테스트 데이터 정확도: 51.941765 손실 함수(loss): 49564.824 tloss: 250.3149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08 트레이닝 데이터 정확도: nan 손실 함수(loss): 43849.29 tloss: 225.1592 trate 0</text:p>
          </table:table-cell>
        </table:table-row>
        <table:table-row table:style-name="ro1">
          <table:table-cell office:value-type="string" calcext:value-type="string">
            <text:p>테스트 데이터 정확도: 51.63433 손실 함수(loss): 49653.305 tloss: 251.644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09 트레이닝 데이터 정확도: nan 손실 함수(loss): 43991.617 tloss: 225.61124 trate 0</text:p>
          </table:table-cell>
        </table:table-row>
        <table:table-row table:style-name="ro1">
          <table:table-cell office:value-type="string" calcext:value-type="string">
            <text:p>테스트 데이터 정확도: 51.527046 손실 함수(loss): 49468.902 tloss: 251.881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10 트레이닝 데이터 정확도: nan 손실 함수(loss): 44141.42 tloss: 226.20688 trate 0</text:p>
          </table:table-cell>
        </table:table-row>
        <table:table-row table:style-name="ro1">
          <table:table-cell office:value-type="string" calcext:value-type="string">
            <text:p>테스트 데이터 정확도: 51.67181 손실 함수(loss): 48853.707 tloss: 248.679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11 트레이닝 데이터 정확도: nan 손실 함수(loss): 44098.72 tloss: 225.7775 trate 0</text:p>
          </table:table-cell>
        </table:table-row>
        <table:table-row table:style-name="ro1">
          <table:table-cell office:value-type="string" calcext:value-type="string">
            <text:p>테스트 데이터 정확도: 52.122368 손실 함수(loss): 49306.07 tloss: 250.441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12 트레이닝 데이터 정확도: nan 손실 함수(loss): 43735.15 tloss: 224.53099 trate 0</text:p>
          </table:table-cell>
        </table:table-row>
        <table:table-row table:style-name="ro1">
          <table:table-cell office:value-type="string" calcext:value-type="string">
            <text:p>테스트 데이터 정확도: 51.99671 손실 함수(loss): 50246.59 tloss: 253.140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13 트레이닝 데이터 정확도: nan 손실 함수(loss): 44097.7 tloss: 226.34868 trate 0</text:p>
          </table:table-cell>
        </table:table-row>
        <table:table-row table:style-name="ro1">
          <table:table-cell office:value-type="string" calcext:value-type="string">
            <text:p>테스트 데이터 정확도: 51.44595 손실 함수(loss): 48755.668 tloss: 248.449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14 트레이닝 데이터 정확도: nan 손실 함수(loss): 44124.7 tloss: 226.73268 trate 0</text:p>
          </table:table-cell>
        </table:table-row>
        <table:table-row table:style-name="ro1">
          <table:table-cell office:value-type="string" calcext:value-type="string">
            <text:p>테스트 데이터 정확도: 51.290863 손실 함수(loss): 48919.207 tloss: 248.997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15 트레이닝 데이터 정확도: nan 손실 함수(loss): 44250.973 tloss: 226.22372 trate 0</text:p>
          </table:table-cell>
        </table:table-row>
        <table:table-row table:style-name="ro1">
          <table:table-cell office:value-type="string" calcext:value-type="string">
            <text:p>테스트 데이터 정확도: 52.03062 손실 함수(loss): 49759.605 tloss: 252.030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16 트레이닝 데이터 정확도: nan 손실 함수(loss): 44073.54 tloss: 226.05328 trate 0</text:p>
          </table:table-cell>
        </table:table-row>
        <table:table-row table:style-name="ro1">
          <table:table-cell office:value-type="string" calcext:value-type="string">
            <text:p>테스트 데이터 정확도: 51.268467 손실 함수(loss): 50174.63 tloss: 253.867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17 트레이닝 데이터 정확도: nan 손실 함수(loss): 43870.277 tloss: 225.41713 trate 0</text:p>
          </table:table-cell>
        </table:table-row>
        <table:table-row table:style-name="ro1">
          <table:table-cell office:value-type="string" calcext:value-type="string">
            <text:p>테스트 데이터 정확도: 51.866398 손실 함수(loss): 49184.285 tloss: 251.430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18 트레이닝 데이터 정확도: nan 손실 함수(loss): 43988.473 tloss: 226.35138 trate 0</text:p>
          </table:table-cell>
        </table:table-row>
        <table:table-row table:style-name="ro1">
          <table:table-cell office:value-type="string" calcext:value-type="string">
            <text:p>테스트 데이터 정확도: 51.384846 손실 함수(loss): 49031.625 tloss: 249.8243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19 트레이닝 데이터 정확도: nan 손실 함수(loss): 44054.49 tloss: 225.1193 trate 0</text:p>
          </table:table-cell>
        </table:table-row>
        <table:table-row table:style-name="ro1">
          <table:table-cell office:value-type="string" calcext:value-type="string">
            <text:p>테스트 데이터 정확도: 51.500767 손실 함수(loss): 49202.367 tloss: 251.067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20 트레이닝 데이터 정확도: nan 손실 함수(loss): 43906.42 tloss: 226.422 trate 0</text:p>
          </table:table-cell>
        </table:table-row>
        <table:table-row table:style-name="ro1">
          <table:table-cell office:value-type="string" calcext:value-type="string">
            <text:p>테스트 데이터 정확도: 51.7059 손실 함수(loss): 48709.16 tloss: 249.122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21 트레이닝 데이터 정확도: nan 손실 함수(loss): 43756.703 tloss: 225.65927 trate 0</text:p>
          </table:table-cell>
        </table:table-row>
        <table:table-row table:style-name="ro1">
          <table:table-cell office:value-type="string" calcext:value-type="string">
            <text:p>테스트 데이터 정확도: 51.855618 손실 함수(loss): 48014.742 tloss: 247.338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22 트레이닝 데이터 정확도: nan 손실 함수(loss): 44155.438 tloss: 225.58292 trate 0</text:p>
          </table:table-cell>
        </table:table-row>
        <table:table-row table:style-name="ro1">
          <table:table-cell office:value-type="string" calcext:value-type="string">
            <text:p>테스트 데이터 정확도: 51.68045 손실 함수(loss): 48863.01 tloss: 248.506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23 트레이닝 데이터 정확도: nan 손실 함수(loss): 43698.344 tloss: 224.24184 trate 0</text:p>
          </table:table-cell>
        </table:table-row>
        <table:table-row table:style-name="ro1">
          <table:table-cell office:value-type="string" calcext:value-type="string">
            <text:p>테스트 데이터 정확도: 51.517223 손실 함수(loss): 48775.81 tloss: 247.927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24 트레이닝 데이터 정확도: nan 손실 함수(loss): 43869.48 tloss: 225.59247 trate 0</text:p>
          </table:table-cell>
        </table:table-row>
        <table:table-row table:style-name="ro1">
          <table:table-cell office:value-type="string" calcext:value-type="string">
            <text:p>테스트 데이터 정확도: 51.217262 손실 함수(loss): 47655.68 tloss: 245.808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25 트레이닝 데이터 정확도: nan 손실 함수(loss): 43897.36 tloss: 225.8804 trate 0</text:p>
          </table:table-cell>
        </table:table-row>
        <table:table-row table:style-name="ro1">
          <table:table-cell office:value-type="string" calcext:value-type="string">
            <text:p>테스트 데이터 정확도: 51.205162 손실 함수(loss): 49462.023 tloss: 250.783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26 트레이닝 데이터 정확도: nan 손실 함수(loss): 43781.074 tloss: 225.2037 trate 0</text:p>
          </table:table-cell>
        </table:table-row>
        <table:table-row table:style-name="ro1">
          <table:table-cell office:value-type="string" calcext:value-type="string">
            <text:p>테스트 데이터 정확도: 51.674725 손실 함수(loss): 48704.97 tloss: 247.438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27 트레이닝 데이터 정확도: nan 손실 함수(loss): 44148.48 tloss: 225.87346 trate 0</text:p>
          </table:table-cell>
        </table:table-row>
        <table:table-row table:style-name="ro1">
          <table:table-cell office:value-type="string" calcext:value-type="string">
            <text:p>테스트 데이터 정확도: 51.726067 손실 함수(loss): 48641.098 tloss: 248.364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28 트레이닝 데이터 정확도: nan 손실 함수(loss): 43837.22 tloss: 225.2043 trate 0</text:p>
          </table:table-cell>
        </table:table-row>
        <table:table-row table:style-name="ro1">
          <table:table-cell office:value-type="string" calcext:value-type="string">
            <text:p>테스트 데이터 정확도: 51.414333 손실 함수(loss): 47247.387 tloss: 243.409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29 트레이닝 데이터 정확도: nan 손실 함수(loss): 44012.863 tloss: 226.50099 trate 0</text:p>
          </table:table-cell>
        </table:table-row>
        <table:table-row table:style-name="ro1">
          <table:table-cell office:value-type="string" calcext:value-type="string">
            <text:p>테스트 데이터 정확도: 51.63427 손실 함수(loss): 49451.82 tloss: 249.494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30 트레이닝 데이터 정확도: nan 손실 함수(loss): 43861.023 tloss: 224.9469 trate 0</text:p>
          </table:table-cell>
        </table:table-row>
        <table:table-row table:style-name="ro1">
          <table:table-cell office:value-type="string" calcext:value-type="string">
            <text:p>테스트 데이터 정확도: 50.985165 손실 함수(loss): 49274.902 tloss: 252.076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31 트레이닝 데이터 정확도: nan 손실 함수(loss): 43700.914 tloss: 225.31198 trate 0</text:p>
          </table:table-cell>
        </table:table-row>
        <table:table-row table:style-name="ro1">
          <table:table-cell office:value-type="string" calcext:value-type="string">
            <text:p>테스트 데이터 정확도: 51.002525 손실 함수(loss): 48519.918 tloss: 246.975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32 트레이닝 데이터 정확도: nan 손실 함수(loss): 43682.0 tloss: 224.45479 trate 0</text:p>
          </table:table-cell>
        </table:table-row>
        <table:table-row table:style-name="ro1">
          <table:table-cell office:value-type="string" calcext:value-type="string">
            <text:p>테스트 데이터 정확도: 50.83476 손실 함수(loss): 49172.586 tloss: 248.944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33 트레이닝 데이터 정확도: nan 손실 함수(loss): 43695.73 tloss: 225.74074 trate 0</text:p>
          </table:table-cell>
        </table:table-row>
        <table:table-row table:style-name="ro1">
          <table:table-cell office:value-type="string" calcext:value-type="string">
            <text:p>테스트 데이터 정확도: 51.349453 손실 함수(loss): 49290.88 tloss: 251.274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34 트레이닝 데이터 정확도: nan 손실 함수(loss): 43722.74 tloss: 224.50937 trate 0</text:p>
          </table:table-cell>
        </table:table-row>
        <table:table-row table:style-name="ro1">
          <table:table-cell office:value-type="string" calcext:value-type="string">
            <text:p>테스트 데이터 정확도: 51.598488 손실 함수(loss): 48887.94 tloss: 249.4585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35 트레이닝 데이터 정확도: nan 손실 함수(loss): 43686.113 tloss: 225.11903 trate 0</text:p>
          </table:table-cell>
        </table:table-row>
        <table:table-row table:style-name="ro1">
          <table:table-cell office:value-type="string" calcext:value-type="string">
            <text:p>테스트 데이터 정확도: 51.462322 손실 함수(loss): 49141.367 tloss: 248.8208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36 트레이닝 데이터 정확도: nan 손실 함수(loss): 43568.75 tloss: 224.57553 trate 0</text:p>
          </table:table-cell>
        </table:table-row>
        <table:table-row table:style-name="ro1">
          <table:table-cell office:value-type="string" calcext:value-type="string">
            <text:p>테스트 데이터 정확도: 51.47739 손실 함수(loss): 48606.496 tloss: 247.376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37 트레이닝 데이터 정확도: nan 손실 함수(loss): 43722.145 tloss: 225.01534 trate 0</text:p>
          </table:table-cell>
        </table:table-row>
        <table:table-row table:style-name="ro1">
          <table:table-cell office:value-type="string" calcext:value-type="string">
            <text:p>테스트 데이터 정확도: 52.014774 손실 함수(loss): 49719.24 tloss: 251.045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38 트레이닝 데이터 정확도: nan 손실 함수(loss): 43805.203 tloss: 225.6541 trate 0</text:p>
          </table:table-cell>
        </table:table-row>
        <table:table-row table:style-name="ro1">
          <table:table-cell office:value-type="string" calcext:value-type="string">
            <text:p>테스트 데이터 정확도: 51.630287 손실 함수(loss): 49218.742 tloss: 248.748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39 트레이닝 데이터 정확도: nan 손실 함수(loss): 43724.566 tloss: 225.49423 trate 0</text:p>
          </table:table-cell>
        </table:table-row>
        <table:table-row table:style-name="ro1">
          <table:table-cell office:value-type="string" calcext:value-type="string">
            <text:p>테스트 데이터 정확도: 51.16361 손실 함수(loss): 49245.066 tloss: 252.065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40 트레이닝 데이터 정확도: nan 손실 함수(loss): 43780.426 tloss: 225.8282 trate 0</text:p>
          </table:table-cell>
        </table:table-row>
        <table:table-row table:style-name="ro1">
          <table:table-cell office:value-type="string" calcext:value-type="string">
            <text:p>테스트 데이터 정확도: 51.804913 손실 함수(loss): 48263.43 tloss: 247.943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41 트레이닝 데이터 정확도: nan 손실 함수(loss): 44165.227 tloss: 227.25974 trate 0</text:p>
          </table:table-cell>
        </table:table-row>
        <table:table-row table:style-name="ro1">
          <table:table-cell office:value-type="string" calcext:value-type="string">
            <text:p>테스트 데이터 정확도: 50.97069 손실 함수(loss): 49152.613 tloss: 250.771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42 트레이닝 데이터 정확도: nan 손실 함수(loss): 43982.88 tloss: 224.60349 trate 0</text:p>
          </table:table-cell>
        </table:table-row>
        <table:table-row table:style-name="ro1">
          <table:table-cell office:value-type="string" calcext:value-type="string">
            <text:p>테스트 데이터 정확도: 51.773064 손실 함수(loss): 50027.71 tloss: 251.35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43 트레이닝 데이터 정확도: nan 손실 함수(loss): 43803.594 tloss: 225.08008 trate 0</text:p>
          </table:table-cell>
        </table:table-row>
        <table:table-row table:style-name="ro1">
          <table:table-cell office:value-type="string" calcext:value-type="string">
            <text:p>테스트 데이터 정확도: 50.63801 손실 함수(loss): 49118.96 tloss: 248.529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44 트레이닝 데이터 정확도: nan 손실 함수(loss): 43756.203 tloss: 224.44153 trate 0</text:p>
          </table:table-cell>
        </table:table-row>
        <table:table-row table:style-name="ro1">
          <table:table-cell office:value-type="string" calcext:value-type="string">
            <text:p>테스트 데이터 정확도: 51.31713 손실 함수(loss): 48816.508 tloss: 246.6857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45 트레이닝 데이터 정확도: nan 손실 함수(loss): 43837.25 tloss: 225.76472 trate 0</text:p>
          </table:table-cell>
        </table:table-row>
        <table:table-row table:style-name="ro1">
          <table:table-cell office:value-type="string" calcext:value-type="string">
            <text:p>테스트 데이터 정확도: 50.81546 손실 함수(loss): 48673.88 tloss: 245.934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46 트레이닝 데이터 정확도: nan 손실 함수(loss): 43932.555 tloss: 225.42471 trate 0</text:p>
          </table:table-cell>
        </table:table-row>
        <table:table-row table:style-name="ro1">
          <table:table-cell office:value-type="string" calcext:value-type="string">
            <text:p>테스트 데이터 정확도: 50.90679 손실 함수(loss): 48776.53 tloss: 248.19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47 트레이닝 데이터 정확도: nan 손실 함수(loss): 43737.24 tloss: 224.62318 trate 0</text:p>
          </table:table-cell>
        </table:table-row>
        <table:table-row table:style-name="ro1">
          <table:table-cell office:value-type="string" calcext:value-type="string">
            <text:p>테스트 데이터 정확도: 51.649136 손실 함수(loss): 49114.227 tloss: 247.7475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48 트레이닝 데이터 정확도: nan 손실 함수(loss): 44025.406 tloss: 225.67973 trate 0</text:p>
          </table:table-cell>
        </table:table-row>
        <table:table-row table:style-name="ro1">
          <table:table-cell office:value-type="string" calcext:value-type="string">
            <text:p>테스트 데이터 정확도: 50.978535 손실 함수(loss): 48169.52 tloss: 247.17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49 트레이닝 데이터 정확도: nan 손실 함수(loss): 43905.52 tloss: 225.31367 trate 0</text:p>
          </table:table-cell>
        </table:table-row>
        <table:table-row table:style-name="ro1">
          <table:table-cell office:value-type="string" calcext:value-type="string">
            <text:p>테스트 데이터 정확도: 51.499752 손실 함수(loss): 48064.8 tloss: 247.992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50 트레이닝 데이터 정확도: nan 손실 함수(loss): 43694.34 tloss: 224.70157 trate 0</text:p>
          </table:table-cell>
        </table:table-row>
        <table:table-row table:style-name="ro1">
          <table:table-cell office:value-type="string" calcext:value-type="string">
            <text:p>테스트 데이터 정확도: 51.35494 손실 함수(loss): 48913.52 tloss: 249.141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51 트레이닝 데이터 정확도: nan 손실 함수(loss): 44035.11 tloss: 225.53621 trate 0</text:p>
          </table:table-cell>
        </table:table-row>
        <table:table-row table:style-name="ro1">
          <table:table-cell office:value-type="string" calcext:value-type="string">
            <text:p>테스트 데이터 정확도: 51.09336 손실 함수(loss): 48772.117 tloss: 249.198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52 트레이닝 데이터 정확도: nan 손실 함수(loss): 43837.715 tloss: 225.75294 trate 0</text:p>
          </table:table-cell>
        </table:table-row>
        <table:table-row table:style-name="ro1">
          <table:table-cell office:value-type="string" calcext:value-type="string">
            <text:p>테스트 데이터 정확도: 51.404797 손실 함수(loss): 49292.098 tloss: 249.880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53 트레이닝 데이터 정확도: nan 손실 함수(loss): 43824.883 tloss: 225.52597 trate 0</text:p>
          </table:table-cell>
        </table:table-row>
        <table:table-row table:style-name="ro1">
          <table:table-cell office:value-type="string" calcext:value-type="string">
            <text:p>테스트 데이터 정확도: 51.496975 손실 함수(loss): 49200.26 tloss: 252.220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54 트레이닝 데이터 정확도: nan 손실 함수(loss): 43597.137 tloss: 224.46431 trate 0</text:p>
          </table:table-cell>
        </table:table-row>
        <table:table-row table:style-name="ro1">
          <table:table-cell office:value-type="string" calcext:value-type="string">
            <text:p>테스트 데이터 정확도: 51.821102 손실 함수(loss): 49211.59 tloss: 251.205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55 트레이닝 데이터 정확도: nan 손실 함수(loss): 43965.742 tloss: 224.47008 trate 0</text:p>
          </table:table-cell>
        </table:table-row>
        <table:table-row table:style-name="ro1">
          <table:table-cell office:value-type="string" calcext:value-type="string">
            <text:p>테스트 데이터 정확도: 51.734394 손실 함수(loss): 49264.668 tloss: 249.549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56 트레이닝 데이터 정확도: nan 손실 함수(loss): 43694.785 tloss: 225.48242 trate 0</text:p>
          </table:table-cell>
        </table:table-row>
        <table:table-row table:style-name="ro1">
          <table:table-cell office:value-type="string" calcext:value-type="string">
            <text:p>테스트 데이터 정확도: 51.295937 손실 함수(loss): 49508.926 tloss: 250.443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57 트레이닝 데이터 정확도: nan 손실 함수(loss): 43935.72 tloss: 225.19324 trate 0</text:p>
          </table:table-cell>
        </table:table-row>
        <table:table-row table:style-name="ro1">
          <table:table-cell office:value-type="string" calcext:value-type="string">
            <text:p>테스트 데이터 정확도: 52.064022 손실 함수(loss): 48305.855 tloss: 247.299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58 트레이닝 데이터 정확도: nan 손실 함수(loss): 43613.02 tloss: 224.60771 trate 0</text:p>
          </table:table-cell>
        </table:table-row>
        <table:table-row table:style-name="ro1">
          <table:table-cell office:value-type="string" calcext:value-type="string">
            <text:p>테스트 데이터 정확도: 51.510902 손실 함수(loss): 48529.63 tloss: 247.665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59 트레이닝 데이터 정확도: nan 손실 함수(loss): 43679.934 tloss: 224.98871 trate 0</text:p>
          </table:table-cell>
        </table:table-row>
        <table:table-row table:style-name="ro1">
          <table:table-cell office:value-type="string" calcext:value-type="string">
            <text:p>테스트 데이터 정확도: 51.58372 손실 함수(loss): 48905.383 tloss: 251.870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60 트레이닝 데이터 정확도: nan 손실 함수(loss): 43736.836 tloss: 224.91582 trate 0</text:p>
          </table:table-cell>
        </table:table-row>
        <table:table-row table:style-name="ro1">
          <table:table-cell office:value-type="string" calcext:value-type="string">
            <text:p>테스트 데이터 정확도: 51.33282 손실 함수(loss): 49079.074 tloss: 250.7986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61 트레이닝 데이터 정확도: nan 손실 함수(loss): 43581.227 tloss: 223.91344 trate 0</text:p>
          </table:table-cell>
        </table:table-row>
        <table:table-row table:style-name="ro1">
          <table:table-cell office:value-type="string" calcext:value-type="string">
            <text:p>테스트 데이터 정확도: 51.562134 손실 함수(loss): 48792.02 tloss: 248.699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62 트레이닝 데이터 정확도: nan 손실 함수(loss): 44040.85 tloss: 225.54341 trate 0</text:p>
          </table:table-cell>
        </table:table-row>
        <table:table-row table:style-name="ro1">
          <table:table-cell office:value-type="string" calcext:value-type="string">
            <text:p>테스트 데이터 정확도: 51.92409 손실 함수(loss): 49054.348 tloss: 249.760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63 트레이닝 데이터 정확도: nan 손실 함수(loss): 43859.54 tloss: 225.89865 trate 0</text:p>
          </table:table-cell>
        </table:table-row>
        <table:table-row table:style-name="ro1">
          <table:table-cell office:value-type="string" calcext:value-type="string">
            <text:p>테스트 데이터 정확도: 50.843998 손실 함수(loss): 49118.99 tloss: 248.332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64 트레이닝 데이터 정확도: nan 손실 함수(loss): 43840.61 tloss: 225.98311 trate 0</text:p>
          </table:table-cell>
        </table:table-row>
        <table:table-row table:style-name="ro1">
          <table:table-cell office:value-type="string" calcext:value-type="string">
            <text:p>테스트 데이터 정확도: 51.513214 손실 함수(loss): 48858.49 tloss: 249.5273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65 트레이닝 데이터 정확도: nan 손실 함수(loss): 43899.42 tloss: 226.11441 trate 0</text:p>
          </table:table-cell>
        </table:table-row>
        <table:table-row table:style-name="ro1">
          <table:table-cell office:value-type="string" calcext:value-type="string">
            <text:p>테스트 데이터 정확도: 51.64098 손실 함수(loss): 49133.844 tloss: 249.756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66 트레이닝 데이터 정확도: nan 손실 함수(loss): 43758.14 tloss: 225.23721 trate 0</text:p>
          </table:table-cell>
        </table:table-row>
        <table:table-row table:style-name="ro1">
          <table:table-cell office:value-type="string" calcext:value-type="string">
            <text:p>테스트 데이터 정확도: 51.466064 손실 함수(loss): 50103.53 tloss: 252.1196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67 트레이닝 데이터 정확도: nan 손실 함수(loss): 43682.89 tloss: 224.76476 trate 0</text:p>
          </table:table-cell>
        </table:table-row>
        <table:table-row table:style-name="ro1">
          <table:table-cell office:value-type="string" calcext:value-type="string">
            <text:p>테스트 데이터 정확도: 51.747173 손실 함수(loss): 49158.59 tloss: 251.551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68 트레이닝 데이터 정확도: nan 손실 함수(loss): 43693.87 tloss: 224.59694 trate 0</text:p>
          </table:table-cell>
        </table:table-row>
        <table:table-row table:style-name="ro1">
          <table:table-cell office:value-type="string" calcext:value-type="string">
            <text:p>테스트 데이터 정확도: 51.354298 손실 함수(loss): 49524.082 tloss: 251.011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69 트레이닝 데이터 정확도: nan 손실 함수(loss): 43740.203 tloss: 224.52689 trate 0</text:p>
          </table:table-cell>
        </table:table-row>
        <table:table-row table:style-name="ro1">
          <table:table-cell office:value-type="string" calcext:value-type="string">
            <text:p>테스트 데이터 정확도: 50.987938 손실 함수(loss): 48728.56 tloss: 249.225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70 트레이닝 데이터 정확도: nan 손실 함수(loss): 43560.44 tloss: 224.85178 trate 0</text:p>
          </table:table-cell>
        </table:table-row>
        <table:table-row table:style-name="ro1">
          <table:table-cell office:value-type="string" calcext:value-type="string">
            <text:p>테스트 데이터 정확도: 51.56818 손실 함수(loss): 49275.492 tloss: 251.625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71 트레이닝 데이터 정확도: nan 손실 함수(loss): 43670.496 tloss: 224.9506 trate 0</text:p>
          </table:table-cell>
        </table:table-row>
        <table:table-row table:style-name="ro1">
          <table:table-cell office:value-type="string" calcext:value-type="string">
            <text:p>테스트 데이터 정확도: 51.115807 손실 함수(loss): 49149.03 tloss: 249.834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72 트레이닝 데이터 정확도: nan 손실 함수(loss): 44070.547 tloss: 225.36093 trate 0</text:p>
          </table:table-cell>
        </table:table-row>
        <table:table-row table:style-name="ro1">
          <table:table-cell office:value-type="string" calcext:value-type="string">
            <text:p>테스트 데이터 정확도: 52.137146 손실 함수(loss): 48331.04 tloss: 247.727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73 트레이닝 데이터 정확도: nan 손실 함수(loss): 43704.168 tloss: 224.13947 trate 0</text:p>
          </table:table-cell>
        </table:table-row>
        <table:table-row table:style-name="ro1">
          <table:table-cell office:value-type="string" calcext:value-type="string">
            <text:p>테스트 데이터 정확도: 51.6199 손실 함수(loss): 49409.87 tloss: 250.727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74 트레이닝 데이터 정확도: nan 손실 함수(loss): 43654.555 tloss: 224.34383 trate 0</text:p>
          </table:table-cell>
        </table:table-row>
        <table:table-row table:style-name="ro1">
          <table:table-cell office:value-type="string" calcext:value-type="string">
            <text:p>테스트 데이터 정확도: 51.53255 손실 함수(loss): 49342.895 tloss: 247.978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75 트레이닝 데이터 정확도: nan 손실 함수(loss): 43539.777 tloss: 224.14168 trate 0</text:p>
          </table:table-cell>
        </table:table-row>
        <table:table-row table:style-name="ro1">
          <table:table-cell office:value-type="string" calcext:value-type="string">
            <text:p>테스트 데이터 정확도: 51.896156 손실 함수(loss): 48164.523 tloss: 248.113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76 트레이닝 데이터 정확도: nan 손실 함수(loss): 43750.117 tloss: 224.49226 trate 0</text:p>
          </table:table-cell>
        </table:table-row>
        <table:table-row table:style-name="ro1">
          <table:table-cell office:value-type="string" calcext:value-type="string">
            <text:p>테스트 데이터 정확도: 51.64683 손실 함수(loss): 49573.273 tloss: 248.6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77 트레이닝 데이터 정확도: nan 손실 함수(loss): 43634.285 tloss: 225.27719 trate 0</text:p>
          </table:table-cell>
        </table:table-row>
        <table:table-row table:style-name="ro1">
          <table:table-cell office:value-type="string" calcext:value-type="string">
            <text:p>테스트 데이터 정확도: 51.697773 손실 함수(loss): 48721.4 tloss: 248.984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78 트레이닝 데이터 정확도: nan 손실 함수(loss): 43483.03 tloss: 224.4508 trate 0</text:p>
          </table:table-cell>
        </table:table-row>
        <table:table-row table:style-name="ro1">
          <table:table-cell office:value-type="string" calcext:value-type="string">
            <text:p>테스트 데이터 정확도: 51.645138 손실 함수(loss): 48492.832 tloss: 251.47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79 트레이닝 데이터 정확도: nan 손실 함수(loss): 43819.777 tloss: 225.22836 trate 0</text:p>
          </table:table-cell>
        </table:table-row>
        <table:table-row table:style-name="ro1">
          <table:table-cell office:value-type="string" calcext:value-type="string">
            <text:p>테스트 데이터 정확도: 51.62546 손실 함수(loss): 49577.793 tloss: 250.088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80 트레이닝 데이터 정확도: nan 손실 함수(loss): 43410.02 tloss: 224.18573 trate 0</text:p>
          </table:table-cell>
        </table:table-row>
        <table:table-row table:style-name="ro1">
          <table:table-cell office:value-type="string" calcext:value-type="string">
            <text:p>테스트 데이터 정확도: 51.61828 손실 함수(loss): 48922.336 tloss: 249.933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81 트레이닝 데이터 정확도: nan 손실 함수(loss): 43719.645 tloss: 224.91554 trate 0</text:p>
          </table:table-cell>
        </table:table-row>
        <table:table-row table:style-name="ro1">
          <table:table-cell office:value-type="string" calcext:value-type="string">
            <text:p>테스트 데이터 정확도: 52.13512 손실 함수(loss): 49210.773 tloss: 249.249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82 트레이닝 데이터 정확도: nan 손실 함수(loss): 43509.832 tloss: 223.52098 trate 0</text:p>
          </table:table-cell>
        </table:table-row>
        <table:table-row table:style-name="ro1">
          <table:table-cell office:value-type="string" calcext:value-type="string">
            <text:p>테스트 데이터 정확도: 51.80871 손실 함수(loss): 49519.7 tloss: 251.005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83 트레이닝 데이터 정확도: nan 손실 함수(loss): 43669.953 tloss: 224.70035 trate 0</text:p>
          </table:table-cell>
        </table:table-row>
        <table:table-row table:style-name="ro1">
          <table:table-cell office:value-type="string" calcext:value-type="string">
            <text:p>테스트 데이터 정확도: 51.494072 손실 함수(loss): 49441.75 tloss: 251.8940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84 트레이닝 데이터 정확도: nan 손실 함수(loss): 43439.562 tloss: 223.7436 trate 0</text:p>
          </table:table-cell>
        </table:table-row>
        <table:table-row table:style-name="ro1">
          <table:table-cell office:value-type="string" calcext:value-type="string">
            <text:p>테스트 데이터 정확도: 51.82685 손실 함수(loss): 50230.12 tloss: 251.579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85 트레이닝 데이터 정확도: nan 손실 함수(loss): 43872.13 tloss: 225.27454 trate 0</text:p>
          </table:table-cell>
        </table:table-row>
        <table:table-row table:style-name="ro1">
          <table:table-cell office:value-type="string" calcext:value-type="string">
            <text:p>테스트 데이터 정확도: 51.77273 손실 함수(loss): 50292.242 tloss: 250.215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86 트레이닝 데이터 정확도: nan 손실 함수(loss): 43555.332 tloss: 223.7462 trate 0</text:p>
          </table:table-cell>
        </table:table-row>
        <table:table-row table:style-name="ro1">
          <table:table-cell office:value-type="string" calcext:value-type="string">
            <text:p>테스트 데이터 정확도: 51.492832 손실 함수(loss): 48587.145 tloss: 249.410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87 트레이닝 데이터 정확도: nan 손실 함수(loss): 43478.94 tloss: 224.24222 trate 0</text:p>
          </table:table-cell>
        </table:table-row>
        <table:table-row table:style-name="ro1">
          <table:table-cell office:value-type="string" calcext:value-type="string">
            <text:p>테스트 데이터 정확도: 51.60343 손실 함수(loss): 50035.473 tloss: 251.464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88 트레이닝 데이터 정확도: nan 손실 함수(loss): 43636.63 tloss: 224.50203 trate 0</text:p>
          </table:table-cell>
        </table:table-row>
        <table:table-row table:style-name="ro1">
          <table:table-cell office:value-type="string" calcext:value-type="string">
            <text:p>테스트 데이터 정확도: 50.712254 손실 함수(loss): 47280.97 tloss: 245.306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89 트레이닝 데이터 정확도: nan 손실 함수(loss): 43513.918 tloss: 223.93541 trate 0</text:p>
          </table:table-cell>
        </table:table-row>
        <table:table-row table:style-name="ro1">
          <table:table-cell office:value-type="string" calcext:value-type="string">
            <text:p>테스트 데이터 정확도: 51.375706 손실 함수(loss): 49557.062 tloss: 251.77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90 트레이닝 데이터 정확도: nan 손실 함수(loss): 43829.14 tloss: 224.51137 trate 0</text:p>
          </table:table-cell>
        </table:table-row>
        <table:table-row table:style-name="ro1">
          <table:table-cell office:value-type="string" calcext:value-type="string">
            <text:p>테스트 데이터 정확도: 51.28648 손실 함수(loss): 48807.492 tloss: 247.836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91 트레이닝 데이터 정확도: nan 손실 함수(loss): 43792.74 tloss: 225.40749 trate 0</text:p>
          </table:table-cell>
        </table:table-row>
        <table:table-row table:style-name="ro1">
          <table:table-cell office:value-type="string" calcext:value-type="string">
            <text:p>테스트 데이터 정확도: 50.99422 손실 함수(loss): 48986.93 tloss: 249.565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92 트레이닝 데이터 정확도: nan 손실 함수(loss): 43673.477 tloss: 224.66945 trate 0</text:p>
          </table:table-cell>
        </table:table-row>
        <table:table-row table:style-name="ro1">
          <table:table-cell office:value-type="string" calcext:value-type="string">
            <text:p>테스트 데이터 정확도: 51.266346 손실 함수(loss): 49294.66 tloss: 250.5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93 트레이닝 데이터 정확도: nan 손실 함수(loss): 43545.258 tloss: 224.5776 trate 0</text:p>
          </table:table-cell>
        </table:table-row>
        <table:table-row table:style-name="ro1">
          <table:table-cell office:value-type="string" calcext:value-type="string">
            <text:p>테스트 데이터 정확도: 51.152657 손실 함수(loss): 48798.684 tloss: 247.960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94 트레이닝 데이터 정확도: nan 손실 함수(loss): 43595.75 tloss: 224.79268 trate 0</text:p>
          </table:table-cell>
        </table:table-row>
        <table:table-row table:style-name="ro1">
          <table:table-cell office:value-type="string" calcext:value-type="string">
            <text:p>테스트 데이터 정확도: 51.09511 손실 함수(loss): 49308.88 tloss: 250.32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95 트레이닝 데이터 정확도: nan 손실 함수(loss): 43856.508 tloss: 225.07701 trate 0</text:p>
          </table:table-cell>
        </table:table-row>
        <table:table-row table:style-name="ro1">
          <table:table-cell office:value-type="string" calcext:value-type="string">
            <text:p>테스트 데이터 정확도: 51.115295 손실 함수(loss): 48505.656 tloss: 246.8660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96 트레이닝 데이터 정확도: nan 손실 함수(loss): 43839.324 tloss: 225.41637 trate 0</text:p>
          </table:table-cell>
        </table:table-row>
        <table:table-row table:style-name="ro1">
          <table:table-cell office:value-type="string" calcext:value-type="string">
            <text:p>테스트 데이터 정확도: 51.40578 손실 함수(loss): 48427.43 tloss: 247.02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97 트레이닝 데이터 정확도: nan 손실 함수(loss): 43623.082 tloss: 225.1104 trate 0</text:p>
          </table:table-cell>
        </table:table-row>
        <table:table-row table:style-name="ro1">
          <table:table-cell office:value-type="string" calcext:value-type="string">
            <text:p>테스트 데이터 정확도: 51.332703 손실 함수(loss): 48726.88 tloss: 248.067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98 트레이닝 데이터 정확도: nan 손실 함수(loss): 43532.6 tloss: 225.01949 trate 0</text:p>
          </table:table-cell>
        </table:table-row>
        <table:table-row table:style-name="ro1">
          <table:table-cell office:value-type="string" calcext:value-type="string">
            <text:p>테스트 데이터 정확도: 51.50056 손실 함수(loss): 49363.566 tloss: 251.50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299 트레이닝 데이터 정확도: nan 손실 함수(loss): 43833.145 tloss: 224.45541 trate 0</text:p>
          </table:table-cell>
        </table:table-row>
        <table:table-row table:style-name="ro1">
          <table:table-cell office:value-type="string" calcext:value-type="string">
            <text:p>테스트 데이터 정확도: 51.968513 손실 함수(loss): 48582.18 tloss: 248.666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00 트레이닝 데이터 정확도: nan 손실 함수(loss): 43622.29 tloss: 226.00502 trate 0</text:p>
          </table:table-cell>
        </table:table-row>
        <table:table-row table:style-name="ro1">
          <table:table-cell office:value-type="string" calcext:value-type="string">
            <text:p>테스트 데이터 정확도: 51.5572 손실 함수(loss): 48127.375 tloss: 248.232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01 트레이닝 데이터 정확도: nan 손실 함수(loss): 43547.8 tloss: 224.28755 trate 0</text:p>
          </table:table-cell>
        </table:table-row>
        <table:table-row table:style-name="ro1">
          <table:table-cell office:value-type="string" calcext:value-type="string">
            <text:p>테스트 데이터 정확도: 52.13699 손실 함수(loss): 50670.75 tloss: 254.517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02 트레이닝 데이터 정확도: nan 손실 함수(loss): 43733.074 tloss: 225.54489 trate 0</text:p>
          </table:table-cell>
        </table:table-row>
        <table:table-row table:style-name="ro1">
          <table:table-cell office:value-type="string" calcext:value-type="string">
            <text:p>테스트 데이터 정확도: 52.038002 손실 함수(loss): 48446.773 tloss: 248.0071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03 트레이닝 데이터 정확도: nan 손실 함수(loss): 43611.97 tloss: 224.99629 trate 0</text:p>
          </table:table-cell>
        </table:table-row>
        <table:table-row table:style-name="ro1">
          <table:table-cell office:value-type="string" calcext:value-type="string">
            <text:p>테스트 데이터 정확도: 52.32374 손실 함수(loss): 48975.84 tloss: 247.363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04 트레이닝 데이터 정확도: nan 손실 함수(loss): 43787.16 tloss: 225.6475 trate 0</text:p>
          </table:table-cell>
        </table:table-row>
        <table:table-row table:style-name="ro1">
          <table:table-cell office:value-type="string" calcext:value-type="string">
            <text:p>테스트 데이터 정확도: 51.949474 손실 함수(loss): 49685.07 tloss: 251.3487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05 트레이닝 데이터 정확도: nan 손실 함수(loss): 43560.63 tloss: 224.11966 trate 0</text:p>
          </table:table-cell>
        </table:table-row>
        <table:table-row table:style-name="ro1">
          <table:table-cell office:value-type="string" calcext:value-type="string">
            <text:p>테스트 데이터 정확도: 51.43084 손실 함수(loss): 49925.527 tloss: 252.5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06 트레이닝 데이터 정확도: nan 손실 함수(loss): 43443.188 tloss: 223.67136 trate 0</text:p>
          </table:table-cell>
        </table:table-row>
        <table:table-row table:style-name="ro1">
          <table:table-cell office:value-type="string" calcext:value-type="string">
            <text:p>테스트 데이터 정확도: 51.14283 손실 함수(loss): 48640.004 tloss: 246.67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07 트레이닝 데이터 정확도: nan 손실 함수(loss): 43725.78 tloss: 225.19394 trate 0</text:p>
          </table:table-cell>
        </table:table-row>
        <table:table-row table:style-name="ro1">
          <table:table-cell office:value-type="string" calcext:value-type="string">
            <text:p>테스트 데이터 정확도: 50.932182 손실 함수(loss): 49512.195 tloss: 251.931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08 트레이닝 데이터 정확도: nan 손실 함수(loss): 43599.73 tloss: 224.4659 trate 0</text:p>
          </table:table-cell>
        </table:table-row>
        <table:table-row table:style-name="ro1">
          <table:table-cell office:value-type="string" calcext:value-type="string">
            <text:p>테스트 데이터 정확도: 51.806755 손실 함수(loss): 49070.996 tloss: 249.0951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09 트레이닝 데이터 정확도: nan 손실 함수(loss): 43697.98 tloss: 224.89044 trate 0</text:p>
          </table:table-cell>
        </table:table-row>
        <table:table-row table:style-name="ro1">
          <table:table-cell office:value-type="string" calcext:value-type="string">
            <text:p>테스트 데이터 정확도: 51.117207 손실 함수(loss): 48679.098 tloss: 250.2262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10 트레이닝 데이터 정확도: nan 손실 함수(loss): 43564.91 tloss: 224.64175 trate 0</text:p>
          </table:table-cell>
        </table:table-row>
        <table:table-row table:style-name="ro1">
          <table:table-cell office:value-type="string" calcext:value-type="string">
            <text:p>테스트 데이터 정확도: 52.006344 손실 함수(loss): 48949.176 tloss: 247.178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11 트레이닝 데이터 정확도: nan 손실 함수(loss): 43810.72 tloss: 225.84216 trate 0</text:p>
          </table:table-cell>
        </table:table-row>
        <table:table-row table:style-name="ro1">
          <table:table-cell office:value-type="string" calcext:value-type="string">
            <text:p>테스트 데이터 정확도: 51.34287 손실 함수(loss): 48767.84 tloss: 250.277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12 트레이닝 데이터 정확도: nan 손실 함수(loss): 43680.13 tloss: 224.8605 trate 0</text:p>
          </table:table-cell>
        </table:table-row>
        <table:table-row table:style-name="ro1">
          <table:table-cell office:value-type="string" calcext:value-type="string">
            <text:p>테스트 데이터 정확도: 51.115932 손실 함수(loss): 48941.598 tloss: 247.821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13 트레이닝 데이터 정확도: nan 손실 함수(loss): 43898.723 tloss: 225.07864 trate 0</text:p>
          </table:table-cell>
        </table:table-row>
        <table:table-row table:style-name="ro1">
          <table:table-cell office:value-type="string" calcext:value-type="string">
            <text:p>테스트 데이터 정확도: 51.19871 손실 함수(loss): 48892.562 tloss: 245.648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14 트레이닝 데이터 정확도: nan 손실 함수(loss): 43441.87 tloss: 224.09416 trate 0</text:p>
          </table:table-cell>
        </table:table-row>
        <table:table-row table:style-name="ro1">
          <table:table-cell office:value-type="string" calcext:value-type="string">
            <text:p>테스트 데이터 정확도: 51.683533 손실 함수(loss): 49100.062 tloss: 248.785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15 트레이닝 데이터 정확도: nan 손실 함수(loss): 43573.918 tloss: 223.88312 trate 0</text:p>
          </table:table-cell>
        </table:table-row>
        <table:table-row table:style-name="ro1">
          <table:table-cell office:value-type="string" calcext:value-type="string">
            <text:p>테스트 데이터 정확도: 51.40042 손실 함수(loss): 48100.99 tloss: 246.8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16 트레이닝 데이터 정확도: nan 손실 함수(loss): 44022.445 tloss: 225.17793 trate 0</text:p>
          </table:table-cell>
        </table:table-row>
        <table:table-row table:style-name="ro1">
          <table:table-cell office:value-type="string" calcext:value-type="string">
            <text:p>테스트 데이터 정확도: 51.961277 손실 함수(loss): 49078.656 tloss: 249.714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17 트레이닝 데이터 정확도: nan 손실 함수(loss): 43679.26 tloss: 225.00734 trate 0</text:p>
          </table:table-cell>
        </table:table-row>
        <table:table-row table:style-name="ro1">
          <table:table-cell office:value-type="string" calcext:value-type="string">
            <text:p>테스트 데이터 정확도: 51.18559 손실 함수(loss): 49911.44 tloss: 252.297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18 트레이닝 데이터 정확도: nan 손실 함수(loss): 43666.51 tloss: 224.20842 trate 0</text:p>
          </table:table-cell>
        </table:table-row>
        <table:table-row table:style-name="ro1">
          <table:table-cell office:value-type="string" calcext:value-type="string">
            <text:p>테스트 데이터 정확도: 51.749817 손실 함수(loss): 49063.125 tloss: 252.143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19 트레이닝 데이터 정확도: nan 손실 함수(loss): 43820.785 tloss: 224.90639 trate 0</text:p>
          </table:table-cell>
        </table:table-row>
        <table:table-row table:style-name="ro1">
          <table:table-cell office:value-type="string" calcext:value-type="string">
            <text:p>테스트 데이터 정확도: 51.284145 손실 함수(loss): 49069.72 tloss: 248.230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20 트레이닝 데이터 정확도: nan 손실 함수(loss): 43675.215 tloss: 224.12346 trate 0</text:p>
          </table:table-cell>
        </table:table-row>
        <table:table-row table:style-name="ro1">
          <table:table-cell office:value-type="string" calcext:value-type="string">
            <text:p>테스트 데이터 정확도: 51.576324 손실 함수(loss): 50281.03 tloss: 252.771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21 트레이닝 데이터 정확도: nan 손실 함수(loss): 43302.008 tloss: 223.6328 trate 0</text:p>
          </table:table-cell>
        </table:table-row>
        <table:table-row table:style-name="ro1">
          <table:table-cell office:value-type="string" calcext:value-type="string">
            <text:p>테스트 데이터 정확도: 51.594944 손실 함수(loss): 48396.332 tloss: 247.528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22 트레이닝 데이터 정확도: nan 손실 함수(loss): 43661.203 tloss: 225.54105 trate 0</text:p>
          </table:table-cell>
        </table:table-row>
        <table:table-row table:style-name="ro1">
          <table:table-cell office:value-type="string" calcext:value-type="string">
            <text:p>테스트 데이터 정확도: 51.642864 손실 함수(loss): 50371.285 tloss: 254.365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23 트레이닝 데이터 정확도: nan 손실 함수(loss): 43676.215 tloss: 224.24783 trate 0</text:p>
          </table:table-cell>
        </table:table-row>
        <table:table-row table:style-name="ro1">
          <table:table-cell office:value-type="string" calcext:value-type="string">
            <text:p>테스트 데이터 정확도: 51.44479 손실 함수(loss): 48933.59 tloss: 248.970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24 트레이닝 데이터 정확도: nan 손실 함수(loss): 43595.06 tloss: 223.97957 trate 0</text:p>
          </table:table-cell>
        </table:table-row>
        <table:table-row table:style-name="ro1">
          <table:table-cell office:value-type="string" calcext:value-type="string">
            <text:p>테스트 데이터 정확도: 51.8834 손실 함수(loss): 49214.574 tloss: 251.420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25 트레이닝 데이터 정확도: nan 손실 함수(loss): 43479.53 tloss: 224.03719 trate 0</text:p>
          </table:table-cell>
        </table:table-row>
        <table:table-row table:style-name="ro1">
          <table:table-cell office:value-type="string" calcext:value-type="string">
            <text:p>테스트 데이터 정확도: 51.560936 손실 함수(loss): 49000.402 tloss: 249.679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26 트레이닝 데이터 정확도: nan 손실 함수(loss): 43567.06 tloss: 224.80042 trate 0</text:p>
          </table:table-cell>
        </table:table-row>
        <table:table-row table:style-name="ro1">
          <table:table-cell office:value-type="string" calcext:value-type="string">
            <text:p>테스트 데이터 정확도: 51.219616 손실 함수(loss): 49046.086 tloss: 247.434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27 트레이닝 데이터 정확도: nan 손실 함수(loss): 43447.594 tloss: 223.67775 trate 0</text:p>
          </table:table-cell>
        </table:table-row>
        <table:table-row table:style-name="ro1">
          <table:table-cell office:value-type="string" calcext:value-type="string">
            <text:p>테스트 데이터 정확도: 50.777046 손실 함수(loss): 48341.812 tloss: 246.6592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28 트레이닝 데이터 정확도: nan 손실 함수(loss): 43588.6 tloss: 225.05145 trate 0</text:p>
          </table:table-cell>
        </table:table-row>
        <table:table-row table:style-name="ro1">
          <table:table-cell office:value-type="string" calcext:value-type="string">
            <text:p>테스트 데이터 정확도: 51.107487 손실 함수(loss): 48710.82 tloss: 248.2629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29 트레이닝 데이터 정확도: nan 손실 함수(loss): 43392.87 tloss: 223.6072 trate 0</text:p>
          </table:table-cell>
        </table:table-row>
        <table:table-row table:style-name="ro1">
          <table:table-cell office:value-type="string" calcext:value-type="string">
            <text:p>테스트 데이터 정확도: 51.86743 손실 함수(loss): 49028.793 tloss: 249.608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30 트레이닝 데이터 정확도: nan 손실 함수(loss): 43841.08 tloss: 224.99887 trate 0</text:p>
          </table:table-cell>
        </table:table-row>
        <table:table-row table:style-name="ro1">
          <table:table-cell office:value-type="string" calcext:value-type="string">
            <text:p>테스트 데이터 정확도: 51.665825 손실 함수(loss): 49593.895 tloss: 252.502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31 트레이닝 데이터 정확도: nan 손실 함수(loss): 43619.887 tloss: 224.2563 trate 0</text:p>
          </table:table-cell>
        </table:table-row>
        <table:table-row table:style-name="ro1">
          <table:table-cell office:value-type="string" calcext:value-type="string">
            <text:p>테스트 데이터 정확도: 51.27345 손실 함수(loss): 50073.6 tloss: 252.4688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32 트레이닝 데이터 정확도: nan 손실 함수(loss): 43614.945 tloss: 224.0754 trate 0</text:p>
          </table:table-cell>
        </table:table-row>
        <table:table-row table:style-name="ro1">
          <table:table-cell office:value-type="string" calcext:value-type="string">
            <text:p>테스트 데이터 정확도: 51.283688 손실 함수(loss): 49194.902 tloss: 250.686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33 트레이닝 데이터 정확도: nan 손실 함수(loss): 43672.086 tloss: 224.82288 trate 0</text:p>
          </table:table-cell>
        </table:table-row>
        <table:table-row table:style-name="ro1">
          <table:table-cell office:value-type="string" calcext:value-type="string">
            <text:p>테스트 데이터 정확도: 52.17989 손실 함수(loss): 49042.336 tloss: 250.127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34 트레이닝 데이터 정확도: nan 손실 함수(loss): 43466.7 tloss: 224.85295 trate 0</text:p>
          </table:table-cell>
        </table:table-row>
        <table:table-row table:style-name="ro1">
          <table:table-cell office:value-type="string" calcext:value-type="string">
            <text:p>테스트 데이터 정확도: 51.6839 손실 함수(loss): 48434.29 tloss: 246.083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35 트레이닝 데이터 정확도: nan 손실 함수(loss): 43499.504 tloss: 224.29677 trate 0</text:p>
          </table:table-cell>
        </table:table-row>
        <table:table-row table:style-name="ro1">
          <table:table-cell office:value-type="string" calcext:value-type="string">
            <text:p>테스트 데이터 정확도: 51.42148 손실 함수(loss): 48463.707 tloss: 245.44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36 트레이닝 데이터 정확도: nan 손실 함수(loss): 43557.887 tloss: 223.4755 trate 0</text:p>
          </table:table-cell>
        </table:table-row>
        <table:table-row table:style-name="ro1">
          <table:table-cell office:value-type="string" calcext:value-type="string">
            <text:p>테스트 데이터 정확도: 51.1077 손실 함수(loss): 49729.383 tloss: 251.211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37 트레이닝 데이터 정확도: nan 손실 함수(loss): 43546.523 tloss: 224.43002 trate 0</text:p>
          </table:table-cell>
        </table:table-row>
        <table:table-row table:style-name="ro1">
          <table:table-cell office:value-type="string" calcext:value-type="string">
            <text:p>테스트 데이터 정확도: 52.066715 손실 함수(loss): 49574.773 tloss: 253.483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38 트레이닝 데이터 정확도: nan 손실 함수(loss): 43640.42 tloss: 224.69823 trate 0</text:p>
          </table:table-cell>
        </table:table-row>
        <table:table-row table:style-name="ro1">
          <table:table-cell office:value-type="string" calcext:value-type="string">
            <text:p>테스트 데이터 정확도: 51.149754 손실 함수(loss): 49505.473 tloss: 250.578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39 트레이닝 데이터 정확도: nan 손실 함수(loss): 43670.37 tloss: 224.56992 trate 0</text:p>
          </table:table-cell>
        </table:table-row>
        <table:table-row table:style-name="ro1">
          <table:table-cell office:value-type="string" calcext:value-type="string">
            <text:p>테스트 데이터 정확도: 51.36783 손실 함수(loss): 48370.246 tloss: 248.296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40 트레이닝 데이터 정확도: nan 손실 함수(loss): 43836.23 tloss: 225.40369 trate 0</text:p>
          </table:table-cell>
        </table:table-row>
        <table:table-row table:style-name="ro1">
          <table:table-cell office:value-type="string" calcext:value-type="string">
            <text:p>테스트 데이터 정확도: 51.43941 손실 함수(loss): 49863.305 tloss: 251.201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41 트레이닝 데이터 정확도: nan 손실 함수(loss): 43758.12 tloss: 225.66168 trate 0</text:p>
          </table:table-cell>
        </table:table-row>
        <table:table-row table:style-name="ro1">
          <table:table-cell office:value-type="string" calcext:value-type="string">
            <text:p>테스트 데이터 정확도: 51.303226 손실 함수(loss): 48694.195 tloss: 250.322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42 트레이닝 데이터 정확도: nan 손실 함수(loss): 43513.53 tloss: 224.2789 trate 0</text:p>
          </table:table-cell>
        </table:table-row>
        <table:table-row table:style-name="ro1">
          <table:table-cell office:value-type="string" calcext:value-type="string">
            <text:p>테스트 데이터 정확도: 51.472282 손실 함수(loss): 49363.863 tloss: 251.045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43 트레이닝 데이터 정확도: nan 손실 함수(loss): 43235.52 tloss: 223.39867 trate 0</text:p>
          </table:table-cell>
        </table:table-row>
        <table:table-row table:style-name="ro1">
          <table:table-cell office:value-type="string" calcext:value-type="string">
            <text:p>테스트 데이터 정확도: 51.287983 손실 함수(loss): 48957.543 tloss: 248.809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44 트레이닝 데이터 정확도: nan 손실 함수(loss): 43639.31 tloss: 224.53041 trate 0</text:p>
          </table:table-cell>
        </table:table-row>
        <table:table-row table:style-name="ro1">
          <table:table-cell office:value-type="string" calcext:value-type="string">
            <text:p>테스트 데이터 정확도: 51.724113 손실 함수(loss): 48854.426 tloss: 247.817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45 트레이닝 데이터 정확도: nan 손실 함수(loss): 43376.008 tloss: 224.21318 trate 0</text:p>
          </table:table-cell>
        </table:table-row>
        <table:table-row table:style-name="ro1">
          <table:table-cell office:value-type="string" calcext:value-type="string">
            <text:p>테스트 데이터 정확도: 51.885952 손실 함수(loss): 48319.84 tloss: 247.972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46 트레이닝 데이터 정확도: nan 손실 함수(loss): 43798.566 tloss: 225.22905 trate 0</text:p>
          </table:table-cell>
        </table:table-row>
        <table:table-row table:style-name="ro1">
          <table:table-cell office:value-type="string" calcext:value-type="string">
            <text:p>테스트 데이터 정확도: 51.310856 손실 함수(loss): 49326.32 tloss: 249.7766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47 트레이닝 데이터 정확도: nan 손실 함수(loss): 43661.03 tloss: 224.7887 trate 0</text:p>
          </table:table-cell>
        </table:table-row>
        <table:table-row table:style-name="ro1">
          <table:table-cell office:value-type="string" calcext:value-type="string">
            <text:p>테스트 데이터 정확도: 51.298855 손실 함수(loss): 49027.37 tloss: 250.793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48 트레이닝 데이터 정확도: nan 손실 함수(loss): 43637.945 tloss: 224.48796 trate 0</text:p>
          </table:table-cell>
        </table:table-row>
        <table:table-row table:style-name="ro1">
          <table:table-cell office:value-type="string" calcext:value-type="string">
            <text:p>테스트 데이터 정확도: 50.931526 손실 함수(loss): 49377.938 tloss: 250.034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49 트레이닝 데이터 정확도: nan 손실 함수(loss): 43307.156 tloss: 223.79683 trate 0</text:p>
          </table:table-cell>
        </table:table-row>
        <table:table-row table:style-name="ro1">
          <table:table-cell office:value-type="string" calcext:value-type="string">
            <text:p>테스트 데이터 정확도: 51.68732 손실 함수(loss): 49271.465 tloss: 249.981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50 트레이닝 데이터 정확도: nan 손실 함수(loss): 43386.074 tloss: 223.45607 trate 0</text:p>
          </table:table-cell>
        </table:table-row>
        <table:table-row table:style-name="ro1">
          <table:table-cell office:value-type="string" calcext:value-type="string">
            <text:p>테스트 데이터 정확도: 51.50211 손실 함수(loss): 48479.387 tloss: 246.512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51 트레이닝 데이터 정확도: nan 손실 함수(loss): 43423.3 tloss: 223.58156 trate 0</text:p>
          </table:table-cell>
        </table:table-row>
        <table:table-row table:style-name="ro1">
          <table:table-cell office:value-type="string" calcext:value-type="string">
            <text:p>테스트 데이터 정확도: 50.953037 손실 함수(loss): 49018.06 tloss: 246.791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52 트레이닝 데이터 정확도: nan 손실 함수(loss): 43191.88 tloss: 223.50821 trate 0</text:p>
          </table:table-cell>
        </table:table-row>
        <table:table-row table:style-name="ro1">
          <table:table-cell office:value-type="string" calcext:value-type="string">
            <text:p>테스트 데이터 정확도: 52.009113 손실 함수(loss): 48674.48 tloss: 249.203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53 트레이닝 데이터 정확도: nan 손실 함수(loss): 43594.22 tloss: 224.51704 trate 0</text:p>
          </table:table-cell>
        </table:table-row>
        <table:table-row table:style-name="ro1">
          <table:table-cell office:value-type="string" calcext:value-type="string">
            <text:p>테스트 데이터 정확도: 50.788353 손실 함수(loss): 48646.316 tloss: 249.851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54 트레이닝 데이터 정확도: nan 손실 함수(loss): 43616.74 tloss: 223.7286 trate 0</text:p>
          </table:table-cell>
        </table:table-row>
        <table:table-row table:style-name="ro1">
          <table:table-cell office:value-type="string" calcext:value-type="string">
            <text:p>테스트 데이터 정확도: 51.68585 손실 함수(loss): 49972.566 tloss: 249.935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55 트레이닝 데이터 정확도: nan 손실 함수(loss): 43213.87 tloss: 222.40059 trate 0</text:p>
          </table:table-cell>
        </table:table-row>
        <table:table-row table:style-name="ro1">
          <table:table-cell office:value-type="string" calcext:value-type="string">
            <text:p>테스트 데이터 정확도: 51.494385 손실 함수(loss): 48757.582 tloss: 249.322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56 트레이닝 데이터 정확도: nan 손실 함수(loss): 43342.637 tloss: 224.82109 trate 0</text:p>
          </table:table-cell>
        </table:table-row>
        <table:table-row table:style-name="ro1">
          <table:table-cell office:value-type="string" calcext:value-type="string">
            <text:p>테스트 데이터 정확도: 51.4241 손실 함수(loss): 48717.465 tloss: 250.956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57 트레이닝 데이터 정확도: nan 손실 함수(loss): 43150.4 tloss: 223.04428 trate 0</text:p>
          </table:table-cell>
        </table:table-row>
        <table:table-row table:style-name="ro1">
          <table:table-cell office:value-type="string" calcext:value-type="string">
            <text:p>테스트 데이터 정확도: 51.236816 손실 함수(loss): 49384.906 tloss: 250.072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58 트레이닝 데이터 정확도: nan 손실 함수(loss): 43169.24 tloss: 223.3165 trate 0</text:p>
          </table:table-cell>
        </table:table-row>
        <table:table-row table:style-name="ro1">
          <table:table-cell office:value-type="string" calcext:value-type="string">
            <text:p>테스트 데이터 정확도: 51.5672 손실 함수(loss): 48428.06 tloss: 247.479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59 트레이닝 데이터 정확도: nan 손실 함수(loss): 43373.7 tloss: 223.72166 trate 0</text:p>
          </table:table-cell>
        </table:table-row>
        <table:table-row table:style-name="ro1">
          <table:table-cell office:value-type="string" calcext:value-type="string">
            <text:p>테스트 데이터 정확도: 51.04054 손실 함수(loss): 47298.555 tloss: 245.649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60 트레이닝 데이터 정확도: nan 손실 함수(loss): 43526.5 tloss: 223.6024 trate 0</text:p>
          </table:table-cell>
        </table:table-row>
        <table:table-row table:style-name="ro1">
          <table:table-cell office:value-type="string" calcext:value-type="string">
            <text:p>테스트 데이터 정확도: 50.908653 손실 함수(loss): 48191.406 tloss: 247.110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61 트레이닝 데이터 정확도: nan 손실 함수(loss): 43415.156 tloss: 223.36864 trate 0</text:p>
          </table:table-cell>
        </table:table-row>
        <table:table-row table:style-name="ro1">
          <table:table-cell office:value-type="string" calcext:value-type="string">
            <text:p>테스트 데이터 정확도: 51.139317 손실 함수(loss): 49593.465 tloss: 249.946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62 트레이닝 데이터 정확도: nan 손실 함수(loss): 43588.105 tloss: 224.4134 trate 0</text:p>
          </table:table-cell>
        </table:table-row>
        <table:table-row table:style-name="ro1">
          <table:table-cell office:value-type="string" calcext:value-type="string">
            <text:p>테스트 데이터 정확도: 51.35781 손실 함수(loss): 48961.285 tloss: 249.334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63 트레이닝 데이터 정확도: nan 손실 함수(loss): 43514.7 tloss: 225.02621 trate 0</text:p>
          </table:table-cell>
        </table:table-row>
        <table:table-row table:style-name="ro1">
          <table:table-cell office:value-type="string" calcext:value-type="string">
            <text:p>테스트 데이터 정확도: 51.39164 손실 함수(loss): 49534.355 tloss: 252.692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64 트레이닝 데이터 정확도: nan 손실 함수(loss): 43807.434 tloss: 224.79578 trate 0</text:p>
          </table:table-cell>
        </table:table-row>
        <table:table-row table:style-name="ro1">
          <table:table-cell office:value-type="string" calcext:value-type="string">
            <text:p>테스트 데이터 정확도: 51.94073 손실 함수(loss): 50066.81 tloss: 252.4677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65 트레이닝 데이터 정확도: nan 손실 함수(loss): 43352.39 tloss: 223.94376 trate 0</text:p>
          </table:table-cell>
        </table:table-row>
        <table:table-row table:style-name="ro1">
          <table:table-cell office:value-type="string" calcext:value-type="string">
            <text:p>테스트 데이터 정확도: 51.3964 손실 함수(loss): 49634.027 tloss: 250.530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66 트레이닝 데이터 정확도: nan 손실 함수(loss): 43617.215 tloss: 224.56464 trate 0</text:p>
          </table:table-cell>
        </table:table-row>
        <table:table-row table:style-name="ro1">
          <table:table-cell office:value-type="string" calcext:value-type="string">
            <text:p>테스트 데이터 정확도: 51.897694 손실 함수(loss): 49147.656 tloss: 248.5250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67 트레이닝 데이터 정확도: nan 손실 함수(loss): 43337.9 tloss: 222.97453 trate 0</text:p>
          </table:table-cell>
        </table:table-row>
        <table:table-row table:style-name="ro1">
          <table:table-cell office:value-type="string" calcext:value-type="string">
            <text:p>테스트 데이터 정확도: 51.578453 손실 함수(loss): 49244.85 tloss: 248.764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68 트레이닝 데이터 정확도: nan 손실 함수(loss): 43787.785 tloss: 225.404 trate 0</text:p>
          </table:table-cell>
        </table:table-row>
        <table:table-row table:style-name="ro1">
          <table:table-cell office:value-type="string" calcext:value-type="string">
            <text:p>테스트 데이터 정확도: 51.773018 손실 함수(loss): 48993.367 tloss: 249.87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69 트레이닝 데이터 정확도: nan 손실 함수(loss): 43294.9 tloss: 223.99179 trate 0</text:p>
          </table:table-cell>
        </table:table-row>
        <table:table-row table:style-name="ro1">
          <table:table-cell office:value-type="string" calcext:value-type="string">
            <text:p>테스트 데이터 정확도: 50.970158 손실 함수(loss): 50144.125 tloss: 252.707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70 트레이닝 데이터 정확도: nan 손실 함수(loss): 43539.58 tloss: 223.43619 trate 0</text:p>
          </table:table-cell>
        </table:table-row>
        <table:table-row table:style-name="ro1">
          <table:table-cell office:value-type="string" calcext:value-type="string">
            <text:p>테스트 데이터 정확도: 51.5095 손실 함수(loss): 49194.777 tloss: 250.4189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71 트레이닝 데이터 정확도: nan 손실 함수(loss): 43309.86 tloss: 223.4617 trate 0</text:p>
          </table:table-cell>
        </table:table-row>
        <table:table-row table:style-name="ro1">
          <table:table-cell office:value-type="string" calcext:value-type="string">
            <text:p>테스트 데이터 정확도: 51.244728 손실 함수(loss): 48233.684 tloss: 248.090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72 트레이닝 데이터 정확도: nan 손실 함수(loss): 43254.613 tloss: 222.9386 trate 0</text:p>
          </table:table-cell>
        </table:table-row>
        <table:table-row table:style-name="ro1">
          <table:table-cell office:value-type="string" calcext:value-type="string">
            <text:p>테스트 데이터 정확도: 52.06052 손실 함수(loss): 49696.85 tloss: 250.5766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73 트레이닝 데이터 정확도: nan 손실 함수(loss): 43448.8 tloss: 223.5499 trate 0</text:p>
          </table:table-cell>
        </table:table-row>
        <table:table-row table:style-name="ro1">
          <table:table-cell office:value-type="string" calcext:value-type="string">
            <text:p>테스트 데이터 정확도: 51.329895 손실 함수(loss): 49032.707 tloss: 248.286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74 트레이닝 데이터 정확도: nan 손실 함수(loss): 43905.83 tloss: 226.05357 trate 0</text:p>
          </table:table-cell>
        </table:table-row>
        <table:table-row table:style-name="ro1">
          <table:table-cell office:value-type="string" calcext:value-type="string">
            <text:p>테스트 데이터 정확도: 50.957508 손실 함수(loss): 48802.19 tloss: 249.024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75 트레이닝 데이터 정확도: nan 손실 함수(loss): 43339.01 tloss: 222.64409 trate 0</text:p>
          </table:table-cell>
        </table:table-row>
        <table:table-row table:style-name="ro1">
          <table:table-cell office:value-type="string" calcext:value-type="string">
            <text:p>테스트 데이터 정확도: 50.8494 손실 함수(loss): 49154.043 tloss: 250.284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76 트레이닝 데이터 정확도: nan 손실 함수(loss): 43393.7 tloss: 224.59256 trate 0</text:p>
          </table:table-cell>
        </table:table-row>
        <table:table-row table:style-name="ro1">
          <table:table-cell office:value-type="string" calcext:value-type="string">
            <text:p>테스트 데이터 정확도: 51.899517 손실 함수(loss): 49163.695 tloss: 249.424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77 트레이닝 데이터 정확도: nan 손실 함수(loss): 43410.69 tloss: 223.56548 trate 0</text:p>
          </table:table-cell>
        </table:table-row>
        <table:table-row table:style-name="ro1">
          <table:table-cell office:value-type="string" calcext:value-type="string">
            <text:p>테스트 데이터 정확도: 51.85026 손실 함수(loss): 48617.145 tloss: 248.0763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78 트레이닝 데이터 정확도: nan 손실 함수(loss): 43162.387 tloss: 223.25694 trate 0</text:p>
          </table:table-cell>
        </table:table-row>
        <table:table-row table:style-name="ro1">
          <table:table-cell office:value-type="string" calcext:value-type="string">
            <text:p>테스트 데이터 정확도: 51.6152 손실 함수(loss): 49148.434 tloss: 249.000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79 트레이닝 데이터 정확도: nan 손실 함수(loss): 43460.387 tloss: 224.97163 trate 0</text:p>
          </table:table-cell>
        </table:table-row>
        <table:table-row table:style-name="ro1">
          <table:table-cell office:value-type="string" calcext:value-type="string">
            <text:p>테스트 데이터 정확도: 50.527836 손실 함수(loss): 48466.52 tloss: 246.805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80 트레이닝 데이터 정확도: nan 손실 함수(loss): 43604.09 tloss: 223.93578 trate 0</text:p>
          </table:table-cell>
        </table:table-row>
        <table:table-row table:style-name="ro1">
          <table:table-cell office:value-type="string" calcext:value-type="string">
            <text:p>테스트 데이터 정확도: 51.450695 손실 함수(loss): 49333.75 tloss: 248.949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81 트레이닝 데이터 정확도: nan 손실 함수(loss): 43778.824 tloss: 224.906 trate 0</text:p>
          </table:table-cell>
        </table:table-row>
        <table:table-row table:style-name="ro1">
          <table:table-cell office:value-type="string" calcext:value-type="string">
            <text:p>테스트 데이터 정확도: 51.443096 손실 함수(loss): 49080.652 tloss: 251.99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82 트레이닝 데이터 정확도: nan 손실 함수(loss): 43118.254 tloss: 223.25235 trate 0</text:p>
          </table:table-cell>
        </table:table-row>
        <table:table-row table:style-name="ro1">
          <table:table-cell office:value-type="string" calcext:value-type="string">
            <text:p>테스트 데이터 정확도: 51.114815 손실 함수(loss): 48627.977 tloss: 248.10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83 트레이닝 데이터 정확도: nan 손실 함수(loss): 43559.062 tloss: 223.97821 trate 0</text:p>
          </table:table-cell>
        </table:table-row>
        <table:table-row table:style-name="ro1">
          <table:table-cell office:value-type="string" calcext:value-type="string">
            <text:p>테스트 데이터 정확도: 51.703114 손실 함수(loss): 49572.527 tloss: 249.477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84 트레이닝 데이터 정확도: nan 손실 함수(loss): 43318.85 tloss: 223.83769 trate 0</text:p>
          </table:table-cell>
        </table:table-row>
        <table:table-row table:style-name="ro1">
          <table:table-cell office:value-type="string" calcext:value-type="string">
            <text:p>테스트 데이터 정확도: 51.21783 손실 함수(loss): 49491.055 tloss: 248.420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85 트레이닝 데이터 정확도: nan 손실 함수(loss): 43233.926 tloss: 224.13855 trate 0</text:p>
          </table:table-cell>
        </table:table-row>
        <table:table-row table:style-name="ro1">
          <table:table-cell office:value-type="string" calcext:value-type="string">
            <text:p>테스트 데이터 정확도: 51.48363 손실 함수(loss): 48577.082 tloss: 245.949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86 트레이닝 데이터 정확도: nan 손실 함수(loss): 43264.54 tloss: 223.10796 trate 0</text:p>
          </table:table-cell>
        </table:table-row>
        <table:table-row table:style-name="ro1">
          <table:table-cell office:value-type="string" calcext:value-type="string">
            <text:p>테스트 데이터 정확도: 51.62918 손실 함수(loss): 48530.32 tloss: 245.849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87 트레이닝 데이터 정확도: nan 손실 함수(loss): 43360.23 tloss: 223.78555 trate 0</text:p>
          </table:table-cell>
        </table:table-row>
        <table:table-row table:style-name="ro1">
          <table:table-cell office:value-type="string" calcext:value-type="string">
            <text:p>테스트 데이터 정확도: 51.169804 손실 함수(loss): 48595.29 tloss: 248.006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88 트레이닝 데이터 정확도: nan 손실 함수(loss): 43271.113 tloss: 223.2645 trate 0</text:p>
          </table:table-cell>
        </table:table-row>
        <table:table-row table:style-name="ro1">
          <table:table-cell office:value-type="string" calcext:value-type="string">
            <text:p>테스트 데이터 정확도: 51.416237 손실 함수(loss): 48592.285 tloss: 249.354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89 트레이닝 데이터 정확도: nan 손실 함수(loss): 43424.363 tloss: 223.8497 trate 0</text:p>
          </table:table-cell>
        </table:table-row>
        <table:table-row table:style-name="ro1">
          <table:table-cell office:value-type="string" calcext:value-type="string">
            <text:p>테스트 데이터 정확도: 52.231213 손실 함수(loss): 48756.875 tloss: 250.299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90 트레이닝 데이터 정확도: nan 손실 함수(loss): 43529.56 tloss: 224.20392 trate 0</text:p>
          </table:table-cell>
        </table:table-row>
        <table:table-row table:style-name="ro1">
          <table:table-cell office:value-type="string" calcext:value-type="string">
            <text:p>테스트 데이터 정확도: 50.823402 손실 함수(loss): 48903.324 tloss: 248.422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91 트레이닝 데이터 정확도: nan 손실 함수(loss): 43490.336 tloss: 224.44838 trate 0</text:p>
          </table:table-cell>
        </table:table-row>
        <table:table-row table:style-name="ro1">
          <table:table-cell office:value-type="string" calcext:value-type="string">
            <text:p>테스트 데이터 정확도: 51.29906 손실 함수(loss): 49506.73 tloss: 252.2585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92 트레이닝 데이터 정확도: nan 손실 함수(loss): 43431.684 tloss: 223.9798 trate 0</text:p>
          </table:table-cell>
        </table:table-row>
        <table:table-row table:style-name="ro1">
          <table:table-cell office:value-type="string" calcext:value-type="string">
            <text:p>테스트 데이터 정확도: 51.20299 손실 함수(loss): 49670.688 tloss: 250.785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93 트레이닝 데이터 정확도: nan 손실 함수(loss): 43479.082 tloss: 224.17322 trate 0</text:p>
          </table:table-cell>
        </table:table-row>
        <table:table-row table:style-name="ro1">
          <table:table-cell office:value-type="string" calcext:value-type="string">
            <text:p>테스트 데이터 정확도: 50.58492 손실 함수(loss): 49451.32 tloss: 248.486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94 트레이닝 데이터 정확도: nan 손실 함수(loss): 43536.66 tloss: 223.99455 trate 0</text:p>
          </table:table-cell>
        </table:table-row>
        <table:table-row table:style-name="ro1">
          <table:table-cell office:value-type="string" calcext:value-type="string">
            <text:p>테스트 데이터 정확도: 50.63236 손실 함수(loss): 48551.348 tloss: 248.6276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95 트레이닝 데이터 정확도: nan 손실 함수(loss): 43367.15 tloss: 223.77281 trate 0</text:p>
          </table:table-cell>
        </table:table-row>
        <table:table-row table:style-name="ro1">
          <table:table-cell office:value-type="string" calcext:value-type="string">
            <text:p>테스트 데이터 정확도: 51.227882 손실 함수(loss): 48394.57 tloss: 248.372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96 트레이닝 데이터 정확도: nan 손실 함수(loss): 43412.02 tloss: 223.85544 trate 0</text:p>
          </table:table-cell>
        </table:table-row>
        <table:table-row table:style-name="ro1">
          <table:table-cell office:value-type="string" calcext:value-type="string">
            <text:p>테스트 데이터 정확도: 50.876827 손실 함수(loss): 48239.977 tloss: 248.955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97 트레이닝 데이터 정확도: nan 손실 함수(loss): 43411.3 tloss: 223.60728 trate 0</text:p>
          </table:table-cell>
        </table:table-row>
        <table:table-row table:style-name="ro1">
          <table:table-cell office:value-type="string" calcext:value-type="string">
            <text:p>테스트 데이터 정확도: 51.995106 손실 함수(loss): 48808.59 tloss: 247.759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98 트레이닝 데이터 정확도: nan 손실 함수(loss): 43604.668 tloss: 224.21323 trate 0</text:p>
          </table:table-cell>
        </table:table-row>
        <table:table-row table:style-name="ro1">
          <table:table-cell office:value-type="string" calcext:value-type="string">
            <text:p>테스트 데이터 정확도: 52.154114 손실 함수(loss): 50336.69 tloss: 252.792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399 트레이닝 데이터 정확도: nan 손실 함수(loss): 43193.113 tloss: 222.70027 trate 0</text:p>
          </table:table-cell>
        </table:table-row>
        <table:table-row table:style-name="ro1">
          <table:table-cell office:value-type="string" calcext:value-type="string">
            <text:p>테스트 데이터 정확도: 51.478874 손실 함수(loss): 48943.77 tloss: 249.843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00 트레이닝 데이터 정확도: nan 손실 함수(loss): 43531.09 tloss: 224.0321 trate 0</text:p>
          </table:table-cell>
        </table:table-row>
        <table:table-row table:style-name="ro1">
          <table:table-cell office:value-type="string" calcext:value-type="string">
            <text:p>테스트 데이터 정확도: 51.82575 손실 함수(loss): 49031.6 tloss: 249.467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01 트레이닝 데이터 정확도: nan 손실 함수(loss): 43190.52 tloss: 223.71901 trate 0</text:p>
          </table:table-cell>
        </table:table-row>
        <table:table-row table:style-name="ro1">
          <table:table-cell office:value-type="string" calcext:value-type="string">
            <text:p>테스트 데이터 정확도: 51.7723 손실 함수(loss): 49184.184 tloss: 249.454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02 트레이닝 데이터 정확도: nan 손실 함수(loss): 43496.145 tloss: 224.35622 trate 0</text:p>
          </table:table-cell>
        </table:table-row>
        <table:table-row table:style-name="ro1">
          <table:table-cell office:value-type="string" calcext:value-type="string">
            <text:p>테스트 데이터 정확도: 51.34135 손실 함수(loss): 48941.332 tloss: 249.0275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03 트레이닝 데이터 정확도: nan 손실 함수(loss): 43333.6 tloss: 223.72432 trate 0</text:p>
          </table:table-cell>
        </table:table-row>
        <table:table-row table:style-name="ro1">
          <table:table-cell office:value-type="string" calcext:value-type="string">
            <text:p>테스트 데이터 정확도: 51.080517 손실 함수(loss): 49028.32 tloss: 251.027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04 트레이닝 데이터 정확도: nan 손실 함수(loss): 43316.15 tloss: 223.32246 trate 0</text:p>
          </table:table-cell>
        </table:table-row>
        <table:table-row table:style-name="ro1">
          <table:table-cell office:value-type="string" calcext:value-type="string">
            <text:p>테스트 데이터 정확도: 51.278065 손실 함수(loss): 49949.47 tloss: 250.939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05 트레이닝 데이터 정확도: nan 손실 함수(loss): 43362.62 tloss: 224.35747 trate 0</text:p>
          </table:table-cell>
        </table:table-row>
        <table:table-row table:style-name="ro1">
          <table:table-cell office:value-type="string" calcext:value-type="string">
            <text:p>테스트 데이터 정확도: 51.054844 손실 함수(loss): 47438.13 tloss: 244.173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06 트레이닝 데이터 정확도: nan 손실 함수(loss): 43530.4 tloss: 224.02771 trate 0</text:p>
          </table:table-cell>
        </table:table-row>
        <table:table-row table:style-name="ro1">
          <table:table-cell office:value-type="string" calcext:value-type="string">
            <text:p>테스트 데이터 정확도: 51.849033 손실 함수(loss): 48426.082 tloss: 245.551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07 트레이닝 데이터 정확도: nan 손실 함수(loss): 43243.195 tloss: 223.05219 trate 0</text:p>
          </table:table-cell>
        </table:table-row>
        <table:table-row table:style-name="ro1">
          <table:table-cell office:value-type="string" calcext:value-type="string">
            <text:p>테스트 데이터 정확도: 51.182762 손실 함수(loss): 49509.082 tloss: 250.100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08 트레이닝 데이터 정확도: nan 손실 함수(loss): 43319.824 tloss: 224.17368 trate 0</text:p>
          </table:table-cell>
        </table:table-row>
        <table:table-row table:style-name="ro1">
          <table:table-cell office:value-type="string" calcext:value-type="string">
            <text:p>테스트 데이터 정확도: 51.193413 손실 함수(loss): 49417.457 tloss: 251.0465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09 트레이닝 데이터 정확도: nan 손실 함수(loss): 43429.9 tloss: 223.7476 trate 0</text:p>
          </table:table-cell>
        </table:table-row>
        <table:table-row table:style-name="ro1">
          <table:table-cell office:value-type="string" calcext:value-type="string">
            <text:p>테스트 데이터 정확도: 51.07055 손실 함수(loss): 49312.535 tloss: 247.714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10 트레이닝 데이터 정확도: nan 손실 함수(loss): 43474.58 tloss: 224.37433 trate 0</text:p>
          </table:table-cell>
        </table:table-row>
        <table:table-row table:style-name="ro1">
          <table:table-cell office:value-type="string" calcext:value-type="string">
            <text:p>테스트 데이터 정확도: 51.157932 손실 함수(loss): 48814.816 tloss: 250.721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11 트레이닝 데이터 정확도: nan 손실 함수(loss): 43123.914 tloss: 222.80553 trate 0</text:p>
          </table:table-cell>
        </table:table-row>
        <table:table-row table:style-name="ro1">
          <table:table-cell office:value-type="string" calcext:value-type="string">
            <text:p>테스트 데이터 정확도: 51.922035 손실 함수(loss): 47999.414 tloss: 245.31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12 트레이닝 데이터 정확도: nan 손실 함수(loss): 43128.176 tloss: 222.11623 trate 0</text:p>
          </table:table-cell>
        </table:table-row>
        <table:table-row table:style-name="ro1">
          <table:table-cell office:value-type="string" calcext:value-type="string">
            <text:p>테스트 데이터 정확도: 51.353268 손실 함수(loss): 49578.645 tloss: 250.721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13 트레이닝 데이터 정확도: nan 손실 함수(loss): 43217.066 tloss: 222.94836 trate 0</text:p>
          </table:table-cell>
        </table:table-row>
        <table:table-row table:style-name="ro1">
          <table:table-cell office:value-type="string" calcext:value-type="string">
            <text:p>테스트 데이터 정확도: 51.815956 손실 함수(loss): 48747.09 tloss: 247.328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14 트레이닝 데이터 정확도: nan 손실 함수(loss): 43641.78 tloss: 224.06258 trate 0</text:p>
          </table:table-cell>
        </table:table-row>
        <table:table-row table:style-name="ro1">
          <table:table-cell office:value-type="string" calcext:value-type="string">
            <text:p>테스트 데이터 정확도: 51.51416 손실 함수(loss): 49566.305 tloss: 249.98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15 트레이닝 데이터 정확도: nan 손실 함수(loss): 43199.246 tloss: 223.51843 trate 0</text:p>
          </table:table-cell>
        </table:table-row>
        <table:table-row table:style-name="ro1">
          <table:table-cell office:value-type="string" calcext:value-type="string">
            <text:p>테스트 데이터 정확도: 51.802086 손실 함수(loss): 48685.684 tloss: 247.520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16 트레이닝 데이터 정확도: nan 손실 함수(loss): 43108.453 tloss: 223.52933 trate 0</text:p>
          </table:table-cell>
        </table:table-row>
        <table:table-row table:style-name="ro1">
          <table:table-cell office:value-type="string" calcext:value-type="string">
            <text:p>테스트 데이터 정확도: 51.24174 손실 함수(loss): 49687.0 tloss: 251.998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17 트레이닝 데이터 정확도: nan 손실 함수(loss): 43191.176 tloss: 223.0654 trate 0</text:p>
          </table:table-cell>
        </table:table-row>
        <table:table-row table:style-name="ro1">
          <table:table-cell office:value-type="string" calcext:value-type="string">
            <text:p>테스트 데이터 정확도: 51.571125 손실 함수(loss): 48542.418 tloss: 249.04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18 트레이닝 데이터 정확도: nan 손실 함수(loss): 43448.8 tloss: 223.52444 trate 0</text:p>
          </table:table-cell>
        </table:table-row>
        <table:table-row table:style-name="ro1">
          <table:table-cell office:value-type="string" calcext:value-type="string">
            <text:p>테스트 데이터 정확도: 51.608845 손실 함수(loss): 48340.9 tloss: 248.07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19 트레이닝 데이터 정확도: nan 손실 함수(loss): 43303.523 tloss: 223.58629 trate 0</text:p>
          </table:table-cell>
        </table:table-row>
        <table:table-row table:style-name="ro1">
          <table:table-cell office:value-type="string" calcext:value-type="string">
            <text:p>테스트 데이터 정확도: 50.68211 손실 함수(loss): 49925.293 tloss: 251.558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20 트레이닝 데이터 정확도: nan 손실 함수(loss): 43233.56 tloss: 223.10138 trate 0</text:p>
          </table:table-cell>
        </table:table-row>
        <table:table-row table:style-name="ro1">
          <table:table-cell office:value-type="string" calcext:value-type="string">
            <text:p>테스트 데이터 정확도: 51.720943 손실 함수(loss): 48715.87 tloss: 247.093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21 트레이닝 데이터 정확도: nan 손실 함수(loss): 43051.438 tloss: 222.74077 trate 0</text:p>
          </table:table-cell>
        </table:table-row>
        <table:table-row table:style-name="ro1">
          <table:table-cell office:value-type="string" calcext:value-type="string">
            <text:p>테스트 데이터 정확도: 51.315254 손실 함수(loss): 48574.152 tloss: 248.200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22 트레이닝 데이터 정확도: nan 손실 함수(loss): 43194.285 tloss: 223.94957 trate 0</text:p>
          </table:table-cell>
        </table:table-row>
        <table:table-row table:style-name="ro1">
          <table:table-cell office:value-type="string" calcext:value-type="string">
            <text:p>테스트 데이터 정확도: 50.459267 손실 함수(loss): 49041.652 tloss: 249.621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23 트레이닝 데이터 정확도: nan 손실 함수(loss): 43302.742 tloss: 223.2481 trate 0</text:p>
          </table:table-cell>
        </table:table-row>
        <table:table-row table:style-name="ro1">
          <table:table-cell office:value-type="string" calcext:value-type="string">
            <text:p>테스트 데이터 정확도: 51.35132 손실 함수(loss): 48205.02 tloss: 249.53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24 트레이닝 데이터 정확도: nan 손실 함수(loss): 43186.48 tloss: 223.37633 trate 0</text:p>
          </table:table-cell>
        </table:table-row>
        <table:table-row table:style-name="ro1">
          <table:table-cell office:value-type="string" calcext:value-type="string">
            <text:p>테스트 데이터 정확도: 51.27413 손실 함수(loss): 49112.43 tloss: 248.5754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25 트레이닝 데이터 정확도: nan 손실 함수(loss): 43030.324 tloss: 222.68784 trate 0</text:p>
          </table:table-cell>
        </table:table-row>
        <table:table-row table:style-name="ro1">
          <table:table-cell office:value-type="string" calcext:value-type="string">
            <text:p>테스트 데이터 정확도: 51.09138 손실 함수(loss): 48863.316 tloss: 248.720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26 트레이닝 데이터 정확도: nan 손실 함수(loss): 43614.953 tloss: 223.8178 trate 0</text:p>
          </table:table-cell>
        </table:table-row>
        <table:table-row table:style-name="ro1">
          <table:table-cell office:value-type="string" calcext:value-type="string">
            <text:p>테스트 데이터 정확도: 51.423805 손실 함수(loss): 48694.402 tloss: 246.897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27 트레이닝 데이터 정확도: nan 손실 함수(loss): 43357.246 tloss: 223.82338 trate 0</text:p>
          </table:table-cell>
        </table:table-row>
        <table:table-row table:style-name="ro1">
          <table:table-cell office:value-type="string" calcext:value-type="string">
            <text:p>테스트 데이터 정확도: 50.872406 손실 함수(loss): 48378.652 tloss: 247.809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28 트레이닝 데이터 정확도: nan 손실 함수(loss): 43089.72 tloss: 223.3942 trate 0</text:p>
          </table:table-cell>
        </table:table-row>
        <table:table-row table:style-name="ro1">
          <table:table-cell office:value-type="string" calcext:value-type="string">
            <text:p>테스트 데이터 정확도: 51.246925 손실 함수(loss): 49457.965 tloss: 249.076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29 트레이닝 데이터 정확도: nan 손실 함수(loss): 43375.117 tloss: 223.30629 trate 0</text:p>
          </table:table-cell>
        </table:table-row>
        <table:table-row table:style-name="ro1">
          <table:table-cell office:value-type="string" calcext:value-type="string">
            <text:p>테스트 데이터 정확도: 51.657776 손실 함수(loss): 48683.477 tloss: 247.709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30 트레이닝 데이터 정확도: nan 손실 함수(loss): 43109.617 tloss: 222.4948 trate 0</text:p>
          </table:table-cell>
        </table:table-row>
        <table:table-row table:style-name="ro1">
          <table:table-cell office:value-type="string" calcext:value-type="string">
            <text:p>테스트 데이터 정확도: 50.752052 손실 함수(loss): 47771.758 tloss: 244.452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31 트레이닝 데이터 정확도: nan 손실 함수(loss): 43094.816 tloss: 223.36655 trate 0</text:p>
          </table:table-cell>
        </table:table-row>
        <table:table-row table:style-name="ro1">
          <table:table-cell office:value-type="string" calcext:value-type="string">
            <text:p>테스트 데이터 정확도: 50.989586 손실 함수(loss): 49217.184 tloss: 252.1070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32 트레이닝 데이터 정확도: nan 손실 함수(loss): 43192.582 tloss: 222.9945 trate 0</text:p>
          </table:table-cell>
        </table:table-row>
        <table:table-row table:style-name="ro1">
          <table:table-cell office:value-type="string" calcext:value-type="string">
            <text:p>테스트 데이터 정확도: 51.45695 손실 함수(loss): 48866.676 tloss: 247.915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33 트레이닝 데이터 정확도: nan 손실 함수(loss): 43065.81 tloss: 223.13216 trate 0</text:p>
          </table:table-cell>
        </table:table-row>
        <table:table-row table:style-name="ro1">
          <table:table-cell office:value-type="string" calcext:value-type="string">
            <text:p>테스트 데이터 정확도: 51.665714 손실 함수(loss): 48602.06 tloss: 246.506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34 트레이닝 데이터 정확도: nan 손실 함수(loss): 43513.758 tloss: 223.31883 trate 0</text:p>
          </table:table-cell>
        </table:table-row>
        <table:table-row table:style-name="ro1">
          <table:table-cell office:value-type="string" calcext:value-type="string">
            <text:p>테스트 데이터 정확도: 51.30176 손실 함수(loss): 49260.45 tloss: 249.564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35 트레이닝 데이터 정확도: nan 손실 함수(loss): 43635.55 tloss: 224.7845 trate 0</text:p>
          </table:table-cell>
        </table:table-row>
        <table:table-row table:style-name="ro1">
          <table:table-cell office:value-type="string" calcext:value-type="string">
            <text:p>테스트 데이터 정확도: 51.108925 손실 함수(loss): 48862.668 tloss: 248.7744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36 트레이닝 데이터 정확도: nan 손실 함수(loss): 43369.133 tloss: 223.47528 trate 0</text:p>
          </table:table-cell>
        </table:table-row>
        <table:table-row table:style-name="ro1">
          <table:table-cell office:value-type="string" calcext:value-type="string">
            <text:p>테스트 데이터 정확도: 51.40867 손실 함수(loss): 48495.582 tloss: 248.0457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37 트레이닝 데이터 정확도: nan 손실 함수(loss): 43362.03 tloss: 223.63269 trate 0</text:p>
          </table:table-cell>
        </table:table-row>
        <table:table-row table:style-name="ro1">
          <table:table-cell office:value-type="string" calcext:value-type="string">
            <text:p>테스트 데이터 정확도: 51.07019 손실 함수(loss): 48113.35 tloss: 248.625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38 트레이닝 데이터 정확도: nan 손실 함수(loss): 43420.37 tloss: 224.4238 trate 0</text:p>
          </table:table-cell>
        </table:table-row>
        <table:table-row table:style-name="ro1">
          <table:table-cell office:value-type="string" calcext:value-type="string">
            <text:p>테스트 데이터 정확도: 51.68286 손실 함수(loss): 48733.785 tloss: 249.619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39 트레이닝 데이터 정확도: nan 손실 함수(loss): 43543.184 tloss: 224.35744 trate 0</text:p>
          </table:table-cell>
        </table:table-row>
        <table:table-row table:style-name="ro1">
          <table:table-cell office:value-type="string" calcext:value-type="string">
            <text:p>테스트 데이터 정확도: 51.29068 손실 함수(loss): 48867.887 tloss: 248.9838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40 트레이닝 데이터 정확도: nan 손실 함수(loss): 43423.17 tloss: 223.47598 trate 0</text:p>
          </table:table-cell>
        </table:table-row>
        <table:table-row table:style-name="ro1">
          <table:table-cell office:value-type="string" calcext:value-type="string">
            <text:p>테스트 데이터 정확도: 51.021343 손실 함수(loss): 48728.492 tloss: 247.304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41 트레이닝 데이터 정확도: nan 손실 함수(loss): 43138.426 tloss: 222.83559 trate 0</text:p>
          </table:table-cell>
        </table:table-row>
        <table:table-row table:style-name="ro1">
          <table:table-cell office:value-type="string" calcext:value-type="string">
            <text:p>테스트 데이터 정확도: 51.921932 손실 함수(loss): 49438.867 tloss: 247.886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42 트레이닝 데이터 정확도: nan 손실 함수(loss): 43184.227 tloss: 222.55682 trate 0</text:p>
          </table:table-cell>
        </table:table-row>
        <table:table-row table:style-name="ro1">
          <table:table-cell office:value-type="string" calcext:value-type="string">
            <text:p>테스트 데이터 정확도: 51.227634 손실 함수(loss): 48249.65 tloss: 248.040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43 트레이닝 데이터 정확도: nan 손실 함수(loss): 43014.145 tloss: 222.90749 trate 0</text:p>
          </table:table-cell>
        </table:table-row>
        <table:table-row table:style-name="ro1">
          <table:table-cell office:value-type="string" calcext:value-type="string">
            <text:p>테스트 데이터 정확도: 51.42749 손실 함수(loss): 49110.496 tloss: 251.110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44 트레이닝 데이터 정확도: nan 손실 함수(loss): 43501.44 tloss: 224.53973 trate 0</text:p>
          </table:table-cell>
        </table:table-row>
        <table:table-row table:style-name="ro1">
          <table:table-cell office:value-type="string" calcext:value-type="string">
            <text:p>테스트 데이터 정확도: 50.882366 손실 함수(loss): 49421.066 tloss: 246.022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45 트레이닝 데이터 정확도: nan 손실 함수(loss): 43161.074 tloss: 223.77745 trate 0</text:p>
          </table:table-cell>
        </table:table-row>
        <table:table-row table:style-name="ro1">
          <table:table-cell office:value-type="string" calcext:value-type="string">
            <text:p>테스트 데이터 정확도: 51.00564 손실 함수(loss): 48178.723 tloss: 246.824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46 트레이닝 데이터 정확도: nan 손실 함수(loss): 43117.117 tloss: 222.63487 trate 0</text:p>
          </table:table-cell>
        </table:table-row>
        <table:table-row table:style-name="ro1">
          <table:table-cell office:value-type="string" calcext:value-type="string">
            <text:p>테스트 데이터 정확도: 51.51945 손실 함수(loss): 48023.668 tloss: 247.065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47 트레이닝 데이터 정확도: nan 손실 함수(loss): 43079.56 tloss: 222.60475 trate 0</text:p>
          </table:table-cell>
        </table:table-row>
        <table:table-row table:style-name="ro1">
          <table:table-cell office:value-type="string" calcext:value-type="string">
            <text:p>테스트 데이터 정확도: 51.562214 손실 함수(loss): 48218.55 tloss: 246.818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48 트레이닝 데이터 정확도: nan 손실 함수(loss): 43212.14 tloss: 223.32472 trate 0</text:p>
          </table:table-cell>
        </table:table-row>
        <table:table-row table:style-name="ro1">
          <table:table-cell office:value-type="string" calcext:value-type="string">
            <text:p>테스트 데이터 정확도: 52.01225 손실 함수(loss): 49516.35 tloss: 253.091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49 트레이닝 데이터 정확도: nan 손실 함수(loss): 43747.133 tloss: 224.13356 trate 0</text:p>
          </table:table-cell>
        </table:table-row>
        <table:table-row table:style-name="ro1">
          <table:table-cell office:value-type="string" calcext:value-type="string">
            <text:p>테스트 데이터 정확도: 51.80457 손실 함수(loss): 49222.758 tloss: 247.307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50 트레이닝 데이터 정확도: nan 손실 함수(loss): 43503.61 tloss: 223.10582 trate 0</text:p>
          </table:table-cell>
        </table:table-row>
        <table:table-row table:style-name="ro1">
          <table:table-cell office:value-type="string" calcext:value-type="string">
            <text:p>테스트 데이터 정확도: 51.283054 손실 함수(loss): 48320.344 tloss: 246.369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51 트레이닝 데이터 정확도: nan 손실 함수(loss): 43245.074 tloss: 223.41344 trate 0</text:p>
          </table:table-cell>
        </table:table-row>
        <table:table-row table:style-name="ro1">
          <table:table-cell office:value-type="string" calcext:value-type="string">
            <text:p>테스트 데이터 정확도: 51.9031 손실 함수(loss): 49040.49 tloss: 249.408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52 트레이닝 데이터 정확도: nan 손실 함수(loss): 43149.8 tloss: 223.42085 trate 0</text:p>
          </table:table-cell>
        </table:table-row>
        <table:table-row table:style-name="ro1">
          <table:table-cell office:value-type="string" calcext:value-type="string">
            <text:p>테스트 데이터 정확도: 50.996243 손실 함수(loss): 47927.117 tloss: 248.1604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53 트레이닝 데이터 정확도: nan 손실 함수(loss): 42982.89 tloss: 222.18661 trate 0</text:p>
          </table:table-cell>
        </table:table-row>
        <table:table-row table:style-name="ro1">
          <table:table-cell office:value-type="string" calcext:value-type="string">
            <text:p>테스트 데이터 정확도: 51.751648 손실 함수(loss): 48172.887 tloss: 245.284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54 트레이닝 데이터 정확도: nan 손실 함수(loss): 43064.2 tloss: 223.34097 trate 0</text:p>
          </table:table-cell>
        </table:table-row>
        <table:table-row table:style-name="ro1">
          <table:table-cell office:value-type="string" calcext:value-type="string">
            <text:p>테스트 데이터 정확도: 51.399055 손실 함수(loss): 48833.19 tloss: 246.854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55 트레이닝 데이터 정확도: nan 손실 함수(loss): 43283.168 tloss: 222.93512 trate 0</text:p>
          </table:table-cell>
        </table:table-row>
        <table:table-row table:style-name="ro1">
          <table:table-cell office:value-type="string" calcext:value-type="string">
            <text:p>테스트 데이터 정확도: 51.767117 손실 함수(loss): 48158.957 tloss: 243.711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56 트레이닝 데이터 정확도: nan 손실 함수(loss): 43002.31 tloss: 222.74596 trate 0</text:p>
          </table:table-cell>
        </table:table-row>
        <table:table-row table:style-name="ro1">
          <table:table-cell office:value-type="string" calcext:value-type="string">
            <text:p>테스트 데이터 정확도: 51.60437 손실 함수(loss): 47787.305 tloss: 244.990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57 트레이닝 데이터 정확도: nan 손실 함수(loss): 43216.008 tloss: 222.93478 trate 0</text:p>
          </table:table-cell>
        </table:table-row>
        <table:table-row table:style-name="ro1">
          <table:table-cell office:value-type="string" calcext:value-type="string">
            <text:p>테스트 데이터 정확도: 51.364483 손실 함수(loss): 48185.906 tloss: 246.174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58 트레이닝 데이터 정확도: nan 손실 함수(loss): 43244.406 tloss: 222.93054 trate 0</text:p>
          </table:table-cell>
        </table:table-row>
        <table:table-row table:style-name="ro1">
          <table:table-cell office:value-type="string" calcext:value-type="string">
            <text:p>테스트 데이터 정확도: 52.112663 손실 함수(loss): 49503.996 tloss: 251.213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59 트레이닝 데이터 정확도: nan 손실 함수(loss): 43200.05 tloss: 223.58994 trate 0</text:p>
          </table:table-cell>
        </table:table-row>
        <table:table-row table:style-name="ro1">
          <table:table-cell office:value-type="string" calcext:value-type="string">
            <text:p>테스트 데이터 정확도: 50.115444 손실 함수(loss): 49402.8 tloss: 248.543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60 트레이닝 데이터 정확도: nan 손실 함수(loss): 42911.473 tloss: 222.21321 trate 0</text:p>
          </table:table-cell>
        </table:table-row>
        <table:table-row table:style-name="ro1">
          <table:table-cell office:value-type="string" calcext:value-type="string">
            <text:p>테스트 데이터 정확도: 51.461937 손실 함수(loss): 48778.8 tloss: 249.0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61 트레이닝 데이터 정확도: nan 손실 함수(loss): 43457.332 tloss: 224.25832 trate 0</text:p>
          </table:table-cell>
        </table:table-row>
        <table:table-row table:style-name="ro1">
          <table:table-cell office:value-type="string" calcext:value-type="string">
            <text:p>테스트 데이터 정확도: 51.07374 손실 함수(loss): 49117.55 tloss: 250.0609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62 트레이닝 데이터 정확도: nan 손실 함수(loss): 43300.133 tloss: 223.59523 trate 0</text:p>
          </table:table-cell>
        </table:table-row>
        <table:table-row table:style-name="ro1">
          <table:table-cell office:value-type="string" calcext:value-type="string">
            <text:p>테스트 데이터 정확도: 51.461617 손실 함수(loss): 49633.195 tloss: 250.45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63 트레이닝 데이터 정확도: nan 손실 함수(loss): 43071.67 tloss: 224.1886 trate 0</text:p>
          </table:table-cell>
        </table:table-row>
        <table:table-row table:style-name="ro1">
          <table:table-cell office:value-type="string" calcext:value-type="string">
            <text:p>테스트 데이터 정확도: 51.179287 손실 함수(loss): 50088.348 tloss: 254.369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64 트레이닝 데이터 정확도: nan 손실 함수(loss): 43566.99 tloss: 223.98524 trate 0</text:p>
          </table:table-cell>
        </table:table-row>
        <table:table-row table:style-name="ro1">
          <table:table-cell office:value-type="string" calcext:value-type="string">
            <text:p>테스트 데이터 정확도: 51.596436 손실 함수(loss): 49227.63 tloss: 249.25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65 트레이닝 데이터 정확도: nan 손실 함수(loss): 43323.81 tloss: 223.3492 trate 0</text:p>
          </table:table-cell>
        </table:table-row>
        <table:table-row table:style-name="ro1">
          <table:table-cell office:value-type="string" calcext:value-type="string">
            <text:p>테스트 데이터 정확도: 51.377872 손실 함수(loss): 48982.56 tloss: 247.349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66 트레이닝 데이터 정확도: nan 손실 함수(loss): 43265.38 tloss: 223.61151 trate 0</text:p>
          </table:table-cell>
        </table:table-row>
        <table:table-row table:style-name="ro1">
          <table:table-cell office:value-type="string" calcext:value-type="string">
            <text:p>테스트 데이터 정확도: 51.339474 손실 함수(loss): 49178.77 tloss: 248.273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67 트레이닝 데이터 정확도: nan 손실 함수(loss): 43224.195 tloss: 223.72606 trate 0</text:p>
          </table:table-cell>
        </table:table-row>
        <table:table-row table:style-name="ro1">
          <table:table-cell office:value-type="string" calcext:value-type="string">
            <text:p>테스트 데이터 정확도: 51.48009 손실 함수(loss): 48114.37 tloss: 247.2571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68 트레이닝 데이터 정확도: nan 손실 함수(loss): 43200.31 tloss: 222.85304 trate 0</text:p>
          </table:table-cell>
        </table:table-row>
        <table:table-row table:style-name="ro1">
          <table:table-cell office:value-type="string" calcext:value-type="string">
            <text:p>테스트 데이터 정확도: 51.884315 손실 함수(loss): 48965.12 tloss: 248.4632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69 트레이닝 데이터 정확도: nan 손실 함수(loss): 43158.035 tloss: 222.98499 trate 0</text:p>
          </table:table-cell>
        </table:table-row>
        <table:table-row table:style-name="ro1">
          <table:table-cell office:value-type="string" calcext:value-type="string">
            <text:p>테스트 데이터 정확도: 51.947086 손실 함수(loss): 49661.113 tloss: 250.796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70 트레이닝 데이터 정확도: nan 손실 함수(loss): 42900.645 tloss: 221.37369 trate 0</text:p>
          </table:table-cell>
        </table:table-row>
        <table:table-row table:style-name="ro1">
          <table:table-cell office:value-type="string" calcext:value-type="string">
            <text:p>테스트 데이터 정확도: 51.44686 손실 함수(loss): 48398.082 tloss: 247.918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71 트레이닝 데이터 정확도: nan 손실 함수(loss): 43436.133 tloss: 223.40536 trate 0</text:p>
          </table:table-cell>
        </table:table-row>
        <table:table-row table:style-name="ro1">
          <table:table-cell office:value-type="string" calcext:value-type="string">
            <text:p>테스트 데이터 정확도: 51.6032 손실 함수(loss): 49301.43 tloss: 250.7477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72 트레이닝 데이터 정확도: nan 손실 함수(loss): 42963.16 tloss: 222.562 trate 0</text:p>
          </table:table-cell>
        </table:table-row>
        <table:table-row table:style-name="ro1">
          <table:table-cell office:value-type="string" calcext:value-type="string">
            <text:p>테스트 데이터 정확도: 51.77636 손실 함수(loss): 49023.836 tloss: 250.454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73 트레이닝 데이터 정확도: nan 손실 함수(loss): 43106.227 tloss: 222.7842 trate 0</text:p>
          </table:table-cell>
        </table:table-row>
        <table:table-row table:style-name="ro1">
          <table:table-cell office:value-type="string" calcext:value-type="string">
            <text:p>테스트 데이터 정확도: 51.71308 손실 함수(loss): 48645.863 tloss: 249.953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74 트레이닝 데이터 정확도: nan 손실 함수(loss): 42983.695 tloss: 222.84314 trate 0</text:p>
          </table:table-cell>
        </table:table-row>
        <table:table-row table:style-name="ro1">
          <table:table-cell office:value-type="string" calcext:value-type="string">
            <text:p>테스트 데이터 정확도: 51.23641 손실 함수(loss): 48873.227 tloss: 250.354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75 트레이닝 데이터 정확도: nan 손실 함수(loss): 42969.58 tloss: 222.52396 trate 0</text:p>
          </table:table-cell>
        </table:table-row>
        <table:table-row table:style-name="ro1">
          <table:table-cell office:value-type="string" calcext:value-type="string">
            <text:p>테스트 데이터 정확도: 52.328743 손실 함수(loss): 48975.168 tloss: 251.5600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76 트레이닝 데이터 정확도: nan 손실 함수(loss): 43117.36 tloss: 223.09018 trate 0</text:p>
          </table:table-cell>
        </table:table-row>
        <table:table-row table:style-name="ro1">
          <table:table-cell office:value-type="string" calcext:value-type="string">
            <text:p>테스트 데이터 정확도: 52.263653 손실 함수(loss): 49332.258 tloss: 249.322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77 트레이닝 데이터 정확도: nan 손실 함수(loss): 43433.47 tloss: 223.01921 trate 0</text:p>
          </table:table-cell>
        </table:table-row>
        <table:table-row table:style-name="ro1">
          <table:table-cell office:value-type="string" calcext:value-type="string">
            <text:p>테스트 데이터 정확도: 51.840412 손실 함수(loss): 49300.902 tloss: 250.191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78 트레이닝 데이터 정확도: nan 손실 함수(loss): 43231.582 tloss: 222.82404 trate 0</text:p>
          </table:table-cell>
        </table:table-row>
        <table:table-row table:style-name="ro1">
          <table:table-cell office:value-type="string" calcext:value-type="string">
            <text:p>테스트 데이터 정확도: 51.073875 손실 함수(loss): 48380.906 tloss: 246.6147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79 트레이닝 데이터 정확도: nan 손실 함수(loss): 43225.555 tloss: 223.52312 trate 0</text:p>
          </table:table-cell>
        </table:table-row>
        <table:table-row table:style-name="ro1">
          <table:table-cell office:value-type="string" calcext:value-type="string">
            <text:p>테스트 데이터 정확도: 51.483395 손실 함수(loss): 48303.875 tloss: 246.186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80 트레이닝 데이터 정확도: nan 손실 함수(loss): 43032.29 tloss: 223.72377 trate 0</text:p>
          </table:table-cell>
        </table:table-row>
        <table:table-row table:style-name="ro1">
          <table:table-cell office:value-type="string" calcext:value-type="string">
            <text:p>테스트 데이터 정확도: 51.16396 손실 함수(loss): 48495.535 tloss: 248.290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81 트레이닝 데이터 정확도: nan 손실 함수(loss): 43011.45 tloss: 222.34636 trate 0</text:p>
          </table:table-cell>
        </table:table-row>
        <table:table-row table:style-name="ro1">
          <table:table-cell office:value-type="string" calcext:value-type="string">
            <text:p>테스트 데이터 정확도: 51.347466 손실 함수(loss): 48175.7 tloss: 247.435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82 트레이닝 데이터 정확도: nan 손실 함수(loss): 42825.246 tloss: 222.37152 trate 0</text:p>
          </table:table-cell>
        </table:table-row>
        <table:table-row table:style-name="ro1">
          <table:table-cell office:value-type="string" calcext:value-type="string">
            <text:p>테스트 데이터 정확도: 51.75523 손실 함수(loss): 48674.01 tloss: 247.0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83 트레이닝 데이터 정확도: nan 손실 함수(loss): 42948.938 tloss: 222.76656 trate 0</text:p>
          </table:table-cell>
        </table:table-row>
        <table:table-row table:style-name="ro1">
          <table:table-cell office:value-type="string" calcext:value-type="string">
            <text:p>테스트 데이터 정확도: 50.813206 손실 함수(loss): 48443.395 tloss: 246.9233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84 트레이닝 데이터 정확도: nan 손실 함수(loss): 43099.863 tloss: 223.3939 trate 0</text:p>
          </table:table-cell>
        </table:table-row>
        <table:table-row table:style-name="ro1">
          <table:table-cell office:value-type="string" calcext:value-type="string">
            <text:p>테스트 데이터 정확도: 50.823864 손실 함수(loss): 48699.695 tloss: 248.30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85 트레이닝 데이터 정확도: nan 손실 함수(loss): 43121.082 tloss: 222.84494 trate 0</text:p>
          </table:table-cell>
        </table:table-row>
        <table:table-row table:style-name="ro1">
          <table:table-cell office:value-type="string" calcext:value-type="string">
            <text:p>테스트 데이터 정확도: 51.103992 손실 함수(loss): 49031.926 tloss: 248.726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86 트레이닝 데이터 정확도: nan 손실 함수(loss): 43185.582 tloss: 223.03181 trate 0</text:p>
          </table:table-cell>
        </table:table-row>
        <table:table-row table:style-name="ro1">
          <table:table-cell office:value-type="string" calcext:value-type="string">
            <text:p>테스트 데이터 정확도: 50.958706 손실 함수(loss): 49811.65 tloss: 251.503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87 트레이닝 데이터 정확도: nan 손실 함수(loss): 42947.066 tloss: 222.36652 trate 0</text:p>
          </table:table-cell>
        </table:table-row>
        <table:table-row table:style-name="ro1">
          <table:table-cell office:value-type="string" calcext:value-type="string">
            <text:p>테스트 데이터 정확도: 51.579784 손실 함수(loss): 48510.46 tloss: 248.260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88 트레이닝 데이터 정확도: nan 손실 함수(loss): 43167.965 tloss: 224.1159 trate 0</text:p>
          </table:table-cell>
        </table:table-row>
        <table:table-row table:style-name="ro1">
          <table:table-cell office:value-type="string" calcext:value-type="string">
            <text:p>테스트 데이터 정확도: 51.90917 손실 함수(loss): 49743.406 tloss: 250.360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89 트레이닝 데이터 정확도: nan 손실 함수(loss): 43249.94 tloss: 223.46202 trate 0</text:p>
          </table:table-cell>
        </table:table-row>
        <table:table-row table:style-name="ro1">
          <table:table-cell office:value-type="string" calcext:value-type="string">
            <text:p>테스트 데이터 정확도: 51.892437 손실 함수(loss): 48781.543 tloss: 249.563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90 트레이닝 데이터 정확도: nan 손실 함수(loss): 43137.844 tloss: 222.92235 trate 0</text:p>
          </table:table-cell>
        </table:table-row>
        <table:table-row table:style-name="ro1">
          <table:table-cell office:value-type="string" calcext:value-type="string">
            <text:p>테스트 데이터 정확도: 51.617393 손실 함수(loss): 48416.22 tloss: 246.496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91 트레이닝 데이터 정확도: nan 손실 함수(loss): 42893.977 tloss: 222.40567 trate 0</text:p>
          </table:table-cell>
        </table:table-row>
        <table:table-row table:style-name="ro1">
          <table:table-cell office:value-type="string" calcext:value-type="string">
            <text:p>테스트 데이터 정확도: 51.13991 손실 함수(loss): 49083.492 tloss: 251.58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92 트레이닝 데이터 정확도: nan 손실 함수(loss): 43027.816 tloss: 222.94038 trate 0</text:p>
          </table:table-cell>
        </table:table-row>
        <table:table-row table:style-name="ro1">
          <table:table-cell office:value-type="string" calcext:value-type="string">
            <text:p>테스트 데이터 정확도: 52.025703 손실 함수(loss): 49368.06 tloss: 251.403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93 트레이닝 데이터 정확도: nan 손실 함수(loss): 43292.48 tloss: 222.92342 trate 0</text:p>
          </table:table-cell>
        </table:table-row>
        <table:table-row table:style-name="ro1">
          <table:table-cell office:value-type="string" calcext:value-type="string">
            <text:p>테스트 데이터 정확도: 51.247925 손실 함수(loss): 48106.7 tloss: 248.112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94 트레이닝 데이터 정확도: nan 손실 함수(loss): 43289.05 tloss: 223.12576 trate 0</text:p>
          </table:table-cell>
        </table:table-row>
        <table:table-row table:style-name="ro1">
          <table:table-cell office:value-type="string" calcext:value-type="string">
            <text:p>테스트 데이터 정확도: 50.80976 손실 함수(loss): 48528.207 tloss: 247.061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95 트레이닝 데이터 정확도: nan 손실 함수(loss): 43013.863 tloss: 222.90459 trate 0</text:p>
          </table:table-cell>
        </table:table-row>
        <table:table-row table:style-name="ro1">
          <table:table-cell office:value-type="string" calcext:value-type="string">
            <text:p>테스트 데이터 정확도: 51.73627 손실 함수(loss): 48691.746 tloss: 249.247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96 트레이닝 데이터 정확도: nan 손실 함수(loss): 43305.44 tloss: 223.99477 trate 0</text:p>
          </table:table-cell>
        </table:table-row>
        <table:table-row table:style-name="ro1">
          <table:table-cell office:value-type="string" calcext:value-type="string">
            <text:p>테스트 데이터 정확도: 51.74988 손실 함수(loss): 50140.95 tloss: 252.38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97 트레이닝 데이터 정확도: nan 손실 함수(loss): 43263.285 tloss: 223.48517 trate 0</text:p>
          </table:table-cell>
        </table:table-row>
        <table:table-row table:style-name="ro1">
          <table:table-cell office:value-type="string" calcext:value-type="string">
            <text:p>테스트 데이터 정확도: 50.888916 손실 함수(loss): 49355.832 tloss: 249.775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98 트레이닝 데이터 정확도: nan 손실 함수(loss): 43110.586 tloss: 223.22728 trate 0</text:p>
          </table:table-cell>
        </table:table-row>
        <table:table-row table:style-name="ro1">
          <table:table-cell office:value-type="string" calcext:value-type="string">
            <text:p>테스트 데이터 정확도: 51.854523 손실 함수(loss): 49251.848 tloss: 249.884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499 트레이닝 데이터 정확도: nan 손실 함수(loss): 42930.645 tloss: 222.2011 trate 0</text:p>
          </table:table-cell>
        </table:table-row>
        <table:table-row table:style-name="ro1">
          <table:table-cell office:value-type="string" calcext:value-type="string">
            <text:p>테스트 데이터 정확도: 51.28156 손실 함수(loss): 48804.133 tloss: 249.622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00 트레이닝 데이터 정확도: nan 손실 함수(loss): 43026.363 tloss: 222.62119 trate 0</text:p>
          </table:table-cell>
        </table:table-row>
        <table:table-row table:style-name="ro1">
          <table:table-cell office:value-type="string" calcext:value-type="string">
            <text:p>테스트 데이터 정확도: 51.071026 손실 함수(loss): 48926.465 tloss: 249.075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01 트레이닝 데이터 정확도: nan 손실 함수(loss): 43040.36 tloss: 222.47577 trate 0</text:p>
          </table:table-cell>
        </table:table-row>
        <table:table-row table:style-name="ro1">
          <table:table-cell office:value-type="string" calcext:value-type="string">
            <text:p>테스트 데이터 정확도: 51.587547 손실 함수(loss): 49285.492 tloss: 249.545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02 트레이닝 데이터 정확도: nan 손실 함수(loss): 43249.395 tloss: 223.12054 trate 0</text:p>
          </table:table-cell>
        </table:table-row>
        <table:table-row table:style-name="ro1">
          <table:table-cell office:value-type="string" calcext:value-type="string">
            <text:p>테스트 데이터 정확도: 51.41073 손실 함수(loss): 49297.445 tloss: 248.019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03 트레이닝 데이터 정확도: nan 손실 함수(loss): 43070.684 tloss: 221.7777 trate 0</text:p>
          </table:table-cell>
        </table:table-row>
        <table:table-row table:style-name="ro1">
          <table:table-cell office:value-type="string" calcext:value-type="string">
            <text:p>테스트 데이터 정확도: 51.291172 손실 함수(loss): 49166.72 tloss: 250.528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04 트레이닝 데이터 정확도: nan 손실 함수(loss): 42996.74 tloss: 222.77223 trate 0</text:p>
          </table:table-cell>
        </table:table-row>
        <table:table-row table:style-name="ro1">
          <table:table-cell office:value-type="string" calcext:value-type="string">
            <text:p>테스트 데이터 정확도: 51.604885 손실 함수(loss): 48880.617 tloss: 248.8855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05 트레이닝 데이터 정확도: nan 손실 함수(loss): 43054.33 tloss: 222.61276 trate 0</text:p>
          </table:table-cell>
        </table:table-row>
        <table:table-row table:style-name="ro1">
          <table:table-cell office:value-type="string" calcext:value-type="string">
            <text:p>테스트 데이터 정확도: 51.2743 손실 함수(loss): 49365.24 tloss: 249.286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06 트레이닝 데이터 정확도: nan 손실 함수(loss): 43016.633 tloss: 222.0891 trate 0</text:p>
          </table:table-cell>
        </table:table-row>
        <table:table-row table:style-name="ro1">
          <table:table-cell office:value-type="string" calcext:value-type="string">
            <text:p>테스트 데이터 정확도: 51.24081 손실 함수(loss): 48306.973 tloss: 248.899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07 트레이닝 데이터 정확도: nan 손실 함수(loss): 43145.97 tloss: 222.77641 trate 0</text:p>
          </table:table-cell>
        </table:table-row>
        <table:table-row table:style-name="ro1">
          <table:table-cell office:value-type="string" calcext:value-type="string">
            <text:p>테스트 데이터 정확도: 51.62713 손실 함수(loss): 48875.188 tloss: 248.3808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08 트레이닝 데이터 정확도: nan 손실 함수(loss): 43046.035 tloss: 222.29185 trate 0</text:p>
          </table:table-cell>
        </table:table-row>
        <table:table-row table:style-name="ro1">
          <table:table-cell office:value-type="string" calcext:value-type="string">
            <text:p>테스트 데이터 정확도: 50.889324 손실 함수(loss): 49093.742 tloss: 248.405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09 트레이닝 데이터 정확도: nan 손실 함수(loss): 43104.617 tloss: 222.54684 trate 0</text:p>
          </table:table-cell>
        </table:table-row>
        <table:table-row table:style-name="ro1">
          <table:table-cell office:value-type="string" calcext:value-type="string">
            <text:p>테스트 데이터 정확도: 50.945 손실 함수(loss): 49253.38 tloss: 250.555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10 트레이닝 데이터 정확도: nan 손실 함수(loss): 43019.973 tloss: 222.75642 trate 0</text:p>
          </table:table-cell>
        </table:table-row>
        <table:table-row table:style-name="ro1">
          <table:table-cell office:value-type="string" calcext:value-type="string">
            <text:p>테스트 데이터 정확도: 51.01427 손실 함수(loss): 49769.293 tloss: 250.3827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11 트레이닝 데이터 정확도: nan 손실 함수(loss): 42855.297 tloss: 222.48027 trate 0</text:p>
          </table:table-cell>
        </table:table-row>
        <table:table-row table:style-name="ro1">
          <table:table-cell office:value-type="string" calcext:value-type="string">
            <text:p>테스트 데이터 정확도: 50.84165 손실 함수(loss): 50178.41 tloss: 251.401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12 트레이닝 데이터 정확도: nan 손실 함수(loss): 42971.004 tloss: 221.85735 trate 0</text:p>
          </table:table-cell>
        </table:table-row>
        <table:table-row table:style-name="ro1">
          <table:table-cell office:value-type="string" calcext:value-type="string">
            <text:p>테스트 데이터 정확도: 51.262424 손실 함수(loss): 49118.207 tloss: 252.278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13 트레이닝 데이터 정확도: nan 손실 함수(loss): 42899.14 tloss: 222.64342 trate 0</text:p>
          </table:table-cell>
        </table:table-row>
        <table:table-row table:style-name="ro1">
          <table:table-cell office:value-type="string" calcext:value-type="string">
            <text:p>테스트 데이터 정확도: 50.904324 손실 함수(loss): 48171.945 tloss: 247.989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14 트레이닝 데이터 정확도: nan 손실 함수(loss): 43177.88 tloss: 222.77629 trate 0</text:p>
          </table:table-cell>
        </table:table-row>
        <table:table-row table:style-name="ro1">
          <table:table-cell office:value-type="string" calcext:value-type="string">
            <text:p>테스트 데이터 정확도: 51.463615 손실 함수(loss): 48470.293 tloss: 249.4948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15 트레이닝 데이터 정확도: nan 손실 함수(loss): 43273.145 tloss: 223.55472 trate 0</text:p>
          </table:table-cell>
        </table:table-row>
        <table:table-row table:style-name="ro1">
          <table:table-cell office:value-type="string" calcext:value-type="string">
            <text:p>테스트 데이터 정확도: 51.290276 손실 함수(loss): 49404.65 tloss: 247.467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16 트레이닝 데이터 정확도: nan 손실 함수(loss): 43258.023 tloss: 223.3347 trate 0</text:p>
          </table:table-cell>
        </table:table-row>
        <table:table-row table:style-name="ro1">
          <table:table-cell office:value-type="string" calcext:value-type="string">
            <text:p>테스트 데이터 정확도: 51.546196 손실 함수(loss): 49741.086 tloss: 252.472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17 트레이닝 데이터 정확도: nan 손실 함수(loss): 42642.31 tloss: 221.12344 trate 0</text:p>
          </table:table-cell>
        </table:table-row>
        <table:table-row table:style-name="ro1">
          <table:table-cell office:value-type="string" calcext:value-type="string">
            <text:p>테스트 데이터 정확도: 51.22416 손실 함수(loss): 48974.52 tloss: 248.849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18 트레이닝 데이터 정확도: nan 손실 함수(loss): 42939.668 tloss: 222.75601 trate 0</text:p>
          </table:table-cell>
        </table:table-row>
        <table:table-row table:style-name="ro1">
          <table:table-cell office:value-type="string" calcext:value-type="string">
            <text:p>테스트 데이터 정확도: 51.58429 손실 함수(loss): 47724.06 tloss: 242.985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19 트레이닝 데이터 정확도: nan 손실 함수(loss): 42803.055 tloss: 222.31883 trate 0</text:p>
          </table:table-cell>
        </table:table-row>
        <table:table-row table:style-name="ro1">
          <table:table-cell office:value-type="string" calcext:value-type="string">
            <text:p>테스트 데이터 정확도: 51.503113 손실 함수(loss): 49657.12 tloss: 250.654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20 트레이닝 데이터 정확도: nan 손실 함수(loss): 43007.777 tloss: 222.65366 trate 0</text:p>
          </table:table-cell>
        </table:table-row>
        <table:table-row table:style-name="ro1">
          <table:table-cell office:value-type="string" calcext:value-type="string">
            <text:p>테스트 데이터 정확도: 51.289387 손실 함수(loss): 49850.367 tloss: 252.189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21 트레이닝 데이터 정확도: nan 손실 함수(loss): 43069.305 tloss: 222.24316 trate 0</text:p>
          </table:table-cell>
        </table:table-row>
        <table:table-row table:style-name="ro1">
          <table:table-cell office:value-type="string" calcext:value-type="string">
            <text:p>테스트 데이터 정확도: 51.09237 손실 함수(loss): 48602.836 tloss: 247.2345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22 트레이닝 데이터 정확도: nan 손실 함수(loss): 43166.418 tloss: 223.03839 trate 0</text:p>
          </table:table-cell>
        </table:table-row>
        <table:table-row table:style-name="ro1">
          <table:table-cell office:value-type="string" calcext:value-type="string">
            <text:p>테스트 데이터 정확도: 50.94356 손실 함수(loss): 48705.168 tloss: 249.774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23 트레이닝 데이터 정확도: nan 손실 함수(loss): 43147.17 tloss: 222.60794 trate 0</text:p>
          </table:table-cell>
        </table:table-row>
        <table:table-row table:style-name="ro1">
          <table:table-cell office:value-type="string" calcext:value-type="string">
            <text:p>테스트 데이터 정확도: 51.184513 손실 함수(loss): 48946.863 tloss: 249.029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24 트레이닝 데이터 정확도: nan 손실 함수(loss): 42883.453 tloss: 221.88739 trate 0</text:p>
          </table:table-cell>
        </table:table-row>
        <table:table-row table:style-name="ro1">
          <table:table-cell office:value-type="string" calcext:value-type="string">
            <text:p>테스트 데이터 정확도: 51.03072 손실 함수(loss): 49358.23 tloss: 251.735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25 트레이닝 데이터 정확도: nan 손실 함수(loss): 42901.727 tloss: 221.70035 trate 0</text:p>
          </table:table-cell>
        </table:table-row>
        <table:table-row table:style-name="ro1">
          <table:table-cell office:value-type="string" calcext:value-type="string">
            <text:p>테스트 데이터 정확도: 50.796185 손실 함수(loss): 48111.754 tloss: 247.501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26 트레이닝 데이터 정확도: nan 손실 함수(loss): 42977.11 tloss: 222.38141 trate 0</text:p>
          </table:table-cell>
        </table:table-row>
        <table:table-row table:style-name="ro1">
          <table:table-cell office:value-type="string" calcext:value-type="string">
            <text:p>테스트 데이터 정확도: 51.493885 손실 함수(loss): 48744.37 tloss: 248.329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27 트레이닝 데이터 정확도: nan 손실 함수(loss): 42953.0 tloss: 222.506 trate 0</text:p>
          </table:table-cell>
        </table:table-row>
        <table:table-row table:style-name="ro1">
          <table:table-cell office:value-type="string" calcext:value-type="string">
            <text:p>테스트 데이터 정확도: 51.50013 손실 함수(loss): 48322.316 tloss: 246.5024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28 트레이닝 데이터 정확도: nan 손실 함수(loss): 42927.547 tloss: 222.00047 trate 0</text:p>
          </table:table-cell>
        </table:table-row>
        <table:table-row table:style-name="ro1">
          <table:table-cell office:value-type="string" calcext:value-type="string">
            <text:p>테스트 데이터 정확도: 51.849052 손실 함수(loss): 49512.695 tloss: 250.201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29 트레이닝 데이터 정확도: nan 손실 함수(loss): 43162.74 tloss: 221.93054 trate 0</text:p>
          </table:table-cell>
        </table:table-row>
        <table:table-row table:style-name="ro1">
          <table:table-cell office:value-type="string" calcext:value-type="string">
            <text:p>테스트 데이터 정확도: 50.971474 손실 함수(loss): 48651.457 tloss: 245.653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30 트레이닝 데이터 정확도: nan 손실 함수(loss): 42792.316 tloss: 221.27347 trate 0</text:p>
          </table:table-cell>
        </table:table-row>
        <table:table-row table:style-name="ro1">
          <table:table-cell office:value-type="string" calcext:value-type="string">
            <text:p>테스트 데이터 정확도: 51.13849 손실 함수(loss): 49841.188 tloss: 251.0801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31 트레이닝 데이터 정확도: nan 손실 함수(loss): 42988.63 tloss: 221.88739 trate 0</text:p>
          </table:table-cell>
        </table:table-row>
        <table:table-row table:style-name="ro1">
          <table:table-cell office:value-type="string" calcext:value-type="string">
            <text:p>테스트 데이터 정확도: 51.525196 손실 함수(loss): 48378.957 tloss: 246.598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32 트레이닝 데이터 정확도: nan 손실 함수(loss): 43147.332 tloss: 222.51595 trate 0</text:p>
          </table:table-cell>
        </table:table-row>
        <table:table-row table:style-name="ro1">
          <table:table-cell office:value-type="string" calcext:value-type="string">
            <text:p>테스트 데이터 정확도: 51.01981 손실 함수(loss): 48092.695 tloss: 245.52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33 트레이닝 데이터 정확도: nan 손실 함수(loss): 42920.45 tloss: 222.3679 trate 0</text:p>
          </table:table-cell>
        </table:table-row>
        <table:table-row table:style-name="ro1">
          <table:table-cell office:value-type="string" calcext:value-type="string">
            <text:p>테스트 데이터 정확도: 51.97751 손실 함수(loss): 49125.96 tloss: 248.508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34 트레이닝 데이터 정확도: nan 손실 함수(loss): 42963.836 tloss: 222.496 trate 0</text:p>
          </table:table-cell>
        </table:table-row>
        <table:table-row table:style-name="ro1">
          <table:table-cell office:value-type="string" calcext:value-type="string">
            <text:p>테스트 데이터 정확도: 51.15151 손실 함수(loss): 49018.28 tloss: 247.668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35 트레이닝 데이터 정확도: nan 손실 함수(loss): 42764.586 tloss: 221.65938 trate 0</text:p>
          </table:table-cell>
        </table:table-row>
        <table:table-row table:style-name="ro1">
          <table:table-cell office:value-type="string" calcext:value-type="string">
            <text:p>테스트 데이터 정확도: 51.449562 손실 함수(loss): 49634.367 tloss: 250.101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36 트레이닝 데이터 정확도: nan 손실 함수(loss): 42886.977 tloss: 222.157 trate 0</text:p>
          </table:table-cell>
        </table:table-row>
        <table:table-row table:style-name="ro1">
          <table:table-cell office:value-type="string" calcext:value-type="string">
            <text:p>테스트 데이터 정확도: 51.71622 손실 함수(loss): 48210.645 tloss: 247.058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37 트레이닝 데이터 정확도: nan 손실 함수(loss): 42819.133 tloss: 221.33902 trate 0</text:p>
          </table:table-cell>
        </table:table-row>
        <table:table-row table:style-name="ro1">
          <table:table-cell office:value-type="string" calcext:value-type="string">
            <text:p>테스트 데이터 정확도: 52.155308 손실 함수(loss): 48231.586 tloss: 247.4524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38 트레이닝 데이터 정확도: nan 손실 함수(loss): 42789.465 tloss: 222.1851 trate 0</text:p>
          </table:table-cell>
        </table:table-row>
        <table:table-row table:style-name="ro1">
          <table:table-cell office:value-type="string" calcext:value-type="string">
            <text:p>테스트 데이터 정확도: 51.353218 손실 함수(loss): 49210.145 tloss: 249.043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39 트레이닝 데이터 정확도: nan 손실 함수(loss): 42868.29 tloss: 222.40907 trate 0</text:p>
          </table:table-cell>
        </table:table-row>
        <table:table-row table:style-name="ro1">
          <table:table-cell office:value-type="string" calcext:value-type="string">
            <text:p>테스트 데이터 정확도: 50.98896 손실 함수(loss): 49385.66 tloss: 249.077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40 트레이닝 데이터 정확도: nan 손실 함수(loss): 43102.945 tloss: 222.65984 trate 0</text:p>
          </table:table-cell>
        </table:table-row>
        <table:table-row table:style-name="ro1">
          <table:table-cell office:value-type="string" calcext:value-type="string">
            <text:p>테스트 데이터 정확도: 50.947792 손실 함수(loss): 48494.47 tloss: 246.215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41 트레이닝 데이터 정확도: nan 손실 함수(loss): 42644.77 tloss: 221.95422 trate 0</text:p>
          </table:table-cell>
        </table:table-row>
        <table:table-row table:style-name="ro1">
          <table:table-cell office:value-type="string" calcext:value-type="string">
            <text:p>테스트 데이터 정확도: 51.401157 손실 함수(loss): 49607.918 tloss: 249.875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42 트레이닝 데이터 정확도: nan 손실 함수(loss): 43164.33 tloss: 222.4869 trate 0</text:p>
          </table:table-cell>
        </table:table-row>
        <table:table-row table:style-name="ro1">
          <table:table-cell office:value-type="string" calcext:value-type="string">
            <text:p>테스트 데이터 정확도: 51.601658 손실 함수(loss): 49337.53 tloss: 249.5531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43 트레이닝 데이터 정확도: nan 손실 함수(loss): 42726.117 tloss: 220.85616 trate 0</text:p>
          </table:table-cell>
        </table:table-row>
        <table:table-row table:style-name="ro1">
          <table:table-cell office:value-type="string" calcext:value-type="string">
            <text:p>테스트 데이터 정확도: 50.693207 손실 함수(loss): 49134.098 tloss: 249.486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44 트레이닝 데이터 정확도: nan 손실 함수(loss): 42956.08 tloss: 221.81311 trate 0</text:p>
          </table:table-cell>
        </table:table-row>
        <table:table-row table:style-name="ro1">
          <table:table-cell office:value-type="string" calcext:value-type="string">
            <text:p>테스트 데이터 정확도: 51.316257 손실 함수(loss): 49245.727 tloss: 251.406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45 트레이닝 데이터 정확도: nan 손실 함수(loss): 42918.285 tloss: 222.44443 trate 0</text:p>
          </table:table-cell>
        </table:table-row>
        <table:table-row table:style-name="ro1">
          <table:table-cell office:value-type="string" calcext:value-type="string">
            <text:p>테스트 데이터 정확도: 51.349297 손실 함수(loss): 50342.332 tloss: 254.09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46 트레이닝 데이터 정확도: nan 손실 함수(loss): 42917.527 tloss: 222.38266 trate 0</text:p>
          </table:table-cell>
        </table:table-row>
        <table:table-row table:style-name="ro1">
          <table:table-cell office:value-type="string" calcext:value-type="string">
            <text:p>테스트 데이터 정확도: 50.837273 손실 함수(loss): 48797.105 tloss: 246.2490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47 트레이닝 데이터 정확도: nan 손실 함수(loss): 42926.55 tloss: 222.2985 trate 0</text:p>
          </table:table-cell>
        </table:table-row>
        <table:table-row table:style-name="ro1">
          <table:table-cell office:value-type="string" calcext:value-type="string">
            <text:p>테스트 데이터 정확도: 52.02505 손실 함수(loss): 49235.88 tloss: 250.196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48 트레이닝 데이터 정확도: nan 손실 함수(loss): 43169.637 tloss: 223.51508 trate 0</text:p>
          </table:table-cell>
        </table:table-row>
        <table:table-row table:style-name="ro1">
          <table:table-cell office:value-type="string" calcext:value-type="string">
            <text:p>테스트 데이터 정확도: 51.90671 손실 함수(loss): 48754.227 tloss: 246.635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49 트레이닝 데이터 정확도: nan 손실 함수(loss): 42480.27 tloss: 221.9049 trate 0</text:p>
          </table:table-cell>
        </table:table-row>
        <table:table-row table:style-name="ro1">
          <table:table-cell office:value-type="string" calcext:value-type="string">
            <text:p>테스트 데이터 정확도: 51.395725 손실 함수(loss): 49066.668 tloss: 247.1330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50 트레이닝 데이터 정확도: nan 손실 함수(loss): 43137.44 tloss: 222.4926 trate 0</text:p>
          </table:table-cell>
        </table:table-row>
        <table:table-row table:style-name="ro1">
          <table:table-cell office:value-type="string" calcext:value-type="string">
            <text:p>테스트 데이터 정확도: 51.5713 손실 함수(loss): 48114.586 tloss: 247.94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51 트레이닝 데이터 정확도: nan 손실 함수(loss): 42943.805 tloss: 223.11847 trate 0</text:p>
          </table:table-cell>
        </table:table-row>
        <table:table-row table:style-name="ro1">
          <table:table-cell office:value-type="string" calcext:value-type="string">
            <text:p>테스트 데이터 정확도: 51.24593 손실 함수(loss): 49025.773 tloss: 251.656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52 트레이닝 데이터 정확도: nan 손실 함수(loss): 42637.426 tloss: 222.38054 trate 0</text:p>
          </table:table-cell>
        </table:table-row>
        <table:table-row table:style-name="ro1">
          <table:table-cell office:value-type="string" calcext:value-type="string">
            <text:p>테스트 데이터 정확도: 51.284115 손실 함수(loss): 49599.387 tloss: 249.416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53 트레이닝 데이터 정확도: nan 손실 함수(loss): 42445.13 tloss: 222.11705 trate 0</text:p>
          </table:table-cell>
        </table:table-row>
        <table:table-row table:style-name="ro1">
          <table:table-cell office:value-type="string" calcext:value-type="string">
            <text:p>테스트 데이터 정확도: 50.96609 손실 함수(loss): 48873.418 tloss: 250.198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54 트레이닝 데이터 정확도: nan 손실 함수(loss): 42857.418 tloss: 222.60686 trate 0</text:p>
          </table:table-cell>
        </table:table-row>
        <table:table-row table:style-name="ro1">
          <table:table-cell office:value-type="string" calcext:value-type="string">
            <text:p>테스트 데이터 정확도: 51.444935 손실 함수(loss): 48623.76 tloss: 249.1004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55 트레이닝 데이터 정확도: nan 손실 함수(loss): 42871.555 tloss: 222.14043 trate 0</text:p>
          </table:table-cell>
        </table:table-row>
        <table:table-row table:style-name="ro1">
          <table:table-cell office:value-type="string" calcext:value-type="string">
            <text:p>테스트 데이터 정확도: 51.18005 손실 함수(loss): 48421.973 tloss: 247.38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56 트레이닝 데이터 정확도: nan 손실 함수(loss): 42800.89 tloss: 221.5449 trate 0</text:p>
          </table:table-cell>
        </table:table-row>
        <table:table-row table:style-name="ro1">
          <table:table-cell office:value-type="string" calcext:value-type="string">
            <text:p>테스트 데이터 정확도: 51.189842 손실 함수(loss): 48882.332 tloss: 247.935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57 트레이닝 데이터 정확도: nan 손실 함수(loss): 43012.047 tloss: 222.4339 trate 0</text:p>
          </table:table-cell>
        </table:table-row>
        <table:table-row table:style-name="ro1">
          <table:table-cell office:value-type="string" calcext:value-type="string">
            <text:p>테스트 데이터 정확도: 51.74885 손실 함수(loss): 49242.594 tloss: 250.346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58 트레이닝 데이터 정확도: nan 손실 함수(loss): 43006.97 tloss: 223.01208 trate 0</text:p>
          </table:table-cell>
        </table:table-row>
        <table:table-row table:style-name="ro1">
          <table:table-cell office:value-type="string" calcext:value-type="string">
            <text:p>테스트 데이터 정확도: 50.927197 손실 함수(loss): 47926.9 tloss: 245.9378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59 트레이닝 데이터 정확도: nan 손실 함수(loss): 42733.816 tloss: 222.32625 trate 0</text:p>
          </table:table-cell>
        </table:table-row>
        <table:table-row table:style-name="ro1">
          <table:table-cell office:value-type="string" calcext:value-type="string">
            <text:p>테스트 데이터 정확도: 51.305645 손실 함수(loss): 49242.742 tloss: 249.868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60 트레이닝 데이터 정확도: nan 손실 함수(loss): 42992.527 tloss: 222.09482 trate 0</text:p>
          </table:table-cell>
        </table:table-row>
        <table:table-row table:style-name="ro1">
          <table:table-cell office:value-type="string" calcext:value-type="string">
            <text:p>테스트 데이터 정확도: 50.815243 손실 함수(loss): 48633.105 tloss: 248.932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61 트레이닝 데이터 정확도: nan 손실 함수(loss): 42746.004 tloss: 221.68364 trate 0</text:p>
          </table:table-cell>
        </table:table-row>
        <table:table-row table:style-name="ro1">
          <table:table-cell office:value-type="string" calcext:value-type="string">
            <text:p>테스트 데이터 정확도: 51.628246 손실 함수(loss): 48689.695 tloss: 247.147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62 트레이닝 데이터 정확도: nan 손실 함수(loss): 42993.42 tloss: 222.06706 trate 0</text:p>
          </table:table-cell>
        </table:table-row>
        <table:table-row table:style-name="ro1">
          <table:table-cell office:value-type="string" calcext:value-type="string">
            <text:p>테스트 데이터 정확도: 50.56161 손실 함수(loss): 48007.438 tloss: 245.653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63 트레이닝 데이터 정확도: nan 손실 함수(loss): 43171.227 tloss: 222.92987 trate 0</text:p>
          </table:table-cell>
        </table:table-row>
        <table:table-row table:style-name="ro1">
          <table:table-cell office:value-type="string" calcext:value-type="string">
            <text:p>테스트 데이터 정확도: 51.414753 손실 함수(loss): 48865.97 tloss: 246.782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64 트레이닝 데이터 정확도: nan 손실 함수(loss): 42749.54 tloss: 221.26453 trate 0</text:p>
          </table:table-cell>
        </table:table-row>
        <table:table-row table:style-name="ro1">
          <table:table-cell office:value-type="string" calcext:value-type="string">
            <text:p>테스트 데이터 정확도: 51.193127 손실 함수(loss): 49230.91 tloss: 250.456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65 트레이닝 데이터 정확도: nan 손실 함수(loss): 42854.305 tloss: 222.27547 trate 0</text:p>
          </table:table-cell>
        </table:table-row>
        <table:table-row table:style-name="ro1">
          <table:table-cell office:value-type="string" calcext:value-type="string">
            <text:p>테스트 데이터 정확도: 51.39134 손실 함수(loss): 48271.598 tloss: 247.896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66 트레이닝 데이터 정확도: nan 손실 함수(loss): 42725.277 tloss: 221.81105 trate 0</text:p>
          </table:table-cell>
        </table:table-row>
        <table:table-row table:style-name="ro1">
          <table:table-cell office:value-type="string" calcext:value-type="string">
            <text:p>테스트 데이터 정확도: 51.576717 손실 함수(loss): 49494.754 tloss: 250.033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67 트레이닝 데이터 정확도: nan 손실 함수(loss): 42588.496 tloss: 221.91438 trate 0</text:p>
          </table:table-cell>
        </table:table-row>
        <table:table-row table:style-name="ro1">
          <table:table-cell office:value-type="string" calcext:value-type="string">
            <text:p>테스트 데이터 정확도: 51.764366 손실 함수(loss): 49467.934 tloss: 253.1827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68 트레이닝 데이터 정확도: nan 손실 함수(loss): 42745.61 tloss: 221.4984 trate 0</text:p>
          </table:table-cell>
        </table:table-row>
        <table:table-row table:style-name="ro1">
          <table:table-cell office:value-type="string" calcext:value-type="string">
            <text:p>테스트 데이터 정확도: 51.63578 손실 함수(loss): 49520.863 tloss: 248.926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69 트레이닝 데이터 정확도: nan 손실 함수(loss): 42820.81 tloss: 222.44237 trate 0</text:p>
          </table:table-cell>
        </table:table-row>
        <table:table-row table:style-name="ro1">
          <table:table-cell office:value-type="string" calcext:value-type="string">
            <text:p>테스트 데이터 정확도: 51.950405 손실 함수(loss): 49514.438 tloss: 251.083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70 트레이닝 데이터 정확도: nan 손실 함수(loss): 42973.95 tloss: 222.42654 trate 0</text:p>
          </table:table-cell>
        </table:table-row>
        <table:table-row table:style-name="ro1">
          <table:table-cell office:value-type="string" calcext:value-type="string">
            <text:p>테스트 데이터 정확도: 51.703617 손실 함수(loss): 49432.77 tloss: 250.150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71 트레이닝 데이터 정확도: nan 손실 함수(loss): 42592.297 tloss: 221.53801 trate 0</text:p>
          </table:table-cell>
        </table:table-row>
        <table:table-row table:style-name="ro1">
          <table:table-cell office:value-type="string" calcext:value-type="string">
            <text:p>테스트 데이터 정확도: 50.952354 손실 함수(loss): 48719.49 tloss: 247.813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72 트레이닝 데이터 정확도: nan 손실 함수(loss): 42790.062 tloss: 221.51027 trate 0</text:p>
          </table:table-cell>
        </table:table-row>
        <table:table-row table:style-name="ro1">
          <table:table-cell office:value-type="string" calcext:value-type="string">
            <text:p>테스트 데이터 정확도: 51.28062 손실 함수(loss): 48451.785 tloss: 247.337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73 트레이닝 데이터 정확도: nan 손실 함수(loss): 42854.8 tloss: 222.36592 trate 0</text:p>
          </table:table-cell>
        </table:table-row>
        <table:table-row table:style-name="ro1">
          <table:table-cell office:value-type="string" calcext:value-type="string">
            <text:p>테스트 데이터 정확도: 50.550808 손실 함수(loss): 48959.562 tloss: 247.881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74 트레이닝 데이터 정확도: nan 손실 함수(loss): 43208.824 tloss: 222.55579 trate 0</text:p>
          </table:table-cell>
        </table:table-row>
        <table:table-row table:style-name="ro1">
          <table:table-cell office:value-type="string" calcext:value-type="string">
            <text:p>테스트 데이터 정확도: 51.50361 손실 함수(loss): 48278.773 tloss: 245.046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75 트레이닝 데이터 정확도: nan 손실 함수(loss): 43056.45 tloss: 223.34808 trate 0</text:p>
          </table:table-cell>
        </table:table-row>
        <table:table-row table:style-name="ro1">
          <table:table-cell office:value-type="string" calcext:value-type="string">
            <text:p>테스트 데이터 정확도: 51.467304 손실 함수(loss): 49255.633 tloss: 248.587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76 트레이닝 데이터 정확도: nan 손실 함수(loss): 42528.273 tloss: 221.27597 trate 0</text:p>
          </table:table-cell>
        </table:table-row>
        <table:table-row table:style-name="ro1">
          <table:table-cell office:value-type="string" calcext:value-type="string">
            <text:p>테스트 데이터 정확도: 51.358437 손실 함수(loss): 49321.6 tloss: 249.335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77 트레이닝 데이터 정확도: nan 손실 함수(loss): 42651.918 tloss: 220.82967 trate 0</text:p>
          </table:table-cell>
        </table:table-row>
        <table:table-row table:style-name="ro1">
          <table:table-cell office:value-type="string" calcext:value-type="string">
            <text:p>테스트 데이터 정확도: 50.67981 손실 함수(loss): 48848.7 tloss: 248.07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78 트레이닝 데이터 정확도: nan 손실 함수(loss): 42433.1 tloss: 220.51726 trate 0</text:p>
          </table:table-cell>
        </table:table-row>
        <table:table-row table:style-name="ro1">
          <table:table-cell office:value-type="string" calcext:value-type="string">
            <text:p>테스트 데이터 정확도: 51.687824 손실 함수(loss): 49033.715 tloss: 249.8288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79 트레이닝 데이터 정확도: nan 손실 함수(loss): 42826.816 tloss: 221.99744 trate 0</text:p>
          </table:table-cell>
        </table:table-row>
        <table:table-row table:style-name="ro1">
          <table:table-cell office:value-type="string" calcext:value-type="string">
            <text:p>테스트 데이터 정확도: 51.206787 손실 함수(loss): 48688.598 tloss: 249.185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80 트레이닝 데이터 정확도: nan 손실 함수(loss): 42897.613 tloss: 221.83087 trate 0</text:p>
          </table:table-cell>
        </table:table-row>
        <table:table-row table:style-name="ro1">
          <table:table-cell office:value-type="string" calcext:value-type="string">
            <text:p>테스트 데이터 정확도: 51.420235 손실 함수(loss): 49079.598 tloss: 247.589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81 트레이닝 데이터 정확도: nan 손실 함수(loss): 42804.41 tloss: 222.97495 trate 0</text:p>
          </table:table-cell>
        </table:table-row>
        <table:table-row table:style-name="ro1">
          <table:table-cell office:value-type="string" calcext:value-type="string">
            <text:p>테스트 데이터 정확도: 51.689262 손실 함수(loss): 49311.05 tloss: 251.269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82 트레이닝 데이터 정확도: nan 손실 함수(loss): 43057.42 tloss: 221.91927 trate 0</text:p>
          </table:table-cell>
        </table:table-row>
        <table:table-row table:style-name="ro1">
          <table:table-cell office:value-type="string" calcext:value-type="string">
            <text:p>테스트 데이터 정확도: 51.332592 손실 함수(loss): 47993.7 tloss: 247.2947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83 트레이닝 데이터 정확도: nan 손실 함수(loss): 42984.773 tloss: 222.05428 trate 0</text:p>
          </table:table-cell>
        </table:table-row>
        <table:table-row table:style-name="ro1">
          <table:table-cell office:value-type="string" calcext:value-type="string">
            <text:p>테스트 데이터 정확도: 51.127476 손실 함수(loss): 49447.93 tloss: 250.768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84 트레이닝 데이터 정확도: nan 손실 함수(loss): 42585.08 tloss: 220.92285 trate 0</text:p>
          </table:table-cell>
        </table:table-row>
        <table:table-row table:style-name="ro1">
          <table:table-cell office:value-type="string" calcext:value-type="string">
            <text:p>테스트 데이터 정확도: 51.1054 손실 함수(loss): 49056.496 tloss: 250.03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85 트레이닝 데이터 정확도: nan 손실 함수(loss): 42627.527 tloss: 221.48178 trate 0</text:p>
          </table:table-cell>
        </table:table-row>
        <table:table-row table:style-name="ro1">
          <table:table-cell office:value-type="string" calcext:value-type="string">
            <text:p>테스트 데이터 정확도: 51.060917 손실 함수(loss): 49476.04 tloss: 250.9316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86 트레이닝 데이터 정확도: nan 손실 함수(loss): 42788.79 tloss: 221.08365 trate 0</text:p>
          </table:table-cell>
        </table:table-row>
        <table:table-row table:style-name="ro1">
          <table:table-cell office:value-type="string" calcext:value-type="string">
            <text:p>테스트 데이터 정확도: 51.029762 손실 함수(loss): 49078.426 tloss: 248.632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87 트레이닝 데이터 정확도: nan 손실 함수(loss): 42842.195 tloss: 222.09927 trate 0</text:p>
          </table:table-cell>
        </table:table-row>
        <table:table-row table:style-name="ro1">
          <table:table-cell office:value-type="string" calcext:value-type="string">
            <text:p>테스트 데이터 정확도: 51.405266 손실 함수(loss): 49070.137 tloss: 248.337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88 트레이닝 데이터 정확도: nan 손실 함수(loss): 42937.66 tloss: 223.08138 trate 0</text:p>
          </table:table-cell>
        </table:table-row>
        <table:table-row table:style-name="ro1">
          <table:table-cell office:value-type="string" calcext:value-type="string">
            <text:p>테스트 데이터 정확도: 51.312225 손실 함수(loss): 48637.81 tloss: 249.571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89 트레이닝 데이터 정확도: nan 손실 함수(loss): 42413.918 tloss: 221.20122 trate 0</text:p>
          </table:table-cell>
        </table:table-row>
        <table:table-row table:style-name="ro1">
          <table:table-cell office:value-type="string" calcext:value-type="string">
            <text:p>테스트 데이터 정확도: 51.995422 손실 함수(loss): 49192.4 tloss: 249.568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90 트레이닝 데이터 정확도: nan 손실 함수(loss): 42734.324 tloss: 221.76526 trate 0</text:p>
          </table:table-cell>
        </table:table-row>
        <table:table-row table:style-name="ro1">
          <table:table-cell office:value-type="string" calcext:value-type="string">
            <text:p>테스트 데이터 정확도: 51.511272 손실 함수(loss): 48651.152 tloss: 248.190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91 트레이닝 데이터 정확도: nan 손실 함수(loss): 42952.16 tloss: 222.52312 trate 0</text:p>
          </table:table-cell>
        </table:table-row>
        <table:table-row table:style-name="ro1">
          <table:table-cell office:value-type="string" calcext:value-type="string">
            <text:p>테스트 데이터 정확도: 51.646275 손실 함수(loss): 49244.812 tloss: 250.098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92 트레이닝 데이터 정확도: nan 손실 함수(loss): 42939.195 tloss: 222.17769 trate 0</text:p>
          </table:table-cell>
        </table:table-row>
        <table:table-row table:style-name="ro1">
          <table:table-cell office:value-type="string" calcext:value-type="string">
            <text:p>테스트 데이터 정확도: 51.31946 손실 함수(loss): 48711.81 tloss: 247.282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93 트레이닝 데이터 정확도: nan 손실 함수(loss): 43132.617 tloss: 223.45454 trate 0</text:p>
          </table:table-cell>
        </table:table-row>
        <table:table-row table:style-name="ro1">
          <table:table-cell office:value-type="string" calcext:value-type="string">
            <text:p>테스트 데이터 정확도: 51.21264 손실 함수(loss): 49849.492 tloss: 252.32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94 트레이닝 데이터 정확도: nan 손실 함수(loss): 42622.81 tloss: 221.2165 trate 0</text:p>
          </table:table-cell>
        </table:table-row>
        <table:table-row table:style-name="ro1">
          <table:table-cell office:value-type="string" calcext:value-type="string">
            <text:p>테스트 데이터 정확도: 51.6196 손실 함수(loss): 48938.777 tloss: 248.7290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95 트레이닝 데이터 정확도: nan 손실 함수(loss): 42589.39 tloss: 220.9383 trate 0</text:p>
          </table:table-cell>
        </table:table-row>
        <table:table-row table:style-name="ro1">
          <table:table-cell office:value-type="string" calcext:value-type="string">
            <text:p>테스트 데이터 정확도: 51.228046 손실 함수(loss): 48448.695 tloss: 247.716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96 트레이닝 데이터 정확도: nan 손실 함수(loss): 42774.535 tloss: 222.66145 trate 0</text:p>
          </table:table-cell>
        </table:table-row>
        <table:table-row table:style-name="ro1">
          <table:table-cell office:value-type="string" calcext:value-type="string">
            <text:p>테스트 데이터 정확도: 51.560455 손실 함수(loss): 48706.48 tloss: 248.703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97 트레이닝 데이터 정확도: nan 손실 함수(loss): 42922.78 tloss: 222.70914 trate 0</text:p>
          </table:table-cell>
        </table:table-row>
        <table:table-row table:style-name="ro1">
          <table:table-cell office:value-type="string" calcext:value-type="string">
            <text:p>테스트 데이터 정확도: 50.63897 손실 함수(loss): 48335.168 tloss: 244.438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98 트레이닝 데이터 정확도: nan 손실 함수(loss): 42571.676 tloss: 221.00679 trate 0</text:p>
          </table:table-cell>
        </table:table-row>
        <table:table-row table:style-name="ro1">
          <table:table-cell office:value-type="string" calcext:value-type="string">
            <text:p>테스트 데이터 정확도: 51.33678 손실 함수(loss): 48869.066 tloss: 247.538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599 트레이닝 데이터 정확도: nan 손실 함수(loss): 42749.418 tloss: 221.62221 trate 0</text:p>
          </table:table-cell>
        </table:table-row>
        <table:table-row table:style-name="ro1">
          <table:table-cell office:value-type="string" calcext:value-type="string">
            <text:p>테스트 데이터 정확도: 51.532818 손실 함수(loss): 49538.438 tloss: 250.709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00 트레이닝 데이터 정확도: nan 손실 함수(loss): 42750.49 tloss: 221.5155 trate 0</text:p>
          </table:table-cell>
        </table:table-row>
        <table:table-row table:style-name="ro1">
          <table:table-cell office:value-type="string" calcext:value-type="string">
            <text:p>테스트 데이터 정확도: 51.237583 손실 함수(loss): 50232.043 tloss: 251.871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01 트레이닝 데이터 정확도: nan 손실 함수(loss): 42650.074 tloss: 221.30316 trate 0</text:p>
          </table:table-cell>
        </table:table-row>
        <table:table-row table:style-name="ro1">
          <table:table-cell office:value-type="string" calcext:value-type="string">
            <text:p>테스트 데이터 정확도: 51.387886 손실 함수(loss): 49547.695 tloss: 250.215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02 트레이닝 데이터 정확도: nan 손실 함수(loss): 42952.36 tloss: 221.90268 trate 0</text:p>
          </table:table-cell>
        </table:table-row>
        <table:table-row table:style-name="ro1">
          <table:table-cell office:value-type="string" calcext:value-type="string">
            <text:p>테스트 데이터 정확도: 51.508488 손실 함수(loss): 48374.406 tloss: 245.806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03 트레이닝 데이터 정확도: nan 손실 함수(loss): 42587.562 tloss: 221.8723 trate 0</text:p>
          </table:table-cell>
        </table:table-row>
        <table:table-row table:style-name="ro1">
          <table:table-cell office:value-type="string" calcext:value-type="string">
            <text:p>테스트 데이터 정확도: 51.43027 손실 함수(loss): 49653.848 tloss: 249.6591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04 트레이닝 데이터 정확도: nan 손실 함수(loss): 42502.777 tloss: 221.12868 trate 0</text:p>
          </table:table-cell>
        </table:table-row>
        <table:table-row table:style-name="ro1">
          <table:table-cell office:value-type="string" calcext:value-type="string">
            <text:p>테스트 데이터 정확도: 51.73678 손실 함수(loss): 48148.414 tloss: 248.1658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05 트레이닝 데이터 정확도: nan 손실 함수(loss): 42999.5 tloss: 222.28584 trate 0</text:p>
          </table:table-cell>
        </table:table-row>
        <table:table-row table:style-name="ro1">
          <table:table-cell office:value-type="string" calcext:value-type="string">
            <text:p>테스트 데이터 정확도: 50.993046 손실 함수(loss): 49372.26 tloss: 249.1084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06 트레이닝 데이터 정확도: nan 손실 함수(loss): 42545.918 tloss: 221.44354 trate 0</text:p>
          </table:table-cell>
        </table:table-row>
        <table:table-row table:style-name="ro1">
          <table:table-cell office:value-type="string" calcext:value-type="string">
            <text:p>테스트 데이터 정확도: 51.08578 손실 함수(loss): 49290.4 tloss: 248.8290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07 트레이닝 데이터 정확도: nan 손실 함수(loss): 42908.742 tloss: 221.97768 trate 0</text:p>
          </table:table-cell>
        </table:table-row>
        <table:table-row table:style-name="ro1">
          <table:table-cell office:value-type="string" calcext:value-type="string">
            <text:p>테스트 데이터 정확도: 50.618935 손실 함수(loss): 48924.7 tloss: 246.691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08 트레이닝 데이터 정확도: nan 손실 함수(loss): 42897.34 tloss: 221.3125 trate 0</text:p>
          </table:table-cell>
        </table:table-row>
        <table:table-row table:style-name="ro1">
          <table:table-cell office:value-type="string" calcext:value-type="string">
            <text:p>테스트 데이터 정확도: 51.25282 손실 함수(loss): 48740.617 tloss: 248.4007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09 트레이닝 데이터 정확도: nan 손실 함수(loss): 42490.78 tloss: 220.4716 trate 0</text:p>
          </table:table-cell>
        </table:table-row>
        <table:table-row table:style-name="ro1">
          <table:table-cell office:value-type="string" calcext:value-type="string">
            <text:p>테스트 데이터 정확도: 51.123753 손실 함수(loss): 49398.465 tloss: 250.0268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10 트레이닝 데이터 정확도: nan 손실 함수(loss): 42665.95 tloss: 221.38757 trate 0</text:p>
          </table:table-cell>
        </table:table-row>
        <table:table-row table:style-name="ro1">
          <table:table-cell office:value-type="string" calcext:value-type="string">
            <text:p>테스트 데이터 정확도: 52.462177 손실 함수(loss): 49210.652 tloss: 248.344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11 트레이닝 데이터 정확도: nan 손실 함수(loss): 42689.742 tloss: 221.67244 trate 0</text:p>
          </table:table-cell>
        </table:table-row>
        <table:table-row table:style-name="ro1">
          <table:table-cell office:value-type="string" calcext:value-type="string">
            <text:p>테스트 데이터 정확도: 50.674305 손실 함수(loss): 48773.24 tloss: 247.876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12 트레이닝 데이터 정확도: nan 손실 함수(loss): 42554.7 tloss: 221.29254 trate 0</text:p>
          </table:table-cell>
        </table:table-row>
        <table:table-row table:style-name="ro1">
          <table:table-cell office:value-type="string" calcext:value-type="string">
            <text:p>테스트 데이터 정확도: 51.07011 손실 함수(loss): 49872.863 tloss: 252.998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13 트레이닝 데이터 정확도: nan 손실 함수(loss): 43126.8 tloss: 223.29247 trate 0</text:p>
          </table:table-cell>
        </table:table-row>
        <table:table-row table:style-name="ro1">
          <table:table-cell office:value-type="string" calcext:value-type="string">
            <text:p>테스트 데이터 정확도: 51.030003 손실 함수(loss): 49258.848 tloss: 249.9979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14 트레이닝 데이터 정확도: nan 손실 함수(loss): 42481.746 tloss: 221.2187 trate 0</text:p>
          </table:table-cell>
        </table:table-row>
        <table:table-row table:style-name="ro1">
          <table:table-cell office:value-type="string" calcext:value-type="string">
            <text:p>테스트 데이터 정확도: 50.68634 손실 함수(loss): 49539.51 tloss: 251.7623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15 트레이닝 데이터 정확도: nan 손실 함수(loss): 43077.85 tloss: 223.26454 trate 0</text:p>
          </table:table-cell>
        </table:table-row>
        <table:table-row table:style-name="ro1">
          <table:table-cell office:value-type="string" calcext:value-type="string">
            <text:p>테스트 데이터 정확도: 50.94266 손실 함수(loss): 48742.344 tloss: 248.7217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16 트레이닝 데이터 정확도: nan 손실 함수(loss): 42864.48 tloss: 222.16287 trate 0</text:p>
          </table:table-cell>
        </table:table-row>
        <table:table-row table:style-name="ro1">
          <table:table-cell office:value-type="string" calcext:value-type="string">
            <text:p>테스트 데이터 정확도: 51.681507 손실 함수(loss): 47989.48 tloss: 245.002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17 트레이닝 데이터 정확도: nan 손실 함수(loss): 42748.938 tloss: 222.25314 trate 0</text:p>
          </table:table-cell>
        </table:table-row>
        <table:table-row table:style-name="ro1">
          <table:table-cell office:value-type="string" calcext:value-type="string">
            <text:p>테스트 데이터 정확도: 51.549976 손실 함수(loss): 49498.207 tloss: 249.3996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18 트레이닝 데이터 정확도: nan 손실 함수(loss): 42520.688 tloss: 221.52939 trate 0</text:p>
          </table:table-cell>
        </table:table-row>
        <table:table-row table:style-name="ro1">
          <table:table-cell office:value-type="string" calcext:value-type="string">
            <text:p>테스트 데이터 정확도: 50.95524 손실 함수(loss): 49301.375 tloss: 249.38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19 트레이닝 데이터 정확도: nan 손실 함수(loss): 42484.582 tloss: 221.43727 trate 0</text:p>
          </table:table-cell>
        </table:table-row>
        <table:table-row table:style-name="ro1">
          <table:table-cell office:value-type="string" calcext:value-type="string">
            <text:p>테스트 데이터 정확도: 51.30794 손실 함수(loss): 48179.96 tloss: 248.2181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20 트레이닝 데이터 정확도: nan 손실 함수(loss): 42793.094 tloss: 221.92285 trate 0</text:p>
          </table:table-cell>
        </table:table-row>
        <table:table-row table:style-name="ro1">
          <table:table-cell office:value-type="string" calcext:value-type="string">
            <text:p>테스트 데이터 정확도: 51.05636 손실 함수(loss): 49120.555 tloss: 248.300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21 트레이닝 데이터 정확도: nan 손실 함수(loss): 42317.14 tloss: 220.41989 trate 0</text:p>
          </table:table-cell>
        </table:table-row>
        <table:table-row table:style-name="ro1">
          <table:table-cell office:value-type="string" calcext:value-type="string">
            <text:p>테스트 데이터 정확도: 51.279747 손실 함수(loss): 49240.207 tloss: 249.5735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22 트레이닝 데이터 정확도: nan 손실 함수(loss): 42680.867 tloss: 221.30212 trate 0</text:p>
          </table:table-cell>
        </table:table-row>
        <table:table-row table:style-name="ro1">
          <table:table-cell office:value-type="string" calcext:value-type="string">
            <text:p>테스트 데이터 정확도: 51.46106 손실 함수(loss): 48141.69 tloss: 247.265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23 트레이닝 데이터 정확도: nan 손실 함수(loss): 42819.95 tloss: 222.23775 trate 0</text:p>
          </table:table-cell>
        </table:table-row>
        <table:table-row table:style-name="ro1">
          <table:table-cell office:value-type="string" calcext:value-type="string">
            <text:p>테스트 데이터 정확도: 50.18266 손실 함수(loss): 49180.504 tloss: 246.6226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24 트레이닝 데이터 정확도: nan 손실 함수(loss): 42614.887 tloss: 221.99617 trate 0</text:p>
          </table:table-cell>
        </table:table-row>
        <table:table-row table:style-name="ro1">
          <table:table-cell office:value-type="string" calcext:value-type="string">
            <text:p>테스트 데이터 정확도: 50.580376 손실 함수(loss): 48347.945 tloss: 247.967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25 트레이닝 데이터 정확도: nan 손실 함수(loss): 42667.75 tloss: 221.61935 trate 0</text:p>
          </table:table-cell>
        </table:table-row>
        <table:table-row table:style-name="ro1">
          <table:table-cell office:value-type="string" calcext:value-type="string">
            <text:p>테스트 데이터 정확도: 51.524395 손실 함수(loss): 50288.375 tloss: 250.8129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26 트레이닝 데이터 정확도: nan 손실 함수(loss): 42911.074 tloss: 222.39536 trate 0</text:p>
          </table:table-cell>
        </table:table-row>
        <table:table-row table:style-name="ro1">
          <table:table-cell office:value-type="string" calcext:value-type="string">
            <text:p>테스트 데이터 정확도: 51.3315 손실 함수(loss): 49049.215 tloss: 249.699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27 트레이닝 데이터 정확도: nan 손실 함수(loss): 42613.105 tloss: 221.02412 trate 0</text:p>
          </table:table-cell>
        </table:table-row>
        <table:table-row table:style-name="ro1">
          <table:table-cell office:value-type="string" calcext:value-type="string">
            <text:p>테스트 데이터 정확도: 51.68613 손실 함수(loss): 48473.773 tloss: 248.3045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28 트레이닝 데이터 정확도: nan 손실 함수(loss): 42819.215 tloss: 221.51901 trate 0</text:p>
          </table:table-cell>
        </table:table-row>
        <table:table-row table:style-name="ro1">
          <table:table-cell office:value-type="string" calcext:value-type="string">
            <text:p>테스트 데이터 정확도: 50.97775 손실 함수(loss): 49276.156 tloss: 250.20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29 트레이닝 데이터 정확도: nan 손실 함수(loss): 42633.055 tloss: 221.74617 trate 0</text:p>
          </table:table-cell>
        </table:table-row>
        <table:table-row table:style-name="ro1">
          <table:table-cell office:value-type="string" calcext:value-type="string">
            <text:p>테스트 데이터 정확도: 50.82409 손실 함수(loss): 49071.844 tloss: 249.5726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30 트레이닝 데이터 정확도: nan 손실 함수(loss): 42680.242 tloss: 221.86168 trate 0</text:p>
          </table:table-cell>
        </table:table-row>
        <table:table-row table:style-name="ro1">
          <table:table-cell office:value-type="string" calcext:value-type="string">
            <text:p>테스트 데이터 정확도: 51.19293 손실 함수(loss): 50064.098 tloss: 250.7309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반복(Epoch): 3631 트레이닝 데이터 정확도: nan 손실 함수(loss): 42642.426 tloss: 221.81306 trate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9:36:30.860082962</meta:creation-date>
    <dc:date>2018-07-23T19:42:58.005522724</dc:date>
    <meta:editing-duration>PT6M29S</meta:editing-duration>
    <meta:editing-cycles>1</meta:editing-cycles>
    <meta:document-statistic meta:table-count="1" meta:cell-count="7284" meta:object-count="0"/>
    <meta:generator>LibreOffice/5.1.6.2$Linux_X86_64 LibreOffice_project/10m0$Build-2</meta:generator>
  </office:meta>
</office:document-meta>
</file>